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1.14pt"/>
    </style:style>
    <style:style style:name="co3" style:family="table-column">
      <style:table-column-properties fo:break-before="auto" style:column-width="46.15pt"/>
    </style:style>
    <style:style style:name="co4" style:family="table-column">
      <style:table-column-properties fo:break-before="auto" style:column-width="76.14pt"/>
    </style:style>
    <style:style style:name="co5" style:family="table-column">
      <style:table-column-properties fo:break-before="auto" style:column-width="37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mins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table:style-name="ce1" office:value-type="string" calcext:value-type="string">
            <text:p>Prec.</text:p>
          </table:table-cell>
          <table:table-cell table:style-name="ce3" office:value-type="string" calcext:value-type="string">
            <text:p>Rec.</text:p>
          </table:table-cell>
          <table:table-cell table:style-name="ce5" office:value-type="string" calcext:value-type="string">
            <text:p>F1</text:p>
          </table:table-cell>
        </table:table-row>
        <table:table-row table:style-name="ro1">
          <table:table-cell table:formula="of:=MIN([$optimize_tfidf_split0_level2.A2];[$optimize_tfidf_split1_level2.A2];[$optimize_tfidf_split2_level2.A2];[$optimize_tfidf_split3_level2.A2];[$optimize_tfidf_split4_level2.A2];[$optimize_tfidf_split5_level2.A2];[$optimize_tfidf_split6_level2.A2];[$optimize_tfidf_split7_level2.A2];[$optimize_tfidf_split8_level2.A2];[$optimize_tfidf_split9_level2.A2])" office:value-type="float" office:value="1" calcext:value-type="float">
            <text:p>1</text:p>
          </table:table-cell>
          <table:table-cell table:formula="of:=MIN([$optimize_tfidf_split0_level2.B2];[$optimize_tfidf_split1_level2.B2];[$optimize_tfidf_split2_level2.B2];[$optimize_tfidf_split3_level2.B2];[$optimize_tfidf_split4_level2.B2];[$optimize_tfidf_split5_level2.B2];[$optimize_tfidf_split6_level2.B2];[$optimize_tfidf_split7_level2.B2];[$optimize_tfidf_split8_level2.B2];[$optimize_tfidf_split9_level2.B2])" office:value-type="float" office:value="0" calcext:value-type="float">
            <text:p>0</text:p>
          </table:table-cell>
          <table:table-cell table:formula="of:=MIN([$optimize_tfidf_split0_level2.C2];[$optimize_tfidf_split1_level2.C2];[$optimize_tfidf_split2_level2.C2];[$optimize_tfidf_split3_level2.C2];[$optimize_tfidf_split4_level2.C2];[$optimize_tfidf_split5_level2.C2];[$optimize_tfidf_split6_level2.C2];[$optimize_tfidf_split7_level2.C2];[$optimize_tfidf_split8_level2.C2];[$optimize_tfidf_split9_level2.C2])" office:value-type="float" office:value="0.4307" calcext:value-type="float">
            <text:p>0.4307</text:p>
          </table:table-cell>
          <table:table-cell table:formula="of:=MIN([$optimize_tfidf_split0_level2.D2];[$optimize_tfidf_split1_level2.D2];[$optimize_tfidf_split2_level2.D2];[$optimize_tfidf_split3_level2.D2];[$optimize_tfidf_split4_level2.D2];[$optimize_tfidf_split5_level2.D2];[$optimize_tfidf_split6_level2.D2];[$optimize_tfidf_split7_level2.D2];[$optimize_tfidf_split8_level2.D2];[$optimize_tfidf_split9_level2.D2])" office:value-type="float" office:value="0.3447" calcext:value-type="float">
            <text:p>0.3447</text:p>
          </table:table-cell>
          <table:table-cell table:formula="of:=MIN([$optimize_tfidf_split0_level2.E2];[$optimize_tfidf_split1_level2.E2];[$optimize_tfidf_split2_level2.E2];[$optimize_tfidf_split3_level2.E2];[$optimize_tfidf_split4_level2.E2];[$optimize_tfidf_split5_level2.E2];[$optimize_tfidf_split6_level2.E2];[$optimize_tfidf_split7_level2.E2];[$optimize_tfidf_split8_level2.E2];[$optimize_tfidf_split9_level2.E2])" office:value-type="float" office:value="0.3745" calcext:value-type="float">
            <text:p>0.3745</text:p>
          </table:table-cell>
        </table:table-row>
        <table:table-row table:style-name="ro1">
          <table:table-cell table:formula="of:=MIN([$optimize_tfidf_split0_level2.A22];[$optimize_tfidf_split1_level2.A22];[$optimize_tfidf_split2_level2.A22];[$optimize_tfidf_split3_level2.A22];[$optimize_tfidf_split4_level2.A22];[$optimize_tfidf_split5_level2.A22];[$optimize_tfidf_split6_level2.A22];[$optimize_tfidf_split7_level2.A22];[$optimize_tfidf_split8_level2.A22];[$optimize_tfidf_split9_level2.A22])" office:value-type="float" office:value="2" calcext:value-type="float">
            <text:p>2</text:p>
          </table:table-cell>
          <table:table-cell table:formula="of:=MIN([$optimize_tfidf_split0_level2.B22];[$optimize_tfidf_split1_level2.B22];[$optimize_tfidf_split2_level2.B22];[$optimize_tfidf_split3_level2.B22];[$optimize_tfidf_split4_level2.B22];[$optimize_tfidf_split5_level2.B22];[$optimize_tfidf_split6_level2.B22];[$optimize_tfidf_split7_level2.B22];[$optimize_tfidf_split8_level2.B22];[$optimize_tfidf_split9_level2.B22])" office:value-type="float" office:value="0" calcext:value-type="float">
            <text:p>0</text:p>
          </table:table-cell>
          <table:table-cell table:formula="of:=MIN([$optimize_tfidf_split0_level2.C22];[$optimize_tfidf_split1_level2.C22];[$optimize_tfidf_split2_level2.C22];[$optimize_tfidf_split3_level2.C22];[$optimize_tfidf_split4_level2.C22];[$optimize_tfidf_split5_level2.C22];[$optimize_tfidf_split6_level2.C22];[$optimize_tfidf_split7_level2.C22];[$optimize_tfidf_split8_level2.C22];[$optimize_tfidf_split9_level2.C22])" office:value-type="float" office:value="0.4197" calcext:value-type="float">
            <text:p>0.4197</text:p>
          </table:table-cell>
          <table:table-cell table:formula="of:=MIN([$optimize_tfidf_split0_level2.D22];[$optimize_tfidf_split1_level2.D22];[$optimize_tfidf_split2_level2.D22];[$optimize_tfidf_split3_level2.D22];[$optimize_tfidf_split4_level2.D22];[$optimize_tfidf_split5_level2.D22];[$optimize_tfidf_split6_level2.D22];[$optimize_tfidf_split7_level2.D22];[$optimize_tfidf_split8_level2.D22];[$optimize_tfidf_split9_level2.D22])" office:value-type="float" office:value="0.6908" calcext:value-type="float">
            <text:p>0.6908</text:p>
          </table:table-cell>
          <table:table-cell table:formula="of:=MIN([$optimize_tfidf_split0_level2.E22];[$optimize_tfidf_split1_level2.E22];[$optimize_tfidf_split2_level2.E22];[$optimize_tfidf_split3_level2.E22];[$optimize_tfidf_split4_level2.E22];[$optimize_tfidf_split5_level2.E22];[$optimize_tfidf_split6_level2.E22];[$optimize_tfidf_split7_level2.E22];[$optimize_tfidf_split8_level2.E22];[$optimize_tfidf_split9_level2.E22])" office:value-type="float" office:value="0.5101" calcext:value-type="float">
            <text:p>0.5101</text:p>
          </table:table-cell>
        </table:table-row>
        <table:table-row table:style-name="ro1">
          <table:table-cell table:formula="of:=MIN([$optimize_tfidf_split0_level2.A42];[$optimize_tfidf_split1_level2.A42];[$optimize_tfidf_split2_level2.A42];[$optimize_tfidf_split3_level2.A42];[$optimize_tfidf_split4_level2.A42];[$optimize_tfidf_split5_level2.A42];[$optimize_tfidf_split6_level2.A42];[$optimize_tfidf_split7_level2.A42];[$optimize_tfidf_split8_level2.A42];[$optimize_tfidf_split9_level2.A42])" office:value-type="float" office:value="3" calcext:value-type="float">
            <text:p>3</text:p>
          </table:table-cell>
          <table:table-cell table:formula="of:=MIN([$optimize_tfidf_split0_level2.B42];[$optimize_tfidf_split1_level2.B42];[$optimize_tfidf_split2_level2.B42];[$optimize_tfidf_split3_level2.B42];[$optimize_tfidf_split4_level2.B42];[$optimize_tfidf_split5_level2.B42];[$optimize_tfidf_split6_level2.B42];[$optimize_tfidf_split7_level2.B42];[$optimize_tfidf_split8_level2.B42];[$optimize_tfidf_split9_level2.B42])" office:value-type="float" office:value="0" calcext:value-type="float">
            <text:p>0</text:p>
          </table:table-cell>
          <table:table-cell table:formula="of:=MIN([$optimize_tfidf_split0_level2.C42];[$optimize_tfidf_split1_level2.C42];[$optimize_tfidf_split2_level2.C42];[$optimize_tfidf_split3_level2.C42];[$optimize_tfidf_split4_level2.C42];[$optimize_tfidf_split5_level2.C42];[$optimize_tfidf_split6_level2.C42];[$optimize_tfidf_split7_level2.C42];[$optimize_tfidf_split8_level2.C42];[$optimize_tfidf_split9_level2.C42])" office:value-type="float" office:value="0.3461" calcext:value-type="float">
            <text:p>0.3461</text:p>
          </table:table-cell>
          <table:table-cell table:formula="of:=MIN([$optimize_tfidf_split0_level2.D42];[$optimize_tfidf_split1_level2.D42];[$optimize_tfidf_split2_level2.D42];[$optimize_tfidf_split3_level2.D42];[$optimize_tfidf_split4_level2.D42];[$optimize_tfidf_split5_level2.D42];[$optimize_tfidf_split6_level2.D42];[$optimize_tfidf_split7_level2.D42];[$optimize_tfidf_split8_level2.D42];[$optimize_tfidf_split9_level2.D42])" office:value-type="float" office:value="0.8453" calcext:value-type="float">
            <text:p>0.8453</text:p>
          </table:table-cell>
          <table:table-cell table:formula="of:=MIN([$optimize_tfidf_split0_level2.E42];[$optimize_tfidf_split1_level2.E42];[$optimize_tfidf_split2_level2.E42];[$optimize_tfidf_split3_level2.E42];[$optimize_tfidf_split4_level2.E42];[$optimize_tfidf_split5_level2.E42];[$optimize_tfidf_split6_level2.E42];[$optimize_tfidf_split7_level2.E42];[$optimize_tfidf_split8_level2.E42];[$optimize_tfidf_split9_level2.E42])" office:value-type="float" office:value="0.4806" calcext:value-type="float">
            <text:p>0.4806</text:p>
          </table:table-cell>
        </table:table-row>
        <table:table-row table:style-name="ro1">
          <table:table-cell table:formula="of:=MIN([$optimize_tfidf_split0_level2.A62];[$optimize_tfidf_split1_level2.A62];[$optimize_tfidf_split2_level2.A62];[$optimize_tfidf_split3_level2.A62];[$optimize_tfidf_split4_level2.A62];[$optimize_tfidf_split5_level2.A62];[$optimize_tfidf_split6_level2.A62];[$optimize_tfidf_split7_level2.A62];[$optimize_tfidf_split8_level2.A62];[$optimize_tfidf_split9_level2.A62])" office:value-type="float" office:value="4" calcext:value-type="float">
            <text:p>4</text:p>
          </table:table-cell>
          <table:table-cell table:formula="of:=MIN([$optimize_tfidf_split0_level2.B62];[$optimize_tfidf_split1_level2.B62];[$optimize_tfidf_split2_level2.B62];[$optimize_tfidf_split3_level2.B62];[$optimize_tfidf_split4_level2.B62];[$optimize_tfidf_split5_level2.B62];[$optimize_tfidf_split6_level2.B62];[$optimize_tfidf_split7_level2.B62];[$optimize_tfidf_split8_level2.B62];[$optimize_tfidf_split9_level2.B62])" office:value-type="float" office:value="0" calcext:value-type="float">
            <text:p>0</text:p>
          </table:table-cell>
          <table:table-cell table:formula="of:=MIN([$optimize_tfidf_split0_level2.C62];[$optimize_tfidf_split1_level2.C62];[$optimize_tfidf_split2_level2.C62];[$optimize_tfidf_split3_level2.C62];[$optimize_tfidf_split4_level2.C62];[$optimize_tfidf_split5_level2.C62];[$optimize_tfidf_split6_level2.C62];[$optimize_tfidf_split7_level2.C62];[$optimize_tfidf_split8_level2.C62];[$optimize_tfidf_split9_level2.C62])" office:value-type="float" office:value="0.2895" calcext:value-type="float">
            <text:p>0.2895</text:p>
          </table:table-cell>
          <table:table-cell table:formula="of:=MIN([$optimize_tfidf_split0_level2.D62];[$optimize_tfidf_split1_level2.D62];[$optimize_tfidf_split2_level2.D62];[$optimize_tfidf_split3_level2.D62];[$optimize_tfidf_split4_level2.D62];[$optimize_tfidf_split5_level2.D62];[$optimize_tfidf_split6_level2.D62];[$optimize_tfidf_split7_level2.D62];[$optimize_tfidf_split8_level2.D62];[$optimize_tfidf_split9_level2.D62])" office:value-type="float" office:value="0.9386" calcext:value-type="float">
            <text:p>0.9386</text:p>
          </table:table-cell>
          <table:table-cell table:formula="of:=MIN([$optimize_tfidf_split0_level2.E62];[$optimize_tfidf_split1_level2.E62];[$optimize_tfidf_split2_level2.E62];[$optimize_tfidf_split3_level2.E62];[$optimize_tfidf_split4_level2.E62];[$optimize_tfidf_split5_level2.E62];[$optimize_tfidf_split6_level2.E62];[$optimize_tfidf_split7_level2.E62];[$optimize_tfidf_split8_level2.E62];[$optimize_tfidf_split9_level2.E62])" office:value-type="float" office:value="0.435" calcext:value-type="float">
            <text:p>0.435</text:p>
          </table:table-cell>
        </table:table-row>
        <table:table-row table:style-name="ro1">
          <table:table-cell table:formula="of:=MIN([$optimize_tfidf_split0_level2.A82];[$optimize_tfidf_split1_level2.A82];[$optimize_tfidf_split2_level2.A82];[$optimize_tfidf_split3_level2.A82];[$optimize_tfidf_split4_level2.A82];[$optimize_tfidf_split5_level2.A82];[$optimize_tfidf_split6_level2.A82];[$optimize_tfidf_split7_level2.A82];[$optimize_tfidf_split8_level2.A82];[$optimize_tfidf_split9_level2.A82])" office:value-type="float" office:value="5" calcext:value-type="float">
            <text:p>5</text:p>
          </table:table-cell>
          <table:table-cell table:formula="of:=MIN([$optimize_tfidf_split0_level2.B82];[$optimize_tfidf_split1_level2.B82];[$optimize_tfidf_split2_level2.B82];[$optimize_tfidf_split3_level2.B82];[$optimize_tfidf_split4_level2.B82];[$optimize_tfidf_split5_level2.B82];[$optimize_tfidf_split6_level2.B82];[$optimize_tfidf_split7_level2.B82];[$optimize_tfidf_split8_level2.B82];[$optimize_tfidf_split9_level2.B82])" office:value-type="float" office:value="0" calcext:value-type="float">
            <text:p>0</text:p>
          </table:table-cell>
          <table:table-cell table:formula="of:=MIN([$optimize_tfidf_split0_level2.C82];[$optimize_tfidf_split1_level2.C82];[$optimize_tfidf_split2_level2.C82];[$optimize_tfidf_split3_level2.C82];[$optimize_tfidf_split4_level2.C82];[$optimize_tfidf_split5_level2.C82];[$optimize_tfidf_split6_level2.C82];[$optimize_tfidf_split7_level2.C82];[$optimize_tfidf_split8_level2.C82];[$optimize_tfidf_split9_level2.C82])" office:value-type="float" office:value="0.2327" calcext:value-type="float">
            <text:p>0.2327</text:p>
          </table:table-cell>
          <table:table-cell table:formula="of:=MIN([$optimize_tfidf_split0_level2.D82];[$optimize_tfidf_split1_level2.D82];[$optimize_tfidf_split2_level2.D82];[$optimize_tfidf_split3_level2.D82];[$optimize_tfidf_split4_level2.D82];[$optimize_tfidf_split5_level2.D82];[$optimize_tfidf_split6_level2.D82];[$optimize_tfidf_split7_level2.D82];[$optimize_tfidf_split8_level2.D82];[$optimize_tfidf_split9_level2.D82])" office:value-type="float" office:value="0.953" calcext:value-type="float">
            <text:p>0.953</text:p>
          </table:table-cell>
          <table:table-cell table:formula="of:=MIN([$optimize_tfidf_split0_level2.E82];[$optimize_tfidf_split1_level2.E82];[$optimize_tfidf_split2_level2.E82];[$optimize_tfidf_split3_level2.E82];[$optimize_tfidf_split4_level2.E82];[$optimize_tfidf_split5_level2.E82];[$optimize_tfidf_split6_level2.E82];[$optimize_tfidf_split7_level2.E82];[$optimize_tfidf_split8_level2.E82];[$optimize_tfidf_split9_level2.E8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02];[$optimize_tfidf_split1_level2.A102];[$optimize_tfidf_split2_level2.A102];[$optimize_tfidf_split3_level2.A102];[$optimize_tfidf_split4_level2.A102];[$optimize_tfidf_split5_level2.A102];[$optimize_tfidf_split6_level2.A102];[$optimize_tfidf_split7_level2.A102];[$optimize_tfidf_split8_level2.A102];[$optimize_tfidf_split9_level2.A102])" office:value-type="float" office:value="6" calcext:value-type="float">
            <text:p>6</text:p>
          </table:table-cell>
          <table:table-cell table:formula="of:=MIN([$optimize_tfidf_split0_level2.B102];[$optimize_tfidf_split1_level2.B102];[$optimize_tfidf_split2_level2.B102];[$optimize_tfidf_split3_level2.B102];[$optimize_tfidf_split4_level2.B102];[$optimize_tfidf_split5_level2.B102];[$optimize_tfidf_split6_level2.B102];[$optimize_tfidf_split7_level2.B102];[$optimize_tfidf_split8_level2.B102];[$optimize_tfidf_split9_level2.B102])" office:value-type="float" office:value="0" calcext:value-type="float">
            <text:p>0</text:p>
          </table:table-cell>
          <table:table-cell table:formula="of:=MIN([$optimize_tfidf_split0_level2.C102];[$optimize_tfidf_split1_level2.C102];[$optimize_tfidf_split2_level2.C102];[$optimize_tfidf_split3_level2.C102];[$optimize_tfidf_split4_level2.C102];[$optimize_tfidf_split5_level2.C102];[$optimize_tfidf_split6_level2.C102];[$optimize_tfidf_split7_level2.C102];[$optimize_tfidf_split8_level2.C102];[$optimize_tfidf_split9_level2.C102])" office:value-type="float" office:value="0.2327" calcext:value-type="float">
            <text:p>0.2327</text:p>
          </table:table-cell>
          <table:table-cell table:formula="of:=MIN([$optimize_tfidf_split0_level2.D102];[$optimize_tfidf_split1_level2.D102];[$optimize_tfidf_split2_level2.D102];[$optimize_tfidf_split3_level2.D102];[$optimize_tfidf_split4_level2.D102];[$optimize_tfidf_split5_level2.D102];[$optimize_tfidf_split6_level2.D102];[$optimize_tfidf_split7_level2.D102];[$optimize_tfidf_split8_level2.D102];[$optimize_tfidf_split9_level2.D102])" office:value-type="float" office:value="0.953" calcext:value-type="float">
            <text:p>0.953</text:p>
          </table:table-cell>
          <table:table-cell table:formula="of:=MIN([$optimize_tfidf_split0_level2.E102];[$optimize_tfidf_split1_level2.E102];[$optimize_tfidf_split2_level2.E102];[$optimize_tfidf_split3_level2.E102];[$optimize_tfidf_split4_level2.E102];[$optimize_tfidf_split5_level2.E102];[$optimize_tfidf_split6_level2.E102];[$optimize_tfidf_split7_level2.E102];[$optimize_tfidf_split8_level2.E102];[$optimize_tfidf_split9_level2.E10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22];[$optimize_tfidf_split1_level2.A122];[$optimize_tfidf_split2_level2.A122];[$optimize_tfidf_split3_level2.A122];[$optimize_tfidf_split4_level2.A122];[$optimize_tfidf_split5_level2.A122];[$optimize_tfidf_split6_level2.A122];[$optimize_tfidf_split7_level2.A122];[$optimize_tfidf_split8_level2.A122];[$optimize_tfidf_split9_level2.A122])" office:value-type="float" office:value="7" calcext:value-type="float">
            <text:p>7</text:p>
          </table:table-cell>
          <table:table-cell table:formula="of:=MIN([$optimize_tfidf_split0_level2.B122];[$optimize_tfidf_split1_level2.B122];[$optimize_tfidf_split2_level2.B122];[$optimize_tfidf_split3_level2.B122];[$optimize_tfidf_split4_level2.B122];[$optimize_tfidf_split5_level2.B122];[$optimize_tfidf_split6_level2.B122];[$optimize_tfidf_split7_level2.B122];[$optimize_tfidf_split8_level2.B122];[$optimize_tfidf_split9_level2.B122])" office:value-type="float" office:value="0" calcext:value-type="float">
            <text:p>0</text:p>
          </table:table-cell>
          <table:table-cell table:formula="of:=MIN([$optimize_tfidf_split0_level2.C122];[$optimize_tfidf_split1_level2.C122];[$optimize_tfidf_split2_level2.C122];[$optimize_tfidf_split3_level2.C122];[$optimize_tfidf_split4_level2.C122];[$optimize_tfidf_split5_level2.C122];[$optimize_tfidf_split6_level2.C122];[$optimize_tfidf_split7_level2.C122];[$optimize_tfidf_split8_level2.C122];[$optimize_tfidf_split9_level2.C122])" office:value-type="float" office:value="0.2327" calcext:value-type="float">
            <text:p>0.2327</text:p>
          </table:table-cell>
          <table:table-cell table:formula="of:=MIN([$optimize_tfidf_split0_level2.D122];[$optimize_tfidf_split1_level2.D122];[$optimize_tfidf_split2_level2.D122];[$optimize_tfidf_split3_level2.D122];[$optimize_tfidf_split4_level2.D122];[$optimize_tfidf_split5_level2.D122];[$optimize_tfidf_split6_level2.D122];[$optimize_tfidf_split7_level2.D122];[$optimize_tfidf_split8_level2.D122];[$optimize_tfidf_split9_level2.D122])" office:value-type="float" office:value="0.953" calcext:value-type="float">
            <text:p>0.953</text:p>
          </table:table-cell>
          <table:table-cell table:formula="of:=MIN([$optimize_tfidf_split0_level2.E122];[$optimize_tfidf_split1_level2.E122];[$optimize_tfidf_split2_level2.E122];[$optimize_tfidf_split3_level2.E122];[$optimize_tfidf_split4_level2.E122];[$optimize_tfidf_split5_level2.E122];[$optimize_tfidf_split6_level2.E122];[$optimize_tfidf_split7_level2.E122];[$optimize_tfidf_split8_level2.E122];[$optimize_tfidf_split9_level2.E12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42];[$optimize_tfidf_split1_level2.A142];[$optimize_tfidf_split2_level2.A142];[$optimize_tfidf_split3_level2.A142];[$optimize_tfidf_split4_level2.A142];[$optimize_tfidf_split5_level2.A142];[$optimize_tfidf_split6_level2.A142];[$optimize_tfidf_split7_level2.A142];[$optimize_tfidf_split8_level2.A142];[$optimize_tfidf_split9_level2.A142])" office:value-type="float" office:value="8" calcext:value-type="float">
            <text:p>8</text:p>
          </table:table-cell>
          <table:table-cell table:formula="of:=MIN([$optimize_tfidf_split0_level2.B142];[$optimize_tfidf_split1_level2.B142];[$optimize_tfidf_split2_level2.B142];[$optimize_tfidf_split3_level2.B142];[$optimize_tfidf_split4_level2.B142];[$optimize_tfidf_split5_level2.B142];[$optimize_tfidf_split6_level2.B142];[$optimize_tfidf_split7_level2.B142];[$optimize_tfidf_split8_level2.B142];[$optimize_tfidf_split9_level2.B142])" office:value-type="float" office:value="0" calcext:value-type="float">
            <text:p>0</text:p>
          </table:table-cell>
          <table:table-cell table:formula="of:=MIN([$optimize_tfidf_split0_level2.C142];[$optimize_tfidf_split1_level2.C142];[$optimize_tfidf_split2_level2.C142];[$optimize_tfidf_split3_level2.C142];[$optimize_tfidf_split4_level2.C142];[$optimize_tfidf_split5_level2.C142];[$optimize_tfidf_split6_level2.C142];[$optimize_tfidf_split7_level2.C142];[$optimize_tfidf_split8_level2.C142];[$optimize_tfidf_split9_level2.C142])" office:value-type="float" office:value="0.2327" calcext:value-type="float">
            <text:p>0.2327</text:p>
          </table:table-cell>
          <table:table-cell table:formula="of:=MIN([$optimize_tfidf_split0_level2.D142];[$optimize_tfidf_split1_level2.D142];[$optimize_tfidf_split2_level2.D142];[$optimize_tfidf_split3_level2.D142];[$optimize_tfidf_split4_level2.D142];[$optimize_tfidf_split5_level2.D142];[$optimize_tfidf_split6_level2.D142];[$optimize_tfidf_split7_level2.D142];[$optimize_tfidf_split8_level2.D142];[$optimize_tfidf_split9_level2.D142])" office:value-type="float" office:value="0.953" calcext:value-type="float">
            <text:p>0.953</text:p>
          </table:table-cell>
          <table:table-cell table:formula="of:=MIN([$optimize_tfidf_split0_level2.E142];[$optimize_tfidf_split1_level2.E142];[$optimize_tfidf_split2_level2.E142];[$optimize_tfidf_split3_level2.E142];[$optimize_tfidf_split4_level2.E142];[$optimize_tfidf_split5_level2.E142];[$optimize_tfidf_split6_level2.E142];[$optimize_tfidf_split7_level2.E142];[$optimize_tfidf_split8_level2.E142];[$optimize_tfidf_split9_level2.E14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62];[$optimize_tfidf_split1_level2.A162];[$optimize_tfidf_split2_level2.A162];[$optimize_tfidf_split3_level2.A162];[$optimize_tfidf_split4_level2.A162];[$optimize_tfidf_split5_level2.A162];[$optimize_tfidf_split6_level2.A162];[$optimize_tfidf_split7_level2.A162];[$optimize_tfidf_split8_level2.A162];[$optimize_tfidf_split9_level2.A162])" office:value-type="float" office:value="9" calcext:value-type="float">
            <text:p>9</text:p>
          </table:table-cell>
          <table:table-cell table:formula="of:=MIN([$optimize_tfidf_split0_level2.B162];[$optimize_tfidf_split1_level2.B162];[$optimize_tfidf_split2_level2.B162];[$optimize_tfidf_split3_level2.B162];[$optimize_tfidf_split4_level2.B162];[$optimize_tfidf_split5_level2.B162];[$optimize_tfidf_split6_level2.B162];[$optimize_tfidf_split7_level2.B162];[$optimize_tfidf_split8_level2.B162];[$optimize_tfidf_split9_level2.B162])" office:value-type="float" office:value="0" calcext:value-type="float">
            <text:p>0</text:p>
          </table:table-cell>
          <table:table-cell table:formula="of:=MIN([$optimize_tfidf_split0_level2.C162];[$optimize_tfidf_split1_level2.C162];[$optimize_tfidf_split2_level2.C162];[$optimize_tfidf_split3_level2.C162];[$optimize_tfidf_split4_level2.C162];[$optimize_tfidf_split5_level2.C162];[$optimize_tfidf_split6_level2.C162];[$optimize_tfidf_split7_level2.C162];[$optimize_tfidf_split8_level2.C162];[$optimize_tfidf_split9_level2.C162])" office:value-type="float" office:value="0.2327" calcext:value-type="float">
            <text:p>0.2327</text:p>
          </table:table-cell>
          <table:table-cell table:formula="of:=MIN([$optimize_tfidf_split0_level2.D162];[$optimize_tfidf_split1_level2.D162];[$optimize_tfidf_split2_level2.D162];[$optimize_tfidf_split3_level2.D162];[$optimize_tfidf_split4_level2.D162];[$optimize_tfidf_split5_level2.D162];[$optimize_tfidf_split6_level2.D162];[$optimize_tfidf_split7_level2.D162];[$optimize_tfidf_split8_level2.D162];[$optimize_tfidf_split9_level2.D162])" office:value-type="float" office:value="0.953" calcext:value-type="float">
            <text:p>0.953</text:p>
          </table:table-cell>
          <table:table-cell table:formula="of:=MIN([$optimize_tfidf_split0_level2.E162];[$optimize_tfidf_split1_level2.E162];[$optimize_tfidf_split2_level2.E162];[$optimize_tfidf_split3_level2.E162];[$optimize_tfidf_split4_level2.E162];[$optimize_tfidf_split5_level2.E162];[$optimize_tfidf_split6_level2.E162];[$optimize_tfidf_split7_level2.E162];[$optimize_tfidf_split8_level2.E162];[$optimize_tfidf_split9_level2.E16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82];[$optimize_tfidf_split1_level2.A182];[$optimize_tfidf_split2_level2.A182];[$optimize_tfidf_split3_level2.A182];[$optimize_tfidf_split4_level2.A182];[$optimize_tfidf_split5_level2.A182];[$optimize_tfidf_split6_level2.A182];[$optimize_tfidf_split7_level2.A182];[$optimize_tfidf_split8_level2.A182];[$optimize_tfidf_split9_level2.A182])" office:value-type="float" office:value="10" calcext:value-type="float">
            <text:p>10</text:p>
          </table:table-cell>
          <table:table-cell table:formula="of:=MIN([$optimize_tfidf_split0_level2.B182];[$optimize_tfidf_split1_level2.B182];[$optimize_tfidf_split2_level2.B182];[$optimize_tfidf_split3_level2.B182];[$optimize_tfidf_split4_level2.B182];[$optimize_tfidf_split5_level2.B182];[$optimize_tfidf_split6_level2.B182];[$optimize_tfidf_split7_level2.B182];[$optimize_tfidf_split8_level2.B182];[$optimize_tfidf_split9_level2.B182])" office:value-type="float" office:value="0" calcext:value-type="float">
            <text:p>0</text:p>
          </table:table-cell>
          <table:table-cell table:formula="of:=MIN([$optimize_tfidf_split0_level2.C182];[$optimize_tfidf_split1_level2.C182];[$optimize_tfidf_split2_level2.C182];[$optimize_tfidf_split3_level2.C182];[$optimize_tfidf_split4_level2.C182];[$optimize_tfidf_split5_level2.C182];[$optimize_tfidf_split6_level2.C182];[$optimize_tfidf_split7_level2.C182];[$optimize_tfidf_split8_level2.C182];[$optimize_tfidf_split9_level2.C182])" office:value-type="float" office:value="0.2327" calcext:value-type="float">
            <text:p>0.2327</text:p>
          </table:table-cell>
          <table:table-cell table:formula="of:=MIN([$optimize_tfidf_split0_level2.D182];[$optimize_tfidf_split1_level2.D182];[$optimize_tfidf_split2_level2.D182];[$optimize_tfidf_split3_level2.D182];[$optimize_tfidf_split4_level2.D182];[$optimize_tfidf_split5_level2.D182];[$optimize_tfidf_split6_level2.D182];[$optimize_tfidf_split7_level2.D182];[$optimize_tfidf_split8_level2.D182];[$optimize_tfidf_split9_level2.D182])" office:value-type="float" office:value="0.953" calcext:value-type="float">
            <text:p>0.953</text:p>
          </table:table-cell>
          <table:table-cell table:formula="of:=MIN([$optimize_tfidf_split0_level2.E182];[$optimize_tfidf_split1_level2.E182];[$optimize_tfidf_split2_level2.E182];[$optimize_tfidf_split3_level2.E182];[$optimize_tfidf_split4_level2.E182];[$optimize_tfidf_split5_level2.E182];[$optimize_tfidf_split6_level2.E182];[$optimize_tfidf_split7_level2.E182];[$optimize_tfidf_split8_level2.E182];[$optimize_tfidf_split9_level2.E18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02];[$optimize_tfidf_split1_level2.A202];[$optimize_tfidf_split2_level2.A202];[$optimize_tfidf_split3_level2.A202];[$optimize_tfidf_split4_level2.A202];[$optimize_tfidf_split5_level2.A202];[$optimize_tfidf_split6_level2.A202];[$optimize_tfidf_split7_level2.A202];[$optimize_tfidf_split8_level2.A202];[$optimize_tfidf_split9_level2.A202])" office:value-type="float" office:value="11" calcext:value-type="float">
            <text:p>11</text:p>
          </table:table-cell>
          <table:table-cell table:formula="of:=MIN([$optimize_tfidf_split0_level2.B202];[$optimize_tfidf_split1_level2.B202];[$optimize_tfidf_split2_level2.B202];[$optimize_tfidf_split3_level2.B202];[$optimize_tfidf_split4_level2.B202];[$optimize_tfidf_split5_level2.B202];[$optimize_tfidf_split6_level2.B202];[$optimize_tfidf_split7_level2.B202];[$optimize_tfidf_split8_level2.B202];[$optimize_tfidf_split9_level2.B202])" office:value-type="float" office:value="0" calcext:value-type="float">
            <text:p>0</text:p>
          </table:table-cell>
          <table:table-cell table:formula="of:=MIN([$optimize_tfidf_split0_level2.C202];[$optimize_tfidf_split1_level2.C202];[$optimize_tfidf_split2_level2.C202];[$optimize_tfidf_split3_level2.C202];[$optimize_tfidf_split4_level2.C202];[$optimize_tfidf_split5_level2.C202];[$optimize_tfidf_split6_level2.C202];[$optimize_tfidf_split7_level2.C202];[$optimize_tfidf_split8_level2.C202];[$optimize_tfidf_split9_level2.C202])" office:value-type="float" office:value="0.2327" calcext:value-type="float">
            <text:p>0.2327</text:p>
          </table:table-cell>
          <table:table-cell table:formula="of:=MIN([$optimize_tfidf_split0_level2.D202];[$optimize_tfidf_split1_level2.D202];[$optimize_tfidf_split2_level2.D202];[$optimize_tfidf_split3_level2.D202];[$optimize_tfidf_split4_level2.D202];[$optimize_tfidf_split5_level2.D202];[$optimize_tfidf_split6_level2.D202];[$optimize_tfidf_split7_level2.D202];[$optimize_tfidf_split8_level2.D202];[$optimize_tfidf_split9_level2.D202])" office:value-type="float" office:value="0.953" calcext:value-type="float">
            <text:p>0.953</text:p>
          </table:table-cell>
          <table:table-cell table:formula="of:=MIN([$optimize_tfidf_split0_level2.E202];[$optimize_tfidf_split1_level2.E202];[$optimize_tfidf_split2_level2.E202];[$optimize_tfidf_split3_level2.E202];[$optimize_tfidf_split4_level2.E202];[$optimize_tfidf_split5_level2.E202];[$optimize_tfidf_split6_level2.E202];[$optimize_tfidf_split7_level2.E202];[$optimize_tfidf_split8_level2.E202];[$optimize_tfidf_split9_level2.E20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22];[$optimize_tfidf_split1_level2.A222];[$optimize_tfidf_split2_level2.A222];[$optimize_tfidf_split3_level2.A222];[$optimize_tfidf_split4_level2.A222];[$optimize_tfidf_split5_level2.A222];[$optimize_tfidf_split6_level2.A222];[$optimize_tfidf_split7_level2.A222];[$optimize_tfidf_split8_level2.A222];[$optimize_tfidf_split9_level2.A222])" office:value-type="float" office:value="12" calcext:value-type="float">
            <text:p>12</text:p>
          </table:table-cell>
          <table:table-cell table:formula="of:=MIN([$optimize_tfidf_split0_level2.B222];[$optimize_tfidf_split1_level2.B222];[$optimize_tfidf_split2_level2.B222];[$optimize_tfidf_split3_level2.B222];[$optimize_tfidf_split4_level2.B222];[$optimize_tfidf_split5_level2.B222];[$optimize_tfidf_split6_level2.B222];[$optimize_tfidf_split7_level2.B222];[$optimize_tfidf_split8_level2.B222];[$optimize_tfidf_split9_level2.B222])" office:value-type="float" office:value="0" calcext:value-type="float">
            <text:p>0</text:p>
          </table:table-cell>
          <table:table-cell table:formula="of:=MIN([$optimize_tfidf_split0_level2.C222];[$optimize_tfidf_split1_level2.C222];[$optimize_tfidf_split2_level2.C222];[$optimize_tfidf_split3_level2.C222];[$optimize_tfidf_split4_level2.C222];[$optimize_tfidf_split5_level2.C222];[$optimize_tfidf_split6_level2.C222];[$optimize_tfidf_split7_level2.C222];[$optimize_tfidf_split8_level2.C222];[$optimize_tfidf_split9_level2.C222])" office:value-type="float" office:value="0.2327" calcext:value-type="float">
            <text:p>0.2327</text:p>
          </table:table-cell>
          <table:table-cell table:formula="of:=MIN([$optimize_tfidf_split0_level2.D222];[$optimize_tfidf_split1_level2.D222];[$optimize_tfidf_split2_level2.D222];[$optimize_tfidf_split3_level2.D222];[$optimize_tfidf_split4_level2.D222];[$optimize_tfidf_split5_level2.D222];[$optimize_tfidf_split6_level2.D222];[$optimize_tfidf_split7_level2.D222];[$optimize_tfidf_split8_level2.D222];[$optimize_tfidf_split9_level2.D222])" office:value-type="float" office:value="0.953" calcext:value-type="float">
            <text:p>0.953</text:p>
          </table:table-cell>
          <table:table-cell table:formula="of:=MIN([$optimize_tfidf_split0_level2.E222];[$optimize_tfidf_split1_level2.E222];[$optimize_tfidf_split2_level2.E222];[$optimize_tfidf_split3_level2.E222];[$optimize_tfidf_split4_level2.E222];[$optimize_tfidf_split5_level2.E222];[$optimize_tfidf_split6_level2.E222];[$optimize_tfidf_split7_level2.E222];[$optimize_tfidf_split8_level2.E222];[$optimize_tfidf_split9_level2.E22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42];[$optimize_tfidf_split1_level2.A242];[$optimize_tfidf_split2_level2.A242];[$optimize_tfidf_split3_level2.A242];[$optimize_tfidf_split4_level2.A242];[$optimize_tfidf_split5_level2.A242];[$optimize_tfidf_split6_level2.A242];[$optimize_tfidf_split7_level2.A242];[$optimize_tfidf_split8_level2.A242];[$optimize_tfidf_split9_level2.A242])" office:value-type="float" office:value="13" calcext:value-type="float">
            <text:p>13</text:p>
          </table:table-cell>
          <table:table-cell table:formula="of:=MIN([$optimize_tfidf_split0_level2.B242];[$optimize_tfidf_split1_level2.B242];[$optimize_tfidf_split2_level2.B242];[$optimize_tfidf_split3_level2.B242];[$optimize_tfidf_split4_level2.B242];[$optimize_tfidf_split5_level2.B242];[$optimize_tfidf_split6_level2.B242];[$optimize_tfidf_split7_level2.B242];[$optimize_tfidf_split8_level2.B242];[$optimize_tfidf_split9_level2.B242])" office:value-type="float" office:value="0" calcext:value-type="float">
            <text:p>0</text:p>
          </table:table-cell>
          <table:table-cell table:formula="of:=MIN([$optimize_tfidf_split0_level2.C242];[$optimize_tfidf_split1_level2.C242];[$optimize_tfidf_split2_level2.C242];[$optimize_tfidf_split3_level2.C242];[$optimize_tfidf_split4_level2.C242];[$optimize_tfidf_split5_level2.C242];[$optimize_tfidf_split6_level2.C242];[$optimize_tfidf_split7_level2.C242];[$optimize_tfidf_split8_level2.C242];[$optimize_tfidf_split9_level2.C242])" office:value-type="float" office:value="0.2327" calcext:value-type="float">
            <text:p>0.2327</text:p>
          </table:table-cell>
          <table:table-cell table:formula="of:=MIN([$optimize_tfidf_split0_level2.D242];[$optimize_tfidf_split1_level2.D242];[$optimize_tfidf_split2_level2.D242];[$optimize_tfidf_split3_level2.D242];[$optimize_tfidf_split4_level2.D242];[$optimize_tfidf_split5_level2.D242];[$optimize_tfidf_split6_level2.D242];[$optimize_tfidf_split7_level2.D242];[$optimize_tfidf_split8_level2.D242];[$optimize_tfidf_split9_level2.D242])" office:value-type="float" office:value="0.953" calcext:value-type="float">
            <text:p>0.953</text:p>
          </table:table-cell>
          <table:table-cell table:formula="of:=MIN([$optimize_tfidf_split0_level2.E242];[$optimize_tfidf_split1_level2.E242];[$optimize_tfidf_split2_level2.E242];[$optimize_tfidf_split3_level2.E242];[$optimize_tfidf_split4_level2.E242];[$optimize_tfidf_split5_level2.E242];[$optimize_tfidf_split6_level2.E242];[$optimize_tfidf_split7_level2.E242];[$optimize_tfidf_split8_level2.E242];[$optimize_tfidf_split9_level2.E24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62];[$optimize_tfidf_split1_level2.A262];[$optimize_tfidf_split2_level2.A262];[$optimize_tfidf_split3_level2.A262];[$optimize_tfidf_split4_level2.A262];[$optimize_tfidf_split5_level2.A262];[$optimize_tfidf_split6_level2.A262];[$optimize_tfidf_split7_level2.A262];[$optimize_tfidf_split8_level2.A262];[$optimize_tfidf_split9_level2.A262])" office:value-type="float" office:value="14" calcext:value-type="float">
            <text:p>14</text:p>
          </table:table-cell>
          <table:table-cell table:formula="of:=MIN([$optimize_tfidf_split0_level2.B262];[$optimize_tfidf_split1_level2.B262];[$optimize_tfidf_split2_level2.B262];[$optimize_tfidf_split3_level2.B262];[$optimize_tfidf_split4_level2.B262];[$optimize_tfidf_split5_level2.B262];[$optimize_tfidf_split6_level2.B262];[$optimize_tfidf_split7_level2.B262];[$optimize_tfidf_split8_level2.B262];[$optimize_tfidf_split9_level2.B262])" office:value-type="float" office:value="0" calcext:value-type="float">
            <text:p>0</text:p>
          </table:table-cell>
          <table:table-cell table:formula="of:=MIN([$optimize_tfidf_split0_level2.C262];[$optimize_tfidf_split1_level2.C262];[$optimize_tfidf_split2_level2.C262];[$optimize_tfidf_split3_level2.C262];[$optimize_tfidf_split4_level2.C262];[$optimize_tfidf_split5_level2.C262];[$optimize_tfidf_split6_level2.C262];[$optimize_tfidf_split7_level2.C262];[$optimize_tfidf_split8_level2.C262];[$optimize_tfidf_split9_level2.C262])" office:value-type="float" office:value="0.2327" calcext:value-type="float">
            <text:p>0.2327</text:p>
          </table:table-cell>
          <table:table-cell table:formula="of:=MIN([$optimize_tfidf_split0_level2.D262];[$optimize_tfidf_split1_level2.D262];[$optimize_tfidf_split2_level2.D262];[$optimize_tfidf_split3_level2.D262];[$optimize_tfidf_split4_level2.D262];[$optimize_tfidf_split5_level2.D262];[$optimize_tfidf_split6_level2.D262];[$optimize_tfidf_split7_level2.D262];[$optimize_tfidf_split8_level2.D262];[$optimize_tfidf_split9_level2.D262])" office:value-type="float" office:value="0.953" calcext:value-type="float">
            <text:p>0.953</text:p>
          </table:table-cell>
          <table:table-cell table:formula="of:=MIN([$optimize_tfidf_split0_level2.E262];[$optimize_tfidf_split1_level2.E262];[$optimize_tfidf_split2_level2.E262];[$optimize_tfidf_split3_level2.E262];[$optimize_tfidf_split4_level2.E262];[$optimize_tfidf_split5_level2.E262];[$optimize_tfidf_split6_level2.E262];[$optimize_tfidf_split7_level2.E262];[$optimize_tfidf_split8_level2.E262];[$optimize_tfidf_split9_level2.E26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82];[$optimize_tfidf_split1_level2.A282];[$optimize_tfidf_split2_level2.A282];[$optimize_tfidf_split3_level2.A282];[$optimize_tfidf_split4_level2.A282];[$optimize_tfidf_split5_level2.A282];[$optimize_tfidf_split6_level2.A282];[$optimize_tfidf_split7_level2.A282];[$optimize_tfidf_split8_level2.A282];[$optimize_tfidf_split9_level2.A282])" office:value-type="float" office:value="15" calcext:value-type="float">
            <text:p>15</text:p>
          </table:table-cell>
          <table:table-cell table:formula="of:=MIN([$optimize_tfidf_split0_level2.B282];[$optimize_tfidf_split1_level2.B282];[$optimize_tfidf_split2_level2.B282];[$optimize_tfidf_split3_level2.B282];[$optimize_tfidf_split4_level2.B282];[$optimize_tfidf_split5_level2.B282];[$optimize_tfidf_split6_level2.B282];[$optimize_tfidf_split7_level2.B282];[$optimize_tfidf_split8_level2.B282];[$optimize_tfidf_split9_level2.B282])" office:value-type="float" office:value="0" calcext:value-type="float">
            <text:p>0</text:p>
          </table:table-cell>
          <table:table-cell table:formula="of:=MIN([$optimize_tfidf_split0_level2.C282];[$optimize_tfidf_split1_level2.C282];[$optimize_tfidf_split2_level2.C282];[$optimize_tfidf_split3_level2.C282];[$optimize_tfidf_split4_level2.C282];[$optimize_tfidf_split5_level2.C282];[$optimize_tfidf_split6_level2.C282];[$optimize_tfidf_split7_level2.C282];[$optimize_tfidf_split8_level2.C282];[$optimize_tfidf_split9_level2.C282])" office:value-type="float" office:value="0.2327" calcext:value-type="float">
            <text:p>0.2327</text:p>
          </table:table-cell>
          <table:table-cell table:formula="of:=MIN([$optimize_tfidf_split0_level2.D282];[$optimize_tfidf_split1_level2.D282];[$optimize_tfidf_split2_level2.D282];[$optimize_tfidf_split3_level2.D282];[$optimize_tfidf_split4_level2.D282];[$optimize_tfidf_split5_level2.D282];[$optimize_tfidf_split6_level2.D282];[$optimize_tfidf_split7_level2.D282];[$optimize_tfidf_split8_level2.D282];[$optimize_tfidf_split9_level2.D282])" office:value-type="float" office:value="0.953" calcext:value-type="float">
            <text:p>0.953</text:p>
          </table:table-cell>
          <table:table-cell table:formula="of:=MIN([$optimize_tfidf_split0_level2.E282];[$optimize_tfidf_split1_level2.E282];[$optimize_tfidf_split2_level2.E282];[$optimize_tfidf_split3_level2.E282];[$optimize_tfidf_split4_level2.E282];[$optimize_tfidf_split5_level2.E282];[$optimize_tfidf_split6_level2.E282];[$optimize_tfidf_split7_level2.E282];[$optimize_tfidf_split8_level2.E282];[$optimize_tfidf_split9_level2.E282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3];[$optimize_tfidf_split1_level2.A3];[$optimize_tfidf_split2_level2.A3];[$optimize_tfidf_split3_level2.A3];[$optimize_tfidf_split4_level2.A3];[$optimize_tfidf_split5_level2.A3];[$optimize_tfidf_split6_level2.A3];[$optimize_tfidf_split7_level2.A3];[$optimize_tfidf_split8_level2.A3];[$optimize_tfidf_split9_level2.A3])" office:value-type="float" office:value="1" calcext:value-type="float">
            <text:p>1</text:p>
          </table:table-cell>
          <table:table-cell table:formula="of:=MIN([$optimize_tfidf_split0_level2.B3];[$optimize_tfidf_split1_level2.B3];[$optimize_tfidf_split2_level2.B3];[$optimize_tfidf_split3_level2.B3];[$optimize_tfidf_split4_level2.B3];[$optimize_tfidf_split5_level2.B3];[$optimize_tfidf_split6_level2.B3];[$optimize_tfidf_split7_level2.B3];[$optimize_tfidf_split8_level2.B3];[$optimize_tfidf_split9_level2.B3])" office:value-type="float" office:value="0.05" calcext:value-type="float">
            <text:p>0.05</text:p>
          </table:table-cell>
          <table:table-cell table:formula="of:=MIN([$optimize_tfidf_split0_level2.C3];[$optimize_tfidf_split1_level2.C3];[$optimize_tfidf_split2_level2.C3];[$optimize_tfidf_split3_level2.C3];[$optimize_tfidf_split4_level2.C3];[$optimize_tfidf_split5_level2.C3];[$optimize_tfidf_split6_level2.C3];[$optimize_tfidf_split7_level2.C3];[$optimize_tfidf_split8_level2.C3];[$optimize_tfidf_split9_level2.C3])" office:value-type="float" office:value="0.4307" calcext:value-type="float">
            <text:p>0.4307</text:p>
          </table:table-cell>
          <table:table-cell table:formula="of:=MIN([$optimize_tfidf_split0_level2.D3];[$optimize_tfidf_split1_level2.D3];[$optimize_tfidf_split2_level2.D3];[$optimize_tfidf_split3_level2.D3];[$optimize_tfidf_split4_level2.D3];[$optimize_tfidf_split5_level2.D3];[$optimize_tfidf_split6_level2.D3];[$optimize_tfidf_split7_level2.D3];[$optimize_tfidf_split8_level2.D3];[$optimize_tfidf_split9_level2.D3])" office:value-type="float" office:value="0.3447" calcext:value-type="float">
            <text:p>0.3447</text:p>
          </table:table-cell>
          <table:table-cell table:formula="of:=MIN([$optimize_tfidf_split0_level2.E3];[$optimize_tfidf_split1_level2.E3];[$optimize_tfidf_split2_level2.E3];[$optimize_tfidf_split3_level2.E3];[$optimize_tfidf_split4_level2.E3];[$optimize_tfidf_split5_level2.E3];[$optimize_tfidf_split6_level2.E3];[$optimize_tfidf_split7_level2.E3];[$optimize_tfidf_split8_level2.E3];[$optimize_tfidf_split9_level2.E3])" office:value-type="float" office:value="0.3745" calcext:value-type="float">
            <text:p>0.3745</text:p>
          </table:table-cell>
        </table:table-row>
        <table:table-row table:style-name="ro1">
          <table:table-cell table:formula="of:=MIN([$optimize_tfidf_split0_level2.A23];[$optimize_tfidf_split1_level2.A23];[$optimize_tfidf_split2_level2.A23];[$optimize_tfidf_split3_level2.A23];[$optimize_tfidf_split4_level2.A23];[$optimize_tfidf_split5_level2.A23];[$optimize_tfidf_split6_level2.A23];[$optimize_tfidf_split7_level2.A23];[$optimize_tfidf_split8_level2.A23];[$optimize_tfidf_split9_level2.A23])" office:value-type="float" office:value="2" calcext:value-type="float">
            <text:p>2</text:p>
          </table:table-cell>
          <table:table-cell table:formula="of:=MIN([$optimize_tfidf_split0_level2.B23];[$optimize_tfidf_split1_level2.B23];[$optimize_tfidf_split2_level2.B23];[$optimize_tfidf_split3_level2.B23];[$optimize_tfidf_split4_level2.B23];[$optimize_tfidf_split5_level2.B23];[$optimize_tfidf_split6_level2.B23];[$optimize_tfidf_split7_level2.B23];[$optimize_tfidf_split8_level2.B23];[$optimize_tfidf_split9_level2.B23])" office:value-type="float" office:value="0.05" calcext:value-type="float">
            <text:p>0.05</text:p>
          </table:table-cell>
          <table:table-cell table:formula="of:=MIN([$optimize_tfidf_split0_level2.C23];[$optimize_tfidf_split1_level2.C23];[$optimize_tfidf_split2_level2.C23];[$optimize_tfidf_split3_level2.C23];[$optimize_tfidf_split4_level2.C23];[$optimize_tfidf_split5_level2.C23];[$optimize_tfidf_split6_level2.C23];[$optimize_tfidf_split7_level2.C23];[$optimize_tfidf_split8_level2.C23];[$optimize_tfidf_split9_level2.C23])" office:value-type="float" office:value="0.4197" calcext:value-type="float">
            <text:p>0.4197</text:p>
          </table:table-cell>
          <table:table-cell table:formula="of:=MIN([$optimize_tfidf_split0_level2.D23];[$optimize_tfidf_split1_level2.D23];[$optimize_tfidf_split2_level2.D23];[$optimize_tfidf_split3_level2.D23];[$optimize_tfidf_split4_level2.D23];[$optimize_tfidf_split5_level2.D23];[$optimize_tfidf_split6_level2.D23];[$optimize_tfidf_split7_level2.D23];[$optimize_tfidf_split8_level2.D23];[$optimize_tfidf_split9_level2.D23])" office:value-type="float" office:value="0.6908" calcext:value-type="float">
            <text:p>0.6908</text:p>
          </table:table-cell>
          <table:table-cell table:formula="of:=MIN([$optimize_tfidf_split0_level2.E23];[$optimize_tfidf_split1_level2.E23];[$optimize_tfidf_split2_level2.E23];[$optimize_tfidf_split3_level2.E23];[$optimize_tfidf_split4_level2.E23];[$optimize_tfidf_split5_level2.E23];[$optimize_tfidf_split6_level2.E23];[$optimize_tfidf_split7_level2.E23];[$optimize_tfidf_split8_level2.E23];[$optimize_tfidf_split9_level2.E23])" office:value-type="float" office:value="0.5101" calcext:value-type="float">
            <text:p>0.5101</text:p>
          </table:table-cell>
        </table:table-row>
        <table:table-row table:style-name="ro1">
          <table:table-cell table:formula="of:=MIN([$optimize_tfidf_split0_level2.A43];[$optimize_tfidf_split1_level2.A43];[$optimize_tfidf_split2_level2.A43];[$optimize_tfidf_split3_level2.A43];[$optimize_tfidf_split4_level2.A43];[$optimize_tfidf_split5_level2.A43];[$optimize_tfidf_split6_level2.A43];[$optimize_tfidf_split7_level2.A43];[$optimize_tfidf_split8_level2.A43];[$optimize_tfidf_split9_level2.A43])" office:value-type="float" office:value="3" calcext:value-type="float">
            <text:p>3</text:p>
          </table:table-cell>
          <table:table-cell table:formula="of:=MIN([$optimize_tfidf_split0_level2.B43];[$optimize_tfidf_split1_level2.B43];[$optimize_tfidf_split2_level2.B43];[$optimize_tfidf_split3_level2.B43];[$optimize_tfidf_split4_level2.B43];[$optimize_tfidf_split5_level2.B43];[$optimize_tfidf_split6_level2.B43];[$optimize_tfidf_split7_level2.B43];[$optimize_tfidf_split8_level2.B43];[$optimize_tfidf_split9_level2.B43])" office:value-type="float" office:value="0.05" calcext:value-type="float">
            <text:p>0.05</text:p>
          </table:table-cell>
          <table:table-cell table:formula="of:=MIN([$optimize_tfidf_split0_level2.C43];[$optimize_tfidf_split1_level2.C43];[$optimize_tfidf_split2_level2.C43];[$optimize_tfidf_split3_level2.C43];[$optimize_tfidf_split4_level2.C43];[$optimize_tfidf_split5_level2.C43];[$optimize_tfidf_split6_level2.C43];[$optimize_tfidf_split7_level2.C43];[$optimize_tfidf_split8_level2.C43];[$optimize_tfidf_split9_level2.C43])" office:value-type="float" office:value="0.3461" calcext:value-type="float">
            <text:p>0.3461</text:p>
          </table:table-cell>
          <table:table-cell table:formula="of:=MIN([$optimize_tfidf_split0_level2.D43];[$optimize_tfidf_split1_level2.D43];[$optimize_tfidf_split2_level2.D43];[$optimize_tfidf_split3_level2.D43];[$optimize_tfidf_split4_level2.D43];[$optimize_tfidf_split5_level2.D43];[$optimize_tfidf_split6_level2.D43];[$optimize_tfidf_split7_level2.D43];[$optimize_tfidf_split8_level2.D43];[$optimize_tfidf_split9_level2.D43])" office:value-type="float" office:value="0.8453" calcext:value-type="float">
            <text:p>0.8453</text:p>
          </table:table-cell>
          <table:table-cell table:formula="of:=MIN([$optimize_tfidf_split0_level2.E43];[$optimize_tfidf_split1_level2.E43];[$optimize_tfidf_split2_level2.E43];[$optimize_tfidf_split3_level2.E43];[$optimize_tfidf_split4_level2.E43];[$optimize_tfidf_split5_level2.E43];[$optimize_tfidf_split6_level2.E43];[$optimize_tfidf_split7_level2.E43];[$optimize_tfidf_split8_level2.E43];[$optimize_tfidf_split9_level2.E43])" office:value-type="float" office:value="0.4806" calcext:value-type="float">
            <text:p>0.4806</text:p>
          </table:table-cell>
        </table:table-row>
        <table:table-row table:style-name="ro1">
          <table:table-cell table:formula="of:=MIN([$optimize_tfidf_split0_level2.A63];[$optimize_tfidf_split1_level2.A63];[$optimize_tfidf_split2_level2.A63];[$optimize_tfidf_split3_level2.A63];[$optimize_tfidf_split4_level2.A63];[$optimize_tfidf_split5_level2.A63];[$optimize_tfidf_split6_level2.A63];[$optimize_tfidf_split7_level2.A63];[$optimize_tfidf_split8_level2.A63];[$optimize_tfidf_split9_level2.A63])" office:value-type="float" office:value="4" calcext:value-type="float">
            <text:p>4</text:p>
          </table:table-cell>
          <table:table-cell table:formula="of:=MIN([$optimize_tfidf_split0_level2.B63];[$optimize_tfidf_split1_level2.B63];[$optimize_tfidf_split2_level2.B63];[$optimize_tfidf_split3_level2.B63];[$optimize_tfidf_split4_level2.B63];[$optimize_tfidf_split5_level2.B63];[$optimize_tfidf_split6_level2.B63];[$optimize_tfidf_split7_level2.B63];[$optimize_tfidf_split8_level2.B63];[$optimize_tfidf_split9_level2.B63])" office:value-type="float" office:value="0.05" calcext:value-type="float">
            <text:p>0.05</text:p>
          </table:table-cell>
          <table:table-cell table:formula="of:=MIN([$optimize_tfidf_split0_level2.C63];[$optimize_tfidf_split1_level2.C63];[$optimize_tfidf_split2_level2.C63];[$optimize_tfidf_split3_level2.C63];[$optimize_tfidf_split4_level2.C63];[$optimize_tfidf_split5_level2.C63];[$optimize_tfidf_split6_level2.C63];[$optimize_tfidf_split7_level2.C63];[$optimize_tfidf_split8_level2.C63];[$optimize_tfidf_split9_level2.C63])" office:value-type="float" office:value="0.2895" calcext:value-type="float">
            <text:p>0.2895</text:p>
          </table:table-cell>
          <table:table-cell table:formula="of:=MIN([$optimize_tfidf_split0_level2.D63];[$optimize_tfidf_split1_level2.D63];[$optimize_tfidf_split2_level2.D63];[$optimize_tfidf_split3_level2.D63];[$optimize_tfidf_split4_level2.D63];[$optimize_tfidf_split5_level2.D63];[$optimize_tfidf_split6_level2.D63];[$optimize_tfidf_split7_level2.D63];[$optimize_tfidf_split8_level2.D63];[$optimize_tfidf_split9_level2.D63])" office:value-type="float" office:value="0.9386" calcext:value-type="float">
            <text:p>0.9386</text:p>
          </table:table-cell>
          <table:table-cell table:formula="of:=MIN([$optimize_tfidf_split0_level2.E63];[$optimize_tfidf_split1_level2.E63];[$optimize_tfidf_split2_level2.E63];[$optimize_tfidf_split3_level2.E63];[$optimize_tfidf_split4_level2.E63];[$optimize_tfidf_split5_level2.E63];[$optimize_tfidf_split6_level2.E63];[$optimize_tfidf_split7_level2.E63];[$optimize_tfidf_split8_level2.E63];[$optimize_tfidf_split9_level2.E63])" office:value-type="float" office:value="0.435" calcext:value-type="float">
            <text:p>0.435</text:p>
          </table:table-cell>
        </table:table-row>
        <table:table-row table:style-name="ro1">
          <table:table-cell table:formula="of:=MIN([$optimize_tfidf_split0_level2.A83];[$optimize_tfidf_split1_level2.A83];[$optimize_tfidf_split2_level2.A83];[$optimize_tfidf_split3_level2.A83];[$optimize_tfidf_split4_level2.A83];[$optimize_tfidf_split5_level2.A83];[$optimize_tfidf_split6_level2.A83];[$optimize_tfidf_split7_level2.A83];[$optimize_tfidf_split8_level2.A83];[$optimize_tfidf_split9_level2.A83])" office:value-type="float" office:value="5" calcext:value-type="float">
            <text:p>5</text:p>
          </table:table-cell>
          <table:table-cell table:formula="of:=MIN([$optimize_tfidf_split0_level2.B83];[$optimize_tfidf_split1_level2.B83];[$optimize_tfidf_split2_level2.B83];[$optimize_tfidf_split3_level2.B83];[$optimize_tfidf_split4_level2.B83];[$optimize_tfidf_split5_level2.B83];[$optimize_tfidf_split6_level2.B83];[$optimize_tfidf_split7_level2.B83];[$optimize_tfidf_split8_level2.B83];[$optimize_tfidf_split9_level2.B83])" office:value-type="float" office:value="0.05" calcext:value-type="float">
            <text:p>0.05</text:p>
          </table:table-cell>
          <table:table-cell table:formula="of:=MIN([$optimize_tfidf_split0_level2.C83];[$optimize_tfidf_split1_level2.C83];[$optimize_tfidf_split2_level2.C83];[$optimize_tfidf_split3_level2.C83];[$optimize_tfidf_split4_level2.C83];[$optimize_tfidf_split5_level2.C83];[$optimize_tfidf_split6_level2.C83];[$optimize_tfidf_split7_level2.C83];[$optimize_tfidf_split8_level2.C83];[$optimize_tfidf_split9_level2.C83])" office:value-type="float" office:value="0.2327" calcext:value-type="float">
            <text:p>0.2327</text:p>
          </table:table-cell>
          <table:table-cell table:formula="of:=MIN([$optimize_tfidf_split0_level2.D83];[$optimize_tfidf_split1_level2.D83];[$optimize_tfidf_split2_level2.D83];[$optimize_tfidf_split3_level2.D83];[$optimize_tfidf_split4_level2.D83];[$optimize_tfidf_split5_level2.D83];[$optimize_tfidf_split6_level2.D83];[$optimize_tfidf_split7_level2.D83];[$optimize_tfidf_split8_level2.D83];[$optimize_tfidf_split9_level2.D83])" office:value-type="float" office:value="0.953" calcext:value-type="float">
            <text:p>0.953</text:p>
          </table:table-cell>
          <table:table-cell table:formula="of:=MIN([$optimize_tfidf_split0_level2.E83];[$optimize_tfidf_split1_level2.E83];[$optimize_tfidf_split2_level2.E83];[$optimize_tfidf_split3_level2.E83];[$optimize_tfidf_split4_level2.E83];[$optimize_tfidf_split5_level2.E83];[$optimize_tfidf_split6_level2.E83];[$optimize_tfidf_split7_level2.E83];[$optimize_tfidf_split8_level2.E83];[$optimize_tfidf_split9_level2.E8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03];[$optimize_tfidf_split1_level2.A103];[$optimize_tfidf_split2_level2.A103];[$optimize_tfidf_split3_level2.A103];[$optimize_tfidf_split4_level2.A103];[$optimize_tfidf_split5_level2.A103];[$optimize_tfidf_split6_level2.A103];[$optimize_tfidf_split7_level2.A103];[$optimize_tfidf_split8_level2.A103];[$optimize_tfidf_split9_level2.A103])" office:value-type="float" office:value="6" calcext:value-type="float">
            <text:p>6</text:p>
          </table:table-cell>
          <table:table-cell table:formula="of:=MIN([$optimize_tfidf_split0_level2.B103];[$optimize_tfidf_split1_level2.B103];[$optimize_tfidf_split2_level2.B103];[$optimize_tfidf_split3_level2.B103];[$optimize_tfidf_split4_level2.B103];[$optimize_tfidf_split5_level2.B103];[$optimize_tfidf_split6_level2.B103];[$optimize_tfidf_split7_level2.B103];[$optimize_tfidf_split8_level2.B103];[$optimize_tfidf_split9_level2.B103])" office:value-type="float" office:value="0.05" calcext:value-type="float">
            <text:p>0.05</text:p>
          </table:table-cell>
          <table:table-cell table:formula="of:=MIN([$optimize_tfidf_split0_level2.C103];[$optimize_tfidf_split1_level2.C103];[$optimize_tfidf_split2_level2.C103];[$optimize_tfidf_split3_level2.C103];[$optimize_tfidf_split4_level2.C103];[$optimize_tfidf_split5_level2.C103];[$optimize_tfidf_split6_level2.C103];[$optimize_tfidf_split7_level2.C103];[$optimize_tfidf_split8_level2.C103];[$optimize_tfidf_split9_level2.C103])" office:value-type="float" office:value="0.2327" calcext:value-type="float">
            <text:p>0.2327</text:p>
          </table:table-cell>
          <table:table-cell table:formula="of:=MIN([$optimize_tfidf_split0_level2.D103];[$optimize_tfidf_split1_level2.D103];[$optimize_tfidf_split2_level2.D103];[$optimize_tfidf_split3_level2.D103];[$optimize_tfidf_split4_level2.D103];[$optimize_tfidf_split5_level2.D103];[$optimize_tfidf_split6_level2.D103];[$optimize_tfidf_split7_level2.D103];[$optimize_tfidf_split8_level2.D103];[$optimize_tfidf_split9_level2.D103])" office:value-type="float" office:value="0.953" calcext:value-type="float">
            <text:p>0.953</text:p>
          </table:table-cell>
          <table:table-cell table:formula="of:=MIN([$optimize_tfidf_split0_level2.E103];[$optimize_tfidf_split1_level2.E103];[$optimize_tfidf_split2_level2.E103];[$optimize_tfidf_split3_level2.E103];[$optimize_tfidf_split4_level2.E103];[$optimize_tfidf_split5_level2.E103];[$optimize_tfidf_split6_level2.E103];[$optimize_tfidf_split7_level2.E103];[$optimize_tfidf_split8_level2.E103];[$optimize_tfidf_split9_level2.E10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23];[$optimize_tfidf_split1_level2.A123];[$optimize_tfidf_split2_level2.A123];[$optimize_tfidf_split3_level2.A123];[$optimize_tfidf_split4_level2.A123];[$optimize_tfidf_split5_level2.A123];[$optimize_tfidf_split6_level2.A123];[$optimize_tfidf_split7_level2.A123];[$optimize_tfidf_split8_level2.A123];[$optimize_tfidf_split9_level2.A123])" office:value-type="float" office:value="7" calcext:value-type="float">
            <text:p>7</text:p>
          </table:table-cell>
          <table:table-cell table:formula="of:=MIN([$optimize_tfidf_split0_level2.B123];[$optimize_tfidf_split1_level2.B123];[$optimize_tfidf_split2_level2.B123];[$optimize_tfidf_split3_level2.B123];[$optimize_tfidf_split4_level2.B123];[$optimize_tfidf_split5_level2.B123];[$optimize_tfidf_split6_level2.B123];[$optimize_tfidf_split7_level2.B123];[$optimize_tfidf_split8_level2.B123];[$optimize_tfidf_split9_level2.B123])" office:value-type="float" office:value="0.05" calcext:value-type="float">
            <text:p>0.05</text:p>
          </table:table-cell>
          <table:table-cell table:formula="of:=MIN([$optimize_tfidf_split0_level2.C123];[$optimize_tfidf_split1_level2.C123];[$optimize_tfidf_split2_level2.C123];[$optimize_tfidf_split3_level2.C123];[$optimize_tfidf_split4_level2.C123];[$optimize_tfidf_split5_level2.C123];[$optimize_tfidf_split6_level2.C123];[$optimize_tfidf_split7_level2.C123];[$optimize_tfidf_split8_level2.C123];[$optimize_tfidf_split9_level2.C123])" office:value-type="float" office:value="0.2327" calcext:value-type="float">
            <text:p>0.2327</text:p>
          </table:table-cell>
          <table:table-cell table:formula="of:=MIN([$optimize_tfidf_split0_level2.D123];[$optimize_tfidf_split1_level2.D123];[$optimize_tfidf_split2_level2.D123];[$optimize_tfidf_split3_level2.D123];[$optimize_tfidf_split4_level2.D123];[$optimize_tfidf_split5_level2.D123];[$optimize_tfidf_split6_level2.D123];[$optimize_tfidf_split7_level2.D123];[$optimize_tfidf_split8_level2.D123];[$optimize_tfidf_split9_level2.D123])" office:value-type="float" office:value="0.953" calcext:value-type="float">
            <text:p>0.953</text:p>
          </table:table-cell>
          <table:table-cell table:formula="of:=MIN([$optimize_tfidf_split0_level2.E123];[$optimize_tfidf_split1_level2.E123];[$optimize_tfidf_split2_level2.E123];[$optimize_tfidf_split3_level2.E123];[$optimize_tfidf_split4_level2.E123];[$optimize_tfidf_split5_level2.E123];[$optimize_tfidf_split6_level2.E123];[$optimize_tfidf_split7_level2.E123];[$optimize_tfidf_split8_level2.E123];[$optimize_tfidf_split9_level2.E12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43];[$optimize_tfidf_split1_level2.A143];[$optimize_tfidf_split2_level2.A143];[$optimize_tfidf_split3_level2.A143];[$optimize_tfidf_split4_level2.A143];[$optimize_tfidf_split5_level2.A143];[$optimize_tfidf_split6_level2.A143];[$optimize_tfidf_split7_level2.A143];[$optimize_tfidf_split8_level2.A143];[$optimize_tfidf_split9_level2.A143])" office:value-type="float" office:value="8" calcext:value-type="float">
            <text:p>8</text:p>
          </table:table-cell>
          <table:table-cell table:formula="of:=MIN([$optimize_tfidf_split0_level2.B143];[$optimize_tfidf_split1_level2.B143];[$optimize_tfidf_split2_level2.B143];[$optimize_tfidf_split3_level2.B143];[$optimize_tfidf_split4_level2.B143];[$optimize_tfidf_split5_level2.B143];[$optimize_tfidf_split6_level2.B143];[$optimize_tfidf_split7_level2.B143];[$optimize_tfidf_split8_level2.B143];[$optimize_tfidf_split9_level2.B143])" office:value-type="float" office:value="0.05" calcext:value-type="float">
            <text:p>0.05</text:p>
          </table:table-cell>
          <table:table-cell table:formula="of:=MIN([$optimize_tfidf_split0_level2.C143];[$optimize_tfidf_split1_level2.C143];[$optimize_tfidf_split2_level2.C143];[$optimize_tfidf_split3_level2.C143];[$optimize_tfidf_split4_level2.C143];[$optimize_tfidf_split5_level2.C143];[$optimize_tfidf_split6_level2.C143];[$optimize_tfidf_split7_level2.C143];[$optimize_tfidf_split8_level2.C143];[$optimize_tfidf_split9_level2.C143])" office:value-type="float" office:value="0.2327" calcext:value-type="float">
            <text:p>0.2327</text:p>
          </table:table-cell>
          <table:table-cell table:formula="of:=MIN([$optimize_tfidf_split0_level2.D143];[$optimize_tfidf_split1_level2.D143];[$optimize_tfidf_split2_level2.D143];[$optimize_tfidf_split3_level2.D143];[$optimize_tfidf_split4_level2.D143];[$optimize_tfidf_split5_level2.D143];[$optimize_tfidf_split6_level2.D143];[$optimize_tfidf_split7_level2.D143];[$optimize_tfidf_split8_level2.D143];[$optimize_tfidf_split9_level2.D143])" office:value-type="float" office:value="0.953" calcext:value-type="float">
            <text:p>0.953</text:p>
          </table:table-cell>
          <table:table-cell table:formula="of:=MIN([$optimize_tfidf_split0_level2.E143];[$optimize_tfidf_split1_level2.E143];[$optimize_tfidf_split2_level2.E143];[$optimize_tfidf_split3_level2.E143];[$optimize_tfidf_split4_level2.E143];[$optimize_tfidf_split5_level2.E143];[$optimize_tfidf_split6_level2.E143];[$optimize_tfidf_split7_level2.E143];[$optimize_tfidf_split8_level2.E143];[$optimize_tfidf_split9_level2.E14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63];[$optimize_tfidf_split1_level2.A163];[$optimize_tfidf_split2_level2.A163];[$optimize_tfidf_split3_level2.A163];[$optimize_tfidf_split4_level2.A163];[$optimize_tfidf_split5_level2.A163];[$optimize_tfidf_split6_level2.A163];[$optimize_tfidf_split7_level2.A163];[$optimize_tfidf_split8_level2.A163];[$optimize_tfidf_split9_level2.A163])" office:value-type="float" office:value="9" calcext:value-type="float">
            <text:p>9</text:p>
          </table:table-cell>
          <table:table-cell table:formula="of:=MIN([$optimize_tfidf_split0_level2.B163];[$optimize_tfidf_split1_level2.B163];[$optimize_tfidf_split2_level2.B163];[$optimize_tfidf_split3_level2.B163];[$optimize_tfidf_split4_level2.B163];[$optimize_tfidf_split5_level2.B163];[$optimize_tfidf_split6_level2.B163];[$optimize_tfidf_split7_level2.B163];[$optimize_tfidf_split8_level2.B163];[$optimize_tfidf_split9_level2.B163])" office:value-type="float" office:value="0.05" calcext:value-type="float">
            <text:p>0.05</text:p>
          </table:table-cell>
          <table:table-cell table:formula="of:=MIN([$optimize_tfidf_split0_level2.C163];[$optimize_tfidf_split1_level2.C163];[$optimize_tfidf_split2_level2.C163];[$optimize_tfidf_split3_level2.C163];[$optimize_tfidf_split4_level2.C163];[$optimize_tfidf_split5_level2.C163];[$optimize_tfidf_split6_level2.C163];[$optimize_tfidf_split7_level2.C163];[$optimize_tfidf_split8_level2.C163];[$optimize_tfidf_split9_level2.C163])" office:value-type="float" office:value="0.2327" calcext:value-type="float">
            <text:p>0.2327</text:p>
          </table:table-cell>
          <table:table-cell table:formula="of:=MIN([$optimize_tfidf_split0_level2.D163];[$optimize_tfidf_split1_level2.D163];[$optimize_tfidf_split2_level2.D163];[$optimize_tfidf_split3_level2.D163];[$optimize_tfidf_split4_level2.D163];[$optimize_tfidf_split5_level2.D163];[$optimize_tfidf_split6_level2.D163];[$optimize_tfidf_split7_level2.D163];[$optimize_tfidf_split8_level2.D163];[$optimize_tfidf_split9_level2.D163])" office:value-type="float" office:value="0.953" calcext:value-type="float">
            <text:p>0.953</text:p>
          </table:table-cell>
          <table:table-cell table:formula="of:=MIN([$optimize_tfidf_split0_level2.E163];[$optimize_tfidf_split1_level2.E163];[$optimize_tfidf_split2_level2.E163];[$optimize_tfidf_split3_level2.E163];[$optimize_tfidf_split4_level2.E163];[$optimize_tfidf_split5_level2.E163];[$optimize_tfidf_split6_level2.E163];[$optimize_tfidf_split7_level2.E163];[$optimize_tfidf_split8_level2.E163];[$optimize_tfidf_split9_level2.E16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183];[$optimize_tfidf_split1_level2.A183];[$optimize_tfidf_split2_level2.A183];[$optimize_tfidf_split3_level2.A183];[$optimize_tfidf_split4_level2.A183];[$optimize_tfidf_split5_level2.A183];[$optimize_tfidf_split6_level2.A183];[$optimize_tfidf_split7_level2.A183];[$optimize_tfidf_split8_level2.A183];[$optimize_tfidf_split9_level2.A183])" office:value-type="float" office:value="10" calcext:value-type="float">
            <text:p>10</text:p>
          </table:table-cell>
          <table:table-cell table:formula="of:=MIN([$optimize_tfidf_split0_level2.B183];[$optimize_tfidf_split1_level2.B183];[$optimize_tfidf_split2_level2.B183];[$optimize_tfidf_split3_level2.B183];[$optimize_tfidf_split4_level2.B183];[$optimize_tfidf_split5_level2.B183];[$optimize_tfidf_split6_level2.B183];[$optimize_tfidf_split7_level2.B183];[$optimize_tfidf_split8_level2.B183];[$optimize_tfidf_split9_level2.B183])" office:value-type="float" office:value="0.05" calcext:value-type="float">
            <text:p>0.05</text:p>
          </table:table-cell>
          <table:table-cell table:formula="of:=MIN([$optimize_tfidf_split0_level2.C183];[$optimize_tfidf_split1_level2.C183];[$optimize_tfidf_split2_level2.C183];[$optimize_tfidf_split3_level2.C183];[$optimize_tfidf_split4_level2.C183];[$optimize_tfidf_split5_level2.C183];[$optimize_tfidf_split6_level2.C183];[$optimize_tfidf_split7_level2.C183];[$optimize_tfidf_split8_level2.C183];[$optimize_tfidf_split9_level2.C183])" office:value-type="float" office:value="0.2327" calcext:value-type="float">
            <text:p>0.2327</text:p>
          </table:table-cell>
          <table:table-cell table:formula="of:=MIN([$optimize_tfidf_split0_level2.D183];[$optimize_tfidf_split1_level2.D183];[$optimize_tfidf_split2_level2.D183];[$optimize_tfidf_split3_level2.D183];[$optimize_tfidf_split4_level2.D183];[$optimize_tfidf_split5_level2.D183];[$optimize_tfidf_split6_level2.D183];[$optimize_tfidf_split7_level2.D183];[$optimize_tfidf_split8_level2.D183];[$optimize_tfidf_split9_level2.D183])" office:value-type="float" office:value="0.953" calcext:value-type="float">
            <text:p>0.953</text:p>
          </table:table-cell>
          <table:table-cell table:formula="of:=MIN([$optimize_tfidf_split0_level2.E183];[$optimize_tfidf_split1_level2.E183];[$optimize_tfidf_split2_level2.E183];[$optimize_tfidf_split3_level2.E183];[$optimize_tfidf_split4_level2.E183];[$optimize_tfidf_split5_level2.E183];[$optimize_tfidf_split6_level2.E183];[$optimize_tfidf_split7_level2.E183];[$optimize_tfidf_split8_level2.E183];[$optimize_tfidf_split9_level2.E18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03];[$optimize_tfidf_split1_level2.A203];[$optimize_tfidf_split2_level2.A203];[$optimize_tfidf_split3_level2.A203];[$optimize_tfidf_split4_level2.A203];[$optimize_tfidf_split5_level2.A203];[$optimize_tfidf_split6_level2.A203];[$optimize_tfidf_split7_level2.A203];[$optimize_tfidf_split8_level2.A203];[$optimize_tfidf_split9_level2.A203])" office:value-type="float" office:value="11" calcext:value-type="float">
            <text:p>11</text:p>
          </table:table-cell>
          <table:table-cell table:formula="of:=MIN([$optimize_tfidf_split0_level2.B203];[$optimize_tfidf_split1_level2.B203];[$optimize_tfidf_split2_level2.B203];[$optimize_tfidf_split3_level2.B203];[$optimize_tfidf_split4_level2.B203];[$optimize_tfidf_split5_level2.B203];[$optimize_tfidf_split6_level2.B203];[$optimize_tfidf_split7_level2.B203];[$optimize_tfidf_split8_level2.B203];[$optimize_tfidf_split9_level2.B203])" office:value-type="float" office:value="0.05" calcext:value-type="float">
            <text:p>0.05</text:p>
          </table:table-cell>
          <table:table-cell table:formula="of:=MIN([$optimize_tfidf_split0_level2.C203];[$optimize_tfidf_split1_level2.C203];[$optimize_tfidf_split2_level2.C203];[$optimize_tfidf_split3_level2.C203];[$optimize_tfidf_split4_level2.C203];[$optimize_tfidf_split5_level2.C203];[$optimize_tfidf_split6_level2.C203];[$optimize_tfidf_split7_level2.C203];[$optimize_tfidf_split8_level2.C203];[$optimize_tfidf_split9_level2.C203])" office:value-type="float" office:value="0.2327" calcext:value-type="float">
            <text:p>0.2327</text:p>
          </table:table-cell>
          <table:table-cell table:formula="of:=MIN([$optimize_tfidf_split0_level2.D203];[$optimize_tfidf_split1_level2.D203];[$optimize_tfidf_split2_level2.D203];[$optimize_tfidf_split3_level2.D203];[$optimize_tfidf_split4_level2.D203];[$optimize_tfidf_split5_level2.D203];[$optimize_tfidf_split6_level2.D203];[$optimize_tfidf_split7_level2.D203];[$optimize_tfidf_split8_level2.D203];[$optimize_tfidf_split9_level2.D203])" office:value-type="float" office:value="0.953" calcext:value-type="float">
            <text:p>0.953</text:p>
          </table:table-cell>
          <table:table-cell table:formula="of:=MIN([$optimize_tfidf_split0_level2.E203];[$optimize_tfidf_split1_level2.E203];[$optimize_tfidf_split2_level2.E203];[$optimize_tfidf_split3_level2.E203];[$optimize_tfidf_split4_level2.E203];[$optimize_tfidf_split5_level2.E203];[$optimize_tfidf_split6_level2.E203];[$optimize_tfidf_split7_level2.E203];[$optimize_tfidf_split8_level2.E203];[$optimize_tfidf_split9_level2.E20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23];[$optimize_tfidf_split1_level2.A223];[$optimize_tfidf_split2_level2.A223];[$optimize_tfidf_split3_level2.A223];[$optimize_tfidf_split4_level2.A223];[$optimize_tfidf_split5_level2.A223];[$optimize_tfidf_split6_level2.A223];[$optimize_tfidf_split7_level2.A223];[$optimize_tfidf_split8_level2.A223];[$optimize_tfidf_split9_level2.A223])" office:value-type="float" office:value="12" calcext:value-type="float">
            <text:p>12</text:p>
          </table:table-cell>
          <table:table-cell table:formula="of:=MIN([$optimize_tfidf_split0_level2.B223];[$optimize_tfidf_split1_level2.B223];[$optimize_tfidf_split2_level2.B223];[$optimize_tfidf_split3_level2.B223];[$optimize_tfidf_split4_level2.B223];[$optimize_tfidf_split5_level2.B223];[$optimize_tfidf_split6_level2.B223];[$optimize_tfidf_split7_level2.B223];[$optimize_tfidf_split8_level2.B223];[$optimize_tfidf_split9_level2.B223])" office:value-type="float" office:value="0.05" calcext:value-type="float">
            <text:p>0.05</text:p>
          </table:table-cell>
          <table:table-cell table:formula="of:=MIN([$optimize_tfidf_split0_level2.C223];[$optimize_tfidf_split1_level2.C223];[$optimize_tfidf_split2_level2.C223];[$optimize_tfidf_split3_level2.C223];[$optimize_tfidf_split4_level2.C223];[$optimize_tfidf_split5_level2.C223];[$optimize_tfidf_split6_level2.C223];[$optimize_tfidf_split7_level2.C223];[$optimize_tfidf_split8_level2.C223];[$optimize_tfidf_split9_level2.C223])" office:value-type="float" office:value="0.2327" calcext:value-type="float">
            <text:p>0.2327</text:p>
          </table:table-cell>
          <table:table-cell table:formula="of:=MIN([$optimize_tfidf_split0_level2.D223];[$optimize_tfidf_split1_level2.D223];[$optimize_tfidf_split2_level2.D223];[$optimize_tfidf_split3_level2.D223];[$optimize_tfidf_split4_level2.D223];[$optimize_tfidf_split5_level2.D223];[$optimize_tfidf_split6_level2.D223];[$optimize_tfidf_split7_level2.D223];[$optimize_tfidf_split8_level2.D223];[$optimize_tfidf_split9_level2.D223])" office:value-type="float" office:value="0.953" calcext:value-type="float">
            <text:p>0.953</text:p>
          </table:table-cell>
          <table:table-cell table:formula="of:=MIN([$optimize_tfidf_split0_level2.E223];[$optimize_tfidf_split1_level2.E223];[$optimize_tfidf_split2_level2.E223];[$optimize_tfidf_split3_level2.E223];[$optimize_tfidf_split4_level2.E223];[$optimize_tfidf_split5_level2.E223];[$optimize_tfidf_split6_level2.E223];[$optimize_tfidf_split7_level2.E223];[$optimize_tfidf_split8_level2.E223];[$optimize_tfidf_split9_level2.E22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43];[$optimize_tfidf_split1_level2.A243];[$optimize_tfidf_split2_level2.A243];[$optimize_tfidf_split3_level2.A243];[$optimize_tfidf_split4_level2.A243];[$optimize_tfidf_split5_level2.A243];[$optimize_tfidf_split6_level2.A243];[$optimize_tfidf_split7_level2.A243];[$optimize_tfidf_split8_level2.A243];[$optimize_tfidf_split9_level2.A243])" office:value-type="float" office:value="13" calcext:value-type="float">
            <text:p>13</text:p>
          </table:table-cell>
          <table:table-cell table:formula="of:=MIN([$optimize_tfidf_split0_level2.B243];[$optimize_tfidf_split1_level2.B243];[$optimize_tfidf_split2_level2.B243];[$optimize_tfidf_split3_level2.B243];[$optimize_tfidf_split4_level2.B243];[$optimize_tfidf_split5_level2.B243];[$optimize_tfidf_split6_level2.B243];[$optimize_tfidf_split7_level2.B243];[$optimize_tfidf_split8_level2.B243];[$optimize_tfidf_split9_level2.B243])" office:value-type="float" office:value="0.05" calcext:value-type="float">
            <text:p>0.05</text:p>
          </table:table-cell>
          <table:table-cell table:formula="of:=MIN([$optimize_tfidf_split0_level2.C243];[$optimize_tfidf_split1_level2.C243];[$optimize_tfidf_split2_level2.C243];[$optimize_tfidf_split3_level2.C243];[$optimize_tfidf_split4_level2.C243];[$optimize_tfidf_split5_level2.C243];[$optimize_tfidf_split6_level2.C243];[$optimize_tfidf_split7_level2.C243];[$optimize_tfidf_split8_level2.C243];[$optimize_tfidf_split9_level2.C243])" office:value-type="float" office:value="0.2327" calcext:value-type="float">
            <text:p>0.2327</text:p>
          </table:table-cell>
          <table:table-cell table:formula="of:=MIN([$optimize_tfidf_split0_level2.D243];[$optimize_tfidf_split1_level2.D243];[$optimize_tfidf_split2_level2.D243];[$optimize_tfidf_split3_level2.D243];[$optimize_tfidf_split4_level2.D243];[$optimize_tfidf_split5_level2.D243];[$optimize_tfidf_split6_level2.D243];[$optimize_tfidf_split7_level2.D243];[$optimize_tfidf_split8_level2.D243];[$optimize_tfidf_split9_level2.D243])" office:value-type="float" office:value="0.953" calcext:value-type="float">
            <text:p>0.953</text:p>
          </table:table-cell>
          <table:table-cell table:formula="of:=MIN([$optimize_tfidf_split0_level2.E243];[$optimize_tfidf_split1_level2.E243];[$optimize_tfidf_split2_level2.E243];[$optimize_tfidf_split3_level2.E243];[$optimize_tfidf_split4_level2.E243];[$optimize_tfidf_split5_level2.E243];[$optimize_tfidf_split6_level2.E243];[$optimize_tfidf_split7_level2.E243];[$optimize_tfidf_split8_level2.E243];[$optimize_tfidf_split9_level2.E24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63];[$optimize_tfidf_split1_level2.A263];[$optimize_tfidf_split2_level2.A263];[$optimize_tfidf_split3_level2.A263];[$optimize_tfidf_split4_level2.A263];[$optimize_tfidf_split5_level2.A263];[$optimize_tfidf_split6_level2.A263];[$optimize_tfidf_split7_level2.A263];[$optimize_tfidf_split8_level2.A263];[$optimize_tfidf_split9_level2.A263])" office:value-type="float" office:value="14" calcext:value-type="float">
            <text:p>14</text:p>
          </table:table-cell>
          <table:table-cell table:formula="of:=MIN([$optimize_tfidf_split0_level2.B263];[$optimize_tfidf_split1_level2.B263];[$optimize_tfidf_split2_level2.B263];[$optimize_tfidf_split3_level2.B263];[$optimize_tfidf_split4_level2.B263];[$optimize_tfidf_split5_level2.B263];[$optimize_tfidf_split6_level2.B263];[$optimize_tfidf_split7_level2.B263];[$optimize_tfidf_split8_level2.B263];[$optimize_tfidf_split9_level2.B263])" office:value-type="float" office:value="0.05" calcext:value-type="float">
            <text:p>0.05</text:p>
          </table:table-cell>
          <table:table-cell table:formula="of:=MIN([$optimize_tfidf_split0_level2.C263];[$optimize_tfidf_split1_level2.C263];[$optimize_tfidf_split2_level2.C263];[$optimize_tfidf_split3_level2.C263];[$optimize_tfidf_split4_level2.C263];[$optimize_tfidf_split5_level2.C263];[$optimize_tfidf_split6_level2.C263];[$optimize_tfidf_split7_level2.C263];[$optimize_tfidf_split8_level2.C263];[$optimize_tfidf_split9_level2.C263])" office:value-type="float" office:value="0.2327" calcext:value-type="float">
            <text:p>0.2327</text:p>
          </table:table-cell>
          <table:table-cell table:formula="of:=MIN([$optimize_tfidf_split0_level2.D263];[$optimize_tfidf_split1_level2.D263];[$optimize_tfidf_split2_level2.D263];[$optimize_tfidf_split3_level2.D263];[$optimize_tfidf_split4_level2.D263];[$optimize_tfidf_split5_level2.D263];[$optimize_tfidf_split6_level2.D263];[$optimize_tfidf_split7_level2.D263];[$optimize_tfidf_split8_level2.D263];[$optimize_tfidf_split9_level2.D263])" office:value-type="float" office:value="0.953" calcext:value-type="float">
            <text:p>0.953</text:p>
          </table:table-cell>
          <table:table-cell table:formula="of:=MIN([$optimize_tfidf_split0_level2.E263];[$optimize_tfidf_split1_level2.E263];[$optimize_tfidf_split2_level2.E263];[$optimize_tfidf_split3_level2.E263];[$optimize_tfidf_split4_level2.E263];[$optimize_tfidf_split5_level2.E263];[$optimize_tfidf_split6_level2.E263];[$optimize_tfidf_split7_level2.E263];[$optimize_tfidf_split8_level2.E263];[$optimize_tfidf_split9_level2.E26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283];[$optimize_tfidf_split1_level2.A283];[$optimize_tfidf_split2_level2.A283];[$optimize_tfidf_split3_level2.A283];[$optimize_tfidf_split4_level2.A283];[$optimize_tfidf_split5_level2.A283];[$optimize_tfidf_split6_level2.A283];[$optimize_tfidf_split7_level2.A283];[$optimize_tfidf_split8_level2.A283];[$optimize_tfidf_split9_level2.A283])" office:value-type="float" office:value="15" calcext:value-type="float">
            <text:p>15</text:p>
          </table:table-cell>
          <table:table-cell table:formula="of:=MIN([$optimize_tfidf_split0_level2.B283];[$optimize_tfidf_split1_level2.B283];[$optimize_tfidf_split2_level2.B283];[$optimize_tfidf_split3_level2.B283];[$optimize_tfidf_split4_level2.B283];[$optimize_tfidf_split5_level2.B283];[$optimize_tfidf_split6_level2.B283];[$optimize_tfidf_split7_level2.B283];[$optimize_tfidf_split8_level2.B283];[$optimize_tfidf_split9_level2.B283])" office:value-type="float" office:value="0.05" calcext:value-type="float">
            <text:p>0.05</text:p>
          </table:table-cell>
          <table:table-cell table:formula="of:=MIN([$optimize_tfidf_split0_level2.C283];[$optimize_tfidf_split1_level2.C283];[$optimize_tfidf_split2_level2.C283];[$optimize_tfidf_split3_level2.C283];[$optimize_tfidf_split4_level2.C283];[$optimize_tfidf_split5_level2.C283];[$optimize_tfidf_split6_level2.C283];[$optimize_tfidf_split7_level2.C283];[$optimize_tfidf_split8_level2.C283];[$optimize_tfidf_split9_level2.C283])" office:value-type="float" office:value="0.2327" calcext:value-type="float">
            <text:p>0.2327</text:p>
          </table:table-cell>
          <table:table-cell table:formula="of:=MIN([$optimize_tfidf_split0_level2.D283];[$optimize_tfidf_split1_level2.D283];[$optimize_tfidf_split2_level2.D283];[$optimize_tfidf_split3_level2.D283];[$optimize_tfidf_split4_level2.D283];[$optimize_tfidf_split5_level2.D283];[$optimize_tfidf_split6_level2.D283];[$optimize_tfidf_split7_level2.D283];[$optimize_tfidf_split8_level2.D283];[$optimize_tfidf_split9_level2.D283])" office:value-type="float" office:value="0.953" calcext:value-type="float">
            <text:p>0.953</text:p>
          </table:table-cell>
          <table:table-cell table:formula="of:=MIN([$optimize_tfidf_split0_level2.E283];[$optimize_tfidf_split1_level2.E283];[$optimize_tfidf_split2_level2.E283];[$optimize_tfidf_split3_level2.E283];[$optimize_tfidf_split4_level2.E283];[$optimize_tfidf_split5_level2.E283];[$optimize_tfidf_split6_level2.E283];[$optimize_tfidf_split7_level2.E283];[$optimize_tfidf_split8_level2.E283];[$optimize_tfidf_split9_level2.E283])" office:value-type="float" office:value="0.3681" calcext:value-type="float">
            <text:p>0.3681</text:p>
          </table:table-cell>
        </table:table-row>
        <table:table-row table:style-name="ro1">
          <table:table-cell table:formula="of:=MIN([$optimize_tfidf_split0_level2.A4];[$optimize_tfidf_split1_level2.A4];[$optimize_tfidf_split2_level2.A4];[$optimize_tfidf_split3_level2.A4];[$optimize_tfidf_split4_level2.A4];[$optimize_tfidf_split5_level2.A4];[$optimize_tfidf_split6_level2.A4];[$optimize_tfidf_split7_level2.A4];[$optimize_tfidf_split8_level2.A4];[$optimize_tfidf_split9_level2.A4])" office:value-type="float" office:value="1" calcext:value-type="float">
            <text:p>1</text:p>
          </table:table-cell>
          <table:table-cell table:formula="of:=MIN([$optimize_tfidf_split0_level2.B4];[$optimize_tfidf_split1_level2.B4];[$optimize_tfidf_split2_level2.B4];[$optimize_tfidf_split3_level2.B4];[$optimize_tfidf_split4_level2.B4];[$optimize_tfidf_split5_level2.B4];[$optimize_tfidf_split6_level2.B4];[$optimize_tfidf_split7_level2.B4];[$optimize_tfidf_split8_level2.B4];[$optimize_tfidf_split9_level2.B4])" office:value-type="float" office:value="0.1" calcext:value-type="float">
            <text:p>0.1</text:p>
          </table:table-cell>
          <table:table-cell table:formula="of:=MIN([$optimize_tfidf_split0_level2.C4];[$optimize_tfidf_split1_level2.C4];[$optimize_tfidf_split2_level2.C4];[$optimize_tfidf_split3_level2.C4];[$optimize_tfidf_split4_level2.C4];[$optimize_tfidf_split5_level2.C4];[$optimize_tfidf_split6_level2.C4];[$optimize_tfidf_split7_level2.C4];[$optimize_tfidf_split8_level2.C4];[$optimize_tfidf_split9_level2.C4])" office:value-type="float" office:value="0.4307" calcext:value-type="float">
            <text:p>0.4307</text:p>
          </table:table-cell>
          <table:table-cell table:formula="of:=MIN([$optimize_tfidf_split0_level2.D4];[$optimize_tfidf_split1_level2.D4];[$optimize_tfidf_split2_level2.D4];[$optimize_tfidf_split3_level2.D4];[$optimize_tfidf_split4_level2.D4];[$optimize_tfidf_split5_level2.D4];[$optimize_tfidf_split6_level2.D4];[$optimize_tfidf_split7_level2.D4];[$optimize_tfidf_split8_level2.D4];[$optimize_tfidf_split9_level2.D4])" office:value-type="float" office:value="0.3447" calcext:value-type="float">
            <text:p>0.3447</text:p>
          </table:table-cell>
          <table:table-cell table:formula="of:=MIN([$optimize_tfidf_split0_level2.E4];[$optimize_tfidf_split1_level2.E4];[$optimize_tfidf_split2_level2.E4];[$optimize_tfidf_split3_level2.E4];[$optimize_tfidf_split4_level2.E4];[$optimize_tfidf_split5_level2.E4];[$optimize_tfidf_split6_level2.E4];[$optimize_tfidf_split7_level2.E4];[$optimize_tfidf_split8_level2.E4];[$optimize_tfidf_split9_level2.E4])" office:value-type="float" office:value="0.3745" calcext:value-type="float">
            <text:p>0.3745</text:p>
          </table:table-cell>
        </table:table-row>
        <table:table-row table:style-name="ro1">
          <table:table-cell table:formula="of:=MIN([$optimize_tfidf_split0_level2.A24];[$optimize_tfidf_split1_level2.A24];[$optimize_tfidf_split2_level2.A24];[$optimize_tfidf_split3_level2.A24];[$optimize_tfidf_split4_level2.A24];[$optimize_tfidf_split5_level2.A24];[$optimize_tfidf_split6_level2.A24];[$optimize_tfidf_split7_level2.A24];[$optimize_tfidf_split8_level2.A24];[$optimize_tfidf_split9_level2.A24])" office:value-type="float" office:value="2" calcext:value-type="float">
            <text:p>2</text:p>
          </table:table-cell>
          <table:table-cell table:formula="of:=MIN([$optimize_tfidf_split0_level2.B24];[$optimize_tfidf_split1_level2.B24];[$optimize_tfidf_split2_level2.B24];[$optimize_tfidf_split3_level2.B24];[$optimize_tfidf_split4_level2.B24];[$optimize_tfidf_split5_level2.B24];[$optimize_tfidf_split6_level2.B24];[$optimize_tfidf_split7_level2.B24];[$optimize_tfidf_split8_level2.B24];[$optimize_tfidf_split9_level2.B24])" office:value-type="float" office:value="0.1" calcext:value-type="float">
            <text:p>0.1</text:p>
          </table:table-cell>
          <table:table-cell table:formula="of:=MIN([$optimize_tfidf_split0_level2.C24];[$optimize_tfidf_split1_level2.C24];[$optimize_tfidf_split2_level2.C24];[$optimize_tfidf_split3_level2.C24];[$optimize_tfidf_split4_level2.C24];[$optimize_tfidf_split5_level2.C24];[$optimize_tfidf_split6_level2.C24];[$optimize_tfidf_split7_level2.C24];[$optimize_tfidf_split8_level2.C24];[$optimize_tfidf_split9_level2.C24])" office:value-type="float" office:value="0.4197" calcext:value-type="float">
            <text:p>0.4197</text:p>
          </table:table-cell>
          <table:table-cell table:formula="of:=MIN([$optimize_tfidf_split0_level2.D24];[$optimize_tfidf_split1_level2.D24];[$optimize_tfidf_split2_level2.D24];[$optimize_tfidf_split3_level2.D24];[$optimize_tfidf_split4_level2.D24];[$optimize_tfidf_split5_level2.D24];[$optimize_tfidf_split6_level2.D24];[$optimize_tfidf_split7_level2.D24];[$optimize_tfidf_split8_level2.D24];[$optimize_tfidf_split9_level2.D24])" office:value-type="float" office:value="0.6908" calcext:value-type="float">
            <text:p>0.6908</text:p>
          </table:table-cell>
          <table:table-cell table:formula="of:=MIN([$optimize_tfidf_split0_level2.E24];[$optimize_tfidf_split1_level2.E24];[$optimize_tfidf_split2_level2.E24];[$optimize_tfidf_split3_level2.E24];[$optimize_tfidf_split4_level2.E24];[$optimize_tfidf_split5_level2.E24];[$optimize_tfidf_split6_level2.E24];[$optimize_tfidf_split7_level2.E24];[$optimize_tfidf_split8_level2.E24];[$optimize_tfidf_split9_level2.E24])" office:value-type="float" office:value="0.5101" calcext:value-type="float">
            <text:p>0.5101</text:p>
          </table:table-cell>
        </table:table-row>
        <table:table-row table:style-name="ro1">
          <table:table-cell table:formula="of:=MIN([$optimize_tfidf_split0_level2.A44];[$optimize_tfidf_split1_level2.A44];[$optimize_tfidf_split2_level2.A44];[$optimize_tfidf_split3_level2.A44];[$optimize_tfidf_split4_level2.A44];[$optimize_tfidf_split5_level2.A44];[$optimize_tfidf_split6_level2.A44];[$optimize_tfidf_split7_level2.A44];[$optimize_tfidf_split8_level2.A44];[$optimize_tfidf_split9_level2.A44])" office:value-type="float" office:value="3" calcext:value-type="float">
            <text:p>3</text:p>
          </table:table-cell>
          <table:table-cell table:formula="of:=MIN([$optimize_tfidf_split0_level2.B44];[$optimize_tfidf_split1_level2.B44];[$optimize_tfidf_split2_level2.B44];[$optimize_tfidf_split3_level2.B44];[$optimize_tfidf_split4_level2.B44];[$optimize_tfidf_split5_level2.B44];[$optimize_tfidf_split6_level2.B44];[$optimize_tfidf_split7_level2.B44];[$optimize_tfidf_split8_level2.B44];[$optimize_tfidf_split9_level2.B44])" office:value-type="float" office:value="0.1" calcext:value-type="float">
            <text:p>0.1</text:p>
          </table:table-cell>
          <table:table-cell table:formula="of:=MIN([$optimize_tfidf_split0_level2.C44];[$optimize_tfidf_split1_level2.C44];[$optimize_tfidf_split2_level2.C44];[$optimize_tfidf_split3_level2.C44];[$optimize_tfidf_split4_level2.C44];[$optimize_tfidf_split5_level2.C44];[$optimize_tfidf_split6_level2.C44];[$optimize_tfidf_split7_level2.C44];[$optimize_tfidf_split8_level2.C44];[$optimize_tfidf_split9_level2.C44])" office:value-type="float" office:value="0.3453" calcext:value-type="float">
            <text:p>0.3453</text:p>
          </table:table-cell>
          <table:table-cell table:formula="of:=MIN([$optimize_tfidf_split0_level2.D44];[$optimize_tfidf_split1_level2.D44];[$optimize_tfidf_split2_level2.D44];[$optimize_tfidf_split3_level2.D44];[$optimize_tfidf_split4_level2.D44];[$optimize_tfidf_split5_level2.D44];[$optimize_tfidf_split6_level2.D44];[$optimize_tfidf_split7_level2.D44];[$optimize_tfidf_split8_level2.D44];[$optimize_tfidf_split9_level2.D44])" office:value-type="float" office:value="0.8427" calcext:value-type="float">
            <text:p>0.8427</text:p>
          </table:table-cell>
          <table:table-cell table:formula="of:=MIN([$optimize_tfidf_split0_level2.E44];[$optimize_tfidf_split1_level2.E44];[$optimize_tfidf_split2_level2.E44];[$optimize_tfidf_split3_level2.E44];[$optimize_tfidf_split4_level2.E44];[$optimize_tfidf_split5_level2.E44];[$optimize_tfidf_split6_level2.E44];[$optimize_tfidf_split7_level2.E44];[$optimize_tfidf_split8_level2.E44];[$optimize_tfidf_split9_level2.E44])" office:value-type="float" office:value="0.4793" calcext:value-type="float">
            <text:p>0.4793</text:p>
          </table:table-cell>
        </table:table-row>
        <table:table-row table:style-name="ro1">
          <table:table-cell table:formula="of:=MIN([$optimize_tfidf_split0_level2.A64];[$optimize_tfidf_split1_level2.A64];[$optimize_tfidf_split2_level2.A64];[$optimize_tfidf_split3_level2.A64];[$optimize_tfidf_split4_level2.A64];[$optimize_tfidf_split5_level2.A64];[$optimize_tfidf_split6_level2.A64];[$optimize_tfidf_split7_level2.A64];[$optimize_tfidf_split8_level2.A64];[$optimize_tfidf_split9_level2.A64])" office:value-type="float" office:value="4" calcext:value-type="float">
            <text:p>4</text:p>
          </table:table-cell>
          <table:table-cell table:formula="of:=MIN([$optimize_tfidf_split0_level2.B64];[$optimize_tfidf_split1_level2.B64];[$optimize_tfidf_split2_level2.B64];[$optimize_tfidf_split3_level2.B64];[$optimize_tfidf_split4_level2.B64];[$optimize_tfidf_split5_level2.B64];[$optimize_tfidf_split6_level2.B64];[$optimize_tfidf_split7_level2.B64];[$optimize_tfidf_split8_level2.B64];[$optimize_tfidf_split9_level2.B64])" office:value-type="float" office:value="0.1" calcext:value-type="float">
            <text:p>0.1</text:p>
          </table:table-cell>
          <table:table-cell table:formula="of:=MIN([$optimize_tfidf_split0_level2.C64];[$optimize_tfidf_split1_level2.C64];[$optimize_tfidf_split2_level2.C64];[$optimize_tfidf_split3_level2.C64];[$optimize_tfidf_split4_level2.C64];[$optimize_tfidf_split5_level2.C64];[$optimize_tfidf_split6_level2.C64];[$optimize_tfidf_split7_level2.C64];[$optimize_tfidf_split8_level2.C64];[$optimize_tfidf_split9_level2.C64])" office:value-type="float" office:value="0.2883" calcext:value-type="float">
            <text:p>0.2883</text:p>
          </table:table-cell>
          <table:table-cell table:formula="of:=MIN([$optimize_tfidf_split0_level2.D64];[$optimize_tfidf_split1_level2.D64];[$optimize_tfidf_split2_level2.D64];[$optimize_tfidf_split3_level2.D64];[$optimize_tfidf_split4_level2.D64];[$optimize_tfidf_split5_level2.D64];[$optimize_tfidf_split6_level2.D64];[$optimize_tfidf_split7_level2.D64];[$optimize_tfidf_split8_level2.D64];[$optimize_tfidf_split9_level2.D64])" office:value-type="float" office:value="0.936" calcext:value-type="float">
            <text:p>0.936</text:p>
          </table:table-cell>
          <table:table-cell table:formula="of:=MIN([$optimize_tfidf_split0_level2.E64];[$optimize_tfidf_split1_level2.E64];[$optimize_tfidf_split2_level2.E64];[$optimize_tfidf_split3_level2.E64];[$optimize_tfidf_split4_level2.E64];[$optimize_tfidf_split5_level2.E64];[$optimize_tfidf_split6_level2.E64];[$optimize_tfidf_split7_level2.E64];[$optimize_tfidf_split8_level2.E64];[$optimize_tfidf_split9_level2.E64])" office:value-type="float" office:value="0.4337" calcext:value-type="float">
            <text:p>0.4337</text:p>
          </table:table-cell>
        </table:table-row>
        <table:table-row table:style-name="ro1">
          <table:table-cell table:formula="of:=MIN([$optimize_tfidf_split0_level2.A84];[$optimize_tfidf_split1_level2.A84];[$optimize_tfidf_split2_level2.A84];[$optimize_tfidf_split3_level2.A84];[$optimize_tfidf_split4_level2.A84];[$optimize_tfidf_split5_level2.A84];[$optimize_tfidf_split6_level2.A84];[$optimize_tfidf_split7_level2.A84];[$optimize_tfidf_split8_level2.A84];[$optimize_tfidf_split9_level2.A84])" office:value-type="float" office:value="5" calcext:value-type="float">
            <text:p>5</text:p>
          </table:table-cell>
          <table:table-cell table:formula="of:=MIN([$optimize_tfidf_split0_level2.B84];[$optimize_tfidf_split1_level2.B84];[$optimize_tfidf_split2_level2.B84];[$optimize_tfidf_split3_level2.B84];[$optimize_tfidf_split4_level2.B84];[$optimize_tfidf_split5_level2.B84];[$optimize_tfidf_split6_level2.B84];[$optimize_tfidf_split7_level2.B84];[$optimize_tfidf_split8_level2.B84];[$optimize_tfidf_split9_level2.B84])" office:value-type="float" office:value="0.1" calcext:value-type="float">
            <text:p>0.1</text:p>
          </table:table-cell>
          <table:table-cell table:formula="of:=MIN([$optimize_tfidf_split0_level2.C84];[$optimize_tfidf_split1_level2.C84];[$optimize_tfidf_split2_level2.C84];[$optimize_tfidf_split3_level2.C84];[$optimize_tfidf_split4_level2.C84];[$optimize_tfidf_split5_level2.C84];[$optimize_tfidf_split6_level2.C84];[$optimize_tfidf_split7_level2.C84];[$optimize_tfidf_split8_level2.C84];[$optimize_tfidf_split9_level2.C84])" office:value-type="float" office:value="0.2316" calcext:value-type="float">
            <text:p>0.2316</text:p>
          </table:table-cell>
          <table:table-cell table:formula="of:=MIN([$optimize_tfidf_split0_level2.D84];[$optimize_tfidf_split1_level2.D84];[$optimize_tfidf_split2_level2.D84];[$optimize_tfidf_split3_level2.D84];[$optimize_tfidf_split4_level2.D84];[$optimize_tfidf_split5_level2.D84];[$optimize_tfidf_split6_level2.D84];[$optimize_tfidf_split7_level2.D84];[$optimize_tfidf_split8_level2.D84];[$optimize_tfidf_split9_level2.D84])" office:value-type="float" office:value="0.9478" calcext:value-type="float">
            <text:p>0.9478</text:p>
          </table:table-cell>
          <table:table-cell table:formula="of:=MIN([$optimize_tfidf_split0_level2.E84];[$optimize_tfidf_split1_level2.E84];[$optimize_tfidf_split2_level2.E84];[$optimize_tfidf_split3_level2.E84];[$optimize_tfidf_split4_level2.E84];[$optimize_tfidf_split5_level2.E84];[$optimize_tfidf_split6_level2.E84];[$optimize_tfidf_split7_level2.E84];[$optimize_tfidf_split8_level2.E84];[$optimize_tfidf_split9_level2.E8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04];[$optimize_tfidf_split1_level2.A104];[$optimize_tfidf_split2_level2.A104];[$optimize_tfidf_split3_level2.A104];[$optimize_tfidf_split4_level2.A104];[$optimize_tfidf_split5_level2.A104];[$optimize_tfidf_split6_level2.A104];[$optimize_tfidf_split7_level2.A104];[$optimize_tfidf_split8_level2.A104];[$optimize_tfidf_split9_level2.A104])" office:value-type="float" office:value="6" calcext:value-type="float">
            <text:p>6</text:p>
          </table:table-cell>
          <table:table-cell table:formula="of:=MIN([$optimize_tfidf_split0_level2.B104];[$optimize_tfidf_split1_level2.B104];[$optimize_tfidf_split2_level2.B104];[$optimize_tfidf_split3_level2.B104];[$optimize_tfidf_split4_level2.B104];[$optimize_tfidf_split5_level2.B104];[$optimize_tfidf_split6_level2.B104];[$optimize_tfidf_split7_level2.B104];[$optimize_tfidf_split8_level2.B104];[$optimize_tfidf_split9_level2.B104])" office:value-type="float" office:value="0.1" calcext:value-type="float">
            <text:p>0.1</text:p>
          </table:table-cell>
          <table:table-cell table:formula="of:=MIN([$optimize_tfidf_split0_level2.C104];[$optimize_tfidf_split1_level2.C104];[$optimize_tfidf_split2_level2.C104];[$optimize_tfidf_split3_level2.C104];[$optimize_tfidf_split4_level2.C104];[$optimize_tfidf_split5_level2.C104];[$optimize_tfidf_split6_level2.C104];[$optimize_tfidf_split7_level2.C104];[$optimize_tfidf_split8_level2.C104];[$optimize_tfidf_split9_level2.C104])" office:value-type="float" office:value="0.2316" calcext:value-type="float">
            <text:p>0.2316</text:p>
          </table:table-cell>
          <table:table-cell table:formula="of:=MIN([$optimize_tfidf_split0_level2.D104];[$optimize_tfidf_split1_level2.D104];[$optimize_tfidf_split2_level2.D104];[$optimize_tfidf_split3_level2.D104];[$optimize_tfidf_split4_level2.D104];[$optimize_tfidf_split5_level2.D104];[$optimize_tfidf_split6_level2.D104];[$optimize_tfidf_split7_level2.D104];[$optimize_tfidf_split8_level2.D104];[$optimize_tfidf_split9_level2.D104])" office:value-type="float" office:value="0.9478" calcext:value-type="float">
            <text:p>0.9478</text:p>
          </table:table-cell>
          <table:table-cell table:formula="of:=MIN([$optimize_tfidf_split0_level2.E104];[$optimize_tfidf_split1_level2.E104];[$optimize_tfidf_split2_level2.E104];[$optimize_tfidf_split3_level2.E104];[$optimize_tfidf_split4_level2.E104];[$optimize_tfidf_split5_level2.E104];[$optimize_tfidf_split6_level2.E104];[$optimize_tfidf_split7_level2.E104];[$optimize_tfidf_split8_level2.E104];[$optimize_tfidf_split9_level2.E10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24];[$optimize_tfidf_split1_level2.A124];[$optimize_tfidf_split2_level2.A124];[$optimize_tfidf_split3_level2.A124];[$optimize_tfidf_split4_level2.A124];[$optimize_tfidf_split5_level2.A124];[$optimize_tfidf_split6_level2.A124];[$optimize_tfidf_split7_level2.A124];[$optimize_tfidf_split8_level2.A124];[$optimize_tfidf_split9_level2.A124])" office:value-type="float" office:value="7" calcext:value-type="float">
            <text:p>7</text:p>
          </table:table-cell>
          <table:table-cell table:formula="of:=MIN([$optimize_tfidf_split0_level2.B124];[$optimize_tfidf_split1_level2.B124];[$optimize_tfidf_split2_level2.B124];[$optimize_tfidf_split3_level2.B124];[$optimize_tfidf_split4_level2.B124];[$optimize_tfidf_split5_level2.B124];[$optimize_tfidf_split6_level2.B124];[$optimize_tfidf_split7_level2.B124];[$optimize_tfidf_split8_level2.B124];[$optimize_tfidf_split9_level2.B124])" office:value-type="float" office:value="0.1" calcext:value-type="float">
            <text:p>0.1</text:p>
          </table:table-cell>
          <table:table-cell table:formula="of:=MIN([$optimize_tfidf_split0_level2.C124];[$optimize_tfidf_split1_level2.C124];[$optimize_tfidf_split2_level2.C124];[$optimize_tfidf_split3_level2.C124];[$optimize_tfidf_split4_level2.C124];[$optimize_tfidf_split5_level2.C124];[$optimize_tfidf_split6_level2.C124];[$optimize_tfidf_split7_level2.C124];[$optimize_tfidf_split8_level2.C124];[$optimize_tfidf_split9_level2.C124])" office:value-type="float" office:value="0.2316" calcext:value-type="float">
            <text:p>0.2316</text:p>
          </table:table-cell>
          <table:table-cell table:formula="of:=MIN([$optimize_tfidf_split0_level2.D124];[$optimize_tfidf_split1_level2.D124];[$optimize_tfidf_split2_level2.D124];[$optimize_tfidf_split3_level2.D124];[$optimize_tfidf_split4_level2.D124];[$optimize_tfidf_split5_level2.D124];[$optimize_tfidf_split6_level2.D124];[$optimize_tfidf_split7_level2.D124];[$optimize_tfidf_split8_level2.D124];[$optimize_tfidf_split9_level2.D124])" office:value-type="float" office:value="0.9478" calcext:value-type="float">
            <text:p>0.9478</text:p>
          </table:table-cell>
          <table:table-cell table:formula="of:=MIN([$optimize_tfidf_split0_level2.E124];[$optimize_tfidf_split1_level2.E124];[$optimize_tfidf_split2_level2.E124];[$optimize_tfidf_split3_level2.E124];[$optimize_tfidf_split4_level2.E124];[$optimize_tfidf_split5_level2.E124];[$optimize_tfidf_split6_level2.E124];[$optimize_tfidf_split7_level2.E124];[$optimize_tfidf_split8_level2.E124];[$optimize_tfidf_split9_level2.E12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44];[$optimize_tfidf_split1_level2.A144];[$optimize_tfidf_split2_level2.A144];[$optimize_tfidf_split3_level2.A144];[$optimize_tfidf_split4_level2.A144];[$optimize_tfidf_split5_level2.A144];[$optimize_tfidf_split6_level2.A144];[$optimize_tfidf_split7_level2.A144];[$optimize_tfidf_split8_level2.A144];[$optimize_tfidf_split9_level2.A144])" office:value-type="float" office:value="8" calcext:value-type="float">
            <text:p>8</text:p>
          </table:table-cell>
          <table:table-cell table:formula="of:=MIN([$optimize_tfidf_split0_level2.B144];[$optimize_tfidf_split1_level2.B144];[$optimize_tfidf_split2_level2.B144];[$optimize_tfidf_split3_level2.B144];[$optimize_tfidf_split4_level2.B144];[$optimize_tfidf_split5_level2.B144];[$optimize_tfidf_split6_level2.B144];[$optimize_tfidf_split7_level2.B144];[$optimize_tfidf_split8_level2.B144];[$optimize_tfidf_split9_level2.B144])" office:value-type="float" office:value="0.1" calcext:value-type="float">
            <text:p>0.1</text:p>
          </table:table-cell>
          <table:table-cell table:formula="of:=MIN([$optimize_tfidf_split0_level2.C144];[$optimize_tfidf_split1_level2.C144];[$optimize_tfidf_split2_level2.C144];[$optimize_tfidf_split3_level2.C144];[$optimize_tfidf_split4_level2.C144];[$optimize_tfidf_split5_level2.C144];[$optimize_tfidf_split6_level2.C144];[$optimize_tfidf_split7_level2.C144];[$optimize_tfidf_split8_level2.C144];[$optimize_tfidf_split9_level2.C144])" office:value-type="float" office:value="0.2316" calcext:value-type="float">
            <text:p>0.2316</text:p>
          </table:table-cell>
          <table:table-cell table:formula="of:=MIN([$optimize_tfidf_split0_level2.D144];[$optimize_tfidf_split1_level2.D144];[$optimize_tfidf_split2_level2.D144];[$optimize_tfidf_split3_level2.D144];[$optimize_tfidf_split4_level2.D144];[$optimize_tfidf_split5_level2.D144];[$optimize_tfidf_split6_level2.D144];[$optimize_tfidf_split7_level2.D144];[$optimize_tfidf_split8_level2.D144];[$optimize_tfidf_split9_level2.D144])" office:value-type="float" office:value="0.9478" calcext:value-type="float">
            <text:p>0.9478</text:p>
          </table:table-cell>
          <table:table-cell table:formula="of:=MIN([$optimize_tfidf_split0_level2.E144];[$optimize_tfidf_split1_level2.E144];[$optimize_tfidf_split2_level2.E144];[$optimize_tfidf_split3_level2.E144];[$optimize_tfidf_split4_level2.E144];[$optimize_tfidf_split5_level2.E144];[$optimize_tfidf_split6_level2.E144];[$optimize_tfidf_split7_level2.E144];[$optimize_tfidf_split8_level2.E144];[$optimize_tfidf_split9_level2.E14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64];[$optimize_tfidf_split1_level2.A164];[$optimize_tfidf_split2_level2.A164];[$optimize_tfidf_split3_level2.A164];[$optimize_tfidf_split4_level2.A164];[$optimize_tfidf_split5_level2.A164];[$optimize_tfidf_split6_level2.A164];[$optimize_tfidf_split7_level2.A164];[$optimize_tfidf_split8_level2.A164];[$optimize_tfidf_split9_level2.A164])" office:value-type="float" office:value="9" calcext:value-type="float">
            <text:p>9</text:p>
          </table:table-cell>
          <table:table-cell table:formula="of:=MIN([$optimize_tfidf_split0_level2.B164];[$optimize_tfidf_split1_level2.B164];[$optimize_tfidf_split2_level2.B164];[$optimize_tfidf_split3_level2.B164];[$optimize_tfidf_split4_level2.B164];[$optimize_tfidf_split5_level2.B164];[$optimize_tfidf_split6_level2.B164];[$optimize_tfidf_split7_level2.B164];[$optimize_tfidf_split8_level2.B164];[$optimize_tfidf_split9_level2.B164])" office:value-type="float" office:value="0.1" calcext:value-type="float">
            <text:p>0.1</text:p>
          </table:table-cell>
          <table:table-cell table:formula="of:=MIN([$optimize_tfidf_split0_level2.C164];[$optimize_tfidf_split1_level2.C164];[$optimize_tfidf_split2_level2.C164];[$optimize_tfidf_split3_level2.C164];[$optimize_tfidf_split4_level2.C164];[$optimize_tfidf_split5_level2.C164];[$optimize_tfidf_split6_level2.C164];[$optimize_tfidf_split7_level2.C164];[$optimize_tfidf_split8_level2.C164];[$optimize_tfidf_split9_level2.C164])" office:value-type="float" office:value="0.2316" calcext:value-type="float">
            <text:p>0.2316</text:p>
          </table:table-cell>
          <table:table-cell table:formula="of:=MIN([$optimize_tfidf_split0_level2.D164];[$optimize_tfidf_split1_level2.D164];[$optimize_tfidf_split2_level2.D164];[$optimize_tfidf_split3_level2.D164];[$optimize_tfidf_split4_level2.D164];[$optimize_tfidf_split5_level2.D164];[$optimize_tfidf_split6_level2.D164];[$optimize_tfidf_split7_level2.D164];[$optimize_tfidf_split8_level2.D164];[$optimize_tfidf_split9_level2.D164])" office:value-type="float" office:value="0.9478" calcext:value-type="float">
            <text:p>0.9478</text:p>
          </table:table-cell>
          <table:table-cell table:formula="of:=MIN([$optimize_tfidf_split0_level2.E164];[$optimize_tfidf_split1_level2.E164];[$optimize_tfidf_split2_level2.E164];[$optimize_tfidf_split3_level2.E164];[$optimize_tfidf_split4_level2.E164];[$optimize_tfidf_split5_level2.E164];[$optimize_tfidf_split6_level2.E164];[$optimize_tfidf_split7_level2.E164];[$optimize_tfidf_split8_level2.E164];[$optimize_tfidf_split9_level2.E16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84];[$optimize_tfidf_split1_level2.A184];[$optimize_tfidf_split2_level2.A184];[$optimize_tfidf_split3_level2.A184];[$optimize_tfidf_split4_level2.A184];[$optimize_tfidf_split5_level2.A184];[$optimize_tfidf_split6_level2.A184];[$optimize_tfidf_split7_level2.A184];[$optimize_tfidf_split8_level2.A184];[$optimize_tfidf_split9_level2.A184])" office:value-type="float" office:value="10" calcext:value-type="float">
            <text:p>10</text:p>
          </table:table-cell>
          <table:table-cell table:formula="of:=MIN([$optimize_tfidf_split0_level2.B184];[$optimize_tfidf_split1_level2.B184];[$optimize_tfidf_split2_level2.B184];[$optimize_tfidf_split3_level2.B184];[$optimize_tfidf_split4_level2.B184];[$optimize_tfidf_split5_level2.B184];[$optimize_tfidf_split6_level2.B184];[$optimize_tfidf_split7_level2.B184];[$optimize_tfidf_split8_level2.B184];[$optimize_tfidf_split9_level2.B184])" office:value-type="float" office:value="0.1" calcext:value-type="float">
            <text:p>0.1</text:p>
          </table:table-cell>
          <table:table-cell table:formula="of:=MIN([$optimize_tfidf_split0_level2.C184];[$optimize_tfidf_split1_level2.C184];[$optimize_tfidf_split2_level2.C184];[$optimize_tfidf_split3_level2.C184];[$optimize_tfidf_split4_level2.C184];[$optimize_tfidf_split5_level2.C184];[$optimize_tfidf_split6_level2.C184];[$optimize_tfidf_split7_level2.C184];[$optimize_tfidf_split8_level2.C184];[$optimize_tfidf_split9_level2.C184])" office:value-type="float" office:value="0.2316" calcext:value-type="float">
            <text:p>0.2316</text:p>
          </table:table-cell>
          <table:table-cell table:formula="of:=MIN([$optimize_tfidf_split0_level2.D184];[$optimize_tfidf_split1_level2.D184];[$optimize_tfidf_split2_level2.D184];[$optimize_tfidf_split3_level2.D184];[$optimize_tfidf_split4_level2.D184];[$optimize_tfidf_split5_level2.D184];[$optimize_tfidf_split6_level2.D184];[$optimize_tfidf_split7_level2.D184];[$optimize_tfidf_split8_level2.D184];[$optimize_tfidf_split9_level2.D184])" office:value-type="float" office:value="0.9478" calcext:value-type="float">
            <text:p>0.9478</text:p>
          </table:table-cell>
          <table:table-cell table:formula="of:=MIN([$optimize_tfidf_split0_level2.E184];[$optimize_tfidf_split1_level2.E184];[$optimize_tfidf_split2_level2.E184];[$optimize_tfidf_split3_level2.E184];[$optimize_tfidf_split4_level2.E184];[$optimize_tfidf_split5_level2.E184];[$optimize_tfidf_split6_level2.E184];[$optimize_tfidf_split7_level2.E184];[$optimize_tfidf_split8_level2.E184];[$optimize_tfidf_split9_level2.E18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04];[$optimize_tfidf_split1_level2.A204];[$optimize_tfidf_split2_level2.A204];[$optimize_tfidf_split3_level2.A204];[$optimize_tfidf_split4_level2.A204];[$optimize_tfidf_split5_level2.A204];[$optimize_tfidf_split6_level2.A204];[$optimize_tfidf_split7_level2.A204];[$optimize_tfidf_split8_level2.A204];[$optimize_tfidf_split9_level2.A204])" office:value-type="float" office:value="11" calcext:value-type="float">
            <text:p>11</text:p>
          </table:table-cell>
          <table:table-cell table:formula="of:=MIN([$optimize_tfidf_split0_level2.B204];[$optimize_tfidf_split1_level2.B204];[$optimize_tfidf_split2_level2.B204];[$optimize_tfidf_split3_level2.B204];[$optimize_tfidf_split4_level2.B204];[$optimize_tfidf_split5_level2.B204];[$optimize_tfidf_split6_level2.B204];[$optimize_tfidf_split7_level2.B204];[$optimize_tfidf_split8_level2.B204];[$optimize_tfidf_split9_level2.B204])" office:value-type="float" office:value="0.1" calcext:value-type="float">
            <text:p>0.1</text:p>
          </table:table-cell>
          <table:table-cell table:formula="of:=MIN([$optimize_tfidf_split0_level2.C204];[$optimize_tfidf_split1_level2.C204];[$optimize_tfidf_split2_level2.C204];[$optimize_tfidf_split3_level2.C204];[$optimize_tfidf_split4_level2.C204];[$optimize_tfidf_split5_level2.C204];[$optimize_tfidf_split6_level2.C204];[$optimize_tfidf_split7_level2.C204];[$optimize_tfidf_split8_level2.C204];[$optimize_tfidf_split9_level2.C204])" office:value-type="float" office:value="0.2316" calcext:value-type="float">
            <text:p>0.2316</text:p>
          </table:table-cell>
          <table:table-cell table:formula="of:=MIN([$optimize_tfidf_split0_level2.D204];[$optimize_tfidf_split1_level2.D204];[$optimize_tfidf_split2_level2.D204];[$optimize_tfidf_split3_level2.D204];[$optimize_tfidf_split4_level2.D204];[$optimize_tfidf_split5_level2.D204];[$optimize_tfidf_split6_level2.D204];[$optimize_tfidf_split7_level2.D204];[$optimize_tfidf_split8_level2.D204];[$optimize_tfidf_split9_level2.D204])" office:value-type="float" office:value="0.9478" calcext:value-type="float">
            <text:p>0.9478</text:p>
          </table:table-cell>
          <table:table-cell table:formula="of:=MIN([$optimize_tfidf_split0_level2.E204];[$optimize_tfidf_split1_level2.E204];[$optimize_tfidf_split2_level2.E204];[$optimize_tfidf_split3_level2.E204];[$optimize_tfidf_split4_level2.E204];[$optimize_tfidf_split5_level2.E204];[$optimize_tfidf_split6_level2.E204];[$optimize_tfidf_split7_level2.E204];[$optimize_tfidf_split8_level2.E204];[$optimize_tfidf_split9_level2.E20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24];[$optimize_tfidf_split1_level2.A224];[$optimize_tfidf_split2_level2.A224];[$optimize_tfidf_split3_level2.A224];[$optimize_tfidf_split4_level2.A224];[$optimize_tfidf_split5_level2.A224];[$optimize_tfidf_split6_level2.A224];[$optimize_tfidf_split7_level2.A224];[$optimize_tfidf_split8_level2.A224];[$optimize_tfidf_split9_level2.A224])" office:value-type="float" office:value="12" calcext:value-type="float">
            <text:p>12</text:p>
          </table:table-cell>
          <table:table-cell table:formula="of:=MIN([$optimize_tfidf_split0_level2.B224];[$optimize_tfidf_split1_level2.B224];[$optimize_tfidf_split2_level2.B224];[$optimize_tfidf_split3_level2.B224];[$optimize_tfidf_split4_level2.B224];[$optimize_tfidf_split5_level2.B224];[$optimize_tfidf_split6_level2.B224];[$optimize_tfidf_split7_level2.B224];[$optimize_tfidf_split8_level2.B224];[$optimize_tfidf_split9_level2.B224])" office:value-type="float" office:value="0.1" calcext:value-type="float">
            <text:p>0.1</text:p>
          </table:table-cell>
          <table:table-cell table:formula="of:=MIN([$optimize_tfidf_split0_level2.C224];[$optimize_tfidf_split1_level2.C224];[$optimize_tfidf_split2_level2.C224];[$optimize_tfidf_split3_level2.C224];[$optimize_tfidf_split4_level2.C224];[$optimize_tfidf_split5_level2.C224];[$optimize_tfidf_split6_level2.C224];[$optimize_tfidf_split7_level2.C224];[$optimize_tfidf_split8_level2.C224];[$optimize_tfidf_split9_level2.C224])" office:value-type="float" office:value="0.2316" calcext:value-type="float">
            <text:p>0.2316</text:p>
          </table:table-cell>
          <table:table-cell table:formula="of:=MIN([$optimize_tfidf_split0_level2.D224];[$optimize_tfidf_split1_level2.D224];[$optimize_tfidf_split2_level2.D224];[$optimize_tfidf_split3_level2.D224];[$optimize_tfidf_split4_level2.D224];[$optimize_tfidf_split5_level2.D224];[$optimize_tfidf_split6_level2.D224];[$optimize_tfidf_split7_level2.D224];[$optimize_tfidf_split8_level2.D224];[$optimize_tfidf_split9_level2.D224])" office:value-type="float" office:value="0.9478" calcext:value-type="float">
            <text:p>0.9478</text:p>
          </table:table-cell>
          <table:table-cell table:formula="of:=MIN([$optimize_tfidf_split0_level2.E224];[$optimize_tfidf_split1_level2.E224];[$optimize_tfidf_split2_level2.E224];[$optimize_tfidf_split3_level2.E224];[$optimize_tfidf_split4_level2.E224];[$optimize_tfidf_split5_level2.E224];[$optimize_tfidf_split6_level2.E224];[$optimize_tfidf_split7_level2.E224];[$optimize_tfidf_split8_level2.E224];[$optimize_tfidf_split9_level2.E22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44];[$optimize_tfidf_split1_level2.A244];[$optimize_tfidf_split2_level2.A244];[$optimize_tfidf_split3_level2.A244];[$optimize_tfidf_split4_level2.A244];[$optimize_tfidf_split5_level2.A244];[$optimize_tfidf_split6_level2.A244];[$optimize_tfidf_split7_level2.A244];[$optimize_tfidf_split8_level2.A244];[$optimize_tfidf_split9_level2.A244])" office:value-type="float" office:value="13" calcext:value-type="float">
            <text:p>13</text:p>
          </table:table-cell>
          <table:table-cell table:formula="of:=MIN([$optimize_tfidf_split0_level2.B244];[$optimize_tfidf_split1_level2.B244];[$optimize_tfidf_split2_level2.B244];[$optimize_tfidf_split3_level2.B244];[$optimize_tfidf_split4_level2.B244];[$optimize_tfidf_split5_level2.B244];[$optimize_tfidf_split6_level2.B244];[$optimize_tfidf_split7_level2.B244];[$optimize_tfidf_split8_level2.B244];[$optimize_tfidf_split9_level2.B244])" office:value-type="float" office:value="0.1" calcext:value-type="float">
            <text:p>0.1</text:p>
          </table:table-cell>
          <table:table-cell table:formula="of:=MIN([$optimize_tfidf_split0_level2.C244];[$optimize_tfidf_split1_level2.C244];[$optimize_tfidf_split2_level2.C244];[$optimize_tfidf_split3_level2.C244];[$optimize_tfidf_split4_level2.C244];[$optimize_tfidf_split5_level2.C244];[$optimize_tfidf_split6_level2.C244];[$optimize_tfidf_split7_level2.C244];[$optimize_tfidf_split8_level2.C244];[$optimize_tfidf_split9_level2.C244])" office:value-type="float" office:value="0.2316" calcext:value-type="float">
            <text:p>0.2316</text:p>
          </table:table-cell>
          <table:table-cell table:formula="of:=MIN([$optimize_tfidf_split0_level2.D244];[$optimize_tfidf_split1_level2.D244];[$optimize_tfidf_split2_level2.D244];[$optimize_tfidf_split3_level2.D244];[$optimize_tfidf_split4_level2.D244];[$optimize_tfidf_split5_level2.D244];[$optimize_tfidf_split6_level2.D244];[$optimize_tfidf_split7_level2.D244];[$optimize_tfidf_split8_level2.D244];[$optimize_tfidf_split9_level2.D244])" office:value-type="float" office:value="0.9478" calcext:value-type="float">
            <text:p>0.9478</text:p>
          </table:table-cell>
          <table:table-cell table:formula="of:=MIN([$optimize_tfidf_split0_level2.E244];[$optimize_tfidf_split1_level2.E244];[$optimize_tfidf_split2_level2.E244];[$optimize_tfidf_split3_level2.E244];[$optimize_tfidf_split4_level2.E244];[$optimize_tfidf_split5_level2.E244];[$optimize_tfidf_split6_level2.E244];[$optimize_tfidf_split7_level2.E244];[$optimize_tfidf_split8_level2.E244];[$optimize_tfidf_split9_level2.E24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64];[$optimize_tfidf_split1_level2.A264];[$optimize_tfidf_split2_level2.A264];[$optimize_tfidf_split3_level2.A264];[$optimize_tfidf_split4_level2.A264];[$optimize_tfidf_split5_level2.A264];[$optimize_tfidf_split6_level2.A264];[$optimize_tfidf_split7_level2.A264];[$optimize_tfidf_split8_level2.A264];[$optimize_tfidf_split9_level2.A264])" office:value-type="float" office:value="14" calcext:value-type="float">
            <text:p>14</text:p>
          </table:table-cell>
          <table:table-cell table:formula="of:=MIN([$optimize_tfidf_split0_level2.B264];[$optimize_tfidf_split1_level2.B264];[$optimize_tfidf_split2_level2.B264];[$optimize_tfidf_split3_level2.B264];[$optimize_tfidf_split4_level2.B264];[$optimize_tfidf_split5_level2.B264];[$optimize_tfidf_split6_level2.B264];[$optimize_tfidf_split7_level2.B264];[$optimize_tfidf_split8_level2.B264];[$optimize_tfidf_split9_level2.B264])" office:value-type="float" office:value="0.1" calcext:value-type="float">
            <text:p>0.1</text:p>
          </table:table-cell>
          <table:table-cell table:formula="of:=MIN([$optimize_tfidf_split0_level2.C264];[$optimize_tfidf_split1_level2.C264];[$optimize_tfidf_split2_level2.C264];[$optimize_tfidf_split3_level2.C264];[$optimize_tfidf_split4_level2.C264];[$optimize_tfidf_split5_level2.C264];[$optimize_tfidf_split6_level2.C264];[$optimize_tfidf_split7_level2.C264];[$optimize_tfidf_split8_level2.C264];[$optimize_tfidf_split9_level2.C264])" office:value-type="float" office:value="0.2316" calcext:value-type="float">
            <text:p>0.2316</text:p>
          </table:table-cell>
          <table:table-cell table:formula="of:=MIN([$optimize_tfidf_split0_level2.D264];[$optimize_tfidf_split1_level2.D264];[$optimize_tfidf_split2_level2.D264];[$optimize_tfidf_split3_level2.D264];[$optimize_tfidf_split4_level2.D264];[$optimize_tfidf_split5_level2.D264];[$optimize_tfidf_split6_level2.D264];[$optimize_tfidf_split7_level2.D264];[$optimize_tfidf_split8_level2.D264];[$optimize_tfidf_split9_level2.D264])" office:value-type="float" office:value="0.9478" calcext:value-type="float">
            <text:p>0.9478</text:p>
          </table:table-cell>
          <table:table-cell table:formula="of:=MIN([$optimize_tfidf_split0_level2.E264];[$optimize_tfidf_split1_level2.E264];[$optimize_tfidf_split2_level2.E264];[$optimize_tfidf_split3_level2.E264];[$optimize_tfidf_split4_level2.E264];[$optimize_tfidf_split5_level2.E264];[$optimize_tfidf_split6_level2.E264];[$optimize_tfidf_split7_level2.E264];[$optimize_tfidf_split8_level2.E264];[$optimize_tfidf_split9_level2.E26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84];[$optimize_tfidf_split1_level2.A284];[$optimize_tfidf_split2_level2.A284];[$optimize_tfidf_split3_level2.A284];[$optimize_tfidf_split4_level2.A284];[$optimize_tfidf_split5_level2.A284];[$optimize_tfidf_split6_level2.A284];[$optimize_tfidf_split7_level2.A284];[$optimize_tfidf_split8_level2.A284];[$optimize_tfidf_split9_level2.A284])" office:value-type="float" office:value="15" calcext:value-type="float">
            <text:p>15</text:p>
          </table:table-cell>
          <table:table-cell table:formula="of:=MIN([$optimize_tfidf_split0_level2.B284];[$optimize_tfidf_split1_level2.B284];[$optimize_tfidf_split2_level2.B284];[$optimize_tfidf_split3_level2.B284];[$optimize_tfidf_split4_level2.B284];[$optimize_tfidf_split5_level2.B284];[$optimize_tfidf_split6_level2.B284];[$optimize_tfidf_split7_level2.B284];[$optimize_tfidf_split8_level2.B284];[$optimize_tfidf_split9_level2.B284])" office:value-type="float" office:value="0.1" calcext:value-type="float">
            <text:p>0.1</text:p>
          </table:table-cell>
          <table:table-cell table:formula="of:=MIN([$optimize_tfidf_split0_level2.C284];[$optimize_tfidf_split1_level2.C284];[$optimize_tfidf_split2_level2.C284];[$optimize_tfidf_split3_level2.C284];[$optimize_tfidf_split4_level2.C284];[$optimize_tfidf_split5_level2.C284];[$optimize_tfidf_split6_level2.C284];[$optimize_tfidf_split7_level2.C284];[$optimize_tfidf_split8_level2.C284];[$optimize_tfidf_split9_level2.C284])" office:value-type="float" office:value="0.2316" calcext:value-type="float">
            <text:p>0.2316</text:p>
          </table:table-cell>
          <table:table-cell table:formula="of:=MIN([$optimize_tfidf_split0_level2.D284];[$optimize_tfidf_split1_level2.D284];[$optimize_tfidf_split2_level2.D284];[$optimize_tfidf_split3_level2.D284];[$optimize_tfidf_split4_level2.D284];[$optimize_tfidf_split5_level2.D284];[$optimize_tfidf_split6_level2.D284];[$optimize_tfidf_split7_level2.D284];[$optimize_tfidf_split8_level2.D284];[$optimize_tfidf_split9_level2.D284])" office:value-type="float" office:value="0.9478" calcext:value-type="float">
            <text:p>0.9478</text:p>
          </table:table-cell>
          <table:table-cell table:formula="of:=MIN([$optimize_tfidf_split0_level2.E284];[$optimize_tfidf_split1_level2.E284];[$optimize_tfidf_split2_level2.E284];[$optimize_tfidf_split3_level2.E284];[$optimize_tfidf_split4_level2.E284];[$optimize_tfidf_split5_level2.E284];[$optimize_tfidf_split6_level2.E284];[$optimize_tfidf_split7_level2.E284];[$optimize_tfidf_split8_level2.E284];[$optimize_tfidf_split9_level2.E284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5];[$optimize_tfidf_split1_level2.A5];[$optimize_tfidf_split2_level2.A5];[$optimize_tfidf_split3_level2.A5];[$optimize_tfidf_split4_level2.A5];[$optimize_tfidf_split5_level2.A5];[$optimize_tfidf_split6_level2.A5];[$optimize_tfidf_split7_level2.A5];[$optimize_tfidf_split8_level2.A5];[$optimize_tfidf_split9_level2.A5])" office:value-type="float" office:value="1" calcext:value-type="float">
            <text:p>1</text:p>
          </table:table-cell>
          <table:table-cell table:formula="of:=MIN([$optimize_tfidf_split0_level2.B5];[$optimize_tfidf_split1_level2.B5];[$optimize_tfidf_split2_level2.B5];[$optimize_tfidf_split3_level2.B5];[$optimize_tfidf_split4_level2.B5];[$optimize_tfidf_split5_level2.B5];[$optimize_tfidf_split6_level2.B5];[$optimize_tfidf_split7_level2.B5];[$optimize_tfidf_split8_level2.B5];[$optimize_tfidf_split9_level2.B5])" office:value-type="float" office:value="0.15" calcext:value-type="float">
            <text:p>0.15</text:p>
          </table:table-cell>
          <table:table-cell table:formula="of:=MIN([$optimize_tfidf_split0_level2.C5];[$optimize_tfidf_split1_level2.C5];[$optimize_tfidf_split2_level2.C5];[$optimize_tfidf_split3_level2.C5];[$optimize_tfidf_split4_level2.C5];[$optimize_tfidf_split5_level2.C5];[$optimize_tfidf_split6_level2.C5];[$optimize_tfidf_split7_level2.C5];[$optimize_tfidf_split8_level2.C5];[$optimize_tfidf_split9_level2.C5])" office:value-type="float" office:value="0.4307" calcext:value-type="float">
            <text:p>0.4307</text:p>
          </table:table-cell>
          <table:table-cell table:formula="of:=MIN([$optimize_tfidf_split0_level2.D5];[$optimize_tfidf_split1_level2.D5];[$optimize_tfidf_split2_level2.D5];[$optimize_tfidf_split3_level2.D5];[$optimize_tfidf_split4_level2.D5];[$optimize_tfidf_split5_level2.D5];[$optimize_tfidf_split6_level2.D5];[$optimize_tfidf_split7_level2.D5];[$optimize_tfidf_split8_level2.D5];[$optimize_tfidf_split9_level2.D5])" office:value-type="float" office:value="0.3447" calcext:value-type="float">
            <text:p>0.3447</text:p>
          </table:table-cell>
          <table:table-cell table:formula="of:=MIN([$optimize_tfidf_split0_level2.E5];[$optimize_tfidf_split1_level2.E5];[$optimize_tfidf_split2_level2.E5];[$optimize_tfidf_split3_level2.E5];[$optimize_tfidf_split4_level2.E5];[$optimize_tfidf_split5_level2.E5];[$optimize_tfidf_split6_level2.E5];[$optimize_tfidf_split7_level2.E5];[$optimize_tfidf_split8_level2.E5];[$optimize_tfidf_split9_level2.E5])" office:value-type="float" office:value="0.3745" calcext:value-type="float">
            <text:p>0.3745</text:p>
          </table:table-cell>
        </table:table-row>
        <table:table-row table:style-name="ro1">
          <table:table-cell table:formula="of:=MIN([$optimize_tfidf_split0_level2.A25];[$optimize_tfidf_split1_level2.A25];[$optimize_tfidf_split2_level2.A25];[$optimize_tfidf_split3_level2.A25];[$optimize_tfidf_split4_level2.A25];[$optimize_tfidf_split5_level2.A25];[$optimize_tfidf_split6_level2.A25];[$optimize_tfidf_split7_level2.A25];[$optimize_tfidf_split8_level2.A25];[$optimize_tfidf_split9_level2.A25])" office:value-type="float" office:value="2" calcext:value-type="float">
            <text:p>2</text:p>
          </table:table-cell>
          <table:table-cell table:formula="of:=MIN([$optimize_tfidf_split0_level2.B25];[$optimize_tfidf_split1_level2.B25];[$optimize_tfidf_split2_level2.B25];[$optimize_tfidf_split3_level2.B25];[$optimize_tfidf_split4_level2.B25];[$optimize_tfidf_split5_level2.B25];[$optimize_tfidf_split6_level2.B25];[$optimize_tfidf_split7_level2.B25];[$optimize_tfidf_split8_level2.B25];[$optimize_tfidf_split9_level2.B25])" office:value-type="float" office:value="0.15" calcext:value-type="float">
            <text:p>0.15</text:p>
          </table:table-cell>
          <table:table-cell table:formula="of:=MIN([$optimize_tfidf_split0_level2.C25];[$optimize_tfidf_split1_level2.C25];[$optimize_tfidf_split2_level2.C25];[$optimize_tfidf_split3_level2.C25];[$optimize_tfidf_split4_level2.C25];[$optimize_tfidf_split5_level2.C25];[$optimize_tfidf_split6_level2.C25];[$optimize_tfidf_split7_level2.C25];[$optimize_tfidf_split8_level2.C25];[$optimize_tfidf_split9_level2.C25])" office:value-type="float" office:value="0.4197" calcext:value-type="float">
            <text:p>0.4197</text:p>
          </table:table-cell>
          <table:table-cell table:formula="of:=MIN([$optimize_tfidf_split0_level2.D25];[$optimize_tfidf_split1_level2.D25];[$optimize_tfidf_split2_level2.D25];[$optimize_tfidf_split3_level2.D25];[$optimize_tfidf_split4_level2.D25];[$optimize_tfidf_split5_level2.D25];[$optimize_tfidf_split6_level2.D25];[$optimize_tfidf_split7_level2.D25];[$optimize_tfidf_split8_level2.D25];[$optimize_tfidf_split9_level2.D25])" office:value-type="float" office:value="0.6908" calcext:value-type="float">
            <text:p>0.6908</text:p>
          </table:table-cell>
          <table:table-cell table:formula="of:=MIN([$optimize_tfidf_split0_level2.E25];[$optimize_tfidf_split1_level2.E25];[$optimize_tfidf_split2_level2.E25];[$optimize_tfidf_split3_level2.E25];[$optimize_tfidf_split4_level2.E25];[$optimize_tfidf_split5_level2.E25];[$optimize_tfidf_split6_level2.E25];[$optimize_tfidf_split7_level2.E25];[$optimize_tfidf_split8_level2.E25];[$optimize_tfidf_split9_level2.E25])" office:value-type="float" office:value="0.5101" calcext:value-type="float">
            <text:p>0.5101</text:p>
          </table:table-cell>
        </table:table-row>
        <table:table-row table:style-name="ro1">
          <table:table-cell table:formula="of:=MIN([$optimize_tfidf_split0_level2.A45];[$optimize_tfidf_split1_level2.A45];[$optimize_tfidf_split2_level2.A45];[$optimize_tfidf_split3_level2.A45];[$optimize_tfidf_split4_level2.A45];[$optimize_tfidf_split5_level2.A45];[$optimize_tfidf_split6_level2.A45];[$optimize_tfidf_split7_level2.A45];[$optimize_tfidf_split8_level2.A45];[$optimize_tfidf_split9_level2.A45])" office:value-type="float" office:value="3" calcext:value-type="float">
            <text:p>3</text:p>
          </table:table-cell>
          <table:table-cell table:formula="of:=MIN([$optimize_tfidf_split0_level2.B45];[$optimize_tfidf_split1_level2.B45];[$optimize_tfidf_split2_level2.B45];[$optimize_tfidf_split3_level2.B45];[$optimize_tfidf_split4_level2.B45];[$optimize_tfidf_split5_level2.B45];[$optimize_tfidf_split6_level2.B45];[$optimize_tfidf_split7_level2.B45];[$optimize_tfidf_split8_level2.B45];[$optimize_tfidf_split9_level2.B45])" office:value-type="float" office:value="0.15" calcext:value-type="float">
            <text:p>0.15</text:p>
          </table:table-cell>
          <table:table-cell table:formula="of:=MIN([$optimize_tfidf_split0_level2.C45];[$optimize_tfidf_split1_level2.C45];[$optimize_tfidf_split2_level2.C45];[$optimize_tfidf_split3_level2.C45];[$optimize_tfidf_split4_level2.C45];[$optimize_tfidf_split5_level2.C45];[$optimize_tfidf_split6_level2.C45];[$optimize_tfidf_split7_level2.C45];[$optimize_tfidf_split8_level2.C45];[$optimize_tfidf_split9_level2.C45])" office:value-type="float" office:value="0.3453" calcext:value-type="float">
            <text:p>0.3453</text:p>
          </table:table-cell>
          <table:table-cell table:formula="of:=MIN([$optimize_tfidf_split0_level2.D45];[$optimize_tfidf_split1_level2.D45];[$optimize_tfidf_split2_level2.D45];[$optimize_tfidf_split3_level2.D45];[$optimize_tfidf_split4_level2.D45];[$optimize_tfidf_split5_level2.D45];[$optimize_tfidf_split6_level2.D45];[$optimize_tfidf_split7_level2.D45];[$optimize_tfidf_split8_level2.D45];[$optimize_tfidf_split9_level2.D45])" office:value-type="float" office:value="0.8427" calcext:value-type="float">
            <text:p>0.8427</text:p>
          </table:table-cell>
          <table:table-cell table:formula="of:=MIN([$optimize_tfidf_split0_level2.E45];[$optimize_tfidf_split1_level2.E45];[$optimize_tfidf_split2_level2.E45];[$optimize_tfidf_split3_level2.E45];[$optimize_tfidf_split4_level2.E45];[$optimize_tfidf_split5_level2.E45];[$optimize_tfidf_split6_level2.E45];[$optimize_tfidf_split7_level2.E45];[$optimize_tfidf_split8_level2.E45];[$optimize_tfidf_split9_level2.E45])" office:value-type="float" office:value="0.4793" calcext:value-type="float">
            <text:p>0.4793</text:p>
          </table:table-cell>
        </table:table-row>
        <table:table-row table:style-name="ro1">
          <table:table-cell table:formula="of:=MIN([$optimize_tfidf_split0_level2.A65];[$optimize_tfidf_split1_level2.A65];[$optimize_tfidf_split2_level2.A65];[$optimize_tfidf_split3_level2.A65];[$optimize_tfidf_split4_level2.A65];[$optimize_tfidf_split5_level2.A65];[$optimize_tfidf_split6_level2.A65];[$optimize_tfidf_split7_level2.A65];[$optimize_tfidf_split8_level2.A65];[$optimize_tfidf_split9_level2.A65])" office:value-type="float" office:value="4" calcext:value-type="float">
            <text:p>4</text:p>
          </table:table-cell>
          <table:table-cell table:formula="of:=MIN([$optimize_tfidf_split0_level2.B65];[$optimize_tfidf_split1_level2.B65];[$optimize_tfidf_split2_level2.B65];[$optimize_tfidf_split3_level2.B65];[$optimize_tfidf_split4_level2.B65];[$optimize_tfidf_split5_level2.B65];[$optimize_tfidf_split6_level2.B65];[$optimize_tfidf_split7_level2.B65];[$optimize_tfidf_split8_level2.B65];[$optimize_tfidf_split9_level2.B65])" office:value-type="float" office:value="0.15" calcext:value-type="float">
            <text:p>0.15</text:p>
          </table:table-cell>
          <table:table-cell table:formula="of:=MIN([$optimize_tfidf_split0_level2.C65];[$optimize_tfidf_split1_level2.C65];[$optimize_tfidf_split2_level2.C65];[$optimize_tfidf_split3_level2.C65];[$optimize_tfidf_split4_level2.C65];[$optimize_tfidf_split5_level2.C65];[$optimize_tfidf_split6_level2.C65];[$optimize_tfidf_split7_level2.C65];[$optimize_tfidf_split8_level2.C65];[$optimize_tfidf_split9_level2.C65])" office:value-type="float" office:value="0.2883" calcext:value-type="float">
            <text:p>0.2883</text:p>
          </table:table-cell>
          <table:table-cell table:formula="of:=MIN([$optimize_tfidf_split0_level2.D65];[$optimize_tfidf_split1_level2.D65];[$optimize_tfidf_split2_level2.D65];[$optimize_tfidf_split3_level2.D65];[$optimize_tfidf_split4_level2.D65];[$optimize_tfidf_split5_level2.D65];[$optimize_tfidf_split6_level2.D65];[$optimize_tfidf_split7_level2.D65];[$optimize_tfidf_split8_level2.D65];[$optimize_tfidf_split9_level2.D65])" office:value-type="float" office:value="0.936" calcext:value-type="float">
            <text:p>0.936</text:p>
          </table:table-cell>
          <table:table-cell table:formula="of:=MIN([$optimize_tfidf_split0_level2.E65];[$optimize_tfidf_split1_level2.E65];[$optimize_tfidf_split2_level2.E65];[$optimize_tfidf_split3_level2.E65];[$optimize_tfidf_split4_level2.E65];[$optimize_tfidf_split5_level2.E65];[$optimize_tfidf_split6_level2.E65];[$optimize_tfidf_split7_level2.E65];[$optimize_tfidf_split8_level2.E65];[$optimize_tfidf_split9_level2.E65])" office:value-type="float" office:value="0.4337" calcext:value-type="float">
            <text:p>0.4337</text:p>
          </table:table-cell>
        </table:table-row>
        <table:table-row table:style-name="ro1">
          <table:table-cell table:formula="of:=MIN([$optimize_tfidf_split0_level2.A85];[$optimize_tfidf_split1_level2.A85];[$optimize_tfidf_split2_level2.A85];[$optimize_tfidf_split3_level2.A85];[$optimize_tfidf_split4_level2.A85];[$optimize_tfidf_split5_level2.A85];[$optimize_tfidf_split6_level2.A85];[$optimize_tfidf_split7_level2.A85];[$optimize_tfidf_split8_level2.A85];[$optimize_tfidf_split9_level2.A85])" office:value-type="float" office:value="5" calcext:value-type="float">
            <text:p>5</text:p>
          </table:table-cell>
          <table:table-cell table:formula="of:=MIN([$optimize_tfidf_split0_level2.B85];[$optimize_tfidf_split1_level2.B85];[$optimize_tfidf_split2_level2.B85];[$optimize_tfidf_split3_level2.B85];[$optimize_tfidf_split4_level2.B85];[$optimize_tfidf_split5_level2.B85];[$optimize_tfidf_split6_level2.B85];[$optimize_tfidf_split7_level2.B85];[$optimize_tfidf_split8_level2.B85];[$optimize_tfidf_split9_level2.B85])" office:value-type="float" office:value="0.15" calcext:value-type="float">
            <text:p>0.15</text:p>
          </table:table-cell>
          <table:table-cell table:formula="of:=MIN([$optimize_tfidf_split0_level2.C85];[$optimize_tfidf_split1_level2.C85];[$optimize_tfidf_split2_level2.C85];[$optimize_tfidf_split3_level2.C85];[$optimize_tfidf_split4_level2.C85];[$optimize_tfidf_split5_level2.C85];[$optimize_tfidf_split6_level2.C85];[$optimize_tfidf_split7_level2.C85];[$optimize_tfidf_split8_level2.C85];[$optimize_tfidf_split9_level2.C85])" office:value-type="float" office:value="0.2316" calcext:value-type="float">
            <text:p>0.2316</text:p>
          </table:table-cell>
          <table:table-cell table:formula="of:=MIN([$optimize_tfidf_split0_level2.D85];[$optimize_tfidf_split1_level2.D85];[$optimize_tfidf_split2_level2.D85];[$optimize_tfidf_split3_level2.D85];[$optimize_tfidf_split4_level2.D85];[$optimize_tfidf_split5_level2.D85];[$optimize_tfidf_split6_level2.D85];[$optimize_tfidf_split7_level2.D85];[$optimize_tfidf_split8_level2.D85];[$optimize_tfidf_split9_level2.D85])" office:value-type="float" office:value="0.9478" calcext:value-type="float">
            <text:p>0.9478</text:p>
          </table:table-cell>
          <table:table-cell table:formula="of:=MIN([$optimize_tfidf_split0_level2.E85];[$optimize_tfidf_split1_level2.E85];[$optimize_tfidf_split2_level2.E85];[$optimize_tfidf_split3_level2.E85];[$optimize_tfidf_split4_level2.E85];[$optimize_tfidf_split5_level2.E85];[$optimize_tfidf_split6_level2.E85];[$optimize_tfidf_split7_level2.E85];[$optimize_tfidf_split8_level2.E85];[$optimize_tfidf_split9_level2.E8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05];[$optimize_tfidf_split1_level2.A105];[$optimize_tfidf_split2_level2.A105];[$optimize_tfidf_split3_level2.A105];[$optimize_tfidf_split4_level2.A105];[$optimize_tfidf_split5_level2.A105];[$optimize_tfidf_split6_level2.A105];[$optimize_tfidf_split7_level2.A105];[$optimize_tfidf_split8_level2.A105];[$optimize_tfidf_split9_level2.A105])" office:value-type="float" office:value="6" calcext:value-type="float">
            <text:p>6</text:p>
          </table:table-cell>
          <table:table-cell table:formula="of:=MIN([$optimize_tfidf_split0_level2.B105];[$optimize_tfidf_split1_level2.B105];[$optimize_tfidf_split2_level2.B105];[$optimize_tfidf_split3_level2.B105];[$optimize_tfidf_split4_level2.B105];[$optimize_tfidf_split5_level2.B105];[$optimize_tfidf_split6_level2.B105];[$optimize_tfidf_split7_level2.B105];[$optimize_tfidf_split8_level2.B105];[$optimize_tfidf_split9_level2.B105])" office:value-type="float" office:value="0.15" calcext:value-type="float">
            <text:p>0.15</text:p>
          </table:table-cell>
          <table:table-cell table:formula="of:=MIN([$optimize_tfidf_split0_level2.C105];[$optimize_tfidf_split1_level2.C105];[$optimize_tfidf_split2_level2.C105];[$optimize_tfidf_split3_level2.C105];[$optimize_tfidf_split4_level2.C105];[$optimize_tfidf_split5_level2.C105];[$optimize_tfidf_split6_level2.C105];[$optimize_tfidf_split7_level2.C105];[$optimize_tfidf_split8_level2.C105];[$optimize_tfidf_split9_level2.C105])" office:value-type="float" office:value="0.2316" calcext:value-type="float">
            <text:p>0.2316</text:p>
          </table:table-cell>
          <table:table-cell table:formula="of:=MIN([$optimize_tfidf_split0_level2.D105];[$optimize_tfidf_split1_level2.D105];[$optimize_tfidf_split2_level2.D105];[$optimize_tfidf_split3_level2.D105];[$optimize_tfidf_split4_level2.D105];[$optimize_tfidf_split5_level2.D105];[$optimize_tfidf_split6_level2.D105];[$optimize_tfidf_split7_level2.D105];[$optimize_tfidf_split8_level2.D105];[$optimize_tfidf_split9_level2.D105])" office:value-type="float" office:value="0.9478" calcext:value-type="float">
            <text:p>0.9478</text:p>
          </table:table-cell>
          <table:table-cell table:formula="of:=MIN([$optimize_tfidf_split0_level2.E105];[$optimize_tfidf_split1_level2.E105];[$optimize_tfidf_split2_level2.E105];[$optimize_tfidf_split3_level2.E105];[$optimize_tfidf_split4_level2.E105];[$optimize_tfidf_split5_level2.E105];[$optimize_tfidf_split6_level2.E105];[$optimize_tfidf_split7_level2.E105];[$optimize_tfidf_split8_level2.E105];[$optimize_tfidf_split9_level2.E10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25];[$optimize_tfidf_split1_level2.A125];[$optimize_tfidf_split2_level2.A125];[$optimize_tfidf_split3_level2.A125];[$optimize_tfidf_split4_level2.A125];[$optimize_tfidf_split5_level2.A125];[$optimize_tfidf_split6_level2.A125];[$optimize_tfidf_split7_level2.A125];[$optimize_tfidf_split8_level2.A125];[$optimize_tfidf_split9_level2.A125])" office:value-type="float" office:value="7" calcext:value-type="float">
            <text:p>7</text:p>
          </table:table-cell>
          <table:table-cell table:formula="of:=MIN([$optimize_tfidf_split0_level2.B125];[$optimize_tfidf_split1_level2.B125];[$optimize_tfidf_split2_level2.B125];[$optimize_tfidf_split3_level2.B125];[$optimize_tfidf_split4_level2.B125];[$optimize_tfidf_split5_level2.B125];[$optimize_tfidf_split6_level2.B125];[$optimize_tfidf_split7_level2.B125];[$optimize_tfidf_split8_level2.B125];[$optimize_tfidf_split9_level2.B125])" office:value-type="float" office:value="0.15" calcext:value-type="float">
            <text:p>0.15</text:p>
          </table:table-cell>
          <table:table-cell table:formula="of:=MIN([$optimize_tfidf_split0_level2.C125];[$optimize_tfidf_split1_level2.C125];[$optimize_tfidf_split2_level2.C125];[$optimize_tfidf_split3_level2.C125];[$optimize_tfidf_split4_level2.C125];[$optimize_tfidf_split5_level2.C125];[$optimize_tfidf_split6_level2.C125];[$optimize_tfidf_split7_level2.C125];[$optimize_tfidf_split8_level2.C125];[$optimize_tfidf_split9_level2.C125])" office:value-type="float" office:value="0.2316" calcext:value-type="float">
            <text:p>0.2316</text:p>
          </table:table-cell>
          <table:table-cell table:formula="of:=MIN([$optimize_tfidf_split0_level2.D125];[$optimize_tfidf_split1_level2.D125];[$optimize_tfidf_split2_level2.D125];[$optimize_tfidf_split3_level2.D125];[$optimize_tfidf_split4_level2.D125];[$optimize_tfidf_split5_level2.D125];[$optimize_tfidf_split6_level2.D125];[$optimize_tfidf_split7_level2.D125];[$optimize_tfidf_split8_level2.D125];[$optimize_tfidf_split9_level2.D125])" office:value-type="float" office:value="0.9478" calcext:value-type="float">
            <text:p>0.9478</text:p>
          </table:table-cell>
          <table:table-cell table:formula="of:=MIN([$optimize_tfidf_split0_level2.E125];[$optimize_tfidf_split1_level2.E125];[$optimize_tfidf_split2_level2.E125];[$optimize_tfidf_split3_level2.E125];[$optimize_tfidf_split4_level2.E125];[$optimize_tfidf_split5_level2.E125];[$optimize_tfidf_split6_level2.E125];[$optimize_tfidf_split7_level2.E125];[$optimize_tfidf_split8_level2.E125];[$optimize_tfidf_split9_level2.E12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45];[$optimize_tfidf_split1_level2.A145];[$optimize_tfidf_split2_level2.A145];[$optimize_tfidf_split3_level2.A145];[$optimize_tfidf_split4_level2.A145];[$optimize_tfidf_split5_level2.A145];[$optimize_tfidf_split6_level2.A145];[$optimize_tfidf_split7_level2.A145];[$optimize_tfidf_split8_level2.A145];[$optimize_tfidf_split9_level2.A145])" office:value-type="float" office:value="8" calcext:value-type="float">
            <text:p>8</text:p>
          </table:table-cell>
          <table:table-cell table:formula="of:=MIN([$optimize_tfidf_split0_level2.B145];[$optimize_tfidf_split1_level2.B145];[$optimize_tfidf_split2_level2.B145];[$optimize_tfidf_split3_level2.B145];[$optimize_tfidf_split4_level2.B145];[$optimize_tfidf_split5_level2.B145];[$optimize_tfidf_split6_level2.B145];[$optimize_tfidf_split7_level2.B145];[$optimize_tfidf_split8_level2.B145];[$optimize_tfidf_split9_level2.B145])" office:value-type="float" office:value="0.15" calcext:value-type="float">
            <text:p>0.15</text:p>
          </table:table-cell>
          <table:table-cell table:formula="of:=MIN([$optimize_tfidf_split0_level2.C145];[$optimize_tfidf_split1_level2.C145];[$optimize_tfidf_split2_level2.C145];[$optimize_tfidf_split3_level2.C145];[$optimize_tfidf_split4_level2.C145];[$optimize_tfidf_split5_level2.C145];[$optimize_tfidf_split6_level2.C145];[$optimize_tfidf_split7_level2.C145];[$optimize_tfidf_split8_level2.C145];[$optimize_tfidf_split9_level2.C145])" office:value-type="float" office:value="0.2316" calcext:value-type="float">
            <text:p>0.2316</text:p>
          </table:table-cell>
          <table:table-cell table:formula="of:=MIN([$optimize_tfidf_split0_level2.D145];[$optimize_tfidf_split1_level2.D145];[$optimize_tfidf_split2_level2.D145];[$optimize_tfidf_split3_level2.D145];[$optimize_tfidf_split4_level2.D145];[$optimize_tfidf_split5_level2.D145];[$optimize_tfidf_split6_level2.D145];[$optimize_tfidf_split7_level2.D145];[$optimize_tfidf_split8_level2.D145];[$optimize_tfidf_split9_level2.D145])" office:value-type="float" office:value="0.9478" calcext:value-type="float">
            <text:p>0.9478</text:p>
          </table:table-cell>
          <table:table-cell table:formula="of:=MIN([$optimize_tfidf_split0_level2.E145];[$optimize_tfidf_split1_level2.E145];[$optimize_tfidf_split2_level2.E145];[$optimize_tfidf_split3_level2.E145];[$optimize_tfidf_split4_level2.E145];[$optimize_tfidf_split5_level2.E145];[$optimize_tfidf_split6_level2.E145];[$optimize_tfidf_split7_level2.E145];[$optimize_tfidf_split8_level2.E145];[$optimize_tfidf_split9_level2.E14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65];[$optimize_tfidf_split1_level2.A165];[$optimize_tfidf_split2_level2.A165];[$optimize_tfidf_split3_level2.A165];[$optimize_tfidf_split4_level2.A165];[$optimize_tfidf_split5_level2.A165];[$optimize_tfidf_split6_level2.A165];[$optimize_tfidf_split7_level2.A165];[$optimize_tfidf_split8_level2.A165];[$optimize_tfidf_split9_level2.A165])" office:value-type="float" office:value="9" calcext:value-type="float">
            <text:p>9</text:p>
          </table:table-cell>
          <table:table-cell table:formula="of:=MIN([$optimize_tfidf_split0_level2.B165];[$optimize_tfidf_split1_level2.B165];[$optimize_tfidf_split2_level2.B165];[$optimize_tfidf_split3_level2.B165];[$optimize_tfidf_split4_level2.B165];[$optimize_tfidf_split5_level2.B165];[$optimize_tfidf_split6_level2.B165];[$optimize_tfidf_split7_level2.B165];[$optimize_tfidf_split8_level2.B165];[$optimize_tfidf_split9_level2.B165])" office:value-type="float" office:value="0.15" calcext:value-type="float">
            <text:p>0.15</text:p>
          </table:table-cell>
          <table:table-cell table:formula="of:=MIN([$optimize_tfidf_split0_level2.C165];[$optimize_tfidf_split1_level2.C165];[$optimize_tfidf_split2_level2.C165];[$optimize_tfidf_split3_level2.C165];[$optimize_tfidf_split4_level2.C165];[$optimize_tfidf_split5_level2.C165];[$optimize_tfidf_split6_level2.C165];[$optimize_tfidf_split7_level2.C165];[$optimize_tfidf_split8_level2.C165];[$optimize_tfidf_split9_level2.C165])" office:value-type="float" office:value="0.2316" calcext:value-type="float">
            <text:p>0.2316</text:p>
          </table:table-cell>
          <table:table-cell table:formula="of:=MIN([$optimize_tfidf_split0_level2.D165];[$optimize_tfidf_split1_level2.D165];[$optimize_tfidf_split2_level2.D165];[$optimize_tfidf_split3_level2.D165];[$optimize_tfidf_split4_level2.D165];[$optimize_tfidf_split5_level2.D165];[$optimize_tfidf_split6_level2.D165];[$optimize_tfidf_split7_level2.D165];[$optimize_tfidf_split8_level2.D165];[$optimize_tfidf_split9_level2.D165])" office:value-type="float" office:value="0.9478" calcext:value-type="float">
            <text:p>0.9478</text:p>
          </table:table-cell>
          <table:table-cell table:formula="of:=MIN([$optimize_tfidf_split0_level2.E165];[$optimize_tfidf_split1_level2.E165];[$optimize_tfidf_split2_level2.E165];[$optimize_tfidf_split3_level2.E165];[$optimize_tfidf_split4_level2.E165];[$optimize_tfidf_split5_level2.E165];[$optimize_tfidf_split6_level2.E165];[$optimize_tfidf_split7_level2.E165];[$optimize_tfidf_split8_level2.E165];[$optimize_tfidf_split9_level2.E16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85];[$optimize_tfidf_split1_level2.A185];[$optimize_tfidf_split2_level2.A185];[$optimize_tfidf_split3_level2.A185];[$optimize_tfidf_split4_level2.A185];[$optimize_tfidf_split5_level2.A185];[$optimize_tfidf_split6_level2.A185];[$optimize_tfidf_split7_level2.A185];[$optimize_tfidf_split8_level2.A185];[$optimize_tfidf_split9_level2.A185])" office:value-type="float" office:value="10" calcext:value-type="float">
            <text:p>10</text:p>
          </table:table-cell>
          <table:table-cell table:formula="of:=MIN([$optimize_tfidf_split0_level2.B185];[$optimize_tfidf_split1_level2.B185];[$optimize_tfidf_split2_level2.B185];[$optimize_tfidf_split3_level2.B185];[$optimize_tfidf_split4_level2.B185];[$optimize_tfidf_split5_level2.B185];[$optimize_tfidf_split6_level2.B185];[$optimize_tfidf_split7_level2.B185];[$optimize_tfidf_split8_level2.B185];[$optimize_tfidf_split9_level2.B185])" office:value-type="float" office:value="0.15" calcext:value-type="float">
            <text:p>0.15</text:p>
          </table:table-cell>
          <table:table-cell table:formula="of:=MIN([$optimize_tfidf_split0_level2.C185];[$optimize_tfidf_split1_level2.C185];[$optimize_tfidf_split2_level2.C185];[$optimize_tfidf_split3_level2.C185];[$optimize_tfidf_split4_level2.C185];[$optimize_tfidf_split5_level2.C185];[$optimize_tfidf_split6_level2.C185];[$optimize_tfidf_split7_level2.C185];[$optimize_tfidf_split8_level2.C185];[$optimize_tfidf_split9_level2.C185])" office:value-type="float" office:value="0.2316" calcext:value-type="float">
            <text:p>0.2316</text:p>
          </table:table-cell>
          <table:table-cell table:formula="of:=MIN([$optimize_tfidf_split0_level2.D185];[$optimize_tfidf_split1_level2.D185];[$optimize_tfidf_split2_level2.D185];[$optimize_tfidf_split3_level2.D185];[$optimize_tfidf_split4_level2.D185];[$optimize_tfidf_split5_level2.D185];[$optimize_tfidf_split6_level2.D185];[$optimize_tfidf_split7_level2.D185];[$optimize_tfidf_split8_level2.D185];[$optimize_tfidf_split9_level2.D185])" office:value-type="float" office:value="0.9478" calcext:value-type="float">
            <text:p>0.9478</text:p>
          </table:table-cell>
          <table:table-cell table:formula="of:=MIN([$optimize_tfidf_split0_level2.E185];[$optimize_tfidf_split1_level2.E185];[$optimize_tfidf_split2_level2.E185];[$optimize_tfidf_split3_level2.E185];[$optimize_tfidf_split4_level2.E185];[$optimize_tfidf_split5_level2.E185];[$optimize_tfidf_split6_level2.E185];[$optimize_tfidf_split7_level2.E185];[$optimize_tfidf_split8_level2.E185];[$optimize_tfidf_split9_level2.E18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05];[$optimize_tfidf_split1_level2.A205];[$optimize_tfidf_split2_level2.A205];[$optimize_tfidf_split3_level2.A205];[$optimize_tfidf_split4_level2.A205];[$optimize_tfidf_split5_level2.A205];[$optimize_tfidf_split6_level2.A205];[$optimize_tfidf_split7_level2.A205];[$optimize_tfidf_split8_level2.A205];[$optimize_tfidf_split9_level2.A205])" office:value-type="float" office:value="11" calcext:value-type="float">
            <text:p>11</text:p>
          </table:table-cell>
          <table:table-cell table:formula="of:=MIN([$optimize_tfidf_split0_level2.B205];[$optimize_tfidf_split1_level2.B205];[$optimize_tfidf_split2_level2.B205];[$optimize_tfidf_split3_level2.B205];[$optimize_tfidf_split4_level2.B205];[$optimize_tfidf_split5_level2.B205];[$optimize_tfidf_split6_level2.B205];[$optimize_tfidf_split7_level2.B205];[$optimize_tfidf_split8_level2.B205];[$optimize_tfidf_split9_level2.B205])" office:value-type="float" office:value="0.15" calcext:value-type="float">
            <text:p>0.15</text:p>
          </table:table-cell>
          <table:table-cell table:formula="of:=MIN([$optimize_tfidf_split0_level2.C205];[$optimize_tfidf_split1_level2.C205];[$optimize_tfidf_split2_level2.C205];[$optimize_tfidf_split3_level2.C205];[$optimize_tfidf_split4_level2.C205];[$optimize_tfidf_split5_level2.C205];[$optimize_tfidf_split6_level2.C205];[$optimize_tfidf_split7_level2.C205];[$optimize_tfidf_split8_level2.C205];[$optimize_tfidf_split9_level2.C205])" office:value-type="float" office:value="0.2316" calcext:value-type="float">
            <text:p>0.2316</text:p>
          </table:table-cell>
          <table:table-cell table:formula="of:=MIN([$optimize_tfidf_split0_level2.D205];[$optimize_tfidf_split1_level2.D205];[$optimize_tfidf_split2_level2.D205];[$optimize_tfidf_split3_level2.D205];[$optimize_tfidf_split4_level2.D205];[$optimize_tfidf_split5_level2.D205];[$optimize_tfidf_split6_level2.D205];[$optimize_tfidf_split7_level2.D205];[$optimize_tfidf_split8_level2.D205];[$optimize_tfidf_split9_level2.D205])" office:value-type="float" office:value="0.9478" calcext:value-type="float">
            <text:p>0.9478</text:p>
          </table:table-cell>
          <table:table-cell table:formula="of:=MIN([$optimize_tfidf_split0_level2.E205];[$optimize_tfidf_split1_level2.E205];[$optimize_tfidf_split2_level2.E205];[$optimize_tfidf_split3_level2.E205];[$optimize_tfidf_split4_level2.E205];[$optimize_tfidf_split5_level2.E205];[$optimize_tfidf_split6_level2.E205];[$optimize_tfidf_split7_level2.E205];[$optimize_tfidf_split8_level2.E205];[$optimize_tfidf_split9_level2.E20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25];[$optimize_tfidf_split1_level2.A225];[$optimize_tfidf_split2_level2.A225];[$optimize_tfidf_split3_level2.A225];[$optimize_tfidf_split4_level2.A225];[$optimize_tfidf_split5_level2.A225];[$optimize_tfidf_split6_level2.A225];[$optimize_tfidf_split7_level2.A225];[$optimize_tfidf_split8_level2.A225];[$optimize_tfidf_split9_level2.A225])" office:value-type="float" office:value="12" calcext:value-type="float">
            <text:p>12</text:p>
          </table:table-cell>
          <table:table-cell table:formula="of:=MIN([$optimize_tfidf_split0_level2.B225];[$optimize_tfidf_split1_level2.B225];[$optimize_tfidf_split2_level2.B225];[$optimize_tfidf_split3_level2.B225];[$optimize_tfidf_split4_level2.B225];[$optimize_tfidf_split5_level2.B225];[$optimize_tfidf_split6_level2.B225];[$optimize_tfidf_split7_level2.B225];[$optimize_tfidf_split8_level2.B225];[$optimize_tfidf_split9_level2.B225])" office:value-type="float" office:value="0.15" calcext:value-type="float">
            <text:p>0.15</text:p>
          </table:table-cell>
          <table:table-cell table:formula="of:=MIN([$optimize_tfidf_split0_level2.C225];[$optimize_tfidf_split1_level2.C225];[$optimize_tfidf_split2_level2.C225];[$optimize_tfidf_split3_level2.C225];[$optimize_tfidf_split4_level2.C225];[$optimize_tfidf_split5_level2.C225];[$optimize_tfidf_split6_level2.C225];[$optimize_tfidf_split7_level2.C225];[$optimize_tfidf_split8_level2.C225];[$optimize_tfidf_split9_level2.C225])" office:value-type="float" office:value="0.2316" calcext:value-type="float">
            <text:p>0.2316</text:p>
          </table:table-cell>
          <table:table-cell table:formula="of:=MIN([$optimize_tfidf_split0_level2.D225];[$optimize_tfidf_split1_level2.D225];[$optimize_tfidf_split2_level2.D225];[$optimize_tfidf_split3_level2.D225];[$optimize_tfidf_split4_level2.D225];[$optimize_tfidf_split5_level2.D225];[$optimize_tfidf_split6_level2.D225];[$optimize_tfidf_split7_level2.D225];[$optimize_tfidf_split8_level2.D225];[$optimize_tfidf_split9_level2.D225])" office:value-type="float" office:value="0.9478" calcext:value-type="float">
            <text:p>0.9478</text:p>
          </table:table-cell>
          <table:table-cell table:formula="of:=MIN([$optimize_tfidf_split0_level2.E225];[$optimize_tfidf_split1_level2.E225];[$optimize_tfidf_split2_level2.E225];[$optimize_tfidf_split3_level2.E225];[$optimize_tfidf_split4_level2.E225];[$optimize_tfidf_split5_level2.E225];[$optimize_tfidf_split6_level2.E225];[$optimize_tfidf_split7_level2.E225];[$optimize_tfidf_split8_level2.E225];[$optimize_tfidf_split9_level2.E22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45];[$optimize_tfidf_split1_level2.A245];[$optimize_tfidf_split2_level2.A245];[$optimize_tfidf_split3_level2.A245];[$optimize_tfidf_split4_level2.A245];[$optimize_tfidf_split5_level2.A245];[$optimize_tfidf_split6_level2.A245];[$optimize_tfidf_split7_level2.A245];[$optimize_tfidf_split8_level2.A245];[$optimize_tfidf_split9_level2.A245])" office:value-type="float" office:value="13" calcext:value-type="float">
            <text:p>13</text:p>
          </table:table-cell>
          <table:table-cell table:formula="of:=MIN([$optimize_tfidf_split0_level2.B245];[$optimize_tfidf_split1_level2.B245];[$optimize_tfidf_split2_level2.B245];[$optimize_tfidf_split3_level2.B245];[$optimize_tfidf_split4_level2.B245];[$optimize_tfidf_split5_level2.B245];[$optimize_tfidf_split6_level2.B245];[$optimize_tfidf_split7_level2.B245];[$optimize_tfidf_split8_level2.B245];[$optimize_tfidf_split9_level2.B245])" office:value-type="float" office:value="0.15" calcext:value-type="float">
            <text:p>0.15</text:p>
          </table:table-cell>
          <table:table-cell table:formula="of:=MIN([$optimize_tfidf_split0_level2.C245];[$optimize_tfidf_split1_level2.C245];[$optimize_tfidf_split2_level2.C245];[$optimize_tfidf_split3_level2.C245];[$optimize_tfidf_split4_level2.C245];[$optimize_tfidf_split5_level2.C245];[$optimize_tfidf_split6_level2.C245];[$optimize_tfidf_split7_level2.C245];[$optimize_tfidf_split8_level2.C245];[$optimize_tfidf_split9_level2.C245])" office:value-type="float" office:value="0.2316" calcext:value-type="float">
            <text:p>0.2316</text:p>
          </table:table-cell>
          <table:table-cell table:formula="of:=MIN([$optimize_tfidf_split0_level2.D245];[$optimize_tfidf_split1_level2.D245];[$optimize_tfidf_split2_level2.D245];[$optimize_tfidf_split3_level2.D245];[$optimize_tfidf_split4_level2.D245];[$optimize_tfidf_split5_level2.D245];[$optimize_tfidf_split6_level2.D245];[$optimize_tfidf_split7_level2.D245];[$optimize_tfidf_split8_level2.D245];[$optimize_tfidf_split9_level2.D245])" office:value-type="float" office:value="0.9478" calcext:value-type="float">
            <text:p>0.9478</text:p>
          </table:table-cell>
          <table:table-cell table:formula="of:=MIN([$optimize_tfidf_split0_level2.E245];[$optimize_tfidf_split1_level2.E245];[$optimize_tfidf_split2_level2.E245];[$optimize_tfidf_split3_level2.E245];[$optimize_tfidf_split4_level2.E245];[$optimize_tfidf_split5_level2.E245];[$optimize_tfidf_split6_level2.E245];[$optimize_tfidf_split7_level2.E245];[$optimize_tfidf_split8_level2.E245];[$optimize_tfidf_split9_level2.E24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65];[$optimize_tfidf_split1_level2.A265];[$optimize_tfidf_split2_level2.A265];[$optimize_tfidf_split3_level2.A265];[$optimize_tfidf_split4_level2.A265];[$optimize_tfidf_split5_level2.A265];[$optimize_tfidf_split6_level2.A265];[$optimize_tfidf_split7_level2.A265];[$optimize_tfidf_split8_level2.A265];[$optimize_tfidf_split9_level2.A265])" office:value-type="float" office:value="14" calcext:value-type="float">
            <text:p>14</text:p>
          </table:table-cell>
          <table:table-cell table:formula="of:=MIN([$optimize_tfidf_split0_level2.B265];[$optimize_tfidf_split1_level2.B265];[$optimize_tfidf_split2_level2.B265];[$optimize_tfidf_split3_level2.B265];[$optimize_tfidf_split4_level2.B265];[$optimize_tfidf_split5_level2.B265];[$optimize_tfidf_split6_level2.B265];[$optimize_tfidf_split7_level2.B265];[$optimize_tfidf_split8_level2.B265];[$optimize_tfidf_split9_level2.B265])" office:value-type="float" office:value="0.15" calcext:value-type="float">
            <text:p>0.15</text:p>
          </table:table-cell>
          <table:table-cell table:formula="of:=MIN([$optimize_tfidf_split0_level2.C265];[$optimize_tfidf_split1_level2.C265];[$optimize_tfidf_split2_level2.C265];[$optimize_tfidf_split3_level2.C265];[$optimize_tfidf_split4_level2.C265];[$optimize_tfidf_split5_level2.C265];[$optimize_tfidf_split6_level2.C265];[$optimize_tfidf_split7_level2.C265];[$optimize_tfidf_split8_level2.C265];[$optimize_tfidf_split9_level2.C265])" office:value-type="float" office:value="0.2316" calcext:value-type="float">
            <text:p>0.2316</text:p>
          </table:table-cell>
          <table:table-cell table:formula="of:=MIN([$optimize_tfidf_split0_level2.D265];[$optimize_tfidf_split1_level2.D265];[$optimize_tfidf_split2_level2.D265];[$optimize_tfidf_split3_level2.D265];[$optimize_tfidf_split4_level2.D265];[$optimize_tfidf_split5_level2.D265];[$optimize_tfidf_split6_level2.D265];[$optimize_tfidf_split7_level2.D265];[$optimize_tfidf_split8_level2.D265];[$optimize_tfidf_split9_level2.D265])" office:value-type="float" office:value="0.9478" calcext:value-type="float">
            <text:p>0.9478</text:p>
          </table:table-cell>
          <table:table-cell table:formula="of:=MIN([$optimize_tfidf_split0_level2.E265];[$optimize_tfidf_split1_level2.E265];[$optimize_tfidf_split2_level2.E265];[$optimize_tfidf_split3_level2.E265];[$optimize_tfidf_split4_level2.E265];[$optimize_tfidf_split5_level2.E265];[$optimize_tfidf_split6_level2.E265];[$optimize_tfidf_split7_level2.E265];[$optimize_tfidf_split8_level2.E265];[$optimize_tfidf_split9_level2.E26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85];[$optimize_tfidf_split1_level2.A285];[$optimize_tfidf_split2_level2.A285];[$optimize_tfidf_split3_level2.A285];[$optimize_tfidf_split4_level2.A285];[$optimize_tfidf_split5_level2.A285];[$optimize_tfidf_split6_level2.A285];[$optimize_tfidf_split7_level2.A285];[$optimize_tfidf_split8_level2.A285];[$optimize_tfidf_split9_level2.A285])" office:value-type="float" office:value="15" calcext:value-type="float">
            <text:p>15</text:p>
          </table:table-cell>
          <table:table-cell table:formula="of:=MIN([$optimize_tfidf_split0_level2.B285];[$optimize_tfidf_split1_level2.B285];[$optimize_tfidf_split2_level2.B285];[$optimize_tfidf_split3_level2.B285];[$optimize_tfidf_split4_level2.B285];[$optimize_tfidf_split5_level2.B285];[$optimize_tfidf_split6_level2.B285];[$optimize_tfidf_split7_level2.B285];[$optimize_tfidf_split8_level2.B285];[$optimize_tfidf_split9_level2.B285])" office:value-type="float" office:value="0.15" calcext:value-type="float">
            <text:p>0.15</text:p>
          </table:table-cell>
          <table:table-cell table:formula="of:=MIN([$optimize_tfidf_split0_level2.C285];[$optimize_tfidf_split1_level2.C285];[$optimize_tfidf_split2_level2.C285];[$optimize_tfidf_split3_level2.C285];[$optimize_tfidf_split4_level2.C285];[$optimize_tfidf_split5_level2.C285];[$optimize_tfidf_split6_level2.C285];[$optimize_tfidf_split7_level2.C285];[$optimize_tfidf_split8_level2.C285];[$optimize_tfidf_split9_level2.C285])" office:value-type="float" office:value="0.2316" calcext:value-type="float">
            <text:p>0.2316</text:p>
          </table:table-cell>
          <table:table-cell table:formula="of:=MIN([$optimize_tfidf_split0_level2.D285];[$optimize_tfidf_split1_level2.D285];[$optimize_tfidf_split2_level2.D285];[$optimize_tfidf_split3_level2.D285];[$optimize_tfidf_split4_level2.D285];[$optimize_tfidf_split5_level2.D285];[$optimize_tfidf_split6_level2.D285];[$optimize_tfidf_split7_level2.D285];[$optimize_tfidf_split8_level2.D285];[$optimize_tfidf_split9_level2.D285])" office:value-type="float" office:value="0.9478" calcext:value-type="float">
            <text:p>0.9478</text:p>
          </table:table-cell>
          <table:table-cell table:formula="of:=MIN([$optimize_tfidf_split0_level2.E285];[$optimize_tfidf_split1_level2.E285];[$optimize_tfidf_split2_level2.E285];[$optimize_tfidf_split3_level2.E285];[$optimize_tfidf_split4_level2.E285];[$optimize_tfidf_split5_level2.E285];[$optimize_tfidf_split6_level2.E285];[$optimize_tfidf_split7_level2.E285];[$optimize_tfidf_split8_level2.E285];[$optimize_tfidf_split9_level2.E285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6];[$optimize_tfidf_split1_level2.A6];[$optimize_tfidf_split2_level2.A6];[$optimize_tfidf_split3_level2.A6];[$optimize_tfidf_split4_level2.A6];[$optimize_tfidf_split5_level2.A6];[$optimize_tfidf_split6_level2.A6];[$optimize_tfidf_split7_level2.A6];[$optimize_tfidf_split8_level2.A6];[$optimize_tfidf_split9_level2.A6])" office:value-type="float" office:value="1" calcext:value-type="float">
            <text:p>1</text:p>
          </table:table-cell>
          <table:table-cell table:formula="of:=MIN([$optimize_tfidf_split0_level2.B6];[$optimize_tfidf_split1_level2.B6];[$optimize_tfidf_split2_level2.B6];[$optimize_tfidf_split3_level2.B6];[$optimize_tfidf_split4_level2.B6];[$optimize_tfidf_split5_level2.B6];[$optimize_tfidf_split6_level2.B6];[$optimize_tfidf_split7_level2.B6];[$optimize_tfidf_split8_level2.B6];[$optimize_tfidf_split9_level2.B6])" office:value-type="float" office:value="0.2" calcext:value-type="float">
            <text:p>0.2</text:p>
          </table:table-cell>
          <table:table-cell table:formula="of:=MIN([$optimize_tfidf_split0_level2.C6];[$optimize_tfidf_split1_level2.C6];[$optimize_tfidf_split2_level2.C6];[$optimize_tfidf_split3_level2.C6];[$optimize_tfidf_split4_level2.C6];[$optimize_tfidf_split5_level2.C6];[$optimize_tfidf_split6_level2.C6];[$optimize_tfidf_split7_level2.C6];[$optimize_tfidf_split8_level2.C6];[$optimize_tfidf_split9_level2.C6])" office:value-type="float" office:value="0.4307" calcext:value-type="float">
            <text:p>0.4307</text:p>
          </table:table-cell>
          <table:table-cell table:formula="of:=MIN([$optimize_tfidf_split0_level2.D6];[$optimize_tfidf_split1_level2.D6];[$optimize_tfidf_split2_level2.D6];[$optimize_tfidf_split3_level2.D6];[$optimize_tfidf_split4_level2.D6];[$optimize_tfidf_split5_level2.D6];[$optimize_tfidf_split6_level2.D6];[$optimize_tfidf_split7_level2.D6];[$optimize_tfidf_split8_level2.D6];[$optimize_tfidf_split9_level2.D6])" office:value-type="float" office:value="0.3447" calcext:value-type="float">
            <text:p>0.3447</text:p>
          </table:table-cell>
          <table:table-cell table:formula="of:=MIN([$optimize_tfidf_split0_level2.E6];[$optimize_tfidf_split1_level2.E6];[$optimize_tfidf_split2_level2.E6];[$optimize_tfidf_split3_level2.E6];[$optimize_tfidf_split4_level2.E6];[$optimize_tfidf_split5_level2.E6];[$optimize_tfidf_split6_level2.E6];[$optimize_tfidf_split7_level2.E6];[$optimize_tfidf_split8_level2.E6];[$optimize_tfidf_split9_level2.E6])" office:value-type="float" office:value="0.3745" calcext:value-type="float">
            <text:p>0.3745</text:p>
          </table:table-cell>
        </table:table-row>
        <table:table-row table:style-name="ro1">
          <table:table-cell table:formula="of:=MIN([$optimize_tfidf_split0_level2.A26];[$optimize_tfidf_split1_level2.A26];[$optimize_tfidf_split2_level2.A26];[$optimize_tfidf_split3_level2.A26];[$optimize_tfidf_split4_level2.A26];[$optimize_tfidf_split5_level2.A26];[$optimize_tfidf_split6_level2.A26];[$optimize_tfidf_split7_level2.A26];[$optimize_tfidf_split8_level2.A26];[$optimize_tfidf_split9_level2.A26])" office:value-type="float" office:value="2" calcext:value-type="float">
            <text:p>2</text:p>
          </table:table-cell>
          <table:table-cell table:formula="of:=MIN([$optimize_tfidf_split0_level2.B26];[$optimize_tfidf_split1_level2.B26];[$optimize_tfidf_split2_level2.B26];[$optimize_tfidf_split3_level2.B26];[$optimize_tfidf_split4_level2.B26];[$optimize_tfidf_split5_level2.B26];[$optimize_tfidf_split6_level2.B26];[$optimize_tfidf_split7_level2.B26];[$optimize_tfidf_split8_level2.B26];[$optimize_tfidf_split9_level2.B26])" office:value-type="float" office:value="0.2" calcext:value-type="float">
            <text:p>0.2</text:p>
          </table:table-cell>
          <table:table-cell table:formula="of:=MIN([$optimize_tfidf_split0_level2.C26];[$optimize_tfidf_split1_level2.C26];[$optimize_tfidf_split2_level2.C26];[$optimize_tfidf_split3_level2.C26];[$optimize_tfidf_split4_level2.C26];[$optimize_tfidf_split5_level2.C26];[$optimize_tfidf_split6_level2.C26];[$optimize_tfidf_split7_level2.C26];[$optimize_tfidf_split8_level2.C26];[$optimize_tfidf_split9_level2.C26])" office:value-type="float" office:value="0.4197" calcext:value-type="float">
            <text:p>0.4197</text:p>
          </table:table-cell>
          <table:table-cell table:formula="of:=MIN([$optimize_tfidf_split0_level2.D26];[$optimize_tfidf_split1_level2.D26];[$optimize_tfidf_split2_level2.D26];[$optimize_tfidf_split3_level2.D26];[$optimize_tfidf_split4_level2.D26];[$optimize_tfidf_split5_level2.D26];[$optimize_tfidf_split6_level2.D26];[$optimize_tfidf_split7_level2.D26];[$optimize_tfidf_split8_level2.D26];[$optimize_tfidf_split9_level2.D26])" office:value-type="float" office:value="0.6908" calcext:value-type="float">
            <text:p>0.6908</text:p>
          </table:table-cell>
          <table:table-cell table:formula="of:=MIN([$optimize_tfidf_split0_level2.E26];[$optimize_tfidf_split1_level2.E26];[$optimize_tfidf_split2_level2.E26];[$optimize_tfidf_split3_level2.E26];[$optimize_tfidf_split4_level2.E26];[$optimize_tfidf_split5_level2.E26];[$optimize_tfidf_split6_level2.E26];[$optimize_tfidf_split7_level2.E26];[$optimize_tfidf_split8_level2.E26];[$optimize_tfidf_split9_level2.E26])" office:value-type="float" office:value="0.5101" calcext:value-type="float">
            <text:p>0.5101</text:p>
          </table:table-cell>
        </table:table-row>
        <table:table-row table:style-name="ro1">
          <table:table-cell table:formula="of:=MIN([$optimize_tfidf_split0_level2.A46];[$optimize_tfidf_split1_level2.A46];[$optimize_tfidf_split2_level2.A46];[$optimize_tfidf_split3_level2.A46];[$optimize_tfidf_split4_level2.A46];[$optimize_tfidf_split5_level2.A46];[$optimize_tfidf_split6_level2.A46];[$optimize_tfidf_split7_level2.A46];[$optimize_tfidf_split8_level2.A46];[$optimize_tfidf_split9_level2.A46])" office:value-type="float" office:value="3" calcext:value-type="float">
            <text:p>3</text:p>
          </table:table-cell>
          <table:table-cell table:formula="of:=MIN([$optimize_tfidf_split0_level2.B46];[$optimize_tfidf_split1_level2.B46];[$optimize_tfidf_split2_level2.B46];[$optimize_tfidf_split3_level2.B46];[$optimize_tfidf_split4_level2.B46];[$optimize_tfidf_split5_level2.B46];[$optimize_tfidf_split6_level2.B46];[$optimize_tfidf_split7_level2.B46];[$optimize_tfidf_split8_level2.B46];[$optimize_tfidf_split9_level2.B46])" office:value-type="float" office:value="0.2" calcext:value-type="float">
            <text:p>0.2</text:p>
          </table:table-cell>
          <table:table-cell table:formula="of:=MIN([$optimize_tfidf_split0_level2.C46];[$optimize_tfidf_split1_level2.C46];[$optimize_tfidf_split2_level2.C46];[$optimize_tfidf_split3_level2.C46];[$optimize_tfidf_split4_level2.C46];[$optimize_tfidf_split5_level2.C46];[$optimize_tfidf_split6_level2.C46];[$optimize_tfidf_split7_level2.C46];[$optimize_tfidf_split8_level2.C46];[$optimize_tfidf_split9_level2.C46])" office:value-type="float" office:value="0.3453" calcext:value-type="float">
            <text:p>0.3453</text:p>
          </table:table-cell>
          <table:table-cell table:formula="of:=MIN([$optimize_tfidf_split0_level2.D46];[$optimize_tfidf_split1_level2.D46];[$optimize_tfidf_split2_level2.D46];[$optimize_tfidf_split3_level2.D46];[$optimize_tfidf_split4_level2.D46];[$optimize_tfidf_split5_level2.D46];[$optimize_tfidf_split6_level2.D46];[$optimize_tfidf_split7_level2.D46];[$optimize_tfidf_split8_level2.D46];[$optimize_tfidf_split9_level2.D46])" office:value-type="float" office:value="0.8427" calcext:value-type="float">
            <text:p>0.8427</text:p>
          </table:table-cell>
          <table:table-cell table:formula="of:=MIN([$optimize_tfidf_split0_level2.E46];[$optimize_tfidf_split1_level2.E46];[$optimize_tfidf_split2_level2.E46];[$optimize_tfidf_split3_level2.E46];[$optimize_tfidf_split4_level2.E46];[$optimize_tfidf_split5_level2.E46];[$optimize_tfidf_split6_level2.E46];[$optimize_tfidf_split7_level2.E46];[$optimize_tfidf_split8_level2.E46];[$optimize_tfidf_split9_level2.E46])" office:value-type="float" office:value="0.4793" calcext:value-type="float">
            <text:p>0.4793</text:p>
          </table:table-cell>
        </table:table-row>
        <table:table-row table:style-name="ro1">
          <table:table-cell table:formula="of:=MIN([$optimize_tfidf_split0_level2.A66];[$optimize_tfidf_split1_level2.A66];[$optimize_tfidf_split2_level2.A66];[$optimize_tfidf_split3_level2.A66];[$optimize_tfidf_split4_level2.A66];[$optimize_tfidf_split5_level2.A66];[$optimize_tfidf_split6_level2.A66];[$optimize_tfidf_split7_level2.A66];[$optimize_tfidf_split8_level2.A66];[$optimize_tfidf_split9_level2.A66])" office:value-type="float" office:value="4" calcext:value-type="float">
            <text:p>4</text:p>
          </table:table-cell>
          <table:table-cell table:formula="of:=MIN([$optimize_tfidf_split0_level2.B66];[$optimize_tfidf_split1_level2.B66];[$optimize_tfidf_split2_level2.B66];[$optimize_tfidf_split3_level2.B66];[$optimize_tfidf_split4_level2.B66];[$optimize_tfidf_split5_level2.B66];[$optimize_tfidf_split6_level2.B66];[$optimize_tfidf_split7_level2.B66];[$optimize_tfidf_split8_level2.B66];[$optimize_tfidf_split9_level2.B66])" office:value-type="float" office:value="0.2" calcext:value-type="float">
            <text:p>0.2</text:p>
          </table:table-cell>
          <table:table-cell table:formula="of:=MIN([$optimize_tfidf_split0_level2.C66];[$optimize_tfidf_split1_level2.C66];[$optimize_tfidf_split2_level2.C66];[$optimize_tfidf_split3_level2.C66];[$optimize_tfidf_split4_level2.C66];[$optimize_tfidf_split5_level2.C66];[$optimize_tfidf_split6_level2.C66];[$optimize_tfidf_split7_level2.C66];[$optimize_tfidf_split8_level2.C66];[$optimize_tfidf_split9_level2.C66])" office:value-type="float" office:value="0.2883" calcext:value-type="float">
            <text:p>0.2883</text:p>
          </table:table-cell>
          <table:table-cell table:formula="of:=MIN([$optimize_tfidf_split0_level2.D66];[$optimize_tfidf_split1_level2.D66];[$optimize_tfidf_split2_level2.D66];[$optimize_tfidf_split3_level2.D66];[$optimize_tfidf_split4_level2.D66];[$optimize_tfidf_split5_level2.D66];[$optimize_tfidf_split6_level2.D66];[$optimize_tfidf_split7_level2.D66];[$optimize_tfidf_split8_level2.D66];[$optimize_tfidf_split9_level2.D66])" office:value-type="float" office:value="0.936" calcext:value-type="float">
            <text:p>0.936</text:p>
          </table:table-cell>
          <table:table-cell table:formula="of:=MIN([$optimize_tfidf_split0_level2.E66];[$optimize_tfidf_split1_level2.E66];[$optimize_tfidf_split2_level2.E66];[$optimize_tfidf_split3_level2.E66];[$optimize_tfidf_split4_level2.E66];[$optimize_tfidf_split5_level2.E66];[$optimize_tfidf_split6_level2.E66];[$optimize_tfidf_split7_level2.E66];[$optimize_tfidf_split8_level2.E66];[$optimize_tfidf_split9_level2.E66])" office:value-type="float" office:value="0.4337" calcext:value-type="float">
            <text:p>0.4337</text:p>
          </table:table-cell>
        </table:table-row>
        <table:table-row table:style-name="ro1">
          <table:table-cell table:formula="of:=MIN([$optimize_tfidf_split0_level2.A86];[$optimize_tfidf_split1_level2.A86];[$optimize_tfidf_split2_level2.A86];[$optimize_tfidf_split3_level2.A86];[$optimize_tfidf_split4_level2.A86];[$optimize_tfidf_split5_level2.A86];[$optimize_tfidf_split6_level2.A86];[$optimize_tfidf_split7_level2.A86];[$optimize_tfidf_split8_level2.A86];[$optimize_tfidf_split9_level2.A86])" office:value-type="float" office:value="5" calcext:value-type="float">
            <text:p>5</text:p>
          </table:table-cell>
          <table:table-cell table:formula="of:=MIN([$optimize_tfidf_split0_level2.B86];[$optimize_tfidf_split1_level2.B86];[$optimize_tfidf_split2_level2.B86];[$optimize_tfidf_split3_level2.B86];[$optimize_tfidf_split4_level2.B86];[$optimize_tfidf_split5_level2.B86];[$optimize_tfidf_split6_level2.B86];[$optimize_tfidf_split7_level2.B86];[$optimize_tfidf_split8_level2.B86];[$optimize_tfidf_split9_level2.B86])" office:value-type="float" office:value="0.2" calcext:value-type="float">
            <text:p>0.2</text:p>
          </table:table-cell>
          <table:table-cell table:formula="of:=MIN([$optimize_tfidf_split0_level2.C86];[$optimize_tfidf_split1_level2.C86];[$optimize_tfidf_split2_level2.C86];[$optimize_tfidf_split3_level2.C86];[$optimize_tfidf_split4_level2.C86];[$optimize_tfidf_split5_level2.C86];[$optimize_tfidf_split6_level2.C86];[$optimize_tfidf_split7_level2.C86];[$optimize_tfidf_split8_level2.C86];[$optimize_tfidf_split9_level2.C86])" office:value-type="float" office:value="0.2316" calcext:value-type="float">
            <text:p>0.2316</text:p>
          </table:table-cell>
          <table:table-cell table:formula="of:=MIN([$optimize_tfidf_split0_level2.D86];[$optimize_tfidf_split1_level2.D86];[$optimize_tfidf_split2_level2.D86];[$optimize_tfidf_split3_level2.D86];[$optimize_tfidf_split4_level2.D86];[$optimize_tfidf_split5_level2.D86];[$optimize_tfidf_split6_level2.D86];[$optimize_tfidf_split7_level2.D86];[$optimize_tfidf_split8_level2.D86];[$optimize_tfidf_split9_level2.D86])" office:value-type="float" office:value="0.9478" calcext:value-type="float">
            <text:p>0.9478</text:p>
          </table:table-cell>
          <table:table-cell table:formula="of:=MIN([$optimize_tfidf_split0_level2.E86];[$optimize_tfidf_split1_level2.E86];[$optimize_tfidf_split2_level2.E86];[$optimize_tfidf_split3_level2.E86];[$optimize_tfidf_split4_level2.E86];[$optimize_tfidf_split5_level2.E86];[$optimize_tfidf_split6_level2.E86];[$optimize_tfidf_split7_level2.E86];[$optimize_tfidf_split8_level2.E86];[$optimize_tfidf_split9_level2.E8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06];[$optimize_tfidf_split1_level2.A106];[$optimize_tfidf_split2_level2.A106];[$optimize_tfidf_split3_level2.A106];[$optimize_tfidf_split4_level2.A106];[$optimize_tfidf_split5_level2.A106];[$optimize_tfidf_split6_level2.A106];[$optimize_tfidf_split7_level2.A106];[$optimize_tfidf_split8_level2.A106];[$optimize_tfidf_split9_level2.A106])" office:value-type="float" office:value="6" calcext:value-type="float">
            <text:p>6</text:p>
          </table:table-cell>
          <table:table-cell table:formula="of:=MIN([$optimize_tfidf_split0_level2.B106];[$optimize_tfidf_split1_level2.B106];[$optimize_tfidf_split2_level2.B106];[$optimize_tfidf_split3_level2.B106];[$optimize_tfidf_split4_level2.B106];[$optimize_tfidf_split5_level2.B106];[$optimize_tfidf_split6_level2.B106];[$optimize_tfidf_split7_level2.B106];[$optimize_tfidf_split8_level2.B106];[$optimize_tfidf_split9_level2.B106])" office:value-type="float" office:value="0.2" calcext:value-type="float">
            <text:p>0.2</text:p>
          </table:table-cell>
          <table:table-cell table:formula="of:=MIN([$optimize_tfidf_split0_level2.C106];[$optimize_tfidf_split1_level2.C106];[$optimize_tfidf_split2_level2.C106];[$optimize_tfidf_split3_level2.C106];[$optimize_tfidf_split4_level2.C106];[$optimize_tfidf_split5_level2.C106];[$optimize_tfidf_split6_level2.C106];[$optimize_tfidf_split7_level2.C106];[$optimize_tfidf_split8_level2.C106];[$optimize_tfidf_split9_level2.C106])" office:value-type="float" office:value="0.2316" calcext:value-type="float">
            <text:p>0.2316</text:p>
          </table:table-cell>
          <table:table-cell table:formula="of:=MIN([$optimize_tfidf_split0_level2.D106];[$optimize_tfidf_split1_level2.D106];[$optimize_tfidf_split2_level2.D106];[$optimize_tfidf_split3_level2.D106];[$optimize_tfidf_split4_level2.D106];[$optimize_tfidf_split5_level2.D106];[$optimize_tfidf_split6_level2.D106];[$optimize_tfidf_split7_level2.D106];[$optimize_tfidf_split8_level2.D106];[$optimize_tfidf_split9_level2.D106])" office:value-type="float" office:value="0.9478" calcext:value-type="float">
            <text:p>0.9478</text:p>
          </table:table-cell>
          <table:table-cell table:formula="of:=MIN([$optimize_tfidf_split0_level2.E106];[$optimize_tfidf_split1_level2.E106];[$optimize_tfidf_split2_level2.E106];[$optimize_tfidf_split3_level2.E106];[$optimize_tfidf_split4_level2.E106];[$optimize_tfidf_split5_level2.E106];[$optimize_tfidf_split6_level2.E106];[$optimize_tfidf_split7_level2.E106];[$optimize_tfidf_split8_level2.E106];[$optimize_tfidf_split9_level2.E10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26];[$optimize_tfidf_split1_level2.A126];[$optimize_tfidf_split2_level2.A126];[$optimize_tfidf_split3_level2.A126];[$optimize_tfidf_split4_level2.A126];[$optimize_tfidf_split5_level2.A126];[$optimize_tfidf_split6_level2.A126];[$optimize_tfidf_split7_level2.A126];[$optimize_tfidf_split8_level2.A126];[$optimize_tfidf_split9_level2.A126])" office:value-type="float" office:value="7" calcext:value-type="float">
            <text:p>7</text:p>
          </table:table-cell>
          <table:table-cell table:formula="of:=MIN([$optimize_tfidf_split0_level2.B126];[$optimize_tfidf_split1_level2.B126];[$optimize_tfidf_split2_level2.B126];[$optimize_tfidf_split3_level2.B126];[$optimize_tfidf_split4_level2.B126];[$optimize_tfidf_split5_level2.B126];[$optimize_tfidf_split6_level2.B126];[$optimize_tfidf_split7_level2.B126];[$optimize_tfidf_split8_level2.B126];[$optimize_tfidf_split9_level2.B126])" office:value-type="float" office:value="0.2" calcext:value-type="float">
            <text:p>0.2</text:p>
          </table:table-cell>
          <table:table-cell table:formula="of:=MIN([$optimize_tfidf_split0_level2.C126];[$optimize_tfidf_split1_level2.C126];[$optimize_tfidf_split2_level2.C126];[$optimize_tfidf_split3_level2.C126];[$optimize_tfidf_split4_level2.C126];[$optimize_tfidf_split5_level2.C126];[$optimize_tfidf_split6_level2.C126];[$optimize_tfidf_split7_level2.C126];[$optimize_tfidf_split8_level2.C126];[$optimize_tfidf_split9_level2.C126])" office:value-type="float" office:value="0.2316" calcext:value-type="float">
            <text:p>0.2316</text:p>
          </table:table-cell>
          <table:table-cell table:formula="of:=MIN([$optimize_tfidf_split0_level2.D126];[$optimize_tfidf_split1_level2.D126];[$optimize_tfidf_split2_level2.D126];[$optimize_tfidf_split3_level2.D126];[$optimize_tfidf_split4_level2.D126];[$optimize_tfidf_split5_level2.D126];[$optimize_tfidf_split6_level2.D126];[$optimize_tfidf_split7_level2.D126];[$optimize_tfidf_split8_level2.D126];[$optimize_tfidf_split9_level2.D126])" office:value-type="float" office:value="0.9478" calcext:value-type="float">
            <text:p>0.9478</text:p>
          </table:table-cell>
          <table:table-cell table:formula="of:=MIN([$optimize_tfidf_split0_level2.E126];[$optimize_tfidf_split1_level2.E126];[$optimize_tfidf_split2_level2.E126];[$optimize_tfidf_split3_level2.E126];[$optimize_tfidf_split4_level2.E126];[$optimize_tfidf_split5_level2.E126];[$optimize_tfidf_split6_level2.E126];[$optimize_tfidf_split7_level2.E126];[$optimize_tfidf_split8_level2.E126];[$optimize_tfidf_split9_level2.E12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46];[$optimize_tfidf_split1_level2.A146];[$optimize_tfidf_split2_level2.A146];[$optimize_tfidf_split3_level2.A146];[$optimize_tfidf_split4_level2.A146];[$optimize_tfidf_split5_level2.A146];[$optimize_tfidf_split6_level2.A146];[$optimize_tfidf_split7_level2.A146];[$optimize_tfidf_split8_level2.A146];[$optimize_tfidf_split9_level2.A146])" office:value-type="float" office:value="8" calcext:value-type="float">
            <text:p>8</text:p>
          </table:table-cell>
          <table:table-cell table:formula="of:=MIN([$optimize_tfidf_split0_level2.B146];[$optimize_tfidf_split1_level2.B146];[$optimize_tfidf_split2_level2.B146];[$optimize_tfidf_split3_level2.B146];[$optimize_tfidf_split4_level2.B146];[$optimize_tfidf_split5_level2.B146];[$optimize_tfidf_split6_level2.B146];[$optimize_tfidf_split7_level2.B146];[$optimize_tfidf_split8_level2.B146];[$optimize_tfidf_split9_level2.B146])" office:value-type="float" office:value="0.2" calcext:value-type="float">
            <text:p>0.2</text:p>
          </table:table-cell>
          <table:table-cell table:formula="of:=MIN([$optimize_tfidf_split0_level2.C146];[$optimize_tfidf_split1_level2.C146];[$optimize_tfidf_split2_level2.C146];[$optimize_tfidf_split3_level2.C146];[$optimize_tfidf_split4_level2.C146];[$optimize_tfidf_split5_level2.C146];[$optimize_tfidf_split6_level2.C146];[$optimize_tfidf_split7_level2.C146];[$optimize_tfidf_split8_level2.C146];[$optimize_tfidf_split9_level2.C146])" office:value-type="float" office:value="0.2316" calcext:value-type="float">
            <text:p>0.2316</text:p>
          </table:table-cell>
          <table:table-cell table:formula="of:=MIN([$optimize_tfidf_split0_level2.D146];[$optimize_tfidf_split1_level2.D146];[$optimize_tfidf_split2_level2.D146];[$optimize_tfidf_split3_level2.D146];[$optimize_tfidf_split4_level2.D146];[$optimize_tfidf_split5_level2.D146];[$optimize_tfidf_split6_level2.D146];[$optimize_tfidf_split7_level2.D146];[$optimize_tfidf_split8_level2.D146];[$optimize_tfidf_split9_level2.D146])" office:value-type="float" office:value="0.9478" calcext:value-type="float">
            <text:p>0.9478</text:p>
          </table:table-cell>
          <table:table-cell table:formula="of:=MIN([$optimize_tfidf_split0_level2.E146];[$optimize_tfidf_split1_level2.E146];[$optimize_tfidf_split2_level2.E146];[$optimize_tfidf_split3_level2.E146];[$optimize_tfidf_split4_level2.E146];[$optimize_tfidf_split5_level2.E146];[$optimize_tfidf_split6_level2.E146];[$optimize_tfidf_split7_level2.E146];[$optimize_tfidf_split8_level2.E146];[$optimize_tfidf_split9_level2.E14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66];[$optimize_tfidf_split1_level2.A166];[$optimize_tfidf_split2_level2.A166];[$optimize_tfidf_split3_level2.A166];[$optimize_tfidf_split4_level2.A166];[$optimize_tfidf_split5_level2.A166];[$optimize_tfidf_split6_level2.A166];[$optimize_tfidf_split7_level2.A166];[$optimize_tfidf_split8_level2.A166];[$optimize_tfidf_split9_level2.A166])" office:value-type="float" office:value="9" calcext:value-type="float">
            <text:p>9</text:p>
          </table:table-cell>
          <table:table-cell table:formula="of:=MIN([$optimize_tfidf_split0_level2.B166];[$optimize_tfidf_split1_level2.B166];[$optimize_tfidf_split2_level2.B166];[$optimize_tfidf_split3_level2.B166];[$optimize_tfidf_split4_level2.B166];[$optimize_tfidf_split5_level2.B166];[$optimize_tfidf_split6_level2.B166];[$optimize_tfidf_split7_level2.B166];[$optimize_tfidf_split8_level2.B166];[$optimize_tfidf_split9_level2.B166])" office:value-type="float" office:value="0.2" calcext:value-type="float">
            <text:p>0.2</text:p>
          </table:table-cell>
          <table:table-cell table:formula="of:=MIN([$optimize_tfidf_split0_level2.C166];[$optimize_tfidf_split1_level2.C166];[$optimize_tfidf_split2_level2.C166];[$optimize_tfidf_split3_level2.C166];[$optimize_tfidf_split4_level2.C166];[$optimize_tfidf_split5_level2.C166];[$optimize_tfidf_split6_level2.C166];[$optimize_tfidf_split7_level2.C166];[$optimize_tfidf_split8_level2.C166];[$optimize_tfidf_split9_level2.C166])" office:value-type="float" office:value="0.2316" calcext:value-type="float">
            <text:p>0.2316</text:p>
          </table:table-cell>
          <table:table-cell table:formula="of:=MIN([$optimize_tfidf_split0_level2.D166];[$optimize_tfidf_split1_level2.D166];[$optimize_tfidf_split2_level2.D166];[$optimize_tfidf_split3_level2.D166];[$optimize_tfidf_split4_level2.D166];[$optimize_tfidf_split5_level2.D166];[$optimize_tfidf_split6_level2.D166];[$optimize_tfidf_split7_level2.D166];[$optimize_tfidf_split8_level2.D166];[$optimize_tfidf_split9_level2.D166])" office:value-type="float" office:value="0.9478" calcext:value-type="float">
            <text:p>0.9478</text:p>
          </table:table-cell>
          <table:table-cell table:formula="of:=MIN([$optimize_tfidf_split0_level2.E166];[$optimize_tfidf_split1_level2.E166];[$optimize_tfidf_split2_level2.E166];[$optimize_tfidf_split3_level2.E166];[$optimize_tfidf_split4_level2.E166];[$optimize_tfidf_split5_level2.E166];[$optimize_tfidf_split6_level2.E166];[$optimize_tfidf_split7_level2.E166];[$optimize_tfidf_split8_level2.E166];[$optimize_tfidf_split9_level2.E16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186];[$optimize_tfidf_split1_level2.A186];[$optimize_tfidf_split2_level2.A186];[$optimize_tfidf_split3_level2.A186];[$optimize_tfidf_split4_level2.A186];[$optimize_tfidf_split5_level2.A186];[$optimize_tfidf_split6_level2.A186];[$optimize_tfidf_split7_level2.A186];[$optimize_tfidf_split8_level2.A186];[$optimize_tfidf_split9_level2.A186])" office:value-type="float" office:value="10" calcext:value-type="float">
            <text:p>10</text:p>
          </table:table-cell>
          <table:table-cell table:formula="of:=MIN([$optimize_tfidf_split0_level2.B186];[$optimize_tfidf_split1_level2.B186];[$optimize_tfidf_split2_level2.B186];[$optimize_tfidf_split3_level2.B186];[$optimize_tfidf_split4_level2.B186];[$optimize_tfidf_split5_level2.B186];[$optimize_tfidf_split6_level2.B186];[$optimize_tfidf_split7_level2.B186];[$optimize_tfidf_split8_level2.B186];[$optimize_tfidf_split9_level2.B186])" office:value-type="float" office:value="0.2" calcext:value-type="float">
            <text:p>0.2</text:p>
          </table:table-cell>
          <table:table-cell table:formula="of:=MIN([$optimize_tfidf_split0_level2.C186];[$optimize_tfidf_split1_level2.C186];[$optimize_tfidf_split2_level2.C186];[$optimize_tfidf_split3_level2.C186];[$optimize_tfidf_split4_level2.C186];[$optimize_tfidf_split5_level2.C186];[$optimize_tfidf_split6_level2.C186];[$optimize_tfidf_split7_level2.C186];[$optimize_tfidf_split8_level2.C186];[$optimize_tfidf_split9_level2.C186])" office:value-type="float" office:value="0.2316" calcext:value-type="float">
            <text:p>0.2316</text:p>
          </table:table-cell>
          <table:table-cell table:formula="of:=MIN([$optimize_tfidf_split0_level2.D186];[$optimize_tfidf_split1_level2.D186];[$optimize_tfidf_split2_level2.D186];[$optimize_tfidf_split3_level2.D186];[$optimize_tfidf_split4_level2.D186];[$optimize_tfidf_split5_level2.D186];[$optimize_tfidf_split6_level2.D186];[$optimize_tfidf_split7_level2.D186];[$optimize_tfidf_split8_level2.D186];[$optimize_tfidf_split9_level2.D186])" office:value-type="float" office:value="0.9478" calcext:value-type="float">
            <text:p>0.9478</text:p>
          </table:table-cell>
          <table:table-cell table:formula="of:=MIN([$optimize_tfidf_split0_level2.E186];[$optimize_tfidf_split1_level2.E186];[$optimize_tfidf_split2_level2.E186];[$optimize_tfidf_split3_level2.E186];[$optimize_tfidf_split4_level2.E186];[$optimize_tfidf_split5_level2.E186];[$optimize_tfidf_split6_level2.E186];[$optimize_tfidf_split7_level2.E186];[$optimize_tfidf_split8_level2.E186];[$optimize_tfidf_split9_level2.E18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06];[$optimize_tfidf_split1_level2.A206];[$optimize_tfidf_split2_level2.A206];[$optimize_tfidf_split3_level2.A206];[$optimize_tfidf_split4_level2.A206];[$optimize_tfidf_split5_level2.A206];[$optimize_tfidf_split6_level2.A206];[$optimize_tfidf_split7_level2.A206];[$optimize_tfidf_split8_level2.A206];[$optimize_tfidf_split9_level2.A206])" office:value-type="float" office:value="11" calcext:value-type="float">
            <text:p>11</text:p>
          </table:table-cell>
          <table:table-cell table:formula="of:=MIN([$optimize_tfidf_split0_level2.B206];[$optimize_tfidf_split1_level2.B206];[$optimize_tfidf_split2_level2.B206];[$optimize_tfidf_split3_level2.B206];[$optimize_tfidf_split4_level2.B206];[$optimize_tfidf_split5_level2.B206];[$optimize_tfidf_split6_level2.B206];[$optimize_tfidf_split7_level2.B206];[$optimize_tfidf_split8_level2.B206];[$optimize_tfidf_split9_level2.B206])" office:value-type="float" office:value="0.2" calcext:value-type="float">
            <text:p>0.2</text:p>
          </table:table-cell>
          <table:table-cell table:formula="of:=MIN([$optimize_tfidf_split0_level2.C206];[$optimize_tfidf_split1_level2.C206];[$optimize_tfidf_split2_level2.C206];[$optimize_tfidf_split3_level2.C206];[$optimize_tfidf_split4_level2.C206];[$optimize_tfidf_split5_level2.C206];[$optimize_tfidf_split6_level2.C206];[$optimize_tfidf_split7_level2.C206];[$optimize_tfidf_split8_level2.C206];[$optimize_tfidf_split9_level2.C206])" office:value-type="float" office:value="0.2316" calcext:value-type="float">
            <text:p>0.2316</text:p>
          </table:table-cell>
          <table:table-cell table:formula="of:=MIN([$optimize_tfidf_split0_level2.D206];[$optimize_tfidf_split1_level2.D206];[$optimize_tfidf_split2_level2.D206];[$optimize_tfidf_split3_level2.D206];[$optimize_tfidf_split4_level2.D206];[$optimize_tfidf_split5_level2.D206];[$optimize_tfidf_split6_level2.D206];[$optimize_tfidf_split7_level2.D206];[$optimize_tfidf_split8_level2.D206];[$optimize_tfidf_split9_level2.D206])" office:value-type="float" office:value="0.9478" calcext:value-type="float">
            <text:p>0.9478</text:p>
          </table:table-cell>
          <table:table-cell table:formula="of:=MIN([$optimize_tfidf_split0_level2.E206];[$optimize_tfidf_split1_level2.E206];[$optimize_tfidf_split2_level2.E206];[$optimize_tfidf_split3_level2.E206];[$optimize_tfidf_split4_level2.E206];[$optimize_tfidf_split5_level2.E206];[$optimize_tfidf_split6_level2.E206];[$optimize_tfidf_split7_level2.E206];[$optimize_tfidf_split8_level2.E206];[$optimize_tfidf_split9_level2.E20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26];[$optimize_tfidf_split1_level2.A226];[$optimize_tfidf_split2_level2.A226];[$optimize_tfidf_split3_level2.A226];[$optimize_tfidf_split4_level2.A226];[$optimize_tfidf_split5_level2.A226];[$optimize_tfidf_split6_level2.A226];[$optimize_tfidf_split7_level2.A226];[$optimize_tfidf_split8_level2.A226];[$optimize_tfidf_split9_level2.A226])" office:value-type="float" office:value="12" calcext:value-type="float">
            <text:p>12</text:p>
          </table:table-cell>
          <table:table-cell table:formula="of:=MIN([$optimize_tfidf_split0_level2.B226];[$optimize_tfidf_split1_level2.B226];[$optimize_tfidf_split2_level2.B226];[$optimize_tfidf_split3_level2.B226];[$optimize_tfidf_split4_level2.B226];[$optimize_tfidf_split5_level2.B226];[$optimize_tfidf_split6_level2.B226];[$optimize_tfidf_split7_level2.B226];[$optimize_tfidf_split8_level2.B226];[$optimize_tfidf_split9_level2.B226])" office:value-type="float" office:value="0.2" calcext:value-type="float">
            <text:p>0.2</text:p>
          </table:table-cell>
          <table:table-cell table:formula="of:=MIN([$optimize_tfidf_split0_level2.C226];[$optimize_tfidf_split1_level2.C226];[$optimize_tfidf_split2_level2.C226];[$optimize_tfidf_split3_level2.C226];[$optimize_tfidf_split4_level2.C226];[$optimize_tfidf_split5_level2.C226];[$optimize_tfidf_split6_level2.C226];[$optimize_tfidf_split7_level2.C226];[$optimize_tfidf_split8_level2.C226];[$optimize_tfidf_split9_level2.C226])" office:value-type="float" office:value="0.2316" calcext:value-type="float">
            <text:p>0.2316</text:p>
          </table:table-cell>
          <table:table-cell table:formula="of:=MIN([$optimize_tfidf_split0_level2.D226];[$optimize_tfidf_split1_level2.D226];[$optimize_tfidf_split2_level2.D226];[$optimize_tfidf_split3_level2.D226];[$optimize_tfidf_split4_level2.D226];[$optimize_tfidf_split5_level2.D226];[$optimize_tfidf_split6_level2.D226];[$optimize_tfidf_split7_level2.D226];[$optimize_tfidf_split8_level2.D226];[$optimize_tfidf_split9_level2.D226])" office:value-type="float" office:value="0.9478" calcext:value-type="float">
            <text:p>0.9478</text:p>
          </table:table-cell>
          <table:table-cell table:formula="of:=MIN([$optimize_tfidf_split0_level2.E226];[$optimize_tfidf_split1_level2.E226];[$optimize_tfidf_split2_level2.E226];[$optimize_tfidf_split3_level2.E226];[$optimize_tfidf_split4_level2.E226];[$optimize_tfidf_split5_level2.E226];[$optimize_tfidf_split6_level2.E226];[$optimize_tfidf_split7_level2.E226];[$optimize_tfidf_split8_level2.E226];[$optimize_tfidf_split9_level2.E22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46];[$optimize_tfidf_split1_level2.A246];[$optimize_tfidf_split2_level2.A246];[$optimize_tfidf_split3_level2.A246];[$optimize_tfidf_split4_level2.A246];[$optimize_tfidf_split5_level2.A246];[$optimize_tfidf_split6_level2.A246];[$optimize_tfidf_split7_level2.A246];[$optimize_tfidf_split8_level2.A246];[$optimize_tfidf_split9_level2.A246])" office:value-type="float" office:value="13" calcext:value-type="float">
            <text:p>13</text:p>
          </table:table-cell>
          <table:table-cell table:formula="of:=MIN([$optimize_tfidf_split0_level2.B246];[$optimize_tfidf_split1_level2.B246];[$optimize_tfidf_split2_level2.B246];[$optimize_tfidf_split3_level2.B246];[$optimize_tfidf_split4_level2.B246];[$optimize_tfidf_split5_level2.B246];[$optimize_tfidf_split6_level2.B246];[$optimize_tfidf_split7_level2.B246];[$optimize_tfidf_split8_level2.B246];[$optimize_tfidf_split9_level2.B246])" office:value-type="float" office:value="0.2" calcext:value-type="float">
            <text:p>0.2</text:p>
          </table:table-cell>
          <table:table-cell table:formula="of:=MIN([$optimize_tfidf_split0_level2.C246];[$optimize_tfidf_split1_level2.C246];[$optimize_tfidf_split2_level2.C246];[$optimize_tfidf_split3_level2.C246];[$optimize_tfidf_split4_level2.C246];[$optimize_tfidf_split5_level2.C246];[$optimize_tfidf_split6_level2.C246];[$optimize_tfidf_split7_level2.C246];[$optimize_tfidf_split8_level2.C246];[$optimize_tfidf_split9_level2.C246])" office:value-type="float" office:value="0.2316" calcext:value-type="float">
            <text:p>0.2316</text:p>
          </table:table-cell>
          <table:table-cell table:formula="of:=MIN([$optimize_tfidf_split0_level2.D246];[$optimize_tfidf_split1_level2.D246];[$optimize_tfidf_split2_level2.D246];[$optimize_tfidf_split3_level2.D246];[$optimize_tfidf_split4_level2.D246];[$optimize_tfidf_split5_level2.D246];[$optimize_tfidf_split6_level2.D246];[$optimize_tfidf_split7_level2.D246];[$optimize_tfidf_split8_level2.D246];[$optimize_tfidf_split9_level2.D246])" office:value-type="float" office:value="0.9478" calcext:value-type="float">
            <text:p>0.9478</text:p>
          </table:table-cell>
          <table:table-cell table:formula="of:=MIN([$optimize_tfidf_split0_level2.E246];[$optimize_tfidf_split1_level2.E246];[$optimize_tfidf_split2_level2.E246];[$optimize_tfidf_split3_level2.E246];[$optimize_tfidf_split4_level2.E246];[$optimize_tfidf_split5_level2.E246];[$optimize_tfidf_split6_level2.E246];[$optimize_tfidf_split7_level2.E246];[$optimize_tfidf_split8_level2.E246];[$optimize_tfidf_split9_level2.E24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66];[$optimize_tfidf_split1_level2.A266];[$optimize_tfidf_split2_level2.A266];[$optimize_tfidf_split3_level2.A266];[$optimize_tfidf_split4_level2.A266];[$optimize_tfidf_split5_level2.A266];[$optimize_tfidf_split6_level2.A266];[$optimize_tfidf_split7_level2.A266];[$optimize_tfidf_split8_level2.A266];[$optimize_tfidf_split9_level2.A266])" office:value-type="float" office:value="14" calcext:value-type="float">
            <text:p>14</text:p>
          </table:table-cell>
          <table:table-cell table:formula="of:=MIN([$optimize_tfidf_split0_level2.B266];[$optimize_tfidf_split1_level2.B266];[$optimize_tfidf_split2_level2.B266];[$optimize_tfidf_split3_level2.B266];[$optimize_tfidf_split4_level2.B266];[$optimize_tfidf_split5_level2.B266];[$optimize_tfidf_split6_level2.B266];[$optimize_tfidf_split7_level2.B266];[$optimize_tfidf_split8_level2.B266];[$optimize_tfidf_split9_level2.B266])" office:value-type="float" office:value="0.2" calcext:value-type="float">
            <text:p>0.2</text:p>
          </table:table-cell>
          <table:table-cell table:formula="of:=MIN([$optimize_tfidf_split0_level2.C266];[$optimize_tfidf_split1_level2.C266];[$optimize_tfidf_split2_level2.C266];[$optimize_tfidf_split3_level2.C266];[$optimize_tfidf_split4_level2.C266];[$optimize_tfidf_split5_level2.C266];[$optimize_tfidf_split6_level2.C266];[$optimize_tfidf_split7_level2.C266];[$optimize_tfidf_split8_level2.C266];[$optimize_tfidf_split9_level2.C266])" office:value-type="float" office:value="0.2316" calcext:value-type="float">
            <text:p>0.2316</text:p>
          </table:table-cell>
          <table:table-cell table:formula="of:=MIN([$optimize_tfidf_split0_level2.D266];[$optimize_tfidf_split1_level2.D266];[$optimize_tfidf_split2_level2.D266];[$optimize_tfidf_split3_level2.D266];[$optimize_tfidf_split4_level2.D266];[$optimize_tfidf_split5_level2.D266];[$optimize_tfidf_split6_level2.D266];[$optimize_tfidf_split7_level2.D266];[$optimize_tfidf_split8_level2.D266];[$optimize_tfidf_split9_level2.D266])" office:value-type="float" office:value="0.9478" calcext:value-type="float">
            <text:p>0.9478</text:p>
          </table:table-cell>
          <table:table-cell table:formula="of:=MIN([$optimize_tfidf_split0_level2.E266];[$optimize_tfidf_split1_level2.E266];[$optimize_tfidf_split2_level2.E266];[$optimize_tfidf_split3_level2.E266];[$optimize_tfidf_split4_level2.E266];[$optimize_tfidf_split5_level2.E266];[$optimize_tfidf_split6_level2.E266];[$optimize_tfidf_split7_level2.E266];[$optimize_tfidf_split8_level2.E266];[$optimize_tfidf_split9_level2.E26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286];[$optimize_tfidf_split1_level2.A286];[$optimize_tfidf_split2_level2.A286];[$optimize_tfidf_split3_level2.A286];[$optimize_tfidf_split4_level2.A286];[$optimize_tfidf_split5_level2.A286];[$optimize_tfidf_split6_level2.A286];[$optimize_tfidf_split7_level2.A286];[$optimize_tfidf_split8_level2.A286];[$optimize_tfidf_split9_level2.A286])" office:value-type="float" office:value="15" calcext:value-type="float">
            <text:p>15</text:p>
          </table:table-cell>
          <table:table-cell table:formula="of:=MIN([$optimize_tfidf_split0_level2.B286];[$optimize_tfidf_split1_level2.B286];[$optimize_tfidf_split2_level2.B286];[$optimize_tfidf_split3_level2.B286];[$optimize_tfidf_split4_level2.B286];[$optimize_tfidf_split5_level2.B286];[$optimize_tfidf_split6_level2.B286];[$optimize_tfidf_split7_level2.B286];[$optimize_tfidf_split8_level2.B286];[$optimize_tfidf_split9_level2.B286])" office:value-type="float" office:value="0.2" calcext:value-type="float">
            <text:p>0.2</text:p>
          </table:table-cell>
          <table:table-cell table:formula="of:=MIN([$optimize_tfidf_split0_level2.C286];[$optimize_tfidf_split1_level2.C286];[$optimize_tfidf_split2_level2.C286];[$optimize_tfidf_split3_level2.C286];[$optimize_tfidf_split4_level2.C286];[$optimize_tfidf_split5_level2.C286];[$optimize_tfidf_split6_level2.C286];[$optimize_tfidf_split7_level2.C286];[$optimize_tfidf_split8_level2.C286];[$optimize_tfidf_split9_level2.C286])" office:value-type="float" office:value="0.2316" calcext:value-type="float">
            <text:p>0.2316</text:p>
          </table:table-cell>
          <table:table-cell table:formula="of:=MIN([$optimize_tfidf_split0_level2.D286];[$optimize_tfidf_split1_level2.D286];[$optimize_tfidf_split2_level2.D286];[$optimize_tfidf_split3_level2.D286];[$optimize_tfidf_split4_level2.D286];[$optimize_tfidf_split5_level2.D286];[$optimize_tfidf_split6_level2.D286];[$optimize_tfidf_split7_level2.D286];[$optimize_tfidf_split8_level2.D286];[$optimize_tfidf_split9_level2.D286])" office:value-type="float" office:value="0.9478" calcext:value-type="float">
            <text:p>0.9478</text:p>
          </table:table-cell>
          <table:table-cell table:formula="of:=MIN([$optimize_tfidf_split0_level2.E286];[$optimize_tfidf_split1_level2.E286];[$optimize_tfidf_split2_level2.E286];[$optimize_tfidf_split3_level2.E286];[$optimize_tfidf_split4_level2.E286];[$optimize_tfidf_split5_level2.E286];[$optimize_tfidf_split6_level2.E286];[$optimize_tfidf_split7_level2.E286];[$optimize_tfidf_split8_level2.E286];[$optimize_tfidf_split9_level2.E286])" office:value-type="float" office:value="0.3664" calcext:value-type="float">
            <text:p>0.3664</text:p>
          </table:table-cell>
        </table:table-row>
        <table:table-row table:style-name="ro1">
          <table:table-cell table:formula="of:=MIN([$optimize_tfidf_split0_level2.A7];[$optimize_tfidf_split1_level2.A7];[$optimize_tfidf_split2_level2.A7];[$optimize_tfidf_split3_level2.A7];[$optimize_tfidf_split4_level2.A7];[$optimize_tfidf_split5_level2.A7];[$optimize_tfidf_split6_level2.A7];[$optimize_tfidf_split7_level2.A7];[$optimize_tfidf_split8_level2.A7];[$optimize_tfidf_split9_level2.A7])" office:value-type="float" office:value="1" calcext:value-type="float">
            <text:p>1</text:p>
          </table:table-cell>
          <table:table-cell table:formula="of:=MIN([$optimize_tfidf_split0_level2.B7];[$optimize_tfidf_split1_level2.B7];[$optimize_tfidf_split2_level2.B7];[$optimize_tfidf_split3_level2.B7];[$optimize_tfidf_split4_level2.B7];[$optimize_tfidf_split5_level2.B7];[$optimize_tfidf_split6_level2.B7];[$optimize_tfidf_split7_level2.B7];[$optimize_tfidf_split8_level2.B7];[$optimize_tfidf_split9_level2.B7])" office:value-type="float" office:value="0.25" calcext:value-type="float">
            <text:p>0.25</text:p>
          </table:table-cell>
          <table:table-cell table:formula="of:=MIN([$optimize_tfidf_split0_level2.C7];[$optimize_tfidf_split1_level2.C7];[$optimize_tfidf_split2_level2.C7];[$optimize_tfidf_split3_level2.C7];[$optimize_tfidf_split4_level2.C7];[$optimize_tfidf_split5_level2.C7];[$optimize_tfidf_split6_level2.C7];[$optimize_tfidf_split7_level2.C7];[$optimize_tfidf_split8_level2.C7];[$optimize_tfidf_split9_level2.C7])" office:value-type="float" office:value="0.4307" calcext:value-type="float">
            <text:p>0.4307</text:p>
          </table:table-cell>
          <table:table-cell table:formula="of:=MIN([$optimize_tfidf_split0_level2.D7];[$optimize_tfidf_split1_level2.D7];[$optimize_tfidf_split2_level2.D7];[$optimize_tfidf_split3_level2.D7];[$optimize_tfidf_split4_level2.D7];[$optimize_tfidf_split5_level2.D7];[$optimize_tfidf_split6_level2.D7];[$optimize_tfidf_split7_level2.D7];[$optimize_tfidf_split8_level2.D7];[$optimize_tfidf_split9_level2.D7])" office:value-type="float" office:value="0.3447" calcext:value-type="float">
            <text:p>0.3447</text:p>
          </table:table-cell>
          <table:table-cell table:formula="of:=MIN([$optimize_tfidf_split0_level2.E7];[$optimize_tfidf_split1_level2.E7];[$optimize_tfidf_split2_level2.E7];[$optimize_tfidf_split3_level2.E7];[$optimize_tfidf_split4_level2.E7];[$optimize_tfidf_split5_level2.E7];[$optimize_tfidf_split6_level2.E7];[$optimize_tfidf_split7_level2.E7];[$optimize_tfidf_split8_level2.E7];[$optimize_tfidf_split9_level2.E7])" office:value-type="float" office:value="0.3745" calcext:value-type="float">
            <text:p>0.3745</text:p>
          </table:table-cell>
        </table:table-row>
        <table:table-row table:style-name="ro1">
          <table:table-cell table:formula="of:=MIN([$optimize_tfidf_split0_level2.A27];[$optimize_tfidf_split1_level2.A27];[$optimize_tfidf_split2_level2.A27];[$optimize_tfidf_split3_level2.A27];[$optimize_tfidf_split4_level2.A27];[$optimize_tfidf_split5_level2.A27];[$optimize_tfidf_split6_level2.A27];[$optimize_tfidf_split7_level2.A27];[$optimize_tfidf_split8_level2.A27];[$optimize_tfidf_split9_level2.A27])" office:value-type="float" office:value="2" calcext:value-type="float">
            <text:p>2</text:p>
          </table:table-cell>
          <table:table-cell table:formula="of:=MIN([$optimize_tfidf_split0_level2.B27];[$optimize_tfidf_split1_level2.B27];[$optimize_tfidf_split2_level2.B27];[$optimize_tfidf_split3_level2.B27];[$optimize_tfidf_split4_level2.B27];[$optimize_tfidf_split5_level2.B27];[$optimize_tfidf_split6_level2.B27];[$optimize_tfidf_split7_level2.B27];[$optimize_tfidf_split8_level2.B27];[$optimize_tfidf_split9_level2.B27])" office:value-type="float" office:value="0.25" calcext:value-type="float">
            <text:p>0.25</text:p>
          </table:table-cell>
          <table:table-cell table:formula="of:=MIN([$optimize_tfidf_split0_level2.C27];[$optimize_tfidf_split1_level2.C27];[$optimize_tfidf_split2_level2.C27];[$optimize_tfidf_split3_level2.C27];[$optimize_tfidf_split4_level2.C27];[$optimize_tfidf_split5_level2.C27];[$optimize_tfidf_split6_level2.C27];[$optimize_tfidf_split7_level2.C27];[$optimize_tfidf_split8_level2.C27];[$optimize_tfidf_split9_level2.C27])" office:value-type="float" office:value="0.4197" calcext:value-type="float">
            <text:p>0.4197</text:p>
          </table:table-cell>
          <table:table-cell table:formula="of:=MIN([$optimize_tfidf_split0_level2.D27];[$optimize_tfidf_split1_level2.D27];[$optimize_tfidf_split2_level2.D27];[$optimize_tfidf_split3_level2.D27];[$optimize_tfidf_split4_level2.D27];[$optimize_tfidf_split5_level2.D27];[$optimize_tfidf_split6_level2.D27];[$optimize_tfidf_split7_level2.D27];[$optimize_tfidf_split8_level2.D27];[$optimize_tfidf_split9_level2.D27])" office:value-type="float" office:value="0.6908" calcext:value-type="float">
            <text:p>0.6908</text:p>
          </table:table-cell>
          <table:table-cell table:formula="of:=MIN([$optimize_tfidf_split0_level2.E27];[$optimize_tfidf_split1_level2.E27];[$optimize_tfidf_split2_level2.E27];[$optimize_tfidf_split3_level2.E27];[$optimize_tfidf_split4_level2.E27];[$optimize_tfidf_split5_level2.E27];[$optimize_tfidf_split6_level2.E27];[$optimize_tfidf_split7_level2.E27];[$optimize_tfidf_split8_level2.E27];[$optimize_tfidf_split9_level2.E27])" office:value-type="float" office:value="0.5101" calcext:value-type="float">
            <text:p>0.5101</text:p>
          </table:table-cell>
        </table:table-row>
        <table:table-row table:style-name="ro1">
          <table:table-cell table:formula="of:=MIN([$optimize_tfidf_split0_level2.A47];[$optimize_tfidf_split1_level2.A47];[$optimize_tfidf_split2_level2.A47];[$optimize_tfidf_split3_level2.A47];[$optimize_tfidf_split4_level2.A47];[$optimize_tfidf_split5_level2.A47];[$optimize_tfidf_split6_level2.A47];[$optimize_tfidf_split7_level2.A47];[$optimize_tfidf_split8_level2.A47];[$optimize_tfidf_split9_level2.A47])" office:value-type="float" office:value="3" calcext:value-type="float">
            <text:p>3</text:p>
          </table:table-cell>
          <table:table-cell table:formula="of:=MIN([$optimize_tfidf_split0_level2.B47];[$optimize_tfidf_split1_level2.B47];[$optimize_tfidf_split2_level2.B47];[$optimize_tfidf_split3_level2.B47];[$optimize_tfidf_split4_level2.B47];[$optimize_tfidf_split5_level2.B47];[$optimize_tfidf_split6_level2.B47];[$optimize_tfidf_split7_level2.B47];[$optimize_tfidf_split8_level2.B47];[$optimize_tfidf_split9_level2.B47])" office:value-type="float" office:value="0.25" calcext:value-type="float">
            <text:p>0.25</text:p>
          </table:table-cell>
          <table:table-cell table:formula="of:=MIN([$optimize_tfidf_split0_level2.C47];[$optimize_tfidf_split1_level2.C47];[$optimize_tfidf_split2_level2.C47];[$optimize_tfidf_split3_level2.C47];[$optimize_tfidf_split4_level2.C47];[$optimize_tfidf_split5_level2.C47];[$optimize_tfidf_split6_level2.C47];[$optimize_tfidf_split7_level2.C47];[$optimize_tfidf_split8_level2.C47];[$optimize_tfidf_split9_level2.C47])" office:value-type="float" office:value="0.3453" calcext:value-type="float">
            <text:p>0.3453</text:p>
          </table:table-cell>
          <table:table-cell table:formula="of:=MIN([$optimize_tfidf_split0_level2.D47];[$optimize_tfidf_split1_level2.D47];[$optimize_tfidf_split2_level2.D47];[$optimize_tfidf_split3_level2.D47];[$optimize_tfidf_split4_level2.D47];[$optimize_tfidf_split5_level2.D47];[$optimize_tfidf_split6_level2.D47];[$optimize_tfidf_split7_level2.D47];[$optimize_tfidf_split8_level2.D47];[$optimize_tfidf_split9_level2.D47])" office:value-type="float" office:value="0.8427" calcext:value-type="float">
            <text:p>0.8427</text:p>
          </table:table-cell>
          <table:table-cell table:formula="of:=MIN([$optimize_tfidf_split0_level2.E47];[$optimize_tfidf_split1_level2.E47];[$optimize_tfidf_split2_level2.E47];[$optimize_tfidf_split3_level2.E47];[$optimize_tfidf_split4_level2.E47];[$optimize_tfidf_split5_level2.E47];[$optimize_tfidf_split6_level2.E47];[$optimize_tfidf_split7_level2.E47];[$optimize_tfidf_split8_level2.E47];[$optimize_tfidf_split9_level2.E47])" office:value-type="float" office:value="0.4793" calcext:value-type="float">
            <text:p>0.4793</text:p>
          </table:table-cell>
        </table:table-row>
        <table:table-row table:style-name="ro1">
          <table:table-cell table:formula="of:=MIN([$optimize_tfidf_split0_level2.A67];[$optimize_tfidf_split1_level2.A67];[$optimize_tfidf_split2_level2.A67];[$optimize_tfidf_split3_level2.A67];[$optimize_tfidf_split4_level2.A67];[$optimize_tfidf_split5_level2.A67];[$optimize_tfidf_split6_level2.A67];[$optimize_tfidf_split7_level2.A67];[$optimize_tfidf_split8_level2.A67];[$optimize_tfidf_split9_level2.A67])" office:value-type="float" office:value="4" calcext:value-type="float">
            <text:p>4</text:p>
          </table:table-cell>
          <table:table-cell table:formula="of:=MIN([$optimize_tfidf_split0_level2.B67];[$optimize_tfidf_split1_level2.B67];[$optimize_tfidf_split2_level2.B67];[$optimize_tfidf_split3_level2.B67];[$optimize_tfidf_split4_level2.B67];[$optimize_tfidf_split5_level2.B67];[$optimize_tfidf_split6_level2.B67];[$optimize_tfidf_split7_level2.B67];[$optimize_tfidf_split8_level2.B67];[$optimize_tfidf_split9_level2.B67])" office:value-type="float" office:value="0.25" calcext:value-type="float">
            <text:p>0.25</text:p>
          </table:table-cell>
          <table:table-cell table:formula="of:=MIN([$optimize_tfidf_split0_level2.C67];[$optimize_tfidf_split1_level2.C67];[$optimize_tfidf_split2_level2.C67];[$optimize_tfidf_split3_level2.C67];[$optimize_tfidf_split4_level2.C67];[$optimize_tfidf_split5_level2.C67];[$optimize_tfidf_split6_level2.C67];[$optimize_tfidf_split7_level2.C67];[$optimize_tfidf_split8_level2.C67];[$optimize_tfidf_split9_level2.C67])" office:value-type="float" office:value="0.2883" calcext:value-type="float">
            <text:p>0.2883</text:p>
          </table:table-cell>
          <table:table-cell table:formula="of:=MIN([$optimize_tfidf_split0_level2.D67];[$optimize_tfidf_split1_level2.D67];[$optimize_tfidf_split2_level2.D67];[$optimize_tfidf_split3_level2.D67];[$optimize_tfidf_split4_level2.D67];[$optimize_tfidf_split5_level2.D67];[$optimize_tfidf_split6_level2.D67];[$optimize_tfidf_split7_level2.D67];[$optimize_tfidf_split8_level2.D67];[$optimize_tfidf_split9_level2.D67])" office:value-type="float" office:value="0.936" calcext:value-type="float">
            <text:p>0.936</text:p>
          </table:table-cell>
          <table:table-cell table:formula="of:=MIN([$optimize_tfidf_split0_level2.E67];[$optimize_tfidf_split1_level2.E67];[$optimize_tfidf_split2_level2.E67];[$optimize_tfidf_split3_level2.E67];[$optimize_tfidf_split4_level2.E67];[$optimize_tfidf_split5_level2.E67];[$optimize_tfidf_split6_level2.E67];[$optimize_tfidf_split7_level2.E67];[$optimize_tfidf_split8_level2.E67];[$optimize_tfidf_split9_level2.E67])" office:value-type="float" office:value="0.4337" calcext:value-type="float">
            <text:p>0.4337</text:p>
          </table:table-cell>
        </table:table-row>
        <table:table-row table:style-name="ro1">
          <table:table-cell table:formula="of:=MIN([$optimize_tfidf_split0_level2.A87];[$optimize_tfidf_split1_level2.A87];[$optimize_tfidf_split2_level2.A87];[$optimize_tfidf_split3_level2.A87];[$optimize_tfidf_split4_level2.A87];[$optimize_tfidf_split5_level2.A87];[$optimize_tfidf_split6_level2.A87];[$optimize_tfidf_split7_level2.A87];[$optimize_tfidf_split8_level2.A87];[$optimize_tfidf_split9_level2.A87])" office:value-type="float" office:value="5" calcext:value-type="float">
            <text:p>5</text:p>
          </table:table-cell>
          <table:table-cell table:formula="of:=MIN([$optimize_tfidf_split0_level2.B87];[$optimize_tfidf_split1_level2.B87];[$optimize_tfidf_split2_level2.B87];[$optimize_tfidf_split3_level2.B87];[$optimize_tfidf_split4_level2.B87];[$optimize_tfidf_split5_level2.B87];[$optimize_tfidf_split6_level2.B87];[$optimize_tfidf_split7_level2.B87];[$optimize_tfidf_split8_level2.B87];[$optimize_tfidf_split9_level2.B87])" office:value-type="float" office:value="0.25" calcext:value-type="float">
            <text:p>0.25</text:p>
          </table:table-cell>
          <table:table-cell table:formula="of:=MIN([$optimize_tfidf_split0_level2.C87];[$optimize_tfidf_split1_level2.C87];[$optimize_tfidf_split2_level2.C87];[$optimize_tfidf_split3_level2.C87];[$optimize_tfidf_split4_level2.C87];[$optimize_tfidf_split5_level2.C87];[$optimize_tfidf_split6_level2.C87];[$optimize_tfidf_split7_level2.C87];[$optimize_tfidf_split8_level2.C87];[$optimize_tfidf_split9_level2.C87])" office:value-type="float" office:value="0.2318" calcext:value-type="float">
            <text:p>0.2318</text:p>
          </table:table-cell>
          <table:table-cell table:formula="of:=MIN([$optimize_tfidf_split0_level2.D87];[$optimize_tfidf_split1_level2.D87];[$optimize_tfidf_split2_level2.D87];[$optimize_tfidf_split3_level2.D87];[$optimize_tfidf_split4_level2.D87];[$optimize_tfidf_split5_level2.D87];[$optimize_tfidf_split6_level2.D87];[$optimize_tfidf_split7_level2.D87];[$optimize_tfidf_split8_level2.D87];[$optimize_tfidf_split9_level2.D87])" office:value-type="float" office:value="0.9478" calcext:value-type="float">
            <text:p>0.9478</text:p>
          </table:table-cell>
          <table:table-cell table:formula="of:=MIN([$optimize_tfidf_split0_level2.E87];[$optimize_tfidf_split1_level2.E87];[$optimize_tfidf_split2_level2.E87];[$optimize_tfidf_split3_level2.E87];[$optimize_tfidf_split4_level2.E87];[$optimize_tfidf_split5_level2.E87];[$optimize_tfidf_split6_level2.E87];[$optimize_tfidf_split7_level2.E87];[$optimize_tfidf_split8_level2.E87];[$optimize_tfidf_split9_level2.E8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107];[$optimize_tfidf_split1_level2.A107];[$optimize_tfidf_split2_level2.A107];[$optimize_tfidf_split3_level2.A107];[$optimize_tfidf_split4_level2.A107];[$optimize_tfidf_split5_level2.A107];[$optimize_tfidf_split6_level2.A107];[$optimize_tfidf_split7_level2.A107];[$optimize_tfidf_split8_level2.A107];[$optimize_tfidf_split9_level2.A107])" office:value-type="float" office:value="6" calcext:value-type="float">
            <text:p>6</text:p>
          </table:table-cell>
          <table:table-cell table:formula="of:=MIN([$optimize_tfidf_split0_level2.B107];[$optimize_tfidf_split1_level2.B107];[$optimize_tfidf_split2_level2.B107];[$optimize_tfidf_split3_level2.B107];[$optimize_tfidf_split4_level2.B107];[$optimize_tfidf_split5_level2.B107];[$optimize_tfidf_split6_level2.B107];[$optimize_tfidf_split7_level2.B107];[$optimize_tfidf_split8_level2.B107];[$optimize_tfidf_split9_level2.B107])" office:value-type="float" office:value="0.25" calcext:value-type="float">
            <text:p>0.25</text:p>
          </table:table-cell>
          <table:table-cell table:formula="of:=MIN([$optimize_tfidf_split0_level2.C107];[$optimize_tfidf_split1_level2.C107];[$optimize_tfidf_split2_level2.C107];[$optimize_tfidf_split3_level2.C107];[$optimize_tfidf_split4_level2.C107];[$optimize_tfidf_split5_level2.C107];[$optimize_tfidf_split6_level2.C107];[$optimize_tfidf_split7_level2.C107];[$optimize_tfidf_split8_level2.C107];[$optimize_tfidf_split9_level2.C107])" office:value-type="float" office:value="0.2318" calcext:value-type="float">
            <text:p>0.2318</text:p>
          </table:table-cell>
          <table:table-cell table:formula="of:=MIN([$optimize_tfidf_split0_level2.D107];[$optimize_tfidf_split1_level2.D107];[$optimize_tfidf_split2_level2.D107];[$optimize_tfidf_split3_level2.D107];[$optimize_tfidf_split4_level2.D107];[$optimize_tfidf_split5_level2.D107];[$optimize_tfidf_split6_level2.D107];[$optimize_tfidf_split7_level2.D107];[$optimize_tfidf_split8_level2.D107];[$optimize_tfidf_split9_level2.D107])" office:value-type="float" office:value="0.9478" calcext:value-type="float">
            <text:p>0.9478</text:p>
          </table:table-cell>
          <table:table-cell table:formula="of:=MIN([$optimize_tfidf_split0_level2.E107];[$optimize_tfidf_split1_level2.E107];[$optimize_tfidf_split2_level2.E107];[$optimize_tfidf_split3_level2.E107];[$optimize_tfidf_split4_level2.E107];[$optimize_tfidf_split5_level2.E107];[$optimize_tfidf_split6_level2.E107];[$optimize_tfidf_split7_level2.E107];[$optimize_tfidf_split8_level2.E107];[$optimize_tfidf_split9_level2.E10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127];[$optimize_tfidf_split1_level2.A127];[$optimize_tfidf_split2_level2.A127];[$optimize_tfidf_split3_level2.A127];[$optimize_tfidf_split4_level2.A127];[$optimize_tfidf_split5_level2.A127];[$optimize_tfidf_split6_level2.A127];[$optimize_tfidf_split7_level2.A127];[$optimize_tfidf_split8_level2.A127];[$optimize_tfidf_split9_level2.A127])" office:value-type="float" office:value="7" calcext:value-type="float">
            <text:p>7</text:p>
          </table:table-cell>
          <table:table-cell table:formula="of:=MIN([$optimize_tfidf_split0_level2.B127];[$optimize_tfidf_split1_level2.B127];[$optimize_tfidf_split2_level2.B127];[$optimize_tfidf_split3_level2.B127];[$optimize_tfidf_split4_level2.B127];[$optimize_tfidf_split5_level2.B127];[$optimize_tfidf_split6_level2.B127];[$optimize_tfidf_split7_level2.B127];[$optimize_tfidf_split8_level2.B127];[$optimize_tfidf_split9_level2.B127])" office:value-type="float" office:value="0.25" calcext:value-type="float">
            <text:p>0.25</text:p>
          </table:table-cell>
          <table:table-cell table:formula="of:=MIN([$optimize_tfidf_split0_level2.C127];[$optimize_tfidf_split1_level2.C127];[$optimize_tfidf_split2_level2.C127];[$optimize_tfidf_split3_level2.C127];[$optimize_tfidf_split4_level2.C127];[$optimize_tfidf_split5_level2.C127];[$optimize_tfidf_split6_level2.C127];[$optimize_tfidf_split7_level2.C127];[$optimize_tfidf_split8_level2.C127];[$optimize_tfidf_split9_level2.C127])" office:value-type="float" office:value="0.2318" calcext:value-type="float">
            <text:p>0.2318</text:p>
          </table:table-cell>
          <table:table-cell table:formula="of:=MIN([$optimize_tfidf_split0_level2.D127];[$optimize_tfidf_split1_level2.D127];[$optimize_tfidf_split2_level2.D127];[$optimize_tfidf_split3_level2.D127];[$optimize_tfidf_split4_level2.D127];[$optimize_tfidf_split5_level2.D127];[$optimize_tfidf_split6_level2.D127];[$optimize_tfidf_split7_level2.D127];[$optimize_tfidf_split8_level2.D127];[$optimize_tfidf_split9_level2.D127])" office:value-type="float" office:value="0.9478" calcext:value-type="float">
            <text:p>0.9478</text:p>
          </table:table-cell>
          <table:table-cell table:formula="of:=MIN([$optimize_tfidf_split0_level2.E127];[$optimize_tfidf_split1_level2.E127];[$optimize_tfidf_split2_level2.E127];[$optimize_tfidf_split3_level2.E127];[$optimize_tfidf_split4_level2.E127];[$optimize_tfidf_split5_level2.E127];[$optimize_tfidf_split6_level2.E127];[$optimize_tfidf_split7_level2.E127];[$optimize_tfidf_split8_level2.E127];[$optimize_tfidf_split9_level2.E12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147];[$optimize_tfidf_split1_level2.A147];[$optimize_tfidf_split2_level2.A147];[$optimize_tfidf_split3_level2.A147];[$optimize_tfidf_split4_level2.A147];[$optimize_tfidf_split5_level2.A147];[$optimize_tfidf_split6_level2.A147];[$optimize_tfidf_split7_level2.A147];[$optimize_tfidf_split8_level2.A147];[$optimize_tfidf_split9_level2.A147])" office:value-type="float" office:value="8" calcext:value-type="float">
            <text:p>8</text:p>
          </table:table-cell>
          <table:table-cell table:formula="of:=MIN([$optimize_tfidf_split0_level2.B147];[$optimize_tfidf_split1_level2.B147];[$optimize_tfidf_split2_level2.B147];[$optimize_tfidf_split3_level2.B147];[$optimize_tfidf_split4_level2.B147];[$optimize_tfidf_split5_level2.B147];[$optimize_tfidf_split6_level2.B147];[$optimize_tfidf_split7_level2.B147];[$optimize_tfidf_split8_level2.B147];[$optimize_tfidf_split9_level2.B147])" office:value-type="float" office:value="0.25" calcext:value-type="float">
            <text:p>0.25</text:p>
          </table:table-cell>
          <table:table-cell table:formula="of:=MIN([$optimize_tfidf_split0_level2.C147];[$optimize_tfidf_split1_level2.C147];[$optimize_tfidf_split2_level2.C147];[$optimize_tfidf_split3_level2.C147];[$optimize_tfidf_split4_level2.C147];[$optimize_tfidf_split5_level2.C147];[$optimize_tfidf_split6_level2.C147];[$optimize_tfidf_split7_level2.C147];[$optimize_tfidf_split8_level2.C147];[$optimize_tfidf_split9_level2.C147])" office:value-type="float" office:value="0.2318" calcext:value-type="float">
            <text:p>0.2318</text:p>
          </table:table-cell>
          <table:table-cell table:formula="of:=MIN([$optimize_tfidf_split0_level2.D147];[$optimize_tfidf_split1_level2.D147];[$optimize_tfidf_split2_level2.D147];[$optimize_tfidf_split3_level2.D147];[$optimize_tfidf_split4_level2.D147];[$optimize_tfidf_split5_level2.D147];[$optimize_tfidf_split6_level2.D147];[$optimize_tfidf_split7_level2.D147];[$optimize_tfidf_split8_level2.D147];[$optimize_tfidf_split9_level2.D147])" office:value-type="float" office:value="0.9478" calcext:value-type="float">
            <text:p>0.9478</text:p>
          </table:table-cell>
          <table:table-cell table:formula="of:=MIN([$optimize_tfidf_split0_level2.E147];[$optimize_tfidf_split1_level2.E147];[$optimize_tfidf_split2_level2.E147];[$optimize_tfidf_split3_level2.E147];[$optimize_tfidf_split4_level2.E147];[$optimize_tfidf_split5_level2.E147];[$optimize_tfidf_split6_level2.E147];[$optimize_tfidf_split7_level2.E147];[$optimize_tfidf_split8_level2.E147];[$optimize_tfidf_split9_level2.E14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167];[$optimize_tfidf_split1_level2.A167];[$optimize_tfidf_split2_level2.A167];[$optimize_tfidf_split3_level2.A167];[$optimize_tfidf_split4_level2.A167];[$optimize_tfidf_split5_level2.A167];[$optimize_tfidf_split6_level2.A167];[$optimize_tfidf_split7_level2.A167];[$optimize_tfidf_split8_level2.A167];[$optimize_tfidf_split9_level2.A167])" office:value-type="float" office:value="9" calcext:value-type="float">
            <text:p>9</text:p>
          </table:table-cell>
          <table:table-cell table:formula="of:=MIN([$optimize_tfidf_split0_level2.B167];[$optimize_tfidf_split1_level2.B167];[$optimize_tfidf_split2_level2.B167];[$optimize_tfidf_split3_level2.B167];[$optimize_tfidf_split4_level2.B167];[$optimize_tfidf_split5_level2.B167];[$optimize_tfidf_split6_level2.B167];[$optimize_tfidf_split7_level2.B167];[$optimize_tfidf_split8_level2.B167];[$optimize_tfidf_split9_level2.B167])" office:value-type="float" office:value="0.25" calcext:value-type="float">
            <text:p>0.25</text:p>
          </table:table-cell>
          <table:table-cell table:formula="of:=MIN([$optimize_tfidf_split0_level2.C167];[$optimize_tfidf_split1_level2.C167];[$optimize_tfidf_split2_level2.C167];[$optimize_tfidf_split3_level2.C167];[$optimize_tfidf_split4_level2.C167];[$optimize_tfidf_split5_level2.C167];[$optimize_tfidf_split6_level2.C167];[$optimize_tfidf_split7_level2.C167];[$optimize_tfidf_split8_level2.C167];[$optimize_tfidf_split9_level2.C167])" office:value-type="float" office:value="0.2318" calcext:value-type="float">
            <text:p>0.2318</text:p>
          </table:table-cell>
          <table:table-cell table:formula="of:=MIN([$optimize_tfidf_split0_level2.D167];[$optimize_tfidf_split1_level2.D167];[$optimize_tfidf_split2_level2.D167];[$optimize_tfidf_split3_level2.D167];[$optimize_tfidf_split4_level2.D167];[$optimize_tfidf_split5_level2.D167];[$optimize_tfidf_split6_level2.D167];[$optimize_tfidf_split7_level2.D167];[$optimize_tfidf_split8_level2.D167];[$optimize_tfidf_split9_level2.D167])" office:value-type="float" office:value="0.9478" calcext:value-type="float">
            <text:p>0.9478</text:p>
          </table:table-cell>
          <table:table-cell table:formula="of:=MIN([$optimize_tfidf_split0_level2.E167];[$optimize_tfidf_split1_level2.E167];[$optimize_tfidf_split2_level2.E167];[$optimize_tfidf_split3_level2.E167];[$optimize_tfidf_split4_level2.E167];[$optimize_tfidf_split5_level2.E167];[$optimize_tfidf_split6_level2.E167];[$optimize_tfidf_split7_level2.E167];[$optimize_tfidf_split8_level2.E167];[$optimize_tfidf_split9_level2.E16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187];[$optimize_tfidf_split1_level2.A187];[$optimize_tfidf_split2_level2.A187];[$optimize_tfidf_split3_level2.A187];[$optimize_tfidf_split4_level2.A187];[$optimize_tfidf_split5_level2.A187];[$optimize_tfidf_split6_level2.A187];[$optimize_tfidf_split7_level2.A187];[$optimize_tfidf_split8_level2.A187];[$optimize_tfidf_split9_level2.A187])" office:value-type="float" office:value="10" calcext:value-type="float">
            <text:p>10</text:p>
          </table:table-cell>
          <table:table-cell table:formula="of:=MIN([$optimize_tfidf_split0_level2.B187];[$optimize_tfidf_split1_level2.B187];[$optimize_tfidf_split2_level2.B187];[$optimize_tfidf_split3_level2.B187];[$optimize_tfidf_split4_level2.B187];[$optimize_tfidf_split5_level2.B187];[$optimize_tfidf_split6_level2.B187];[$optimize_tfidf_split7_level2.B187];[$optimize_tfidf_split8_level2.B187];[$optimize_tfidf_split9_level2.B187])" office:value-type="float" office:value="0.25" calcext:value-type="float">
            <text:p>0.25</text:p>
          </table:table-cell>
          <table:table-cell table:formula="of:=MIN([$optimize_tfidf_split0_level2.C187];[$optimize_tfidf_split1_level2.C187];[$optimize_tfidf_split2_level2.C187];[$optimize_tfidf_split3_level2.C187];[$optimize_tfidf_split4_level2.C187];[$optimize_tfidf_split5_level2.C187];[$optimize_tfidf_split6_level2.C187];[$optimize_tfidf_split7_level2.C187];[$optimize_tfidf_split8_level2.C187];[$optimize_tfidf_split9_level2.C187])" office:value-type="float" office:value="0.2318" calcext:value-type="float">
            <text:p>0.2318</text:p>
          </table:table-cell>
          <table:table-cell table:formula="of:=MIN([$optimize_tfidf_split0_level2.D187];[$optimize_tfidf_split1_level2.D187];[$optimize_tfidf_split2_level2.D187];[$optimize_tfidf_split3_level2.D187];[$optimize_tfidf_split4_level2.D187];[$optimize_tfidf_split5_level2.D187];[$optimize_tfidf_split6_level2.D187];[$optimize_tfidf_split7_level2.D187];[$optimize_tfidf_split8_level2.D187];[$optimize_tfidf_split9_level2.D187])" office:value-type="float" office:value="0.9478" calcext:value-type="float">
            <text:p>0.9478</text:p>
          </table:table-cell>
          <table:table-cell table:formula="of:=MIN([$optimize_tfidf_split0_level2.E187];[$optimize_tfidf_split1_level2.E187];[$optimize_tfidf_split2_level2.E187];[$optimize_tfidf_split3_level2.E187];[$optimize_tfidf_split4_level2.E187];[$optimize_tfidf_split5_level2.E187];[$optimize_tfidf_split6_level2.E187];[$optimize_tfidf_split7_level2.E187];[$optimize_tfidf_split8_level2.E187];[$optimize_tfidf_split9_level2.E18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207];[$optimize_tfidf_split1_level2.A207];[$optimize_tfidf_split2_level2.A207];[$optimize_tfidf_split3_level2.A207];[$optimize_tfidf_split4_level2.A207];[$optimize_tfidf_split5_level2.A207];[$optimize_tfidf_split6_level2.A207];[$optimize_tfidf_split7_level2.A207];[$optimize_tfidf_split8_level2.A207];[$optimize_tfidf_split9_level2.A207])" office:value-type="float" office:value="11" calcext:value-type="float">
            <text:p>11</text:p>
          </table:table-cell>
          <table:table-cell table:formula="of:=MIN([$optimize_tfidf_split0_level2.B207];[$optimize_tfidf_split1_level2.B207];[$optimize_tfidf_split2_level2.B207];[$optimize_tfidf_split3_level2.B207];[$optimize_tfidf_split4_level2.B207];[$optimize_tfidf_split5_level2.B207];[$optimize_tfidf_split6_level2.B207];[$optimize_tfidf_split7_level2.B207];[$optimize_tfidf_split8_level2.B207];[$optimize_tfidf_split9_level2.B207])" office:value-type="float" office:value="0.25" calcext:value-type="float">
            <text:p>0.25</text:p>
          </table:table-cell>
          <table:table-cell table:formula="of:=MIN([$optimize_tfidf_split0_level2.C207];[$optimize_tfidf_split1_level2.C207];[$optimize_tfidf_split2_level2.C207];[$optimize_tfidf_split3_level2.C207];[$optimize_tfidf_split4_level2.C207];[$optimize_tfidf_split5_level2.C207];[$optimize_tfidf_split6_level2.C207];[$optimize_tfidf_split7_level2.C207];[$optimize_tfidf_split8_level2.C207];[$optimize_tfidf_split9_level2.C207])" office:value-type="float" office:value="0.2318" calcext:value-type="float">
            <text:p>0.2318</text:p>
          </table:table-cell>
          <table:table-cell table:formula="of:=MIN([$optimize_tfidf_split0_level2.D207];[$optimize_tfidf_split1_level2.D207];[$optimize_tfidf_split2_level2.D207];[$optimize_tfidf_split3_level2.D207];[$optimize_tfidf_split4_level2.D207];[$optimize_tfidf_split5_level2.D207];[$optimize_tfidf_split6_level2.D207];[$optimize_tfidf_split7_level2.D207];[$optimize_tfidf_split8_level2.D207];[$optimize_tfidf_split9_level2.D207])" office:value-type="float" office:value="0.9478" calcext:value-type="float">
            <text:p>0.9478</text:p>
          </table:table-cell>
          <table:table-cell table:formula="of:=MIN([$optimize_tfidf_split0_level2.E207];[$optimize_tfidf_split1_level2.E207];[$optimize_tfidf_split2_level2.E207];[$optimize_tfidf_split3_level2.E207];[$optimize_tfidf_split4_level2.E207];[$optimize_tfidf_split5_level2.E207];[$optimize_tfidf_split6_level2.E207];[$optimize_tfidf_split7_level2.E207];[$optimize_tfidf_split8_level2.E207];[$optimize_tfidf_split9_level2.E20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227];[$optimize_tfidf_split1_level2.A227];[$optimize_tfidf_split2_level2.A227];[$optimize_tfidf_split3_level2.A227];[$optimize_tfidf_split4_level2.A227];[$optimize_tfidf_split5_level2.A227];[$optimize_tfidf_split6_level2.A227];[$optimize_tfidf_split7_level2.A227];[$optimize_tfidf_split8_level2.A227];[$optimize_tfidf_split9_level2.A227])" office:value-type="float" office:value="12" calcext:value-type="float">
            <text:p>12</text:p>
          </table:table-cell>
          <table:table-cell table:formula="of:=MIN([$optimize_tfidf_split0_level2.B227];[$optimize_tfidf_split1_level2.B227];[$optimize_tfidf_split2_level2.B227];[$optimize_tfidf_split3_level2.B227];[$optimize_tfidf_split4_level2.B227];[$optimize_tfidf_split5_level2.B227];[$optimize_tfidf_split6_level2.B227];[$optimize_tfidf_split7_level2.B227];[$optimize_tfidf_split8_level2.B227];[$optimize_tfidf_split9_level2.B227])" office:value-type="float" office:value="0.25" calcext:value-type="float">
            <text:p>0.25</text:p>
          </table:table-cell>
          <table:table-cell table:formula="of:=MIN([$optimize_tfidf_split0_level2.C227];[$optimize_tfidf_split1_level2.C227];[$optimize_tfidf_split2_level2.C227];[$optimize_tfidf_split3_level2.C227];[$optimize_tfidf_split4_level2.C227];[$optimize_tfidf_split5_level2.C227];[$optimize_tfidf_split6_level2.C227];[$optimize_tfidf_split7_level2.C227];[$optimize_tfidf_split8_level2.C227];[$optimize_tfidf_split9_level2.C227])" office:value-type="float" office:value="0.2318" calcext:value-type="float">
            <text:p>0.2318</text:p>
          </table:table-cell>
          <table:table-cell table:formula="of:=MIN([$optimize_tfidf_split0_level2.D227];[$optimize_tfidf_split1_level2.D227];[$optimize_tfidf_split2_level2.D227];[$optimize_tfidf_split3_level2.D227];[$optimize_tfidf_split4_level2.D227];[$optimize_tfidf_split5_level2.D227];[$optimize_tfidf_split6_level2.D227];[$optimize_tfidf_split7_level2.D227];[$optimize_tfidf_split8_level2.D227];[$optimize_tfidf_split9_level2.D227])" office:value-type="float" office:value="0.9478" calcext:value-type="float">
            <text:p>0.9478</text:p>
          </table:table-cell>
          <table:table-cell table:formula="of:=MIN([$optimize_tfidf_split0_level2.E227];[$optimize_tfidf_split1_level2.E227];[$optimize_tfidf_split2_level2.E227];[$optimize_tfidf_split3_level2.E227];[$optimize_tfidf_split4_level2.E227];[$optimize_tfidf_split5_level2.E227];[$optimize_tfidf_split6_level2.E227];[$optimize_tfidf_split7_level2.E227];[$optimize_tfidf_split8_level2.E227];[$optimize_tfidf_split9_level2.E22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247];[$optimize_tfidf_split1_level2.A247];[$optimize_tfidf_split2_level2.A247];[$optimize_tfidf_split3_level2.A247];[$optimize_tfidf_split4_level2.A247];[$optimize_tfidf_split5_level2.A247];[$optimize_tfidf_split6_level2.A247];[$optimize_tfidf_split7_level2.A247];[$optimize_tfidf_split8_level2.A247];[$optimize_tfidf_split9_level2.A247])" office:value-type="float" office:value="13" calcext:value-type="float">
            <text:p>13</text:p>
          </table:table-cell>
          <table:table-cell table:formula="of:=MIN([$optimize_tfidf_split0_level2.B247];[$optimize_tfidf_split1_level2.B247];[$optimize_tfidf_split2_level2.B247];[$optimize_tfidf_split3_level2.B247];[$optimize_tfidf_split4_level2.B247];[$optimize_tfidf_split5_level2.B247];[$optimize_tfidf_split6_level2.B247];[$optimize_tfidf_split7_level2.B247];[$optimize_tfidf_split8_level2.B247];[$optimize_tfidf_split9_level2.B247])" office:value-type="float" office:value="0.25" calcext:value-type="float">
            <text:p>0.25</text:p>
          </table:table-cell>
          <table:table-cell table:formula="of:=MIN([$optimize_tfidf_split0_level2.C247];[$optimize_tfidf_split1_level2.C247];[$optimize_tfidf_split2_level2.C247];[$optimize_tfidf_split3_level2.C247];[$optimize_tfidf_split4_level2.C247];[$optimize_tfidf_split5_level2.C247];[$optimize_tfidf_split6_level2.C247];[$optimize_tfidf_split7_level2.C247];[$optimize_tfidf_split8_level2.C247];[$optimize_tfidf_split9_level2.C247])" office:value-type="float" office:value="0.2318" calcext:value-type="float">
            <text:p>0.2318</text:p>
          </table:table-cell>
          <table:table-cell table:formula="of:=MIN([$optimize_tfidf_split0_level2.D247];[$optimize_tfidf_split1_level2.D247];[$optimize_tfidf_split2_level2.D247];[$optimize_tfidf_split3_level2.D247];[$optimize_tfidf_split4_level2.D247];[$optimize_tfidf_split5_level2.D247];[$optimize_tfidf_split6_level2.D247];[$optimize_tfidf_split7_level2.D247];[$optimize_tfidf_split8_level2.D247];[$optimize_tfidf_split9_level2.D247])" office:value-type="float" office:value="0.9478" calcext:value-type="float">
            <text:p>0.9478</text:p>
          </table:table-cell>
          <table:table-cell table:formula="of:=MIN([$optimize_tfidf_split0_level2.E247];[$optimize_tfidf_split1_level2.E247];[$optimize_tfidf_split2_level2.E247];[$optimize_tfidf_split3_level2.E247];[$optimize_tfidf_split4_level2.E247];[$optimize_tfidf_split5_level2.E247];[$optimize_tfidf_split6_level2.E247];[$optimize_tfidf_split7_level2.E247];[$optimize_tfidf_split8_level2.E247];[$optimize_tfidf_split9_level2.E24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267];[$optimize_tfidf_split1_level2.A267];[$optimize_tfidf_split2_level2.A267];[$optimize_tfidf_split3_level2.A267];[$optimize_tfidf_split4_level2.A267];[$optimize_tfidf_split5_level2.A267];[$optimize_tfidf_split6_level2.A267];[$optimize_tfidf_split7_level2.A267];[$optimize_tfidf_split8_level2.A267];[$optimize_tfidf_split9_level2.A267])" office:value-type="float" office:value="14" calcext:value-type="float">
            <text:p>14</text:p>
          </table:table-cell>
          <table:table-cell table:formula="of:=MIN([$optimize_tfidf_split0_level2.B267];[$optimize_tfidf_split1_level2.B267];[$optimize_tfidf_split2_level2.B267];[$optimize_tfidf_split3_level2.B267];[$optimize_tfidf_split4_level2.B267];[$optimize_tfidf_split5_level2.B267];[$optimize_tfidf_split6_level2.B267];[$optimize_tfidf_split7_level2.B267];[$optimize_tfidf_split8_level2.B267];[$optimize_tfidf_split9_level2.B267])" office:value-type="float" office:value="0.25" calcext:value-type="float">
            <text:p>0.25</text:p>
          </table:table-cell>
          <table:table-cell table:formula="of:=MIN([$optimize_tfidf_split0_level2.C267];[$optimize_tfidf_split1_level2.C267];[$optimize_tfidf_split2_level2.C267];[$optimize_tfidf_split3_level2.C267];[$optimize_tfidf_split4_level2.C267];[$optimize_tfidf_split5_level2.C267];[$optimize_tfidf_split6_level2.C267];[$optimize_tfidf_split7_level2.C267];[$optimize_tfidf_split8_level2.C267];[$optimize_tfidf_split9_level2.C267])" office:value-type="float" office:value="0.2318" calcext:value-type="float">
            <text:p>0.2318</text:p>
          </table:table-cell>
          <table:table-cell table:formula="of:=MIN([$optimize_tfidf_split0_level2.D267];[$optimize_tfidf_split1_level2.D267];[$optimize_tfidf_split2_level2.D267];[$optimize_tfidf_split3_level2.D267];[$optimize_tfidf_split4_level2.D267];[$optimize_tfidf_split5_level2.D267];[$optimize_tfidf_split6_level2.D267];[$optimize_tfidf_split7_level2.D267];[$optimize_tfidf_split8_level2.D267];[$optimize_tfidf_split9_level2.D267])" office:value-type="float" office:value="0.9478" calcext:value-type="float">
            <text:p>0.9478</text:p>
          </table:table-cell>
          <table:table-cell table:formula="of:=MIN([$optimize_tfidf_split0_level2.E267];[$optimize_tfidf_split1_level2.E267];[$optimize_tfidf_split2_level2.E267];[$optimize_tfidf_split3_level2.E267];[$optimize_tfidf_split4_level2.E267];[$optimize_tfidf_split5_level2.E267];[$optimize_tfidf_split6_level2.E267];[$optimize_tfidf_split7_level2.E267];[$optimize_tfidf_split8_level2.E267];[$optimize_tfidf_split9_level2.E26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287];[$optimize_tfidf_split1_level2.A287];[$optimize_tfidf_split2_level2.A287];[$optimize_tfidf_split3_level2.A287];[$optimize_tfidf_split4_level2.A287];[$optimize_tfidf_split5_level2.A287];[$optimize_tfidf_split6_level2.A287];[$optimize_tfidf_split7_level2.A287];[$optimize_tfidf_split8_level2.A287];[$optimize_tfidf_split9_level2.A287])" office:value-type="float" office:value="15" calcext:value-type="float">
            <text:p>15</text:p>
          </table:table-cell>
          <table:table-cell table:formula="of:=MIN([$optimize_tfidf_split0_level2.B287];[$optimize_tfidf_split1_level2.B287];[$optimize_tfidf_split2_level2.B287];[$optimize_tfidf_split3_level2.B287];[$optimize_tfidf_split4_level2.B287];[$optimize_tfidf_split5_level2.B287];[$optimize_tfidf_split6_level2.B287];[$optimize_tfidf_split7_level2.B287];[$optimize_tfidf_split8_level2.B287];[$optimize_tfidf_split9_level2.B287])" office:value-type="float" office:value="0.25" calcext:value-type="float">
            <text:p>0.25</text:p>
          </table:table-cell>
          <table:table-cell table:formula="of:=MIN([$optimize_tfidf_split0_level2.C287];[$optimize_tfidf_split1_level2.C287];[$optimize_tfidf_split2_level2.C287];[$optimize_tfidf_split3_level2.C287];[$optimize_tfidf_split4_level2.C287];[$optimize_tfidf_split5_level2.C287];[$optimize_tfidf_split6_level2.C287];[$optimize_tfidf_split7_level2.C287];[$optimize_tfidf_split8_level2.C287];[$optimize_tfidf_split9_level2.C287])" office:value-type="float" office:value="0.2318" calcext:value-type="float">
            <text:p>0.2318</text:p>
          </table:table-cell>
          <table:table-cell table:formula="of:=MIN([$optimize_tfidf_split0_level2.D287];[$optimize_tfidf_split1_level2.D287];[$optimize_tfidf_split2_level2.D287];[$optimize_tfidf_split3_level2.D287];[$optimize_tfidf_split4_level2.D287];[$optimize_tfidf_split5_level2.D287];[$optimize_tfidf_split6_level2.D287];[$optimize_tfidf_split7_level2.D287];[$optimize_tfidf_split8_level2.D287];[$optimize_tfidf_split9_level2.D287])" office:value-type="float" office:value="0.9478" calcext:value-type="float">
            <text:p>0.9478</text:p>
          </table:table-cell>
          <table:table-cell table:formula="of:=MIN([$optimize_tfidf_split0_level2.E287];[$optimize_tfidf_split1_level2.E287];[$optimize_tfidf_split2_level2.E287];[$optimize_tfidf_split3_level2.E287];[$optimize_tfidf_split4_level2.E287];[$optimize_tfidf_split5_level2.E287];[$optimize_tfidf_split6_level2.E287];[$optimize_tfidf_split7_level2.E287];[$optimize_tfidf_split8_level2.E287];[$optimize_tfidf_split9_level2.E287])" office:value-type="float" office:value="0.3665" calcext:value-type="float">
            <text:p>0.3665</text:p>
          </table:table-cell>
        </table:table-row>
        <table:table-row table:style-name="ro1">
          <table:table-cell table:formula="of:=MIN([$optimize_tfidf_split0_level2.A8];[$optimize_tfidf_split1_level2.A8];[$optimize_tfidf_split2_level2.A8];[$optimize_tfidf_split3_level2.A8];[$optimize_tfidf_split4_level2.A8];[$optimize_tfidf_split5_level2.A8];[$optimize_tfidf_split6_level2.A8];[$optimize_tfidf_split7_level2.A8];[$optimize_tfidf_split8_level2.A8];[$optimize_tfidf_split9_level2.A8])" office:value-type="float" office:value="1" calcext:value-type="float">
            <text:p>1</text:p>
          </table:table-cell>
          <table:table-cell table:formula="of:=MIN([$optimize_tfidf_split0_level2.B8];[$optimize_tfidf_split1_level2.B8];[$optimize_tfidf_split2_level2.B8];[$optimize_tfidf_split3_level2.B8];[$optimize_tfidf_split4_level2.B8];[$optimize_tfidf_split5_level2.B8];[$optimize_tfidf_split6_level2.B8];[$optimize_tfidf_split7_level2.B8];[$optimize_tfidf_split8_level2.B8];[$optimize_tfidf_split9_level2.B8])" office:value-type="float" office:value="0.3" calcext:value-type="float">
            <text:p>0.3</text:p>
          </table:table-cell>
          <table:table-cell table:formula="of:=MIN([$optimize_tfidf_split0_level2.C8];[$optimize_tfidf_split1_level2.C8];[$optimize_tfidf_split2_level2.C8];[$optimize_tfidf_split3_level2.C8];[$optimize_tfidf_split4_level2.C8];[$optimize_tfidf_split5_level2.C8];[$optimize_tfidf_split6_level2.C8];[$optimize_tfidf_split7_level2.C8];[$optimize_tfidf_split8_level2.C8];[$optimize_tfidf_split9_level2.C8])" office:value-type="float" office:value="0.4282" calcext:value-type="float">
            <text:p>0.4282</text:p>
          </table:table-cell>
          <table:table-cell table:formula="of:=MIN([$optimize_tfidf_split0_level2.D8];[$optimize_tfidf_split1_level2.D8];[$optimize_tfidf_split2_level2.D8];[$optimize_tfidf_split3_level2.D8];[$optimize_tfidf_split4_level2.D8];[$optimize_tfidf_split5_level2.D8];[$optimize_tfidf_split6_level2.D8];[$optimize_tfidf_split7_level2.D8];[$optimize_tfidf_split8_level2.D8];[$optimize_tfidf_split9_level2.D8])" office:value-type="float" office:value="0.3434" calcext:value-type="float">
            <text:p>0.3434</text:p>
          </table:table-cell>
          <table:table-cell table:formula="of:=MIN([$optimize_tfidf_split0_level2.E8];[$optimize_tfidf_split1_level2.E8];[$optimize_tfidf_split2_level2.E8];[$optimize_tfidf_split3_level2.E8];[$optimize_tfidf_split4_level2.E8];[$optimize_tfidf_split5_level2.E8];[$optimize_tfidf_split6_level2.E8];[$optimize_tfidf_split7_level2.E8];[$optimize_tfidf_split8_level2.E8];[$optimize_tfidf_split9_level2.E8])" office:value-type="float" office:value="0.3728" calcext:value-type="float">
            <text:p>0.3728</text:p>
          </table:table-cell>
        </table:table-row>
        <table:table-row table:style-name="ro1">
          <table:table-cell table:formula="of:=MIN([$optimize_tfidf_split0_level2.A28];[$optimize_tfidf_split1_level2.A28];[$optimize_tfidf_split2_level2.A28];[$optimize_tfidf_split3_level2.A28];[$optimize_tfidf_split4_level2.A28];[$optimize_tfidf_split5_level2.A28];[$optimize_tfidf_split6_level2.A28];[$optimize_tfidf_split7_level2.A28];[$optimize_tfidf_split8_level2.A28];[$optimize_tfidf_split9_level2.A28])" office:value-type="float" office:value="2" calcext:value-type="float">
            <text:p>2</text:p>
          </table:table-cell>
          <table:table-cell table:formula="of:=MIN([$optimize_tfidf_split0_level2.B28];[$optimize_tfidf_split1_level2.B28];[$optimize_tfidf_split2_level2.B28];[$optimize_tfidf_split3_level2.B28];[$optimize_tfidf_split4_level2.B28];[$optimize_tfidf_split5_level2.B28];[$optimize_tfidf_split6_level2.B28];[$optimize_tfidf_split7_level2.B28];[$optimize_tfidf_split8_level2.B28];[$optimize_tfidf_split9_level2.B28])" office:value-type="float" office:value="0.3" calcext:value-type="float">
            <text:p>0.3</text:p>
          </table:table-cell>
          <table:table-cell table:formula="of:=MIN([$optimize_tfidf_split0_level2.C28];[$optimize_tfidf_split1_level2.C28];[$optimize_tfidf_split2_level2.C28];[$optimize_tfidf_split3_level2.C28];[$optimize_tfidf_split4_level2.C28];[$optimize_tfidf_split5_level2.C28];[$optimize_tfidf_split6_level2.C28];[$optimize_tfidf_split7_level2.C28];[$optimize_tfidf_split8_level2.C28];[$optimize_tfidf_split9_level2.C28])" office:value-type="float" office:value="0.4184" calcext:value-type="float">
            <text:p>0.4184</text:p>
          </table:table-cell>
          <table:table-cell table:formula="of:=MIN([$optimize_tfidf_split0_level2.D28];[$optimize_tfidf_split1_level2.D28];[$optimize_tfidf_split2_level2.D28];[$optimize_tfidf_split3_level2.D28];[$optimize_tfidf_split4_level2.D28];[$optimize_tfidf_split5_level2.D28];[$optimize_tfidf_split6_level2.D28];[$optimize_tfidf_split7_level2.D28];[$optimize_tfidf_split8_level2.D28];[$optimize_tfidf_split9_level2.D28])" office:value-type="float" office:value="0.6895" calcext:value-type="float">
            <text:p>0.6895</text:p>
          </table:table-cell>
          <table:table-cell table:formula="of:=MIN([$optimize_tfidf_split0_level2.E28];[$optimize_tfidf_split1_level2.E28];[$optimize_tfidf_split2_level2.E28];[$optimize_tfidf_split3_level2.E28];[$optimize_tfidf_split4_level2.E28];[$optimize_tfidf_split5_level2.E28];[$optimize_tfidf_split6_level2.E28];[$optimize_tfidf_split7_level2.E28];[$optimize_tfidf_split8_level2.E28];[$optimize_tfidf_split9_level2.E28])" office:value-type="float" office:value="0.5088" calcext:value-type="float">
            <text:p>0.5088</text:p>
          </table:table-cell>
        </table:table-row>
        <table:table-row table:style-name="ro1">
          <table:table-cell table:formula="of:=MIN([$optimize_tfidf_split0_level2.A48];[$optimize_tfidf_split1_level2.A48];[$optimize_tfidf_split2_level2.A48];[$optimize_tfidf_split3_level2.A48];[$optimize_tfidf_split4_level2.A48];[$optimize_tfidf_split5_level2.A48];[$optimize_tfidf_split6_level2.A48];[$optimize_tfidf_split7_level2.A48];[$optimize_tfidf_split8_level2.A48];[$optimize_tfidf_split9_level2.A48])" office:value-type="float" office:value="3" calcext:value-type="float">
            <text:p>3</text:p>
          </table:table-cell>
          <table:table-cell table:formula="of:=MIN([$optimize_tfidf_split0_level2.B48];[$optimize_tfidf_split1_level2.B48];[$optimize_tfidf_split2_level2.B48];[$optimize_tfidf_split3_level2.B48];[$optimize_tfidf_split4_level2.B48];[$optimize_tfidf_split5_level2.B48];[$optimize_tfidf_split6_level2.B48];[$optimize_tfidf_split7_level2.B48];[$optimize_tfidf_split8_level2.B48];[$optimize_tfidf_split9_level2.B48])" office:value-type="float" office:value="0.3" calcext:value-type="float">
            <text:p>0.3</text:p>
          </table:table-cell>
          <table:table-cell table:formula="of:=MIN([$optimize_tfidf_split0_level2.C48];[$optimize_tfidf_split1_level2.C48];[$optimize_tfidf_split2_level2.C48];[$optimize_tfidf_split3_level2.C48];[$optimize_tfidf_split4_level2.C48];[$optimize_tfidf_split5_level2.C48];[$optimize_tfidf_split6_level2.C48];[$optimize_tfidf_split7_level2.C48];[$optimize_tfidf_split8_level2.C48];[$optimize_tfidf_split9_level2.C48])" office:value-type="float" office:value="0.3436" calcext:value-type="float">
            <text:p>0.3436</text:p>
          </table:table-cell>
          <table:table-cell table:formula="of:=MIN([$optimize_tfidf_split0_level2.D48];[$optimize_tfidf_split1_level2.D48];[$optimize_tfidf_split2_level2.D48];[$optimize_tfidf_split3_level2.D48];[$optimize_tfidf_split4_level2.D48];[$optimize_tfidf_split5_level2.D48];[$optimize_tfidf_split6_level2.D48];[$optimize_tfidf_split7_level2.D48];[$optimize_tfidf_split8_level2.D48];[$optimize_tfidf_split9_level2.D48])" office:value-type="float" office:value="0.8376" calcext:value-type="float">
            <text:p>0.8376</text:p>
          </table:table-cell>
          <table:table-cell table:formula="of:=MIN([$optimize_tfidf_split0_level2.E48];[$optimize_tfidf_split1_level2.E48];[$optimize_tfidf_split2_level2.E48];[$optimize_tfidf_split3_level2.E48];[$optimize_tfidf_split4_level2.E48];[$optimize_tfidf_split5_level2.E48];[$optimize_tfidf_split6_level2.E48];[$optimize_tfidf_split7_level2.E48];[$optimize_tfidf_split8_level2.E48];[$optimize_tfidf_split9_level2.E48])" office:value-type="float" office:value="0.4765" calcext:value-type="float">
            <text:p>0.4765</text:p>
          </table:table-cell>
        </table:table-row>
        <table:table-row table:style-name="ro1">
          <table:table-cell table:formula="of:=MIN([$optimize_tfidf_split0_level2.A68];[$optimize_tfidf_split1_level2.A68];[$optimize_tfidf_split2_level2.A68];[$optimize_tfidf_split3_level2.A68];[$optimize_tfidf_split4_level2.A68];[$optimize_tfidf_split5_level2.A68];[$optimize_tfidf_split6_level2.A68];[$optimize_tfidf_split7_level2.A68];[$optimize_tfidf_split8_level2.A68];[$optimize_tfidf_split9_level2.A68])" office:value-type="float" office:value="4" calcext:value-type="float">
            <text:p>4</text:p>
          </table:table-cell>
          <table:table-cell table:formula="of:=MIN([$optimize_tfidf_split0_level2.B68];[$optimize_tfidf_split1_level2.B68];[$optimize_tfidf_split2_level2.B68];[$optimize_tfidf_split3_level2.B68];[$optimize_tfidf_split4_level2.B68];[$optimize_tfidf_split5_level2.B68];[$optimize_tfidf_split6_level2.B68];[$optimize_tfidf_split7_level2.B68];[$optimize_tfidf_split8_level2.B68];[$optimize_tfidf_split9_level2.B68])" office:value-type="float" office:value="0.3" calcext:value-type="float">
            <text:p>0.3</text:p>
          </table:table-cell>
          <table:table-cell table:formula="of:=MIN([$optimize_tfidf_split0_level2.C68];[$optimize_tfidf_split1_level2.C68];[$optimize_tfidf_split2_level2.C68];[$optimize_tfidf_split3_level2.C68];[$optimize_tfidf_split4_level2.C68];[$optimize_tfidf_split5_level2.C68];[$optimize_tfidf_split6_level2.C68];[$optimize_tfidf_split7_level2.C68];[$optimize_tfidf_split8_level2.C68];[$optimize_tfidf_split9_level2.C68])" office:value-type="float" office:value="0.2882" calcext:value-type="float">
            <text:p>0.2882</text:p>
          </table:table-cell>
          <table:table-cell table:formula="of:=MIN([$optimize_tfidf_split0_level2.D68];[$optimize_tfidf_split1_level2.D68];[$optimize_tfidf_split2_level2.D68];[$optimize_tfidf_split3_level2.D68];[$optimize_tfidf_split4_level2.D68];[$optimize_tfidf_split5_level2.D68];[$optimize_tfidf_split6_level2.D68];[$optimize_tfidf_split7_level2.D68];[$optimize_tfidf_split8_level2.D68];[$optimize_tfidf_split9_level2.D68])" office:value-type="float" office:value="0.9321" calcext:value-type="float">
            <text:p>0.9321</text:p>
          </table:table-cell>
          <table:table-cell table:formula="of:=MIN([$optimize_tfidf_split0_level2.E68];[$optimize_tfidf_split1_level2.E68];[$optimize_tfidf_split2_level2.E68];[$optimize_tfidf_split3_level2.E68];[$optimize_tfidf_split4_level2.E68];[$optimize_tfidf_split5_level2.E68];[$optimize_tfidf_split6_level2.E68];[$optimize_tfidf_split7_level2.E68];[$optimize_tfidf_split8_level2.E68];[$optimize_tfidf_split9_level2.E68])" office:value-type="float" office:value="0.4322" calcext:value-type="float">
            <text:p>0.4322</text:p>
          </table:table-cell>
        </table:table-row>
        <table:table-row table:style-name="ro1">
          <table:table-cell table:formula="of:=MIN([$optimize_tfidf_split0_level2.A88];[$optimize_tfidf_split1_level2.A88];[$optimize_tfidf_split2_level2.A88];[$optimize_tfidf_split3_level2.A88];[$optimize_tfidf_split4_level2.A88];[$optimize_tfidf_split5_level2.A88];[$optimize_tfidf_split6_level2.A88];[$optimize_tfidf_split7_level2.A88];[$optimize_tfidf_split8_level2.A88];[$optimize_tfidf_split9_level2.A88])" office:value-type="float" office:value="5" calcext:value-type="float">
            <text:p>5</text:p>
          </table:table-cell>
          <table:table-cell table:formula="of:=MIN([$optimize_tfidf_split0_level2.B88];[$optimize_tfidf_split1_level2.B88];[$optimize_tfidf_split2_level2.B88];[$optimize_tfidf_split3_level2.B88];[$optimize_tfidf_split4_level2.B88];[$optimize_tfidf_split5_level2.B88];[$optimize_tfidf_split6_level2.B88];[$optimize_tfidf_split7_level2.B88];[$optimize_tfidf_split8_level2.B88];[$optimize_tfidf_split9_level2.B88])" office:value-type="float" office:value="0.3" calcext:value-type="float">
            <text:p>0.3</text:p>
          </table:table-cell>
          <table:table-cell table:formula="of:=MIN([$optimize_tfidf_split0_level2.C88];[$optimize_tfidf_split1_level2.C88];[$optimize_tfidf_split2_level2.C88];[$optimize_tfidf_split3_level2.C88];[$optimize_tfidf_split4_level2.C88];[$optimize_tfidf_split5_level2.C88];[$optimize_tfidf_split6_level2.C88];[$optimize_tfidf_split7_level2.C88];[$optimize_tfidf_split8_level2.C88];[$optimize_tfidf_split9_level2.C88])" office:value-type="float" office:value="0.2336" calcext:value-type="float">
            <text:p>0.2336</text:p>
          </table:table-cell>
          <table:table-cell table:formula="of:=MIN([$optimize_tfidf_split0_level2.D88];[$optimize_tfidf_split1_level2.D88];[$optimize_tfidf_split2_level2.D88];[$optimize_tfidf_split3_level2.D88];[$optimize_tfidf_split4_level2.D88];[$optimize_tfidf_split5_level2.D88];[$optimize_tfidf_split6_level2.D88];[$optimize_tfidf_split7_level2.D88];[$optimize_tfidf_split8_level2.D88];[$optimize_tfidf_split9_level2.D88])" office:value-type="float" office:value="0.9439" calcext:value-type="float">
            <text:p>0.9439</text:p>
          </table:table-cell>
          <table:table-cell table:formula="of:=MIN([$optimize_tfidf_split0_level2.E88];[$optimize_tfidf_split1_level2.E88];[$optimize_tfidf_split2_level2.E88];[$optimize_tfidf_split3_level2.E88];[$optimize_tfidf_split4_level2.E88];[$optimize_tfidf_split5_level2.E88];[$optimize_tfidf_split6_level2.E88];[$optimize_tfidf_split7_level2.E88];[$optimize_tfidf_split8_level2.E88];[$optimize_tfidf_split9_level2.E8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108];[$optimize_tfidf_split1_level2.A108];[$optimize_tfidf_split2_level2.A108];[$optimize_tfidf_split3_level2.A108];[$optimize_tfidf_split4_level2.A108];[$optimize_tfidf_split5_level2.A108];[$optimize_tfidf_split6_level2.A108];[$optimize_tfidf_split7_level2.A108];[$optimize_tfidf_split8_level2.A108];[$optimize_tfidf_split9_level2.A108])" office:value-type="float" office:value="6" calcext:value-type="float">
            <text:p>6</text:p>
          </table:table-cell>
          <table:table-cell table:formula="of:=MIN([$optimize_tfidf_split0_level2.B108];[$optimize_tfidf_split1_level2.B108];[$optimize_tfidf_split2_level2.B108];[$optimize_tfidf_split3_level2.B108];[$optimize_tfidf_split4_level2.B108];[$optimize_tfidf_split5_level2.B108];[$optimize_tfidf_split6_level2.B108];[$optimize_tfidf_split7_level2.B108];[$optimize_tfidf_split8_level2.B108];[$optimize_tfidf_split9_level2.B108])" office:value-type="float" office:value="0.3" calcext:value-type="float">
            <text:p>0.3</text:p>
          </table:table-cell>
          <table:table-cell table:formula="of:=MIN([$optimize_tfidf_split0_level2.C108];[$optimize_tfidf_split1_level2.C108];[$optimize_tfidf_split2_level2.C108];[$optimize_tfidf_split3_level2.C108];[$optimize_tfidf_split4_level2.C108];[$optimize_tfidf_split5_level2.C108];[$optimize_tfidf_split6_level2.C108];[$optimize_tfidf_split7_level2.C108];[$optimize_tfidf_split8_level2.C108];[$optimize_tfidf_split9_level2.C108])" office:value-type="float" office:value="0.2336" calcext:value-type="float">
            <text:p>0.2336</text:p>
          </table:table-cell>
          <table:table-cell table:formula="of:=MIN([$optimize_tfidf_split0_level2.D108];[$optimize_tfidf_split1_level2.D108];[$optimize_tfidf_split2_level2.D108];[$optimize_tfidf_split3_level2.D108];[$optimize_tfidf_split4_level2.D108];[$optimize_tfidf_split5_level2.D108];[$optimize_tfidf_split6_level2.D108];[$optimize_tfidf_split7_level2.D108];[$optimize_tfidf_split8_level2.D108];[$optimize_tfidf_split9_level2.D108])" office:value-type="float" office:value="0.9439" calcext:value-type="float">
            <text:p>0.9439</text:p>
          </table:table-cell>
          <table:table-cell table:formula="of:=MIN([$optimize_tfidf_split0_level2.E108];[$optimize_tfidf_split1_level2.E108];[$optimize_tfidf_split2_level2.E108];[$optimize_tfidf_split3_level2.E108];[$optimize_tfidf_split4_level2.E108];[$optimize_tfidf_split5_level2.E108];[$optimize_tfidf_split6_level2.E108];[$optimize_tfidf_split7_level2.E108];[$optimize_tfidf_split8_level2.E108];[$optimize_tfidf_split9_level2.E10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128];[$optimize_tfidf_split1_level2.A128];[$optimize_tfidf_split2_level2.A128];[$optimize_tfidf_split3_level2.A128];[$optimize_tfidf_split4_level2.A128];[$optimize_tfidf_split5_level2.A128];[$optimize_tfidf_split6_level2.A128];[$optimize_tfidf_split7_level2.A128];[$optimize_tfidf_split8_level2.A128];[$optimize_tfidf_split9_level2.A128])" office:value-type="float" office:value="7" calcext:value-type="float">
            <text:p>7</text:p>
          </table:table-cell>
          <table:table-cell table:formula="of:=MIN([$optimize_tfidf_split0_level2.B128];[$optimize_tfidf_split1_level2.B128];[$optimize_tfidf_split2_level2.B128];[$optimize_tfidf_split3_level2.B128];[$optimize_tfidf_split4_level2.B128];[$optimize_tfidf_split5_level2.B128];[$optimize_tfidf_split6_level2.B128];[$optimize_tfidf_split7_level2.B128];[$optimize_tfidf_split8_level2.B128];[$optimize_tfidf_split9_level2.B128])" office:value-type="float" office:value="0.3" calcext:value-type="float">
            <text:p>0.3</text:p>
          </table:table-cell>
          <table:table-cell table:formula="of:=MIN([$optimize_tfidf_split0_level2.C128];[$optimize_tfidf_split1_level2.C128];[$optimize_tfidf_split2_level2.C128];[$optimize_tfidf_split3_level2.C128];[$optimize_tfidf_split4_level2.C128];[$optimize_tfidf_split5_level2.C128];[$optimize_tfidf_split6_level2.C128];[$optimize_tfidf_split7_level2.C128];[$optimize_tfidf_split8_level2.C128];[$optimize_tfidf_split9_level2.C128])" office:value-type="float" office:value="0.2336" calcext:value-type="float">
            <text:p>0.2336</text:p>
          </table:table-cell>
          <table:table-cell table:formula="of:=MIN([$optimize_tfidf_split0_level2.D128];[$optimize_tfidf_split1_level2.D128];[$optimize_tfidf_split2_level2.D128];[$optimize_tfidf_split3_level2.D128];[$optimize_tfidf_split4_level2.D128];[$optimize_tfidf_split5_level2.D128];[$optimize_tfidf_split6_level2.D128];[$optimize_tfidf_split7_level2.D128];[$optimize_tfidf_split8_level2.D128];[$optimize_tfidf_split9_level2.D128])" office:value-type="float" office:value="0.9439" calcext:value-type="float">
            <text:p>0.9439</text:p>
          </table:table-cell>
          <table:table-cell table:formula="of:=MIN([$optimize_tfidf_split0_level2.E128];[$optimize_tfidf_split1_level2.E128];[$optimize_tfidf_split2_level2.E128];[$optimize_tfidf_split3_level2.E128];[$optimize_tfidf_split4_level2.E128];[$optimize_tfidf_split5_level2.E128];[$optimize_tfidf_split6_level2.E128];[$optimize_tfidf_split7_level2.E128];[$optimize_tfidf_split8_level2.E128];[$optimize_tfidf_split9_level2.E12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148];[$optimize_tfidf_split1_level2.A148];[$optimize_tfidf_split2_level2.A148];[$optimize_tfidf_split3_level2.A148];[$optimize_tfidf_split4_level2.A148];[$optimize_tfidf_split5_level2.A148];[$optimize_tfidf_split6_level2.A148];[$optimize_tfidf_split7_level2.A148];[$optimize_tfidf_split8_level2.A148];[$optimize_tfidf_split9_level2.A148])" office:value-type="float" office:value="8" calcext:value-type="float">
            <text:p>8</text:p>
          </table:table-cell>
          <table:table-cell table:formula="of:=MIN([$optimize_tfidf_split0_level2.B148];[$optimize_tfidf_split1_level2.B148];[$optimize_tfidf_split2_level2.B148];[$optimize_tfidf_split3_level2.B148];[$optimize_tfidf_split4_level2.B148];[$optimize_tfidf_split5_level2.B148];[$optimize_tfidf_split6_level2.B148];[$optimize_tfidf_split7_level2.B148];[$optimize_tfidf_split8_level2.B148];[$optimize_tfidf_split9_level2.B148])" office:value-type="float" office:value="0.3" calcext:value-type="float">
            <text:p>0.3</text:p>
          </table:table-cell>
          <table:table-cell table:formula="of:=MIN([$optimize_tfidf_split0_level2.C148];[$optimize_tfidf_split1_level2.C148];[$optimize_tfidf_split2_level2.C148];[$optimize_tfidf_split3_level2.C148];[$optimize_tfidf_split4_level2.C148];[$optimize_tfidf_split5_level2.C148];[$optimize_tfidf_split6_level2.C148];[$optimize_tfidf_split7_level2.C148];[$optimize_tfidf_split8_level2.C148];[$optimize_tfidf_split9_level2.C148])" office:value-type="float" office:value="0.2336" calcext:value-type="float">
            <text:p>0.2336</text:p>
          </table:table-cell>
          <table:table-cell table:formula="of:=MIN([$optimize_tfidf_split0_level2.D148];[$optimize_tfidf_split1_level2.D148];[$optimize_tfidf_split2_level2.D148];[$optimize_tfidf_split3_level2.D148];[$optimize_tfidf_split4_level2.D148];[$optimize_tfidf_split5_level2.D148];[$optimize_tfidf_split6_level2.D148];[$optimize_tfidf_split7_level2.D148];[$optimize_tfidf_split8_level2.D148];[$optimize_tfidf_split9_level2.D148])" office:value-type="float" office:value="0.9439" calcext:value-type="float">
            <text:p>0.9439</text:p>
          </table:table-cell>
          <table:table-cell table:formula="of:=MIN([$optimize_tfidf_split0_level2.E148];[$optimize_tfidf_split1_level2.E148];[$optimize_tfidf_split2_level2.E148];[$optimize_tfidf_split3_level2.E148];[$optimize_tfidf_split4_level2.E148];[$optimize_tfidf_split5_level2.E148];[$optimize_tfidf_split6_level2.E148];[$optimize_tfidf_split7_level2.E148];[$optimize_tfidf_split8_level2.E148];[$optimize_tfidf_split9_level2.E14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168];[$optimize_tfidf_split1_level2.A168];[$optimize_tfidf_split2_level2.A168];[$optimize_tfidf_split3_level2.A168];[$optimize_tfidf_split4_level2.A168];[$optimize_tfidf_split5_level2.A168];[$optimize_tfidf_split6_level2.A168];[$optimize_tfidf_split7_level2.A168];[$optimize_tfidf_split8_level2.A168];[$optimize_tfidf_split9_level2.A168])" office:value-type="float" office:value="9" calcext:value-type="float">
            <text:p>9</text:p>
          </table:table-cell>
          <table:table-cell table:formula="of:=MIN([$optimize_tfidf_split0_level2.B168];[$optimize_tfidf_split1_level2.B168];[$optimize_tfidf_split2_level2.B168];[$optimize_tfidf_split3_level2.B168];[$optimize_tfidf_split4_level2.B168];[$optimize_tfidf_split5_level2.B168];[$optimize_tfidf_split6_level2.B168];[$optimize_tfidf_split7_level2.B168];[$optimize_tfidf_split8_level2.B168];[$optimize_tfidf_split9_level2.B168])" office:value-type="float" office:value="0.3" calcext:value-type="float">
            <text:p>0.3</text:p>
          </table:table-cell>
          <table:table-cell table:formula="of:=MIN([$optimize_tfidf_split0_level2.C168];[$optimize_tfidf_split1_level2.C168];[$optimize_tfidf_split2_level2.C168];[$optimize_tfidf_split3_level2.C168];[$optimize_tfidf_split4_level2.C168];[$optimize_tfidf_split5_level2.C168];[$optimize_tfidf_split6_level2.C168];[$optimize_tfidf_split7_level2.C168];[$optimize_tfidf_split8_level2.C168];[$optimize_tfidf_split9_level2.C168])" office:value-type="float" office:value="0.2336" calcext:value-type="float">
            <text:p>0.2336</text:p>
          </table:table-cell>
          <table:table-cell table:formula="of:=MIN([$optimize_tfidf_split0_level2.D168];[$optimize_tfidf_split1_level2.D168];[$optimize_tfidf_split2_level2.D168];[$optimize_tfidf_split3_level2.D168];[$optimize_tfidf_split4_level2.D168];[$optimize_tfidf_split5_level2.D168];[$optimize_tfidf_split6_level2.D168];[$optimize_tfidf_split7_level2.D168];[$optimize_tfidf_split8_level2.D168];[$optimize_tfidf_split9_level2.D168])" office:value-type="float" office:value="0.9439" calcext:value-type="float">
            <text:p>0.9439</text:p>
          </table:table-cell>
          <table:table-cell table:formula="of:=MIN([$optimize_tfidf_split0_level2.E168];[$optimize_tfidf_split1_level2.E168];[$optimize_tfidf_split2_level2.E168];[$optimize_tfidf_split3_level2.E168];[$optimize_tfidf_split4_level2.E168];[$optimize_tfidf_split5_level2.E168];[$optimize_tfidf_split6_level2.E168];[$optimize_tfidf_split7_level2.E168];[$optimize_tfidf_split8_level2.E168];[$optimize_tfidf_split9_level2.E16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188];[$optimize_tfidf_split1_level2.A188];[$optimize_tfidf_split2_level2.A188];[$optimize_tfidf_split3_level2.A188];[$optimize_tfidf_split4_level2.A188];[$optimize_tfidf_split5_level2.A188];[$optimize_tfidf_split6_level2.A188];[$optimize_tfidf_split7_level2.A188];[$optimize_tfidf_split8_level2.A188];[$optimize_tfidf_split9_level2.A188])" office:value-type="float" office:value="10" calcext:value-type="float">
            <text:p>10</text:p>
          </table:table-cell>
          <table:table-cell table:formula="of:=MIN([$optimize_tfidf_split0_level2.B188];[$optimize_tfidf_split1_level2.B188];[$optimize_tfidf_split2_level2.B188];[$optimize_tfidf_split3_level2.B188];[$optimize_tfidf_split4_level2.B188];[$optimize_tfidf_split5_level2.B188];[$optimize_tfidf_split6_level2.B188];[$optimize_tfidf_split7_level2.B188];[$optimize_tfidf_split8_level2.B188];[$optimize_tfidf_split9_level2.B188])" office:value-type="float" office:value="0.3" calcext:value-type="float">
            <text:p>0.3</text:p>
          </table:table-cell>
          <table:table-cell table:formula="of:=MIN([$optimize_tfidf_split0_level2.C188];[$optimize_tfidf_split1_level2.C188];[$optimize_tfidf_split2_level2.C188];[$optimize_tfidf_split3_level2.C188];[$optimize_tfidf_split4_level2.C188];[$optimize_tfidf_split5_level2.C188];[$optimize_tfidf_split6_level2.C188];[$optimize_tfidf_split7_level2.C188];[$optimize_tfidf_split8_level2.C188];[$optimize_tfidf_split9_level2.C188])" office:value-type="float" office:value="0.2336" calcext:value-type="float">
            <text:p>0.2336</text:p>
          </table:table-cell>
          <table:table-cell table:formula="of:=MIN([$optimize_tfidf_split0_level2.D188];[$optimize_tfidf_split1_level2.D188];[$optimize_tfidf_split2_level2.D188];[$optimize_tfidf_split3_level2.D188];[$optimize_tfidf_split4_level2.D188];[$optimize_tfidf_split5_level2.D188];[$optimize_tfidf_split6_level2.D188];[$optimize_tfidf_split7_level2.D188];[$optimize_tfidf_split8_level2.D188];[$optimize_tfidf_split9_level2.D188])" office:value-type="float" office:value="0.9439" calcext:value-type="float">
            <text:p>0.9439</text:p>
          </table:table-cell>
          <table:table-cell table:formula="of:=MIN([$optimize_tfidf_split0_level2.E188];[$optimize_tfidf_split1_level2.E188];[$optimize_tfidf_split2_level2.E188];[$optimize_tfidf_split3_level2.E188];[$optimize_tfidf_split4_level2.E188];[$optimize_tfidf_split5_level2.E188];[$optimize_tfidf_split6_level2.E188];[$optimize_tfidf_split7_level2.E188];[$optimize_tfidf_split8_level2.E188];[$optimize_tfidf_split9_level2.E18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208];[$optimize_tfidf_split1_level2.A208];[$optimize_tfidf_split2_level2.A208];[$optimize_tfidf_split3_level2.A208];[$optimize_tfidf_split4_level2.A208];[$optimize_tfidf_split5_level2.A208];[$optimize_tfidf_split6_level2.A208];[$optimize_tfidf_split7_level2.A208];[$optimize_tfidf_split8_level2.A208];[$optimize_tfidf_split9_level2.A208])" office:value-type="float" office:value="11" calcext:value-type="float">
            <text:p>11</text:p>
          </table:table-cell>
          <table:table-cell table:formula="of:=MIN([$optimize_tfidf_split0_level2.B208];[$optimize_tfidf_split1_level2.B208];[$optimize_tfidf_split2_level2.B208];[$optimize_tfidf_split3_level2.B208];[$optimize_tfidf_split4_level2.B208];[$optimize_tfidf_split5_level2.B208];[$optimize_tfidf_split6_level2.B208];[$optimize_tfidf_split7_level2.B208];[$optimize_tfidf_split8_level2.B208];[$optimize_tfidf_split9_level2.B208])" office:value-type="float" office:value="0.3" calcext:value-type="float">
            <text:p>0.3</text:p>
          </table:table-cell>
          <table:table-cell table:formula="of:=MIN([$optimize_tfidf_split0_level2.C208];[$optimize_tfidf_split1_level2.C208];[$optimize_tfidf_split2_level2.C208];[$optimize_tfidf_split3_level2.C208];[$optimize_tfidf_split4_level2.C208];[$optimize_tfidf_split5_level2.C208];[$optimize_tfidf_split6_level2.C208];[$optimize_tfidf_split7_level2.C208];[$optimize_tfidf_split8_level2.C208];[$optimize_tfidf_split9_level2.C208])" office:value-type="float" office:value="0.2336" calcext:value-type="float">
            <text:p>0.2336</text:p>
          </table:table-cell>
          <table:table-cell table:formula="of:=MIN([$optimize_tfidf_split0_level2.D208];[$optimize_tfidf_split1_level2.D208];[$optimize_tfidf_split2_level2.D208];[$optimize_tfidf_split3_level2.D208];[$optimize_tfidf_split4_level2.D208];[$optimize_tfidf_split5_level2.D208];[$optimize_tfidf_split6_level2.D208];[$optimize_tfidf_split7_level2.D208];[$optimize_tfidf_split8_level2.D208];[$optimize_tfidf_split9_level2.D208])" office:value-type="float" office:value="0.9439" calcext:value-type="float">
            <text:p>0.9439</text:p>
          </table:table-cell>
          <table:table-cell table:formula="of:=MIN([$optimize_tfidf_split0_level2.E208];[$optimize_tfidf_split1_level2.E208];[$optimize_tfidf_split2_level2.E208];[$optimize_tfidf_split3_level2.E208];[$optimize_tfidf_split4_level2.E208];[$optimize_tfidf_split5_level2.E208];[$optimize_tfidf_split6_level2.E208];[$optimize_tfidf_split7_level2.E208];[$optimize_tfidf_split8_level2.E208];[$optimize_tfidf_split9_level2.E20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228];[$optimize_tfidf_split1_level2.A228];[$optimize_tfidf_split2_level2.A228];[$optimize_tfidf_split3_level2.A228];[$optimize_tfidf_split4_level2.A228];[$optimize_tfidf_split5_level2.A228];[$optimize_tfidf_split6_level2.A228];[$optimize_tfidf_split7_level2.A228];[$optimize_tfidf_split8_level2.A228];[$optimize_tfidf_split9_level2.A228])" office:value-type="float" office:value="12" calcext:value-type="float">
            <text:p>12</text:p>
          </table:table-cell>
          <table:table-cell table:formula="of:=MIN([$optimize_tfidf_split0_level2.B228];[$optimize_tfidf_split1_level2.B228];[$optimize_tfidf_split2_level2.B228];[$optimize_tfidf_split3_level2.B228];[$optimize_tfidf_split4_level2.B228];[$optimize_tfidf_split5_level2.B228];[$optimize_tfidf_split6_level2.B228];[$optimize_tfidf_split7_level2.B228];[$optimize_tfidf_split8_level2.B228];[$optimize_tfidf_split9_level2.B228])" office:value-type="float" office:value="0.3" calcext:value-type="float">
            <text:p>0.3</text:p>
          </table:table-cell>
          <table:table-cell table:formula="of:=MIN([$optimize_tfidf_split0_level2.C228];[$optimize_tfidf_split1_level2.C228];[$optimize_tfidf_split2_level2.C228];[$optimize_tfidf_split3_level2.C228];[$optimize_tfidf_split4_level2.C228];[$optimize_tfidf_split5_level2.C228];[$optimize_tfidf_split6_level2.C228];[$optimize_tfidf_split7_level2.C228];[$optimize_tfidf_split8_level2.C228];[$optimize_tfidf_split9_level2.C228])" office:value-type="float" office:value="0.2336" calcext:value-type="float">
            <text:p>0.2336</text:p>
          </table:table-cell>
          <table:table-cell table:formula="of:=MIN([$optimize_tfidf_split0_level2.D228];[$optimize_tfidf_split1_level2.D228];[$optimize_tfidf_split2_level2.D228];[$optimize_tfidf_split3_level2.D228];[$optimize_tfidf_split4_level2.D228];[$optimize_tfidf_split5_level2.D228];[$optimize_tfidf_split6_level2.D228];[$optimize_tfidf_split7_level2.D228];[$optimize_tfidf_split8_level2.D228];[$optimize_tfidf_split9_level2.D228])" office:value-type="float" office:value="0.9439" calcext:value-type="float">
            <text:p>0.9439</text:p>
          </table:table-cell>
          <table:table-cell table:formula="of:=MIN([$optimize_tfidf_split0_level2.E228];[$optimize_tfidf_split1_level2.E228];[$optimize_tfidf_split2_level2.E228];[$optimize_tfidf_split3_level2.E228];[$optimize_tfidf_split4_level2.E228];[$optimize_tfidf_split5_level2.E228];[$optimize_tfidf_split6_level2.E228];[$optimize_tfidf_split7_level2.E228];[$optimize_tfidf_split8_level2.E228];[$optimize_tfidf_split9_level2.E22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248];[$optimize_tfidf_split1_level2.A248];[$optimize_tfidf_split2_level2.A248];[$optimize_tfidf_split3_level2.A248];[$optimize_tfidf_split4_level2.A248];[$optimize_tfidf_split5_level2.A248];[$optimize_tfidf_split6_level2.A248];[$optimize_tfidf_split7_level2.A248];[$optimize_tfidf_split8_level2.A248];[$optimize_tfidf_split9_level2.A248])" office:value-type="float" office:value="13" calcext:value-type="float">
            <text:p>13</text:p>
          </table:table-cell>
          <table:table-cell table:formula="of:=MIN([$optimize_tfidf_split0_level2.B248];[$optimize_tfidf_split1_level2.B248];[$optimize_tfidf_split2_level2.B248];[$optimize_tfidf_split3_level2.B248];[$optimize_tfidf_split4_level2.B248];[$optimize_tfidf_split5_level2.B248];[$optimize_tfidf_split6_level2.B248];[$optimize_tfidf_split7_level2.B248];[$optimize_tfidf_split8_level2.B248];[$optimize_tfidf_split9_level2.B248])" office:value-type="float" office:value="0.3" calcext:value-type="float">
            <text:p>0.3</text:p>
          </table:table-cell>
          <table:table-cell table:formula="of:=MIN([$optimize_tfidf_split0_level2.C248];[$optimize_tfidf_split1_level2.C248];[$optimize_tfidf_split2_level2.C248];[$optimize_tfidf_split3_level2.C248];[$optimize_tfidf_split4_level2.C248];[$optimize_tfidf_split5_level2.C248];[$optimize_tfidf_split6_level2.C248];[$optimize_tfidf_split7_level2.C248];[$optimize_tfidf_split8_level2.C248];[$optimize_tfidf_split9_level2.C248])" office:value-type="float" office:value="0.2336" calcext:value-type="float">
            <text:p>0.2336</text:p>
          </table:table-cell>
          <table:table-cell table:formula="of:=MIN([$optimize_tfidf_split0_level2.D248];[$optimize_tfidf_split1_level2.D248];[$optimize_tfidf_split2_level2.D248];[$optimize_tfidf_split3_level2.D248];[$optimize_tfidf_split4_level2.D248];[$optimize_tfidf_split5_level2.D248];[$optimize_tfidf_split6_level2.D248];[$optimize_tfidf_split7_level2.D248];[$optimize_tfidf_split8_level2.D248];[$optimize_tfidf_split9_level2.D248])" office:value-type="float" office:value="0.9439" calcext:value-type="float">
            <text:p>0.9439</text:p>
          </table:table-cell>
          <table:table-cell table:formula="of:=MIN([$optimize_tfidf_split0_level2.E248];[$optimize_tfidf_split1_level2.E248];[$optimize_tfidf_split2_level2.E248];[$optimize_tfidf_split3_level2.E248];[$optimize_tfidf_split4_level2.E248];[$optimize_tfidf_split5_level2.E248];[$optimize_tfidf_split6_level2.E248];[$optimize_tfidf_split7_level2.E248];[$optimize_tfidf_split8_level2.E248];[$optimize_tfidf_split9_level2.E24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268];[$optimize_tfidf_split1_level2.A268];[$optimize_tfidf_split2_level2.A268];[$optimize_tfidf_split3_level2.A268];[$optimize_tfidf_split4_level2.A268];[$optimize_tfidf_split5_level2.A268];[$optimize_tfidf_split6_level2.A268];[$optimize_tfidf_split7_level2.A268];[$optimize_tfidf_split8_level2.A268];[$optimize_tfidf_split9_level2.A268])" office:value-type="float" office:value="14" calcext:value-type="float">
            <text:p>14</text:p>
          </table:table-cell>
          <table:table-cell table:formula="of:=MIN([$optimize_tfidf_split0_level2.B268];[$optimize_tfidf_split1_level2.B268];[$optimize_tfidf_split2_level2.B268];[$optimize_tfidf_split3_level2.B268];[$optimize_tfidf_split4_level2.B268];[$optimize_tfidf_split5_level2.B268];[$optimize_tfidf_split6_level2.B268];[$optimize_tfidf_split7_level2.B268];[$optimize_tfidf_split8_level2.B268];[$optimize_tfidf_split9_level2.B268])" office:value-type="float" office:value="0.3" calcext:value-type="float">
            <text:p>0.3</text:p>
          </table:table-cell>
          <table:table-cell table:formula="of:=MIN([$optimize_tfidf_split0_level2.C268];[$optimize_tfidf_split1_level2.C268];[$optimize_tfidf_split2_level2.C268];[$optimize_tfidf_split3_level2.C268];[$optimize_tfidf_split4_level2.C268];[$optimize_tfidf_split5_level2.C268];[$optimize_tfidf_split6_level2.C268];[$optimize_tfidf_split7_level2.C268];[$optimize_tfidf_split8_level2.C268];[$optimize_tfidf_split9_level2.C268])" office:value-type="float" office:value="0.2336" calcext:value-type="float">
            <text:p>0.2336</text:p>
          </table:table-cell>
          <table:table-cell table:formula="of:=MIN([$optimize_tfidf_split0_level2.D268];[$optimize_tfidf_split1_level2.D268];[$optimize_tfidf_split2_level2.D268];[$optimize_tfidf_split3_level2.D268];[$optimize_tfidf_split4_level2.D268];[$optimize_tfidf_split5_level2.D268];[$optimize_tfidf_split6_level2.D268];[$optimize_tfidf_split7_level2.D268];[$optimize_tfidf_split8_level2.D268];[$optimize_tfidf_split9_level2.D268])" office:value-type="float" office:value="0.9439" calcext:value-type="float">
            <text:p>0.9439</text:p>
          </table:table-cell>
          <table:table-cell table:formula="of:=MIN([$optimize_tfidf_split0_level2.E268];[$optimize_tfidf_split1_level2.E268];[$optimize_tfidf_split2_level2.E268];[$optimize_tfidf_split3_level2.E268];[$optimize_tfidf_split4_level2.E268];[$optimize_tfidf_split5_level2.E268];[$optimize_tfidf_split6_level2.E268];[$optimize_tfidf_split7_level2.E268];[$optimize_tfidf_split8_level2.E268];[$optimize_tfidf_split9_level2.E26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288];[$optimize_tfidf_split1_level2.A288];[$optimize_tfidf_split2_level2.A288];[$optimize_tfidf_split3_level2.A288];[$optimize_tfidf_split4_level2.A288];[$optimize_tfidf_split5_level2.A288];[$optimize_tfidf_split6_level2.A288];[$optimize_tfidf_split7_level2.A288];[$optimize_tfidf_split8_level2.A288];[$optimize_tfidf_split9_level2.A288])" office:value-type="float" office:value="15" calcext:value-type="float">
            <text:p>15</text:p>
          </table:table-cell>
          <table:table-cell table:formula="of:=MIN([$optimize_tfidf_split0_level2.B288];[$optimize_tfidf_split1_level2.B288];[$optimize_tfidf_split2_level2.B288];[$optimize_tfidf_split3_level2.B288];[$optimize_tfidf_split4_level2.B288];[$optimize_tfidf_split5_level2.B288];[$optimize_tfidf_split6_level2.B288];[$optimize_tfidf_split7_level2.B288];[$optimize_tfidf_split8_level2.B288];[$optimize_tfidf_split9_level2.B288])" office:value-type="float" office:value="0.3" calcext:value-type="float">
            <text:p>0.3</text:p>
          </table:table-cell>
          <table:table-cell table:formula="of:=MIN([$optimize_tfidf_split0_level2.C288];[$optimize_tfidf_split1_level2.C288];[$optimize_tfidf_split2_level2.C288];[$optimize_tfidf_split3_level2.C288];[$optimize_tfidf_split4_level2.C288];[$optimize_tfidf_split5_level2.C288];[$optimize_tfidf_split6_level2.C288];[$optimize_tfidf_split7_level2.C288];[$optimize_tfidf_split8_level2.C288];[$optimize_tfidf_split9_level2.C288])" office:value-type="float" office:value="0.2336" calcext:value-type="float">
            <text:p>0.2336</text:p>
          </table:table-cell>
          <table:table-cell table:formula="of:=MIN([$optimize_tfidf_split0_level2.D288];[$optimize_tfidf_split1_level2.D288];[$optimize_tfidf_split2_level2.D288];[$optimize_tfidf_split3_level2.D288];[$optimize_tfidf_split4_level2.D288];[$optimize_tfidf_split5_level2.D288];[$optimize_tfidf_split6_level2.D288];[$optimize_tfidf_split7_level2.D288];[$optimize_tfidf_split8_level2.D288];[$optimize_tfidf_split9_level2.D288])" office:value-type="float" office:value="0.9439" calcext:value-type="float">
            <text:p>0.9439</text:p>
          </table:table-cell>
          <table:table-cell table:formula="of:=MIN([$optimize_tfidf_split0_level2.E288];[$optimize_tfidf_split1_level2.E288];[$optimize_tfidf_split2_level2.E288];[$optimize_tfidf_split3_level2.E288];[$optimize_tfidf_split4_level2.E288];[$optimize_tfidf_split5_level2.E288];[$optimize_tfidf_split6_level2.E288];[$optimize_tfidf_split7_level2.E288];[$optimize_tfidf_split8_level2.E288];[$optimize_tfidf_split9_level2.E288])" office:value-type="float" office:value="0.3678" calcext:value-type="float">
            <text:p>0.3678</text:p>
          </table:table-cell>
        </table:table-row>
        <table:table-row table:style-name="ro1">
          <table:table-cell table:formula="of:=MIN([$optimize_tfidf_split0_level2.A9];[$optimize_tfidf_split1_level2.A9];[$optimize_tfidf_split2_level2.A9];[$optimize_tfidf_split3_level2.A9];[$optimize_tfidf_split4_level2.A9];[$optimize_tfidf_split5_level2.A9];[$optimize_tfidf_split6_level2.A9];[$optimize_tfidf_split7_level2.A9];[$optimize_tfidf_split8_level2.A9];[$optimize_tfidf_split9_level2.A9])" office:value-type="float" office:value="1" calcext:value-type="float">
            <text:p>1</text:p>
          </table:table-cell>
          <table:table-cell table:formula="of:=MIN([$optimize_tfidf_split0_level2.B9];[$optimize_tfidf_split1_level2.B9];[$optimize_tfidf_split2_level2.B9];[$optimize_tfidf_split3_level2.B9];[$optimize_tfidf_split4_level2.B9];[$optimize_tfidf_split5_level2.B9];[$optimize_tfidf_split6_level2.B9];[$optimize_tfidf_split7_level2.B9];[$optimize_tfidf_split8_level2.B9];[$optimize_tfidf_split9_level2.B9])" office:value-type="float" office:value="0.35" calcext:value-type="float">
            <text:p>0.35</text:p>
          </table:table-cell>
          <table:table-cell table:formula="of:=MIN([$optimize_tfidf_split0_level2.C9];[$optimize_tfidf_split1_level2.C9];[$optimize_tfidf_split2_level2.C9];[$optimize_tfidf_split3_level2.C9];[$optimize_tfidf_split4_level2.C9];[$optimize_tfidf_split5_level2.C9];[$optimize_tfidf_split6_level2.C9];[$optimize_tfidf_split7_level2.C9];[$optimize_tfidf_split8_level2.C9];[$optimize_tfidf_split9_level2.C9])" office:value-type="float" office:value="0.4257" calcext:value-type="float">
            <text:p>0.4257</text:p>
          </table:table-cell>
          <table:table-cell table:formula="of:=MIN([$optimize_tfidf_split0_level2.D9];[$optimize_tfidf_split1_level2.D9];[$optimize_tfidf_split2_level2.D9];[$optimize_tfidf_split3_level2.D9];[$optimize_tfidf_split4_level2.D9];[$optimize_tfidf_split5_level2.D9];[$optimize_tfidf_split6_level2.D9];[$optimize_tfidf_split7_level2.D9];[$optimize_tfidf_split8_level2.D9];[$optimize_tfidf_split9_level2.D9])" office:value-type="float" office:value="0.3421" calcext:value-type="float">
            <text:p>0.3421</text:p>
          </table:table-cell>
          <table:table-cell table:formula="of:=MIN([$optimize_tfidf_split0_level2.E9];[$optimize_tfidf_split1_level2.E9];[$optimize_tfidf_split2_level2.E9];[$optimize_tfidf_split3_level2.E9];[$optimize_tfidf_split4_level2.E9];[$optimize_tfidf_split5_level2.E9];[$optimize_tfidf_split6_level2.E9];[$optimize_tfidf_split7_level2.E9];[$optimize_tfidf_split8_level2.E9];[$optimize_tfidf_split9_level2.E9])" office:value-type="float" office:value="0.3711" calcext:value-type="float">
            <text:p>0.3711</text:p>
          </table:table-cell>
        </table:table-row>
        <table:table-row table:style-name="ro1">
          <table:table-cell table:formula="of:=MIN([$optimize_tfidf_split0_level2.A29];[$optimize_tfidf_split1_level2.A29];[$optimize_tfidf_split2_level2.A29];[$optimize_tfidf_split3_level2.A29];[$optimize_tfidf_split4_level2.A29];[$optimize_tfidf_split5_level2.A29];[$optimize_tfidf_split6_level2.A29];[$optimize_tfidf_split7_level2.A29];[$optimize_tfidf_split8_level2.A29];[$optimize_tfidf_split9_level2.A29])" office:value-type="float" office:value="2" calcext:value-type="float">
            <text:p>2</text:p>
          </table:table-cell>
          <table:table-cell table:formula="of:=MIN([$optimize_tfidf_split0_level2.B29];[$optimize_tfidf_split1_level2.B29];[$optimize_tfidf_split2_level2.B29];[$optimize_tfidf_split3_level2.B29];[$optimize_tfidf_split4_level2.B29];[$optimize_tfidf_split5_level2.B29];[$optimize_tfidf_split6_level2.B29];[$optimize_tfidf_split7_level2.B29];[$optimize_tfidf_split8_level2.B29];[$optimize_tfidf_split9_level2.B29])" office:value-type="float" office:value="0.35" calcext:value-type="float">
            <text:p>0.35</text:p>
          </table:table-cell>
          <table:table-cell table:formula="of:=MIN([$optimize_tfidf_split0_level2.C29];[$optimize_tfidf_split1_level2.C29];[$optimize_tfidf_split2_level2.C29];[$optimize_tfidf_split3_level2.C29];[$optimize_tfidf_split4_level2.C29];[$optimize_tfidf_split5_level2.C29];[$optimize_tfidf_split6_level2.C29];[$optimize_tfidf_split7_level2.C29];[$optimize_tfidf_split8_level2.C29];[$optimize_tfidf_split9_level2.C29])" office:value-type="float" office:value="0.4158" calcext:value-type="float">
            <text:p>0.4158</text:p>
          </table:table-cell>
          <table:table-cell table:formula="of:=MIN([$optimize_tfidf_split0_level2.D29];[$optimize_tfidf_split1_level2.D29];[$optimize_tfidf_split2_level2.D29];[$optimize_tfidf_split3_level2.D29];[$optimize_tfidf_split4_level2.D29];[$optimize_tfidf_split5_level2.D29];[$optimize_tfidf_split6_level2.D29];[$optimize_tfidf_split7_level2.D29];[$optimize_tfidf_split8_level2.D29];[$optimize_tfidf_split9_level2.D29])" office:value-type="float" office:value="0.6816" calcext:value-type="float">
            <text:p>0.6816</text:p>
          </table:table-cell>
          <table:table-cell table:formula="of:=MIN([$optimize_tfidf_split0_level2.E29];[$optimize_tfidf_split1_level2.E29];[$optimize_tfidf_split2_level2.E29];[$optimize_tfidf_split3_level2.E29];[$optimize_tfidf_split4_level2.E29];[$optimize_tfidf_split5_level2.E29];[$optimize_tfidf_split6_level2.E29];[$optimize_tfidf_split7_level2.E29];[$optimize_tfidf_split8_level2.E29];[$optimize_tfidf_split9_level2.E29])" office:value-type="float" office:value="0.5044" calcext:value-type="float">
            <text:p>0.5044</text:p>
          </table:table-cell>
        </table:table-row>
        <table:table-row table:style-name="ro1">
          <table:table-cell table:formula="of:=MIN([$optimize_tfidf_split0_level2.A49];[$optimize_tfidf_split1_level2.A49];[$optimize_tfidf_split2_level2.A49];[$optimize_tfidf_split3_level2.A49];[$optimize_tfidf_split4_level2.A49];[$optimize_tfidf_split5_level2.A49];[$optimize_tfidf_split6_level2.A49];[$optimize_tfidf_split7_level2.A49];[$optimize_tfidf_split8_level2.A49];[$optimize_tfidf_split9_level2.A49])" office:value-type="float" office:value="3" calcext:value-type="float">
            <text:p>3</text:p>
          </table:table-cell>
          <table:table-cell table:formula="of:=MIN([$optimize_tfidf_split0_level2.B49];[$optimize_tfidf_split1_level2.B49];[$optimize_tfidf_split2_level2.B49];[$optimize_tfidf_split3_level2.B49];[$optimize_tfidf_split4_level2.B49];[$optimize_tfidf_split5_level2.B49];[$optimize_tfidf_split6_level2.B49];[$optimize_tfidf_split7_level2.B49];[$optimize_tfidf_split8_level2.B49];[$optimize_tfidf_split9_level2.B49])" office:value-type="float" office:value="0.35" calcext:value-type="float">
            <text:p>0.35</text:p>
          </table:table-cell>
          <table:table-cell table:formula="of:=MIN([$optimize_tfidf_split0_level2.C49];[$optimize_tfidf_split1_level2.C49];[$optimize_tfidf_split2_level2.C49];[$optimize_tfidf_split3_level2.C49];[$optimize_tfidf_split4_level2.C49];[$optimize_tfidf_split5_level2.C49];[$optimize_tfidf_split6_level2.C49];[$optimize_tfidf_split7_level2.C49];[$optimize_tfidf_split8_level2.C49];[$optimize_tfidf_split9_level2.C49])" office:value-type="float" office:value="0.3419" calcext:value-type="float">
            <text:p>0.3419</text:p>
          </table:table-cell>
          <table:table-cell table:formula="of:=MIN([$optimize_tfidf_split0_level2.D49];[$optimize_tfidf_split1_level2.D49];[$optimize_tfidf_split2_level2.D49];[$optimize_tfidf_split3_level2.D49];[$optimize_tfidf_split4_level2.D49];[$optimize_tfidf_split5_level2.D49];[$optimize_tfidf_split6_level2.D49];[$optimize_tfidf_split7_level2.D49];[$optimize_tfidf_split8_level2.D49];[$optimize_tfidf_split9_level2.D49])" office:value-type="float" office:value="0.8299" calcext:value-type="float">
            <text:p>0.8299</text:p>
          </table:table-cell>
          <table:table-cell table:formula="of:=MIN([$optimize_tfidf_split0_level2.E49];[$optimize_tfidf_split1_level2.E49];[$optimize_tfidf_split2_level2.E49];[$optimize_tfidf_split3_level2.E49];[$optimize_tfidf_split4_level2.E49];[$optimize_tfidf_split5_level2.E49];[$optimize_tfidf_split6_level2.E49];[$optimize_tfidf_split7_level2.E49];[$optimize_tfidf_split8_level2.E49];[$optimize_tfidf_split9_level2.E49])" office:value-type="float" office:value="0.4735" calcext:value-type="float">
            <text:p>0.4735</text:p>
          </table:table-cell>
        </table:table-row>
        <table:table-row table:style-name="ro1">
          <table:table-cell table:formula="of:=MIN([$optimize_tfidf_split0_level2.A69];[$optimize_tfidf_split1_level2.A69];[$optimize_tfidf_split2_level2.A69];[$optimize_tfidf_split3_level2.A69];[$optimize_tfidf_split4_level2.A69];[$optimize_tfidf_split5_level2.A69];[$optimize_tfidf_split6_level2.A69];[$optimize_tfidf_split7_level2.A69];[$optimize_tfidf_split8_level2.A69];[$optimize_tfidf_split9_level2.A69])" office:value-type="float" office:value="4" calcext:value-type="float">
            <text:p>4</text:p>
          </table:table-cell>
          <table:table-cell table:formula="of:=MIN([$optimize_tfidf_split0_level2.B69];[$optimize_tfidf_split1_level2.B69];[$optimize_tfidf_split2_level2.B69];[$optimize_tfidf_split3_level2.B69];[$optimize_tfidf_split4_level2.B69];[$optimize_tfidf_split5_level2.B69];[$optimize_tfidf_split6_level2.B69];[$optimize_tfidf_split7_level2.B69];[$optimize_tfidf_split8_level2.B69];[$optimize_tfidf_split9_level2.B69])" office:value-type="float" office:value="0.35" calcext:value-type="float">
            <text:p>0.35</text:p>
          </table:table-cell>
          <table:table-cell table:formula="of:=MIN([$optimize_tfidf_split0_level2.C69];[$optimize_tfidf_split1_level2.C69];[$optimize_tfidf_split2_level2.C69];[$optimize_tfidf_split3_level2.C69];[$optimize_tfidf_split4_level2.C69];[$optimize_tfidf_split5_level2.C69];[$optimize_tfidf_split6_level2.C69];[$optimize_tfidf_split7_level2.C69];[$optimize_tfidf_split8_level2.C69];[$optimize_tfidf_split9_level2.C69])" office:value-type="float" office:value="0.2874" calcext:value-type="float">
            <text:p>0.2874</text:p>
          </table:table-cell>
          <table:table-cell table:formula="of:=MIN([$optimize_tfidf_split0_level2.D69];[$optimize_tfidf_split1_level2.D69];[$optimize_tfidf_split2_level2.D69];[$optimize_tfidf_split3_level2.D69];[$optimize_tfidf_split4_level2.D69];[$optimize_tfidf_split5_level2.D69];[$optimize_tfidf_split6_level2.D69];[$optimize_tfidf_split7_level2.D69];[$optimize_tfidf_split8_level2.D69];[$optimize_tfidf_split9_level2.D69])" office:value-type="float" office:value="0.923" calcext:value-type="float">
            <text:p>0.923</text:p>
          </table:table-cell>
          <table:table-cell table:formula="of:=MIN([$optimize_tfidf_split0_level2.E69];[$optimize_tfidf_split1_level2.E69];[$optimize_tfidf_split2_level2.E69];[$optimize_tfidf_split3_level2.E69];[$optimize_tfidf_split4_level2.E69];[$optimize_tfidf_split5_level2.E69];[$optimize_tfidf_split6_level2.E69];[$optimize_tfidf_split7_level2.E69];[$optimize_tfidf_split8_level2.E69];[$optimize_tfidf_split9_level2.E69])" office:value-type="float" office:value="0.4291" calcext:value-type="float">
            <text:p>0.4291</text:p>
          </table:table-cell>
        </table:table-row>
        <table:table-row table:style-name="ro1">
          <table:table-cell table:formula="of:=MIN([$optimize_tfidf_split0_level2.A89];[$optimize_tfidf_split1_level2.A89];[$optimize_tfidf_split2_level2.A89];[$optimize_tfidf_split3_level2.A89];[$optimize_tfidf_split4_level2.A89];[$optimize_tfidf_split5_level2.A89];[$optimize_tfidf_split6_level2.A89];[$optimize_tfidf_split7_level2.A89];[$optimize_tfidf_split8_level2.A89];[$optimize_tfidf_split9_level2.A89])" office:value-type="float" office:value="5" calcext:value-type="float">
            <text:p>5</text:p>
          </table:table-cell>
          <table:table-cell table:formula="of:=MIN([$optimize_tfidf_split0_level2.B89];[$optimize_tfidf_split1_level2.B89];[$optimize_tfidf_split2_level2.B89];[$optimize_tfidf_split3_level2.B89];[$optimize_tfidf_split4_level2.B89];[$optimize_tfidf_split5_level2.B89];[$optimize_tfidf_split6_level2.B89];[$optimize_tfidf_split7_level2.B89];[$optimize_tfidf_split8_level2.B89];[$optimize_tfidf_split9_level2.B89])" office:value-type="float" office:value="0.35" calcext:value-type="float">
            <text:p>0.35</text:p>
          </table:table-cell>
          <table:table-cell table:formula="of:=MIN([$optimize_tfidf_split0_level2.C89];[$optimize_tfidf_split1_level2.C89];[$optimize_tfidf_split2_level2.C89];[$optimize_tfidf_split3_level2.C89];[$optimize_tfidf_split4_level2.C89];[$optimize_tfidf_split5_level2.C89];[$optimize_tfidf_split6_level2.C89];[$optimize_tfidf_split7_level2.C89];[$optimize_tfidf_split8_level2.C89];[$optimize_tfidf_split9_level2.C89])" office:value-type="float" office:value="0.2336" calcext:value-type="float">
            <text:p>0.2336</text:p>
          </table:table-cell>
          <table:table-cell table:formula="of:=MIN([$optimize_tfidf_split0_level2.D89];[$optimize_tfidf_split1_level2.D89];[$optimize_tfidf_split2_level2.D89];[$optimize_tfidf_split3_level2.D89];[$optimize_tfidf_split4_level2.D89];[$optimize_tfidf_split5_level2.D89];[$optimize_tfidf_split6_level2.D89];[$optimize_tfidf_split7_level2.D89];[$optimize_tfidf_split8_level2.D89];[$optimize_tfidf_split9_level2.D89])" office:value-type="float" office:value="0.9342" calcext:value-type="float">
            <text:p>0.9342</text:p>
          </table:table-cell>
          <table:table-cell table:formula="of:=MIN([$optimize_tfidf_split0_level2.E89];[$optimize_tfidf_split1_level2.E89];[$optimize_tfidf_split2_level2.E89];[$optimize_tfidf_split3_level2.E89];[$optimize_tfidf_split4_level2.E89];[$optimize_tfidf_split5_level2.E89];[$optimize_tfidf_split6_level2.E89];[$optimize_tfidf_split7_level2.E89];[$optimize_tfidf_split8_level2.E89];[$optimize_tfidf_split9_level2.E8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109];[$optimize_tfidf_split1_level2.A109];[$optimize_tfidf_split2_level2.A109];[$optimize_tfidf_split3_level2.A109];[$optimize_tfidf_split4_level2.A109];[$optimize_tfidf_split5_level2.A109];[$optimize_tfidf_split6_level2.A109];[$optimize_tfidf_split7_level2.A109];[$optimize_tfidf_split8_level2.A109];[$optimize_tfidf_split9_level2.A109])" office:value-type="float" office:value="6" calcext:value-type="float">
            <text:p>6</text:p>
          </table:table-cell>
          <table:table-cell table:formula="of:=MIN([$optimize_tfidf_split0_level2.B109];[$optimize_tfidf_split1_level2.B109];[$optimize_tfidf_split2_level2.B109];[$optimize_tfidf_split3_level2.B109];[$optimize_tfidf_split4_level2.B109];[$optimize_tfidf_split5_level2.B109];[$optimize_tfidf_split6_level2.B109];[$optimize_tfidf_split7_level2.B109];[$optimize_tfidf_split8_level2.B109];[$optimize_tfidf_split9_level2.B109])" office:value-type="float" office:value="0.35" calcext:value-type="float">
            <text:p>0.35</text:p>
          </table:table-cell>
          <table:table-cell table:formula="of:=MIN([$optimize_tfidf_split0_level2.C109];[$optimize_tfidf_split1_level2.C109];[$optimize_tfidf_split2_level2.C109];[$optimize_tfidf_split3_level2.C109];[$optimize_tfidf_split4_level2.C109];[$optimize_tfidf_split5_level2.C109];[$optimize_tfidf_split6_level2.C109];[$optimize_tfidf_split7_level2.C109];[$optimize_tfidf_split8_level2.C109];[$optimize_tfidf_split9_level2.C109])" office:value-type="float" office:value="0.2336" calcext:value-type="float">
            <text:p>0.2336</text:p>
          </table:table-cell>
          <table:table-cell table:formula="of:=MIN([$optimize_tfidf_split0_level2.D109];[$optimize_tfidf_split1_level2.D109];[$optimize_tfidf_split2_level2.D109];[$optimize_tfidf_split3_level2.D109];[$optimize_tfidf_split4_level2.D109];[$optimize_tfidf_split5_level2.D109];[$optimize_tfidf_split6_level2.D109];[$optimize_tfidf_split7_level2.D109];[$optimize_tfidf_split8_level2.D109];[$optimize_tfidf_split9_level2.D109])" office:value-type="float" office:value="0.9342" calcext:value-type="float">
            <text:p>0.9342</text:p>
          </table:table-cell>
          <table:table-cell table:formula="of:=MIN([$optimize_tfidf_split0_level2.E109];[$optimize_tfidf_split1_level2.E109];[$optimize_tfidf_split2_level2.E109];[$optimize_tfidf_split3_level2.E109];[$optimize_tfidf_split4_level2.E109];[$optimize_tfidf_split5_level2.E109];[$optimize_tfidf_split6_level2.E109];[$optimize_tfidf_split7_level2.E109];[$optimize_tfidf_split8_level2.E109];[$optimize_tfidf_split9_level2.E10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129];[$optimize_tfidf_split1_level2.A129];[$optimize_tfidf_split2_level2.A129];[$optimize_tfidf_split3_level2.A129];[$optimize_tfidf_split4_level2.A129];[$optimize_tfidf_split5_level2.A129];[$optimize_tfidf_split6_level2.A129];[$optimize_tfidf_split7_level2.A129];[$optimize_tfidf_split8_level2.A129];[$optimize_tfidf_split9_level2.A129])" office:value-type="float" office:value="7" calcext:value-type="float">
            <text:p>7</text:p>
          </table:table-cell>
          <table:table-cell table:formula="of:=MIN([$optimize_tfidf_split0_level2.B129];[$optimize_tfidf_split1_level2.B129];[$optimize_tfidf_split2_level2.B129];[$optimize_tfidf_split3_level2.B129];[$optimize_tfidf_split4_level2.B129];[$optimize_tfidf_split5_level2.B129];[$optimize_tfidf_split6_level2.B129];[$optimize_tfidf_split7_level2.B129];[$optimize_tfidf_split8_level2.B129];[$optimize_tfidf_split9_level2.B129])" office:value-type="float" office:value="0.35" calcext:value-type="float">
            <text:p>0.35</text:p>
          </table:table-cell>
          <table:table-cell table:formula="of:=MIN([$optimize_tfidf_split0_level2.C129];[$optimize_tfidf_split1_level2.C129];[$optimize_tfidf_split2_level2.C129];[$optimize_tfidf_split3_level2.C129];[$optimize_tfidf_split4_level2.C129];[$optimize_tfidf_split5_level2.C129];[$optimize_tfidf_split6_level2.C129];[$optimize_tfidf_split7_level2.C129];[$optimize_tfidf_split8_level2.C129];[$optimize_tfidf_split9_level2.C129])" office:value-type="float" office:value="0.2336" calcext:value-type="float">
            <text:p>0.2336</text:p>
          </table:table-cell>
          <table:table-cell table:formula="of:=MIN([$optimize_tfidf_split0_level2.D129];[$optimize_tfidf_split1_level2.D129];[$optimize_tfidf_split2_level2.D129];[$optimize_tfidf_split3_level2.D129];[$optimize_tfidf_split4_level2.D129];[$optimize_tfidf_split5_level2.D129];[$optimize_tfidf_split6_level2.D129];[$optimize_tfidf_split7_level2.D129];[$optimize_tfidf_split8_level2.D129];[$optimize_tfidf_split9_level2.D129])" office:value-type="float" office:value="0.9342" calcext:value-type="float">
            <text:p>0.9342</text:p>
          </table:table-cell>
          <table:table-cell table:formula="of:=MIN([$optimize_tfidf_split0_level2.E129];[$optimize_tfidf_split1_level2.E129];[$optimize_tfidf_split2_level2.E129];[$optimize_tfidf_split3_level2.E129];[$optimize_tfidf_split4_level2.E129];[$optimize_tfidf_split5_level2.E129];[$optimize_tfidf_split6_level2.E129];[$optimize_tfidf_split7_level2.E129];[$optimize_tfidf_split8_level2.E129];[$optimize_tfidf_split9_level2.E12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149];[$optimize_tfidf_split1_level2.A149];[$optimize_tfidf_split2_level2.A149];[$optimize_tfidf_split3_level2.A149];[$optimize_tfidf_split4_level2.A149];[$optimize_tfidf_split5_level2.A149];[$optimize_tfidf_split6_level2.A149];[$optimize_tfidf_split7_level2.A149];[$optimize_tfidf_split8_level2.A149];[$optimize_tfidf_split9_level2.A149])" office:value-type="float" office:value="8" calcext:value-type="float">
            <text:p>8</text:p>
          </table:table-cell>
          <table:table-cell table:formula="of:=MIN([$optimize_tfidf_split0_level2.B149];[$optimize_tfidf_split1_level2.B149];[$optimize_tfidf_split2_level2.B149];[$optimize_tfidf_split3_level2.B149];[$optimize_tfidf_split4_level2.B149];[$optimize_tfidf_split5_level2.B149];[$optimize_tfidf_split6_level2.B149];[$optimize_tfidf_split7_level2.B149];[$optimize_tfidf_split8_level2.B149];[$optimize_tfidf_split9_level2.B149])" office:value-type="float" office:value="0.35" calcext:value-type="float">
            <text:p>0.35</text:p>
          </table:table-cell>
          <table:table-cell table:formula="of:=MIN([$optimize_tfidf_split0_level2.C149];[$optimize_tfidf_split1_level2.C149];[$optimize_tfidf_split2_level2.C149];[$optimize_tfidf_split3_level2.C149];[$optimize_tfidf_split4_level2.C149];[$optimize_tfidf_split5_level2.C149];[$optimize_tfidf_split6_level2.C149];[$optimize_tfidf_split7_level2.C149];[$optimize_tfidf_split8_level2.C149];[$optimize_tfidf_split9_level2.C149])" office:value-type="float" office:value="0.2336" calcext:value-type="float">
            <text:p>0.2336</text:p>
          </table:table-cell>
          <table:table-cell table:formula="of:=MIN([$optimize_tfidf_split0_level2.D149];[$optimize_tfidf_split1_level2.D149];[$optimize_tfidf_split2_level2.D149];[$optimize_tfidf_split3_level2.D149];[$optimize_tfidf_split4_level2.D149];[$optimize_tfidf_split5_level2.D149];[$optimize_tfidf_split6_level2.D149];[$optimize_tfidf_split7_level2.D149];[$optimize_tfidf_split8_level2.D149];[$optimize_tfidf_split9_level2.D149])" office:value-type="float" office:value="0.9342" calcext:value-type="float">
            <text:p>0.9342</text:p>
          </table:table-cell>
          <table:table-cell table:formula="of:=MIN([$optimize_tfidf_split0_level2.E149];[$optimize_tfidf_split1_level2.E149];[$optimize_tfidf_split2_level2.E149];[$optimize_tfidf_split3_level2.E149];[$optimize_tfidf_split4_level2.E149];[$optimize_tfidf_split5_level2.E149];[$optimize_tfidf_split6_level2.E149];[$optimize_tfidf_split7_level2.E149];[$optimize_tfidf_split8_level2.E149];[$optimize_tfidf_split9_level2.E14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169];[$optimize_tfidf_split1_level2.A169];[$optimize_tfidf_split2_level2.A169];[$optimize_tfidf_split3_level2.A169];[$optimize_tfidf_split4_level2.A169];[$optimize_tfidf_split5_level2.A169];[$optimize_tfidf_split6_level2.A169];[$optimize_tfidf_split7_level2.A169];[$optimize_tfidf_split8_level2.A169];[$optimize_tfidf_split9_level2.A169])" office:value-type="float" office:value="9" calcext:value-type="float">
            <text:p>9</text:p>
          </table:table-cell>
          <table:table-cell table:formula="of:=MIN([$optimize_tfidf_split0_level2.B169];[$optimize_tfidf_split1_level2.B169];[$optimize_tfidf_split2_level2.B169];[$optimize_tfidf_split3_level2.B169];[$optimize_tfidf_split4_level2.B169];[$optimize_tfidf_split5_level2.B169];[$optimize_tfidf_split6_level2.B169];[$optimize_tfidf_split7_level2.B169];[$optimize_tfidf_split8_level2.B169];[$optimize_tfidf_split9_level2.B169])" office:value-type="float" office:value="0.35" calcext:value-type="float">
            <text:p>0.35</text:p>
          </table:table-cell>
          <table:table-cell table:formula="of:=MIN([$optimize_tfidf_split0_level2.C169];[$optimize_tfidf_split1_level2.C169];[$optimize_tfidf_split2_level2.C169];[$optimize_tfidf_split3_level2.C169];[$optimize_tfidf_split4_level2.C169];[$optimize_tfidf_split5_level2.C169];[$optimize_tfidf_split6_level2.C169];[$optimize_tfidf_split7_level2.C169];[$optimize_tfidf_split8_level2.C169];[$optimize_tfidf_split9_level2.C169])" office:value-type="float" office:value="0.2336" calcext:value-type="float">
            <text:p>0.2336</text:p>
          </table:table-cell>
          <table:table-cell table:formula="of:=MIN([$optimize_tfidf_split0_level2.D169];[$optimize_tfidf_split1_level2.D169];[$optimize_tfidf_split2_level2.D169];[$optimize_tfidf_split3_level2.D169];[$optimize_tfidf_split4_level2.D169];[$optimize_tfidf_split5_level2.D169];[$optimize_tfidf_split6_level2.D169];[$optimize_tfidf_split7_level2.D169];[$optimize_tfidf_split8_level2.D169];[$optimize_tfidf_split9_level2.D169])" office:value-type="float" office:value="0.9342" calcext:value-type="float">
            <text:p>0.9342</text:p>
          </table:table-cell>
          <table:table-cell table:formula="of:=MIN([$optimize_tfidf_split0_level2.E169];[$optimize_tfidf_split1_level2.E169];[$optimize_tfidf_split2_level2.E169];[$optimize_tfidf_split3_level2.E169];[$optimize_tfidf_split4_level2.E169];[$optimize_tfidf_split5_level2.E169];[$optimize_tfidf_split6_level2.E169];[$optimize_tfidf_split7_level2.E169];[$optimize_tfidf_split8_level2.E169];[$optimize_tfidf_split9_level2.E16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189];[$optimize_tfidf_split1_level2.A189];[$optimize_tfidf_split2_level2.A189];[$optimize_tfidf_split3_level2.A189];[$optimize_tfidf_split4_level2.A189];[$optimize_tfidf_split5_level2.A189];[$optimize_tfidf_split6_level2.A189];[$optimize_tfidf_split7_level2.A189];[$optimize_tfidf_split8_level2.A189];[$optimize_tfidf_split9_level2.A189])" office:value-type="float" office:value="10" calcext:value-type="float">
            <text:p>10</text:p>
          </table:table-cell>
          <table:table-cell table:formula="of:=MIN([$optimize_tfidf_split0_level2.B189];[$optimize_tfidf_split1_level2.B189];[$optimize_tfidf_split2_level2.B189];[$optimize_tfidf_split3_level2.B189];[$optimize_tfidf_split4_level2.B189];[$optimize_tfidf_split5_level2.B189];[$optimize_tfidf_split6_level2.B189];[$optimize_tfidf_split7_level2.B189];[$optimize_tfidf_split8_level2.B189];[$optimize_tfidf_split9_level2.B189])" office:value-type="float" office:value="0.35" calcext:value-type="float">
            <text:p>0.35</text:p>
          </table:table-cell>
          <table:table-cell table:formula="of:=MIN([$optimize_tfidf_split0_level2.C189];[$optimize_tfidf_split1_level2.C189];[$optimize_tfidf_split2_level2.C189];[$optimize_tfidf_split3_level2.C189];[$optimize_tfidf_split4_level2.C189];[$optimize_tfidf_split5_level2.C189];[$optimize_tfidf_split6_level2.C189];[$optimize_tfidf_split7_level2.C189];[$optimize_tfidf_split8_level2.C189];[$optimize_tfidf_split9_level2.C189])" office:value-type="float" office:value="0.2336" calcext:value-type="float">
            <text:p>0.2336</text:p>
          </table:table-cell>
          <table:table-cell table:formula="of:=MIN([$optimize_tfidf_split0_level2.D189];[$optimize_tfidf_split1_level2.D189];[$optimize_tfidf_split2_level2.D189];[$optimize_tfidf_split3_level2.D189];[$optimize_tfidf_split4_level2.D189];[$optimize_tfidf_split5_level2.D189];[$optimize_tfidf_split6_level2.D189];[$optimize_tfidf_split7_level2.D189];[$optimize_tfidf_split8_level2.D189];[$optimize_tfidf_split9_level2.D189])" office:value-type="float" office:value="0.9342" calcext:value-type="float">
            <text:p>0.9342</text:p>
          </table:table-cell>
          <table:table-cell table:formula="of:=MIN([$optimize_tfidf_split0_level2.E189];[$optimize_tfidf_split1_level2.E189];[$optimize_tfidf_split2_level2.E189];[$optimize_tfidf_split3_level2.E189];[$optimize_tfidf_split4_level2.E189];[$optimize_tfidf_split5_level2.E189];[$optimize_tfidf_split6_level2.E189];[$optimize_tfidf_split7_level2.E189];[$optimize_tfidf_split8_level2.E189];[$optimize_tfidf_split9_level2.E18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209];[$optimize_tfidf_split1_level2.A209];[$optimize_tfidf_split2_level2.A209];[$optimize_tfidf_split3_level2.A209];[$optimize_tfidf_split4_level2.A209];[$optimize_tfidf_split5_level2.A209];[$optimize_tfidf_split6_level2.A209];[$optimize_tfidf_split7_level2.A209];[$optimize_tfidf_split8_level2.A209];[$optimize_tfidf_split9_level2.A209])" office:value-type="float" office:value="11" calcext:value-type="float">
            <text:p>11</text:p>
          </table:table-cell>
          <table:table-cell table:formula="of:=MIN([$optimize_tfidf_split0_level2.B209];[$optimize_tfidf_split1_level2.B209];[$optimize_tfidf_split2_level2.B209];[$optimize_tfidf_split3_level2.B209];[$optimize_tfidf_split4_level2.B209];[$optimize_tfidf_split5_level2.B209];[$optimize_tfidf_split6_level2.B209];[$optimize_tfidf_split7_level2.B209];[$optimize_tfidf_split8_level2.B209];[$optimize_tfidf_split9_level2.B209])" office:value-type="float" office:value="0.35" calcext:value-type="float">
            <text:p>0.35</text:p>
          </table:table-cell>
          <table:table-cell table:formula="of:=MIN([$optimize_tfidf_split0_level2.C209];[$optimize_tfidf_split1_level2.C209];[$optimize_tfidf_split2_level2.C209];[$optimize_tfidf_split3_level2.C209];[$optimize_tfidf_split4_level2.C209];[$optimize_tfidf_split5_level2.C209];[$optimize_tfidf_split6_level2.C209];[$optimize_tfidf_split7_level2.C209];[$optimize_tfidf_split8_level2.C209];[$optimize_tfidf_split9_level2.C209])" office:value-type="float" office:value="0.2336" calcext:value-type="float">
            <text:p>0.2336</text:p>
          </table:table-cell>
          <table:table-cell table:formula="of:=MIN([$optimize_tfidf_split0_level2.D209];[$optimize_tfidf_split1_level2.D209];[$optimize_tfidf_split2_level2.D209];[$optimize_tfidf_split3_level2.D209];[$optimize_tfidf_split4_level2.D209];[$optimize_tfidf_split5_level2.D209];[$optimize_tfidf_split6_level2.D209];[$optimize_tfidf_split7_level2.D209];[$optimize_tfidf_split8_level2.D209];[$optimize_tfidf_split9_level2.D209])" office:value-type="float" office:value="0.9342" calcext:value-type="float">
            <text:p>0.9342</text:p>
          </table:table-cell>
          <table:table-cell table:formula="of:=MIN([$optimize_tfidf_split0_level2.E209];[$optimize_tfidf_split1_level2.E209];[$optimize_tfidf_split2_level2.E209];[$optimize_tfidf_split3_level2.E209];[$optimize_tfidf_split4_level2.E209];[$optimize_tfidf_split5_level2.E209];[$optimize_tfidf_split6_level2.E209];[$optimize_tfidf_split7_level2.E209];[$optimize_tfidf_split8_level2.E209];[$optimize_tfidf_split9_level2.E20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229];[$optimize_tfidf_split1_level2.A229];[$optimize_tfidf_split2_level2.A229];[$optimize_tfidf_split3_level2.A229];[$optimize_tfidf_split4_level2.A229];[$optimize_tfidf_split5_level2.A229];[$optimize_tfidf_split6_level2.A229];[$optimize_tfidf_split7_level2.A229];[$optimize_tfidf_split8_level2.A229];[$optimize_tfidf_split9_level2.A229])" office:value-type="float" office:value="12" calcext:value-type="float">
            <text:p>12</text:p>
          </table:table-cell>
          <table:table-cell table:formula="of:=MIN([$optimize_tfidf_split0_level2.B229];[$optimize_tfidf_split1_level2.B229];[$optimize_tfidf_split2_level2.B229];[$optimize_tfidf_split3_level2.B229];[$optimize_tfidf_split4_level2.B229];[$optimize_tfidf_split5_level2.B229];[$optimize_tfidf_split6_level2.B229];[$optimize_tfidf_split7_level2.B229];[$optimize_tfidf_split8_level2.B229];[$optimize_tfidf_split9_level2.B229])" office:value-type="float" office:value="0.35" calcext:value-type="float">
            <text:p>0.35</text:p>
          </table:table-cell>
          <table:table-cell table:formula="of:=MIN([$optimize_tfidf_split0_level2.C229];[$optimize_tfidf_split1_level2.C229];[$optimize_tfidf_split2_level2.C229];[$optimize_tfidf_split3_level2.C229];[$optimize_tfidf_split4_level2.C229];[$optimize_tfidf_split5_level2.C229];[$optimize_tfidf_split6_level2.C229];[$optimize_tfidf_split7_level2.C229];[$optimize_tfidf_split8_level2.C229];[$optimize_tfidf_split9_level2.C229])" office:value-type="float" office:value="0.2336" calcext:value-type="float">
            <text:p>0.2336</text:p>
          </table:table-cell>
          <table:table-cell table:formula="of:=MIN([$optimize_tfidf_split0_level2.D229];[$optimize_tfidf_split1_level2.D229];[$optimize_tfidf_split2_level2.D229];[$optimize_tfidf_split3_level2.D229];[$optimize_tfidf_split4_level2.D229];[$optimize_tfidf_split5_level2.D229];[$optimize_tfidf_split6_level2.D229];[$optimize_tfidf_split7_level2.D229];[$optimize_tfidf_split8_level2.D229];[$optimize_tfidf_split9_level2.D229])" office:value-type="float" office:value="0.9342" calcext:value-type="float">
            <text:p>0.9342</text:p>
          </table:table-cell>
          <table:table-cell table:formula="of:=MIN([$optimize_tfidf_split0_level2.E229];[$optimize_tfidf_split1_level2.E229];[$optimize_tfidf_split2_level2.E229];[$optimize_tfidf_split3_level2.E229];[$optimize_tfidf_split4_level2.E229];[$optimize_tfidf_split5_level2.E229];[$optimize_tfidf_split6_level2.E229];[$optimize_tfidf_split7_level2.E229];[$optimize_tfidf_split8_level2.E229];[$optimize_tfidf_split9_level2.E22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249];[$optimize_tfidf_split1_level2.A249];[$optimize_tfidf_split2_level2.A249];[$optimize_tfidf_split3_level2.A249];[$optimize_tfidf_split4_level2.A249];[$optimize_tfidf_split5_level2.A249];[$optimize_tfidf_split6_level2.A249];[$optimize_tfidf_split7_level2.A249];[$optimize_tfidf_split8_level2.A249];[$optimize_tfidf_split9_level2.A249])" office:value-type="float" office:value="13" calcext:value-type="float">
            <text:p>13</text:p>
          </table:table-cell>
          <table:table-cell table:formula="of:=MIN([$optimize_tfidf_split0_level2.B249];[$optimize_tfidf_split1_level2.B249];[$optimize_tfidf_split2_level2.B249];[$optimize_tfidf_split3_level2.B249];[$optimize_tfidf_split4_level2.B249];[$optimize_tfidf_split5_level2.B249];[$optimize_tfidf_split6_level2.B249];[$optimize_tfidf_split7_level2.B249];[$optimize_tfidf_split8_level2.B249];[$optimize_tfidf_split9_level2.B249])" office:value-type="float" office:value="0.35" calcext:value-type="float">
            <text:p>0.35</text:p>
          </table:table-cell>
          <table:table-cell table:formula="of:=MIN([$optimize_tfidf_split0_level2.C249];[$optimize_tfidf_split1_level2.C249];[$optimize_tfidf_split2_level2.C249];[$optimize_tfidf_split3_level2.C249];[$optimize_tfidf_split4_level2.C249];[$optimize_tfidf_split5_level2.C249];[$optimize_tfidf_split6_level2.C249];[$optimize_tfidf_split7_level2.C249];[$optimize_tfidf_split8_level2.C249];[$optimize_tfidf_split9_level2.C249])" office:value-type="float" office:value="0.2336" calcext:value-type="float">
            <text:p>0.2336</text:p>
          </table:table-cell>
          <table:table-cell table:formula="of:=MIN([$optimize_tfidf_split0_level2.D249];[$optimize_tfidf_split1_level2.D249];[$optimize_tfidf_split2_level2.D249];[$optimize_tfidf_split3_level2.D249];[$optimize_tfidf_split4_level2.D249];[$optimize_tfidf_split5_level2.D249];[$optimize_tfidf_split6_level2.D249];[$optimize_tfidf_split7_level2.D249];[$optimize_tfidf_split8_level2.D249];[$optimize_tfidf_split9_level2.D249])" office:value-type="float" office:value="0.9342" calcext:value-type="float">
            <text:p>0.9342</text:p>
          </table:table-cell>
          <table:table-cell table:formula="of:=MIN([$optimize_tfidf_split0_level2.E249];[$optimize_tfidf_split1_level2.E249];[$optimize_tfidf_split2_level2.E249];[$optimize_tfidf_split3_level2.E249];[$optimize_tfidf_split4_level2.E249];[$optimize_tfidf_split5_level2.E249];[$optimize_tfidf_split6_level2.E249];[$optimize_tfidf_split7_level2.E249];[$optimize_tfidf_split8_level2.E249];[$optimize_tfidf_split9_level2.E24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269];[$optimize_tfidf_split1_level2.A269];[$optimize_tfidf_split2_level2.A269];[$optimize_tfidf_split3_level2.A269];[$optimize_tfidf_split4_level2.A269];[$optimize_tfidf_split5_level2.A269];[$optimize_tfidf_split6_level2.A269];[$optimize_tfidf_split7_level2.A269];[$optimize_tfidf_split8_level2.A269];[$optimize_tfidf_split9_level2.A269])" office:value-type="float" office:value="14" calcext:value-type="float">
            <text:p>14</text:p>
          </table:table-cell>
          <table:table-cell table:formula="of:=MIN([$optimize_tfidf_split0_level2.B269];[$optimize_tfidf_split1_level2.B269];[$optimize_tfidf_split2_level2.B269];[$optimize_tfidf_split3_level2.B269];[$optimize_tfidf_split4_level2.B269];[$optimize_tfidf_split5_level2.B269];[$optimize_tfidf_split6_level2.B269];[$optimize_tfidf_split7_level2.B269];[$optimize_tfidf_split8_level2.B269];[$optimize_tfidf_split9_level2.B269])" office:value-type="float" office:value="0.35" calcext:value-type="float">
            <text:p>0.35</text:p>
          </table:table-cell>
          <table:table-cell table:formula="of:=MIN([$optimize_tfidf_split0_level2.C269];[$optimize_tfidf_split1_level2.C269];[$optimize_tfidf_split2_level2.C269];[$optimize_tfidf_split3_level2.C269];[$optimize_tfidf_split4_level2.C269];[$optimize_tfidf_split5_level2.C269];[$optimize_tfidf_split6_level2.C269];[$optimize_tfidf_split7_level2.C269];[$optimize_tfidf_split8_level2.C269];[$optimize_tfidf_split9_level2.C269])" office:value-type="float" office:value="0.2336" calcext:value-type="float">
            <text:p>0.2336</text:p>
          </table:table-cell>
          <table:table-cell table:formula="of:=MIN([$optimize_tfidf_split0_level2.D269];[$optimize_tfidf_split1_level2.D269];[$optimize_tfidf_split2_level2.D269];[$optimize_tfidf_split3_level2.D269];[$optimize_tfidf_split4_level2.D269];[$optimize_tfidf_split5_level2.D269];[$optimize_tfidf_split6_level2.D269];[$optimize_tfidf_split7_level2.D269];[$optimize_tfidf_split8_level2.D269];[$optimize_tfidf_split9_level2.D269])" office:value-type="float" office:value="0.9342" calcext:value-type="float">
            <text:p>0.9342</text:p>
          </table:table-cell>
          <table:table-cell table:formula="of:=MIN([$optimize_tfidf_split0_level2.E269];[$optimize_tfidf_split1_level2.E269];[$optimize_tfidf_split2_level2.E269];[$optimize_tfidf_split3_level2.E269];[$optimize_tfidf_split4_level2.E269];[$optimize_tfidf_split5_level2.E269];[$optimize_tfidf_split6_level2.E269];[$optimize_tfidf_split7_level2.E269];[$optimize_tfidf_split8_level2.E269];[$optimize_tfidf_split9_level2.E26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289];[$optimize_tfidf_split1_level2.A289];[$optimize_tfidf_split2_level2.A289];[$optimize_tfidf_split3_level2.A289];[$optimize_tfidf_split4_level2.A289];[$optimize_tfidf_split5_level2.A289];[$optimize_tfidf_split6_level2.A289];[$optimize_tfidf_split7_level2.A289];[$optimize_tfidf_split8_level2.A289];[$optimize_tfidf_split9_level2.A289])" office:value-type="float" office:value="15" calcext:value-type="float">
            <text:p>15</text:p>
          </table:table-cell>
          <table:table-cell table:formula="of:=MIN([$optimize_tfidf_split0_level2.B289];[$optimize_tfidf_split1_level2.B289];[$optimize_tfidf_split2_level2.B289];[$optimize_tfidf_split3_level2.B289];[$optimize_tfidf_split4_level2.B289];[$optimize_tfidf_split5_level2.B289];[$optimize_tfidf_split6_level2.B289];[$optimize_tfidf_split7_level2.B289];[$optimize_tfidf_split8_level2.B289];[$optimize_tfidf_split9_level2.B289])" office:value-type="float" office:value="0.35" calcext:value-type="float">
            <text:p>0.35</text:p>
          </table:table-cell>
          <table:table-cell table:formula="of:=MIN([$optimize_tfidf_split0_level2.C289];[$optimize_tfidf_split1_level2.C289];[$optimize_tfidf_split2_level2.C289];[$optimize_tfidf_split3_level2.C289];[$optimize_tfidf_split4_level2.C289];[$optimize_tfidf_split5_level2.C289];[$optimize_tfidf_split6_level2.C289];[$optimize_tfidf_split7_level2.C289];[$optimize_tfidf_split8_level2.C289];[$optimize_tfidf_split9_level2.C289])" office:value-type="float" office:value="0.2336" calcext:value-type="float">
            <text:p>0.2336</text:p>
          </table:table-cell>
          <table:table-cell table:formula="of:=MIN([$optimize_tfidf_split0_level2.D289];[$optimize_tfidf_split1_level2.D289];[$optimize_tfidf_split2_level2.D289];[$optimize_tfidf_split3_level2.D289];[$optimize_tfidf_split4_level2.D289];[$optimize_tfidf_split5_level2.D289];[$optimize_tfidf_split6_level2.D289];[$optimize_tfidf_split7_level2.D289];[$optimize_tfidf_split8_level2.D289];[$optimize_tfidf_split9_level2.D289])" office:value-type="float" office:value="0.9342" calcext:value-type="float">
            <text:p>0.9342</text:p>
          </table:table-cell>
          <table:table-cell table:formula="of:=MIN([$optimize_tfidf_split0_level2.E289];[$optimize_tfidf_split1_level2.E289];[$optimize_tfidf_split2_level2.E289];[$optimize_tfidf_split3_level2.E289];[$optimize_tfidf_split4_level2.E289];[$optimize_tfidf_split5_level2.E289];[$optimize_tfidf_split6_level2.E289];[$optimize_tfidf_split7_level2.E289];[$optimize_tfidf_split8_level2.E289];[$optimize_tfidf_split9_level2.E289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10];[$optimize_tfidf_split1_level2.A10];[$optimize_tfidf_split2_level2.A10];[$optimize_tfidf_split3_level2.A10];[$optimize_tfidf_split4_level2.A10];[$optimize_tfidf_split5_level2.A10];[$optimize_tfidf_split6_level2.A10];[$optimize_tfidf_split7_level2.A10];[$optimize_tfidf_split8_level2.A10];[$optimize_tfidf_split9_level2.A10])" office:value-type="float" office:value="1" calcext:value-type="float">
            <text:p>1</text:p>
          </table:table-cell>
          <table:table-cell table:formula="of:=MIN([$optimize_tfidf_split0_level2.B10];[$optimize_tfidf_split1_level2.B10];[$optimize_tfidf_split2_level2.B10];[$optimize_tfidf_split3_level2.B10];[$optimize_tfidf_split4_level2.B10];[$optimize_tfidf_split5_level2.B10];[$optimize_tfidf_split6_level2.B10];[$optimize_tfidf_split7_level2.B10];[$optimize_tfidf_split8_level2.B10];[$optimize_tfidf_split9_level2.B10])" office:value-type="float" office:value="0.4" calcext:value-type="float">
            <text:p>0.4</text:p>
          </table:table-cell>
          <table:table-cell table:formula="of:=MIN([$optimize_tfidf_split0_level2.C10];[$optimize_tfidf_split1_level2.C10];[$optimize_tfidf_split2_level2.C10];[$optimize_tfidf_split3_level2.C10];[$optimize_tfidf_split4_level2.C10];[$optimize_tfidf_split5_level2.C10];[$optimize_tfidf_split6_level2.C10];[$optimize_tfidf_split7_level2.C10];[$optimize_tfidf_split8_level2.C10];[$optimize_tfidf_split9_level2.C10])" office:value-type="float" office:value="0.4181" calcext:value-type="float">
            <text:p>0.4181</text:p>
          </table:table-cell>
          <table:table-cell table:formula="of:=MIN([$optimize_tfidf_split0_level2.D10];[$optimize_tfidf_split1_level2.D10];[$optimize_tfidf_split2_level2.D10];[$optimize_tfidf_split3_level2.D10];[$optimize_tfidf_split4_level2.D10];[$optimize_tfidf_split5_level2.D10];[$optimize_tfidf_split6_level2.D10];[$optimize_tfidf_split7_level2.D10];[$optimize_tfidf_split8_level2.D10];[$optimize_tfidf_split9_level2.D10])" office:value-type="float" office:value="0.3347" calcext:value-type="float">
            <text:p>0.3347</text:p>
          </table:table-cell>
          <table:table-cell table:formula="of:=MIN([$optimize_tfidf_split0_level2.E10];[$optimize_tfidf_split1_level2.E10];[$optimize_tfidf_split2_level2.E10];[$optimize_tfidf_split3_level2.E10];[$optimize_tfidf_split4_level2.E10];[$optimize_tfidf_split5_level2.E10];[$optimize_tfidf_split6_level2.E10];[$optimize_tfidf_split7_level2.E10];[$optimize_tfidf_split8_level2.E10];[$optimize_tfidf_split9_level2.E10])" office:value-type="float" office:value="0.3636" calcext:value-type="float">
            <text:p>0.3636</text:p>
          </table:table-cell>
        </table:table-row>
        <table:table-row table:style-name="ro1">
          <table:table-cell table:formula="of:=MIN([$optimize_tfidf_split0_level2.A30];[$optimize_tfidf_split1_level2.A30];[$optimize_tfidf_split2_level2.A30];[$optimize_tfidf_split3_level2.A30];[$optimize_tfidf_split4_level2.A30];[$optimize_tfidf_split5_level2.A30];[$optimize_tfidf_split6_level2.A30];[$optimize_tfidf_split7_level2.A30];[$optimize_tfidf_split8_level2.A30];[$optimize_tfidf_split9_level2.A30])" office:value-type="float" office:value="2" calcext:value-type="float">
            <text:p>2</text:p>
          </table:table-cell>
          <table:table-cell table:formula="of:=MIN([$optimize_tfidf_split0_level2.B30];[$optimize_tfidf_split1_level2.B30];[$optimize_tfidf_split2_level2.B30];[$optimize_tfidf_split3_level2.B30];[$optimize_tfidf_split4_level2.B30];[$optimize_tfidf_split5_level2.B30];[$optimize_tfidf_split6_level2.B30];[$optimize_tfidf_split7_level2.B30];[$optimize_tfidf_split8_level2.B30];[$optimize_tfidf_split9_level2.B30])" office:value-type="float" office:value="0.4" calcext:value-type="float">
            <text:p>0.4</text:p>
          </table:table-cell>
          <table:table-cell table:formula="of:=MIN([$optimize_tfidf_split0_level2.C30];[$optimize_tfidf_split1_level2.C30];[$optimize_tfidf_split2_level2.C30];[$optimize_tfidf_split3_level2.C30];[$optimize_tfidf_split4_level2.C30];[$optimize_tfidf_split5_level2.C30];[$optimize_tfidf_split6_level2.C30];[$optimize_tfidf_split7_level2.C30];[$optimize_tfidf_split8_level2.C30];[$optimize_tfidf_split9_level2.C30])" office:value-type="float" office:value="0.4105" calcext:value-type="float">
            <text:p>0.4105</text:p>
          </table:table-cell>
          <table:table-cell table:formula="of:=MIN([$optimize_tfidf_split0_level2.D30];[$optimize_tfidf_split1_level2.D30];[$optimize_tfidf_split2_level2.D30];[$optimize_tfidf_split3_level2.D30];[$optimize_tfidf_split4_level2.D30];[$optimize_tfidf_split5_level2.D30];[$optimize_tfidf_split6_level2.D30];[$optimize_tfidf_split7_level2.D30];[$optimize_tfidf_split8_level2.D30];[$optimize_tfidf_split9_level2.D30])" office:value-type="float" office:value="0.6763" calcext:value-type="float">
            <text:p>0.6763</text:p>
          </table:table-cell>
          <table:table-cell table:formula="of:=MIN([$optimize_tfidf_split0_level2.E30];[$optimize_tfidf_split1_level2.E30];[$optimize_tfidf_split2_level2.E30];[$optimize_tfidf_split3_level2.E30];[$optimize_tfidf_split4_level2.E30];[$optimize_tfidf_split5_level2.E30];[$optimize_tfidf_split6_level2.E30];[$optimize_tfidf_split7_level2.E30];[$optimize_tfidf_split8_level2.E30];[$optimize_tfidf_split9_level2.E30])" office:value-type="float" office:value="0.4991" calcext:value-type="float">
            <text:p>0.4991</text:p>
          </table:table-cell>
        </table:table-row>
        <table:table-row table:style-name="ro1">
          <table:table-cell table:formula="of:=MIN([$optimize_tfidf_split0_level2.A50];[$optimize_tfidf_split1_level2.A50];[$optimize_tfidf_split2_level2.A50];[$optimize_tfidf_split3_level2.A50];[$optimize_tfidf_split4_level2.A50];[$optimize_tfidf_split5_level2.A50];[$optimize_tfidf_split6_level2.A50];[$optimize_tfidf_split7_level2.A50];[$optimize_tfidf_split8_level2.A50];[$optimize_tfidf_split9_level2.A50])" office:value-type="float" office:value="3" calcext:value-type="float">
            <text:p>3</text:p>
          </table:table-cell>
          <table:table-cell table:formula="of:=MIN([$optimize_tfidf_split0_level2.B50];[$optimize_tfidf_split1_level2.B50];[$optimize_tfidf_split2_level2.B50];[$optimize_tfidf_split3_level2.B50];[$optimize_tfidf_split4_level2.B50];[$optimize_tfidf_split5_level2.B50];[$optimize_tfidf_split6_level2.B50];[$optimize_tfidf_split7_level2.B50];[$optimize_tfidf_split8_level2.B50];[$optimize_tfidf_split9_level2.B50])" office:value-type="float" office:value="0.4" calcext:value-type="float">
            <text:p>0.4</text:p>
          </table:table-cell>
          <table:table-cell table:formula="of:=MIN([$optimize_tfidf_split0_level2.C50];[$optimize_tfidf_split1_level2.C50];[$optimize_tfidf_split2_level2.C50];[$optimize_tfidf_split3_level2.C50];[$optimize_tfidf_split4_level2.C50];[$optimize_tfidf_split5_level2.C50];[$optimize_tfidf_split6_level2.C50];[$optimize_tfidf_split7_level2.C50];[$optimize_tfidf_split8_level2.C50];[$optimize_tfidf_split9_level2.C50])" office:value-type="float" office:value="0.3376" calcext:value-type="float">
            <text:p>0.3376</text:p>
          </table:table-cell>
          <table:table-cell table:formula="of:=MIN([$optimize_tfidf_split0_level2.D50];[$optimize_tfidf_split1_level2.D50];[$optimize_tfidf_split2_level2.D50];[$optimize_tfidf_split3_level2.D50];[$optimize_tfidf_split4_level2.D50];[$optimize_tfidf_split5_level2.D50];[$optimize_tfidf_split6_level2.D50];[$optimize_tfidf_split7_level2.D50];[$optimize_tfidf_split8_level2.D50];[$optimize_tfidf_split9_level2.D50])" office:value-type="float" office:value="0.8197" calcext:value-type="float">
            <text:p>0.8197</text:p>
          </table:table-cell>
          <table:table-cell table:formula="of:=MIN([$optimize_tfidf_split0_level2.E50];[$optimize_tfidf_split1_level2.E50];[$optimize_tfidf_split2_level2.E50];[$optimize_tfidf_split3_level2.E50];[$optimize_tfidf_split4_level2.E50];[$optimize_tfidf_split5_level2.E50];[$optimize_tfidf_split6_level2.E50];[$optimize_tfidf_split7_level2.E50];[$optimize_tfidf_split8_level2.E50];[$optimize_tfidf_split9_level2.E50])" office:value-type="float" office:value="0.4675" calcext:value-type="float">
            <text:p>0.4675</text:p>
          </table:table-cell>
        </table:table-row>
        <table:table-row table:style-name="ro1">
          <table:table-cell table:formula="of:=MIN([$optimize_tfidf_split0_level2.A70];[$optimize_tfidf_split1_level2.A70];[$optimize_tfidf_split2_level2.A70];[$optimize_tfidf_split3_level2.A70];[$optimize_tfidf_split4_level2.A70];[$optimize_tfidf_split5_level2.A70];[$optimize_tfidf_split6_level2.A70];[$optimize_tfidf_split7_level2.A70];[$optimize_tfidf_split8_level2.A70];[$optimize_tfidf_split9_level2.A70])" office:value-type="float" office:value="4" calcext:value-type="float">
            <text:p>4</text:p>
          </table:table-cell>
          <table:table-cell table:formula="of:=MIN([$optimize_tfidf_split0_level2.B70];[$optimize_tfidf_split1_level2.B70];[$optimize_tfidf_split2_level2.B70];[$optimize_tfidf_split3_level2.B70];[$optimize_tfidf_split4_level2.B70];[$optimize_tfidf_split5_level2.B70];[$optimize_tfidf_split6_level2.B70];[$optimize_tfidf_split7_level2.B70];[$optimize_tfidf_split8_level2.B70];[$optimize_tfidf_split9_level2.B70])" office:value-type="float" office:value="0.4" calcext:value-type="float">
            <text:p>0.4</text:p>
          </table:table-cell>
          <table:table-cell table:formula="of:=MIN([$optimize_tfidf_split0_level2.C70];[$optimize_tfidf_split1_level2.C70];[$optimize_tfidf_split2_level2.C70];[$optimize_tfidf_split3_level2.C70];[$optimize_tfidf_split4_level2.C70];[$optimize_tfidf_split5_level2.C70];[$optimize_tfidf_split6_level2.C70];[$optimize_tfidf_split7_level2.C70];[$optimize_tfidf_split8_level2.C70];[$optimize_tfidf_split9_level2.C70])" office:value-type="float" office:value="0.2836" calcext:value-type="float">
            <text:p>0.2836</text:p>
          </table:table-cell>
          <table:table-cell table:formula="of:=MIN([$optimize_tfidf_split0_level2.D70];[$optimize_tfidf_split1_level2.D70];[$optimize_tfidf_split2_level2.D70];[$optimize_tfidf_split3_level2.D70];[$optimize_tfidf_split4_level2.D70];[$optimize_tfidf_split5_level2.D70];[$optimize_tfidf_split6_level2.D70];[$optimize_tfidf_split7_level2.D70];[$optimize_tfidf_split8_level2.D70];[$optimize_tfidf_split9_level2.D70])" office:value-type="float" office:value="0.9125" calcext:value-type="float">
            <text:p>0.9125</text:p>
          </table:table-cell>
          <table:table-cell table:formula="of:=MIN([$optimize_tfidf_split0_level2.E70];[$optimize_tfidf_split1_level2.E70];[$optimize_tfidf_split2_level2.E70];[$optimize_tfidf_split3_level2.E70];[$optimize_tfidf_split4_level2.E70];[$optimize_tfidf_split5_level2.E70];[$optimize_tfidf_split6_level2.E70];[$optimize_tfidf_split7_level2.E70];[$optimize_tfidf_split8_level2.E70];[$optimize_tfidf_split9_level2.E70])" office:value-type="float" office:value="0.4249" calcext:value-type="float">
            <text:p>0.4249</text:p>
          </table:table-cell>
        </table:table-row>
        <table:table-row table:style-name="ro1">
          <table:table-cell table:formula="of:=MIN([$optimize_tfidf_split0_level2.A90];[$optimize_tfidf_split1_level2.A90];[$optimize_tfidf_split2_level2.A90];[$optimize_tfidf_split3_level2.A90];[$optimize_tfidf_split4_level2.A90];[$optimize_tfidf_split5_level2.A90];[$optimize_tfidf_split6_level2.A90];[$optimize_tfidf_split7_level2.A90];[$optimize_tfidf_split8_level2.A90];[$optimize_tfidf_split9_level2.A90])" office:value-type="float" office:value="5" calcext:value-type="float">
            <text:p>5</text:p>
          </table:table-cell>
          <table:table-cell table:formula="of:=MIN([$optimize_tfidf_split0_level2.B90];[$optimize_tfidf_split1_level2.B90];[$optimize_tfidf_split2_level2.B90];[$optimize_tfidf_split3_level2.B90];[$optimize_tfidf_split4_level2.B90];[$optimize_tfidf_split5_level2.B90];[$optimize_tfidf_split6_level2.B90];[$optimize_tfidf_split7_level2.B90];[$optimize_tfidf_split8_level2.B90];[$optimize_tfidf_split9_level2.B90])" office:value-type="float" office:value="0.4" calcext:value-type="float">
            <text:p>0.4</text:p>
          </table:table-cell>
          <table:table-cell table:formula="of:=MIN([$optimize_tfidf_split0_level2.C90];[$optimize_tfidf_split1_level2.C90];[$optimize_tfidf_split2_level2.C90];[$optimize_tfidf_split3_level2.C90];[$optimize_tfidf_split4_level2.C90];[$optimize_tfidf_split5_level2.C90];[$optimize_tfidf_split6_level2.C90];[$optimize_tfidf_split7_level2.C90];[$optimize_tfidf_split8_level2.C90];[$optimize_tfidf_split9_level2.C90])" office:value-type="float" office:value="0.2332" calcext:value-type="float">
            <text:p>0.2332</text:p>
          </table:table-cell>
          <table:table-cell table:formula="of:=MIN([$optimize_tfidf_split0_level2.D90];[$optimize_tfidf_split1_level2.D90];[$optimize_tfidf_split2_level2.D90];[$optimize_tfidf_split3_level2.D90];[$optimize_tfidf_split4_level2.D90];[$optimize_tfidf_split5_level2.D90];[$optimize_tfidf_split6_level2.D90];[$optimize_tfidf_split7_level2.D90];[$optimize_tfidf_split8_level2.D90];[$optimize_tfidf_split9_level2.D90])" office:value-type="float" office:value="0.922" calcext:value-type="float">
            <text:p>0.922</text:p>
          </table:table-cell>
          <table:table-cell table:formula="of:=MIN([$optimize_tfidf_split0_level2.E90];[$optimize_tfidf_split1_level2.E90];[$optimize_tfidf_split2_level2.E90];[$optimize_tfidf_split3_level2.E90];[$optimize_tfidf_split4_level2.E90];[$optimize_tfidf_split5_level2.E90];[$optimize_tfidf_split6_level2.E90];[$optimize_tfidf_split7_level2.E90];[$optimize_tfidf_split8_level2.E90];[$optimize_tfidf_split9_level2.E9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110];[$optimize_tfidf_split1_level2.A110];[$optimize_tfidf_split2_level2.A110];[$optimize_tfidf_split3_level2.A110];[$optimize_tfidf_split4_level2.A110];[$optimize_tfidf_split5_level2.A110];[$optimize_tfidf_split6_level2.A110];[$optimize_tfidf_split7_level2.A110];[$optimize_tfidf_split8_level2.A110];[$optimize_tfidf_split9_level2.A110])" office:value-type="float" office:value="6" calcext:value-type="float">
            <text:p>6</text:p>
          </table:table-cell>
          <table:table-cell table:formula="of:=MIN([$optimize_tfidf_split0_level2.B110];[$optimize_tfidf_split1_level2.B110];[$optimize_tfidf_split2_level2.B110];[$optimize_tfidf_split3_level2.B110];[$optimize_tfidf_split4_level2.B110];[$optimize_tfidf_split5_level2.B110];[$optimize_tfidf_split6_level2.B110];[$optimize_tfidf_split7_level2.B110];[$optimize_tfidf_split8_level2.B110];[$optimize_tfidf_split9_level2.B110])" office:value-type="float" office:value="0.4" calcext:value-type="float">
            <text:p>0.4</text:p>
          </table:table-cell>
          <table:table-cell table:formula="of:=MIN([$optimize_tfidf_split0_level2.C110];[$optimize_tfidf_split1_level2.C110];[$optimize_tfidf_split2_level2.C110];[$optimize_tfidf_split3_level2.C110];[$optimize_tfidf_split4_level2.C110];[$optimize_tfidf_split5_level2.C110];[$optimize_tfidf_split6_level2.C110];[$optimize_tfidf_split7_level2.C110];[$optimize_tfidf_split8_level2.C110];[$optimize_tfidf_split9_level2.C110])" office:value-type="float" office:value="0.2332" calcext:value-type="float">
            <text:p>0.2332</text:p>
          </table:table-cell>
          <table:table-cell table:formula="of:=MIN([$optimize_tfidf_split0_level2.D110];[$optimize_tfidf_split1_level2.D110];[$optimize_tfidf_split2_level2.D110];[$optimize_tfidf_split3_level2.D110];[$optimize_tfidf_split4_level2.D110];[$optimize_tfidf_split5_level2.D110];[$optimize_tfidf_split6_level2.D110];[$optimize_tfidf_split7_level2.D110];[$optimize_tfidf_split8_level2.D110];[$optimize_tfidf_split9_level2.D110])" office:value-type="float" office:value="0.922" calcext:value-type="float">
            <text:p>0.922</text:p>
          </table:table-cell>
          <table:table-cell table:formula="of:=MIN([$optimize_tfidf_split0_level2.E110];[$optimize_tfidf_split1_level2.E110];[$optimize_tfidf_split2_level2.E110];[$optimize_tfidf_split3_level2.E110];[$optimize_tfidf_split4_level2.E110];[$optimize_tfidf_split5_level2.E110];[$optimize_tfidf_split6_level2.E110];[$optimize_tfidf_split7_level2.E110];[$optimize_tfidf_split8_level2.E110];[$optimize_tfidf_split9_level2.E11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130];[$optimize_tfidf_split1_level2.A130];[$optimize_tfidf_split2_level2.A130];[$optimize_tfidf_split3_level2.A130];[$optimize_tfidf_split4_level2.A130];[$optimize_tfidf_split5_level2.A130];[$optimize_tfidf_split6_level2.A130];[$optimize_tfidf_split7_level2.A130];[$optimize_tfidf_split8_level2.A130];[$optimize_tfidf_split9_level2.A130])" office:value-type="float" office:value="7" calcext:value-type="float">
            <text:p>7</text:p>
          </table:table-cell>
          <table:table-cell table:formula="of:=MIN([$optimize_tfidf_split0_level2.B130];[$optimize_tfidf_split1_level2.B130];[$optimize_tfidf_split2_level2.B130];[$optimize_tfidf_split3_level2.B130];[$optimize_tfidf_split4_level2.B130];[$optimize_tfidf_split5_level2.B130];[$optimize_tfidf_split6_level2.B130];[$optimize_tfidf_split7_level2.B130];[$optimize_tfidf_split8_level2.B130];[$optimize_tfidf_split9_level2.B130])" office:value-type="float" office:value="0.4" calcext:value-type="float">
            <text:p>0.4</text:p>
          </table:table-cell>
          <table:table-cell table:formula="of:=MIN([$optimize_tfidf_split0_level2.C130];[$optimize_tfidf_split1_level2.C130];[$optimize_tfidf_split2_level2.C130];[$optimize_tfidf_split3_level2.C130];[$optimize_tfidf_split4_level2.C130];[$optimize_tfidf_split5_level2.C130];[$optimize_tfidf_split6_level2.C130];[$optimize_tfidf_split7_level2.C130];[$optimize_tfidf_split8_level2.C130];[$optimize_tfidf_split9_level2.C130])" office:value-type="float" office:value="0.2332" calcext:value-type="float">
            <text:p>0.2332</text:p>
          </table:table-cell>
          <table:table-cell table:formula="of:=MIN([$optimize_tfidf_split0_level2.D130];[$optimize_tfidf_split1_level2.D130];[$optimize_tfidf_split2_level2.D130];[$optimize_tfidf_split3_level2.D130];[$optimize_tfidf_split4_level2.D130];[$optimize_tfidf_split5_level2.D130];[$optimize_tfidf_split6_level2.D130];[$optimize_tfidf_split7_level2.D130];[$optimize_tfidf_split8_level2.D130];[$optimize_tfidf_split9_level2.D130])" office:value-type="float" office:value="0.922" calcext:value-type="float">
            <text:p>0.922</text:p>
          </table:table-cell>
          <table:table-cell table:formula="of:=MIN([$optimize_tfidf_split0_level2.E130];[$optimize_tfidf_split1_level2.E130];[$optimize_tfidf_split2_level2.E130];[$optimize_tfidf_split3_level2.E130];[$optimize_tfidf_split4_level2.E130];[$optimize_tfidf_split5_level2.E130];[$optimize_tfidf_split6_level2.E130];[$optimize_tfidf_split7_level2.E130];[$optimize_tfidf_split8_level2.E130];[$optimize_tfidf_split9_level2.E13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150];[$optimize_tfidf_split1_level2.A150];[$optimize_tfidf_split2_level2.A150];[$optimize_tfidf_split3_level2.A150];[$optimize_tfidf_split4_level2.A150];[$optimize_tfidf_split5_level2.A150];[$optimize_tfidf_split6_level2.A150];[$optimize_tfidf_split7_level2.A150];[$optimize_tfidf_split8_level2.A150];[$optimize_tfidf_split9_level2.A150])" office:value-type="float" office:value="8" calcext:value-type="float">
            <text:p>8</text:p>
          </table:table-cell>
          <table:table-cell table:formula="of:=MIN([$optimize_tfidf_split0_level2.B150];[$optimize_tfidf_split1_level2.B150];[$optimize_tfidf_split2_level2.B150];[$optimize_tfidf_split3_level2.B150];[$optimize_tfidf_split4_level2.B150];[$optimize_tfidf_split5_level2.B150];[$optimize_tfidf_split6_level2.B150];[$optimize_tfidf_split7_level2.B150];[$optimize_tfidf_split8_level2.B150];[$optimize_tfidf_split9_level2.B150])" office:value-type="float" office:value="0.4" calcext:value-type="float">
            <text:p>0.4</text:p>
          </table:table-cell>
          <table:table-cell table:formula="of:=MIN([$optimize_tfidf_split0_level2.C150];[$optimize_tfidf_split1_level2.C150];[$optimize_tfidf_split2_level2.C150];[$optimize_tfidf_split3_level2.C150];[$optimize_tfidf_split4_level2.C150];[$optimize_tfidf_split5_level2.C150];[$optimize_tfidf_split6_level2.C150];[$optimize_tfidf_split7_level2.C150];[$optimize_tfidf_split8_level2.C150];[$optimize_tfidf_split9_level2.C150])" office:value-type="float" office:value="0.2332" calcext:value-type="float">
            <text:p>0.2332</text:p>
          </table:table-cell>
          <table:table-cell table:formula="of:=MIN([$optimize_tfidf_split0_level2.D150];[$optimize_tfidf_split1_level2.D150];[$optimize_tfidf_split2_level2.D150];[$optimize_tfidf_split3_level2.D150];[$optimize_tfidf_split4_level2.D150];[$optimize_tfidf_split5_level2.D150];[$optimize_tfidf_split6_level2.D150];[$optimize_tfidf_split7_level2.D150];[$optimize_tfidf_split8_level2.D150];[$optimize_tfidf_split9_level2.D150])" office:value-type="float" office:value="0.922" calcext:value-type="float">
            <text:p>0.922</text:p>
          </table:table-cell>
          <table:table-cell table:formula="of:=MIN([$optimize_tfidf_split0_level2.E150];[$optimize_tfidf_split1_level2.E150];[$optimize_tfidf_split2_level2.E150];[$optimize_tfidf_split3_level2.E150];[$optimize_tfidf_split4_level2.E150];[$optimize_tfidf_split5_level2.E150];[$optimize_tfidf_split6_level2.E150];[$optimize_tfidf_split7_level2.E150];[$optimize_tfidf_split8_level2.E150];[$optimize_tfidf_split9_level2.E15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170];[$optimize_tfidf_split1_level2.A170];[$optimize_tfidf_split2_level2.A170];[$optimize_tfidf_split3_level2.A170];[$optimize_tfidf_split4_level2.A170];[$optimize_tfidf_split5_level2.A170];[$optimize_tfidf_split6_level2.A170];[$optimize_tfidf_split7_level2.A170];[$optimize_tfidf_split8_level2.A170];[$optimize_tfidf_split9_level2.A170])" office:value-type="float" office:value="9" calcext:value-type="float">
            <text:p>9</text:p>
          </table:table-cell>
          <table:table-cell table:formula="of:=MIN([$optimize_tfidf_split0_level2.B170];[$optimize_tfidf_split1_level2.B170];[$optimize_tfidf_split2_level2.B170];[$optimize_tfidf_split3_level2.B170];[$optimize_tfidf_split4_level2.B170];[$optimize_tfidf_split5_level2.B170];[$optimize_tfidf_split6_level2.B170];[$optimize_tfidf_split7_level2.B170];[$optimize_tfidf_split8_level2.B170];[$optimize_tfidf_split9_level2.B170])" office:value-type="float" office:value="0.4" calcext:value-type="float">
            <text:p>0.4</text:p>
          </table:table-cell>
          <table:table-cell table:formula="of:=MIN([$optimize_tfidf_split0_level2.C170];[$optimize_tfidf_split1_level2.C170];[$optimize_tfidf_split2_level2.C170];[$optimize_tfidf_split3_level2.C170];[$optimize_tfidf_split4_level2.C170];[$optimize_tfidf_split5_level2.C170];[$optimize_tfidf_split6_level2.C170];[$optimize_tfidf_split7_level2.C170];[$optimize_tfidf_split8_level2.C170];[$optimize_tfidf_split9_level2.C170])" office:value-type="float" office:value="0.2332" calcext:value-type="float">
            <text:p>0.2332</text:p>
          </table:table-cell>
          <table:table-cell table:formula="of:=MIN([$optimize_tfidf_split0_level2.D170];[$optimize_tfidf_split1_level2.D170];[$optimize_tfidf_split2_level2.D170];[$optimize_tfidf_split3_level2.D170];[$optimize_tfidf_split4_level2.D170];[$optimize_tfidf_split5_level2.D170];[$optimize_tfidf_split6_level2.D170];[$optimize_tfidf_split7_level2.D170];[$optimize_tfidf_split8_level2.D170];[$optimize_tfidf_split9_level2.D170])" office:value-type="float" office:value="0.922" calcext:value-type="float">
            <text:p>0.922</text:p>
          </table:table-cell>
          <table:table-cell table:formula="of:=MIN([$optimize_tfidf_split0_level2.E170];[$optimize_tfidf_split1_level2.E170];[$optimize_tfidf_split2_level2.E170];[$optimize_tfidf_split3_level2.E170];[$optimize_tfidf_split4_level2.E170];[$optimize_tfidf_split5_level2.E170];[$optimize_tfidf_split6_level2.E170];[$optimize_tfidf_split7_level2.E170];[$optimize_tfidf_split8_level2.E170];[$optimize_tfidf_split9_level2.E17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190];[$optimize_tfidf_split1_level2.A190];[$optimize_tfidf_split2_level2.A190];[$optimize_tfidf_split3_level2.A190];[$optimize_tfidf_split4_level2.A190];[$optimize_tfidf_split5_level2.A190];[$optimize_tfidf_split6_level2.A190];[$optimize_tfidf_split7_level2.A190];[$optimize_tfidf_split8_level2.A190];[$optimize_tfidf_split9_level2.A190])" office:value-type="float" office:value="10" calcext:value-type="float">
            <text:p>10</text:p>
          </table:table-cell>
          <table:table-cell table:formula="of:=MIN([$optimize_tfidf_split0_level2.B190];[$optimize_tfidf_split1_level2.B190];[$optimize_tfidf_split2_level2.B190];[$optimize_tfidf_split3_level2.B190];[$optimize_tfidf_split4_level2.B190];[$optimize_tfidf_split5_level2.B190];[$optimize_tfidf_split6_level2.B190];[$optimize_tfidf_split7_level2.B190];[$optimize_tfidf_split8_level2.B190];[$optimize_tfidf_split9_level2.B190])" office:value-type="float" office:value="0.4" calcext:value-type="float">
            <text:p>0.4</text:p>
          </table:table-cell>
          <table:table-cell table:formula="of:=MIN([$optimize_tfidf_split0_level2.C190];[$optimize_tfidf_split1_level2.C190];[$optimize_tfidf_split2_level2.C190];[$optimize_tfidf_split3_level2.C190];[$optimize_tfidf_split4_level2.C190];[$optimize_tfidf_split5_level2.C190];[$optimize_tfidf_split6_level2.C190];[$optimize_tfidf_split7_level2.C190];[$optimize_tfidf_split8_level2.C190];[$optimize_tfidf_split9_level2.C190])" office:value-type="float" office:value="0.2332" calcext:value-type="float">
            <text:p>0.2332</text:p>
          </table:table-cell>
          <table:table-cell table:formula="of:=MIN([$optimize_tfidf_split0_level2.D190];[$optimize_tfidf_split1_level2.D190];[$optimize_tfidf_split2_level2.D190];[$optimize_tfidf_split3_level2.D190];[$optimize_tfidf_split4_level2.D190];[$optimize_tfidf_split5_level2.D190];[$optimize_tfidf_split6_level2.D190];[$optimize_tfidf_split7_level2.D190];[$optimize_tfidf_split8_level2.D190];[$optimize_tfidf_split9_level2.D190])" office:value-type="float" office:value="0.922" calcext:value-type="float">
            <text:p>0.922</text:p>
          </table:table-cell>
          <table:table-cell table:formula="of:=MIN([$optimize_tfidf_split0_level2.E190];[$optimize_tfidf_split1_level2.E190];[$optimize_tfidf_split2_level2.E190];[$optimize_tfidf_split3_level2.E190];[$optimize_tfidf_split4_level2.E190];[$optimize_tfidf_split5_level2.E190];[$optimize_tfidf_split6_level2.E190];[$optimize_tfidf_split7_level2.E190];[$optimize_tfidf_split8_level2.E190];[$optimize_tfidf_split9_level2.E19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210];[$optimize_tfidf_split1_level2.A210];[$optimize_tfidf_split2_level2.A210];[$optimize_tfidf_split3_level2.A210];[$optimize_tfidf_split4_level2.A210];[$optimize_tfidf_split5_level2.A210];[$optimize_tfidf_split6_level2.A210];[$optimize_tfidf_split7_level2.A210];[$optimize_tfidf_split8_level2.A210];[$optimize_tfidf_split9_level2.A210])" office:value-type="float" office:value="11" calcext:value-type="float">
            <text:p>11</text:p>
          </table:table-cell>
          <table:table-cell table:formula="of:=MIN([$optimize_tfidf_split0_level2.B210];[$optimize_tfidf_split1_level2.B210];[$optimize_tfidf_split2_level2.B210];[$optimize_tfidf_split3_level2.B210];[$optimize_tfidf_split4_level2.B210];[$optimize_tfidf_split5_level2.B210];[$optimize_tfidf_split6_level2.B210];[$optimize_tfidf_split7_level2.B210];[$optimize_tfidf_split8_level2.B210];[$optimize_tfidf_split9_level2.B210])" office:value-type="float" office:value="0.4" calcext:value-type="float">
            <text:p>0.4</text:p>
          </table:table-cell>
          <table:table-cell table:formula="of:=MIN([$optimize_tfidf_split0_level2.C210];[$optimize_tfidf_split1_level2.C210];[$optimize_tfidf_split2_level2.C210];[$optimize_tfidf_split3_level2.C210];[$optimize_tfidf_split4_level2.C210];[$optimize_tfidf_split5_level2.C210];[$optimize_tfidf_split6_level2.C210];[$optimize_tfidf_split7_level2.C210];[$optimize_tfidf_split8_level2.C210];[$optimize_tfidf_split9_level2.C210])" office:value-type="float" office:value="0.2332" calcext:value-type="float">
            <text:p>0.2332</text:p>
          </table:table-cell>
          <table:table-cell table:formula="of:=MIN([$optimize_tfidf_split0_level2.D210];[$optimize_tfidf_split1_level2.D210];[$optimize_tfidf_split2_level2.D210];[$optimize_tfidf_split3_level2.D210];[$optimize_tfidf_split4_level2.D210];[$optimize_tfidf_split5_level2.D210];[$optimize_tfidf_split6_level2.D210];[$optimize_tfidf_split7_level2.D210];[$optimize_tfidf_split8_level2.D210];[$optimize_tfidf_split9_level2.D210])" office:value-type="float" office:value="0.922" calcext:value-type="float">
            <text:p>0.922</text:p>
          </table:table-cell>
          <table:table-cell table:formula="of:=MIN([$optimize_tfidf_split0_level2.E210];[$optimize_tfidf_split1_level2.E210];[$optimize_tfidf_split2_level2.E210];[$optimize_tfidf_split3_level2.E210];[$optimize_tfidf_split4_level2.E210];[$optimize_tfidf_split5_level2.E210];[$optimize_tfidf_split6_level2.E210];[$optimize_tfidf_split7_level2.E210];[$optimize_tfidf_split8_level2.E210];[$optimize_tfidf_split9_level2.E21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230];[$optimize_tfidf_split1_level2.A230];[$optimize_tfidf_split2_level2.A230];[$optimize_tfidf_split3_level2.A230];[$optimize_tfidf_split4_level2.A230];[$optimize_tfidf_split5_level2.A230];[$optimize_tfidf_split6_level2.A230];[$optimize_tfidf_split7_level2.A230];[$optimize_tfidf_split8_level2.A230];[$optimize_tfidf_split9_level2.A230])" office:value-type="float" office:value="12" calcext:value-type="float">
            <text:p>12</text:p>
          </table:table-cell>
          <table:table-cell table:formula="of:=MIN([$optimize_tfidf_split0_level2.B230];[$optimize_tfidf_split1_level2.B230];[$optimize_tfidf_split2_level2.B230];[$optimize_tfidf_split3_level2.B230];[$optimize_tfidf_split4_level2.B230];[$optimize_tfidf_split5_level2.B230];[$optimize_tfidf_split6_level2.B230];[$optimize_tfidf_split7_level2.B230];[$optimize_tfidf_split8_level2.B230];[$optimize_tfidf_split9_level2.B230])" office:value-type="float" office:value="0.4" calcext:value-type="float">
            <text:p>0.4</text:p>
          </table:table-cell>
          <table:table-cell table:formula="of:=MIN([$optimize_tfidf_split0_level2.C230];[$optimize_tfidf_split1_level2.C230];[$optimize_tfidf_split2_level2.C230];[$optimize_tfidf_split3_level2.C230];[$optimize_tfidf_split4_level2.C230];[$optimize_tfidf_split5_level2.C230];[$optimize_tfidf_split6_level2.C230];[$optimize_tfidf_split7_level2.C230];[$optimize_tfidf_split8_level2.C230];[$optimize_tfidf_split9_level2.C230])" office:value-type="float" office:value="0.2332" calcext:value-type="float">
            <text:p>0.2332</text:p>
          </table:table-cell>
          <table:table-cell table:formula="of:=MIN([$optimize_tfidf_split0_level2.D230];[$optimize_tfidf_split1_level2.D230];[$optimize_tfidf_split2_level2.D230];[$optimize_tfidf_split3_level2.D230];[$optimize_tfidf_split4_level2.D230];[$optimize_tfidf_split5_level2.D230];[$optimize_tfidf_split6_level2.D230];[$optimize_tfidf_split7_level2.D230];[$optimize_tfidf_split8_level2.D230];[$optimize_tfidf_split9_level2.D230])" office:value-type="float" office:value="0.922" calcext:value-type="float">
            <text:p>0.922</text:p>
          </table:table-cell>
          <table:table-cell table:formula="of:=MIN([$optimize_tfidf_split0_level2.E230];[$optimize_tfidf_split1_level2.E230];[$optimize_tfidf_split2_level2.E230];[$optimize_tfidf_split3_level2.E230];[$optimize_tfidf_split4_level2.E230];[$optimize_tfidf_split5_level2.E230];[$optimize_tfidf_split6_level2.E230];[$optimize_tfidf_split7_level2.E230];[$optimize_tfidf_split8_level2.E230];[$optimize_tfidf_split9_level2.E23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250];[$optimize_tfidf_split1_level2.A250];[$optimize_tfidf_split2_level2.A250];[$optimize_tfidf_split3_level2.A250];[$optimize_tfidf_split4_level2.A250];[$optimize_tfidf_split5_level2.A250];[$optimize_tfidf_split6_level2.A250];[$optimize_tfidf_split7_level2.A250];[$optimize_tfidf_split8_level2.A250];[$optimize_tfidf_split9_level2.A250])" office:value-type="float" office:value="13" calcext:value-type="float">
            <text:p>13</text:p>
          </table:table-cell>
          <table:table-cell table:formula="of:=MIN([$optimize_tfidf_split0_level2.B250];[$optimize_tfidf_split1_level2.B250];[$optimize_tfidf_split2_level2.B250];[$optimize_tfidf_split3_level2.B250];[$optimize_tfidf_split4_level2.B250];[$optimize_tfidf_split5_level2.B250];[$optimize_tfidf_split6_level2.B250];[$optimize_tfidf_split7_level2.B250];[$optimize_tfidf_split8_level2.B250];[$optimize_tfidf_split9_level2.B250])" office:value-type="float" office:value="0.4" calcext:value-type="float">
            <text:p>0.4</text:p>
          </table:table-cell>
          <table:table-cell table:formula="of:=MIN([$optimize_tfidf_split0_level2.C250];[$optimize_tfidf_split1_level2.C250];[$optimize_tfidf_split2_level2.C250];[$optimize_tfidf_split3_level2.C250];[$optimize_tfidf_split4_level2.C250];[$optimize_tfidf_split5_level2.C250];[$optimize_tfidf_split6_level2.C250];[$optimize_tfidf_split7_level2.C250];[$optimize_tfidf_split8_level2.C250];[$optimize_tfidf_split9_level2.C250])" office:value-type="float" office:value="0.2332" calcext:value-type="float">
            <text:p>0.2332</text:p>
          </table:table-cell>
          <table:table-cell table:formula="of:=MIN([$optimize_tfidf_split0_level2.D250];[$optimize_tfidf_split1_level2.D250];[$optimize_tfidf_split2_level2.D250];[$optimize_tfidf_split3_level2.D250];[$optimize_tfidf_split4_level2.D250];[$optimize_tfidf_split5_level2.D250];[$optimize_tfidf_split6_level2.D250];[$optimize_tfidf_split7_level2.D250];[$optimize_tfidf_split8_level2.D250];[$optimize_tfidf_split9_level2.D250])" office:value-type="float" office:value="0.922" calcext:value-type="float">
            <text:p>0.922</text:p>
          </table:table-cell>
          <table:table-cell table:formula="of:=MIN([$optimize_tfidf_split0_level2.E250];[$optimize_tfidf_split1_level2.E250];[$optimize_tfidf_split2_level2.E250];[$optimize_tfidf_split3_level2.E250];[$optimize_tfidf_split4_level2.E250];[$optimize_tfidf_split5_level2.E250];[$optimize_tfidf_split6_level2.E250];[$optimize_tfidf_split7_level2.E250];[$optimize_tfidf_split8_level2.E250];[$optimize_tfidf_split9_level2.E25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270];[$optimize_tfidf_split1_level2.A270];[$optimize_tfidf_split2_level2.A270];[$optimize_tfidf_split3_level2.A270];[$optimize_tfidf_split4_level2.A270];[$optimize_tfidf_split5_level2.A270];[$optimize_tfidf_split6_level2.A270];[$optimize_tfidf_split7_level2.A270];[$optimize_tfidf_split8_level2.A270];[$optimize_tfidf_split9_level2.A270])" office:value-type="float" office:value="14" calcext:value-type="float">
            <text:p>14</text:p>
          </table:table-cell>
          <table:table-cell table:formula="of:=MIN([$optimize_tfidf_split0_level2.B270];[$optimize_tfidf_split1_level2.B270];[$optimize_tfidf_split2_level2.B270];[$optimize_tfidf_split3_level2.B270];[$optimize_tfidf_split4_level2.B270];[$optimize_tfidf_split5_level2.B270];[$optimize_tfidf_split6_level2.B270];[$optimize_tfidf_split7_level2.B270];[$optimize_tfidf_split8_level2.B270];[$optimize_tfidf_split9_level2.B270])" office:value-type="float" office:value="0.4" calcext:value-type="float">
            <text:p>0.4</text:p>
          </table:table-cell>
          <table:table-cell table:formula="of:=MIN([$optimize_tfidf_split0_level2.C270];[$optimize_tfidf_split1_level2.C270];[$optimize_tfidf_split2_level2.C270];[$optimize_tfidf_split3_level2.C270];[$optimize_tfidf_split4_level2.C270];[$optimize_tfidf_split5_level2.C270];[$optimize_tfidf_split6_level2.C270];[$optimize_tfidf_split7_level2.C270];[$optimize_tfidf_split8_level2.C270];[$optimize_tfidf_split9_level2.C270])" office:value-type="float" office:value="0.2332" calcext:value-type="float">
            <text:p>0.2332</text:p>
          </table:table-cell>
          <table:table-cell table:formula="of:=MIN([$optimize_tfidf_split0_level2.D270];[$optimize_tfidf_split1_level2.D270];[$optimize_tfidf_split2_level2.D270];[$optimize_tfidf_split3_level2.D270];[$optimize_tfidf_split4_level2.D270];[$optimize_tfidf_split5_level2.D270];[$optimize_tfidf_split6_level2.D270];[$optimize_tfidf_split7_level2.D270];[$optimize_tfidf_split8_level2.D270];[$optimize_tfidf_split9_level2.D270])" office:value-type="float" office:value="0.922" calcext:value-type="float">
            <text:p>0.922</text:p>
          </table:table-cell>
          <table:table-cell table:formula="of:=MIN([$optimize_tfidf_split0_level2.E270];[$optimize_tfidf_split1_level2.E270];[$optimize_tfidf_split2_level2.E270];[$optimize_tfidf_split3_level2.E270];[$optimize_tfidf_split4_level2.E270];[$optimize_tfidf_split5_level2.E270];[$optimize_tfidf_split6_level2.E270];[$optimize_tfidf_split7_level2.E270];[$optimize_tfidf_split8_level2.E270];[$optimize_tfidf_split9_level2.E27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290];[$optimize_tfidf_split1_level2.A290];[$optimize_tfidf_split2_level2.A290];[$optimize_tfidf_split3_level2.A290];[$optimize_tfidf_split4_level2.A290];[$optimize_tfidf_split5_level2.A290];[$optimize_tfidf_split6_level2.A290];[$optimize_tfidf_split7_level2.A290];[$optimize_tfidf_split8_level2.A290];[$optimize_tfidf_split9_level2.A290])" office:value-type="float" office:value="15" calcext:value-type="float">
            <text:p>15</text:p>
          </table:table-cell>
          <table:table-cell table:formula="of:=MIN([$optimize_tfidf_split0_level2.B290];[$optimize_tfidf_split1_level2.B290];[$optimize_tfidf_split2_level2.B290];[$optimize_tfidf_split3_level2.B290];[$optimize_tfidf_split4_level2.B290];[$optimize_tfidf_split5_level2.B290];[$optimize_tfidf_split6_level2.B290];[$optimize_tfidf_split7_level2.B290];[$optimize_tfidf_split8_level2.B290];[$optimize_tfidf_split9_level2.B290])" office:value-type="float" office:value="0.4" calcext:value-type="float">
            <text:p>0.4</text:p>
          </table:table-cell>
          <table:table-cell table:formula="of:=MIN([$optimize_tfidf_split0_level2.C290];[$optimize_tfidf_split1_level2.C290];[$optimize_tfidf_split2_level2.C290];[$optimize_tfidf_split3_level2.C290];[$optimize_tfidf_split4_level2.C290];[$optimize_tfidf_split5_level2.C290];[$optimize_tfidf_split6_level2.C290];[$optimize_tfidf_split7_level2.C290];[$optimize_tfidf_split8_level2.C290];[$optimize_tfidf_split9_level2.C290])" office:value-type="float" office:value="0.2332" calcext:value-type="float">
            <text:p>0.2332</text:p>
          </table:table-cell>
          <table:table-cell table:formula="of:=MIN([$optimize_tfidf_split0_level2.D290];[$optimize_tfidf_split1_level2.D290];[$optimize_tfidf_split2_level2.D290];[$optimize_tfidf_split3_level2.D290];[$optimize_tfidf_split4_level2.D290];[$optimize_tfidf_split5_level2.D290];[$optimize_tfidf_split6_level2.D290];[$optimize_tfidf_split7_level2.D290];[$optimize_tfidf_split8_level2.D290];[$optimize_tfidf_split9_level2.D290])" office:value-type="float" office:value="0.922" calcext:value-type="float">
            <text:p>0.922</text:p>
          </table:table-cell>
          <table:table-cell table:formula="of:=MIN([$optimize_tfidf_split0_level2.E290];[$optimize_tfidf_split1_level2.E290];[$optimize_tfidf_split2_level2.E290];[$optimize_tfidf_split3_level2.E290];[$optimize_tfidf_split4_level2.E290];[$optimize_tfidf_split5_level2.E290];[$optimize_tfidf_split6_level2.E290];[$optimize_tfidf_split7_level2.E290];[$optimize_tfidf_split8_level2.E290];[$optimize_tfidf_split9_level2.E290])" office:value-type="float" office:value="0.3656" calcext:value-type="float">
            <text:p>0.3656</text:p>
          </table:table-cell>
        </table:table-row>
        <table:table-row table:style-name="ro1">
          <table:table-cell table:formula="of:=MIN([$optimize_tfidf_split0_level2.A11];[$optimize_tfidf_split1_level2.A11];[$optimize_tfidf_split2_level2.A11];[$optimize_tfidf_split3_level2.A11];[$optimize_tfidf_split4_level2.A11];[$optimize_tfidf_split5_level2.A11];[$optimize_tfidf_split6_level2.A11];[$optimize_tfidf_split7_level2.A11];[$optimize_tfidf_split8_level2.A11];[$optimize_tfidf_split9_level2.A11])" office:value-type="float" office:value="1" calcext:value-type="float">
            <text:p>1</text:p>
          </table:table-cell>
          <table:table-cell table:formula="of:=MIN([$optimize_tfidf_split0_level2.B11];[$optimize_tfidf_split1_level2.B11];[$optimize_tfidf_split2_level2.B11];[$optimize_tfidf_split3_level2.B11];[$optimize_tfidf_split4_level2.B11];[$optimize_tfidf_split5_level2.B11];[$optimize_tfidf_split6_level2.B11];[$optimize_tfidf_split7_level2.B11];[$optimize_tfidf_split8_level2.B11];[$optimize_tfidf_split9_level2.B11])" office:value-type="float" office:value="0.45" calcext:value-type="float">
            <text:p>0.45</text:p>
          </table:table-cell>
          <table:table-cell table:formula="of:=MIN([$optimize_tfidf_split0_level2.C11];[$optimize_tfidf_split1_level2.C11];[$optimize_tfidf_split2_level2.C11];[$optimize_tfidf_split3_level2.C11];[$optimize_tfidf_split4_level2.C11];[$optimize_tfidf_split5_level2.C11];[$optimize_tfidf_split6_level2.C11];[$optimize_tfidf_split7_level2.C11];[$optimize_tfidf_split8_level2.C11];[$optimize_tfidf_split9_level2.C11])" office:value-type="float" office:value="0.4081" calcext:value-type="float">
            <text:p>0.4081</text:p>
          </table:table-cell>
          <table:table-cell table:formula="of:=MIN([$optimize_tfidf_split0_level2.D11];[$optimize_tfidf_split1_level2.D11];[$optimize_tfidf_split2_level2.D11];[$optimize_tfidf_split3_level2.D11];[$optimize_tfidf_split4_level2.D11];[$optimize_tfidf_split5_level2.D11];[$optimize_tfidf_split6_level2.D11];[$optimize_tfidf_split7_level2.D11];[$optimize_tfidf_split8_level2.D11];[$optimize_tfidf_split9_level2.D11])" office:value-type="float" office:value="0.3275" calcext:value-type="float">
            <text:p>0.3275</text:p>
          </table:table-cell>
          <table:table-cell table:formula="of:=MIN([$optimize_tfidf_split0_level2.E11];[$optimize_tfidf_split1_level2.E11];[$optimize_tfidf_split2_level2.E11];[$optimize_tfidf_split3_level2.E11];[$optimize_tfidf_split4_level2.E11];[$optimize_tfidf_split5_level2.E11];[$optimize_tfidf_split6_level2.E11];[$optimize_tfidf_split7_level2.E11];[$optimize_tfidf_split8_level2.E11];[$optimize_tfidf_split9_level2.E11])" office:value-type="float" office:value="0.3543" calcext:value-type="float">
            <text:p>0.3543</text:p>
          </table:table-cell>
        </table:table-row>
        <table:table-row table:style-name="ro1">
          <table:table-cell table:formula="of:=MIN([$optimize_tfidf_split0_level2.A31];[$optimize_tfidf_split1_level2.A31];[$optimize_tfidf_split2_level2.A31];[$optimize_tfidf_split3_level2.A31];[$optimize_tfidf_split4_level2.A31];[$optimize_tfidf_split5_level2.A31];[$optimize_tfidf_split6_level2.A31];[$optimize_tfidf_split7_level2.A31];[$optimize_tfidf_split8_level2.A31];[$optimize_tfidf_split9_level2.A31])" office:value-type="float" office:value="2" calcext:value-type="float">
            <text:p>2</text:p>
          </table:table-cell>
          <table:table-cell table:formula="of:=MIN([$optimize_tfidf_split0_level2.B31];[$optimize_tfidf_split1_level2.B31];[$optimize_tfidf_split2_level2.B31];[$optimize_tfidf_split3_level2.B31];[$optimize_tfidf_split4_level2.B31];[$optimize_tfidf_split5_level2.B31];[$optimize_tfidf_split6_level2.B31];[$optimize_tfidf_split7_level2.B31];[$optimize_tfidf_split8_level2.B31];[$optimize_tfidf_split9_level2.B31])" office:value-type="float" office:value="0.45" calcext:value-type="float">
            <text:p>0.45</text:p>
          </table:table-cell>
          <table:table-cell table:formula="of:=MIN([$optimize_tfidf_split0_level2.C31];[$optimize_tfidf_split1_level2.C31];[$optimize_tfidf_split2_level2.C31];[$optimize_tfidf_split3_level2.C31];[$optimize_tfidf_split4_level2.C31];[$optimize_tfidf_split5_level2.C31];[$optimize_tfidf_split6_level2.C31];[$optimize_tfidf_split7_level2.C31];[$optimize_tfidf_split8_level2.C31];[$optimize_tfidf_split9_level2.C31])" office:value-type="float" office:value="0.3987" calcext:value-type="float">
            <text:p>0.3987</text:p>
          </table:table-cell>
          <table:table-cell table:formula="of:=MIN([$optimize_tfidf_split0_level2.D31];[$optimize_tfidf_split1_level2.D31];[$optimize_tfidf_split2_level2.D31];[$optimize_tfidf_split3_level2.D31];[$optimize_tfidf_split4_level2.D31];[$optimize_tfidf_split5_level2.D31];[$optimize_tfidf_split6_level2.D31];[$optimize_tfidf_split7_level2.D31];[$optimize_tfidf_split8_level2.D31];[$optimize_tfidf_split9_level2.D31])" office:value-type="float" office:value="0.65" calcext:value-type="float">
            <text:p>0.65</text:p>
          </table:table-cell>
          <table:table-cell table:formula="of:=MIN([$optimize_tfidf_split0_level2.E31];[$optimize_tfidf_split1_level2.E31];[$optimize_tfidf_split2_level2.E31];[$optimize_tfidf_split3_level2.E31];[$optimize_tfidf_split4_level2.E31];[$optimize_tfidf_split5_level2.E31];[$optimize_tfidf_split6_level2.E31];[$optimize_tfidf_split7_level2.E31];[$optimize_tfidf_split8_level2.E31];[$optimize_tfidf_split9_level2.E31])" office:value-type="float" office:value="0.4825" calcext:value-type="float">
            <text:p>0.4825</text:p>
          </table:table-cell>
        </table:table-row>
        <table:table-row table:style-name="ro1">
          <table:table-cell table:formula="of:=MIN([$optimize_tfidf_split0_level2.A51];[$optimize_tfidf_split1_level2.A51];[$optimize_tfidf_split2_level2.A51];[$optimize_tfidf_split3_level2.A51];[$optimize_tfidf_split4_level2.A51];[$optimize_tfidf_split5_level2.A51];[$optimize_tfidf_split6_level2.A51];[$optimize_tfidf_split7_level2.A51];[$optimize_tfidf_split8_level2.A51];[$optimize_tfidf_split9_level2.A51])" office:value-type="float" office:value="3" calcext:value-type="float">
            <text:p>3</text:p>
          </table:table-cell>
          <table:table-cell table:formula="of:=MIN([$optimize_tfidf_split0_level2.B51];[$optimize_tfidf_split1_level2.B51];[$optimize_tfidf_split2_level2.B51];[$optimize_tfidf_split3_level2.B51];[$optimize_tfidf_split4_level2.B51];[$optimize_tfidf_split5_level2.B51];[$optimize_tfidf_split6_level2.B51];[$optimize_tfidf_split7_level2.B51];[$optimize_tfidf_split8_level2.B51];[$optimize_tfidf_split9_level2.B51])" office:value-type="float" office:value="0.45" calcext:value-type="float">
            <text:p>0.45</text:p>
          </table:table-cell>
          <table:table-cell table:formula="of:=MIN([$optimize_tfidf_split0_level2.C51];[$optimize_tfidf_split1_level2.C51];[$optimize_tfidf_split2_level2.C51];[$optimize_tfidf_split3_level2.C51];[$optimize_tfidf_split4_level2.C51];[$optimize_tfidf_split5_level2.C51];[$optimize_tfidf_split6_level2.C51];[$optimize_tfidf_split7_level2.C51];[$optimize_tfidf_split8_level2.C51];[$optimize_tfidf_split9_level2.C51])" office:value-type="float" office:value="0.3355" calcext:value-type="float">
            <text:p>0.3355</text:p>
          </table:table-cell>
          <table:table-cell table:formula="of:=MIN([$optimize_tfidf_split0_level2.D51];[$optimize_tfidf_split1_level2.D51];[$optimize_tfidf_split2_level2.D51];[$optimize_tfidf_split3_level2.D51];[$optimize_tfidf_split4_level2.D51];[$optimize_tfidf_split5_level2.D51];[$optimize_tfidf_split6_level2.D51];[$optimize_tfidf_split7_level2.D51];[$optimize_tfidf_split8_level2.D51];[$optimize_tfidf_split9_level2.D51])" office:value-type="float" office:value="0.7925" calcext:value-type="float">
            <text:p>0.7925</text:p>
          </table:table-cell>
          <table:table-cell table:formula="of:=MIN([$optimize_tfidf_split0_level2.E51];[$optimize_tfidf_split1_level2.E51];[$optimize_tfidf_split2_level2.E51];[$optimize_tfidf_split3_level2.E51];[$optimize_tfidf_split4_level2.E51];[$optimize_tfidf_split5_level2.E51];[$optimize_tfidf_split6_level2.E51];[$optimize_tfidf_split7_level2.E51];[$optimize_tfidf_split8_level2.E51];[$optimize_tfidf_split9_level2.E51])" office:value-type="float" office:value="0.4582" calcext:value-type="float">
            <text:p>0.4582</text:p>
          </table:table-cell>
        </table:table-row>
        <table:table-row table:style-name="ro1">
          <table:table-cell table:formula="of:=MIN([$optimize_tfidf_split0_level2.A71];[$optimize_tfidf_split1_level2.A71];[$optimize_tfidf_split2_level2.A71];[$optimize_tfidf_split3_level2.A71];[$optimize_tfidf_split4_level2.A71];[$optimize_tfidf_split5_level2.A71];[$optimize_tfidf_split6_level2.A71];[$optimize_tfidf_split7_level2.A71];[$optimize_tfidf_split8_level2.A71];[$optimize_tfidf_split9_level2.A71])" office:value-type="float" office:value="4" calcext:value-type="float">
            <text:p>4</text:p>
          </table:table-cell>
          <table:table-cell table:formula="of:=MIN([$optimize_tfidf_split0_level2.B71];[$optimize_tfidf_split1_level2.B71];[$optimize_tfidf_split2_level2.B71];[$optimize_tfidf_split3_level2.B71];[$optimize_tfidf_split4_level2.B71];[$optimize_tfidf_split5_level2.B71];[$optimize_tfidf_split6_level2.B71];[$optimize_tfidf_split7_level2.B71];[$optimize_tfidf_split8_level2.B71];[$optimize_tfidf_split9_level2.B71])" office:value-type="float" office:value="0.45" calcext:value-type="float">
            <text:p>0.45</text:p>
          </table:table-cell>
          <table:table-cell table:formula="of:=MIN([$optimize_tfidf_split0_level2.C71];[$optimize_tfidf_split1_level2.C71];[$optimize_tfidf_split2_level2.C71];[$optimize_tfidf_split3_level2.C71];[$optimize_tfidf_split4_level2.C71];[$optimize_tfidf_split5_level2.C71];[$optimize_tfidf_split6_level2.C71];[$optimize_tfidf_split7_level2.C71];[$optimize_tfidf_split8_level2.C71];[$optimize_tfidf_split9_level2.C71])" office:value-type="float" office:value="0.2785" calcext:value-type="float">
            <text:p>0.2785</text:p>
          </table:table-cell>
          <table:table-cell table:formula="of:=MIN([$optimize_tfidf_split0_level2.D71];[$optimize_tfidf_split1_level2.D71];[$optimize_tfidf_split2_level2.D71];[$optimize_tfidf_split3_level2.D71];[$optimize_tfidf_split4_level2.D71];[$optimize_tfidf_split5_level2.D71];[$optimize_tfidf_split6_level2.D71];[$optimize_tfidf_split7_level2.D71];[$optimize_tfidf_split8_level2.D71];[$optimize_tfidf_split9_level2.D71])" office:value-type="float" office:value="0.8786" calcext:value-type="float">
            <text:p>0.8786</text:p>
          </table:table-cell>
          <table:table-cell table:formula="of:=MIN([$optimize_tfidf_split0_level2.E71];[$optimize_tfidf_split1_level2.E71];[$optimize_tfidf_split2_level2.E71];[$optimize_tfidf_split3_level2.E71];[$optimize_tfidf_split4_level2.E71];[$optimize_tfidf_split5_level2.E71];[$optimize_tfidf_split6_level2.E71];[$optimize_tfidf_split7_level2.E71];[$optimize_tfidf_split8_level2.E71];[$optimize_tfidf_split9_level2.E71])" office:value-type="float" office:value="0.4131" calcext:value-type="float">
            <text:p>0.4131</text:p>
          </table:table-cell>
        </table:table-row>
        <table:table-row table:style-name="ro1">
          <table:table-cell table:formula="of:=MIN([$optimize_tfidf_split0_level2.A91];[$optimize_tfidf_split1_level2.A91];[$optimize_tfidf_split2_level2.A91];[$optimize_tfidf_split3_level2.A91];[$optimize_tfidf_split4_level2.A91];[$optimize_tfidf_split5_level2.A91];[$optimize_tfidf_split6_level2.A91];[$optimize_tfidf_split7_level2.A91];[$optimize_tfidf_split8_level2.A91];[$optimize_tfidf_split9_level2.A91])" office:value-type="float" office:value="5" calcext:value-type="float">
            <text:p>5</text:p>
          </table:table-cell>
          <table:table-cell table:formula="of:=MIN([$optimize_tfidf_split0_level2.B91];[$optimize_tfidf_split1_level2.B91];[$optimize_tfidf_split2_level2.B91];[$optimize_tfidf_split3_level2.B91];[$optimize_tfidf_split4_level2.B91];[$optimize_tfidf_split5_level2.B91];[$optimize_tfidf_split6_level2.B91];[$optimize_tfidf_split7_level2.B91];[$optimize_tfidf_split8_level2.B91];[$optimize_tfidf_split9_level2.B91])" office:value-type="float" office:value="0.45" calcext:value-type="float">
            <text:p>0.45</text:p>
          </table:table-cell>
          <table:table-cell table:formula="of:=MIN([$optimize_tfidf_split0_level2.C91];[$optimize_tfidf_split1_level2.C91];[$optimize_tfidf_split2_level2.C91];[$optimize_tfidf_split3_level2.C91];[$optimize_tfidf_split4_level2.C91];[$optimize_tfidf_split5_level2.C91];[$optimize_tfidf_split6_level2.C91];[$optimize_tfidf_split7_level2.C91];[$optimize_tfidf_split8_level2.C91];[$optimize_tfidf_split9_level2.C91])" office:value-type="float" office:value="0.2317" calcext:value-type="float">
            <text:p>0.2317</text:p>
          </table:table-cell>
          <table:table-cell table:formula="of:=MIN([$optimize_tfidf_split0_level2.D91];[$optimize_tfidf_split1_level2.D91];[$optimize_tfidf_split2_level2.D91];[$optimize_tfidf_split3_level2.D91];[$optimize_tfidf_split4_level2.D91];[$optimize_tfidf_split5_level2.D91];[$optimize_tfidf_split6_level2.D91];[$optimize_tfidf_split7_level2.D91];[$optimize_tfidf_split8_level2.D91];[$optimize_tfidf_split9_level2.D91])" office:value-type="float" office:value="0.8817" calcext:value-type="float">
            <text:p>0.8817</text:p>
          </table:table-cell>
          <table:table-cell table:formula="of:=MIN([$optimize_tfidf_split0_level2.E91];[$optimize_tfidf_split1_level2.E91];[$optimize_tfidf_split2_level2.E91];[$optimize_tfidf_split3_level2.E91];[$optimize_tfidf_split4_level2.E91];[$optimize_tfidf_split5_level2.E91];[$optimize_tfidf_split6_level2.E91];[$optimize_tfidf_split7_level2.E91];[$optimize_tfidf_split8_level2.E91];[$optimize_tfidf_split9_level2.E9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111];[$optimize_tfidf_split1_level2.A111];[$optimize_tfidf_split2_level2.A111];[$optimize_tfidf_split3_level2.A111];[$optimize_tfidf_split4_level2.A111];[$optimize_tfidf_split5_level2.A111];[$optimize_tfidf_split6_level2.A111];[$optimize_tfidf_split7_level2.A111];[$optimize_tfidf_split8_level2.A111];[$optimize_tfidf_split9_level2.A111])" office:value-type="float" office:value="6" calcext:value-type="float">
            <text:p>6</text:p>
          </table:table-cell>
          <table:table-cell table:formula="of:=MIN([$optimize_tfidf_split0_level2.B111];[$optimize_tfidf_split1_level2.B111];[$optimize_tfidf_split2_level2.B111];[$optimize_tfidf_split3_level2.B111];[$optimize_tfidf_split4_level2.B111];[$optimize_tfidf_split5_level2.B111];[$optimize_tfidf_split6_level2.B111];[$optimize_tfidf_split7_level2.B111];[$optimize_tfidf_split8_level2.B111];[$optimize_tfidf_split9_level2.B111])" office:value-type="float" office:value="0.45" calcext:value-type="float">
            <text:p>0.45</text:p>
          </table:table-cell>
          <table:table-cell table:formula="of:=MIN([$optimize_tfidf_split0_level2.C111];[$optimize_tfidf_split1_level2.C111];[$optimize_tfidf_split2_level2.C111];[$optimize_tfidf_split3_level2.C111];[$optimize_tfidf_split4_level2.C111];[$optimize_tfidf_split5_level2.C111];[$optimize_tfidf_split6_level2.C111];[$optimize_tfidf_split7_level2.C111];[$optimize_tfidf_split8_level2.C111];[$optimize_tfidf_split9_level2.C111])" office:value-type="float" office:value="0.2317" calcext:value-type="float">
            <text:p>0.2317</text:p>
          </table:table-cell>
          <table:table-cell table:formula="of:=MIN([$optimize_tfidf_split0_level2.D111];[$optimize_tfidf_split1_level2.D111];[$optimize_tfidf_split2_level2.D111];[$optimize_tfidf_split3_level2.D111];[$optimize_tfidf_split4_level2.D111];[$optimize_tfidf_split5_level2.D111];[$optimize_tfidf_split6_level2.D111];[$optimize_tfidf_split7_level2.D111];[$optimize_tfidf_split8_level2.D111];[$optimize_tfidf_split9_level2.D111])" office:value-type="float" office:value="0.8817" calcext:value-type="float">
            <text:p>0.8817</text:p>
          </table:table-cell>
          <table:table-cell table:formula="of:=MIN([$optimize_tfidf_split0_level2.E111];[$optimize_tfidf_split1_level2.E111];[$optimize_tfidf_split2_level2.E111];[$optimize_tfidf_split3_level2.E111];[$optimize_tfidf_split4_level2.E111];[$optimize_tfidf_split5_level2.E111];[$optimize_tfidf_split6_level2.E111];[$optimize_tfidf_split7_level2.E111];[$optimize_tfidf_split8_level2.E111];[$optimize_tfidf_split9_level2.E11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131];[$optimize_tfidf_split1_level2.A131];[$optimize_tfidf_split2_level2.A131];[$optimize_tfidf_split3_level2.A131];[$optimize_tfidf_split4_level2.A131];[$optimize_tfidf_split5_level2.A131];[$optimize_tfidf_split6_level2.A131];[$optimize_tfidf_split7_level2.A131];[$optimize_tfidf_split8_level2.A131];[$optimize_tfidf_split9_level2.A131])" office:value-type="float" office:value="7" calcext:value-type="float">
            <text:p>7</text:p>
          </table:table-cell>
          <table:table-cell table:formula="of:=MIN([$optimize_tfidf_split0_level2.B131];[$optimize_tfidf_split1_level2.B131];[$optimize_tfidf_split2_level2.B131];[$optimize_tfidf_split3_level2.B131];[$optimize_tfidf_split4_level2.B131];[$optimize_tfidf_split5_level2.B131];[$optimize_tfidf_split6_level2.B131];[$optimize_tfidf_split7_level2.B131];[$optimize_tfidf_split8_level2.B131];[$optimize_tfidf_split9_level2.B131])" office:value-type="float" office:value="0.45" calcext:value-type="float">
            <text:p>0.45</text:p>
          </table:table-cell>
          <table:table-cell table:formula="of:=MIN([$optimize_tfidf_split0_level2.C131];[$optimize_tfidf_split1_level2.C131];[$optimize_tfidf_split2_level2.C131];[$optimize_tfidf_split3_level2.C131];[$optimize_tfidf_split4_level2.C131];[$optimize_tfidf_split5_level2.C131];[$optimize_tfidf_split6_level2.C131];[$optimize_tfidf_split7_level2.C131];[$optimize_tfidf_split8_level2.C131];[$optimize_tfidf_split9_level2.C131])" office:value-type="float" office:value="0.2317" calcext:value-type="float">
            <text:p>0.2317</text:p>
          </table:table-cell>
          <table:table-cell table:formula="of:=MIN([$optimize_tfidf_split0_level2.D131];[$optimize_tfidf_split1_level2.D131];[$optimize_tfidf_split2_level2.D131];[$optimize_tfidf_split3_level2.D131];[$optimize_tfidf_split4_level2.D131];[$optimize_tfidf_split5_level2.D131];[$optimize_tfidf_split6_level2.D131];[$optimize_tfidf_split7_level2.D131];[$optimize_tfidf_split8_level2.D131];[$optimize_tfidf_split9_level2.D131])" office:value-type="float" office:value="0.8817" calcext:value-type="float">
            <text:p>0.8817</text:p>
          </table:table-cell>
          <table:table-cell table:formula="of:=MIN([$optimize_tfidf_split0_level2.E131];[$optimize_tfidf_split1_level2.E131];[$optimize_tfidf_split2_level2.E131];[$optimize_tfidf_split3_level2.E131];[$optimize_tfidf_split4_level2.E131];[$optimize_tfidf_split5_level2.E131];[$optimize_tfidf_split6_level2.E131];[$optimize_tfidf_split7_level2.E131];[$optimize_tfidf_split8_level2.E131];[$optimize_tfidf_split9_level2.E13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151];[$optimize_tfidf_split1_level2.A151];[$optimize_tfidf_split2_level2.A151];[$optimize_tfidf_split3_level2.A151];[$optimize_tfidf_split4_level2.A151];[$optimize_tfidf_split5_level2.A151];[$optimize_tfidf_split6_level2.A151];[$optimize_tfidf_split7_level2.A151];[$optimize_tfidf_split8_level2.A151];[$optimize_tfidf_split9_level2.A151])" office:value-type="float" office:value="8" calcext:value-type="float">
            <text:p>8</text:p>
          </table:table-cell>
          <table:table-cell table:formula="of:=MIN([$optimize_tfidf_split0_level2.B151];[$optimize_tfidf_split1_level2.B151];[$optimize_tfidf_split2_level2.B151];[$optimize_tfidf_split3_level2.B151];[$optimize_tfidf_split4_level2.B151];[$optimize_tfidf_split5_level2.B151];[$optimize_tfidf_split6_level2.B151];[$optimize_tfidf_split7_level2.B151];[$optimize_tfidf_split8_level2.B151];[$optimize_tfidf_split9_level2.B151])" office:value-type="float" office:value="0.45" calcext:value-type="float">
            <text:p>0.45</text:p>
          </table:table-cell>
          <table:table-cell table:formula="of:=MIN([$optimize_tfidf_split0_level2.C151];[$optimize_tfidf_split1_level2.C151];[$optimize_tfidf_split2_level2.C151];[$optimize_tfidf_split3_level2.C151];[$optimize_tfidf_split4_level2.C151];[$optimize_tfidf_split5_level2.C151];[$optimize_tfidf_split6_level2.C151];[$optimize_tfidf_split7_level2.C151];[$optimize_tfidf_split8_level2.C151];[$optimize_tfidf_split9_level2.C151])" office:value-type="float" office:value="0.2317" calcext:value-type="float">
            <text:p>0.2317</text:p>
          </table:table-cell>
          <table:table-cell table:formula="of:=MIN([$optimize_tfidf_split0_level2.D151];[$optimize_tfidf_split1_level2.D151];[$optimize_tfidf_split2_level2.D151];[$optimize_tfidf_split3_level2.D151];[$optimize_tfidf_split4_level2.D151];[$optimize_tfidf_split5_level2.D151];[$optimize_tfidf_split6_level2.D151];[$optimize_tfidf_split7_level2.D151];[$optimize_tfidf_split8_level2.D151];[$optimize_tfidf_split9_level2.D151])" office:value-type="float" office:value="0.8817" calcext:value-type="float">
            <text:p>0.8817</text:p>
          </table:table-cell>
          <table:table-cell table:formula="of:=MIN([$optimize_tfidf_split0_level2.E151];[$optimize_tfidf_split1_level2.E151];[$optimize_tfidf_split2_level2.E151];[$optimize_tfidf_split3_level2.E151];[$optimize_tfidf_split4_level2.E151];[$optimize_tfidf_split5_level2.E151];[$optimize_tfidf_split6_level2.E151];[$optimize_tfidf_split7_level2.E151];[$optimize_tfidf_split8_level2.E151];[$optimize_tfidf_split9_level2.E15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171];[$optimize_tfidf_split1_level2.A171];[$optimize_tfidf_split2_level2.A171];[$optimize_tfidf_split3_level2.A171];[$optimize_tfidf_split4_level2.A171];[$optimize_tfidf_split5_level2.A171];[$optimize_tfidf_split6_level2.A171];[$optimize_tfidf_split7_level2.A171];[$optimize_tfidf_split8_level2.A171];[$optimize_tfidf_split9_level2.A171])" office:value-type="float" office:value="9" calcext:value-type="float">
            <text:p>9</text:p>
          </table:table-cell>
          <table:table-cell table:formula="of:=MIN([$optimize_tfidf_split0_level2.B171];[$optimize_tfidf_split1_level2.B171];[$optimize_tfidf_split2_level2.B171];[$optimize_tfidf_split3_level2.B171];[$optimize_tfidf_split4_level2.B171];[$optimize_tfidf_split5_level2.B171];[$optimize_tfidf_split6_level2.B171];[$optimize_tfidf_split7_level2.B171];[$optimize_tfidf_split8_level2.B171];[$optimize_tfidf_split9_level2.B171])" office:value-type="float" office:value="0.45" calcext:value-type="float">
            <text:p>0.45</text:p>
          </table:table-cell>
          <table:table-cell table:formula="of:=MIN([$optimize_tfidf_split0_level2.C171];[$optimize_tfidf_split1_level2.C171];[$optimize_tfidf_split2_level2.C171];[$optimize_tfidf_split3_level2.C171];[$optimize_tfidf_split4_level2.C171];[$optimize_tfidf_split5_level2.C171];[$optimize_tfidf_split6_level2.C171];[$optimize_tfidf_split7_level2.C171];[$optimize_tfidf_split8_level2.C171];[$optimize_tfidf_split9_level2.C171])" office:value-type="float" office:value="0.2317" calcext:value-type="float">
            <text:p>0.2317</text:p>
          </table:table-cell>
          <table:table-cell table:formula="of:=MIN([$optimize_tfidf_split0_level2.D171];[$optimize_tfidf_split1_level2.D171];[$optimize_tfidf_split2_level2.D171];[$optimize_tfidf_split3_level2.D171];[$optimize_tfidf_split4_level2.D171];[$optimize_tfidf_split5_level2.D171];[$optimize_tfidf_split6_level2.D171];[$optimize_tfidf_split7_level2.D171];[$optimize_tfidf_split8_level2.D171];[$optimize_tfidf_split9_level2.D171])" office:value-type="float" office:value="0.8817" calcext:value-type="float">
            <text:p>0.8817</text:p>
          </table:table-cell>
          <table:table-cell table:formula="of:=MIN([$optimize_tfidf_split0_level2.E171];[$optimize_tfidf_split1_level2.E171];[$optimize_tfidf_split2_level2.E171];[$optimize_tfidf_split3_level2.E171];[$optimize_tfidf_split4_level2.E171];[$optimize_tfidf_split5_level2.E171];[$optimize_tfidf_split6_level2.E171];[$optimize_tfidf_split7_level2.E171];[$optimize_tfidf_split8_level2.E171];[$optimize_tfidf_split9_level2.E17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191];[$optimize_tfidf_split1_level2.A191];[$optimize_tfidf_split2_level2.A191];[$optimize_tfidf_split3_level2.A191];[$optimize_tfidf_split4_level2.A191];[$optimize_tfidf_split5_level2.A191];[$optimize_tfidf_split6_level2.A191];[$optimize_tfidf_split7_level2.A191];[$optimize_tfidf_split8_level2.A191];[$optimize_tfidf_split9_level2.A191])" office:value-type="float" office:value="10" calcext:value-type="float">
            <text:p>10</text:p>
          </table:table-cell>
          <table:table-cell table:formula="of:=MIN([$optimize_tfidf_split0_level2.B191];[$optimize_tfidf_split1_level2.B191];[$optimize_tfidf_split2_level2.B191];[$optimize_tfidf_split3_level2.B191];[$optimize_tfidf_split4_level2.B191];[$optimize_tfidf_split5_level2.B191];[$optimize_tfidf_split6_level2.B191];[$optimize_tfidf_split7_level2.B191];[$optimize_tfidf_split8_level2.B191];[$optimize_tfidf_split9_level2.B191])" office:value-type="float" office:value="0.45" calcext:value-type="float">
            <text:p>0.45</text:p>
          </table:table-cell>
          <table:table-cell table:formula="of:=MIN([$optimize_tfidf_split0_level2.C191];[$optimize_tfidf_split1_level2.C191];[$optimize_tfidf_split2_level2.C191];[$optimize_tfidf_split3_level2.C191];[$optimize_tfidf_split4_level2.C191];[$optimize_tfidf_split5_level2.C191];[$optimize_tfidf_split6_level2.C191];[$optimize_tfidf_split7_level2.C191];[$optimize_tfidf_split8_level2.C191];[$optimize_tfidf_split9_level2.C191])" office:value-type="float" office:value="0.2317" calcext:value-type="float">
            <text:p>0.2317</text:p>
          </table:table-cell>
          <table:table-cell table:formula="of:=MIN([$optimize_tfidf_split0_level2.D191];[$optimize_tfidf_split1_level2.D191];[$optimize_tfidf_split2_level2.D191];[$optimize_tfidf_split3_level2.D191];[$optimize_tfidf_split4_level2.D191];[$optimize_tfidf_split5_level2.D191];[$optimize_tfidf_split6_level2.D191];[$optimize_tfidf_split7_level2.D191];[$optimize_tfidf_split8_level2.D191];[$optimize_tfidf_split9_level2.D191])" office:value-type="float" office:value="0.8817" calcext:value-type="float">
            <text:p>0.8817</text:p>
          </table:table-cell>
          <table:table-cell table:formula="of:=MIN([$optimize_tfidf_split0_level2.E191];[$optimize_tfidf_split1_level2.E191];[$optimize_tfidf_split2_level2.E191];[$optimize_tfidf_split3_level2.E191];[$optimize_tfidf_split4_level2.E191];[$optimize_tfidf_split5_level2.E191];[$optimize_tfidf_split6_level2.E191];[$optimize_tfidf_split7_level2.E191];[$optimize_tfidf_split8_level2.E191];[$optimize_tfidf_split9_level2.E19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211];[$optimize_tfidf_split1_level2.A211];[$optimize_tfidf_split2_level2.A211];[$optimize_tfidf_split3_level2.A211];[$optimize_tfidf_split4_level2.A211];[$optimize_tfidf_split5_level2.A211];[$optimize_tfidf_split6_level2.A211];[$optimize_tfidf_split7_level2.A211];[$optimize_tfidf_split8_level2.A211];[$optimize_tfidf_split9_level2.A211])" office:value-type="float" office:value="11" calcext:value-type="float">
            <text:p>11</text:p>
          </table:table-cell>
          <table:table-cell table:formula="of:=MIN([$optimize_tfidf_split0_level2.B211];[$optimize_tfidf_split1_level2.B211];[$optimize_tfidf_split2_level2.B211];[$optimize_tfidf_split3_level2.B211];[$optimize_tfidf_split4_level2.B211];[$optimize_tfidf_split5_level2.B211];[$optimize_tfidf_split6_level2.B211];[$optimize_tfidf_split7_level2.B211];[$optimize_tfidf_split8_level2.B211];[$optimize_tfidf_split9_level2.B211])" office:value-type="float" office:value="0.45" calcext:value-type="float">
            <text:p>0.45</text:p>
          </table:table-cell>
          <table:table-cell table:formula="of:=MIN([$optimize_tfidf_split0_level2.C211];[$optimize_tfidf_split1_level2.C211];[$optimize_tfidf_split2_level2.C211];[$optimize_tfidf_split3_level2.C211];[$optimize_tfidf_split4_level2.C211];[$optimize_tfidf_split5_level2.C211];[$optimize_tfidf_split6_level2.C211];[$optimize_tfidf_split7_level2.C211];[$optimize_tfidf_split8_level2.C211];[$optimize_tfidf_split9_level2.C211])" office:value-type="float" office:value="0.2317" calcext:value-type="float">
            <text:p>0.2317</text:p>
          </table:table-cell>
          <table:table-cell table:formula="of:=MIN([$optimize_tfidf_split0_level2.D211];[$optimize_tfidf_split1_level2.D211];[$optimize_tfidf_split2_level2.D211];[$optimize_tfidf_split3_level2.D211];[$optimize_tfidf_split4_level2.D211];[$optimize_tfidf_split5_level2.D211];[$optimize_tfidf_split6_level2.D211];[$optimize_tfidf_split7_level2.D211];[$optimize_tfidf_split8_level2.D211];[$optimize_tfidf_split9_level2.D211])" office:value-type="float" office:value="0.8817" calcext:value-type="float">
            <text:p>0.8817</text:p>
          </table:table-cell>
          <table:table-cell table:formula="of:=MIN([$optimize_tfidf_split0_level2.E211];[$optimize_tfidf_split1_level2.E211];[$optimize_tfidf_split2_level2.E211];[$optimize_tfidf_split3_level2.E211];[$optimize_tfidf_split4_level2.E211];[$optimize_tfidf_split5_level2.E211];[$optimize_tfidf_split6_level2.E211];[$optimize_tfidf_split7_level2.E211];[$optimize_tfidf_split8_level2.E211];[$optimize_tfidf_split9_level2.E21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231];[$optimize_tfidf_split1_level2.A231];[$optimize_tfidf_split2_level2.A231];[$optimize_tfidf_split3_level2.A231];[$optimize_tfidf_split4_level2.A231];[$optimize_tfidf_split5_level2.A231];[$optimize_tfidf_split6_level2.A231];[$optimize_tfidf_split7_level2.A231];[$optimize_tfidf_split8_level2.A231];[$optimize_tfidf_split9_level2.A231])" office:value-type="float" office:value="12" calcext:value-type="float">
            <text:p>12</text:p>
          </table:table-cell>
          <table:table-cell table:formula="of:=MIN([$optimize_tfidf_split0_level2.B231];[$optimize_tfidf_split1_level2.B231];[$optimize_tfidf_split2_level2.B231];[$optimize_tfidf_split3_level2.B231];[$optimize_tfidf_split4_level2.B231];[$optimize_tfidf_split5_level2.B231];[$optimize_tfidf_split6_level2.B231];[$optimize_tfidf_split7_level2.B231];[$optimize_tfidf_split8_level2.B231];[$optimize_tfidf_split9_level2.B231])" office:value-type="float" office:value="0.45" calcext:value-type="float">
            <text:p>0.45</text:p>
          </table:table-cell>
          <table:table-cell table:formula="of:=MIN([$optimize_tfidf_split0_level2.C231];[$optimize_tfidf_split1_level2.C231];[$optimize_tfidf_split2_level2.C231];[$optimize_tfidf_split3_level2.C231];[$optimize_tfidf_split4_level2.C231];[$optimize_tfidf_split5_level2.C231];[$optimize_tfidf_split6_level2.C231];[$optimize_tfidf_split7_level2.C231];[$optimize_tfidf_split8_level2.C231];[$optimize_tfidf_split9_level2.C231])" office:value-type="float" office:value="0.2317" calcext:value-type="float">
            <text:p>0.2317</text:p>
          </table:table-cell>
          <table:table-cell table:formula="of:=MIN([$optimize_tfidf_split0_level2.D231];[$optimize_tfidf_split1_level2.D231];[$optimize_tfidf_split2_level2.D231];[$optimize_tfidf_split3_level2.D231];[$optimize_tfidf_split4_level2.D231];[$optimize_tfidf_split5_level2.D231];[$optimize_tfidf_split6_level2.D231];[$optimize_tfidf_split7_level2.D231];[$optimize_tfidf_split8_level2.D231];[$optimize_tfidf_split9_level2.D231])" office:value-type="float" office:value="0.8817" calcext:value-type="float">
            <text:p>0.8817</text:p>
          </table:table-cell>
          <table:table-cell table:formula="of:=MIN([$optimize_tfidf_split0_level2.E231];[$optimize_tfidf_split1_level2.E231];[$optimize_tfidf_split2_level2.E231];[$optimize_tfidf_split3_level2.E231];[$optimize_tfidf_split4_level2.E231];[$optimize_tfidf_split5_level2.E231];[$optimize_tfidf_split6_level2.E231];[$optimize_tfidf_split7_level2.E231];[$optimize_tfidf_split8_level2.E231];[$optimize_tfidf_split9_level2.E23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251];[$optimize_tfidf_split1_level2.A251];[$optimize_tfidf_split2_level2.A251];[$optimize_tfidf_split3_level2.A251];[$optimize_tfidf_split4_level2.A251];[$optimize_tfidf_split5_level2.A251];[$optimize_tfidf_split6_level2.A251];[$optimize_tfidf_split7_level2.A251];[$optimize_tfidf_split8_level2.A251];[$optimize_tfidf_split9_level2.A251])" office:value-type="float" office:value="13" calcext:value-type="float">
            <text:p>13</text:p>
          </table:table-cell>
          <table:table-cell table:formula="of:=MIN([$optimize_tfidf_split0_level2.B251];[$optimize_tfidf_split1_level2.B251];[$optimize_tfidf_split2_level2.B251];[$optimize_tfidf_split3_level2.B251];[$optimize_tfidf_split4_level2.B251];[$optimize_tfidf_split5_level2.B251];[$optimize_tfidf_split6_level2.B251];[$optimize_tfidf_split7_level2.B251];[$optimize_tfidf_split8_level2.B251];[$optimize_tfidf_split9_level2.B251])" office:value-type="float" office:value="0.45" calcext:value-type="float">
            <text:p>0.45</text:p>
          </table:table-cell>
          <table:table-cell table:formula="of:=MIN([$optimize_tfidf_split0_level2.C251];[$optimize_tfidf_split1_level2.C251];[$optimize_tfidf_split2_level2.C251];[$optimize_tfidf_split3_level2.C251];[$optimize_tfidf_split4_level2.C251];[$optimize_tfidf_split5_level2.C251];[$optimize_tfidf_split6_level2.C251];[$optimize_tfidf_split7_level2.C251];[$optimize_tfidf_split8_level2.C251];[$optimize_tfidf_split9_level2.C251])" office:value-type="float" office:value="0.2317" calcext:value-type="float">
            <text:p>0.2317</text:p>
          </table:table-cell>
          <table:table-cell table:formula="of:=MIN([$optimize_tfidf_split0_level2.D251];[$optimize_tfidf_split1_level2.D251];[$optimize_tfidf_split2_level2.D251];[$optimize_tfidf_split3_level2.D251];[$optimize_tfidf_split4_level2.D251];[$optimize_tfidf_split5_level2.D251];[$optimize_tfidf_split6_level2.D251];[$optimize_tfidf_split7_level2.D251];[$optimize_tfidf_split8_level2.D251];[$optimize_tfidf_split9_level2.D251])" office:value-type="float" office:value="0.8817" calcext:value-type="float">
            <text:p>0.8817</text:p>
          </table:table-cell>
          <table:table-cell table:formula="of:=MIN([$optimize_tfidf_split0_level2.E251];[$optimize_tfidf_split1_level2.E251];[$optimize_tfidf_split2_level2.E251];[$optimize_tfidf_split3_level2.E251];[$optimize_tfidf_split4_level2.E251];[$optimize_tfidf_split5_level2.E251];[$optimize_tfidf_split6_level2.E251];[$optimize_tfidf_split7_level2.E251];[$optimize_tfidf_split8_level2.E251];[$optimize_tfidf_split9_level2.E25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271];[$optimize_tfidf_split1_level2.A271];[$optimize_tfidf_split2_level2.A271];[$optimize_tfidf_split3_level2.A271];[$optimize_tfidf_split4_level2.A271];[$optimize_tfidf_split5_level2.A271];[$optimize_tfidf_split6_level2.A271];[$optimize_tfidf_split7_level2.A271];[$optimize_tfidf_split8_level2.A271];[$optimize_tfidf_split9_level2.A271])" office:value-type="float" office:value="14" calcext:value-type="float">
            <text:p>14</text:p>
          </table:table-cell>
          <table:table-cell table:formula="of:=MIN([$optimize_tfidf_split0_level2.B271];[$optimize_tfidf_split1_level2.B271];[$optimize_tfidf_split2_level2.B271];[$optimize_tfidf_split3_level2.B271];[$optimize_tfidf_split4_level2.B271];[$optimize_tfidf_split5_level2.B271];[$optimize_tfidf_split6_level2.B271];[$optimize_tfidf_split7_level2.B271];[$optimize_tfidf_split8_level2.B271];[$optimize_tfidf_split9_level2.B271])" office:value-type="float" office:value="0.45" calcext:value-type="float">
            <text:p>0.45</text:p>
          </table:table-cell>
          <table:table-cell table:formula="of:=MIN([$optimize_tfidf_split0_level2.C271];[$optimize_tfidf_split1_level2.C271];[$optimize_tfidf_split2_level2.C271];[$optimize_tfidf_split3_level2.C271];[$optimize_tfidf_split4_level2.C271];[$optimize_tfidf_split5_level2.C271];[$optimize_tfidf_split6_level2.C271];[$optimize_tfidf_split7_level2.C271];[$optimize_tfidf_split8_level2.C271];[$optimize_tfidf_split9_level2.C271])" office:value-type="float" office:value="0.2317" calcext:value-type="float">
            <text:p>0.2317</text:p>
          </table:table-cell>
          <table:table-cell table:formula="of:=MIN([$optimize_tfidf_split0_level2.D271];[$optimize_tfidf_split1_level2.D271];[$optimize_tfidf_split2_level2.D271];[$optimize_tfidf_split3_level2.D271];[$optimize_tfidf_split4_level2.D271];[$optimize_tfidf_split5_level2.D271];[$optimize_tfidf_split6_level2.D271];[$optimize_tfidf_split7_level2.D271];[$optimize_tfidf_split8_level2.D271];[$optimize_tfidf_split9_level2.D271])" office:value-type="float" office:value="0.8817" calcext:value-type="float">
            <text:p>0.8817</text:p>
          </table:table-cell>
          <table:table-cell table:formula="of:=MIN([$optimize_tfidf_split0_level2.E271];[$optimize_tfidf_split1_level2.E271];[$optimize_tfidf_split2_level2.E271];[$optimize_tfidf_split3_level2.E271];[$optimize_tfidf_split4_level2.E271];[$optimize_tfidf_split5_level2.E271];[$optimize_tfidf_split6_level2.E271];[$optimize_tfidf_split7_level2.E271];[$optimize_tfidf_split8_level2.E271];[$optimize_tfidf_split9_level2.E27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291];[$optimize_tfidf_split1_level2.A291];[$optimize_tfidf_split2_level2.A291];[$optimize_tfidf_split3_level2.A291];[$optimize_tfidf_split4_level2.A291];[$optimize_tfidf_split5_level2.A291];[$optimize_tfidf_split6_level2.A291];[$optimize_tfidf_split7_level2.A291];[$optimize_tfidf_split8_level2.A291];[$optimize_tfidf_split9_level2.A291])" office:value-type="float" office:value="15" calcext:value-type="float">
            <text:p>15</text:p>
          </table:table-cell>
          <table:table-cell table:formula="of:=MIN([$optimize_tfidf_split0_level2.B291];[$optimize_tfidf_split1_level2.B291];[$optimize_tfidf_split2_level2.B291];[$optimize_tfidf_split3_level2.B291];[$optimize_tfidf_split4_level2.B291];[$optimize_tfidf_split5_level2.B291];[$optimize_tfidf_split6_level2.B291];[$optimize_tfidf_split7_level2.B291];[$optimize_tfidf_split8_level2.B291];[$optimize_tfidf_split9_level2.B291])" office:value-type="float" office:value="0.45" calcext:value-type="float">
            <text:p>0.45</text:p>
          </table:table-cell>
          <table:table-cell table:formula="of:=MIN([$optimize_tfidf_split0_level2.C291];[$optimize_tfidf_split1_level2.C291];[$optimize_tfidf_split2_level2.C291];[$optimize_tfidf_split3_level2.C291];[$optimize_tfidf_split4_level2.C291];[$optimize_tfidf_split5_level2.C291];[$optimize_tfidf_split6_level2.C291];[$optimize_tfidf_split7_level2.C291];[$optimize_tfidf_split8_level2.C291];[$optimize_tfidf_split9_level2.C291])" office:value-type="float" office:value="0.2317" calcext:value-type="float">
            <text:p>0.2317</text:p>
          </table:table-cell>
          <table:table-cell table:formula="of:=MIN([$optimize_tfidf_split0_level2.D291];[$optimize_tfidf_split1_level2.D291];[$optimize_tfidf_split2_level2.D291];[$optimize_tfidf_split3_level2.D291];[$optimize_tfidf_split4_level2.D291];[$optimize_tfidf_split5_level2.D291];[$optimize_tfidf_split6_level2.D291];[$optimize_tfidf_split7_level2.D291];[$optimize_tfidf_split8_level2.D291];[$optimize_tfidf_split9_level2.D291])" office:value-type="float" office:value="0.8817" calcext:value-type="float">
            <text:p>0.8817</text:p>
          </table:table-cell>
          <table:table-cell table:formula="of:=MIN([$optimize_tfidf_split0_level2.E291];[$optimize_tfidf_split1_level2.E291];[$optimize_tfidf_split2_level2.E291];[$optimize_tfidf_split3_level2.E291];[$optimize_tfidf_split4_level2.E291];[$optimize_tfidf_split5_level2.E291];[$optimize_tfidf_split6_level2.E291];[$optimize_tfidf_split7_level2.E291];[$optimize_tfidf_split8_level2.E291];[$optimize_tfidf_split9_level2.E291])" office:value-type="float" office:value="0.3584" calcext:value-type="float">
            <text:p>0.3584</text:p>
          </table:table-cell>
        </table:table-row>
        <table:table-row table:style-name="ro1">
          <table:table-cell table:formula="of:=MIN([$optimize_tfidf_split0_level2.A32];[$optimize_tfidf_split1_level2.A32];[$optimize_tfidf_split2_level2.A32];[$optimize_tfidf_split3_level2.A32];[$optimize_tfidf_split4_level2.A32];[$optimize_tfidf_split5_level2.A32];[$optimize_tfidf_split6_level2.A32];[$optimize_tfidf_split7_level2.A32];[$optimize_tfidf_split8_level2.A32];[$optimize_tfidf_split9_level2.A32])" office:value-type="float" office:value="2" calcext:value-type="float">
            <text:p>2</text:p>
          </table:table-cell>
          <table:table-cell table:formula="of:=MIN([$optimize_tfidf_split0_level2.B32];[$optimize_tfidf_split1_level2.B32];[$optimize_tfidf_split2_level2.B32];[$optimize_tfidf_split3_level2.B32];[$optimize_tfidf_split4_level2.B32];[$optimize_tfidf_split5_level2.B32];[$optimize_tfidf_split6_level2.B32];[$optimize_tfidf_split7_level2.B32];[$optimize_tfidf_split8_level2.B32];[$optimize_tfidf_split9_level2.B32])" office:value-type="float" office:value="0.5" calcext:value-type="float">
            <text:p>0.5</text:p>
          </table:table-cell>
          <table:table-cell table:formula="of:=MIN([$optimize_tfidf_split0_level2.C32];[$optimize_tfidf_split1_level2.C32];[$optimize_tfidf_split2_level2.C32];[$optimize_tfidf_split3_level2.C32];[$optimize_tfidf_split4_level2.C32];[$optimize_tfidf_split5_level2.C32];[$optimize_tfidf_split6_level2.C32];[$optimize_tfidf_split7_level2.C32];[$optimize_tfidf_split8_level2.C32];[$optimize_tfidf_split9_level2.C32])" office:value-type="float" office:value="0.3833" calcext:value-type="float">
            <text:p>0.3833</text:p>
          </table:table-cell>
          <table:table-cell table:formula="of:=MIN([$optimize_tfidf_split0_level2.D32];[$optimize_tfidf_split1_level2.D32];[$optimize_tfidf_split2_level2.D32];[$optimize_tfidf_split3_level2.D32];[$optimize_tfidf_split4_level2.D32];[$optimize_tfidf_split5_level2.D32];[$optimize_tfidf_split6_level2.D32];[$optimize_tfidf_split7_level2.D32];[$optimize_tfidf_split8_level2.D32];[$optimize_tfidf_split9_level2.D32])" office:value-type="float" office:value="0.6141" calcext:value-type="float">
            <text:p>0.6141</text:p>
          </table:table-cell>
          <table:table-cell table:formula="of:=MIN([$optimize_tfidf_split0_level2.E32];[$optimize_tfidf_split1_level2.E32];[$optimize_tfidf_split2_level2.E32];[$optimize_tfidf_split3_level2.E32];[$optimize_tfidf_split4_level2.E32];[$optimize_tfidf_split5_level2.E32];[$optimize_tfidf_split6_level2.E32];[$optimize_tfidf_split7_level2.E32];[$optimize_tfidf_split8_level2.E32];[$optimize_tfidf_split9_level2.E32])" office:value-type="float" office:value="0.4598" calcext:value-type="float">
            <text:p>0.4598</text:p>
          </table:table-cell>
        </table:table-row>
        <table:table-row table:style-name="ro1">
          <table:table-cell table:formula="of:=MIN([$optimize_tfidf_split0_level2.A12];[$optimize_tfidf_split1_level2.A12];[$optimize_tfidf_split2_level2.A12];[$optimize_tfidf_split3_level2.A12];[$optimize_tfidf_split4_level2.A12];[$optimize_tfidf_split5_level2.A12];[$optimize_tfidf_split6_level2.A12];[$optimize_tfidf_split7_level2.A12];[$optimize_tfidf_split8_level2.A12];[$optimize_tfidf_split9_level2.A12])" office:value-type="float" office:value="1" calcext:value-type="float">
            <text:p>1</text:p>
          </table:table-cell>
          <table:table-cell table:formula="of:=MIN([$optimize_tfidf_split0_level2.B12];[$optimize_tfidf_split1_level2.B12];[$optimize_tfidf_split2_level2.B12];[$optimize_tfidf_split3_level2.B12];[$optimize_tfidf_split4_level2.B12];[$optimize_tfidf_split5_level2.B12];[$optimize_tfidf_split6_level2.B12];[$optimize_tfidf_split7_level2.B12];[$optimize_tfidf_split8_level2.B12];[$optimize_tfidf_split9_level2.B12])" office:value-type="float" office:value="0.5" calcext:value-type="float">
            <text:p>0.5</text:p>
          </table:table-cell>
          <table:table-cell table:formula="of:=MIN([$optimize_tfidf_split0_level2.C12];[$optimize_tfidf_split1_level2.C12];[$optimize_tfidf_split2_level2.C12];[$optimize_tfidf_split3_level2.C12];[$optimize_tfidf_split4_level2.C12];[$optimize_tfidf_split5_level2.C12];[$optimize_tfidf_split6_level2.C12];[$optimize_tfidf_split7_level2.C12];[$optimize_tfidf_split8_level2.C12];[$optimize_tfidf_split9_level2.C12])" office:value-type="float" office:value="0.3753" calcext:value-type="float">
            <text:p>0.3753</text:p>
          </table:table-cell>
          <table:table-cell table:formula="of:=MIN([$optimize_tfidf_split0_level2.D12];[$optimize_tfidf_split1_level2.D12];[$optimize_tfidf_split2_level2.D12];[$optimize_tfidf_split3_level2.D12];[$optimize_tfidf_split4_level2.D12];[$optimize_tfidf_split5_level2.D12];[$optimize_tfidf_split6_level2.D12];[$optimize_tfidf_split7_level2.D12];[$optimize_tfidf_split8_level2.D12];[$optimize_tfidf_split9_level2.D12])" office:value-type="float" office:value="0.2997" calcext:value-type="float">
            <text:p>0.2997</text:p>
          </table:table-cell>
          <table:table-cell table:formula="of:=MIN([$optimize_tfidf_split0_level2.E12];[$optimize_tfidf_split1_level2.E12];[$optimize_tfidf_split2_level2.E12];[$optimize_tfidf_split3_level2.E12];[$optimize_tfidf_split4_level2.E12];[$optimize_tfidf_split5_level2.E12];[$optimize_tfidf_split6_level2.E12];[$optimize_tfidf_split7_level2.E12];[$optimize_tfidf_split8_level2.E12];[$optimize_tfidf_split9_level2.E12])" office:value-type="float" office:value="0.3249" calcext:value-type="float">
            <text:p>0.3249</text:p>
          </table:table-cell>
        </table:table-row>
        <table:table-row table:style-name="ro1">
          <table:table-cell table:formula="of:=MIN([$optimize_tfidf_split0_level2.A52];[$optimize_tfidf_split1_level2.A52];[$optimize_tfidf_split2_level2.A52];[$optimize_tfidf_split3_level2.A52];[$optimize_tfidf_split4_level2.A52];[$optimize_tfidf_split5_level2.A52];[$optimize_tfidf_split6_level2.A52];[$optimize_tfidf_split7_level2.A52];[$optimize_tfidf_split8_level2.A52];[$optimize_tfidf_split9_level2.A52])" office:value-type="float" office:value="3" calcext:value-type="float">
            <text:p>3</text:p>
          </table:table-cell>
          <table:table-cell table:formula="of:=MIN([$optimize_tfidf_split0_level2.B52];[$optimize_tfidf_split1_level2.B52];[$optimize_tfidf_split2_level2.B52];[$optimize_tfidf_split3_level2.B52];[$optimize_tfidf_split4_level2.B52];[$optimize_tfidf_split5_level2.B52];[$optimize_tfidf_split6_level2.B52];[$optimize_tfidf_split7_level2.B52];[$optimize_tfidf_split8_level2.B52];[$optimize_tfidf_split9_level2.B52])" office:value-type="float" office:value="0.5" calcext:value-type="float">
            <text:p>0.5</text:p>
          </table:table-cell>
          <table:table-cell table:formula="of:=MIN([$optimize_tfidf_split0_level2.C52];[$optimize_tfidf_split1_level2.C52];[$optimize_tfidf_split2_level2.C52];[$optimize_tfidf_split3_level2.C52];[$optimize_tfidf_split4_level2.C52];[$optimize_tfidf_split5_level2.C52];[$optimize_tfidf_split6_level2.C52];[$optimize_tfidf_split7_level2.C52];[$optimize_tfidf_split8_level2.C52];[$optimize_tfidf_split9_level2.C52])" office:value-type="float" office:value="0.3103" calcext:value-type="float">
            <text:p>0.3103</text:p>
          </table:table-cell>
          <table:table-cell table:formula="of:=MIN([$optimize_tfidf_split0_level2.D52];[$optimize_tfidf_split1_level2.D52];[$optimize_tfidf_split2_level2.D52];[$optimize_tfidf_split3_level2.D52];[$optimize_tfidf_split4_level2.D52];[$optimize_tfidf_split5_level2.D52];[$optimize_tfidf_split6_level2.D52];[$optimize_tfidf_split7_level2.D52];[$optimize_tfidf_split8_level2.D52];[$optimize_tfidf_split9_level2.D52])" office:value-type="float" office:value="0.734" calcext:value-type="float">
            <text:p>0.734</text:p>
          </table:table-cell>
          <table:table-cell table:formula="of:=MIN([$optimize_tfidf_split0_level2.E52];[$optimize_tfidf_split1_level2.E52];[$optimize_tfidf_split2_level2.E52];[$optimize_tfidf_split3_level2.E52];[$optimize_tfidf_split4_level2.E52];[$optimize_tfidf_split5_level2.E52];[$optimize_tfidf_split6_level2.E52];[$optimize_tfidf_split7_level2.E52];[$optimize_tfidf_split8_level2.E52];[$optimize_tfidf_split9_level2.E52])" office:value-type="float" office:value="0.4241" calcext:value-type="float">
            <text:p>0.4241</text:p>
          </table:table-cell>
        </table:table-row>
        <table:table-row table:style-name="ro1">
          <table:table-cell table:formula="of:=MIN([$optimize_tfidf_split0_level2.A72];[$optimize_tfidf_split1_level2.A72];[$optimize_tfidf_split2_level2.A72];[$optimize_tfidf_split3_level2.A72];[$optimize_tfidf_split4_level2.A72];[$optimize_tfidf_split5_level2.A72];[$optimize_tfidf_split6_level2.A72];[$optimize_tfidf_split7_level2.A72];[$optimize_tfidf_split8_level2.A72];[$optimize_tfidf_split9_level2.A72])" office:value-type="float" office:value="4" calcext:value-type="float">
            <text:p>4</text:p>
          </table:table-cell>
          <table:table-cell table:formula="of:=MIN([$optimize_tfidf_split0_level2.B72];[$optimize_tfidf_split1_level2.B72];[$optimize_tfidf_split2_level2.B72];[$optimize_tfidf_split3_level2.B72];[$optimize_tfidf_split4_level2.B72];[$optimize_tfidf_split5_level2.B72];[$optimize_tfidf_split6_level2.B72];[$optimize_tfidf_split7_level2.B72];[$optimize_tfidf_split8_level2.B72];[$optimize_tfidf_split9_level2.B72])" office:value-type="float" office:value="0.5" calcext:value-type="float">
            <text:p>0.5</text:p>
          </table:table-cell>
          <table:table-cell table:formula="of:=MIN([$optimize_tfidf_split0_level2.C72];[$optimize_tfidf_split1_level2.C72];[$optimize_tfidf_split2_level2.C72];[$optimize_tfidf_split3_level2.C72];[$optimize_tfidf_split4_level2.C72];[$optimize_tfidf_split5_level2.C72];[$optimize_tfidf_split6_level2.C72];[$optimize_tfidf_split7_level2.C72];[$optimize_tfidf_split8_level2.C72];[$optimize_tfidf_split9_level2.C72])" office:value-type="float" office:value="0.2573" calcext:value-type="float">
            <text:p>0.2573</text:p>
          </table:table-cell>
          <table:table-cell table:formula="of:=MIN([$optimize_tfidf_split0_level2.D72];[$optimize_tfidf_split1_level2.D72];[$optimize_tfidf_split2_level2.D72];[$optimize_tfidf_split3_level2.D72];[$optimize_tfidf_split4_level2.D72];[$optimize_tfidf_split5_level2.D72];[$optimize_tfidf_split6_level2.D72];[$optimize_tfidf_split7_level2.D72];[$optimize_tfidf_split8_level2.D72];[$optimize_tfidf_split9_level2.D72])" office:value-type="float" office:value="0.7997" calcext:value-type="float">
            <text:p>0.7997</text:p>
          </table:table-cell>
          <table:table-cell table:formula="of:=MIN([$optimize_tfidf_split0_level2.E72];[$optimize_tfidf_split1_level2.E72];[$optimize_tfidf_split2_level2.E72];[$optimize_tfidf_split3_level2.E72];[$optimize_tfidf_split4_level2.E72];[$optimize_tfidf_split5_level2.E72];[$optimize_tfidf_split6_level2.E72];[$optimize_tfidf_split7_level2.E72];[$optimize_tfidf_split8_level2.E72];[$optimize_tfidf_split9_level2.E72])" office:value-type="float" office:value="0.3796" calcext:value-type="float">
            <text:p>0.3796</text:p>
          </table:table-cell>
        </table:table-row>
        <table:table-row table:style-name="ro1">
          <table:table-cell table:formula="of:=MIN([$optimize_tfidf_split0_level2.A92];[$optimize_tfidf_split1_level2.A92];[$optimize_tfidf_split2_level2.A92];[$optimize_tfidf_split3_level2.A92];[$optimize_tfidf_split4_level2.A92];[$optimize_tfidf_split5_level2.A92];[$optimize_tfidf_split6_level2.A92];[$optimize_tfidf_split7_level2.A92];[$optimize_tfidf_split8_level2.A92];[$optimize_tfidf_split9_level2.A92])" office:value-type="float" office:value="5" calcext:value-type="float">
            <text:p>5</text:p>
          </table:table-cell>
          <table:table-cell table:formula="of:=MIN([$optimize_tfidf_split0_level2.B92];[$optimize_tfidf_split1_level2.B92];[$optimize_tfidf_split2_level2.B92];[$optimize_tfidf_split3_level2.B92];[$optimize_tfidf_split4_level2.B92];[$optimize_tfidf_split5_level2.B92];[$optimize_tfidf_split6_level2.B92];[$optimize_tfidf_split7_level2.B92];[$optimize_tfidf_split8_level2.B92];[$optimize_tfidf_split9_level2.B92])" office:value-type="float" office:value="0.5" calcext:value-type="float">
            <text:p>0.5</text:p>
          </table:table-cell>
          <table:table-cell table:formula="of:=MIN([$optimize_tfidf_split0_level2.C92];[$optimize_tfidf_split1_level2.C92];[$optimize_tfidf_split2_level2.C92];[$optimize_tfidf_split3_level2.C92];[$optimize_tfidf_split4_level2.C92];[$optimize_tfidf_split5_level2.C92];[$optimize_tfidf_split6_level2.C92];[$optimize_tfidf_split7_level2.C92];[$optimize_tfidf_split8_level2.C92];[$optimize_tfidf_split9_level2.C92])" office:value-type="float" office:value="0.2166" calcext:value-type="float">
            <text:p>0.2166</text:p>
          </table:table-cell>
          <table:table-cell table:formula="of:=MIN([$optimize_tfidf_split0_level2.D92];[$optimize_tfidf_split1_level2.D92];[$optimize_tfidf_split2_level2.D92];[$optimize_tfidf_split3_level2.D92];[$optimize_tfidf_split4_level2.D92];[$optimize_tfidf_split5_level2.D92];[$optimize_tfidf_split6_level2.D92];[$optimize_tfidf_split7_level2.D92];[$optimize_tfidf_split8_level2.D92];[$optimize_tfidf_split9_level2.D92])" office:value-type="float" office:value="0.8103" calcext:value-type="float">
            <text:p>0.8103</text:p>
          </table:table-cell>
          <table:table-cell table:formula="of:=MIN([$optimize_tfidf_split0_level2.E92];[$optimize_tfidf_split1_level2.E92];[$optimize_tfidf_split2_level2.E92];[$optimize_tfidf_split3_level2.E92];[$optimize_tfidf_split4_level2.E92];[$optimize_tfidf_split5_level2.E92];[$optimize_tfidf_split6_level2.E92];[$optimize_tfidf_split7_level2.E92];[$optimize_tfidf_split8_level2.E92];[$optimize_tfidf_split9_level2.E9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112];[$optimize_tfidf_split1_level2.A112];[$optimize_tfidf_split2_level2.A112];[$optimize_tfidf_split3_level2.A112];[$optimize_tfidf_split4_level2.A112];[$optimize_tfidf_split5_level2.A112];[$optimize_tfidf_split6_level2.A112];[$optimize_tfidf_split7_level2.A112];[$optimize_tfidf_split8_level2.A112];[$optimize_tfidf_split9_level2.A112])" office:value-type="float" office:value="6" calcext:value-type="float">
            <text:p>6</text:p>
          </table:table-cell>
          <table:table-cell table:formula="of:=MIN([$optimize_tfidf_split0_level2.B112];[$optimize_tfidf_split1_level2.B112];[$optimize_tfidf_split2_level2.B112];[$optimize_tfidf_split3_level2.B112];[$optimize_tfidf_split4_level2.B112];[$optimize_tfidf_split5_level2.B112];[$optimize_tfidf_split6_level2.B112];[$optimize_tfidf_split7_level2.B112];[$optimize_tfidf_split8_level2.B112];[$optimize_tfidf_split9_level2.B112])" office:value-type="float" office:value="0.5" calcext:value-type="float">
            <text:p>0.5</text:p>
          </table:table-cell>
          <table:table-cell table:formula="of:=MIN([$optimize_tfidf_split0_level2.C112];[$optimize_tfidf_split1_level2.C112];[$optimize_tfidf_split2_level2.C112];[$optimize_tfidf_split3_level2.C112];[$optimize_tfidf_split4_level2.C112];[$optimize_tfidf_split5_level2.C112];[$optimize_tfidf_split6_level2.C112];[$optimize_tfidf_split7_level2.C112];[$optimize_tfidf_split8_level2.C112];[$optimize_tfidf_split9_level2.C112])" office:value-type="float" office:value="0.2166" calcext:value-type="float">
            <text:p>0.2166</text:p>
          </table:table-cell>
          <table:table-cell table:formula="of:=MIN([$optimize_tfidf_split0_level2.D112];[$optimize_tfidf_split1_level2.D112];[$optimize_tfidf_split2_level2.D112];[$optimize_tfidf_split3_level2.D112];[$optimize_tfidf_split4_level2.D112];[$optimize_tfidf_split5_level2.D112];[$optimize_tfidf_split6_level2.D112];[$optimize_tfidf_split7_level2.D112];[$optimize_tfidf_split8_level2.D112];[$optimize_tfidf_split9_level2.D112])" office:value-type="float" office:value="0.8103" calcext:value-type="float">
            <text:p>0.8103</text:p>
          </table:table-cell>
          <table:table-cell table:formula="of:=MIN([$optimize_tfidf_split0_level2.E112];[$optimize_tfidf_split1_level2.E112];[$optimize_tfidf_split2_level2.E112];[$optimize_tfidf_split3_level2.E112];[$optimize_tfidf_split4_level2.E112];[$optimize_tfidf_split5_level2.E112];[$optimize_tfidf_split6_level2.E112];[$optimize_tfidf_split7_level2.E112];[$optimize_tfidf_split8_level2.E112];[$optimize_tfidf_split9_level2.E11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132];[$optimize_tfidf_split1_level2.A132];[$optimize_tfidf_split2_level2.A132];[$optimize_tfidf_split3_level2.A132];[$optimize_tfidf_split4_level2.A132];[$optimize_tfidf_split5_level2.A132];[$optimize_tfidf_split6_level2.A132];[$optimize_tfidf_split7_level2.A132];[$optimize_tfidf_split8_level2.A132];[$optimize_tfidf_split9_level2.A132])" office:value-type="float" office:value="7" calcext:value-type="float">
            <text:p>7</text:p>
          </table:table-cell>
          <table:table-cell table:formula="of:=MIN([$optimize_tfidf_split0_level2.B132];[$optimize_tfidf_split1_level2.B132];[$optimize_tfidf_split2_level2.B132];[$optimize_tfidf_split3_level2.B132];[$optimize_tfidf_split4_level2.B132];[$optimize_tfidf_split5_level2.B132];[$optimize_tfidf_split6_level2.B132];[$optimize_tfidf_split7_level2.B132];[$optimize_tfidf_split8_level2.B132];[$optimize_tfidf_split9_level2.B132])" office:value-type="float" office:value="0.5" calcext:value-type="float">
            <text:p>0.5</text:p>
          </table:table-cell>
          <table:table-cell table:formula="of:=MIN([$optimize_tfidf_split0_level2.C132];[$optimize_tfidf_split1_level2.C132];[$optimize_tfidf_split2_level2.C132];[$optimize_tfidf_split3_level2.C132];[$optimize_tfidf_split4_level2.C132];[$optimize_tfidf_split5_level2.C132];[$optimize_tfidf_split6_level2.C132];[$optimize_tfidf_split7_level2.C132];[$optimize_tfidf_split8_level2.C132];[$optimize_tfidf_split9_level2.C132])" office:value-type="float" office:value="0.2166" calcext:value-type="float">
            <text:p>0.2166</text:p>
          </table:table-cell>
          <table:table-cell table:formula="of:=MIN([$optimize_tfidf_split0_level2.D132];[$optimize_tfidf_split1_level2.D132];[$optimize_tfidf_split2_level2.D132];[$optimize_tfidf_split3_level2.D132];[$optimize_tfidf_split4_level2.D132];[$optimize_tfidf_split5_level2.D132];[$optimize_tfidf_split6_level2.D132];[$optimize_tfidf_split7_level2.D132];[$optimize_tfidf_split8_level2.D132];[$optimize_tfidf_split9_level2.D132])" office:value-type="float" office:value="0.8103" calcext:value-type="float">
            <text:p>0.8103</text:p>
          </table:table-cell>
          <table:table-cell table:formula="of:=MIN([$optimize_tfidf_split0_level2.E132];[$optimize_tfidf_split1_level2.E132];[$optimize_tfidf_split2_level2.E132];[$optimize_tfidf_split3_level2.E132];[$optimize_tfidf_split4_level2.E132];[$optimize_tfidf_split5_level2.E132];[$optimize_tfidf_split6_level2.E132];[$optimize_tfidf_split7_level2.E132];[$optimize_tfidf_split8_level2.E132];[$optimize_tfidf_split9_level2.E13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152];[$optimize_tfidf_split1_level2.A152];[$optimize_tfidf_split2_level2.A152];[$optimize_tfidf_split3_level2.A152];[$optimize_tfidf_split4_level2.A152];[$optimize_tfidf_split5_level2.A152];[$optimize_tfidf_split6_level2.A152];[$optimize_tfidf_split7_level2.A152];[$optimize_tfidf_split8_level2.A152];[$optimize_tfidf_split9_level2.A152])" office:value-type="float" office:value="8" calcext:value-type="float">
            <text:p>8</text:p>
          </table:table-cell>
          <table:table-cell table:formula="of:=MIN([$optimize_tfidf_split0_level2.B152];[$optimize_tfidf_split1_level2.B152];[$optimize_tfidf_split2_level2.B152];[$optimize_tfidf_split3_level2.B152];[$optimize_tfidf_split4_level2.B152];[$optimize_tfidf_split5_level2.B152];[$optimize_tfidf_split6_level2.B152];[$optimize_tfidf_split7_level2.B152];[$optimize_tfidf_split8_level2.B152];[$optimize_tfidf_split9_level2.B152])" office:value-type="float" office:value="0.5" calcext:value-type="float">
            <text:p>0.5</text:p>
          </table:table-cell>
          <table:table-cell table:formula="of:=MIN([$optimize_tfidf_split0_level2.C152];[$optimize_tfidf_split1_level2.C152];[$optimize_tfidf_split2_level2.C152];[$optimize_tfidf_split3_level2.C152];[$optimize_tfidf_split4_level2.C152];[$optimize_tfidf_split5_level2.C152];[$optimize_tfidf_split6_level2.C152];[$optimize_tfidf_split7_level2.C152];[$optimize_tfidf_split8_level2.C152];[$optimize_tfidf_split9_level2.C152])" office:value-type="float" office:value="0.2166" calcext:value-type="float">
            <text:p>0.2166</text:p>
          </table:table-cell>
          <table:table-cell table:formula="of:=MIN([$optimize_tfidf_split0_level2.D152];[$optimize_tfidf_split1_level2.D152];[$optimize_tfidf_split2_level2.D152];[$optimize_tfidf_split3_level2.D152];[$optimize_tfidf_split4_level2.D152];[$optimize_tfidf_split5_level2.D152];[$optimize_tfidf_split6_level2.D152];[$optimize_tfidf_split7_level2.D152];[$optimize_tfidf_split8_level2.D152];[$optimize_tfidf_split9_level2.D152])" office:value-type="float" office:value="0.8103" calcext:value-type="float">
            <text:p>0.8103</text:p>
          </table:table-cell>
          <table:table-cell table:formula="of:=MIN([$optimize_tfidf_split0_level2.E152];[$optimize_tfidf_split1_level2.E152];[$optimize_tfidf_split2_level2.E152];[$optimize_tfidf_split3_level2.E152];[$optimize_tfidf_split4_level2.E152];[$optimize_tfidf_split5_level2.E152];[$optimize_tfidf_split6_level2.E152];[$optimize_tfidf_split7_level2.E152];[$optimize_tfidf_split8_level2.E152];[$optimize_tfidf_split9_level2.E15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172];[$optimize_tfidf_split1_level2.A172];[$optimize_tfidf_split2_level2.A172];[$optimize_tfidf_split3_level2.A172];[$optimize_tfidf_split4_level2.A172];[$optimize_tfidf_split5_level2.A172];[$optimize_tfidf_split6_level2.A172];[$optimize_tfidf_split7_level2.A172];[$optimize_tfidf_split8_level2.A172];[$optimize_tfidf_split9_level2.A172])" office:value-type="float" office:value="9" calcext:value-type="float">
            <text:p>9</text:p>
          </table:table-cell>
          <table:table-cell table:formula="of:=MIN([$optimize_tfidf_split0_level2.B172];[$optimize_tfidf_split1_level2.B172];[$optimize_tfidf_split2_level2.B172];[$optimize_tfidf_split3_level2.B172];[$optimize_tfidf_split4_level2.B172];[$optimize_tfidf_split5_level2.B172];[$optimize_tfidf_split6_level2.B172];[$optimize_tfidf_split7_level2.B172];[$optimize_tfidf_split8_level2.B172];[$optimize_tfidf_split9_level2.B172])" office:value-type="float" office:value="0.5" calcext:value-type="float">
            <text:p>0.5</text:p>
          </table:table-cell>
          <table:table-cell table:formula="of:=MIN([$optimize_tfidf_split0_level2.C172];[$optimize_tfidf_split1_level2.C172];[$optimize_tfidf_split2_level2.C172];[$optimize_tfidf_split3_level2.C172];[$optimize_tfidf_split4_level2.C172];[$optimize_tfidf_split5_level2.C172];[$optimize_tfidf_split6_level2.C172];[$optimize_tfidf_split7_level2.C172];[$optimize_tfidf_split8_level2.C172];[$optimize_tfidf_split9_level2.C172])" office:value-type="float" office:value="0.2166" calcext:value-type="float">
            <text:p>0.2166</text:p>
          </table:table-cell>
          <table:table-cell table:formula="of:=MIN([$optimize_tfidf_split0_level2.D172];[$optimize_tfidf_split1_level2.D172];[$optimize_tfidf_split2_level2.D172];[$optimize_tfidf_split3_level2.D172];[$optimize_tfidf_split4_level2.D172];[$optimize_tfidf_split5_level2.D172];[$optimize_tfidf_split6_level2.D172];[$optimize_tfidf_split7_level2.D172];[$optimize_tfidf_split8_level2.D172];[$optimize_tfidf_split9_level2.D172])" office:value-type="float" office:value="0.8103" calcext:value-type="float">
            <text:p>0.8103</text:p>
          </table:table-cell>
          <table:table-cell table:formula="of:=MIN([$optimize_tfidf_split0_level2.E172];[$optimize_tfidf_split1_level2.E172];[$optimize_tfidf_split2_level2.E172];[$optimize_tfidf_split3_level2.E172];[$optimize_tfidf_split4_level2.E172];[$optimize_tfidf_split5_level2.E172];[$optimize_tfidf_split6_level2.E172];[$optimize_tfidf_split7_level2.E172];[$optimize_tfidf_split8_level2.E172];[$optimize_tfidf_split9_level2.E17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192];[$optimize_tfidf_split1_level2.A192];[$optimize_tfidf_split2_level2.A192];[$optimize_tfidf_split3_level2.A192];[$optimize_tfidf_split4_level2.A192];[$optimize_tfidf_split5_level2.A192];[$optimize_tfidf_split6_level2.A192];[$optimize_tfidf_split7_level2.A192];[$optimize_tfidf_split8_level2.A192];[$optimize_tfidf_split9_level2.A192])" office:value-type="float" office:value="10" calcext:value-type="float">
            <text:p>10</text:p>
          </table:table-cell>
          <table:table-cell table:formula="of:=MIN([$optimize_tfidf_split0_level2.B192];[$optimize_tfidf_split1_level2.B192];[$optimize_tfidf_split2_level2.B192];[$optimize_tfidf_split3_level2.B192];[$optimize_tfidf_split4_level2.B192];[$optimize_tfidf_split5_level2.B192];[$optimize_tfidf_split6_level2.B192];[$optimize_tfidf_split7_level2.B192];[$optimize_tfidf_split8_level2.B192];[$optimize_tfidf_split9_level2.B192])" office:value-type="float" office:value="0.5" calcext:value-type="float">
            <text:p>0.5</text:p>
          </table:table-cell>
          <table:table-cell table:formula="of:=MIN([$optimize_tfidf_split0_level2.C192];[$optimize_tfidf_split1_level2.C192];[$optimize_tfidf_split2_level2.C192];[$optimize_tfidf_split3_level2.C192];[$optimize_tfidf_split4_level2.C192];[$optimize_tfidf_split5_level2.C192];[$optimize_tfidf_split6_level2.C192];[$optimize_tfidf_split7_level2.C192];[$optimize_tfidf_split8_level2.C192];[$optimize_tfidf_split9_level2.C192])" office:value-type="float" office:value="0.2166" calcext:value-type="float">
            <text:p>0.2166</text:p>
          </table:table-cell>
          <table:table-cell table:formula="of:=MIN([$optimize_tfidf_split0_level2.D192];[$optimize_tfidf_split1_level2.D192];[$optimize_tfidf_split2_level2.D192];[$optimize_tfidf_split3_level2.D192];[$optimize_tfidf_split4_level2.D192];[$optimize_tfidf_split5_level2.D192];[$optimize_tfidf_split6_level2.D192];[$optimize_tfidf_split7_level2.D192];[$optimize_tfidf_split8_level2.D192];[$optimize_tfidf_split9_level2.D192])" office:value-type="float" office:value="0.8103" calcext:value-type="float">
            <text:p>0.8103</text:p>
          </table:table-cell>
          <table:table-cell table:formula="of:=MIN([$optimize_tfidf_split0_level2.E192];[$optimize_tfidf_split1_level2.E192];[$optimize_tfidf_split2_level2.E192];[$optimize_tfidf_split3_level2.E192];[$optimize_tfidf_split4_level2.E192];[$optimize_tfidf_split5_level2.E192];[$optimize_tfidf_split6_level2.E192];[$optimize_tfidf_split7_level2.E192];[$optimize_tfidf_split8_level2.E192];[$optimize_tfidf_split9_level2.E19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212];[$optimize_tfidf_split1_level2.A212];[$optimize_tfidf_split2_level2.A212];[$optimize_tfidf_split3_level2.A212];[$optimize_tfidf_split4_level2.A212];[$optimize_tfidf_split5_level2.A212];[$optimize_tfidf_split6_level2.A212];[$optimize_tfidf_split7_level2.A212];[$optimize_tfidf_split8_level2.A212];[$optimize_tfidf_split9_level2.A212])" office:value-type="float" office:value="11" calcext:value-type="float">
            <text:p>11</text:p>
          </table:table-cell>
          <table:table-cell table:formula="of:=MIN([$optimize_tfidf_split0_level2.B212];[$optimize_tfidf_split1_level2.B212];[$optimize_tfidf_split2_level2.B212];[$optimize_tfidf_split3_level2.B212];[$optimize_tfidf_split4_level2.B212];[$optimize_tfidf_split5_level2.B212];[$optimize_tfidf_split6_level2.B212];[$optimize_tfidf_split7_level2.B212];[$optimize_tfidf_split8_level2.B212];[$optimize_tfidf_split9_level2.B212])" office:value-type="float" office:value="0.5" calcext:value-type="float">
            <text:p>0.5</text:p>
          </table:table-cell>
          <table:table-cell table:formula="of:=MIN([$optimize_tfidf_split0_level2.C212];[$optimize_tfidf_split1_level2.C212];[$optimize_tfidf_split2_level2.C212];[$optimize_tfidf_split3_level2.C212];[$optimize_tfidf_split4_level2.C212];[$optimize_tfidf_split5_level2.C212];[$optimize_tfidf_split6_level2.C212];[$optimize_tfidf_split7_level2.C212];[$optimize_tfidf_split8_level2.C212];[$optimize_tfidf_split9_level2.C212])" office:value-type="float" office:value="0.2166" calcext:value-type="float">
            <text:p>0.2166</text:p>
          </table:table-cell>
          <table:table-cell table:formula="of:=MIN([$optimize_tfidf_split0_level2.D212];[$optimize_tfidf_split1_level2.D212];[$optimize_tfidf_split2_level2.D212];[$optimize_tfidf_split3_level2.D212];[$optimize_tfidf_split4_level2.D212];[$optimize_tfidf_split5_level2.D212];[$optimize_tfidf_split6_level2.D212];[$optimize_tfidf_split7_level2.D212];[$optimize_tfidf_split8_level2.D212];[$optimize_tfidf_split9_level2.D212])" office:value-type="float" office:value="0.8103" calcext:value-type="float">
            <text:p>0.8103</text:p>
          </table:table-cell>
          <table:table-cell table:formula="of:=MIN([$optimize_tfidf_split0_level2.E212];[$optimize_tfidf_split1_level2.E212];[$optimize_tfidf_split2_level2.E212];[$optimize_tfidf_split3_level2.E212];[$optimize_tfidf_split4_level2.E212];[$optimize_tfidf_split5_level2.E212];[$optimize_tfidf_split6_level2.E212];[$optimize_tfidf_split7_level2.E212];[$optimize_tfidf_split8_level2.E212];[$optimize_tfidf_split9_level2.E21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232];[$optimize_tfidf_split1_level2.A232];[$optimize_tfidf_split2_level2.A232];[$optimize_tfidf_split3_level2.A232];[$optimize_tfidf_split4_level2.A232];[$optimize_tfidf_split5_level2.A232];[$optimize_tfidf_split6_level2.A232];[$optimize_tfidf_split7_level2.A232];[$optimize_tfidf_split8_level2.A232];[$optimize_tfidf_split9_level2.A232])" office:value-type="float" office:value="12" calcext:value-type="float">
            <text:p>12</text:p>
          </table:table-cell>
          <table:table-cell table:formula="of:=MIN([$optimize_tfidf_split0_level2.B232];[$optimize_tfidf_split1_level2.B232];[$optimize_tfidf_split2_level2.B232];[$optimize_tfidf_split3_level2.B232];[$optimize_tfidf_split4_level2.B232];[$optimize_tfidf_split5_level2.B232];[$optimize_tfidf_split6_level2.B232];[$optimize_tfidf_split7_level2.B232];[$optimize_tfidf_split8_level2.B232];[$optimize_tfidf_split9_level2.B232])" office:value-type="float" office:value="0.5" calcext:value-type="float">
            <text:p>0.5</text:p>
          </table:table-cell>
          <table:table-cell table:formula="of:=MIN([$optimize_tfidf_split0_level2.C232];[$optimize_tfidf_split1_level2.C232];[$optimize_tfidf_split2_level2.C232];[$optimize_tfidf_split3_level2.C232];[$optimize_tfidf_split4_level2.C232];[$optimize_tfidf_split5_level2.C232];[$optimize_tfidf_split6_level2.C232];[$optimize_tfidf_split7_level2.C232];[$optimize_tfidf_split8_level2.C232];[$optimize_tfidf_split9_level2.C232])" office:value-type="float" office:value="0.2166" calcext:value-type="float">
            <text:p>0.2166</text:p>
          </table:table-cell>
          <table:table-cell table:formula="of:=MIN([$optimize_tfidf_split0_level2.D232];[$optimize_tfidf_split1_level2.D232];[$optimize_tfidf_split2_level2.D232];[$optimize_tfidf_split3_level2.D232];[$optimize_tfidf_split4_level2.D232];[$optimize_tfidf_split5_level2.D232];[$optimize_tfidf_split6_level2.D232];[$optimize_tfidf_split7_level2.D232];[$optimize_tfidf_split8_level2.D232];[$optimize_tfidf_split9_level2.D232])" office:value-type="float" office:value="0.8103" calcext:value-type="float">
            <text:p>0.8103</text:p>
          </table:table-cell>
          <table:table-cell table:formula="of:=MIN([$optimize_tfidf_split0_level2.E232];[$optimize_tfidf_split1_level2.E232];[$optimize_tfidf_split2_level2.E232];[$optimize_tfidf_split3_level2.E232];[$optimize_tfidf_split4_level2.E232];[$optimize_tfidf_split5_level2.E232];[$optimize_tfidf_split6_level2.E232];[$optimize_tfidf_split7_level2.E232];[$optimize_tfidf_split8_level2.E232];[$optimize_tfidf_split9_level2.E23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252];[$optimize_tfidf_split1_level2.A252];[$optimize_tfidf_split2_level2.A252];[$optimize_tfidf_split3_level2.A252];[$optimize_tfidf_split4_level2.A252];[$optimize_tfidf_split5_level2.A252];[$optimize_tfidf_split6_level2.A252];[$optimize_tfidf_split7_level2.A252];[$optimize_tfidf_split8_level2.A252];[$optimize_tfidf_split9_level2.A252])" office:value-type="float" office:value="13" calcext:value-type="float">
            <text:p>13</text:p>
          </table:table-cell>
          <table:table-cell table:formula="of:=MIN([$optimize_tfidf_split0_level2.B252];[$optimize_tfidf_split1_level2.B252];[$optimize_tfidf_split2_level2.B252];[$optimize_tfidf_split3_level2.B252];[$optimize_tfidf_split4_level2.B252];[$optimize_tfidf_split5_level2.B252];[$optimize_tfidf_split6_level2.B252];[$optimize_tfidf_split7_level2.B252];[$optimize_tfidf_split8_level2.B252];[$optimize_tfidf_split9_level2.B252])" office:value-type="float" office:value="0.5" calcext:value-type="float">
            <text:p>0.5</text:p>
          </table:table-cell>
          <table:table-cell table:formula="of:=MIN([$optimize_tfidf_split0_level2.C252];[$optimize_tfidf_split1_level2.C252];[$optimize_tfidf_split2_level2.C252];[$optimize_tfidf_split3_level2.C252];[$optimize_tfidf_split4_level2.C252];[$optimize_tfidf_split5_level2.C252];[$optimize_tfidf_split6_level2.C252];[$optimize_tfidf_split7_level2.C252];[$optimize_tfidf_split8_level2.C252];[$optimize_tfidf_split9_level2.C252])" office:value-type="float" office:value="0.2166" calcext:value-type="float">
            <text:p>0.2166</text:p>
          </table:table-cell>
          <table:table-cell table:formula="of:=MIN([$optimize_tfidf_split0_level2.D252];[$optimize_tfidf_split1_level2.D252];[$optimize_tfidf_split2_level2.D252];[$optimize_tfidf_split3_level2.D252];[$optimize_tfidf_split4_level2.D252];[$optimize_tfidf_split5_level2.D252];[$optimize_tfidf_split6_level2.D252];[$optimize_tfidf_split7_level2.D252];[$optimize_tfidf_split8_level2.D252];[$optimize_tfidf_split9_level2.D252])" office:value-type="float" office:value="0.8103" calcext:value-type="float">
            <text:p>0.8103</text:p>
          </table:table-cell>
          <table:table-cell table:formula="of:=MIN([$optimize_tfidf_split0_level2.E252];[$optimize_tfidf_split1_level2.E252];[$optimize_tfidf_split2_level2.E252];[$optimize_tfidf_split3_level2.E252];[$optimize_tfidf_split4_level2.E252];[$optimize_tfidf_split5_level2.E252];[$optimize_tfidf_split6_level2.E252];[$optimize_tfidf_split7_level2.E252];[$optimize_tfidf_split8_level2.E252];[$optimize_tfidf_split9_level2.E25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272];[$optimize_tfidf_split1_level2.A272];[$optimize_tfidf_split2_level2.A272];[$optimize_tfidf_split3_level2.A272];[$optimize_tfidf_split4_level2.A272];[$optimize_tfidf_split5_level2.A272];[$optimize_tfidf_split6_level2.A272];[$optimize_tfidf_split7_level2.A272];[$optimize_tfidf_split8_level2.A272];[$optimize_tfidf_split9_level2.A272])" office:value-type="float" office:value="14" calcext:value-type="float">
            <text:p>14</text:p>
          </table:table-cell>
          <table:table-cell table:formula="of:=MIN([$optimize_tfidf_split0_level2.B272];[$optimize_tfidf_split1_level2.B272];[$optimize_tfidf_split2_level2.B272];[$optimize_tfidf_split3_level2.B272];[$optimize_tfidf_split4_level2.B272];[$optimize_tfidf_split5_level2.B272];[$optimize_tfidf_split6_level2.B272];[$optimize_tfidf_split7_level2.B272];[$optimize_tfidf_split8_level2.B272];[$optimize_tfidf_split9_level2.B272])" office:value-type="float" office:value="0.5" calcext:value-type="float">
            <text:p>0.5</text:p>
          </table:table-cell>
          <table:table-cell table:formula="of:=MIN([$optimize_tfidf_split0_level2.C272];[$optimize_tfidf_split1_level2.C272];[$optimize_tfidf_split2_level2.C272];[$optimize_tfidf_split3_level2.C272];[$optimize_tfidf_split4_level2.C272];[$optimize_tfidf_split5_level2.C272];[$optimize_tfidf_split6_level2.C272];[$optimize_tfidf_split7_level2.C272];[$optimize_tfidf_split8_level2.C272];[$optimize_tfidf_split9_level2.C272])" office:value-type="float" office:value="0.2166" calcext:value-type="float">
            <text:p>0.2166</text:p>
          </table:table-cell>
          <table:table-cell table:formula="of:=MIN([$optimize_tfidf_split0_level2.D272];[$optimize_tfidf_split1_level2.D272];[$optimize_tfidf_split2_level2.D272];[$optimize_tfidf_split3_level2.D272];[$optimize_tfidf_split4_level2.D272];[$optimize_tfidf_split5_level2.D272];[$optimize_tfidf_split6_level2.D272];[$optimize_tfidf_split7_level2.D272];[$optimize_tfidf_split8_level2.D272];[$optimize_tfidf_split9_level2.D272])" office:value-type="float" office:value="0.8103" calcext:value-type="float">
            <text:p>0.8103</text:p>
          </table:table-cell>
          <table:table-cell table:formula="of:=MIN([$optimize_tfidf_split0_level2.E272];[$optimize_tfidf_split1_level2.E272];[$optimize_tfidf_split2_level2.E272];[$optimize_tfidf_split3_level2.E272];[$optimize_tfidf_split4_level2.E272];[$optimize_tfidf_split5_level2.E272];[$optimize_tfidf_split6_level2.E272];[$optimize_tfidf_split7_level2.E272];[$optimize_tfidf_split8_level2.E272];[$optimize_tfidf_split9_level2.E27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292];[$optimize_tfidf_split1_level2.A292];[$optimize_tfidf_split2_level2.A292];[$optimize_tfidf_split3_level2.A292];[$optimize_tfidf_split4_level2.A292];[$optimize_tfidf_split5_level2.A292];[$optimize_tfidf_split6_level2.A292];[$optimize_tfidf_split7_level2.A292];[$optimize_tfidf_split8_level2.A292];[$optimize_tfidf_split9_level2.A292])" office:value-type="float" office:value="15" calcext:value-type="float">
            <text:p>15</text:p>
          </table:table-cell>
          <table:table-cell table:formula="of:=MIN([$optimize_tfidf_split0_level2.B292];[$optimize_tfidf_split1_level2.B292];[$optimize_tfidf_split2_level2.B292];[$optimize_tfidf_split3_level2.B292];[$optimize_tfidf_split4_level2.B292];[$optimize_tfidf_split5_level2.B292];[$optimize_tfidf_split6_level2.B292];[$optimize_tfidf_split7_level2.B292];[$optimize_tfidf_split8_level2.B292];[$optimize_tfidf_split9_level2.B292])" office:value-type="float" office:value="0.5" calcext:value-type="float">
            <text:p>0.5</text:p>
          </table:table-cell>
          <table:table-cell table:formula="of:=MIN([$optimize_tfidf_split0_level2.C292];[$optimize_tfidf_split1_level2.C292];[$optimize_tfidf_split2_level2.C292];[$optimize_tfidf_split3_level2.C292];[$optimize_tfidf_split4_level2.C292];[$optimize_tfidf_split5_level2.C292];[$optimize_tfidf_split6_level2.C292];[$optimize_tfidf_split7_level2.C292];[$optimize_tfidf_split8_level2.C292];[$optimize_tfidf_split9_level2.C292])" office:value-type="float" office:value="0.2166" calcext:value-type="float">
            <text:p>0.2166</text:p>
          </table:table-cell>
          <table:table-cell table:formula="of:=MIN([$optimize_tfidf_split0_level2.D292];[$optimize_tfidf_split1_level2.D292];[$optimize_tfidf_split2_level2.D292];[$optimize_tfidf_split3_level2.D292];[$optimize_tfidf_split4_level2.D292];[$optimize_tfidf_split5_level2.D292];[$optimize_tfidf_split6_level2.D292];[$optimize_tfidf_split7_level2.D292];[$optimize_tfidf_split8_level2.D292];[$optimize_tfidf_split9_level2.D292])" office:value-type="float" office:value="0.8103" calcext:value-type="float">
            <text:p>0.8103</text:p>
          </table:table-cell>
          <table:table-cell table:formula="of:=MIN([$optimize_tfidf_split0_level2.E292];[$optimize_tfidf_split1_level2.E292];[$optimize_tfidf_split2_level2.E292];[$optimize_tfidf_split3_level2.E292];[$optimize_tfidf_split4_level2.E292];[$optimize_tfidf_split5_level2.E292];[$optimize_tfidf_split6_level2.E292];[$optimize_tfidf_split7_level2.E292];[$optimize_tfidf_split8_level2.E292];[$optimize_tfidf_split9_level2.E292])" office:value-type="float" office:value="0.3317" calcext:value-type="float">
            <text:p>0.3317</text:p>
          </table:table-cell>
        </table:table-row>
        <table:table-row table:style-name="ro1">
          <table:table-cell table:formula="of:=MIN([$optimize_tfidf_split0_level2.A13];[$optimize_tfidf_split1_level2.A13];[$optimize_tfidf_split2_level2.A13];[$optimize_tfidf_split3_level2.A13];[$optimize_tfidf_split4_level2.A13];[$optimize_tfidf_split5_level2.A13];[$optimize_tfidf_split6_level2.A13];[$optimize_tfidf_split7_level2.A13];[$optimize_tfidf_split8_level2.A13];[$optimize_tfidf_split9_level2.A13])" office:value-type="float" office:value="1" calcext:value-type="float">
            <text:p>1</text:p>
          </table:table-cell>
          <table:table-cell table:formula="of:=MIN([$optimize_tfidf_split0_level2.B13];[$optimize_tfidf_split1_level2.B13];[$optimize_tfidf_split2_level2.B13];[$optimize_tfidf_split3_level2.B13];[$optimize_tfidf_split4_level2.B13];[$optimize_tfidf_split5_level2.B13];[$optimize_tfidf_split6_level2.B13];[$optimize_tfidf_split7_level2.B13];[$optimize_tfidf_split8_level2.B13];[$optimize_tfidf_split9_level2.B13])" office:value-type="float" office:value="0.55" calcext:value-type="float">
            <text:p>0.55</text:p>
          </table:table-cell>
          <table:table-cell table:formula="of:=MIN([$optimize_tfidf_split0_level2.C13];[$optimize_tfidf_split1_level2.C13];[$optimize_tfidf_split2_level2.C13];[$optimize_tfidf_split3_level2.C13];[$optimize_tfidf_split4_level2.C13];[$optimize_tfidf_split5_level2.C13];[$optimize_tfidf_split6_level2.C13];[$optimize_tfidf_split7_level2.C13];[$optimize_tfidf_split8_level2.C13];[$optimize_tfidf_split9_level2.C13])" office:value-type="float" office:value="0.3577" calcext:value-type="float">
            <text:p>0.3577</text:p>
          </table:table-cell>
          <table:table-cell table:formula="of:=MIN([$optimize_tfidf_split0_level2.D13];[$optimize_tfidf_split1_level2.D13];[$optimize_tfidf_split2_level2.D13];[$optimize_tfidf_split3_level2.D13];[$optimize_tfidf_split4_level2.D13];[$optimize_tfidf_split5_level2.D13];[$optimize_tfidf_split6_level2.D13];[$optimize_tfidf_split7_level2.D13];[$optimize_tfidf_split8_level2.D13];[$optimize_tfidf_split9_level2.D13])" office:value-type="float" office:value="0.2859" calcext:value-type="float">
            <text:p>0.2859</text:p>
          </table:table-cell>
          <table:table-cell table:formula="of:=MIN([$optimize_tfidf_split0_level2.E13];[$optimize_tfidf_split1_level2.E13];[$optimize_tfidf_split2_level2.E13];[$optimize_tfidf_split3_level2.E13];[$optimize_tfidf_split4_level2.E13];[$optimize_tfidf_split5_level2.E13];[$optimize_tfidf_split6_level2.E13];[$optimize_tfidf_split7_level2.E13];[$optimize_tfidf_split8_level2.E13];[$optimize_tfidf_split9_level2.E13])" office:value-type="float" office:value="0.3098" calcext:value-type="float">
            <text:p>0.3098</text:p>
          </table:table-cell>
        </table:table-row>
        <table:table-row table:style-name="ro1">
          <table:table-cell table:formula="of:=MIN([$optimize_tfidf_split0_level2.A33];[$optimize_tfidf_split1_level2.A33];[$optimize_tfidf_split2_level2.A33];[$optimize_tfidf_split3_level2.A33];[$optimize_tfidf_split4_level2.A33];[$optimize_tfidf_split5_level2.A33];[$optimize_tfidf_split6_level2.A33];[$optimize_tfidf_split7_level2.A33];[$optimize_tfidf_split8_level2.A33];[$optimize_tfidf_split9_level2.A33])" office:value-type="float" office:value="2" calcext:value-type="float">
            <text:p>2</text:p>
          </table:table-cell>
          <table:table-cell table:formula="of:=MIN([$optimize_tfidf_split0_level2.B33];[$optimize_tfidf_split1_level2.B33];[$optimize_tfidf_split2_level2.B33];[$optimize_tfidf_split3_level2.B33];[$optimize_tfidf_split4_level2.B33];[$optimize_tfidf_split5_level2.B33];[$optimize_tfidf_split6_level2.B33];[$optimize_tfidf_split7_level2.B33];[$optimize_tfidf_split8_level2.B33];[$optimize_tfidf_split9_level2.B33])" office:value-type="float" office:value="0.55" calcext:value-type="float">
            <text:p>0.55</text:p>
          </table:table-cell>
          <table:table-cell table:formula="of:=MIN([$optimize_tfidf_split0_level2.C33];[$optimize_tfidf_split1_level2.C33];[$optimize_tfidf_split2_level2.C33];[$optimize_tfidf_split3_level2.C33];[$optimize_tfidf_split4_level2.C33];[$optimize_tfidf_split5_level2.C33];[$optimize_tfidf_split6_level2.C33];[$optimize_tfidf_split7_level2.C33];[$optimize_tfidf_split8_level2.C33];[$optimize_tfidf_split9_level2.C33])" office:value-type="float" office:value="0.3553" calcext:value-type="float">
            <text:p>0.3553</text:p>
          </table:table-cell>
          <table:table-cell table:formula="of:=MIN([$optimize_tfidf_split0_level2.D33];[$optimize_tfidf_split1_level2.D33];[$optimize_tfidf_split2_level2.D33];[$optimize_tfidf_split3_level2.D33];[$optimize_tfidf_split4_level2.D33];[$optimize_tfidf_split5_level2.D33];[$optimize_tfidf_split6_level2.D33];[$optimize_tfidf_split7_level2.D33];[$optimize_tfidf_split8_level2.D33];[$optimize_tfidf_split9_level2.D33])" office:value-type="float" office:value="0.5724" calcext:value-type="float">
            <text:p>0.5724</text:p>
          </table:table-cell>
          <table:table-cell table:formula="of:=MIN([$optimize_tfidf_split0_level2.E33];[$optimize_tfidf_split1_level2.E33];[$optimize_tfidf_split2_level2.E33];[$optimize_tfidf_split3_level2.E33];[$optimize_tfidf_split4_level2.E33];[$optimize_tfidf_split5_level2.E33];[$optimize_tfidf_split6_level2.E33];[$optimize_tfidf_split7_level2.E33];[$optimize_tfidf_split8_level2.E33];[$optimize_tfidf_split9_level2.E33])" office:value-type="float" office:value="0.4272" calcext:value-type="float">
            <text:p>0.4272</text:p>
          </table:table-cell>
        </table:table-row>
        <table:table-row table:style-name="ro1">
          <table:table-cell table:formula="of:=MIN([$optimize_tfidf_split0_level2.A53];[$optimize_tfidf_split1_level2.A53];[$optimize_tfidf_split2_level2.A53];[$optimize_tfidf_split3_level2.A53];[$optimize_tfidf_split4_level2.A53];[$optimize_tfidf_split5_level2.A53];[$optimize_tfidf_split6_level2.A53];[$optimize_tfidf_split7_level2.A53];[$optimize_tfidf_split8_level2.A53];[$optimize_tfidf_split9_level2.A53])" office:value-type="float" office:value="3" calcext:value-type="float">
            <text:p>3</text:p>
          </table:table-cell>
          <table:table-cell table:formula="of:=MIN([$optimize_tfidf_split0_level2.B53];[$optimize_tfidf_split1_level2.B53];[$optimize_tfidf_split2_level2.B53];[$optimize_tfidf_split3_level2.B53];[$optimize_tfidf_split4_level2.B53];[$optimize_tfidf_split5_level2.B53];[$optimize_tfidf_split6_level2.B53];[$optimize_tfidf_split7_level2.B53];[$optimize_tfidf_split8_level2.B53];[$optimize_tfidf_split9_level2.B53])" office:value-type="float" office:value="0.55" calcext:value-type="float">
            <text:p>0.55</text:p>
          </table:table-cell>
          <table:table-cell table:formula="of:=MIN([$optimize_tfidf_split0_level2.C53];[$optimize_tfidf_split1_level2.C53];[$optimize_tfidf_split2_level2.C53];[$optimize_tfidf_split3_level2.C53];[$optimize_tfidf_split4_level2.C53];[$optimize_tfidf_split5_level2.C53];[$optimize_tfidf_split6_level2.C53];[$optimize_tfidf_split7_level2.C53];[$optimize_tfidf_split8_level2.C53];[$optimize_tfidf_split9_level2.C53])" office:value-type="float" office:value="0.2967" calcext:value-type="float">
            <text:p>0.2967</text:p>
          </table:table-cell>
          <table:table-cell table:formula="of:=MIN([$optimize_tfidf_split0_level2.D53];[$optimize_tfidf_split1_level2.D53];[$optimize_tfidf_split2_level2.D53];[$optimize_tfidf_split3_level2.D53];[$optimize_tfidf_split4_level2.D53];[$optimize_tfidf_split5_level2.D53];[$optimize_tfidf_split6_level2.D53];[$optimize_tfidf_split7_level2.D53];[$optimize_tfidf_split8_level2.D53];[$optimize_tfidf_split9_level2.D53])" office:value-type="float" office:value="0.6962" calcext:value-type="float">
            <text:p>0.6962</text:p>
          </table:table-cell>
          <table:table-cell table:formula="of:=MIN([$optimize_tfidf_split0_level2.E53];[$optimize_tfidf_split1_level2.E53];[$optimize_tfidf_split2_level2.E53];[$optimize_tfidf_split3_level2.E53];[$optimize_tfidf_split4_level2.E53];[$optimize_tfidf_split5_level2.E53];[$optimize_tfidf_split6_level2.E53];[$optimize_tfidf_split7_level2.E53];[$optimize_tfidf_split8_level2.E53];[$optimize_tfidf_split9_level2.E53])" office:value-type="float" office:value="0.4051" calcext:value-type="float">
            <text:p>0.4051</text:p>
          </table:table-cell>
        </table:table-row>
        <table:table-row table:style-name="ro1">
          <table:table-cell table:formula="of:=MIN([$optimize_tfidf_split0_level2.A73];[$optimize_tfidf_split1_level2.A73];[$optimize_tfidf_split2_level2.A73];[$optimize_tfidf_split3_level2.A73];[$optimize_tfidf_split4_level2.A73];[$optimize_tfidf_split5_level2.A73];[$optimize_tfidf_split6_level2.A73];[$optimize_tfidf_split7_level2.A73];[$optimize_tfidf_split8_level2.A73];[$optimize_tfidf_split9_level2.A73])" office:value-type="float" office:value="4" calcext:value-type="float">
            <text:p>4</text:p>
          </table:table-cell>
          <table:table-cell table:formula="of:=MIN([$optimize_tfidf_split0_level2.B73];[$optimize_tfidf_split1_level2.B73];[$optimize_tfidf_split2_level2.B73];[$optimize_tfidf_split3_level2.B73];[$optimize_tfidf_split4_level2.B73];[$optimize_tfidf_split5_level2.B73];[$optimize_tfidf_split6_level2.B73];[$optimize_tfidf_split7_level2.B73];[$optimize_tfidf_split8_level2.B73];[$optimize_tfidf_split9_level2.B73])" office:value-type="float" office:value="0.55" calcext:value-type="float">
            <text:p>0.55</text:p>
          </table:table-cell>
          <table:table-cell table:formula="of:=MIN([$optimize_tfidf_split0_level2.C73];[$optimize_tfidf_split1_level2.C73];[$optimize_tfidf_split2_level2.C73];[$optimize_tfidf_split3_level2.C73];[$optimize_tfidf_split4_level2.C73];[$optimize_tfidf_split5_level2.C73];[$optimize_tfidf_split6_level2.C73];[$optimize_tfidf_split7_level2.C73];[$optimize_tfidf_split8_level2.C73];[$optimize_tfidf_split9_level2.C73])" office:value-type="float" office:value="0.2456" calcext:value-type="float">
            <text:p>0.2456</text:p>
          </table:table-cell>
          <table:table-cell table:formula="of:=MIN([$optimize_tfidf_split0_level2.D73];[$optimize_tfidf_split1_level2.D73];[$optimize_tfidf_split2_level2.D73];[$optimize_tfidf_split3_level2.D73];[$optimize_tfidf_split4_level2.D73];[$optimize_tfidf_split5_level2.D73];[$optimize_tfidf_split6_level2.D73];[$optimize_tfidf_split7_level2.D73];[$optimize_tfidf_split8_level2.D73];[$optimize_tfidf_split9_level2.D73])" office:value-type="float" office:value="0.7467" calcext:value-type="float">
            <text:p>0.7467</text:p>
          </table:table-cell>
          <table:table-cell table:formula="of:=MIN([$optimize_tfidf_split0_level2.E73];[$optimize_tfidf_split1_level2.E73];[$optimize_tfidf_split2_level2.E73];[$optimize_tfidf_split3_level2.E73];[$optimize_tfidf_split4_level2.E73];[$optimize_tfidf_split5_level2.E73];[$optimize_tfidf_split6_level2.E73];[$optimize_tfidf_split7_level2.E73];[$optimize_tfidf_split8_level2.E73];[$optimize_tfidf_split9_level2.E73])" office:value-type="float" office:value="0.3612" calcext:value-type="float">
            <text:p>0.3612</text:p>
          </table:table-cell>
        </table:table-row>
        <table:table-row table:style-name="ro1">
          <table:table-cell table:formula="of:=MIN([$optimize_tfidf_split0_level2.A93];[$optimize_tfidf_split1_level2.A93];[$optimize_tfidf_split2_level2.A93];[$optimize_tfidf_split3_level2.A93];[$optimize_tfidf_split4_level2.A93];[$optimize_tfidf_split5_level2.A93];[$optimize_tfidf_split6_level2.A93];[$optimize_tfidf_split7_level2.A93];[$optimize_tfidf_split8_level2.A93];[$optimize_tfidf_split9_level2.A93])" office:value-type="float" office:value="5" calcext:value-type="float">
            <text:p>5</text:p>
          </table:table-cell>
          <table:table-cell table:formula="of:=MIN([$optimize_tfidf_split0_level2.B93];[$optimize_tfidf_split1_level2.B93];[$optimize_tfidf_split2_level2.B93];[$optimize_tfidf_split3_level2.B93];[$optimize_tfidf_split4_level2.B93];[$optimize_tfidf_split5_level2.B93];[$optimize_tfidf_split6_level2.B93];[$optimize_tfidf_split7_level2.B93];[$optimize_tfidf_split8_level2.B93];[$optimize_tfidf_split9_level2.B93])" office:value-type="float" office:value="0.55" calcext:value-type="float">
            <text:p>0.55</text:p>
          </table:table-cell>
          <table:table-cell table:formula="of:=MIN([$optimize_tfidf_split0_level2.C93];[$optimize_tfidf_split1_level2.C93];[$optimize_tfidf_split2_level2.C93];[$optimize_tfidf_split3_level2.C93];[$optimize_tfidf_split4_level2.C93];[$optimize_tfidf_split5_level2.C93];[$optimize_tfidf_split6_level2.C93];[$optimize_tfidf_split7_level2.C93];[$optimize_tfidf_split8_level2.C93];[$optimize_tfidf_split9_level2.C93])" office:value-type="float" office:value="0.2069" calcext:value-type="float">
            <text:p>0.2069</text:p>
          </table:table-cell>
          <table:table-cell table:formula="of:=MIN([$optimize_tfidf_split0_level2.D93];[$optimize_tfidf_split1_level2.D93];[$optimize_tfidf_split2_level2.D93];[$optimize_tfidf_split3_level2.D93];[$optimize_tfidf_split4_level2.D93];[$optimize_tfidf_split5_level2.D93];[$optimize_tfidf_split6_level2.D93];[$optimize_tfidf_split7_level2.D93];[$optimize_tfidf_split8_level2.D93];[$optimize_tfidf_split9_level2.D93])" office:value-type="float" office:value="0.7546" calcext:value-type="float">
            <text:p>0.7546</text:p>
          </table:table-cell>
          <table:table-cell table:formula="of:=MIN([$optimize_tfidf_split0_level2.E93];[$optimize_tfidf_split1_level2.E93];[$optimize_tfidf_split2_level2.E93];[$optimize_tfidf_split3_level2.E93];[$optimize_tfidf_split4_level2.E93];[$optimize_tfidf_split5_level2.E93];[$optimize_tfidf_split6_level2.E93];[$optimize_tfidf_split7_level2.E93];[$optimize_tfidf_split8_level2.E93];[$optimize_tfidf_split9_level2.E9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113];[$optimize_tfidf_split1_level2.A113];[$optimize_tfidf_split2_level2.A113];[$optimize_tfidf_split3_level2.A113];[$optimize_tfidf_split4_level2.A113];[$optimize_tfidf_split5_level2.A113];[$optimize_tfidf_split6_level2.A113];[$optimize_tfidf_split7_level2.A113];[$optimize_tfidf_split8_level2.A113];[$optimize_tfidf_split9_level2.A113])" office:value-type="float" office:value="6" calcext:value-type="float">
            <text:p>6</text:p>
          </table:table-cell>
          <table:table-cell table:formula="of:=MIN([$optimize_tfidf_split0_level2.B113];[$optimize_tfidf_split1_level2.B113];[$optimize_tfidf_split2_level2.B113];[$optimize_tfidf_split3_level2.B113];[$optimize_tfidf_split4_level2.B113];[$optimize_tfidf_split5_level2.B113];[$optimize_tfidf_split6_level2.B113];[$optimize_tfidf_split7_level2.B113];[$optimize_tfidf_split8_level2.B113];[$optimize_tfidf_split9_level2.B113])" office:value-type="float" office:value="0.55" calcext:value-type="float">
            <text:p>0.55</text:p>
          </table:table-cell>
          <table:table-cell table:formula="of:=MIN([$optimize_tfidf_split0_level2.C113];[$optimize_tfidf_split1_level2.C113];[$optimize_tfidf_split2_level2.C113];[$optimize_tfidf_split3_level2.C113];[$optimize_tfidf_split4_level2.C113];[$optimize_tfidf_split5_level2.C113];[$optimize_tfidf_split6_level2.C113];[$optimize_tfidf_split7_level2.C113];[$optimize_tfidf_split8_level2.C113];[$optimize_tfidf_split9_level2.C113])" office:value-type="float" office:value="0.2069" calcext:value-type="float">
            <text:p>0.2069</text:p>
          </table:table-cell>
          <table:table-cell table:formula="of:=MIN([$optimize_tfidf_split0_level2.D113];[$optimize_tfidf_split1_level2.D113];[$optimize_tfidf_split2_level2.D113];[$optimize_tfidf_split3_level2.D113];[$optimize_tfidf_split4_level2.D113];[$optimize_tfidf_split5_level2.D113];[$optimize_tfidf_split6_level2.D113];[$optimize_tfidf_split7_level2.D113];[$optimize_tfidf_split8_level2.D113];[$optimize_tfidf_split9_level2.D113])" office:value-type="float" office:value="0.7546" calcext:value-type="float">
            <text:p>0.7546</text:p>
          </table:table-cell>
          <table:table-cell table:formula="of:=MIN([$optimize_tfidf_split0_level2.E113];[$optimize_tfidf_split1_level2.E113];[$optimize_tfidf_split2_level2.E113];[$optimize_tfidf_split3_level2.E113];[$optimize_tfidf_split4_level2.E113];[$optimize_tfidf_split5_level2.E113];[$optimize_tfidf_split6_level2.E113];[$optimize_tfidf_split7_level2.E113];[$optimize_tfidf_split8_level2.E113];[$optimize_tfidf_split9_level2.E11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133];[$optimize_tfidf_split1_level2.A133];[$optimize_tfidf_split2_level2.A133];[$optimize_tfidf_split3_level2.A133];[$optimize_tfidf_split4_level2.A133];[$optimize_tfidf_split5_level2.A133];[$optimize_tfidf_split6_level2.A133];[$optimize_tfidf_split7_level2.A133];[$optimize_tfidf_split8_level2.A133];[$optimize_tfidf_split9_level2.A133])" office:value-type="float" office:value="7" calcext:value-type="float">
            <text:p>7</text:p>
          </table:table-cell>
          <table:table-cell table:formula="of:=MIN([$optimize_tfidf_split0_level2.B133];[$optimize_tfidf_split1_level2.B133];[$optimize_tfidf_split2_level2.B133];[$optimize_tfidf_split3_level2.B133];[$optimize_tfidf_split4_level2.B133];[$optimize_tfidf_split5_level2.B133];[$optimize_tfidf_split6_level2.B133];[$optimize_tfidf_split7_level2.B133];[$optimize_tfidf_split8_level2.B133];[$optimize_tfidf_split9_level2.B133])" office:value-type="float" office:value="0.55" calcext:value-type="float">
            <text:p>0.55</text:p>
          </table:table-cell>
          <table:table-cell table:formula="of:=MIN([$optimize_tfidf_split0_level2.C133];[$optimize_tfidf_split1_level2.C133];[$optimize_tfidf_split2_level2.C133];[$optimize_tfidf_split3_level2.C133];[$optimize_tfidf_split4_level2.C133];[$optimize_tfidf_split5_level2.C133];[$optimize_tfidf_split6_level2.C133];[$optimize_tfidf_split7_level2.C133];[$optimize_tfidf_split8_level2.C133];[$optimize_tfidf_split9_level2.C133])" office:value-type="float" office:value="0.2069" calcext:value-type="float">
            <text:p>0.2069</text:p>
          </table:table-cell>
          <table:table-cell table:formula="of:=MIN([$optimize_tfidf_split0_level2.D133];[$optimize_tfidf_split1_level2.D133];[$optimize_tfidf_split2_level2.D133];[$optimize_tfidf_split3_level2.D133];[$optimize_tfidf_split4_level2.D133];[$optimize_tfidf_split5_level2.D133];[$optimize_tfidf_split6_level2.D133];[$optimize_tfidf_split7_level2.D133];[$optimize_tfidf_split8_level2.D133];[$optimize_tfidf_split9_level2.D133])" office:value-type="float" office:value="0.7546" calcext:value-type="float">
            <text:p>0.7546</text:p>
          </table:table-cell>
          <table:table-cell table:formula="of:=MIN([$optimize_tfidf_split0_level2.E133];[$optimize_tfidf_split1_level2.E133];[$optimize_tfidf_split2_level2.E133];[$optimize_tfidf_split3_level2.E133];[$optimize_tfidf_split4_level2.E133];[$optimize_tfidf_split5_level2.E133];[$optimize_tfidf_split6_level2.E133];[$optimize_tfidf_split7_level2.E133];[$optimize_tfidf_split8_level2.E133];[$optimize_tfidf_split9_level2.E13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153];[$optimize_tfidf_split1_level2.A153];[$optimize_tfidf_split2_level2.A153];[$optimize_tfidf_split3_level2.A153];[$optimize_tfidf_split4_level2.A153];[$optimize_tfidf_split5_level2.A153];[$optimize_tfidf_split6_level2.A153];[$optimize_tfidf_split7_level2.A153];[$optimize_tfidf_split8_level2.A153];[$optimize_tfidf_split9_level2.A153])" office:value-type="float" office:value="8" calcext:value-type="float">
            <text:p>8</text:p>
          </table:table-cell>
          <table:table-cell table:formula="of:=MIN([$optimize_tfidf_split0_level2.B153];[$optimize_tfidf_split1_level2.B153];[$optimize_tfidf_split2_level2.B153];[$optimize_tfidf_split3_level2.B153];[$optimize_tfidf_split4_level2.B153];[$optimize_tfidf_split5_level2.B153];[$optimize_tfidf_split6_level2.B153];[$optimize_tfidf_split7_level2.B153];[$optimize_tfidf_split8_level2.B153];[$optimize_tfidf_split9_level2.B153])" office:value-type="float" office:value="0.55" calcext:value-type="float">
            <text:p>0.55</text:p>
          </table:table-cell>
          <table:table-cell table:formula="of:=MIN([$optimize_tfidf_split0_level2.C153];[$optimize_tfidf_split1_level2.C153];[$optimize_tfidf_split2_level2.C153];[$optimize_tfidf_split3_level2.C153];[$optimize_tfidf_split4_level2.C153];[$optimize_tfidf_split5_level2.C153];[$optimize_tfidf_split6_level2.C153];[$optimize_tfidf_split7_level2.C153];[$optimize_tfidf_split8_level2.C153];[$optimize_tfidf_split9_level2.C153])" office:value-type="float" office:value="0.2069" calcext:value-type="float">
            <text:p>0.2069</text:p>
          </table:table-cell>
          <table:table-cell table:formula="of:=MIN([$optimize_tfidf_split0_level2.D153];[$optimize_tfidf_split1_level2.D153];[$optimize_tfidf_split2_level2.D153];[$optimize_tfidf_split3_level2.D153];[$optimize_tfidf_split4_level2.D153];[$optimize_tfidf_split5_level2.D153];[$optimize_tfidf_split6_level2.D153];[$optimize_tfidf_split7_level2.D153];[$optimize_tfidf_split8_level2.D153];[$optimize_tfidf_split9_level2.D153])" office:value-type="float" office:value="0.7546" calcext:value-type="float">
            <text:p>0.7546</text:p>
          </table:table-cell>
          <table:table-cell table:formula="of:=MIN([$optimize_tfidf_split0_level2.E153];[$optimize_tfidf_split1_level2.E153];[$optimize_tfidf_split2_level2.E153];[$optimize_tfidf_split3_level2.E153];[$optimize_tfidf_split4_level2.E153];[$optimize_tfidf_split5_level2.E153];[$optimize_tfidf_split6_level2.E153];[$optimize_tfidf_split7_level2.E153];[$optimize_tfidf_split8_level2.E153];[$optimize_tfidf_split9_level2.E15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173];[$optimize_tfidf_split1_level2.A173];[$optimize_tfidf_split2_level2.A173];[$optimize_tfidf_split3_level2.A173];[$optimize_tfidf_split4_level2.A173];[$optimize_tfidf_split5_level2.A173];[$optimize_tfidf_split6_level2.A173];[$optimize_tfidf_split7_level2.A173];[$optimize_tfidf_split8_level2.A173];[$optimize_tfidf_split9_level2.A173])" office:value-type="float" office:value="9" calcext:value-type="float">
            <text:p>9</text:p>
          </table:table-cell>
          <table:table-cell table:formula="of:=MIN([$optimize_tfidf_split0_level2.B173];[$optimize_tfidf_split1_level2.B173];[$optimize_tfidf_split2_level2.B173];[$optimize_tfidf_split3_level2.B173];[$optimize_tfidf_split4_level2.B173];[$optimize_tfidf_split5_level2.B173];[$optimize_tfidf_split6_level2.B173];[$optimize_tfidf_split7_level2.B173];[$optimize_tfidf_split8_level2.B173];[$optimize_tfidf_split9_level2.B173])" office:value-type="float" office:value="0.55" calcext:value-type="float">
            <text:p>0.55</text:p>
          </table:table-cell>
          <table:table-cell table:formula="of:=MIN([$optimize_tfidf_split0_level2.C173];[$optimize_tfidf_split1_level2.C173];[$optimize_tfidf_split2_level2.C173];[$optimize_tfidf_split3_level2.C173];[$optimize_tfidf_split4_level2.C173];[$optimize_tfidf_split5_level2.C173];[$optimize_tfidf_split6_level2.C173];[$optimize_tfidf_split7_level2.C173];[$optimize_tfidf_split8_level2.C173];[$optimize_tfidf_split9_level2.C173])" office:value-type="float" office:value="0.2069" calcext:value-type="float">
            <text:p>0.2069</text:p>
          </table:table-cell>
          <table:table-cell table:formula="of:=MIN([$optimize_tfidf_split0_level2.D173];[$optimize_tfidf_split1_level2.D173];[$optimize_tfidf_split2_level2.D173];[$optimize_tfidf_split3_level2.D173];[$optimize_tfidf_split4_level2.D173];[$optimize_tfidf_split5_level2.D173];[$optimize_tfidf_split6_level2.D173];[$optimize_tfidf_split7_level2.D173];[$optimize_tfidf_split8_level2.D173];[$optimize_tfidf_split9_level2.D173])" office:value-type="float" office:value="0.7546" calcext:value-type="float">
            <text:p>0.7546</text:p>
          </table:table-cell>
          <table:table-cell table:formula="of:=MIN([$optimize_tfidf_split0_level2.E173];[$optimize_tfidf_split1_level2.E173];[$optimize_tfidf_split2_level2.E173];[$optimize_tfidf_split3_level2.E173];[$optimize_tfidf_split4_level2.E173];[$optimize_tfidf_split5_level2.E173];[$optimize_tfidf_split6_level2.E173];[$optimize_tfidf_split7_level2.E173];[$optimize_tfidf_split8_level2.E173];[$optimize_tfidf_split9_level2.E17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193];[$optimize_tfidf_split1_level2.A193];[$optimize_tfidf_split2_level2.A193];[$optimize_tfidf_split3_level2.A193];[$optimize_tfidf_split4_level2.A193];[$optimize_tfidf_split5_level2.A193];[$optimize_tfidf_split6_level2.A193];[$optimize_tfidf_split7_level2.A193];[$optimize_tfidf_split8_level2.A193];[$optimize_tfidf_split9_level2.A193])" office:value-type="float" office:value="10" calcext:value-type="float">
            <text:p>10</text:p>
          </table:table-cell>
          <table:table-cell table:formula="of:=MIN([$optimize_tfidf_split0_level2.B193];[$optimize_tfidf_split1_level2.B193];[$optimize_tfidf_split2_level2.B193];[$optimize_tfidf_split3_level2.B193];[$optimize_tfidf_split4_level2.B193];[$optimize_tfidf_split5_level2.B193];[$optimize_tfidf_split6_level2.B193];[$optimize_tfidf_split7_level2.B193];[$optimize_tfidf_split8_level2.B193];[$optimize_tfidf_split9_level2.B193])" office:value-type="float" office:value="0.55" calcext:value-type="float">
            <text:p>0.55</text:p>
          </table:table-cell>
          <table:table-cell table:formula="of:=MIN([$optimize_tfidf_split0_level2.C193];[$optimize_tfidf_split1_level2.C193];[$optimize_tfidf_split2_level2.C193];[$optimize_tfidf_split3_level2.C193];[$optimize_tfidf_split4_level2.C193];[$optimize_tfidf_split5_level2.C193];[$optimize_tfidf_split6_level2.C193];[$optimize_tfidf_split7_level2.C193];[$optimize_tfidf_split8_level2.C193];[$optimize_tfidf_split9_level2.C193])" office:value-type="float" office:value="0.2069" calcext:value-type="float">
            <text:p>0.2069</text:p>
          </table:table-cell>
          <table:table-cell table:formula="of:=MIN([$optimize_tfidf_split0_level2.D193];[$optimize_tfidf_split1_level2.D193];[$optimize_tfidf_split2_level2.D193];[$optimize_tfidf_split3_level2.D193];[$optimize_tfidf_split4_level2.D193];[$optimize_tfidf_split5_level2.D193];[$optimize_tfidf_split6_level2.D193];[$optimize_tfidf_split7_level2.D193];[$optimize_tfidf_split8_level2.D193];[$optimize_tfidf_split9_level2.D193])" office:value-type="float" office:value="0.7546" calcext:value-type="float">
            <text:p>0.7546</text:p>
          </table:table-cell>
          <table:table-cell table:formula="of:=MIN([$optimize_tfidf_split0_level2.E193];[$optimize_tfidf_split1_level2.E193];[$optimize_tfidf_split2_level2.E193];[$optimize_tfidf_split3_level2.E193];[$optimize_tfidf_split4_level2.E193];[$optimize_tfidf_split5_level2.E193];[$optimize_tfidf_split6_level2.E193];[$optimize_tfidf_split7_level2.E193];[$optimize_tfidf_split8_level2.E193];[$optimize_tfidf_split9_level2.E19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213];[$optimize_tfidf_split1_level2.A213];[$optimize_tfidf_split2_level2.A213];[$optimize_tfidf_split3_level2.A213];[$optimize_tfidf_split4_level2.A213];[$optimize_tfidf_split5_level2.A213];[$optimize_tfidf_split6_level2.A213];[$optimize_tfidf_split7_level2.A213];[$optimize_tfidf_split8_level2.A213];[$optimize_tfidf_split9_level2.A213])" office:value-type="float" office:value="11" calcext:value-type="float">
            <text:p>11</text:p>
          </table:table-cell>
          <table:table-cell table:formula="of:=MIN([$optimize_tfidf_split0_level2.B213];[$optimize_tfidf_split1_level2.B213];[$optimize_tfidf_split2_level2.B213];[$optimize_tfidf_split3_level2.B213];[$optimize_tfidf_split4_level2.B213];[$optimize_tfidf_split5_level2.B213];[$optimize_tfidf_split6_level2.B213];[$optimize_tfidf_split7_level2.B213];[$optimize_tfidf_split8_level2.B213];[$optimize_tfidf_split9_level2.B213])" office:value-type="float" office:value="0.55" calcext:value-type="float">
            <text:p>0.55</text:p>
          </table:table-cell>
          <table:table-cell table:formula="of:=MIN([$optimize_tfidf_split0_level2.C213];[$optimize_tfidf_split1_level2.C213];[$optimize_tfidf_split2_level2.C213];[$optimize_tfidf_split3_level2.C213];[$optimize_tfidf_split4_level2.C213];[$optimize_tfidf_split5_level2.C213];[$optimize_tfidf_split6_level2.C213];[$optimize_tfidf_split7_level2.C213];[$optimize_tfidf_split8_level2.C213];[$optimize_tfidf_split9_level2.C213])" office:value-type="float" office:value="0.2069" calcext:value-type="float">
            <text:p>0.2069</text:p>
          </table:table-cell>
          <table:table-cell table:formula="of:=MIN([$optimize_tfidf_split0_level2.D213];[$optimize_tfidf_split1_level2.D213];[$optimize_tfidf_split2_level2.D213];[$optimize_tfidf_split3_level2.D213];[$optimize_tfidf_split4_level2.D213];[$optimize_tfidf_split5_level2.D213];[$optimize_tfidf_split6_level2.D213];[$optimize_tfidf_split7_level2.D213];[$optimize_tfidf_split8_level2.D213];[$optimize_tfidf_split9_level2.D213])" office:value-type="float" office:value="0.7546" calcext:value-type="float">
            <text:p>0.7546</text:p>
          </table:table-cell>
          <table:table-cell table:formula="of:=MIN([$optimize_tfidf_split0_level2.E213];[$optimize_tfidf_split1_level2.E213];[$optimize_tfidf_split2_level2.E213];[$optimize_tfidf_split3_level2.E213];[$optimize_tfidf_split4_level2.E213];[$optimize_tfidf_split5_level2.E213];[$optimize_tfidf_split6_level2.E213];[$optimize_tfidf_split7_level2.E213];[$optimize_tfidf_split8_level2.E213];[$optimize_tfidf_split9_level2.E21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233];[$optimize_tfidf_split1_level2.A233];[$optimize_tfidf_split2_level2.A233];[$optimize_tfidf_split3_level2.A233];[$optimize_tfidf_split4_level2.A233];[$optimize_tfidf_split5_level2.A233];[$optimize_tfidf_split6_level2.A233];[$optimize_tfidf_split7_level2.A233];[$optimize_tfidf_split8_level2.A233];[$optimize_tfidf_split9_level2.A233])" office:value-type="float" office:value="12" calcext:value-type="float">
            <text:p>12</text:p>
          </table:table-cell>
          <table:table-cell table:formula="of:=MIN([$optimize_tfidf_split0_level2.B233];[$optimize_tfidf_split1_level2.B233];[$optimize_tfidf_split2_level2.B233];[$optimize_tfidf_split3_level2.B233];[$optimize_tfidf_split4_level2.B233];[$optimize_tfidf_split5_level2.B233];[$optimize_tfidf_split6_level2.B233];[$optimize_tfidf_split7_level2.B233];[$optimize_tfidf_split8_level2.B233];[$optimize_tfidf_split9_level2.B233])" office:value-type="float" office:value="0.55" calcext:value-type="float">
            <text:p>0.55</text:p>
          </table:table-cell>
          <table:table-cell table:formula="of:=MIN([$optimize_tfidf_split0_level2.C233];[$optimize_tfidf_split1_level2.C233];[$optimize_tfidf_split2_level2.C233];[$optimize_tfidf_split3_level2.C233];[$optimize_tfidf_split4_level2.C233];[$optimize_tfidf_split5_level2.C233];[$optimize_tfidf_split6_level2.C233];[$optimize_tfidf_split7_level2.C233];[$optimize_tfidf_split8_level2.C233];[$optimize_tfidf_split9_level2.C233])" office:value-type="float" office:value="0.2069" calcext:value-type="float">
            <text:p>0.2069</text:p>
          </table:table-cell>
          <table:table-cell table:formula="of:=MIN([$optimize_tfidf_split0_level2.D233];[$optimize_tfidf_split1_level2.D233];[$optimize_tfidf_split2_level2.D233];[$optimize_tfidf_split3_level2.D233];[$optimize_tfidf_split4_level2.D233];[$optimize_tfidf_split5_level2.D233];[$optimize_tfidf_split6_level2.D233];[$optimize_tfidf_split7_level2.D233];[$optimize_tfidf_split8_level2.D233];[$optimize_tfidf_split9_level2.D233])" office:value-type="float" office:value="0.7546" calcext:value-type="float">
            <text:p>0.7546</text:p>
          </table:table-cell>
          <table:table-cell table:formula="of:=MIN([$optimize_tfidf_split0_level2.E233];[$optimize_tfidf_split1_level2.E233];[$optimize_tfidf_split2_level2.E233];[$optimize_tfidf_split3_level2.E233];[$optimize_tfidf_split4_level2.E233];[$optimize_tfidf_split5_level2.E233];[$optimize_tfidf_split6_level2.E233];[$optimize_tfidf_split7_level2.E233];[$optimize_tfidf_split8_level2.E233];[$optimize_tfidf_split9_level2.E23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253];[$optimize_tfidf_split1_level2.A253];[$optimize_tfidf_split2_level2.A253];[$optimize_tfidf_split3_level2.A253];[$optimize_tfidf_split4_level2.A253];[$optimize_tfidf_split5_level2.A253];[$optimize_tfidf_split6_level2.A253];[$optimize_tfidf_split7_level2.A253];[$optimize_tfidf_split8_level2.A253];[$optimize_tfidf_split9_level2.A253])" office:value-type="float" office:value="13" calcext:value-type="float">
            <text:p>13</text:p>
          </table:table-cell>
          <table:table-cell table:formula="of:=MIN([$optimize_tfidf_split0_level2.B253];[$optimize_tfidf_split1_level2.B253];[$optimize_tfidf_split2_level2.B253];[$optimize_tfidf_split3_level2.B253];[$optimize_tfidf_split4_level2.B253];[$optimize_tfidf_split5_level2.B253];[$optimize_tfidf_split6_level2.B253];[$optimize_tfidf_split7_level2.B253];[$optimize_tfidf_split8_level2.B253];[$optimize_tfidf_split9_level2.B253])" office:value-type="float" office:value="0.55" calcext:value-type="float">
            <text:p>0.55</text:p>
          </table:table-cell>
          <table:table-cell table:formula="of:=MIN([$optimize_tfidf_split0_level2.C253];[$optimize_tfidf_split1_level2.C253];[$optimize_tfidf_split2_level2.C253];[$optimize_tfidf_split3_level2.C253];[$optimize_tfidf_split4_level2.C253];[$optimize_tfidf_split5_level2.C253];[$optimize_tfidf_split6_level2.C253];[$optimize_tfidf_split7_level2.C253];[$optimize_tfidf_split8_level2.C253];[$optimize_tfidf_split9_level2.C253])" office:value-type="float" office:value="0.2069" calcext:value-type="float">
            <text:p>0.2069</text:p>
          </table:table-cell>
          <table:table-cell table:formula="of:=MIN([$optimize_tfidf_split0_level2.D253];[$optimize_tfidf_split1_level2.D253];[$optimize_tfidf_split2_level2.D253];[$optimize_tfidf_split3_level2.D253];[$optimize_tfidf_split4_level2.D253];[$optimize_tfidf_split5_level2.D253];[$optimize_tfidf_split6_level2.D253];[$optimize_tfidf_split7_level2.D253];[$optimize_tfidf_split8_level2.D253];[$optimize_tfidf_split9_level2.D253])" office:value-type="float" office:value="0.7546" calcext:value-type="float">
            <text:p>0.7546</text:p>
          </table:table-cell>
          <table:table-cell table:formula="of:=MIN([$optimize_tfidf_split0_level2.E253];[$optimize_tfidf_split1_level2.E253];[$optimize_tfidf_split2_level2.E253];[$optimize_tfidf_split3_level2.E253];[$optimize_tfidf_split4_level2.E253];[$optimize_tfidf_split5_level2.E253];[$optimize_tfidf_split6_level2.E253];[$optimize_tfidf_split7_level2.E253];[$optimize_tfidf_split8_level2.E253];[$optimize_tfidf_split9_level2.E25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273];[$optimize_tfidf_split1_level2.A273];[$optimize_tfidf_split2_level2.A273];[$optimize_tfidf_split3_level2.A273];[$optimize_tfidf_split4_level2.A273];[$optimize_tfidf_split5_level2.A273];[$optimize_tfidf_split6_level2.A273];[$optimize_tfidf_split7_level2.A273];[$optimize_tfidf_split8_level2.A273];[$optimize_tfidf_split9_level2.A273])" office:value-type="float" office:value="14" calcext:value-type="float">
            <text:p>14</text:p>
          </table:table-cell>
          <table:table-cell table:formula="of:=MIN([$optimize_tfidf_split0_level2.B273];[$optimize_tfidf_split1_level2.B273];[$optimize_tfidf_split2_level2.B273];[$optimize_tfidf_split3_level2.B273];[$optimize_tfidf_split4_level2.B273];[$optimize_tfidf_split5_level2.B273];[$optimize_tfidf_split6_level2.B273];[$optimize_tfidf_split7_level2.B273];[$optimize_tfidf_split8_level2.B273];[$optimize_tfidf_split9_level2.B273])" office:value-type="float" office:value="0.55" calcext:value-type="float">
            <text:p>0.55</text:p>
          </table:table-cell>
          <table:table-cell table:formula="of:=MIN([$optimize_tfidf_split0_level2.C273];[$optimize_tfidf_split1_level2.C273];[$optimize_tfidf_split2_level2.C273];[$optimize_tfidf_split3_level2.C273];[$optimize_tfidf_split4_level2.C273];[$optimize_tfidf_split5_level2.C273];[$optimize_tfidf_split6_level2.C273];[$optimize_tfidf_split7_level2.C273];[$optimize_tfidf_split8_level2.C273];[$optimize_tfidf_split9_level2.C273])" office:value-type="float" office:value="0.2069" calcext:value-type="float">
            <text:p>0.2069</text:p>
          </table:table-cell>
          <table:table-cell table:formula="of:=MIN([$optimize_tfidf_split0_level2.D273];[$optimize_tfidf_split1_level2.D273];[$optimize_tfidf_split2_level2.D273];[$optimize_tfidf_split3_level2.D273];[$optimize_tfidf_split4_level2.D273];[$optimize_tfidf_split5_level2.D273];[$optimize_tfidf_split6_level2.D273];[$optimize_tfidf_split7_level2.D273];[$optimize_tfidf_split8_level2.D273];[$optimize_tfidf_split9_level2.D273])" office:value-type="float" office:value="0.7546" calcext:value-type="float">
            <text:p>0.7546</text:p>
          </table:table-cell>
          <table:table-cell table:formula="of:=MIN([$optimize_tfidf_split0_level2.E273];[$optimize_tfidf_split1_level2.E273];[$optimize_tfidf_split2_level2.E273];[$optimize_tfidf_split3_level2.E273];[$optimize_tfidf_split4_level2.E273];[$optimize_tfidf_split5_level2.E273];[$optimize_tfidf_split6_level2.E273];[$optimize_tfidf_split7_level2.E273];[$optimize_tfidf_split8_level2.E273];[$optimize_tfidf_split9_level2.E27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293];[$optimize_tfidf_split1_level2.A293];[$optimize_tfidf_split2_level2.A293];[$optimize_tfidf_split3_level2.A293];[$optimize_tfidf_split4_level2.A293];[$optimize_tfidf_split5_level2.A293];[$optimize_tfidf_split6_level2.A293];[$optimize_tfidf_split7_level2.A293];[$optimize_tfidf_split8_level2.A293];[$optimize_tfidf_split9_level2.A293])" office:value-type="float" office:value="15" calcext:value-type="float">
            <text:p>15</text:p>
          </table:table-cell>
          <table:table-cell table:formula="of:=MIN([$optimize_tfidf_split0_level2.B293];[$optimize_tfidf_split1_level2.B293];[$optimize_tfidf_split2_level2.B293];[$optimize_tfidf_split3_level2.B293];[$optimize_tfidf_split4_level2.B293];[$optimize_tfidf_split5_level2.B293];[$optimize_tfidf_split6_level2.B293];[$optimize_tfidf_split7_level2.B293];[$optimize_tfidf_split8_level2.B293];[$optimize_tfidf_split9_level2.B293])" office:value-type="float" office:value="0.55" calcext:value-type="float">
            <text:p>0.55</text:p>
          </table:table-cell>
          <table:table-cell table:formula="of:=MIN([$optimize_tfidf_split0_level2.C293];[$optimize_tfidf_split1_level2.C293];[$optimize_tfidf_split2_level2.C293];[$optimize_tfidf_split3_level2.C293];[$optimize_tfidf_split4_level2.C293];[$optimize_tfidf_split5_level2.C293];[$optimize_tfidf_split6_level2.C293];[$optimize_tfidf_split7_level2.C293];[$optimize_tfidf_split8_level2.C293];[$optimize_tfidf_split9_level2.C293])" office:value-type="float" office:value="0.2069" calcext:value-type="float">
            <text:p>0.2069</text:p>
          </table:table-cell>
          <table:table-cell table:formula="of:=MIN([$optimize_tfidf_split0_level2.D293];[$optimize_tfidf_split1_level2.D293];[$optimize_tfidf_split2_level2.D293];[$optimize_tfidf_split3_level2.D293];[$optimize_tfidf_split4_level2.D293];[$optimize_tfidf_split5_level2.D293];[$optimize_tfidf_split6_level2.D293];[$optimize_tfidf_split7_level2.D293];[$optimize_tfidf_split8_level2.D293];[$optimize_tfidf_split9_level2.D293])" office:value-type="float" office:value="0.7546" calcext:value-type="float">
            <text:p>0.7546</text:p>
          </table:table-cell>
          <table:table-cell table:formula="of:=MIN([$optimize_tfidf_split0_level2.E293];[$optimize_tfidf_split1_level2.E293];[$optimize_tfidf_split2_level2.E293];[$optimize_tfidf_split3_level2.E293];[$optimize_tfidf_split4_level2.E293];[$optimize_tfidf_split5_level2.E293];[$optimize_tfidf_split6_level2.E293];[$optimize_tfidf_split7_level2.E293];[$optimize_tfidf_split8_level2.E293];[$optimize_tfidf_split9_level2.E293])" office:value-type="float" office:value="0.3161" calcext:value-type="float">
            <text:p>0.3161</text:p>
          </table:table-cell>
        </table:table-row>
        <table:table-row table:style-name="ro1">
          <table:table-cell table:formula="of:=MIN([$optimize_tfidf_split0_level2.A34];[$optimize_tfidf_split1_level2.A34];[$optimize_tfidf_split2_level2.A34];[$optimize_tfidf_split3_level2.A34];[$optimize_tfidf_split4_level2.A34];[$optimize_tfidf_split5_level2.A34];[$optimize_tfidf_split6_level2.A34];[$optimize_tfidf_split7_level2.A34];[$optimize_tfidf_split8_level2.A34];[$optimize_tfidf_split9_level2.A34])" office:value-type="float" office:value="2" calcext:value-type="float">
            <text:p>2</text:p>
          </table:table-cell>
          <table:table-cell table:formula="of:=MIN([$optimize_tfidf_split0_level2.B34];[$optimize_tfidf_split1_level2.B34];[$optimize_tfidf_split2_level2.B34];[$optimize_tfidf_split3_level2.B34];[$optimize_tfidf_split4_level2.B34];[$optimize_tfidf_split5_level2.B34];[$optimize_tfidf_split6_level2.B34];[$optimize_tfidf_split7_level2.B34];[$optimize_tfidf_split8_level2.B34];[$optimize_tfidf_split9_level2.B34])" office:value-type="float" office:value="0.6" calcext:value-type="float">
            <text:p>0.6</text:p>
          </table:table-cell>
          <table:table-cell table:formula="of:=MIN([$optimize_tfidf_split0_level2.C34];[$optimize_tfidf_split1_level2.C34];[$optimize_tfidf_split2_level2.C34];[$optimize_tfidf_split3_level2.C34];[$optimize_tfidf_split4_level2.C34];[$optimize_tfidf_split5_level2.C34];[$optimize_tfidf_split6_level2.C34];[$optimize_tfidf_split7_level2.C34];[$optimize_tfidf_split8_level2.C34];[$optimize_tfidf_split9_level2.C34])" office:value-type="float" office:value="0.3316" calcext:value-type="float">
            <text:p>0.3316</text:p>
          </table:table-cell>
          <table:table-cell table:formula="of:=MIN([$optimize_tfidf_split0_level2.D34];[$optimize_tfidf_split1_level2.D34];[$optimize_tfidf_split2_level2.D34];[$optimize_tfidf_split3_level2.D34];[$optimize_tfidf_split4_level2.D34];[$optimize_tfidf_split5_level2.D34];[$optimize_tfidf_split6_level2.D34];[$optimize_tfidf_split7_level2.D34];[$optimize_tfidf_split8_level2.D34];[$optimize_tfidf_split9_level2.D34])" office:value-type="float" office:value="0.525" calcext:value-type="float">
            <text:p>0.525</text:p>
          </table:table-cell>
          <table:table-cell table:formula="of:=MIN([$optimize_tfidf_split0_level2.E34];[$optimize_tfidf_split1_level2.E34];[$optimize_tfidf_split2_level2.E34];[$optimize_tfidf_split3_level2.E34];[$optimize_tfidf_split4_level2.E34];[$optimize_tfidf_split5_level2.E34];[$optimize_tfidf_split6_level2.E34];[$optimize_tfidf_split7_level2.E34];[$optimize_tfidf_split8_level2.E34];[$optimize_tfidf_split9_level2.E34])" office:value-type="float" office:value="0.3952" calcext:value-type="float">
            <text:p>0.3952</text:p>
          </table:table-cell>
        </table:table-row>
        <table:table-row table:style-name="ro1">
          <table:table-cell table:formula="of:=MIN([$optimize_tfidf_split0_level2.A14];[$optimize_tfidf_split1_level2.A14];[$optimize_tfidf_split2_level2.A14];[$optimize_tfidf_split3_level2.A14];[$optimize_tfidf_split4_level2.A14];[$optimize_tfidf_split5_level2.A14];[$optimize_tfidf_split6_level2.A14];[$optimize_tfidf_split7_level2.A14];[$optimize_tfidf_split8_level2.A14];[$optimize_tfidf_split9_level2.A14])" office:value-type="float" office:value="1" calcext:value-type="float">
            <text:p>1</text:p>
          </table:table-cell>
          <table:table-cell table:formula="of:=MIN([$optimize_tfidf_split0_level2.B14];[$optimize_tfidf_split1_level2.B14];[$optimize_tfidf_split2_level2.B14];[$optimize_tfidf_split3_level2.B14];[$optimize_tfidf_split4_level2.B14];[$optimize_tfidf_split5_level2.B14];[$optimize_tfidf_split6_level2.B14];[$optimize_tfidf_split7_level2.B14];[$optimize_tfidf_split8_level2.B14];[$optimize_tfidf_split9_level2.B14])" office:value-type="float" office:value="0.6" calcext:value-type="float">
            <text:p>0.6</text:p>
          </table:table-cell>
          <table:table-cell table:formula="of:=MIN([$optimize_tfidf_split0_level2.C14];[$optimize_tfidf_split1_level2.C14];[$optimize_tfidf_split2_level2.C14];[$optimize_tfidf_split3_level2.C14];[$optimize_tfidf_split4_level2.C14];[$optimize_tfidf_split5_level2.C14];[$optimize_tfidf_split6_level2.C14];[$optimize_tfidf_split7_level2.C14];[$optimize_tfidf_split8_level2.C14];[$optimize_tfidf_split9_level2.C14])" office:value-type="float" office:value="0.3224" calcext:value-type="float">
            <text:p>0.3224</text:p>
          </table:table-cell>
          <table:table-cell table:formula="of:=MIN([$optimize_tfidf_split0_level2.D14];[$optimize_tfidf_split1_level2.D14];[$optimize_tfidf_split2_level2.D14];[$optimize_tfidf_split3_level2.D14];[$optimize_tfidf_split4_level2.D14];[$optimize_tfidf_split5_level2.D14];[$optimize_tfidf_split6_level2.D14];[$optimize_tfidf_split7_level2.D14];[$optimize_tfidf_split8_level2.D14];[$optimize_tfidf_split9_level2.D14])" office:value-type="float" office:value="0.2544" calcext:value-type="float">
            <text:p>0.2544</text:p>
          </table:table-cell>
          <table:table-cell table:formula="of:=MIN([$optimize_tfidf_split0_level2.E14];[$optimize_tfidf_split1_level2.E14];[$optimize_tfidf_split2_level2.E14];[$optimize_tfidf_split3_level2.E14];[$optimize_tfidf_split4_level2.E14];[$optimize_tfidf_split5_level2.E14];[$optimize_tfidf_split6_level2.E14];[$optimize_tfidf_split7_level2.E14];[$optimize_tfidf_split8_level2.E14];[$optimize_tfidf_split9_level2.E14])" office:value-type="float" office:value="0.2771" calcext:value-type="float">
            <text:p>0.2771</text:p>
          </table:table-cell>
        </table:table-row>
        <table:table-row table:style-name="ro1">
          <table:table-cell table:formula="of:=MIN([$optimize_tfidf_split0_level2.A54];[$optimize_tfidf_split1_level2.A54];[$optimize_tfidf_split2_level2.A54];[$optimize_tfidf_split3_level2.A54];[$optimize_tfidf_split4_level2.A54];[$optimize_tfidf_split5_level2.A54];[$optimize_tfidf_split6_level2.A54];[$optimize_tfidf_split7_level2.A54];[$optimize_tfidf_split8_level2.A54];[$optimize_tfidf_split9_level2.A54])" office:value-type="float" office:value="3" calcext:value-type="float">
            <text:p>3</text:p>
          </table:table-cell>
          <table:table-cell table:formula="of:=MIN([$optimize_tfidf_split0_level2.B54];[$optimize_tfidf_split1_level2.B54];[$optimize_tfidf_split2_level2.B54];[$optimize_tfidf_split3_level2.B54];[$optimize_tfidf_split4_level2.B54];[$optimize_tfidf_split5_level2.B54];[$optimize_tfidf_split6_level2.B54];[$optimize_tfidf_split7_level2.B54];[$optimize_tfidf_split8_level2.B54];[$optimize_tfidf_split9_level2.B54])" office:value-type="float" office:value="0.6" calcext:value-type="float">
            <text:p>0.6</text:p>
          </table:table-cell>
          <table:table-cell table:formula="of:=MIN([$optimize_tfidf_split0_level2.C54];[$optimize_tfidf_split1_level2.C54];[$optimize_tfidf_split2_level2.C54];[$optimize_tfidf_split3_level2.C54];[$optimize_tfidf_split4_level2.C54];[$optimize_tfidf_split5_level2.C54];[$optimize_tfidf_split6_level2.C54];[$optimize_tfidf_split7_level2.C54];[$optimize_tfidf_split8_level2.C54];[$optimize_tfidf_split9_level2.C54])" office:value-type="float" office:value="0.2708" calcext:value-type="float">
            <text:p>0.2708</text:p>
          </table:table-cell>
          <table:table-cell table:formula="of:=MIN([$optimize_tfidf_split0_level2.D54];[$optimize_tfidf_split1_level2.D54];[$optimize_tfidf_split2_level2.D54];[$optimize_tfidf_split3_level2.D54];[$optimize_tfidf_split4_level2.D54];[$optimize_tfidf_split5_level2.D54];[$optimize_tfidf_split6_level2.D54];[$optimize_tfidf_split7_level2.D54];[$optimize_tfidf_split8_level2.D54];[$optimize_tfidf_split9_level2.D54])" office:value-type="float" office:value="0.6184" calcext:value-type="float">
            <text:p>0.6184</text:p>
          </table:table-cell>
          <table:table-cell table:formula="of:=MIN([$optimize_tfidf_split0_level2.E54];[$optimize_tfidf_split1_level2.E54];[$optimize_tfidf_split2_level2.E54];[$optimize_tfidf_split3_level2.E54];[$optimize_tfidf_split4_level2.E54];[$optimize_tfidf_split5_level2.E54];[$optimize_tfidf_split6_level2.E54];[$optimize_tfidf_split7_level2.E54];[$optimize_tfidf_split8_level2.E54];[$optimize_tfidf_split9_level2.E54])" office:value-type="float" office:value="0.3661" calcext:value-type="float">
            <text:p>0.3661</text:p>
          </table:table-cell>
        </table:table-row>
        <table:table-row table:style-name="ro1">
          <table:table-cell table:formula="of:=MIN([$optimize_tfidf_split0_level2.A74];[$optimize_tfidf_split1_level2.A74];[$optimize_tfidf_split2_level2.A74];[$optimize_tfidf_split3_level2.A74];[$optimize_tfidf_split4_level2.A74];[$optimize_tfidf_split5_level2.A74];[$optimize_tfidf_split6_level2.A74];[$optimize_tfidf_split7_level2.A74];[$optimize_tfidf_split8_level2.A74];[$optimize_tfidf_split9_level2.A74])" office:value-type="float" office:value="4" calcext:value-type="float">
            <text:p>4</text:p>
          </table:table-cell>
          <table:table-cell table:formula="of:=MIN([$optimize_tfidf_split0_level2.B74];[$optimize_tfidf_split1_level2.B74];[$optimize_tfidf_split2_level2.B74];[$optimize_tfidf_split3_level2.B74];[$optimize_tfidf_split4_level2.B74];[$optimize_tfidf_split5_level2.B74];[$optimize_tfidf_split6_level2.B74];[$optimize_tfidf_split7_level2.B74];[$optimize_tfidf_split8_level2.B74];[$optimize_tfidf_split9_level2.B74])" office:value-type="float" office:value="0.6" calcext:value-type="float">
            <text:p>0.6</text:p>
          </table:table-cell>
          <table:table-cell table:formula="of:=MIN([$optimize_tfidf_split0_level2.C74];[$optimize_tfidf_split1_level2.C74];[$optimize_tfidf_split2_level2.C74];[$optimize_tfidf_split3_level2.C74];[$optimize_tfidf_split4_level2.C74];[$optimize_tfidf_split5_level2.C74];[$optimize_tfidf_split6_level2.C74];[$optimize_tfidf_split7_level2.C74];[$optimize_tfidf_split8_level2.C74];[$optimize_tfidf_split9_level2.C74])" office:value-type="float" office:value="0.2287" calcext:value-type="float">
            <text:p>0.2287</text:p>
          </table:table-cell>
          <table:table-cell table:formula="of:=MIN([$optimize_tfidf_split0_level2.D74];[$optimize_tfidf_split1_level2.D74];[$optimize_tfidf_split2_level2.D74];[$optimize_tfidf_split3_level2.D74];[$optimize_tfidf_split4_level2.D74];[$optimize_tfidf_split5_level2.D74];[$optimize_tfidf_split6_level2.D74];[$optimize_tfidf_split7_level2.D74];[$optimize_tfidf_split8_level2.D74];[$optimize_tfidf_split9_level2.D74])" office:value-type="float" office:value="0.6735" calcext:value-type="float">
            <text:p>0.6735</text:p>
          </table:table-cell>
          <table:table-cell table:formula="of:=MIN([$optimize_tfidf_split0_level2.E74];[$optimize_tfidf_split1_level2.E74];[$optimize_tfidf_split2_level2.E74];[$optimize_tfidf_split3_level2.E74];[$optimize_tfidf_split4_level2.E74];[$optimize_tfidf_split5_level2.E74];[$optimize_tfidf_split6_level2.E74];[$optimize_tfidf_split7_level2.E74];[$optimize_tfidf_split8_level2.E74];[$optimize_tfidf_split9_level2.E74])" office:value-type="float" office:value="0.332" calcext:value-type="float">
            <text:p>0.332</text:p>
          </table:table-cell>
        </table:table-row>
        <table:table-row table:style-name="ro1">
          <table:table-cell table:formula="of:=MIN([$optimize_tfidf_split0_level2.A94];[$optimize_tfidf_split1_level2.A94];[$optimize_tfidf_split2_level2.A94];[$optimize_tfidf_split3_level2.A94];[$optimize_tfidf_split4_level2.A94];[$optimize_tfidf_split5_level2.A94];[$optimize_tfidf_split6_level2.A94];[$optimize_tfidf_split7_level2.A94];[$optimize_tfidf_split8_level2.A94];[$optimize_tfidf_split9_level2.A94])" office:value-type="float" office:value="5" calcext:value-type="float">
            <text:p>5</text:p>
          </table:table-cell>
          <table:table-cell table:formula="of:=MIN([$optimize_tfidf_split0_level2.B94];[$optimize_tfidf_split1_level2.B94];[$optimize_tfidf_split2_level2.B94];[$optimize_tfidf_split3_level2.B94];[$optimize_tfidf_split4_level2.B94];[$optimize_tfidf_split5_level2.B94];[$optimize_tfidf_split6_level2.B94];[$optimize_tfidf_split7_level2.B94];[$optimize_tfidf_split8_level2.B94];[$optimize_tfidf_split9_level2.B94])" office:value-type="float" office:value="0.6" calcext:value-type="float">
            <text:p>0.6</text:p>
          </table:table-cell>
          <table:table-cell table:formula="of:=MIN([$optimize_tfidf_split0_level2.C94];[$optimize_tfidf_split1_level2.C94];[$optimize_tfidf_split2_level2.C94];[$optimize_tfidf_split3_level2.C94];[$optimize_tfidf_split4_level2.C94];[$optimize_tfidf_split5_level2.C94];[$optimize_tfidf_split6_level2.C94];[$optimize_tfidf_split7_level2.C94];[$optimize_tfidf_split8_level2.C94];[$optimize_tfidf_split9_level2.C94])" office:value-type="float" office:value="0.1924" calcext:value-type="float">
            <text:p>0.1924</text:p>
          </table:table-cell>
          <table:table-cell table:formula="of:=MIN([$optimize_tfidf_split0_level2.D94];[$optimize_tfidf_split1_level2.D94];[$optimize_tfidf_split2_level2.D94];[$optimize_tfidf_split3_level2.D94];[$optimize_tfidf_split4_level2.D94];[$optimize_tfidf_split5_level2.D94];[$optimize_tfidf_split6_level2.D94];[$optimize_tfidf_split7_level2.D94];[$optimize_tfidf_split8_level2.D94];[$optimize_tfidf_split9_level2.D94])" office:value-type="float" office:value="0.6747" calcext:value-type="float">
            <text:p>0.6747</text:p>
          </table:table-cell>
          <table:table-cell table:formula="of:=MIN([$optimize_tfidf_split0_level2.E94];[$optimize_tfidf_split1_level2.E94];[$optimize_tfidf_split2_level2.E94];[$optimize_tfidf_split3_level2.E94];[$optimize_tfidf_split4_level2.E94];[$optimize_tfidf_split5_level2.E94];[$optimize_tfidf_split6_level2.E94];[$optimize_tfidf_split7_level2.E94];[$optimize_tfidf_split8_level2.E94];[$optimize_tfidf_split9_level2.E9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114];[$optimize_tfidf_split1_level2.A114];[$optimize_tfidf_split2_level2.A114];[$optimize_tfidf_split3_level2.A114];[$optimize_tfidf_split4_level2.A114];[$optimize_tfidf_split5_level2.A114];[$optimize_tfidf_split6_level2.A114];[$optimize_tfidf_split7_level2.A114];[$optimize_tfidf_split8_level2.A114];[$optimize_tfidf_split9_level2.A114])" office:value-type="float" office:value="6" calcext:value-type="float">
            <text:p>6</text:p>
          </table:table-cell>
          <table:table-cell table:formula="of:=MIN([$optimize_tfidf_split0_level2.B114];[$optimize_tfidf_split1_level2.B114];[$optimize_tfidf_split2_level2.B114];[$optimize_tfidf_split3_level2.B114];[$optimize_tfidf_split4_level2.B114];[$optimize_tfidf_split5_level2.B114];[$optimize_tfidf_split6_level2.B114];[$optimize_tfidf_split7_level2.B114];[$optimize_tfidf_split8_level2.B114];[$optimize_tfidf_split9_level2.B114])" office:value-type="float" office:value="0.6" calcext:value-type="float">
            <text:p>0.6</text:p>
          </table:table-cell>
          <table:table-cell table:formula="of:=MIN([$optimize_tfidf_split0_level2.C114];[$optimize_tfidf_split1_level2.C114];[$optimize_tfidf_split2_level2.C114];[$optimize_tfidf_split3_level2.C114];[$optimize_tfidf_split4_level2.C114];[$optimize_tfidf_split5_level2.C114];[$optimize_tfidf_split6_level2.C114];[$optimize_tfidf_split7_level2.C114];[$optimize_tfidf_split8_level2.C114];[$optimize_tfidf_split9_level2.C114])" office:value-type="float" office:value="0.1924" calcext:value-type="float">
            <text:p>0.1924</text:p>
          </table:table-cell>
          <table:table-cell table:formula="of:=MIN([$optimize_tfidf_split0_level2.D114];[$optimize_tfidf_split1_level2.D114];[$optimize_tfidf_split2_level2.D114];[$optimize_tfidf_split3_level2.D114];[$optimize_tfidf_split4_level2.D114];[$optimize_tfidf_split5_level2.D114];[$optimize_tfidf_split6_level2.D114];[$optimize_tfidf_split7_level2.D114];[$optimize_tfidf_split8_level2.D114];[$optimize_tfidf_split9_level2.D114])" office:value-type="float" office:value="0.6747" calcext:value-type="float">
            <text:p>0.6747</text:p>
          </table:table-cell>
          <table:table-cell table:formula="of:=MIN([$optimize_tfidf_split0_level2.E114];[$optimize_tfidf_split1_level2.E114];[$optimize_tfidf_split2_level2.E114];[$optimize_tfidf_split3_level2.E114];[$optimize_tfidf_split4_level2.E114];[$optimize_tfidf_split5_level2.E114];[$optimize_tfidf_split6_level2.E114];[$optimize_tfidf_split7_level2.E114];[$optimize_tfidf_split8_level2.E114];[$optimize_tfidf_split9_level2.E11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134];[$optimize_tfidf_split1_level2.A134];[$optimize_tfidf_split2_level2.A134];[$optimize_tfidf_split3_level2.A134];[$optimize_tfidf_split4_level2.A134];[$optimize_tfidf_split5_level2.A134];[$optimize_tfidf_split6_level2.A134];[$optimize_tfidf_split7_level2.A134];[$optimize_tfidf_split8_level2.A134];[$optimize_tfidf_split9_level2.A134])" office:value-type="float" office:value="7" calcext:value-type="float">
            <text:p>7</text:p>
          </table:table-cell>
          <table:table-cell table:formula="of:=MIN([$optimize_tfidf_split0_level2.B134];[$optimize_tfidf_split1_level2.B134];[$optimize_tfidf_split2_level2.B134];[$optimize_tfidf_split3_level2.B134];[$optimize_tfidf_split4_level2.B134];[$optimize_tfidf_split5_level2.B134];[$optimize_tfidf_split6_level2.B134];[$optimize_tfidf_split7_level2.B134];[$optimize_tfidf_split8_level2.B134];[$optimize_tfidf_split9_level2.B134])" office:value-type="float" office:value="0.6" calcext:value-type="float">
            <text:p>0.6</text:p>
          </table:table-cell>
          <table:table-cell table:formula="of:=MIN([$optimize_tfidf_split0_level2.C134];[$optimize_tfidf_split1_level2.C134];[$optimize_tfidf_split2_level2.C134];[$optimize_tfidf_split3_level2.C134];[$optimize_tfidf_split4_level2.C134];[$optimize_tfidf_split5_level2.C134];[$optimize_tfidf_split6_level2.C134];[$optimize_tfidf_split7_level2.C134];[$optimize_tfidf_split8_level2.C134];[$optimize_tfidf_split9_level2.C134])" office:value-type="float" office:value="0.1924" calcext:value-type="float">
            <text:p>0.1924</text:p>
          </table:table-cell>
          <table:table-cell table:formula="of:=MIN([$optimize_tfidf_split0_level2.D134];[$optimize_tfidf_split1_level2.D134];[$optimize_tfidf_split2_level2.D134];[$optimize_tfidf_split3_level2.D134];[$optimize_tfidf_split4_level2.D134];[$optimize_tfidf_split5_level2.D134];[$optimize_tfidf_split6_level2.D134];[$optimize_tfidf_split7_level2.D134];[$optimize_tfidf_split8_level2.D134];[$optimize_tfidf_split9_level2.D134])" office:value-type="float" office:value="0.6747" calcext:value-type="float">
            <text:p>0.6747</text:p>
          </table:table-cell>
          <table:table-cell table:formula="of:=MIN([$optimize_tfidf_split0_level2.E134];[$optimize_tfidf_split1_level2.E134];[$optimize_tfidf_split2_level2.E134];[$optimize_tfidf_split3_level2.E134];[$optimize_tfidf_split4_level2.E134];[$optimize_tfidf_split5_level2.E134];[$optimize_tfidf_split6_level2.E134];[$optimize_tfidf_split7_level2.E134];[$optimize_tfidf_split8_level2.E134];[$optimize_tfidf_split9_level2.E13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154];[$optimize_tfidf_split1_level2.A154];[$optimize_tfidf_split2_level2.A154];[$optimize_tfidf_split3_level2.A154];[$optimize_tfidf_split4_level2.A154];[$optimize_tfidf_split5_level2.A154];[$optimize_tfidf_split6_level2.A154];[$optimize_tfidf_split7_level2.A154];[$optimize_tfidf_split8_level2.A154];[$optimize_tfidf_split9_level2.A154])" office:value-type="float" office:value="8" calcext:value-type="float">
            <text:p>8</text:p>
          </table:table-cell>
          <table:table-cell table:formula="of:=MIN([$optimize_tfidf_split0_level2.B154];[$optimize_tfidf_split1_level2.B154];[$optimize_tfidf_split2_level2.B154];[$optimize_tfidf_split3_level2.B154];[$optimize_tfidf_split4_level2.B154];[$optimize_tfidf_split5_level2.B154];[$optimize_tfidf_split6_level2.B154];[$optimize_tfidf_split7_level2.B154];[$optimize_tfidf_split8_level2.B154];[$optimize_tfidf_split9_level2.B154])" office:value-type="float" office:value="0.6" calcext:value-type="float">
            <text:p>0.6</text:p>
          </table:table-cell>
          <table:table-cell table:formula="of:=MIN([$optimize_tfidf_split0_level2.C154];[$optimize_tfidf_split1_level2.C154];[$optimize_tfidf_split2_level2.C154];[$optimize_tfidf_split3_level2.C154];[$optimize_tfidf_split4_level2.C154];[$optimize_tfidf_split5_level2.C154];[$optimize_tfidf_split6_level2.C154];[$optimize_tfidf_split7_level2.C154];[$optimize_tfidf_split8_level2.C154];[$optimize_tfidf_split9_level2.C154])" office:value-type="float" office:value="0.1924" calcext:value-type="float">
            <text:p>0.1924</text:p>
          </table:table-cell>
          <table:table-cell table:formula="of:=MIN([$optimize_tfidf_split0_level2.D154];[$optimize_tfidf_split1_level2.D154];[$optimize_tfidf_split2_level2.D154];[$optimize_tfidf_split3_level2.D154];[$optimize_tfidf_split4_level2.D154];[$optimize_tfidf_split5_level2.D154];[$optimize_tfidf_split6_level2.D154];[$optimize_tfidf_split7_level2.D154];[$optimize_tfidf_split8_level2.D154];[$optimize_tfidf_split9_level2.D154])" office:value-type="float" office:value="0.6747" calcext:value-type="float">
            <text:p>0.6747</text:p>
          </table:table-cell>
          <table:table-cell table:formula="of:=MIN([$optimize_tfidf_split0_level2.E154];[$optimize_tfidf_split1_level2.E154];[$optimize_tfidf_split2_level2.E154];[$optimize_tfidf_split3_level2.E154];[$optimize_tfidf_split4_level2.E154];[$optimize_tfidf_split5_level2.E154];[$optimize_tfidf_split6_level2.E154];[$optimize_tfidf_split7_level2.E154];[$optimize_tfidf_split8_level2.E154];[$optimize_tfidf_split9_level2.E15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174];[$optimize_tfidf_split1_level2.A174];[$optimize_tfidf_split2_level2.A174];[$optimize_tfidf_split3_level2.A174];[$optimize_tfidf_split4_level2.A174];[$optimize_tfidf_split5_level2.A174];[$optimize_tfidf_split6_level2.A174];[$optimize_tfidf_split7_level2.A174];[$optimize_tfidf_split8_level2.A174];[$optimize_tfidf_split9_level2.A174])" office:value-type="float" office:value="9" calcext:value-type="float">
            <text:p>9</text:p>
          </table:table-cell>
          <table:table-cell table:formula="of:=MIN([$optimize_tfidf_split0_level2.B174];[$optimize_tfidf_split1_level2.B174];[$optimize_tfidf_split2_level2.B174];[$optimize_tfidf_split3_level2.B174];[$optimize_tfidf_split4_level2.B174];[$optimize_tfidf_split5_level2.B174];[$optimize_tfidf_split6_level2.B174];[$optimize_tfidf_split7_level2.B174];[$optimize_tfidf_split8_level2.B174];[$optimize_tfidf_split9_level2.B174])" office:value-type="float" office:value="0.6" calcext:value-type="float">
            <text:p>0.6</text:p>
          </table:table-cell>
          <table:table-cell table:formula="of:=MIN([$optimize_tfidf_split0_level2.C174];[$optimize_tfidf_split1_level2.C174];[$optimize_tfidf_split2_level2.C174];[$optimize_tfidf_split3_level2.C174];[$optimize_tfidf_split4_level2.C174];[$optimize_tfidf_split5_level2.C174];[$optimize_tfidf_split6_level2.C174];[$optimize_tfidf_split7_level2.C174];[$optimize_tfidf_split8_level2.C174];[$optimize_tfidf_split9_level2.C174])" office:value-type="float" office:value="0.1924" calcext:value-type="float">
            <text:p>0.1924</text:p>
          </table:table-cell>
          <table:table-cell table:formula="of:=MIN([$optimize_tfidf_split0_level2.D174];[$optimize_tfidf_split1_level2.D174];[$optimize_tfidf_split2_level2.D174];[$optimize_tfidf_split3_level2.D174];[$optimize_tfidf_split4_level2.D174];[$optimize_tfidf_split5_level2.D174];[$optimize_tfidf_split6_level2.D174];[$optimize_tfidf_split7_level2.D174];[$optimize_tfidf_split8_level2.D174];[$optimize_tfidf_split9_level2.D174])" office:value-type="float" office:value="0.6747" calcext:value-type="float">
            <text:p>0.6747</text:p>
          </table:table-cell>
          <table:table-cell table:formula="of:=MIN([$optimize_tfidf_split0_level2.E174];[$optimize_tfidf_split1_level2.E174];[$optimize_tfidf_split2_level2.E174];[$optimize_tfidf_split3_level2.E174];[$optimize_tfidf_split4_level2.E174];[$optimize_tfidf_split5_level2.E174];[$optimize_tfidf_split6_level2.E174];[$optimize_tfidf_split7_level2.E174];[$optimize_tfidf_split8_level2.E174];[$optimize_tfidf_split9_level2.E17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194];[$optimize_tfidf_split1_level2.A194];[$optimize_tfidf_split2_level2.A194];[$optimize_tfidf_split3_level2.A194];[$optimize_tfidf_split4_level2.A194];[$optimize_tfidf_split5_level2.A194];[$optimize_tfidf_split6_level2.A194];[$optimize_tfidf_split7_level2.A194];[$optimize_tfidf_split8_level2.A194];[$optimize_tfidf_split9_level2.A194])" office:value-type="float" office:value="10" calcext:value-type="float">
            <text:p>10</text:p>
          </table:table-cell>
          <table:table-cell table:formula="of:=MIN([$optimize_tfidf_split0_level2.B194];[$optimize_tfidf_split1_level2.B194];[$optimize_tfidf_split2_level2.B194];[$optimize_tfidf_split3_level2.B194];[$optimize_tfidf_split4_level2.B194];[$optimize_tfidf_split5_level2.B194];[$optimize_tfidf_split6_level2.B194];[$optimize_tfidf_split7_level2.B194];[$optimize_tfidf_split8_level2.B194];[$optimize_tfidf_split9_level2.B194])" office:value-type="float" office:value="0.6" calcext:value-type="float">
            <text:p>0.6</text:p>
          </table:table-cell>
          <table:table-cell table:formula="of:=MIN([$optimize_tfidf_split0_level2.C194];[$optimize_tfidf_split1_level2.C194];[$optimize_tfidf_split2_level2.C194];[$optimize_tfidf_split3_level2.C194];[$optimize_tfidf_split4_level2.C194];[$optimize_tfidf_split5_level2.C194];[$optimize_tfidf_split6_level2.C194];[$optimize_tfidf_split7_level2.C194];[$optimize_tfidf_split8_level2.C194];[$optimize_tfidf_split9_level2.C194])" office:value-type="float" office:value="0.1924" calcext:value-type="float">
            <text:p>0.1924</text:p>
          </table:table-cell>
          <table:table-cell table:formula="of:=MIN([$optimize_tfidf_split0_level2.D194];[$optimize_tfidf_split1_level2.D194];[$optimize_tfidf_split2_level2.D194];[$optimize_tfidf_split3_level2.D194];[$optimize_tfidf_split4_level2.D194];[$optimize_tfidf_split5_level2.D194];[$optimize_tfidf_split6_level2.D194];[$optimize_tfidf_split7_level2.D194];[$optimize_tfidf_split8_level2.D194];[$optimize_tfidf_split9_level2.D194])" office:value-type="float" office:value="0.6747" calcext:value-type="float">
            <text:p>0.6747</text:p>
          </table:table-cell>
          <table:table-cell table:formula="of:=MIN([$optimize_tfidf_split0_level2.E194];[$optimize_tfidf_split1_level2.E194];[$optimize_tfidf_split2_level2.E194];[$optimize_tfidf_split3_level2.E194];[$optimize_tfidf_split4_level2.E194];[$optimize_tfidf_split5_level2.E194];[$optimize_tfidf_split6_level2.E194];[$optimize_tfidf_split7_level2.E194];[$optimize_tfidf_split8_level2.E194];[$optimize_tfidf_split9_level2.E19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214];[$optimize_tfidf_split1_level2.A214];[$optimize_tfidf_split2_level2.A214];[$optimize_tfidf_split3_level2.A214];[$optimize_tfidf_split4_level2.A214];[$optimize_tfidf_split5_level2.A214];[$optimize_tfidf_split6_level2.A214];[$optimize_tfidf_split7_level2.A214];[$optimize_tfidf_split8_level2.A214];[$optimize_tfidf_split9_level2.A214])" office:value-type="float" office:value="11" calcext:value-type="float">
            <text:p>11</text:p>
          </table:table-cell>
          <table:table-cell table:formula="of:=MIN([$optimize_tfidf_split0_level2.B214];[$optimize_tfidf_split1_level2.B214];[$optimize_tfidf_split2_level2.B214];[$optimize_tfidf_split3_level2.B214];[$optimize_tfidf_split4_level2.B214];[$optimize_tfidf_split5_level2.B214];[$optimize_tfidf_split6_level2.B214];[$optimize_tfidf_split7_level2.B214];[$optimize_tfidf_split8_level2.B214];[$optimize_tfidf_split9_level2.B214])" office:value-type="float" office:value="0.6" calcext:value-type="float">
            <text:p>0.6</text:p>
          </table:table-cell>
          <table:table-cell table:formula="of:=MIN([$optimize_tfidf_split0_level2.C214];[$optimize_tfidf_split1_level2.C214];[$optimize_tfidf_split2_level2.C214];[$optimize_tfidf_split3_level2.C214];[$optimize_tfidf_split4_level2.C214];[$optimize_tfidf_split5_level2.C214];[$optimize_tfidf_split6_level2.C214];[$optimize_tfidf_split7_level2.C214];[$optimize_tfidf_split8_level2.C214];[$optimize_tfidf_split9_level2.C214])" office:value-type="float" office:value="0.1924" calcext:value-type="float">
            <text:p>0.1924</text:p>
          </table:table-cell>
          <table:table-cell table:formula="of:=MIN([$optimize_tfidf_split0_level2.D214];[$optimize_tfidf_split1_level2.D214];[$optimize_tfidf_split2_level2.D214];[$optimize_tfidf_split3_level2.D214];[$optimize_tfidf_split4_level2.D214];[$optimize_tfidf_split5_level2.D214];[$optimize_tfidf_split6_level2.D214];[$optimize_tfidf_split7_level2.D214];[$optimize_tfidf_split8_level2.D214];[$optimize_tfidf_split9_level2.D214])" office:value-type="float" office:value="0.6747" calcext:value-type="float">
            <text:p>0.6747</text:p>
          </table:table-cell>
          <table:table-cell table:formula="of:=MIN([$optimize_tfidf_split0_level2.E214];[$optimize_tfidf_split1_level2.E214];[$optimize_tfidf_split2_level2.E214];[$optimize_tfidf_split3_level2.E214];[$optimize_tfidf_split4_level2.E214];[$optimize_tfidf_split5_level2.E214];[$optimize_tfidf_split6_level2.E214];[$optimize_tfidf_split7_level2.E214];[$optimize_tfidf_split8_level2.E214];[$optimize_tfidf_split9_level2.E21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234];[$optimize_tfidf_split1_level2.A234];[$optimize_tfidf_split2_level2.A234];[$optimize_tfidf_split3_level2.A234];[$optimize_tfidf_split4_level2.A234];[$optimize_tfidf_split5_level2.A234];[$optimize_tfidf_split6_level2.A234];[$optimize_tfidf_split7_level2.A234];[$optimize_tfidf_split8_level2.A234];[$optimize_tfidf_split9_level2.A234])" office:value-type="float" office:value="12" calcext:value-type="float">
            <text:p>12</text:p>
          </table:table-cell>
          <table:table-cell table:formula="of:=MIN([$optimize_tfidf_split0_level2.B234];[$optimize_tfidf_split1_level2.B234];[$optimize_tfidf_split2_level2.B234];[$optimize_tfidf_split3_level2.B234];[$optimize_tfidf_split4_level2.B234];[$optimize_tfidf_split5_level2.B234];[$optimize_tfidf_split6_level2.B234];[$optimize_tfidf_split7_level2.B234];[$optimize_tfidf_split8_level2.B234];[$optimize_tfidf_split9_level2.B234])" office:value-type="float" office:value="0.6" calcext:value-type="float">
            <text:p>0.6</text:p>
          </table:table-cell>
          <table:table-cell table:formula="of:=MIN([$optimize_tfidf_split0_level2.C234];[$optimize_tfidf_split1_level2.C234];[$optimize_tfidf_split2_level2.C234];[$optimize_tfidf_split3_level2.C234];[$optimize_tfidf_split4_level2.C234];[$optimize_tfidf_split5_level2.C234];[$optimize_tfidf_split6_level2.C234];[$optimize_tfidf_split7_level2.C234];[$optimize_tfidf_split8_level2.C234];[$optimize_tfidf_split9_level2.C234])" office:value-type="float" office:value="0.1924" calcext:value-type="float">
            <text:p>0.1924</text:p>
          </table:table-cell>
          <table:table-cell table:formula="of:=MIN([$optimize_tfidf_split0_level2.D234];[$optimize_tfidf_split1_level2.D234];[$optimize_tfidf_split2_level2.D234];[$optimize_tfidf_split3_level2.D234];[$optimize_tfidf_split4_level2.D234];[$optimize_tfidf_split5_level2.D234];[$optimize_tfidf_split6_level2.D234];[$optimize_tfidf_split7_level2.D234];[$optimize_tfidf_split8_level2.D234];[$optimize_tfidf_split9_level2.D234])" office:value-type="float" office:value="0.6747" calcext:value-type="float">
            <text:p>0.6747</text:p>
          </table:table-cell>
          <table:table-cell table:formula="of:=MIN([$optimize_tfidf_split0_level2.E234];[$optimize_tfidf_split1_level2.E234];[$optimize_tfidf_split2_level2.E234];[$optimize_tfidf_split3_level2.E234];[$optimize_tfidf_split4_level2.E234];[$optimize_tfidf_split5_level2.E234];[$optimize_tfidf_split6_level2.E234];[$optimize_tfidf_split7_level2.E234];[$optimize_tfidf_split8_level2.E234];[$optimize_tfidf_split9_level2.E23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254];[$optimize_tfidf_split1_level2.A254];[$optimize_tfidf_split2_level2.A254];[$optimize_tfidf_split3_level2.A254];[$optimize_tfidf_split4_level2.A254];[$optimize_tfidf_split5_level2.A254];[$optimize_tfidf_split6_level2.A254];[$optimize_tfidf_split7_level2.A254];[$optimize_tfidf_split8_level2.A254];[$optimize_tfidf_split9_level2.A254])" office:value-type="float" office:value="13" calcext:value-type="float">
            <text:p>13</text:p>
          </table:table-cell>
          <table:table-cell table:formula="of:=MIN([$optimize_tfidf_split0_level2.B254];[$optimize_tfidf_split1_level2.B254];[$optimize_tfidf_split2_level2.B254];[$optimize_tfidf_split3_level2.B254];[$optimize_tfidf_split4_level2.B254];[$optimize_tfidf_split5_level2.B254];[$optimize_tfidf_split6_level2.B254];[$optimize_tfidf_split7_level2.B254];[$optimize_tfidf_split8_level2.B254];[$optimize_tfidf_split9_level2.B254])" office:value-type="float" office:value="0.6" calcext:value-type="float">
            <text:p>0.6</text:p>
          </table:table-cell>
          <table:table-cell table:formula="of:=MIN([$optimize_tfidf_split0_level2.C254];[$optimize_tfidf_split1_level2.C254];[$optimize_tfidf_split2_level2.C254];[$optimize_tfidf_split3_level2.C254];[$optimize_tfidf_split4_level2.C254];[$optimize_tfidf_split5_level2.C254];[$optimize_tfidf_split6_level2.C254];[$optimize_tfidf_split7_level2.C254];[$optimize_tfidf_split8_level2.C254];[$optimize_tfidf_split9_level2.C254])" office:value-type="float" office:value="0.1924" calcext:value-type="float">
            <text:p>0.1924</text:p>
          </table:table-cell>
          <table:table-cell table:formula="of:=MIN([$optimize_tfidf_split0_level2.D254];[$optimize_tfidf_split1_level2.D254];[$optimize_tfidf_split2_level2.D254];[$optimize_tfidf_split3_level2.D254];[$optimize_tfidf_split4_level2.D254];[$optimize_tfidf_split5_level2.D254];[$optimize_tfidf_split6_level2.D254];[$optimize_tfidf_split7_level2.D254];[$optimize_tfidf_split8_level2.D254];[$optimize_tfidf_split9_level2.D254])" office:value-type="float" office:value="0.6747" calcext:value-type="float">
            <text:p>0.6747</text:p>
          </table:table-cell>
          <table:table-cell table:formula="of:=MIN([$optimize_tfidf_split0_level2.E254];[$optimize_tfidf_split1_level2.E254];[$optimize_tfidf_split2_level2.E254];[$optimize_tfidf_split3_level2.E254];[$optimize_tfidf_split4_level2.E254];[$optimize_tfidf_split5_level2.E254];[$optimize_tfidf_split6_level2.E254];[$optimize_tfidf_split7_level2.E254];[$optimize_tfidf_split8_level2.E254];[$optimize_tfidf_split9_level2.E25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274];[$optimize_tfidf_split1_level2.A274];[$optimize_tfidf_split2_level2.A274];[$optimize_tfidf_split3_level2.A274];[$optimize_tfidf_split4_level2.A274];[$optimize_tfidf_split5_level2.A274];[$optimize_tfidf_split6_level2.A274];[$optimize_tfidf_split7_level2.A274];[$optimize_tfidf_split8_level2.A274];[$optimize_tfidf_split9_level2.A274])" office:value-type="float" office:value="14" calcext:value-type="float">
            <text:p>14</text:p>
          </table:table-cell>
          <table:table-cell table:formula="of:=MIN([$optimize_tfidf_split0_level2.B274];[$optimize_tfidf_split1_level2.B274];[$optimize_tfidf_split2_level2.B274];[$optimize_tfidf_split3_level2.B274];[$optimize_tfidf_split4_level2.B274];[$optimize_tfidf_split5_level2.B274];[$optimize_tfidf_split6_level2.B274];[$optimize_tfidf_split7_level2.B274];[$optimize_tfidf_split8_level2.B274];[$optimize_tfidf_split9_level2.B274])" office:value-type="float" office:value="0.6" calcext:value-type="float">
            <text:p>0.6</text:p>
          </table:table-cell>
          <table:table-cell table:formula="of:=MIN([$optimize_tfidf_split0_level2.C274];[$optimize_tfidf_split1_level2.C274];[$optimize_tfidf_split2_level2.C274];[$optimize_tfidf_split3_level2.C274];[$optimize_tfidf_split4_level2.C274];[$optimize_tfidf_split5_level2.C274];[$optimize_tfidf_split6_level2.C274];[$optimize_tfidf_split7_level2.C274];[$optimize_tfidf_split8_level2.C274];[$optimize_tfidf_split9_level2.C274])" office:value-type="float" office:value="0.1924" calcext:value-type="float">
            <text:p>0.1924</text:p>
          </table:table-cell>
          <table:table-cell table:formula="of:=MIN([$optimize_tfidf_split0_level2.D274];[$optimize_tfidf_split1_level2.D274];[$optimize_tfidf_split2_level2.D274];[$optimize_tfidf_split3_level2.D274];[$optimize_tfidf_split4_level2.D274];[$optimize_tfidf_split5_level2.D274];[$optimize_tfidf_split6_level2.D274];[$optimize_tfidf_split7_level2.D274];[$optimize_tfidf_split8_level2.D274];[$optimize_tfidf_split9_level2.D274])" office:value-type="float" office:value="0.6747" calcext:value-type="float">
            <text:p>0.6747</text:p>
          </table:table-cell>
          <table:table-cell table:formula="of:=MIN([$optimize_tfidf_split0_level2.E274];[$optimize_tfidf_split1_level2.E274];[$optimize_tfidf_split2_level2.E274];[$optimize_tfidf_split3_level2.E274];[$optimize_tfidf_split4_level2.E274];[$optimize_tfidf_split5_level2.E274];[$optimize_tfidf_split6_level2.E274];[$optimize_tfidf_split7_level2.E274];[$optimize_tfidf_split8_level2.E274];[$optimize_tfidf_split9_level2.E27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294];[$optimize_tfidf_split1_level2.A294];[$optimize_tfidf_split2_level2.A294];[$optimize_tfidf_split3_level2.A294];[$optimize_tfidf_split4_level2.A294];[$optimize_tfidf_split5_level2.A294];[$optimize_tfidf_split6_level2.A294];[$optimize_tfidf_split7_level2.A294];[$optimize_tfidf_split8_level2.A294];[$optimize_tfidf_split9_level2.A294])" office:value-type="float" office:value="15" calcext:value-type="float">
            <text:p>15</text:p>
          </table:table-cell>
          <table:table-cell table:formula="of:=MIN([$optimize_tfidf_split0_level2.B294];[$optimize_tfidf_split1_level2.B294];[$optimize_tfidf_split2_level2.B294];[$optimize_tfidf_split3_level2.B294];[$optimize_tfidf_split4_level2.B294];[$optimize_tfidf_split5_level2.B294];[$optimize_tfidf_split6_level2.B294];[$optimize_tfidf_split7_level2.B294];[$optimize_tfidf_split8_level2.B294];[$optimize_tfidf_split9_level2.B294])" office:value-type="float" office:value="0.6" calcext:value-type="float">
            <text:p>0.6</text:p>
          </table:table-cell>
          <table:table-cell table:formula="of:=MIN([$optimize_tfidf_split0_level2.C294];[$optimize_tfidf_split1_level2.C294];[$optimize_tfidf_split2_level2.C294];[$optimize_tfidf_split3_level2.C294];[$optimize_tfidf_split4_level2.C294];[$optimize_tfidf_split5_level2.C294];[$optimize_tfidf_split6_level2.C294];[$optimize_tfidf_split7_level2.C294];[$optimize_tfidf_split8_level2.C294];[$optimize_tfidf_split9_level2.C294])" office:value-type="float" office:value="0.1924" calcext:value-type="float">
            <text:p>0.1924</text:p>
          </table:table-cell>
          <table:table-cell table:formula="of:=MIN([$optimize_tfidf_split0_level2.D294];[$optimize_tfidf_split1_level2.D294];[$optimize_tfidf_split2_level2.D294];[$optimize_tfidf_split3_level2.D294];[$optimize_tfidf_split4_level2.D294];[$optimize_tfidf_split5_level2.D294];[$optimize_tfidf_split6_level2.D294];[$optimize_tfidf_split7_level2.D294];[$optimize_tfidf_split8_level2.D294];[$optimize_tfidf_split9_level2.D294])" office:value-type="float" office:value="0.6747" calcext:value-type="float">
            <text:p>0.6747</text:p>
          </table:table-cell>
          <table:table-cell table:formula="of:=MIN([$optimize_tfidf_split0_level2.E294];[$optimize_tfidf_split1_level2.E294];[$optimize_tfidf_split2_level2.E294];[$optimize_tfidf_split3_level2.E294];[$optimize_tfidf_split4_level2.E294];[$optimize_tfidf_split5_level2.E294];[$optimize_tfidf_split6_level2.E294];[$optimize_tfidf_split7_level2.E294];[$optimize_tfidf_split8_level2.E294];[$optimize_tfidf_split9_level2.E294])" office:value-type="float" office:value="0.2891" calcext:value-type="float">
            <text:p>0.2891</text:p>
          </table:table-cell>
        </table:table-row>
        <table:table-row table:style-name="ro1">
          <table:table-cell table:formula="of:=MIN([$optimize_tfidf_split0_level2.A35];[$optimize_tfidf_split1_level2.A35];[$optimize_tfidf_split2_level2.A35];[$optimize_tfidf_split3_level2.A35];[$optimize_tfidf_split4_level2.A35];[$optimize_tfidf_split5_level2.A35];[$optimize_tfidf_split6_level2.A35];[$optimize_tfidf_split7_level2.A35];[$optimize_tfidf_split8_level2.A35];[$optimize_tfidf_split9_level2.A35])" office:value-type="float" office:value="2" calcext:value-type="float">
            <text:p>2</text:p>
          </table:table-cell>
          <table:table-cell table:formula="of:=MIN([$optimize_tfidf_split0_level2.B35];[$optimize_tfidf_split1_level2.B35];[$optimize_tfidf_split2_level2.B35];[$optimize_tfidf_split3_level2.B35];[$optimize_tfidf_split4_level2.B35];[$optimize_tfidf_split5_level2.B35];[$optimize_tfidf_split6_level2.B35];[$optimize_tfidf_split7_level2.B35];[$optimize_tfidf_split8_level2.B35];[$optimize_tfidf_split9_level2.B35])" office:value-type="float" office:value="0.65" calcext:value-type="float">
            <text:p>0.65</text:p>
          </table:table-cell>
          <table:table-cell table:formula="of:=MIN([$optimize_tfidf_split0_level2.C35];[$optimize_tfidf_split1_level2.C35];[$optimize_tfidf_split2_level2.C35];[$optimize_tfidf_split3_level2.C35];[$optimize_tfidf_split4_level2.C35];[$optimize_tfidf_split5_level2.C35];[$optimize_tfidf_split6_level2.C35];[$optimize_tfidf_split7_level2.C35];[$optimize_tfidf_split8_level2.C35];[$optimize_tfidf_split9_level2.C35])" office:value-type="float" office:value="0.2984" calcext:value-type="float">
            <text:p>0.2984</text:p>
          </table:table-cell>
          <table:table-cell table:formula="of:=MIN([$optimize_tfidf_split0_level2.D35];[$optimize_tfidf_split1_level2.D35];[$optimize_tfidf_split2_level2.D35];[$optimize_tfidf_split3_level2.D35];[$optimize_tfidf_split4_level2.D35];[$optimize_tfidf_split5_level2.D35];[$optimize_tfidf_split6_level2.D35];[$optimize_tfidf_split7_level2.D35];[$optimize_tfidf_split8_level2.D35];[$optimize_tfidf_split9_level2.D35])" office:value-type="float" office:value="0.4576" calcext:value-type="float">
            <text:p>0.4576</text:p>
          </table:table-cell>
          <table:table-cell table:formula="of:=MIN([$optimize_tfidf_split0_level2.E35];[$optimize_tfidf_split1_level2.E35];[$optimize_tfidf_split2_level2.E35];[$optimize_tfidf_split3_level2.E35];[$optimize_tfidf_split4_level2.E35];[$optimize_tfidf_split5_level2.E35];[$optimize_tfidf_split6_level2.E35];[$optimize_tfidf_split7_level2.E35];[$optimize_tfidf_split8_level2.E35];[$optimize_tfidf_split9_level2.E35])" office:value-type="float" office:value="0.3506" calcext:value-type="float">
            <text:p>0.3506</text:p>
          </table:table-cell>
        </table:table-row>
        <table:table-row table:style-name="ro1">
          <table:table-cell table:formula="of:=MIN([$optimize_tfidf_split0_level2.A15];[$optimize_tfidf_split1_level2.A15];[$optimize_tfidf_split2_level2.A15];[$optimize_tfidf_split3_level2.A15];[$optimize_tfidf_split4_level2.A15];[$optimize_tfidf_split5_level2.A15];[$optimize_tfidf_split6_level2.A15];[$optimize_tfidf_split7_level2.A15];[$optimize_tfidf_split8_level2.A15];[$optimize_tfidf_split9_level2.A15])" office:value-type="float" office:value="1" calcext:value-type="float">
            <text:p>1</text:p>
          </table:table-cell>
          <table:table-cell table:formula="of:=MIN([$optimize_tfidf_split0_level2.B15];[$optimize_tfidf_split1_level2.B15];[$optimize_tfidf_split2_level2.B15];[$optimize_tfidf_split3_level2.B15];[$optimize_tfidf_split4_level2.B15];[$optimize_tfidf_split5_level2.B15];[$optimize_tfidf_split6_level2.B15];[$optimize_tfidf_split7_level2.B15];[$optimize_tfidf_split8_level2.B15];[$optimize_tfidf_split9_level2.B15])" office:value-type="float" office:value="0.65" calcext:value-type="float">
            <text:p>0.65</text:p>
          </table:table-cell>
          <table:table-cell table:formula="of:=MIN([$optimize_tfidf_split0_level2.C15];[$optimize_tfidf_split1_level2.C15];[$optimize_tfidf_split2_level2.C15];[$optimize_tfidf_split3_level2.C15];[$optimize_tfidf_split4_level2.C15];[$optimize_tfidf_split5_level2.C15];[$optimize_tfidf_split6_level2.C15];[$optimize_tfidf_split7_level2.C15];[$optimize_tfidf_split8_level2.C15];[$optimize_tfidf_split9_level2.C15])" office:value-type="float" office:value="0.2865" calcext:value-type="float">
            <text:p>0.2865</text:p>
          </table:table-cell>
          <table:table-cell table:formula="of:=MIN([$optimize_tfidf_split0_level2.D15];[$optimize_tfidf_split1_level2.D15];[$optimize_tfidf_split2_level2.D15];[$optimize_tfidf_split3_level2.D15];[$optimize_tfidf_split4_level2.D15];[$optimize_tfidf_split5_level2.D15];[$optimize_tfidf_split6_level2.D15];[$optimize_tfidf_split7_level2.D15];[$optimize_tfidf_split8_level2.D15];[$optimize_tfidf_split9_level2.D15])" office:value-type="float" office:value="0.2188" calcext:value-type="float">
            <text:p>0.2188</text:p>
          </table:table-cell>
          <table:table-cell table:formula="of:=MIN([$optimize_tfidf_split0_level2.E15];[$optimize_tfidf_split1_level2.E15];[$optimize_tfidf_split2_level2.E15];[$optimize_tfidf_split3_level2.E15];[$optimize_tfidf_split4_level2.E15];[$optimize_tfidf_split5_level2.E15];[$optimize_tfidf_split6_level2.E15];[$optimize_tfidf_split7_level2.E15];[$optimize_tfidf_split8_level2.E15];[$optimize_tfidf_split9_level2.E15])" office:value-type="float" office:value="0.2414" calcext:value-type="float">
            <text:p>0.2414</text:p>
          </table:table-cell>
        </table:table-row>
        <table:table-row table:style-name="ro1">
          <table:table-cell table:formula="of:=MIN([$optimize_tfidf_split0_level2.A55];[$optimize_tfidf_split1_level2.A55];[$optimize_tfidf_split2_level2.A55];[$optimize_tfidf_split3_level2.A55];[$optimize_tfidf_split4_level2.A55];[$optimize_tfidf_split5_level2.A55];[$optimize_tfidf_split6_level2.A55];[$optimize_tfidf_split7_level2.A55];[$optimize_tfidf_split8_level2.A55];[$optimize_tfidf_split9_level2.A55])" office:value-type="float" office:value="3" calcext:value-type="float">
            <text:p>3</text:p>
          </table:table-cell>
          <table:table-cell table:formula="of:=MIN([$optimize_tfidf_split0_level2.B55];[$optimize_tfidf_split1_level2.B55];[$optimize_tfidf_split2_level2.B55];[$optimize_tfidf_split3_level2.B55];[$optimize_tfidf_split4_level2.B55];[$optimize_tfidf_split5_level2.B55];[$optimize_tfidf_split6_level2.B55];[$optimize_tfidf_split7_level2.B55];[$optimize_tfidf_split8_level2.B55];[$optimize_tfidf_split9_level2.B55])" office:value-type="float" office:value="0.65" calcext:value-type="float">
            <text:p>0.65</text:p>
          </table:table-cell>
          <table:table-cell table:formula="of:=MIN([$optimize_tfidf_split0_level2.C55];[$optimize_tfidf_split1_level2.C55];[$optimize_tfidf_split2_level2.C55];[$optimize_tfidf_split3_level2.C55];[$optimize_tfidf_split4_level2.C55];[$optimize_tfidf_split5_level2.C55];[$optimize_tfidf_split6_level2.C55];[$optimize_tfidf_split7_level2.C55];[$optimize_tfidf_split8_level2.C55];[$optimize_tfidf_split9_level2.C55])" office:value-type="float" office:value="0.2419" calcext:value-type="float">
            <text:p>0.2419</text:p>
          </table:table-cell>
          <table:table-cell table:formula="of:=MIN([$optimize_tfidf_split0_level2.D55];[$optimize_tfidf_split1_level2.D55];[$optimize_tfidf_split2_level2.D55];[$optimize_tfidf_split3_level2.D55];[$optimize_tfidf_split4_level2.D55];[$optimize_tfidf_split5_level2.D55];[$optimize_tfidf_split6_level2.D55];[$optimize_tfidf_split7_level2.D55];[$optimize_tfidf_split8_level2.D55];[$optimize_tfidf_split9_level2.D55])" office:value-type="float" office:value="0.5395" calcext:value-type="float">
            <text:p>0.5395</text:p>
          </table:table-cell>
          <table:table-cell table:formula="of:=MIN([$optimize_tfidf_split0_level2.E55];[$optimize_tfidf_split1_level2.E55];[$optimize_tfidf_split2_level2.E55];[$optimize_tfidf_split3_level2.E55];[$optimize_tfidf_split4_level2.E55];[$optimize_tfidf_split5_level2.E55];[$optimize_tfidf_split6_level2.E55];[$optimize_tfidf_split7_level2.E55];[$optimize_tfidf_split8_level2.E55];[$optimize_tfidf_split9_level2.E55])" office:value-type="float" office:value="0.3243" calcext:value-type="float">
            <text:p>0.3243</text:p>
          </table:table-cell>
        </table:table-row>
        <table:table-row table:style-name="ro1">
          <table:table-cell table:formula="of:=MIN([$optimize_tfidf_split0_level2.A75];[$optimize_tfidf_split1_level2.A75];[$optimize_tfidf_split2_level2.A75];[$optimize_tfidf_split3_level2.A75];[$optimize_tfidf_split4_level2.A75];[$optimize_tfidf_split5_level2.A75];[$optimize_tfidf_split6_level2.A75];[$optimize_tfidf_split7_level2.A75];[$optimize_tfidf_split8_level2.A75];[$optimize_tfidf_split9_level2.A75])" office:value-type="float" office:value="4" calcext:value-type="float">
            <text:p>4</text:p>
          </table:table-cell>
          <table:table-cell table:formula="of:=MIN([$optimize_tfidf_split0_level2.B75];[$optimize_tfidf_split1_level2.B75];[$optimize_tfidf_split2_level2.B75];[$optimize_tfidf_split3_level2.B75];[$optimize_tfidf_split4_level2.B75];[$optimize_tfidf_split5_level2.B75];[$optimize_tfidf_split6_level2.B75];[$optimize_tfidf_split7_level2.B75];[$optimize_tfidf_split8_level2.B75];[$optimize_tfidf_split9_level2.B75])" office:value-type="float" office:value="0.65" calcext:value-type="float">
            <text:p>0.65</text:p>
          </table:table-cell>
          <table:table-cell table:formula="of:=MIN([$optimize_tfidf_split0_level2.C75];[$optimize_tfidf_split1_level2.C75];[$optimize_tfidf_split2_level2.C75];[$optimize_tfidf_split3_level2.C75];[$optimize_tfidf_split4_level2.C75];[$optimize_tfidf_split5_level2.C75];[$optimize_tfidf_split6_level2.C75];[$optimize_tfidf_split7_level2.C75];[$optimize_tfidf_split8_level2.C75];[$optimize_tfidf_split9_level2.C75])" office:value-type="float" office:value="0.1979" calcext:value-type="float">
            <text:p>0.1979</text:p>
          </table:table-cell>
          <table:table-cell table:formula="of:=MIN([$optimize_tfidf_split0_level2.D75];[$optimize_tfidf_split1_level2.D75];[$optimize_tfidf_split2_level2.D75];[$optimize_tfidf_split3_level2.D75];[$optimize_tfidf_split4_level2.D75];[$optimize_tfidf_split5_level2.D75];[$optimize_tfidf_split6_level2.D75];[$optimize_tfidf_split7_level2.D75];[$optimize_tfidf_split8_level2.D75];[$optimize_tfidf_split9_level2.D75])" office:value-type="float" office:value="0.5842" calcext:value-type="float">
            <text:p>0.5842</text:p>
          </table:table-cell>
          <table:table-cell table:formula="of:=MIN([$optimize_tfidf_split0_level2.E75];[$optimize_tfidf_split1_level2.E75];[$optimize_tfidf_split2_level2.E75];[$optimize_tfidf_split3_level2.E75];[$optimize_tfidf_split4_level2.E75];[$optimize_tfidf_split5_level2.E75];[$optimize_tfidf_split6_level2.E75];[$optimize_tfidf_split7_level2.E75];[$optimize_tfidf_split8_level2.E75];[$optimize_tfidf_split9_level2.E75])" office:value-type="float" office:value="0.2861" calcext:value-type="float">
            <text:p>0.2861</text:p>
          </table:table-cell>
        </table:table-row>
        <table:table-row table:style-name="ro1">
          <table:table-cell table:formula="of:=MIN([$optimize_tfidf_split0_level2.A95];[$optimize_tfidf_split1_level2.A95];[$optimize_tfidf_split2_level2.A95];[$optimize_tfidf_split3_level2.A95];[$optimize_tfidf_split4_level2.A95];[$optimize_tfidf_split5_level2.A95];[$optimize_tfidf_split6_level2.A95];[$optimize_tfidf_split7_level2.A95];[$optimize_tfidf_split8_level2.A95];[$optimize_tfidf_split9_level2.A95])" office:value-type="float" office:value="5" calcext:value-type="float">
            <text:p>5</text:p>
          </table:table-cell>
          <table:table-cell table:formula="of:=MIN([$optimize_tfidf_split0_level2.B95];[$optimize_tfidf_split1_level2.B95];[$optimize_tfidf_split2_level2.B95];[$optimize_tfidf_split3_level2.B95];[$optimize_tfidf_split4_level2.B95];[$optimize_tfidf_split5_level2.B95];[$optimize_tfidf_split6_level2.B95];[$optimize_tfidf_split7_level2.B95];[$optimize_tfidf_split8_level2.B95];[$optimize_tfidf_split9_level2.B95])" office:value-type="float" office:value="0.65" calcext:value-type="float">
            <text:p>0.65</text:p>
          </table:table-cell>
          <table:table-cell table:formula="of:=MIN([$optimize_tfidf_split0_level2.C95];[$optimize_tfidf_split1_level2.C95];[$optimize_tfidf_split2_level2.C95];[$optimize_tfidf_split3_level2.C95];[$optimize_tfidf_split4_level2.C95];[$optimize_tfidf_split5_level2.C95];[$optimize_tfidf_split6_level2.C95];[$optimize_tfidf_split7_level2.C95];[$optimize_tfidf_split8_level2.C95];[$optimize_tfidf_split9_level2.C95])" office:value-type="float" office:value="0.165" calcext:value-type="float">
            <text:p>0.165</text:p>
          </table:table-cell>
          <table:table-cell table:formula="of:=MIN([$optimize_tfidf_split0_level2.D95];[$optimize_tfidf_split1_level2.D95];[$optimize_tfidf_split2_level2.D95];[$optimize_tfidf_split3_level2.D95];[$optimize_tfidf_split4_level2.D95];[$optimize_tfidf_split5_level2.D95];[$optimize_tfidf_split6_level2.D95];[$optimize_tfidf_split7_level2.D95];[$optimize_tfidf_split8_level2.D95];[$optimize_tfidf_split9_level2.D95])" office:value-type="float" office:value="0.5855" calcext:value-type="float">
            <text:p>0.5855</text:p>
          </table:table-cell>
          <table:table-cell table:formula="of:=MIN([$optimize_tfidf_split0_level2.E95];[$optimize_tfidf_split1_level2.E95];[$optimize_tfidf_split2_level2.E95];[$optimize_tfidf_split3_level2.E95];[$optimize_tfidf_split4_level2.E95];[$optimize_tfidf_split5_level2.E95];[$optimize_tfidf_split6_level2.E95];[$optimize_tfidf_split7_level2.E95];[$optimize_tfidf_split8_level2.E95];[$optimize_tfidf_split9_level2.E9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115];[$optimize_tfidf_split1_level2.A115];[$optimize_tfidf_split2_level2.A115];[$optimize_tfidf_split3_level2.A115];[$optimize_tfidf_split4_level2.A115];[$optimize_tfidf_split5_level2.A115];[$optimize_tfidf_split6_level2.A115];[$optimize_tfidf_split7_level2.A115];[$optimize_tfidf_split8_level2.A115];[$optimize_tfidf_split9_level2.A115])" office:value-type="float" office:value="6" calcext:value-type="float">
            <text:p>6</text:p>
          </table:table-cell>
          <table:table-cell table:formula="of:=MIN([$optimize_tfidf_split0_level2.B115];[$optimize_tfidf_split1_level2.B115];[$optimize_tfidf_split2_level2.B115];[$optimize_tfidf_split3_level2.B115];[$optimize_tfidf_split4_level2.B115];[$optimize_tfidf_split5_level2.B115];[$optimize_tfidf_split6_level2.B115];[$optimize_tfidf_split7_level2.B115];[$optimize_tfidf_split8_level2.B115];[$optimize_tfidf_split9_level2.B115])" office:value-type="float" office:value="0.65" calcext:value-type="float">
            <text:p>0.65</text:p>
          </table:table-cell>
          <table:table-cell table:formula="of:=MIN([$optimize_tfidf_split0_level2.C115];[$optimize_tfidf_split1_level2.C115];[$optimize_tfidf_split2_level2.C115];[$optimize_tfidf_split3_level2.C115];[$optimize_tfidf_split4_level2.C115];[$optimize_tfidf_split5_level2.C115];[$optimize_tfidf_split6_level2.C115];[$optimize_tfidf_split7_level2.C115];[$optimize_tfidf_split8_level2.C115];[$optimize_tfidf_split9_level2.C115])" office:value-type="float" office:value="0.165" calcext:value-type="float">
            <text:p>0.165</text:p>
          </table:table-cell>
          <table:table-cell table:formula="of:=MIN([$optimize_tfidf_split0_level2.D115];[$optimize_tfidf_split1_level2.D115];[$optimize_tfidf_split2_level2.D115];[$optimize_tfidf_split3_level2.D115];[$optimize_tfidf_split4_level2.D115];[$optimize_tfidf_split5_level2.D115];[$optimize_tfidf_split6_level2.D115];[$optimize_tfidf_split7_level2.D115];[$optimize_tfidf_split8_level2.D115];[$optimize_tfidf_split9_level2.D115])" office:value-type="float" office:value="0.5855" calcext:value-type="float">
            <text:p>0.5855</text:p>
          </table:table-cell>
          <table:table-cell table:formula="of:=MIN([$optimize_tfidf_split0_level2.E115];[$optimize_tfidf_split1_level2.E115];[$optimize_tfidf_split2_level2.E115];[$optimize_tfidf_split3_level2.E115];[$optimize_tfidf_split4_level2.E115];[$optimize_tfidf_split5_level2.E115];[$optimize_tfidf_split6_level2.E115];[$optimize_tfidf_split7_level2.E115];[$optimize_tfidf_split8_level2.E115];[$optimize_tfidf_split9_level2.E11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135];[$optimize_tfidf_split1_level2.A135];[$optimize_tfidf_split2_level2.A135];[$optimize_tfidf_split3_level2.A135];[$optimize_tfidf_split4_level2.A135];[$optimize_tfidf_split5_level2.A135];[$optimize_tfidf_split6_level2.A135];[$optimize_tfidf_split7_level2.A135];[$optimize_tfidf_split8_level2.A135];[$optimize_tfidf_split9_level2.A135])" office:value-type="float" office:value="7" calcext:value-type="float">
            <text:p>7</text:p>
          </table:table-cell>
          <table:table-cell table:formula="of:=MIN([$optimize_tfidf_split0_level2.B135];[$optimize_tfidf_split1_level2.B135];[$optimize_tfidf_split2_level2.B135];[$optimize_tfidf_split3_level2.B135];[$optimize_tfidf_split4_level2.B135];[$optimize_tfidf_split5_level2.B135];[$optimize_tfidf_split6_level2.B135];[$optimize_tfidf_split7_level2.B135];[$optimize_tfidf_split8_level2.B135];[$optimize_tfidf_split9_level2.B135])" office:value-type="float" office:value="0.65" calcext:value-type="float">
            <text:p>0.65</text:p>
          </table:table-cell>
          <table:table-cell table:formula="of:=MIN([$optimize_tfidf_split0_level2.C135];[$optimize_tfidf_split1_level2.C135];[$optimize_tfidf_split2_level2.C135];[$optimize_tfidf_split3_level2.C135];[$optimize_tfidf_split4_level2.C135];[$optimize_tfidf_split5_level2.C135];[$optimize_tfidf_split6_level2.C135];[$optimize_tfidf_split7_level2.C135];[$optimize_tfidf_split8_level2.C135];[$optimize_tfidf_split9_level2.C135])" office:value-type="float" office:value="0.165" calcext:value-type="float">
            <text:p>0.165</text:p>
          </table:table-cell>
          <table:table-cell table:formula="of:=MIN([$optimize_tfidf_split0_level2.D135];[$optimize_tfidf_split1_level2.D135];[$optimize_tfidf_split2_level2.D135];[$optimize_tfidf_split3_level2.D135];[$optimize_tfidf_split4_level2.D135];[$optimize_tfidf_split5_level2.D135];[$optimize_tfidf_split6_level2.D135];[$optimize_tfidf_split7_level2.D135];[$optimize_tfidf_split8_level2.D135];[$optimize_tfidf_split9_level2.D135])" office:value-type="float" office:value="0.5855" calcext:value-type="float">
            <text:p>0.5855</text:p>
          </table:table-cell>
          <table:table-cell table:formula="of:=MIN([$optimize_tfidf_split0_level2.E135];[$optimize_tfidf_split1_level2.E135];[$optimize_tfidf_split2_level2.E135];[$optimize_tfidf_split3_level2.E135];[$optimize_tfidf_split4_level2.E135];[$optimize_tfidf_split5_level2.E135];[$optimize_tfidf_split6_level2.E135];[$optimize_tfidf_split7_level2.E135];[$optimize_tfidf_split8_level2.E135];[$optimize_tfidf_split9_level2.E13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155];[$optimize_tfidf_split1_level2.A155];[$optimize_tfidf_split2_level2.A155];[$optimize_tfidf_split3_level2.A155];[$optimize_tfidf_split4_level2.A155];[$optimize_tfidf_split5_level2.A155];[$optimize_tfidf_split6_level2.A155];[$optimize_tfidf_split7_level2.A155];[$optimize_tfidf_split8_level2.A155];[$optimize_tfidf_split9_level2.A155])" office:value-type="float" office:value="8" calcext:value-type="float">
            <text:p>8</text:p>
          </table:table-cell>
          <table:table-cell table:formula="of:=MIN([$optimize_tfidf_split0_level2.B155];[$optimize_tfidf_split1_level2.B155];[$optimize_tfidf_split2_level2.B155];[$optimize_tfidf_split3_level2.B155];[$optimize_tfidf_split4_level2.B155];[$optimize_tfidf_split5_level2.B155];[$optimize_tfidf_split6_level2.B155];[$optimize_tfidf_split7_level2.B155];[$optimize_tfidf_split8_level2.B155];[$optimize_tfidf_split9_level2.B155])" office:value-type="float" office:value="0.65" calcext:value-type="float">
            <text:p>0.65</text:p>
          </table:table-cell>
          <table:table-cell table:formula="of:=MIN([$optimize_tfidf_split0_level2.C155];[$optimize_tfidf_split1_level2.C155];[$optimize_tfidf_split2_level2.C155];[$optimize_tfidf_split3_level2.C155];[$optimize_tfidf_split4_level2.C155];[$optimize_tfidf_split5_level2.C155];[$optimize_tfidf_split6_level2.C155];[$optimize_tfidf_split7_level2.C155];[$optimize_tfidf_split8_level2.C155];[$optimize_tfidf_split9_level2.C155])" office:value-type="float" office:value="0.165" calcext:value-type="float">
            <text:p>0.165</text:p>
          </table:table-cell>
          <table:table-cell table:formula="of:=MIN([$optimize_tfidf_split0_level2.D155];[$optimize_tfidf_split1_level2.D155];[$optimize_tfidf_split2_level2.D155];[$optimize_tfidf_split3_level2.D155];[$optimize_tfidf_split4_level2.D155];[$optimize_tfidf_split5_level2.D155];[$optimize_tfidf_split6_level2.D155];[$optimize_tfidf_split7_level2.D155];[$optimize_tfidf_split8_level2.D155];[$optimize_tfidf_split9_level2.D155])" office:value-type="float" office:value="0.5855" calcext:value-type="float">
            <text:p>0.5855</text:p>
          </table:table-cell>
          <table:table-cell table:formula="of:=MIN([$optimize_tfidf_split0_level2.E155];[$optimize_tfidf_split1_level2.E155];[$optimize_tfidf_split2_level2.E155];[$optimize_tfidf_split3_level2.E155];[$optimize_tfidf_split4_level2.E155];[$optimize_tfidf_split5_level2.E155];[$optimize_tfidf_split6_level2.E155];[$optimize_tfidf_split7_level2.E155];[$optimize_tfidf_split8_level2.E155];[$optimize_tfidf_split9_level2.E15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175];[$optimize_tfidf_split1_level2.A175];[$optimize_tfidf_split2_level2.A175];[$optimize_tfidf_split3_level2.A175];[$optimize_tfidf_split4_level2.A175];[$optimize_tfidf_split5_level2.A175];[$optimize_tfidf_split6_level2.A175];[$optimize_tfidf_split7_level2.A175];[$optimize_tfidf_split8_level2.A175];[$optimize_tfidf_split9_level2.A175])" office:value-type="float" office:value="9" calcext:value-type="float">
            <text:p>9</text:p>
          </table:table-cell>
          <table:table-cell table:formula="of:=MIN([$optimize_tfidf_split0_level2.B175];[$optimize_tfidf_split1_level2.B175];[$optimize_tfidf_split2_level2.B175];[$optimize_tfidf_split3_level2.B175];[$optimize_tfidf_split4_level2.B175];[$optimize_tfidf_split5_level2.B175];[$optimize_tfidf_split6_level2.B175];[$optimize_tfidf_split7_level2.B175];[$optimize_tfidf_split8_level2.B175];[$optimize_tfidf_split9_level2.B175])" office:value-type="float" office:value="0.65" calcext:value-type="float">
            <text:p>0.65</text:p>
          </table:table-cell>
          <table:table-cell table:formula="of:=MIN([$optimize_tfidf_split0_level2.C175];[$optimize_tfidf_split1_level2.C175];[$optimize_tfidf_split2_level2.C175];[$optimize_tfidf_split3_level2.C175];[$optimize_tfidf_split4_level2.C175];[$optimize_tfidf_split5_level2.C175];[$optimize_tfidf_split6_level2.C175];[$optimize_tfidf_split7_level2.C175];[$optimize_tfidf_split8_level2.C175];[$optimize_tfidf_split9_level2.C175])" office:value-type="float" office:value="0.165" calcext:value-type="float">
            <text:p>0.165</text:p>
          </table:table-cell>
          <table:table-cell table:formula="of:=MIN([$optimize_tfidf_split0_level2.D175];[$optimize_tfidf_split1_level2.D175];[$optimize_tfidf_split2_level2.D175];[$optimize_tfidf_split3_level2.D175];[$optimize_tfidf_split4_level2.D175];[$optimize_tfidf_split5_level2.D175];[$optimize_tfidf_split6_level2.D175];[$optimize_tfidf_split7_level2.D175];[$optimize_tfidf_split8_level2.D175];[$optimize_tfidf_split9_level2.D175])" office:value-type="float" office:value="0.5855" calcext:value-type="float">
            <text:p>0.5855</text:p>
          </table:table-cell>
          <table:table-cell table:formula="of:=MIN([$optimize_tfidf_split0_level2.E175];[$optimize_tfidf_split1_level2.E175];[$optimize_tfidf_split2_level2.E175];[$optimize_tfidf_split3_level2.E175];[$optimize_tfidf_split4_level2.E175];[$optimize_tfidf_split5_level2.E175];[$optimize_tfidf_split6_level2.E175];[$optimize_tfidf_split7_level2.E175];[$optimize_tfidf_split8_level2.E175];[$optimize_tfidf_split9_level2.E17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195];[$optimize_tfidf_split1_level2.A195];[$optimize_tfidf_split2_level2.A195];[$optimize_tfidf_split3_level2.A195];[$optimize_tfidf_split4_level2.A195];[$optimize_tfidf_split5_level2.A195];[$optimize_tfidf_split6_level2.A195];[$optimize_tfidf_split7_level2.A195];[$optimize_tfidf_split8_level2.A195];[$optimize_tfidf_split9_level2.A195])" office:value-type="float" office:value="10" calcext:value-type="float">
            <text:p>10</text:p>
          </table:table-cell>
          <table:table-cell table:formula="of:=MIN([$optimize_tfidf_split0_level2.B195];[$optimize_tfidf_split1_level2.B195];[$optimize_tfidf_split2_level2.B195];[$optimize_tfidf_split3_level2.B195];[$optimize_tfidf_split4_level2.B195];[$optimize_tfidf_split5_level2.B195];[$optimize_tfidf_split6_level2.B195];[$optimize_tfidf_split7_level2.B195];[$optimize_tfidf_split8_level2.B195];[$optimize_tfidf_split9_level2.B195])" office:value-type="float" office:value="0.65" calcext:value-type="float">
            <text:p>0.65</text:p>
          </table:table-cell>
          <table:table-cell table:formula="of:=MIN([$optimize_tfidf_split0_level2.C195];[$optimize_tfidf_split1_level2.C195];[$optimize_tfidf_split2_level2.C195];[$optimize_tfidf_split3_level2.C195];[$optimize_tfidf_split4_level2.C195];[$optimize_tfidf_split5_level2.C195];[$optimize_tfidf_split6_level2.C195];[$optimize_tfidf_split7_level2.C195];[$optimize_tfidf_split8_level2.C195];[$optimize_tfidf_split9_level2.C195])" office:value-type="float" office:value="0.165" calcext:value-type="float">
            <text:p>0.165</text:p>
          </table:table-cell>
          <table:table-cell table:formula="of:=MIN([$optimize_tfidf_split0_level2.D195];[$optimize_tfidf_split1_level2.D195];[$optimize_tfidf_split2_level2.D195];[$optimize_tfidf_split3_level2.D195];[$optimize_tfidf_split4_level2.D195];[$optimize_tfidf_split5_level2.D195];[$optimize_tfidf_split6_level2.D195];[$optimize_tfidf_split7_level2.D195];[$optimize_tfidf_split8_level2.D195];[$optimize_tfidf_split9_level2.D195])" office:value-type="float" office:value="0.5855" calcext:value-type="float">
            <text:p>0.5855</text:p>
          </table:table-cell>
          <table:table-cell table:formula="of:=MIN([$optimize_tfidf_split0_level2.E195];[$optimize_tfidf_split1_level2.E195];[$optimize_tfidf_split2_level2.E195];[$optimize_tfidf_split3_level2.E195];[$optimize_tfidf_split4_level2.E195];[$optimize_tfidf_split5_level2.E195];[$optimize_tfidf_split6_level2.E195];[$optimize_tfidf_split7_level2.E195];[$optimize_tfidf_split8_level2.E195];[$optimize_tfidf_split9_level2.E19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215];[$optimize_tfidf_split1_level2.A215];[$optimize_tfidf_split2_level2.A215];[$optimize_tfidf_split3_level2.A215];[$optimize_tfidf_split4_level2.A215];[$optimize_tfidf_split5_level2.A215];[$optimize_tfidf_split6_level2.A215];[$optimize_tfidf_split7_level2.A215];[$optimize_tfidf_split8_level2.A215];[$optimize_tfidf_split9_level2.A215])" office:value-type="float" office:value="11" calcext:value-type="float">
            <text:p>11</text:p>
          </table:table-cell>
          <table:table-cell table:formula="of:=MIN([$optimize_tfidf_split0_level2.B215];[$optimize_tfidf_split1_level2.B215];[$optimize_tfidf_split2_level2.B215];[$optimize_tfidf_split3_level2.B215];[$optimize_tfidf_split4_level2.B215];[$optimize_tfidf_split5_level2.B215];[$optimize_tfidf_split6_level2.B215];[$optimize_tfidf_split7_level2.B215];[$optimize_tfidf_split8_level2.B215];[$optimize_tfidf_split9_level2.B215])" office:value-type="float" office:value="0.65" calcext:value-type="float">
            <text:p>0.65</text:p>
          </table:table-cell>
          <table:table-cell table:formula="of:=MIN([$optimize_tfidf_split0_level2.C215];[$optimize_tfidf_split1_level2.C215];[$optimize_tfidf_split2_level2.C215];[$optimize_tfidf_split3_level2.C215];[$optimize_tfidf_split4_level2.C215];[$optimize_tfidf_split5_level2.C215];[$optimize_tfidf_split6_level2.C215];[$optimize_tfidf_split7_level2.C215];[$optimize_tfidf_split8_level2.C215];[$optimize_tfidf_split9_level2.C215])" office:value-type="float" office:value="0.165" calcext:value-type="float">
            <text:p>0.165</text:p>
          </table:table-cell>
          <table:table-cell table:formula="of:=MIN([$optimize_tfidf_split0_level2.D215];[$optimize_tfidf_split1_level2.D215];[$optimize_tfidf_split2_level2.D215];[$optimize_tfidf_split3_level2.D215];[$optimize_tfidf_split4_level2.D215];[$optimize_tfidf_split5_level2.D215];[$optimize_tfidf_split6_level2.D215];[$optimize_tfidf_split7_level2.D215];[$optimize_tfidf_split8_level2.D215];[$optimize_tfidf_split9_level2.D215])" office:value-type="float" office:value="0.5855" calcext:value-type="float">
            <text:p>0.5855</text:p>
          </table:table-cell>
          <table:table-cell table:formula="of:=MIN([$optimize_tfidf_split0_level2.E215];[$optimize_tfidf_split1_level2.E215];[$optimize_tfidf_split2_level2.E215];[$optimize_tfidf_split3_level2.E215];[$optimize_tfidf_split4_level2.E215];[$optimize_tfidf_split5_level2.E215];[$optimize_tfidf_split6_level2.E215];[$optimize_tfidf_split7_level2.E215];[$optimize_tfidf_split8_level2.E215];[$optimize_tfidf_split9_level2.E21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235];[$optimize_tfidf_split1_level2.A235];[$optimize_tfidf_split2_level2.A235];[$optimize_tfidf_split3_level2.A235];[$optimize_tfidf_split4_level2.A235];[$optimize_tfidf_split5_level2.A235];[$optimize_tfidf_split6_level2.A235];[$optimize_tfidf_split7_level2.A235];[$optimize_tfidf_split8_level2.A235];[$optimize_tfidf_split9_level2.A235])" office:value-type="float" office:value="12" calcext:value-type="float">
            <text:p>12</text:p>
          </table:table-cell>
          <table:table-cell table:formula="of:=MIN([$optimize_tfidf_split0_level2.B235];[$optimize_tfidf_split1_level2.B235];[$optimize_tfidf_split2_level2.B235];[$optimize_tfidf_split3_level2.B235];[$optimize_tfidf_split4_level2.B235];[$optimize_tfidf_split5_level2.B235];[$optimize_tfidf_split6_level2.B235];[$optimize_tfidf_split7_level2.B235];[$optimize_tfidf_split8_level2.B235];[$optimize_tfidf_split9_level2.B235])" office:value-type="float" office:value="0.65" calcext:value-type="float">
            <text:p>0.65</text:p>
          </table:table-cell>
          <table:table-cell table:formula="of:=MIN([$optimize_tfidf_split0_level2.C235];[$optimize_tfidf_split1_level2.C235];[$optimize_tfidf_split2_level2.C235];[$optimize_tfidf_split3_level2.C235];[$optimize_tfidf_split4_level2.C235];[$optimize_tfidf_split5_level2.C235];[$optimize_tfidf_split6_level2.C235];[$optimize_tfidf_split7_level2.C235];[$optimize_tfidf_split8_level2.C235];[$optimize_tfidf_split9_level2.C235])" office:value-type="float" office:value="0.165" calcext:value-type="float">
            <text:p>0.165</text:p>
          </table:table-cell>
          <table:table-cell table:formula="of:=MIN([$optimize_tfidf_split0_level2.D235];[$optimize_tfidf_split1_level2.D235];[$optimize_tfidf_split2_level2.D235];[$optimize_tfidf_split3_level2.D235];[$optimize_tfidf_split4_level2.D235];[$optimize_tfidf_split5_level2.D235];[$optimize_tfidf_split6_level2.D235];[$optimize_tfidf_split7_level2.D235];[$optimize_tfidf_split8_level2.D235];[$optimize_tfidf_split9_level2.D235])" office:value-type="float" office:value="0.5855" calcext:value-type="float">
            <text:p>0.5855</text:p>
          </table:table-cell>
          <table:table-cell table:formula="of:=MIN([$optimize_tfidf_split0_level2.E235];[$optimize_tfidf_split1_level2.E235];[$optimize_tfidf_split2_level2.E235];[$optimize_tfidf_split3_level2.E235];[$optimize_tfidf_split4_level2.E235];[$optimize_tfidf_split5_level2.E235];[$optimize_tfidf_split6_level2.E235];[$optimize_tfidf_split7_level2.E235];[$optimize_tfidf_split8_level2.E235];[$optimize_tfidf_split9_level2.E23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255];[$optimize_tfidf_split1_level2.A255];[$optimize_tfidf_split2_level2.A255];[$optimize_tfidf_split3_level2.A255];[$optimize_tfidf_split4_level2.A255];[$optimize_tfidf_split5_level2.A255];[$optimize_tfidf_split6_level2.A255];[$optimize_tfidf_split7_level2.A255];[$optimize_tfidf_split8_level2.A255];[$optimize_tfidf_split9_level2.A255])" office:value-type="float" office:value="13" calcext:value-type="float">
            <text:p>13</text:p>
          </table:table-cell>
          <table:table-cell table:formula="of:=MIN([$optimize_tfidf_split0_level2.B255];[$optimize_tfidf_split1_level2.B255];[$optimize_tfidf_split2_level2.B255];[$optimize_tfidf_split3_level2.B255];[$optimize_tfidf_split4_level2.B255];[$optimize_tfidf_split5_level2.B255];[$optimize_tfidf_split6_level2.B255];[$optimize_tfidf_split7_level2.B255];[$optimize_tfidf_split8_level2.B255];[$optimize_tfidf_split9_level2.B255])" office:value-type="float" office:value="0.65" calcext:value-type="float">
            <text:p>0.65</text:p>
          </table:table-cell>
          <table:table-cell table:formula="of:=MIN([$optimize_tfidf_split0_level2.C255];[$optimize_tfidf_split1_level2.C255];[$optimize_tfidf_split2_level2.C255];[$optimize_tfidf_split3_level2.C255];[$optimize_tfidf_split4_level2.C255];[$optimize_tfidf_split5_level2.C255];[$optimize_tfidf_split6_level2.C255];[$optimize_tfidf_split7_level2.C255];[$optimize_tfidf_split8_level2.C255];[$optimize_tfidf_split9_level2.C255])" office:value-type="float" office:value="0.165" calcext:value-type="float">
            <text:p>0.165</text:p>
          </table:table-cell>
          <table:table-cell table:formula="of:=MIN([$optimize_tfidf_split0_level2.D255];[$optimize_tfidf_split1_level2.D255];[$optimize_tfidf_split2_level2.D255];[$optimize_tfidf_split3_level2.D255];[$optimize_tfidf_split4_level2.D255];[$optimize_tfidf_split5_level2.D255];[$optimize_tfidf_split6_level2.D255];[$optimize_tfidf_split7_level2.D255];[$optimize_tfidf_split8_level2.D255];[$optimize_tfidf_split9_level2.D255])" office:value-type="float" office:value="0.5855" calcext:value-type="float">
            <text:p>0.5855</text:p>
          </table:table-cell>
          <table:table-cell table:formula="of:=MIN([$optimize_tfidf_split0_level2.E255];[$optimize_tfidf_split1_level2.E255];[$optimize_tfidf_split2_level2.E255];[$optimize_tfidf_split3_level2.E255];[$optimize_tfidf_split4_level2.E255];[$optimize_tfidf_split5_level2.E255];[$optimize_tfidf_split6_level2.E255];[$optimize_tfidf_split7_level2.E255];[$optimize_tfidf_split8_level2.E255];[$optimize_tfidf_split9_level2.E25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275];[$optimize_tfidf_split1_level2.A275];[$optimize_tfidf_split2_level2.A275];[$optimize_tfidf_split3_level2.A275];[$optimize_tfidf_split4_level2.A275];[$optimize_tfidf_split5_level2.A275];[$optimize_tfidf_split6_level2.A275];[$optimize_tfidf_split7_level2.A275];[$optimize_tfidf_split8_level2.A275];[$optimize_tfidf_split9_level2.A275])" office:value-type="float" office:value="14" calcext:value-type="float">
            <text:p>14</text:p>
          </table:table-cell>
          <table:table-cell table:formula="of:=MIN([$optimize_tfidf_split0_level2.B275];[$optimize_tfidf_split1_level2.B275];[$optimize_tfidf_split2_level2.B275];[$optimize_tfidf_split3_level2.B275];[$optimize_tfidf_split4_level2.B275];[$optimize_tfidf_split5_level2.B275];[$optimize_tfidf_split6_level2.B275];[$optimize_tfidf_split7_level2.B275];[$optimize_tfidf_split8_level2.B275];[$optimize_tfidf_split9_level2.B275])" office:value-type="float" office:value="0.65" calcext:value-type="float">
            <text:p>0.65</text:p>
          </table:table-cell>
          <table:table-cell table:formula="of:=MIN([$optimize_tfidf_split0_level2.C275];[$optimize_tfidf_split1_level2.C275];[$optimize_tfidf_split2_level2.C275];[$optimize_tfidf_split3_level2.C275];[$optimize_tfidf_split4_level2.C275];[$optimize_tfidf_split5_level2.C275];[$optimize_tfidf_split6_level2.C275];[$optimize_tfidf_split7_level2.C275];[$optimize_tfidf_split8_level2.C275];[$optimize_tfidf_split9_level2.C275])" office:value-type="float" office:value="0.165" calcext:value-type="float">
            <text:p>0.165</text:p>
          </table:table-cell>
          <table:table-cell table:formula="of:=MIN([$optimize_tfidf_split0_level2.D275];[$optimize_tfidf_split1_level2.D275];[$optimize_tfidf_split2_level2.D275];[$optimize_tfidf_split3_level2.D275];[$optimize_tfidf_split4_level2.D275];[$optimize_tfidf_split5_level2.D275];[$optimize_tfidf_split6_level2.D275];[$optimize_tfidf_split7_level2.D275];[$optimize_tfidf_split8_level2.D275];[$optimize_tfidf_split9_level2.D275])" office:value-type="float" office:value="0.5855" calcext:value-type="float">
            <text:p>0.5855</text:p>
          </table:table-cell>
          <table:table-cell table:formula="of:=MIN([$optimize_tfidf_split0_level2.E275];[$optimize_tfidf_split1_level2.E275];[$optimize_tfidf_split2_level2.E275];[$optimize_tfidf_split3_level2.E275];[$optimize_tfidf_split4_level2.E275];[$optimize_tfidf_split5_level2.E275];[$optimize_tfidf_split6_level2.E275];[$optimize_tfidf_split7_level2.E275];[$optimize_tfidf_split8_level2.E275];[$optimize_tfidf_split9_level2.E27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295];[$optimize_tfidf_split1_level2.A295];[$optimize_tfidf_split2_level2.A295];[$optimize_tfidf_split3_level2.A295];[$optimize_tfidf_split4_level2.A295];[$optimize_tfidf_split5_level2.A295];[$optimize_tfidf_split6_level2.A295];[$optimize_tfidf_split7_level2.A295];[$optimize_tfidf_split8_level2.A295];[$optimize_tfidf_split9_level2.A295])" office:value-type="float" office:value="15" calcext:value-type="float">
            <text:p>15</text:p>
          </table:table-cell>
          <table:table-cell table:formula="of:=MIN([$optimize_tfidf_split0_level2.B295];[$optimize_tfidf_split1_level2.B295];[$optimize_tfidf_split2_level2.B295];[$optimize_tfidf_split3_level2.B295];[$optimize_tfidf_split4_level2.B295];[$optimize_tfidf_split5_level2.B295];[$optimize_tfidf_split6_level2.B295];[$optimize_tfidf_split7_level2.B295];[$optimize_tfidf_split8_level2.B295];[$optimize_tfidf_split9_level2.B295])" office:value-type="float" office:value="0.65" calcext:value-type="float">
            <text:p>0.65</text:p>
          </table:table-cell>
          <table:table-cell table:formula="of:=MIN([$optimize_tfidf_split0_level2.C295];[$optimize_tfidf_split1_level2.C295];[$optimize_tfidf_split2_level2.C295];[$optimize_tfidf_split3_level2.C295];[$optimize_tfidf_split4_level2.C295];[$optimize_tfidf_split5_level2.C295];[$optimize_tfidf_split6_level2.C295];[$optimize_tfidf_split7_level2.C295];[$optimize_tfidf_split8_level2.C295];[$optimize_tfidf_split9_level2.C295])" office:value-type="float" office:value="0.165" calcext:value-type="float">
            <text:p>0.165</text:p>
          </table:table-cell>
          <table:table-cell table:formula="of:=MIN([$optimize_tfidf_split0_level2.D295];[$optimize_tfidf_split1_level2.D295];[$optimize_tfidf_split2_level2.D295];[$optimize_tfidf_split3_level2.D295];[$optimize_tfidf_split4_level2.D295];[$optimize_tfidf_split5_level2.D295];[$optimize_tfidf_split6_level2.D295];[$optimize_tfidf_split7_level2.D295];[$optimize_tfidf_split8_level2.D295];[$optimize_tfidf_split9_level2.D295])" office:value-type="float" office:value="0.5855" calcext:value-type="float">
            <text:p>0.5855</text:p>
          </table:table-cell>
          <table:table-cell table:formula="of:=MIN([$optimize_tfidf_split0_level2.E295];[$optimize_tfidf_split1_level2.E295];[$optimize_tfidf_split2_level2.E295];[$optimize_tfidf_split3_level2.E295];[$optimize_tfidf_split4_level2.E295];[$optimize_tfidf_split5_level2.E295];[$optimize_tfidf_split6_level2.E295];[$optimize_tfidf_split7_level2.E295];[$optimize_tfidf_split8_level2.E295];[$optimize_tfidf_split9_level2.E295])" office:value-type="float" office:value="0.2487" calcext:value-type="float">
            <text:p>0.2487</text:p>
          </table:table-cell>
        </table:table-row>
        <table:table-row table:style-name="ro1">
          <table:table-cell table:formula="of:=MIN([$optimize_tfidf_split0_level2.A36];[$optimize_tfidf_split1_level2.A36];[$optimize_tfidf_split2_level2.A36];[$optimize_tfidf_split3_level2.A36];[$optimize_tfidf_split4_level2.A36];[$optimize_tfidf_split5_level2.A36];[$optimize_tfidf_split6_level2.A36];[$optimize_tfidf_split7_level2.A36];[$optimize_tfidf_split8_level2.A36];[$optimize_tfidf_split9_level2.A36])" office:value-type="float" office:value="2" calcext:value-type="float">
            <text:p>2</text:p>
          </table:table-cell>
          <table:table-cell table:formula="of:=MIN([$optimize_tfidf_split0_level2.B36];[$optimize_tfidf_split1_level2.B36];[$optimize_tfidf_split2_level2.B36];[$optimize_tfidf_split3_level2.B36];[$optimize_tfidf_split4_level2.B36];[$optimize_tfidf_split5_level2.B36];[$optimize_tfidf_split6_level2.B36];[$optimize_tfidf_split7_level2.B36];[$optimize_tfidf_split8_level2.B36];[$optimize_tfidf_split9_level2.B36])" office:value-type="float" office:value="0.7" calcext:value-type="float">
            <text:p>0.7</text:p>
          </table:table-cell>
          <table:table-cell table:formula="of:=MIN([$optimize_tfidf_split0_level2.C36];[$optimize_tfidf_split1_level2.C36];[$optimize_tfidf_split2_level2.C36];[$optimize_tfidf_split3_level2.C36];[$optimize_tfidf_split4_level2.C36];[$optimize_tfidf_split5_level2.C36];[$optimize_tfidf_split6_level2.C36];[$optimize_tfidf_split7_level2.C36];[$optimize_tfidf_split8_level2.C36];[$optimize_tfidf_split9_level2.C36])" office:value-type="float" office:value="0.2692" calcext:value-type="float">
            <text:p>0.2692</text:p>
          </table:table-cell>
          <table:table-cell table:formula="of:=MIN([$optimize_tfidf_split0_level2.D36];[$optimize_tfidf_split1_level2.D36];[$optimize_tfidf_split2_level2.D36];[$optimize_tfidf_split3_level2.D36];[$optimize_tfidf_split4_level2.D36];[$optimize_tfidf_split5_level2.D36];[$optimize_tfidf_split6_level2.D36];[$optimize_tfidf_split7_level2.D36];[$optimize_tfidf_split8_level2.D36];[$optimize_tfidf_split9_level2.D36])" office:value-type="float" office:value="0.4099" calcext:value-type="float">
            <text:p>0.4099</text:p>
          </table:table-cell>
          <table:table-cell table:formula="of:=MIN([$optimize_tfidf_split0_level2.E36];[$optimize_tfidf_split1_level2.E36];[$optimize_tfidf_split2_level2.E36];[$optimize_tfidf_split3_level2.E36];[$optimize_tfidf_split4_level2.E36];[$optimize_tfidf_split5_level2.E36];[$optimize_tfidf_split6_level2.E36];[$optimize_tfidf_split7_level2.E36];[$optimize_tfidf_split8_level2.E36];[$optimize_tfidf_split9_level2.E36])" office:value-type="float" office:value="0.3165" calcext:value-type="float">
            <text:p>0.3165</text:p>
          </table:table-cell>
        </table:table-row>
        <table:table-row table:style-name="ro1">
          <table:table-cell table:formula="of:=MIN([$optimize_tfidf_split0_level2.A16];[$optimize_tfidf_split1_level2.A16];[$optimize_tfidf_split2_level2.A16];[$optimize_tfidf_split3_level2.A16];[$optimize_tfidf_split4_level2.A16];[$optimize_tfidf_split5_level2.A16];[$optimize_tfidf_split6_level2.A16];[$optimize_tfidf_split7_level2.A16];[$optimize_tfidf_split8_level2.A16];[$optimize_tfidf_split9_level2.A16])" office:value-type="float" office:value="1" calcext:value-type="float">
            <text:p>1</text:p>
          </table:table-cell>
          <table:table-cell table:formula="of:=MIN([$optimize_tfidf_split0_level2.B16];[$optimize_tfidf_split1_level2.B16];[$optimize_tfidf_split2_level2.B16];[$optimize_tfidf_split3_level2.B16];[$optimize_tfidf_split4_level2.B16];[$optimize_tfidf_split5_level2.B16];[$optimize_tfidf_split6_level2.B16];[$optimize_tfidf_split7_level2.B16];[$optimize_tfidf_split8_level2.B16];[$optimize_tfidf_split9_level2.B16])" office:value-type="float" office:value="0.7" calcext:value-type="float">
            <text:p>0.7</text:p>
          </table:table-cell>
          <table:table-cell table:formula="of:=MIN([$optimize_tfidf_split0_level2.C16];[$optimize_tfidf_split1_level2.C16];[$optimize_tfidf_split2_level2.C16];[$optimize_tfidf_split3_level2.C16];[$optimize_tfidf_split4_level2.C16];[$optimize_tfidf_split5_level2.C16];[$optimize_tfidf_split6_level2.C16];[$optimize_tfidf_split7_level2.C16];[$optimize_tfidf_split8_level2.C16];[$optimize_tfidf_split9_level2.C16])" office:value-type="float" office:value="0.2626" calcext:value-type="float">
            <text:p>0.2626</text:p>
          </table:table-cell>
          <table:table-cell table:formula="of:=MIN([$optimize_tfidf_split0_level2.D16];[$optimize_tfidf_split1_level2.D16];[$optimize_tfidf_split2_level2.D16];[$optimize_tfidf_split3_level2.D16];[$optimize_tfidf_split4_level2.D16];[$optimize_tfidf_split5_level2.D16];[$optimize_tfidf_split6_level2.D16];[$optimize_tfidf_split7_level2.D16];[$optimize_tfidf_split8_level2.D16];[$optimize_tfidf_split9_level2.D16])" office:value-type="float" office:value="0.2029" calcext:value-type="float">
            <text:p>0.2029</text:p>
          </table:table-cell>
          <table:table-cell table:formula="of:=MIN([$optimize_tfidf_split0_level2.E16];[$optimize_tfidf_split1_level2.E16];[$optimize_tfidf_split2_level2.E16];[$optimize_tfidf_split3_level2.E16];[$optimize_tfidf_split4_level2.E16];[$optimize_tfidf_split5_level2.E16];[$optimize_tfidf_split6_level2.E16];[$optimize_tfidf_split7_level2.E16];[$optimize_tfidf_split8_level2.E16];[$optimize_tfidf_split9_level2.E16])" office:value-type="float" office:value="0.2228" calcext:value-type="float">
            <text:p>0.2228</text:p>
          </table:table-cell>
        </table:table-row>
        <table:table-row table:style-name="ro1">
          <table:table-cell table:formula="of:=MIN([$optimize_tfidf_split0_level2.A56];[$optimize_tfidf_split1_level2.A56];[$optimize_tfidf_split2_level2.A56];[$optimize_tfidf_split3_level2.A56];[$optimize_tfidf_split4_level2.A56];[$optimize_tfidf_split5_level2.A56];[$optimize_tfidf_split6_level2.A56];[$optimize_tfidf_split7_level2.A56];[$optimize_tfidf_split8_level2.A56];[$optimize_tfidf_split9_level2.A56])" office:value-type="float" office:value="3" calcext:value-type="float">
            <text:p>3</text:p>
          </table:table-cell>
          <table:table-cell table:formula="of:=MIN([$optimize_tfidf_split0_level2.B56];[$optimize_tfidf_split1_level2.B56];[$optimize_tfidf_split2_level2.B56];[$optimize_tfidf_split3_level2.B56];[$optimize_tfidf_split4_level2.B56];[$optimize_tfidf_split5_level2.B56];[$optimize_tfidf_split6_level2.B56];[$optimize_tfidf_split7_level2.B56];[$optimize_tfidf_split8_level2.B56];[$optimize_tfidf_split9_level2.B56])" office:value-type="float" office:value="0.7" calcext:value-type="float">
            <text:p>0.7</text:p>
          </table:table-cell>
          <table:table-cell table:formula="of:=MIN([$optimize_tfidf_split0_level2.C56];[$optimize_tfidf_split1_level2.C56];[$optimize_tfidf_split2_level2.C56];[$optimize_tfidf_split3_level2.C56];[$optimize_tfidf_split4_level2.C56];[$optimize_tfidf_split5_level2.C56];[$optimize_tfidf_split6_level2.C56];[$optimize_tfidf_split7_level2.C56];[$optimize_tfidf_split8_level2.C56];[$optimize_tfidf_split9_level2.C56])" office:value-type="float" office:value="0.2143" calcext:value-type="float">
            <text:p>0.2143</text:p>
          </table:table-cell>
          <table:table-cell table:formula="of:=MIN([$optimize_tfidf_split0_level2.D56];[$optimize_tfidf_split1_level2.D56];[$optimize_tfidf_split2_level2.D56];[$optimize_tfidf_split3_level2.D56];[$optimize_tfidf_split4_level2.D56];[$optimize_tfidf_split5_level2.D56];[$optimize_tfidf_split6_level2.D56];[$optimize_tfidf_split7_level2.D56];[$optimize_tfidf_split8_level2.D56];[$optimize_tfidf_split9_level2.D56])" office:value-type="float" office:value="0.4852" calcext:value-type="float">
            <text:p>0.4852</text:p>
          </table:table-cell>
          <table:table-cell table:formula="of:=MIN([$optimize_tfidf_split0_level2.E56];[$optimize_tfidf_split1_level2.E56];[$optimize_tfidf_split2_level2.E56];[$optimize_tfidf_split3_level2.E56];[$optimize_tfidf_split4_level2.E56];[$optimize_tfidf_split5_level2.E56];[$optimize_tfidf_split6_level2.E56];[$optimize_tfidf_split7_level2.E56];[$optimize_tfidf_split8_level2.E56];[$optimize_tfidf_split9_level2.E56])" office:value-type="float" office:value="0.2893" calcext:value-type="float">
            <text:p>0.2893</text:p>
          </table:table-cell>
        </table:table-row>
        <table:table-row table:style-name="ro1">
          <table:table-cell table:formula="of:=MIN([$optimize_tfidf_split0_level2.A76];[$optimize_tfidf_split1_level2.A76];[$optimize_tfidf_split2_level2.A76];[$optimize_tfidf_split3_level2.A76];[$optimize_tfidf_split4_level2.A76];[$optimize_tfidf_split5_level2.A76];[$optimize_tfidf_split6_level2.A76];[$optimize_tfidf_split7_level2.A76];[$optimize_tfidf_split8_level2.A76];[$optimize_tfidf_split9_level2.A76])" office:value-type="float" office:value="4" calcext:value-type="float">
            <text:p>4</text:p>
          </table:table-cell>
          <table:table-cell table:formula="of:=MIN([$optimize_tfidf_split0_level2.B76];[$optimize_tfidf_split1_level2.B76];[$optimize_tfidf_split2_level2.B76];[$optimize_tfidf_split3_level2.B76];[$optimize_tfidf_split4_level2.B76];[$optimize_tfidf_split5_level2.B76];[$optimize_tfidf_split6_level2.B76];[$optimize_tfidf_split7_level2.B76];[$optimize_tfidf_split8_level2.B76];[$optimize_tfidf_split9_level2.B76])" office:value-type="float" office:value="0.7" calcext:value-type="float">
            <text:p>0.7</text:p>
          </table:table-cell>
          <table:table-cell table:formula="of:=MIN([$optimize_tfidf_split0_level2.C76];[$optimize_tfidf_split1_level2.C76];[$optimize_tfidf_split2_level2.C76];[$optimize_tfidf_split3_level2.C76];[$optimize_tfidf_split4_level2.C76];[$optimize_tfidf_split5_level2.C76];[$optimize_tfidf_split6_level2.C76];[$optimize_tfidf_split7_level2.C76];[$optimize_tfidf_split8_level2.C76];[$optimize_tfidf_split9_level2.C76])" office:value-type="float" office:value="0.1745" calcext:value-type="float">
            <text:p>0.1745</text:p>
          </table:table-cell>
          <table:table-cell table:formula="of:=MIN([$optimize_tfidf_split0_level2.D76];[$optimize_tfidf_split1_level2.D76];[$optimize_tfidf_split2_level2.D76];[$optimize_tfidf_split3_level2.D76];[$optimize_tfidf_split4_level2.D76];[$optimize_tfidf_split5_level2.D76];[$optimize_tfidf_split6_level2.D76];[$optimize_tfidf_split7_level2.D76];[$optimize_tfidf_split8_level2.D76];[$optimize_tfidf_split9_level2.D76])" office:value-type="float" office:value="0.5204" calcext:value-type="float">
            <text:p>0.5204</text:p>
          </table:table-cell>
          <table:table-cell table:formula="of:=MIN([$optimize_tfidf_split0_level2.E76];[$optimize_tfidf_split1_level2.E76];[$optimize_tfidf_split2_level2.E76];[$optimize_tfidf_split3_level2.E76];[$optimize_tfidf_split4_level2.E76];[$optimize_tfidf_split5_level2.E76];[$optimize_tfidf_split6_level2.E76];[$optimize_tfidf_split7_level2.E76];[$optimize_tfidf_split8_level2.E76];[$optimize_tfidf_split9_level2.E76])" office:value-type="float" office:value="0.2551" calcext:value-type="float">
            <text:p>0.2551</text:p>
          </table:table-cell>
        </table:table-row>
        <table:table-row table:style-name="ro1">
          <table:table-cell table:formula="of:=MIN([$optimize_tfidf_split0_level2.A96];[$optimize_tfidf_split1_level2.A96];[$optimize_tfidf_split2_level2.A96];[$optimize_tfidf_split3_level2.A96];[$optimize_tfidf_split4_level2.A96];[$optimize_tfidf_split5_level2.A96];[$optimize_tfidf_split6_level2.A96];[$optimize_tfidf_split7_level2.A96];[$optimize_tfidf_split8_level2.A96];[$optimize_tfidf_split9_level2.A96])" office:value-type="float" office:value="5" calcext:value-type="float">
            <text:p>5</text:p>
          </table:table-cell>
          <table:table-cell table:formula="of:=MIN([$optimize_tfidf_split0_level2.B96];[$optimize_tfidf_split1_level2.B96];[$optimize_tfidf_split2_level2.B96];[$optimize_tfidf_split3_level2.B96];[$optimize_tfidf_split4_level2.B96];[$optimize_tfidf_split5_level2.B96];[$optimize_tfidf_split6_level2.B96];[$optimize_tfidf_split7_level2.B96];[$optimize_tfidf_split8_level2.B96];[$optimize_tfidf_split9_level2.B96])" office:value-type="float" office:value="0.7" calcext:value-type="float">
            <text:p>0.7</text:p>
          </table:table-cell>
          <table:table-cell table:formula="of:=MIN([$optimize_tfidf_split0_level2.C96];[$optimize_tfidf_split1_level2.C96];[$optimize_tfidf_split2_level2.C96];[$optimize_tfidf_split3_level2.C96];[$optimize_tfidf_split4_level2.C96];[$optimize_tfidf_split5_level2.C96];[$optimize_tfidf_split6_level2.C96];[$optimize_tfidf_split7_level2.C96];[$optimize_tfidf_split8_level2.C96];[$optimize_tfidf_split9_level2.C96])" office:value-type="float" office:value="0.1461" calcext:value-type="float">
            <text:p>0.1461</text:p>
          </table:table-cell>
          <table:table-cell table:formula="of:=MIN([$optimize_tfidf_split0_level2.D96];[$optimize_tfidf_split1_level2.D96];[$optimize_tfidf_split2_level2.D96];[$optimize_tfidf_split3_level2.D96];[$optimize_tfidf_split4_level2.D96];[$optimize_tfidf_split5_level2.D96];[$optimize_tfidf_split6_level2.D96];[$optimize_tfidf_split7_level2.D96];[$optimize_tfidf_split8_level2.D96];[$optimize_tfidf_split9_level2.D96])" office:value-type="float" office:value="0.5204" calcext:value-type="float">
            <text:p>0.5204</text:p>
          </table:table-cell>
          <table:table-cell table:formula="of:=MIN([$optimize_tfidf_split0_level2.E96];[$optimize_tfidf_split1_level2.E96];[$optimize_tfidf_split2_level2.E96];[$optimize_tfidf_split3_level2.E96];[$optimize_tfidf_split4_level2.E96];[$optimize_tfidf_split5_level2.E96];[$optimize_tfidf_split6_level2.E96];[$optimize_tfidf_split7_level2.E96];[$optimize_tfidf_split8_level2.E96];[$optimize_tfidf_split9_level2.E9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116];[$optimize_tfidf_split1_level2.A116];[$optimize_tfidf_split2_level2.A116];[$optimize_tfidf_split3_level2.A116];[$optimize_tfidf_split4_level2.A116];[$optimize_tfidf_split5_level2.A116];[$optimize_tfidf_split6_level2.A116];[$optimize_tfidf_split7_level2.A116];[$optimize_tfidf_split8_level2.A116];[$optimize_tfidf_split9_level2.A116])" office:value-type="float" office:value="6" calcext:value-type="float">
            <text:p>6</text:p>
          </table:table-cell>
          <table:table-cell table:formula="of:=MIN([$optimize_tfidf_split0_level2.B116];[$optimize_tfidf_split1_level2.B116];[$optimize_tfidf_split2_level2.B116];[$optimize_tfidf_split3_level2.B116];[$optimize_tfidf_split4_level2.B116];[$optimize_tfidf_split5_level2.B116];[$optimize_tfidf_split6_level2.B116];[$optimize_tfidf_split7_level2.B116];[$optimize_tfidf_split8_level2.B116];[$optimize_tfidf_split9_level2.B116])" office:value-type="float" office:value="0.7" calcext:value-type="float">
            <text:p>0.7</text:p>
          </table:table-cell>
          <table:table-cell table:formula="of:=MIN([$optimize_tfidf_split0_level2.C116];[$optimize_tfidf_split1_level2.C116];[$optimize_tfidf_split2_level2.C116];[$optimize_tfidf_split3_level2.C116];[$optimize_tfidf_split4_level2.C116];[$optimize_tfidf_split5_level2.C116];[$optimize_tfidf_split6_level2.C116];[$optimize_tfidf_split7_level2.C116];[$optimize_tfidf_split8_level2.C116];[$optimize_tfidf_split9_level2.C116])" office:value-type="float" office:value="0.1461" calcext:value-type="float">
            <text:p>0.1461</text:p>
          </table:table-cell>
          <table:table-cell table:formula="of:=MIN([$optimize_tfidf_split0_level2.D116];[$optimize_tfidf_split1_level2.D116];[$optimize_tfidf_split2_level2.D116];[$optimize_tfidf_split3_level2.D116];[$optimize_tfidf_split4_level2.D116];[$optimize_tfidf_split5_level2.D116];[$optimize_tfidf_split6_level2.D116];[$optimize_tfidf_split7_level2.D116];[$optimize_tfidf_split8_level2.D116];[$optimize_tfidf_split9_level2.D116])" office:value-type="float" office:value="0.5204" calcext:value-type="float">
            <text:p>0.5204</text:p>
          </table:table-cell>
          <table:table-cell table:formula="of:=MIN([$optimize_tfidf_split0_level2.E116];[$optimize_tfidf_split1_level2.E116];[$optimize_tfidf_split2_level2.E116];[$optimize_tfidf_split3_level2.E116];[$optimize_tfidf_split4_level2.E116];[$optimize_tfidf_split5_level2.E116];[$optimize_tfidf_split6_level2.E116];[$optimize_tfidf_split7_level2.E116];[$optimize_tfidf_split8_level2.E116];[$optimize_tfidf_split9_level2.E11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136];[$optimize_tfidf_split1_level2.A136];[$optimize_tfidf_split2_level2.A136];[$optimize_tfidf_split3_level2.A136];[$optimize_tfidf_split4_level2.A136];[$optimize_tfidf_split5_level2.A136];[$optimize_tfidf_split6_level2.A136];[$optimize_tfidf_split7_level2.A136];[$optimize_tfidf_split8_level2.A136];[$optimize_tfidf_split9_level2.A136])" office:value-type="float" office:value="7" calcext:value-type="float">
            <text:p>7</text:p>
          </table:table-cell>
          <table:table-cell table:formula="of:=MIN([$optimize_tfidf_split0_level2.B136];[$optimize_tfidf_split1_level2.B136];[$optimize_tfidf_split2_level2.B136];[$optimize_tfidf_split3_level2.B136];[$optimize_tfidf_split4_level2.B136];[$optimize_tfidf_split5_level2.B136];[$optimize_tfidf_split6_level2.B136];[$optimize_tfidf_split7_level2.B136];[$optimize_tfidf_split8_level2.B136];[$optimize_tfidf_split9_level2.B136])" office:value-type="float" office:value="0.7" calcext:value-type="float">
            <text:p>0.7</text:p>
          </table:table-cell>
          <table:table-cell table:formula="of:=MIN([$optimize_tfidf_split0_level2.C136];[$optimize_tfidf_split1_level2.C136];[$optimize_tfidf_split2_level2.C136];[$optimize_tfidf_split3_level2.C136];[$optimize_tfidf_split4_level2.C136];[$optimize_tfidf_split5_level2.C136];[$optimize_tfidf_split6_level2.C136];[$optimize_tfidf_split7_level2.C136];[$optimize_tfidf_split8_level2.C136];[$optimize_tfidf_split9_level2.C136])" office:value-type="float" office:value="0.1461" calcext:value-type="float">
            <text:p>0.1461</text:p>
          </table:table-cell>
          <table:table-cell table:formula="of:=MIN([$optimize_tfidf_split0_level2.D136];[$optimize_tfidf_split1_level2.D136];[$optimize_tfidf_split2_level2.D136];[$optimize_tfidf_split3_level2.D136];[$optimize_tfidf_split4_level2.D136];[$optimize_tfidf_split5_level2.D136];[$optimize_tfidf_split6_level2.D136];[$optimize_tfidf_split7_level2.D136];[$optimize_tfidf_split8_level2.D136];[$optimize_tfidf_split9_level2.D136])" office:value-type="float" office:value="0.5204" calcext:value-type="float">
            <text:p>0.5204</text:p>
          </table:table-cell>
          <table:table-cell table:formula="of:=MIN([$optimize_tfidf_split0_level2.E136];[$optimize_tfidf_split1_level2.E136];[$optimize_tfidf_split2_level2.E136];[$optimize_tfidf_split3_level2.E136];[$optimize_tfidf_split4_level2.E136];[$optimize_tfidf_split5_level2.E136];[$optimize_tfidf_split6_level2.E136];[$optimize_tfidf_split7_level2.E136];[$optimize_tfidf_split8_level2.E136];[$optimize_tfidf_split9_level2.E13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156];[$optimize_tfidf_split1_level2.A156];[$optimize_tfidf_split2_level2.A156];[$optimize_tfidf_split3_level2.A156];[$optimize_tfidf_split4_level2.A156];[$optimize_tfidf_split5_level2.A156];[$optimize_tfidf_split6_level2.A156];[$optimize_tfidf_split7_level2.A156];[$optimize_tfidf_split8_level2.A156];[$optimize_tfidf_split9_level2.A156])" office:value-type="float" office:value="8" calcext:value-type="float">
            <text:p>8</text:p>
          </table:table-cell>
          <table:table-cell table:formula="of:=MIN([$optimize_tfidf_split0_level2.B156];[$optimize_tfidf_split1_level2.B156];[$optimize_tfidf_split2_level2.B156];[$optimize_tfidf_split3_level2.B156];[$optimize_tfidf_split4_level2.B156];[$optimize_tfidf_split5_level2.B156];[$optimize_tfidf_split6_level2.B156];[$optimize_tfidf_split7_level2.B156];[$optimize_tfidf_split8_level2.B156];[$optimize_tfidf_split9_level2.B156])" office:value-type="float" office:value="0.7" calcext:value-type="float">
            <text:p>0.7</text:p>
          </table:table-cell>
          <table:table-cell table:formula="of:=MIN([$optimize_tfidf_split0_level2.C156];[$optimize_tfidf_split1_level2.C156];[$optimize_tfidf_split2_level2.C156];[$optimize_tfidf_split3_level2.C156];[$optimize_tfidf_split4_level2.C156];[$optimize_tfidf_split5_level2.C156];[$optimize_tfidf_split6_level2.C156];[$optimize_tfidf_split7_level2.C156];[$optimize_tfidf_split8_level2.C156];[$optimize_tfidf_split9_level2.C156])" office:value-type="float" office:value="0.1461" calcext:value-type="float">
            <text:p>0.1461</text:p>
          </table:table-cell>
          <table:table-cell table:formula="of:=MIN([$optimize_tfidf_split0_level2.D156];[$optimize_tfidf_split1_level2.D156];[$optimize_tfidf_split2_level2.D156];[$optimize_tfidf_split3_level2.D156];[$optimize_tfidf_split4_level2.D156];[$optimize_tfidf_split5_level2.D156];[$optimize_tfidf_split6_level2.D156];[$optimize_tfidf_split7_level2.D156];[$optimize_tfidf_split8_level2.D156];[$optimize_tfidf_split9_level2.D156])" office:value-type="float" office:value="0.5204" calcext:value-type="float">
            <text:p>0.5204</text:p>
          </table:table-cell>
          <table:table-cell table:formula="of:=MIN([$optimize_tfidf_split0_level2.E156];[$optimize_tfidf_split1_level2.E156];[$optimize_tfidf_split2_level2.E156];[$optimize_tfidf_split3_level2.E156];[$optimize_tfidf_split4_level2.E156];[$optimize_tfidf_split5_level2.E156];[$optimize_tfidf_split6_level2.E156];[$optimize_tfidf_split7_level2.E156];[$optimize_tfidf_split8_level2.E156];[$optimize_tfidf_split9_level2.E15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176];[$optimize_tfidf_split1_level2.A176];[$optimize_tfidf_split2_level2.A176];[$optimize_tfidf_split3_level2.A176];[$optimize_tfidf_split4_level2.A176];[$optimize_tfidf_split5_level2.A176];[$optimize_tfidf_split6_level2.A176];[$optimize_tfidf_split7_level2.A176];[$optimize_tfidf_split8_level2.A176];[$optimize_tfidf_split9_level2.A176])" office:value-type="float" office:value="9" calcext:value-type="float">
            <text:p>9</text:p>
          </table:table-cell>
          <table:table-cell table:formula="of:=MIN([$optimize_tfidf_split0_level2.B176];[$optimize_tfidf_split1_level2.B176];[$optimize_tfidf_split2_level2.B176];[$optimize_tfidf_split3_level2.B176];[$optimize_tfidf_split4_level2.B176];[$optimize_tfidf_split5_level2.B176];[$optimize_tfidf_split6_level2.B176];[$optimize_tfidf_split7_level2.B176];[$optimize_tfidf_split8_level2.B176];[$optimize_tfidf_split9_level2.B176])" office:value-type="float" office:value="0.7" calcext:value-type="float">
            <text:p>0.7</text:p>
          </table:table-cell>
          <table:table-cell table:formula="of:=MIN([$optimize_tfidf_split0_level2.C176];[$optimize_tfidf_split1_level2.C176];[$optimize_tfidf_split2_level2.C176];[$optimize_tfidf_split3_level2.C176];[$optimize_tfidf_split4_level2.C176];[$optimize_tfidf_split5_level2.C176];[$optimize_tfidf_split6_level2.C176];[$optimize_tfidf_split7_level2.C176];[$optimize_tfidf_split8_level2.C176];[$optimize_tfidf_split9_level2.C176])" office:value-type="float" office:value="0.1461" calcext:value-type="float">
            <text:p>0.1461</text:p>
          </table:table-cell>
          <table:table-cell table:formula="of:=MIN([$optimize_tfidf_split0_level2.D176];[$optimize_tfidf_split1_level2.D176];[$optimize_tfidf_split2_level2.D176];[$optimize_tfidf_split3_level2.D176];[$optimize_tfidf_split4_level2.D176];[$optimize_tfidf_split5_level2.D176];[$optimize_tfidf_split6_level2.D176];[$optimize_tfidf_split7_level2.D176];[$optimize_tfidf_split8_level2.D176];[$optimize_tfidf_split9_level2.D176])" office:value-type="float" office:value="0.5204" calcext:value-type="float">
            <text:p>0.5204</text:p>
          </table:table-cell>
          <table:table-cell table:formula="of:=MIN([$optimize_tfidf_split0_level2.E176];[$optimize_tfidf_split1_level2.E176];[$optimize_tfidf_split2_level2.E176];[$optimize_tfidf_split3_level2.E176];[$optimize_tfidf_split4_level2.E176];[$optimize_tfidf_split5_level2.E176];[$optimize_tfidf_split6_level2.E176];[$optimize_tfidf_split7_level2.E176];[$optimize_tfidf_split8_level2.E176];[$optimize_tfidf_split9_level2.E17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196];[$optimize_tfidf_split1_level2.A196];[$optimize_tfidf_split2_level2.A196];[$optimize_tfidf_split3_level2.A196];[$optimize_tfidf_split4_level2.A196];[$optimize_tfidf_split5_level2.A196];[$optimize_tfidf_split6_level2.A196];[$optimize_tfidf_split7_level2.A196];[$optimize_tfidf_split8_level2.A196];[$optimize_tfidf_split9_level2.A196])" office:value-type="float" office:value="10" calcext:value-type="float">
            <text:p>10</text:p>
          </table:table-cell>
          <table:table-cell table:formula="of:=MIN([$optimize_tfidf_split0_level2.B196];[$optimize_tfidf_split1_level2.B196];[$optimize_tfidf_split2_level2.B196];[$optimize_tfidf_split3_level2.B196];[$optimize_tfidf_split4_level2.B196];[$optimize_tfidf_split5_level2.B196];[$optimize_tfidf_split6_level2.B196];[$optimize_tfidf_split7_level2.B196];[$optimize_tfidf_split8_level2.B196];[$optimize_tfidf_split9_level2.B196])" office:value-type="float" office:value="0.7" calcext:value-type="float">
            <text:p>0.7</text:p>
          </table:table-cell>
          <table:table-cell table:formula="of:=MIN([$optimize_tfidf_split0_level2.C196];[$optimize_tfidf_split1_level2.C196];[$optimize_tfidf_split2_level2.C196];[$optimize_tfidf_split3_level2.C196];[$optimize_tfidf_split4_level2.C196];[$optimize_tfidf_split5_level2.C196];[$optimize_tfidf_split6_level2.C196];[$optimize_tfidf_split7_level2.C196];[$optimize_tfidf_split8_level2.C196];[$optimize_tfidf_split9_level2.C196])" office:value-type="float" office:value="0.1461" calcext:value-type="float">
            <text:p>0.1461</text:p>
          </table:table-cell>
          <table:table-cell table:formula="of:=MIN([$optimize_tfidf_split0_level2.D196];[$optimize_tfidf_split1_level2.D196];[$optimize_tfidf_split2_level2.D196];[$optimize_tfidf_split3_level2.D196];[$optimize_tfidf_split4_level2.D196];[$optimize_tfidf_split5_level2.D196];[$optimize_tfidf_split6_level2.D196];[$optimize_tfidf_split7_level2.D196];[$optimize_tfidf_split8_level2.D196];[$optimize_tfidf_split9_level2.D196])" office:value-type="float" office:value="0.5204" calcext:value-type="float">
            <text:p>0.5204</text:p>
          </table:table-cell>
          <table:table-cell table:formula="of:=MIN([$optimize_tfidf_split0_level2.E196];[$optimize_tfidf_split1_level2.E196];[$optimize_tfidf_split2_level2.E196];[$optimize_tfidf_split3_level2.E196];[$optimize_tfidf_split4_level2.E196];[$optimize_tfidf_split5_level2.E196];[$optimize_tfidf_split6_level2.E196];[$optimize_tfidf_split7_level2.E196];[$optimize_tfidf_split8_level2.E196];[$optimize_tfidf_split9_level2.E19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216];[$optimize_tfidf_split1_level2.A216];[$optimize_tfidf_split2_level2.A216];[$optimize_tfidf_split3_level2.A216];[$optimize_tfidf_split4_level2.A216];[$optimize_tfidf_split5_level2.A216];[$optimize_tfidf_split6_level2.A216];[$optimize_tfidf_split7_level2.A216];[$optimize_tfidf_split8_level2.A216];[$optimize_tfidf_split9_level2.A216])" office:value-type="float" office:value="11" calcext:value-type="float">
            <text:p>11</text:p>
          </table:table-cell>
          <table:table-cell table:formula="of:=MIN([$optimize_tfidf_split0_level2.B216];[$optimize_tfidf_split1_level2.B216];[$optimize_tfidf_split2_level2.B216];[$optimize_tfidf_split3_level2.B216];[$optimize_tfidf_split4_level2.B216];[$optimize_tfidf_split5_level2.B216];[$optimize_tfidf_split6_level2.B216];[$optimize_tfidf_split7_level2.B216];[$optimize_tfidf_split8_level2.B216];[$optimize_tfidf_split9_level2.B216])" office:value-type="float" office:value="0.7" calcext:value-type="float">
            <text:p>0.7</text:p>
          </table:table-cell>
          <table:table-cell table:formula="of:=MIN([$optimize_tfidf_split0_level2.C216];[$optimize_tfidf_split1_level2.C216];[$optimize_tfidf_split2_level2.C216];[$optimize_tfidf_split3_level2.C216];[$optimize_tfidf_split4_level2.C216];[$optimize_tfidf_split5_level2.C216];[$optimize_tfidf_split6_level2.C216];[$optimize_tfidf_split7_level2.C216];[$optimize_tfidf_split8_level2.C216];[$optimize_tfidf_split9_level2.C216])" office:value-type="float" office:value="0.1461" calcext:value-type="float">
            <text:p>0.1461</text:p>
          </table:table-cell>
          <table:table-cell table:formula="of:=MIN([$optimize_tfidf_split0_level2.D216];[$optimize_tfidf_split1_level2.D216];[$optimize_tfidf_split2_level2.D216];[$optimize_tfidf_split3_level2.D216];[$optimize_tfidf_split4_level2.D216];[$optimize_tfidf_split5_level2.D216];[$optimize_tfidf_split6_level2.D216];[$optimize_tfidf_split7_level2.D216];[$optimize_tfidf_split8_level2.D216];[$optimize_tfidf_split9_level2.D216])" office:value-type="float" office:value="0.5204" calcext:value-type="float">
            <text:p>0.5204</text:p>
          </table:table-cell>
          <table:table-cell table:formula="of:=MIN([$optimize_tfidf_split0_level2.E216];[$optimize_tfidf_split1_level2.E216];[$optimize_tfidf_split2_level2.E216];[$optimize_tfidf_split3_level2.E216];[$optimize_tfidf_split4_level2.E216];[$optimize_tfidf_split5_level2.E216];[$optimize_tfidf_split6_level2.E216];[$optimize_tfidf_split7_level2.E216];[$optimize_tfidf_split8_level2.E216];[$optimize_tfidf_split9_level2.E21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236];[$optimize_tfidf_split1_level2.A236];[$optimize_tfidf_split2_level2.A236];[$optimize_tfidf_split3_level2.A236];[$optimize_tfidf_split4_level2.A236];[$optimize_tfidf_split5_level2.A236];[$optimize_tfidf_split6_level2.A236];[$optimize_tfidf_split7_level2.A236];[$optimize_tfidf_split8_level2.A236];[$optimize_tfidf_split9_level2.A236])" office:value-type="float" office:value="12" calcext:value-type="float">
            <text:p>12</text:p>
          </table:table-cell>
          <table:table-cell table:formula="of:=MIN([$optimize_tfidf_split0_level2.B236];[$optimize_tfidf_split1_level2.B236];[$optimize_tfidf_split2_level2.B236];[$optimize_tfidf_split3_level2.B236];[$optimize_tfidf_split4_level2.B236];[$optimize_tfidf_split5_level2.B236];[$optimize_tfidf_split6_level2.B236];[$optimize_tfidf_split7_level2.B236];[$optimize_tfidf_split8_level2.B236];[$optimize_tfidf_split9_level2.B236])" office:value-type="float" office:value="0.7" calcext:value-type="float">
            <text:p>0.7</text:p>
          </table:table-cell>
          <table:table-cell table:formula="of:=MIN([$optimize_tfidf_split0_level2.C236];[$optimize_tfidf_split1_level2.C236];[$optimize_tfidf_split2_level2.C236];[$optimize_tfidf_split3_level2.C236];[$optimize_tfidf_split4_level2.C236];[$optimize_tfidf_split5_level2.C236];[$optimize_tfidf_split6_level2.C236];[$optimize_tfidf_split7_level2.C236];[$optimize_tfidf_split8_level2.C236];[$optimize_tfidf_split9_level2.C236])" office:value-type="float" office:value="0.1461" calcext:value-type="float">
            <text:p>0.1461</text:p>
          </table:table-cell>
          <table:table-cell table:formula="of:=MIN([$optimize_tfidf_split0_level2.D236];[$optimize_tfidf_split1_level2.D236];[$optimize_tfidf_split2_level2.D236];[$optimize_tfidf_split3_level2.D236];[$optimize_tfidf_split4_level2.D236];[$optimize_tfidf_split5_level2.D236];[$optimize_tfidf_split6_level2.D236];[$optimize_tfidf_split7_level2.D236];[$optimize_tfidf_split8_level2.D236];[$optimize_tfidf_split9_level2.D236])" office:value-type="float" office:value="0.5204" calcext:value-type="float">
            <text:p>0.5204</text:p>
          </table:table-cell>
          <table:table-cell table:formula="of:=MIN([$optimize_tfidf_split0_level2.E236];[$optimize_tfidf_split1_level2.E236];[$optimize_tfidf_split2_level2.E236];[$optimize_tfidf_split3_level2.E236];[$optimize_tfidf_split4_level2.E236];[$optimize_tfidf_split5_level2.E236];[$optimize_tfidf_split6_level2.E236];[$optimize_tfidf_split7_level2.E236];[$optimize_tfidf_split8_level2.E236];[$optimize_tfidf_split9_level2.E23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256];[$optimize_tfidf_split1_level2.A256];[$optimize_tfidf_split2_level2.A256];[$optimize_tfidf_split3_level2.A256];[$optimize_tfidf_split4_level2.A256];[$optimize_tfidf_split5_level2.A256];[$optimize_tfidf_split6_level2.A256];[$optimize_tfidf_split7_level2.A256];[$optimize_tfidf_split8_level2.A256];[$optimize_tfidf_split9_level2.A256])" office:value-type="float" office:value="13" calcext:value-type="float">
            <text:p>13</text:p>
          </table:table-cell>
          <table:table-cell table:formula="of:=MIN([$optimize_tfidf_split0_level2.B256];[$optimize_tfidf_split1_level2.B256];[$optimize_tfidf_split2_level2.B256];[$optimize_tfidf_split3_level2.B256];[$optimize_tfidf_split4_level2.B256];[$optimize_tfidf_split5_level2.B256];[$optimize_tfidf_split6_level2.B256];[$optimize_tfidf_split7_level2.B256];[$optimize_tfidf_split8_level2.B256];[$optimize_tfidf_split9_level2.B256])" office:value-type="float" office:value="0.7" calcext:value-type="float">
            <text:p>0.7</text:p>
          </table:table-cell>
          <table:table-cell table:formula="of:=MIN([$optimize_tfidf_split0_level2.C256];[$optimize_tfidf_split1_level2.C256];[$optimize_tfidf_split2_level2.C256];[$optimize_tfidf_split3_level2.C256];[$optimize_tfidf_split4_level2.C256];[$optimize_tfidf_split5_level2.C256];[$optimize_tfidf_split6_level2.C256];[$optimize_tfidf_split7_level2.C256];[$optimize_tfidf_split8_level2.C256];[$optimize_tfidf_split9_level2.C256])" office:value-type="float" office:value="0.1461" calcext:value-type="float">
            <text:p>0.1461</text:p>
          </table:table-cell>
          <table:table-cell table:formula="of:=MIN([$optimize_tfidf_split0_level2.D256];[$optimize_tfidf_split1_level2.D256];[$optimize_tfidf_split2_level2.D256];[$optimize_tfidf_split3_level2.D256];[$optimize_tfidf_split4_level2.D256];[$optimize_tfidf_split5_level2.D256];[$optimize_tfidf_split6_level2.D256];[$optimize_tfidf_split7_level2.D256];[$optimize_tfidf_split8_level2.D256];[$optimize_tfidf_split9_level2.D256])" office:value-type="float" office:value="0.5204" calcext:value-type="float">
            <text:p>0.5204</text:p>
          </table:table-cell>
          <table:table-cell table:formula="of:=MIN([$optimize_tfidf_split0_level2.E256];[$optimize_tfidf_split1_level2.E256];[$optimize_tfidf_split2_level2.E256];[$optimize_tfidf_split3_level2.E256];[$optimize_tfidf_split4_level2.E256];[$optimize_tfidf_split5_level2.E256];[$optimize_tfidf_split6_level2.E256];[$optimize_tfidf_split7_level2.E256];[$optimize_tfidf_split8_level2.E256];[$optimize_tfidf_split9_level2.E25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276];[$optimize_tfidf_split1_level2.A276];[$optimize_tfidf_split2_level2.A276];[$optimize_tfidf_split3_level2.A276];[$optimize_tfidf_split4_level2.A276];[$optimize_tfidf_split5_level2.A276];[$optimize_tfidf_split6_level2.A276];[$optimize_tfidf_split7_level2.A276];[$optimize_tfidf_split8_level2.A276];[$optimize_tfidf_split9_level2.A276])" office:value-type="float" office:value="14" calcext:value-type="float">
            <text:p>14</text:p>
          </table:table-cell>
          <table:table-cell table:formula="of:=MIN([$optimize_tfidf_split0_level2.B276];[$optimize_tfidf_split1_level2.B276];[$optimize_tfidf_split2_level2.B276];[$optimize_tfidf_split3_level2.B276];[$optimize_tfidf_split4_level2.B276];[$optimize_tfidf_split5_level2.B276];[$optimize_tfidf_split6_level2.B276];[$optimize_tfidf_split7_level2.B276];[$optimize_tfidf_split8_level2.B276];[$optimize_tfidf_split9_level2.B276])" office:value-type="float" office:value="0.7" calcext:value-type="float">
            <text:p>0.7</text:p>
          </table:table-cell>
          <table:table-cell table:formula="of:=MIN([$optimize_tfidf_split0_level2.C276];[$optimize_tfidf_split1_level2.C276];[$optimize_tfidf_split2_level2.C276];[$optimize_tfidf_split3_level2.C276];[$optimize_tfidf_split4_level2.C276];[$optimize_tfidf_split5_level2.C276];[$optimize_tfidf_split6_level2.C276];[$optimize_tfidf_split7_level2.C276];[$optimize_tfidf_split8_level2.C276];[$optimize_tfidf_split9_level2.C276])" office:value-type="float" office:value="0.1461" calcext:value-type="float">
            <text:p>0.1461</text:p>
          </table:table-cell>
          <table:table-cell table:formula="of:=MIN([$optimize_tfidf_split0_level2.D276];[$optimize_tfidf_split1_level2.D276];[$optimize_tfidf_split2_level2.D276];[$optimize_tfidf_split3_level2.D276];[$optimize_tfidf_split4_level2.D276];[$optimize_tfidf_split5_level2.D276];[$optimize_tfidf_split6_level2.D276];[$optimize_tfidf_split7_level2.D276];[$optimize_tfidf_split8_level2.D276];[$optimize_tfidf_split9_level2.D276])" office:value-type="float" office:value="0.5204" calcext:value-type="float">
            <text:p>0.5204</text:p>
          </table:table-cell>
          <table:table-cell table:formula="of:=MIN([$optimize_tfidf_split0_level2.E276];[$optimize_tfidf_split1_level2.E276];[$optimize_tfidf_split2_level2.E276];[$optimize_tfidf_split3_level2.E276];[$optimize_tfidf_split4_level2.E276];[$optimize_tfidf_split5_level2.E276];[$optimize_tfidf_split6_level2.E276];[$optimize_tfidf_split7_level2.E276];[$optimize_tfidf_split8_level2.E276];[$optimize_tfidf_split9_level2.E27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296];[$optimize_tfidf_split1_level2.A296];[$optimize_tfidf_split2_level2.A296];[$optimize_tfidf_split3_level2.A296];[$optimize_tfidf_split4_level2.A296];[$optimize_tfidf_split5_level2.A296];[$optimize_tfidf_split6_level2.A296];[$optimize_tfidf_split7_level2.A296];[$optimize_tfidf_split8_level2.A296];[$optimize_tfidf_split9_level2.A296])" office:value-type="float" office:value="15" calcext:value-type="float">
            <text:p>15</text:p>
          </table:table-cell>
          <table:table-cell table:formula="of:=MIN([$optimize_tfidf_split0_level2.B296];[$optimize_tfidf_split1_level2.B296];[$optimize_tfidf_split2_level2.B296];[$optimize_tfidf_split3_level2.B296];[$optimize_tfidf_split4_level2.B296];[$optimize_tfidf_split5_level2.B296];[$optimize_tfidf_split6_level2.B296];[$optimize_tfidf_split7_level2.B296];[$optimize_tfidf_split8_level2.B296];[$optimize_tfidf_split9_level2.B296])" office:value-type="float" office:value="0.7" calcext:value-type="float">
            <text:p>0.7</text:p>
          </table:table-cell>
          <table:table-cell table:formula="of:=MIN([$optimize_tfidf_split0_level2.C296];[$optimize_tfidf_split1_level2.C296];[$optimize_tfidf_split2_level2.C296];[$optimize_tfidf_split3_level2.C296];[$optimize_tfidf_split4_level2.C296];[$optimize_tfidf_split5_level2.C296];[$optimize_tfidf_split6_level2.C296];[$optimize_tfidf_split7_level2.C296];[$optimize_tfidf_split8_level2.C296];[$optimize_tfidf_split9_level2.C296])" office:value-type="float" office:value="0.1461" calcext:value-type="float">
            <text:p>0.1461</text:p>
          </table:table-cell>
          <table:table-cell table:formula="of:=MIN([$optimize_tfidf_split0_level2.D296];[$optimize_tfidf_split1_level2.D296];[$optimize_tfidf_split2_level2.D296];[$optimize_tfidf_split3_level2.D296];[$optimize_tfidf_split4_level2.D296];[$optimize_tfidf_split5_level2.D296];[$optimize_tfidf_split6_level2.D296];[$optimize_tfidf_split7_level2.D296];[$optimize_tfidf_split8_level2.D296];[$optimize_tfidf_split9_level2.D296])" office:value-type="float" office:value="0.5204" calcext:value-type="float">
            <text:p>0.5204</text:p>
          </table:table-cell>
          <table:table-cell table:formula="of:=MIN([$optimize_tfidf_split0_level2.E296];[$optimize_tfidf_split1_level2.E296];[$optimize_tfidf_split2_level2.E296];[$optimize_tfidf_split3_level2.E296];[$optimize_tfidf_split4_level2.E296];[$optimize_tfidf_split5_level2.E296];[$optimize_tfidf_split6_level2.E296];[$optimize_tfidf_split7_level2.E296];[$optimize_tfidf_split8_level2.E296];[$optimize_tfidf_split9_level2.E296])" office:value-type="float" office:value="0.2195" calcext:value-type="float">
            <text:p>0.2195</text:p>
          </table:table-cell>
        </table:table-row>
        <table:table-row table:style-name="ro1">
          <table:table-cell table:formula="of:=MIN([$optimize_tfidf_split0_level2.A37];[$optimize_tfidf_split1_level2.A37];[$optimize_tfidf_split2_level2.A37];[$optimize_tfidf_split3_level2.A37];[$optimize_tfidf_split4_level2.A37];[$optimize_tfidf_split5_level2.A37];[$optimize_tfidf_split6_level2.A37];[$optimize_tfidf_split7_level2.A37];[$optimize_tfidf_split8_level2.A37];[$optimize_tfidf_split9_level2.A37])" office:value-type="float" office:value="2" calcext:value-type="float">
            <text:p>2</text:p>
          </table:table-cell>
          <table:table-cell table:formula="of:=MIN([$optimize_tfidf_split0_level2.B37];[$optimize_tfidf_split1_level2.B37];[$optimize_tfidf_split2_level2.B37];[$optimize_tfidf_split3_level2.B37];[$optimize_tfidf_split4_level2.B37];[$optimize_tfidf_split5_level2.B37];[$optimize_tfidf_split6_level2.B37];[$optimize_tfidf_split7_level2.B37];[$optimize_tfidf_split8_level2.B37];[$optimize_tfidf_split9_level2.B37])" office:value-type="float" office:value="0.75" calcext:value-type="float">
            <text:p>0.75</text:p>
          </table:table-cell>
          <table:table-cell table:formula="of:=MIN([$optimize_tfidf_split0_level2.C37];[$optimize_tfidf_split1_level2.C37];[$optimize_tfidf_split2_level2.C37];[$optimize_tfidf_split3_level2.C37];[$optimize_tfidf_split4_level2.C37];[$optimize_tfidf_split5_level2.C37];[$optimize_tfidf_split6_level2.C37];[$optimize_tfidf_split7_level2.C37];[$optimize_tfidf_split8_level2.C37];[$optimize_tfidf_split9_level2.C37])" office:value-type="float" office:value="0.2387" calcext:value-type="float">
            <text:p>0.2387</text:p>
          </table:table-cell>
          <table:table-cell table:formula="of:=MIN([$optimize_tfidf_split0_level2.D37];[$optimize_tfidf_split1_level2.D37];[$optimize_tfidf_split2_level2.D37];[$optimize_tfidf_split3_level2.D37];[$optimize_tfidf_split4_level2.D37];[$optimize_tfidf_split5_level2.D37];[$optimize_tfidf_split6_level2.D37];[$optimize_tfidf_split7_level2.D37];[$optimize_tfidf_split8_level2.D37];[$optimize_tfidf_split9_level2.D37])" office:value-type="float" office:value="0.3554" calcext:value-type="float">
            <text:p>0.3554</text:p>
          </table:table-cell>
          <table:table-cell table:formula="of:=MIN([$optimize_tfidf_split0_level2.E37];[$optimize_tfidf_split1_level2.E37];[$optimize_tfidf_split2_level2.E37];[$optimize_tfidf_split3_level2.E37];[$optimize_tfidf_split4_level2.E37];[$optimize_tfidf_split5_level2.E37];[$optimize_tfidf_split6_level2.E37];[$optimize_tfidf_split7_level2.E37];[$optimize_tfidf_split8_level2.E37];[$optimize_tfidf_split9_level2.E37])" office:value-type="float" office:value="0.2754" calcext:value-type="float">
            <text:p>0.2754</text:p>
          </table:table-cell>
        </table:table-row>
        <table:table-row table:style-name="ro1">
          <table:table-cell table:formula="of:=MIN([$optimize_tfidf_split0_level2.A17];[$optimize_tfidf_split1_level2.A17];[$optimize_tfidf_split2_level2.A17];[$optimize_tfidf_split3_level2.A17];[$optimize_tfidf_split4_level2.A17];[$optimize_tfidf_split5_level2.A17];[$optimize_tfidf_split6_level2.A17];[$optimize_tfidf_split7_level2.A17];[$optimize_tfidf_split8_level2.A17];[$optimize_tfidf_split9_level2.A17])" office:value-type="float" office:value="1" calcext:value-type="float">
            <text:p>1</text:p>
          </table:table-cell>
          <table:table-cell table:formula="of:=MIN([$optimize_tfidf_split0_level2.B17];[$optimize_tfidf_split1_level2.B17];[$optimize_tfidf_split2_level2.B17];[$optimize_tfidf_split3_level2.B17];[$optimize_tfidf_split4_level2.B17];[$optimize_tfidf_split5_level2.B17];[$optimize_tfidf_split6_level2.B17];[$optimize_tfidf_split7_level2.B17];[$optimize_tfidf_split8_level2.B17];[$optimize_tfidf_split9_level2.B17])" office:value-type="float" office:value="0.75" calcext:value-type="float">
            <text:p>0.75</text:p>
          </table:table-cell>
          <table:table-cell table:formula="of:=MIN([$optimize_tfidf_split0_level2.C17];[$optimize_tfidf_split1_level2.C17];[$optimize_tfidf_split2_level2.C17];[$optimize_tfidf_split3_level2.C17];[$optimize_tfidf_split4_level2.C17];[$optimize_tfidf_split5_level2.C17];[$optimize_tfidf_split6_level2.C17];[$optimize_tfidf_split7_level2.C17];[$optimize_tfidf_split8_level2.C17];[$optimize_tfidf_split9_level2.C17])" office:value-type="float" office:value="0.2361" calcext:value-type="float">
            <text:p>0.2361</text:p>
          </table:table-cell>
          <table:table-cell table:formula="of:=MIN([$optimize_tfidf_split0_level2.D17];[$optimize_tfidf_split1_level2.D17];[$optimize_tfidf_split2_level2.D17];[$optimize_tfidf_split3_level2.D17];[$optimize_tfidf_split4_level2.D17];[$optimize_tfidf_split5_level2.D17];[$optimize_tfidf_split6_level2.D17];[$optimize_tfidf_split7_level2.D17];[$optimize_tfidf_split8_level2.D17];[$optimize_tfidf_split9_level2.D17])" office:value-type="float" office:value="0.1857" calcext:value-type="float">
            <text:p>0.1857</text:p>
          </table:table-cell>
          <table:table-cell table:formula="of:=MIN([$optimize_tfidf_split0_level2.E17];[$optimize_tfidf_split1_level2.E17];[$optimize_tfidf_split2_level2.E17];[$optimize_tfidf_split3_level2.E17];[$optimize_tfidf_split4_level2.E17];[$optimize_tfidf_split5_level2.E17];[$optimize_tfidf_split6_level2.E17];[$optimize_tfidf_split7_level2.E17];[$optimize_tfidf_split8_level2.E17];[$optimize_tfidf_split9_level2.E17])" office:value-type="float" office:value="0.2025" calcext:value-type="float">
            <text:p>0.2025</text:p>
          </table:table-cell>
        </table:table-row>
        <table:table-row table:style-name="ro1">
          <table:table-cell table:formula="of:=MIN([$optimize_tfidf_split0_level2.A57];[$optimize_tfidf_split1_level2.A57];[$optimize_tfidf_split2_level2.A57];[$optimize_tfidf_split3_level2.A57];[$optimize_tfidf_split4_level2.A57];[$optimize_tfidf_split5_level2.A57];[$optimize_tfidf_split6_level2.A57];[$optimize_tfidf_split7_level2.A57];[$optimize_tfidf_split8_level2.A57];[$optimize_tfidf_split9_level2.A57])" office:value-type="float" office:value="3" calcext:value-type="float">
            <text:p>3</text:p>
          </table:table-cell>
          <table:table-cell table:formula="of:=MIN([$optimize_tfidf_split0_level2.B57];[$optimize_tfidf_split1_level2.B57];[$optimize_tfidf_split2_level2.B57];[$optimize_tfidf_split3_level2.B57];[$optimize_tfidf_split4_level2.B57];[$optimize_tfidf_split5_level2.B57];[$optimize_tfidf_split6_level2.B57];[$optimize_tfidf_split7_level2.B57];[$optimize_tfidf_split8_level2.B57];[$optimize_tfidf_split9_level2.B57])" office:value-type="float" office:value="0.75" calcext:value-type="float">
            <text:p>0.75</text:p>
          </table:table-cell>
          <table:table-cell table:formula="of:=MIN([$optimize_tfidf_split0_level2.C57];[$optimize_tfidf_split1_level2.C57];[$optimize_tfidf_split2_level2.C57];[$optimize_tfidf_split3_level2.C57];[$optimize_tfidf_split4_level2.C57];[$optimize_tfidf_split5_level2.C57];[$optimize_tfidf_split6_level2.C57];[$optimize_tfidf_split7_level2.C57];[$optimize_tfidf_split8_level2.C57];[$optimize_tfidf_split9_level2.C57])" office:value-type="float" office:value="0.1905" calcext:value-type="float">
            <text:p>0.1905</text:p>
          </table:table-cell>
          <table:table-cell table:formula="of:=MIN([$optimize_tfidf_split0_level2.D57];[$optimize_tfidf_split1_level2.D57];[$optimize_tfidf_split2_level2.D57];[$optimize_tfidf_split3_level2.D57];[$optimize_tfidf_split4_level2.D57];[$optimize_tfidf_split5_level2.D57];[$optimize_tfidf_split6_level2.D57];[$optimize_tfidf_split7_level2.D57];[$optimize_tfidf_split8_level2.D57];[$optimize_tfidf_split9_level2.D57])" office:value-type="float" office:value="0.4149" calcext:value-type="float">
            <text:p>0.4149</text:p>
          </table:table-cell>
          <table:table-cell table:formula="of:=MIN([$optimize_tfidf_split0_level2.E57];[$optimize_tfidf_split1_level2.E57];[$optimize_tfidf_split2_level2.E57];[$optimize_tfidf_split3_level2.E57];[$optimize_tfidf_split4_level2.E57];[$optimize_tfidf_split5_level2.E57];[$optimize_tfidf_split6_level2.E57];[$optimize_tfidf_split7_level2.E57];[$optimize_tfidf_split8_level2.E57];[$optimize_tfidf_split9_level2.E57])" office:value-type="float" office:value="0.2504" calcext:value-type="float">
            <text:p>0.2504</text:p>
          </table:table-cell>
        </table:table-row>
        <table:table-row table:style-name="ro1">
          <table:table-cell table:formula="of:=MIN([$optimize_tfidf_split0_level2.A77];[$optimize_tfidf_split1_level2.A77];[$optimize_tfidf_split2_level2.A77];[$optimize_tfidf_split3_level2.A77];[$optimize_tfidf_split4_level2.A77];[$optimize_tfidf_split5_level2.A77];[$optimize_tfidf_split6_level2.A77];[$optimize_tfidf_split7_level2.A77];[$optimize_tfidf_split8_level2.A77];[$optimize_tfidf_split9_level2.A77])" office:value-type="float" office:value="4" calcext:value-type="float">
            <text:p>4</text:p>
          </table:table-cell>
          <table:table-cell table:formula="of:=MIN([$optimize_tfidf_split0_level2.B77];[$optimize_tfidf_split1_level2.B77];[$optimize_tfidf_split2_level2.B77];[$optimize_tfidf_split3_level2.B77];[$optimize_tfidf_split4_level2.B77];[$optimize_tfidf_split5_level2.B77];[$optimize_tfidf_split6_level2.B77];[$optimize_tfidf_split7_level2.B77];[$optimize_tfidf_split8_level2.B77];[$optimize_tfidf_split9_level2.B77])" office:value-type="float" office:value="0.75" calcext:value-type="float">
            <text:p>0.75</text:p>
          </table:table-cell>
          <table:table-cell table:formula="of:=MIN([$optimize_tfidf_split0_level2.C77];[$optimize_tfidf_split1_level2.C77];[$optimize_tfidf_split2_level2.C77];[$optimize_tfidf_split3_level2.C77];[$optimize_tfidf_split4_level2.C77];[$optimize_tfidf_split5_level2.C77];[$optimize_tfidf_split6_level2.C77];[$optimize_tfidf_split7_level2.C77];[$optimize_tfidf_split8_level2.C77];[$optimize_tfidf_split9_level2.C77])" office:value-type="float" office:value="0.1564" calcext:value-type="float">
            <text:p>0.1564</text:p>
          </table:table-cell>
          <table:table-cell table:formula="of:=MIN([$optimize_tfidf_split0_level2.D77];[$optimize_tfidf_split1_level2.D77];[$optimize_tfidf_split2_level2.D77];[$optimize_tfidf_split3_level2.D77];[$optimize_tfidf_split4_level2.D77];[$optimize_tfidf_split5_level2.D77];[$optimize_tfidf_split6_level2.D77];[$optimize_tfidf_split7_level2.D77];[$optimize_tfidf_split8_level2.D77];[$optimize_tfidf_split9_level2.D77])" office:value-type="float" office:value="0.4324" calcext:value-type="float">
            <text:p>0.4324</text:p>
          </table:table-cell>
          <table:table-cell table:formula="of:=MIN([$optimize_tfidf_split0_level2.E77];[$optimize_tfidf_split1_level2.E77];[$optimize_tfidf_split2_level2.E77];[$optimize_tfidf_split3_level2.E77];[$optimize_tfidf_split4_level2.E77];[$optimize_tfidf_split5_level2.E77];[$optimize_tfidf_split6_level2.E77];[$optimize_tfidf_split7_level2.E77];[$optimize_tfidf_split8_level2.E77];[$optimize_tfidf_split9_level2.E77])" office:value-type="float" office:value="0.2189" calcext:value-type="float">
            <text:p>0.2189</text:p>
          </table:table-cell>
        </table:table-row>
        <table:table-row table:style-name="ro1">
          <table:table-cell table:formula="of:=MIN([$optimize_tfidf_split0_level2.A97];[$optimize_tfidf_split1_level2.A97];[$optimize_tfidf_split2_level2.A97];[$optimize_tfidf_split3_level2.A97];[$optimize_tfidf_split4_level2.A97];[$optimize_tfidf_split5_level2.A97];[$optimize_tfidf_split6_level2.A97];[$optimize_tfidf_split7_level2.A97];[$optimize_tfidf_split8_level2.A97];[$optimize_tfidf_split9_level2.A97])" office:value-type="float" office:value="5" calcext:value-type="float">
            <text:p>5</text:p>
          </table:table-cell>
          <table:table-cell table:formula="of:=MIN([$optimize_tfidf_split0_level2.B97];[$optimize_tfidf_split1_level2.B97];[$optimize_tfidf_split2_level2.B97];[$optimize_tfidf_split3_level2.B97];[$optimize_tfidf_split4_level2.B97];[$optimize_tfidf_split5_level2.B97];[$optimize_tfidf_split6_level2.B97];[$optimize_tfidf_split7_level2.B97];[$optimize_tfidf_split8_level2.B97];[$optimize_tfidf_split9_level2.B97])" office:value-type="float" office:value="0.75" calcext:value-type="float">
            <text:p>0.75</text:p>
          </table:table-cell>
          <table:table-cell table:formula="of:=MIN([$optimize_tfidf_split0_level2.C97];[$optimize_tfidf_split1_level2.C97];[$optimize_tfidf_split2_level2.C97];[$optimize_tfidf_split3_level2.C97];[$optimize_tfidf_split4_level2.C97];[$optimize_tfidf_split5_level2.C97];[$optimize_tfidf_split6_level2.C97];[$optimize_tfidf_split7_level2.C97];[$optimize_tfidf_split8_level2.C97];[$optimize_tfidf_split9_level2.C97])" office:value-type="float" office:value="0.1353" calcext:value-type="float">
            <text:p>0.1353</text:p>
          </table:table-cell>
          <table:table-cell table:formula="of:=MIN([$optimize_tfidf_split0_level2.D97];[$optimize_tfidf_split1_level2.D97];[$optimize_tfidf_split2_level2.D97];[$optimize_tfidf_split3_level2.D97];[$optimize_tfidf_split4_level2.D97];[$optimize_tfidf_split5_level2.D97];[$optimize_tfidf_split6_level2.D97];[$optimize_tfidf_split7_level2.D97];[$optimize_tfidf_split8_level2.D97];[$optimize_tfidf_split9_level2.D97])" office:value-type="float" office:value="0.4324" calcext:value-type="float">
            <text:p>0.4324</text:p>
          </table:table-cell>
          <table:table-cell table:formula="of:=MIN([$optimize_tfidf_split0_level2.E97];[$optimize_tfidf_split1_level2.E97];[$optimize_tfidf_split2_level2.E97];[$optimize_tfidf_split3_level2.E97];[$optimize_tfidf_split4_level2.E97];[$optimize_tfidf_split5_level2.E97];[$optimize_tfidf_split6_level2.E97];[$optimize_tfidf_split7_level2.E97];[$optimize_tfidf_split8_level2.E97];[$optimize_tfidf_split9_level2.E9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117];[$optimize_tfidf_split1_level2.A117];[$optimize_tfidf_split2_level2.A117];[$optimize_tfidf_split3_level2.A117];[$optimize_tfidf_split4_level2.A117];[$optimize_tfidf_split5_level2.A117];[$optimize_tfidf_split6_level2.A117];[$optimize_tfidf_split7_level2.A117];[$optimize_tfidf_split8_level2.A117];[$optimize_tfidf_split9_level2.A117])" office:value-type="float" office:value="6" calcext:value-type="float">
            <text:p>6</text:p>
          </table:table-cell>
          <table:table-cell table:formula="of:=MIN([$optimize_tfidf_split0_level2.B117];[$optimize_tfidf_split1_level2.B117];[$optimize_tfidf_split2_level2.B117];[$optimize_tfidf_split3_level2.B117];[$optimize_tfidf_split4_level2.B117];[$optimize_tfidf_split5_level2.B117];[$optimize_tfidf_split6_level2.B117];[$optimize_tfidf_split7_level2.B117];[$optimize_tfidf_split8_level2.B117];[$optimize_tfidf_split9_level2.B117])" office:value-type="float" office:value="0.75" calcext:value-type="float">
            <text:p>0.75</text:p>
          </table:table-cell>
          <table:table-cell table:formula="of:=MIN([$optimize_tfidf_split0_level2.C117];[$optimize_tfidf_split1_level2.C117];[$optimize_tfidf_split2_level2.C117];[$optimize_tfidf_split3_level2.C117];[$optimize_tfidf_split4_level2.C117];[$optimize_tfidf_split5_level2.C117];[$optimize_tfidf_split6_level2.C117];[$optimize_tfidf_split7_level2.C117];[$optimize_tfidf_split8_level2.C117];[$optimize_tfidf_split9_level2.C117])" office:value-type="float" office:value="0.1353" calcext:value-type="float">
            <text:p>0.1353</text:p>
          </table:table-cell>
          <table:table-cell table:formula="of:=MIN([$optimize_tfidf_split0_level2.D117];[$optimize_tfidf_split1_level2.D117];[$optimize_tfidf_split2_level2.D117];[$optimize_tfidf_split3_level2.D117];[$optimize_tfidf_split4_level2.D117];[$optimize_tfidf_split5_level2.D117];[$optimize_tfidf_split6_level2.D117];[$optimize_tfidf_split7_level2.D117];[$optimize_tfidf_split8_level2.D117];[$optimize_tfidf_split9_level2.D117])" office:value-type="float" office:value="0.4324" calcext:value-type="float">
            <text:p>0.4324</text:p>
          </table:table-cell>
          <table:table-cell table:formula="of:=MIN([$optimize_tfidf_split0_level2.E117];[$optimize_tfidf_split1_level2.E117];[$optimize_tfidf_split2_level2.E117];[$optimize_tfidf_split3_level2.E117];[$optimize_tfidf_split4_level2.E117];[$optimize_tfidf_split5_level2.E117];[$optimize_tfidf_split6_level2.E117];[$optimize_tfidf_split7_level2.E117];[$optimize_tfidf_split8_level2.E117];[$optimize_tfidf_split9_level2.E11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137];[$optimize_tfidf_split1_level2.A137];[$optimize_tfidf_split2_level2.A137];[$optimize_tfidf_split3_level2.A137];[$optimize_tfidf_split4_level2.A137];[$optimize_tfidf_split5_level2.A137];[$optimize_tfidf_split6_level2.A137];[$optimize_tfidf_split7_level2.A137];[$optimize_tfidf_split8_level2.A137];[$optimize_tfidf_split9_level2.A137])" office:value-type="float" office:value="7" calcext:value-type="float">
            <text:p>7</text:p>
          </table:table-cell>
          <table:table-cell table:formula="of:=MIN([$optimize_tfidf_split0_level2.B137];[$optimize_tfidf_split1_level2.B137];[$optimize_tfidf_split2_level2.B137];[$optimize_tfidf_split3_level2.B137];[$optimize_tfidf_split4_level2.B137];[$optimize_tfidf_split5_level2.B137];[$optimize_tfidf_split6_level2.B137];[$optimize_tfidf_split7_level2.B137];[$optimize_tfidf_split8_level2.B137];[$optimize_tfidf_split9_level2.B137])" office:value-type="float" office:value="0.75" calcext:value-type="float">
            <text:p>0.75</text:p>
          </table:table-cell>
          <table:table-cell table:formula="of:=MIN([$optimize_tfidf_split0_level2.C137];[$optimize_tfidf_split1_level2.C137];[$optimize_tfidf_split2_level2.C137];[$optimize_tfidf_split3_level2.C137];[$optimize_tfidf_split4_level2.C137];[$optimize_tfidf_split5_level2.C137];[$optimize_tfidf_split6_level2.C137];[$optimize_tfidf_split7_level2.C137];[$optimize_tfidf_split8_level2.C137];[$optimize_tfidf_split9_level2.C137])" office:value-type="float" office:value="0.1353" calcext:value-type="float">
            <text:p>0.1353</text:p>
          </table:table-cell>
          <table:table-cell table:formula="of:=MIN([$optimize_tfidf_split0_level2.D137];[$optimize_tfidf_split1_level2.D137];[$optimize_tfidf_split2_level2.D137];[$optimize_tfidf_split3_level2.D137];[$optimize_tfidf_split4_level2.D137];[$optimize_tfidf_split5_level2.D137];[$optimize_tfidf_split6_level2.D137];[$optimize_tfidf_split7_level2.D137];[$optimize_tfidf_split8_level2.D137];[$optimize_tfidf_split9_level2.D137])" office:value-type="float" office:value="0.4324" calcext:value-type="float">
            <text:p>0.4324</text:p>
          </table:table-cell>
          <table:table-cell table:formula="of:=MIN([$optimize_tfidf_split0_level2.E137];[$optimize_tfidf_split1_level2.E137];[$optimize_tfidf_split2_level2.E137];[$optimize_tfidf_split3_level2.E137];[$optimize_tfidf_split4_level2.E137];[$optimize_tfidf_split5_level2.E137];[$optimize_tfidf_split6_level2.E137];[$optimize_tfidf_split7_level2.E137];[$optimize_tfidf_split8_level2.E137];[$optimize_tfidf_split9_level2.E13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157];[$optimize_tfidf_split1_level2.A157];[$optimize_tfidf_split2_level2.A157];[$optimize_tfidf_split3_level2.A157];[$optimize_tfidf_split4_level2.A157];[$optimize_tfidf_split5_level2.A157];[$optimize_tfidf_split6_level2.A157];[$optimize_tfidf_split7_level2.A157];[$optimize_tfidf_split8_level2.A157];[$optimize_tfidf_split9_level2.A157])" office:value-type="float" office:value="8" calcext:value-type="float">
            <text:p>8</text:p>
          </table:table-cell>
          <table:table-cell table:formula="of:=MIN([$optimize_tfidf_split0_level2.B157];[$optimize_tfidf_split1_level2.B157];[$optimize_tfidf_split2_level2.B157];[$optimize_tfidf_split3_level2.B157];[$optimize_tfidf_split4_level2.B157];[$optimize_tfidf_split5_level2.B157];[$optimize_tfidf_split6_level2.B157];[$optimize_tfidf_split7_level2.B157];[$optimize_tfidf_split8_level2.B157];[$optimize_tfidf_split9_level2.B157])" office:value-type="float" office:value="0.75" calcext:value-type="float">
            <text:p>0.75</text:p>
          </table:table-cell>
          <table:table-cell table:formula="of:=MIN([$optimize_tfidf_split0_level2.C157];[$optimize_tfidf_split1_level2.C157];[$optimize_tfidf_split2_level2.C157];[$optimize_tfidf_split3_level2.C157];[$optimize_tfidf_split4_level2.C157];[$optimize_tfidf_split5_level2.C157];[$optimize_tfidf_split6_level2.C157];[$optimize_tfidf_split7_level2.C157];[$optimize_tfidf_split8_level2.C157];[$optimize_tfidf_split9_level2.C157])" office:value-type="float" office:value="0.1353" calcext:value-type="float">
            <text:p>0.1353</text:p>
          </table:table-cell>
          <table:table-cell table:formula="of:=MIN([$optimize_tfidf_split0_level2.D157];[$optimize_tfidf_split1_level2.D157];[$optimize_tfidf_split2_level2.D157];[$optimize_tfidf_split3_level2.D157];[$optimize_tfidf_split4_level2.D157];[$optimize_tfidf_split5_level2.D157];[$optimize_tfidf_split6_level2.D157];[$optimize_tfidf_split7_level2.D157];[$optimize_tfidf_split8_level2.D157];[$optimize_tfidf_split9_level2.D157])" office:value-type="float" office:value="0.4324" calcext:value-type="float">
            <text:p>0.4324</text:p>
          </table:table-cell>
          <table:table-cell table:formula="of:=MIN([$optimize_tfidf_split0_level2.E157];[$optimize_tfidf_split1_level2.E157];[$optimize_tfidf_split2_level2.E157];[$optimize_tfidf_split3_level2.E157];[$optimize_tfidf_split4_level2.E157];[$optimize_tfidf_split5_level2.E157];[$optimize_tfidf_split6_level2.E157];[$optimize_tfidf_split7_level2.E157];[$optimize_tfidf_split8_level2.E157];[$optimize_tfidf_split9_level2.E15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177];[$optimize_tfidf_split1_level2.A177];[$optimize_tfidf_split2_level2.A177];[$optimize_tfidf_split3_level2.A177];[$optimize_tfidf_split4_level2.A177];[$optimize_tfidf_split5_level2.A177];[$optimize_tfidf_split6_level2.A177];[$optimize_tfidf_split7_level2.A177];[$optimize_tfidf_split8_level2.A177];[$optimize_tfidf_split9_level2.A177])" office:value-type="float" office:value="9" calcext:value-type="float">
            <text:p>9</text:p>
          </table:table-cell>
          <table:table-cell table:formula="of:=MIN([$optimize_tfidf_split0_level2.B177];[$optimize_tfidf_split1_level2.B177];[$optimize_tfidf_split2_level2.B177];[$optimize_tfidf_split3_level2.B177];[$optimize_tfidf_split4_level2.B177];[$optimize_tfidf_split5_level2.B177];[$optimize_tfidf_split6_level2.B177];[$optimize_tfidf_split7_level2.B177];[$optimize_tfidf_split8_level2.B177];[$optimize_tfidf_split9_level2.B177])" office:value-type="float" office:value="0.75" calcext:value-type="float">
            <text:p>0.75</text:p>
          </table:table-cell>
          <table:table-cell table:formula="of:=MIN([$optimize_tfidf_split0_level2.C177];[$optimize_tfidf_split1_level2.C177];[$optimize_tfidf_split2_level2.C177];[$optimize_tfidf_split3_level2.C177];[$optimize_tfidf_split4_level2.C177];[$optimize_tfidf_split5_level2.C177];[$optimize_tfidf_split6_level2.C177];[$optimize_tfidf_split7_level2.C177];[$optimize_tfidf_split8_level2.C177];[$optimize_tfidf_split9_level2.C177])" office:value-type="float" office:value="0.1353" calcext:value-type="float">
            <text:p>0.1353</text:p>
          </table:table-cell>
          <table:table-cell table:formula="of:=MIN([$optimize_tfidf_split0_level2.D177];[$optimize_tfidf_split1_level2.D177];[$optimize_tfidf_split2_level2.D177];[$optimize_tfidf_split3_level2.D177];[$optimize_tfidf_split4_level2.D177];[$optimize_tfidf_split5_level2.D177];[$optimize_tfidf_split6_level2.D177];[$optimize_tfidf_split7_level2.D177];[$optimize_tfidf_split8_level2.D177];[$optimize_tfidf_split9_level2.D177])" office:value-type="float" office:value="0.4324" calcext:value-type="float">
            <text:p>0.4324</text:p>
          </table:table-cell>
          <table:table-cell table:formula="of:=MIN([$optimize_tfidf_split0_level2.E177];[$optimize_tfidf_split1_level2.E177];[$optimize_tfidf_split2_level2.E177];[$optimize_tfidf_split3_level2.E177];[$optimize_tfidf_split4_level2.E177];[$optimize_tfidf_split5_level2.E177];[$optimize_tfidf_split6_level2.E177];[$optimize_tfidf_split7_level2.E177];[$optimize_tfidf_split8_level2.E177];[$optimize_tfidf_split9_level2.E17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197];[$optimize_tfidf_split1_level2.A197];[$optimize_tfidf_split2_level2.A197];[$optimize_tfidf_split3_level2.A197];[$optimize_tfidf_split4_level2.A197];[$optimize_tfidf_split5_level2.A197];[$optimize_tfidf_split6_level2.A197];[$optimize_tfidf_split7_level2.A197];[$optimize_tfidf_split8_level2.A197];[$optimize_tfidf_split9_level2.A197])" office:value-type="float" office:value="10" calcext:value-type="float">
            <text:p>10</text:p>
          </table:table-cell>
          <table:table-cell table:formula="of:=MIN([$optimize_tfidf_split0_level2.B197];[$optimize_tfidf_split1_level2.B197];[$optimize_tfidf_split2_level2.B197];[$optimize_tfidf_split3_level2.B197];[$optimize_tfidf_split4_level2.B197];[$optimize_tfidf_split5_level2.B197];[$optimize_tfidf_split6_level2.B197];[$optimize_tfidf_split7_level2.B197];[$optimize_tfidf_split8_level2.B197];[$optimize_tfidf_split9_level2.B197])" office:value-type="float" office:value="0.75" calcext:value-type="float">
            <text:p>0.75</text:p>
          </table:table-cell>
          <table:table-cell table:formula="of:=MIN([$optimize_tfidf_split0_level2.C197];[$optimize_tfidf_split1_level2.C197];[$optimize_tfidf_split2_level2.C197];[$optimize_tfidf_split3_level2.C197];[$optimize_tfidf_split4_level2.C197];[$optimize_tfidf_split5_level2.C197];[$optimize_tfidf_split6_level2.C197];[$optimize_tfidf_split7_level2.C197];[$optimize_tfidf_split8_level2.C197];[$optimize_tfidf_split9_level2.C197])" office:value-type="float" office:value="0.1353" calcext:value-type="float">
            <text:p>0.1353</text:p>
          </table:table-cell>
          <table:table-cell table:formula="of:=MIN([$optimize_tfidf_split0_level2.D197];[$optimize_tfidf_split1_level2.D197];[$optimize_tfidf_split2_level2.D197];[$optimize_tfidf_split3_level2.D197];[$optimize_tfidf_split4_level2.D197];[$optimize_tfidf_split5_level2.D197];[$optimize_tfidf_split6_level2.D197];[$optimize_tfidf_split7_level2.D197];[$optimize_tfidf_split8_level2.D197];[$optimize_tfidf_split9_level2.D197])" office:value-type="float" office:value="0.4324" calcext:value-type="float">
            <text:p>0.4324</text:p>
          </table:table-cell>
          <table:table-cell table:formula="of:=MIN([$optimize_tfidf_split0_level2.E197];[$optimize_tfidf_split1_level2.E197];[$optimize_tfidf_split2_level2.E197];[$optimize_tfidf_split3_level2.E197];[$optimize_tfidf_split4_level2.E197];[$optimize_tfidf_split5_level2.E197];[$optimize_tfidf_split6_level2.E197];[$optimize_tfidf_split7_level2.E197];[$optimize_tfidf_split8_level2.E197];[$optimize_tfidf_split9_level2.E19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217];[$optimize_tfidf_split1_level2.A217];[$optimize_tfidf_split2_level2.A217];[$optimize_tfidf_split3_level2.A217];[$optimize_tfidf_split4_level2.A217];[$optimize_tfidf_split5_level2.A217];[$optimize_tfidf_split6_level2.A217];[$optimize_tfidf_split7_level2.A217];[$optimize_tfidf_split8_level2.A217];[$optimize_tfidf_split9_level2.A217])" office:value-type="float" office:value="11" calcext:value-type="float">
            <text:p>11</text:p>
          </table:table-cell>
          <table:table-cell table:formula="of:=MIN([$optimize_tfidf_split0_level2.B217];[$optimize_tfidf_split1_level2.B217];[$optimize_tfidf_split2_level2.B217];[$optimize_tfidf_split3_level2.B217];[$optimize_tfidf_split4_level2.B217];[$optimize_tfidf_split5_level2.B217];[$optimize_tfidf_split6_level2.B217];[$optimize_tfidf_split7_level2.B217];[$optimize_tfidf_split8_level2.B217];[$optimize_tfidf_split9_level2.B217])" office:value-type="float" office:value="0.75" calcext:value-type="float">
            <text:p>0.75</text:p>
          </table:table-cell>
          <table:table-cell table:formula="of:=MIN([$optimize_tfidf_split0_level2.C217];[$optimize_tfidf_split1_level2.C217];[$optimize_tfidf_split2_level2.C217];[$optimize_tfidf_split3_level2.C217];[$optimize_tfidf_split4_level2.C217];[$optimize_tfidf_split5_level2.C217];[$optimize_tfidf_split6_level2.C217];[$optimize_tfidf_split7_level2.C217];[$optimize_tfidf_split8_level2.C217];[$optimize_tfidf_split9_level2.C217])" office:value-type="float" office:value="0.1353" calcext:value-type="float">
            <text:p>0.1353</text:p>
          </table:table-cell>
          <table:table-cell table:formula="of:=MIN([$optimize_tfidf_split0_level2.D217];[$optimize_tfidf_split1_level2.D217];[$optimize_tfidf_split2_level2.D217];[$optimize_tfidf_split3_level2.D217];[$optimize_tfidf_split4_level2.D217];[$optimize_tfidf_split5_level2.D217];[$optimize_tfidf_split6_level2.D217];[$optimize_tfidf_split7_level2.D217];[$optimize_tfidf_split8_level2.D217];[$optimize_tfidf_split9_level2.D217])" office:value-type="float" office:value="0.4324" calcext:value-type="float">
            <text:p>0.4324</text:p>
          </table:table-cell>
          <table:table-cell table:formula="of:=MIN([$optimize_tfidf_split0_level2.E217];[$optimize_tfidf_split1_level2.E217];[$optimize_tfidf_split2_level2.E217];[$optimize_tfidf_split3_level2.E217];[$optimize_tfidf_split4_level2.E217];[$optimize_tfidf_split5_level2.E217];[$optimize_tfidf_split6_level2.E217];[$optimize_tfidf_split7_level2.E217];[$optimize_tfidf_split8_level2.E217];[$optimize_tfidf_split9_level2.E21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237];[$optimize_tfidf_split1_level2.A237];[$optimize_tfidf_split2_level2.A237];[$optimize_tfidf_split3_level2.A237];[$optimize_tfidf_split4_level2.A237];[$optimize_tfidf_split5_level2.A237];[$optimize_tfidf_split6_level2.A237];[$optimize_tfidf_split7_level2.A237];[$optimize_tfidf_split8_level2.A237];[$optimize_tfidf_split9_level2.A237])" office:value-type="float" office:value="12" calcext:value-type="float">
            <text:p>12</text:p>
          </table:table-cell>
          <table:table-cell table:formula="of:=MIN([$optimize_tfidf_split0_level2.B237];[$optimize_tfidf_split1_level2.B237];[$optimize_tfidf_split2_level2.B237];[$optimize_tfidf_split3_level2.B237];[$optimize_tfidf_split4_level2.B237];[$optimize_tfidf_split5_level2.B237];[$optimize_tfidf_split6_level2.B237];[$optimize_tfidf_split7_level2.B237];[$optimize_tfidf_split8_level2.B237];[$optimize_tfidf_split9_level2.B237])" office:value-type="float" office:value="0.75" calcext:value-type="float">
            <text:p>0.75</text:p>
          </table:table-cell>
          <table:table-cell table:formula="of:=MIN([$optimize_tfidf_split0_level2.C237];[$optimize_tfidf_split1_level2.C237];[$optimize_tfidf_split2_level2.C237];[$optimize_tfidf_split3_level2.C237];[$optimize_tfidf_split4_level2.C237];[$optimize_tfidf_split5_level2.C237];[$optimize_tfidf_split6_level2.C237];[$optimize_tfidf_split7_level2.C237];[$optimize_tfidf_split8_level2.C237];[$optimize_tfidf_split9_level2.C237])" office:value-type="float" office:value="0.1353" calcext:value-type="float">
            <text:p>0.1353</text:p>
          </table:table-cell>
          <table:table-cell table:formula="of:=MIN([$optimize_tfidf_split0_level2.D237];[$optimize_tfidf_split1_level2.D237];[$optimize_tfidf_split2_level2.D237];[$optimize_tfidf_split3_level2.D237];[$optimize_tfidf_split4_level2.D237];[$optimize_tfidf_split5_level2.D237];[$optimize_tfidf_split6_level2.D237];[$optimize_tfidf_split7_level2.D237];[$optimize_tfidf_split8_level2.D237];[$optimize_tfidf_split9_level2.D237])" office:value-type="float" office:value="0.4324" calcext:value-type="float">
            <text:p>0.4324</text:p>
          </table:table-cell>
          <table:table-cell table:formula="of:=MIN([$optimize_tfidf_split0_level2.E237];[$optimize_tfidf_split1_level2.E237];[$optimize_tfidf_split2_level2.E237];[$optimize_tfidf_split3_level2.E237];[$optimize_tfidf_split4_level2.E237];[$optimize_tfidf_split5_level2.E237];[$optimize_tfidf_split6_level2.E237];[$optimize_tfidf_split7_level2.E237];[$optimize_tfidf_split8_level2.E237];[$optimize_tfidf_split9_level2.E23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257];[$optimize_tfidf_split1_level2.A257];[$optimize_tfidf_split2_level2.A257];[$optimize_tfidf_split3_level2.A257];[$optimize_tfidf_split4_level2.A257];[$optimize_tfidf_split5_level2.A257];[$optimize_tfidf_split6_level2.A257];[$optimize_tfidf_split7_level2.A257];[$optimize_tfidf_split8_level2.A257];[$optimize_tfidf_split9_level2.A257])" office:value-type="float" office:value="13" calcext:value-type="float">
            <text:p>13</text:p>
          </table:table-cell>
          <table:table-cell table:formula="of:=MIN([$optimize_tfidf_split0_level2.B257];[$optimize_tfidf_split1_level2.B257];[$optimize_tfidf_split2_level2.B257];[$optimize_tfidf_split3_level2.B257];[$optimize_tfidf_split4_level2.B257];[$optimize_tfidf_split5_level2.B257];[$optimize_tfidf_split6_level2.B257];[$optimize_tfidf_split7_level2.B257];[$optimize_tfidf_split8_level2.B257];[$optimize_tfidf_split9_level2.B257])" office:value-type="float" office:value="0.75" calcext:value-type="float">
            <text:p>0.75</text:p>
          </table:table-cell>
          <table:table-cell table:formula="of:=MIN([$optimize_tfidf_split0_level2.C257];[$optimize_tfidf_split1_level2.C257];[$optimize_tfidf_split2_level2.C257];[$optimize_tfidf_split3_level2.C257];[$optimize_tfidf_split4_level2.C257];[$optimize_tfidf_split5_level2.C257];[$optimize_tfidf_split6_level2.C257];[$optimize_tfidf_split7_level2.C257];[$optimize_tfidf_split8_level2.C257];[$optimize_tfidf_split9_level2.C257])" office:value-type="float" office:value="0.1353" calcext:value-type="float">
            <text:p>0.1353</text:p>
          </table:table-cell>
          <table:table-cell table:formula="of:=MIN([$optimize_tfidf_split0_level2.D257];[$optimize_tfidf_split1_level2.D257];[$optimize_tfidf_split2_level2.D257];[$optimize_tfidf_split3_level2.D257];[$optimize_tfidf_split4_level2.D257];[$optimize_tfidf_split5_level2.D257];[$optimize_tfidf_split6_level2.D257];[$optimize_tfidf_split7_level2.D257];[$optimize_tfidf_split8_level2.D257];[$optimize_tfidf_split9_level2.D257])" office:value-type="float" office:value="0.4324" calcext:value-type="float">
            <text:p>0.4324</text:p>
          </table:table-cell>
          <table:table-cell table:formula="of:=MIN([$optimize_tfidf_split0_level2.E257];[$optimize_tfidf_split1_level2.E257];[$optimize_tfidf_split2_level2.E257];[$optimize_tfidf_split3_level2.E257];[$optimize_tfidf_split4_level2.E257];[$optimize_tfidf_split5_level2.E257];[$optimize_tfidf_split6_level2.E257];[$optimize_tfidf_split7_level2.E257];[$optimize_tfidf_split8_level2.E257];[$optimize_tfidf_split9_level2.E25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277];[$optimize_tfidf_split1_level2.A277];[$optimize_tfidf_split2_level2.A277];[$optimize_tfidf_split3_level2.A277];[$optimize_tfidf_split4_level2.A277];[$optimize_tfidf_split5_level2.A277];[$optimize_tfidf_split6_level2.A277];[$optimize_tfidf_split7_level2.A277];[$optimize_tfidf_split8_level2.A277];[$optimize_tfidf_split9_level2.A277])" office:value-type="float" office:value="14" calcext:value-type="float">
            <text:p>14</text:p>
          </table:table-cell>
          <table:table-cell table:formula="of:=MIN([$optimize_tfidf_split0_level2.B277];[$optimize_tfidf_split1_level2.B277];[$optimize_tfidf_split2_level2.B277];[$optimize_tfidf_split3_level2.B277];[$optimize_tfidf_split4_level2.B277];[$optimize_tfidf_split5_level2.B277];[$optimize_tfidf_split6_level2.B277];[$optimize_tfidf_split7_level2.B277];[$optimize_tfidf_split8_level2.B277];[$optimize_tfidf_split9_level2.B277])" office:value-type="float" office:value="0.75" calcext:value-type="float">
            <text:p>0.75</text:p>
          </table:table-cell>
          <table:table-cell table:formula="of:=MIN([$optimize_tfidf_split0_level2.C277];[$optimize_tfidf_split1_level2.C277];[$optimize_tfidf_split2_level2.C277];[$optimize_tfidf_split3_level2.C277];[$optimize_tfidf_split4_level2.C277];[$optimize_tfidf_split5_level2.C277];[$optimize_tfidf_split6_level2.C277];[$optimize_tfidf_split7_level2.C277];[$optimize_tfidf_split8_level2.C277];[$optimize_tfidf_split9_level2.C277])" office:value-type="float" office:value="0.1353" calcext:value-type="float">
            <text:p>0.1353</text:p>
          </table:table-cell>
          <table:table-cell table:formula="of:=MIN([$optimize_tfidf_split0_level2.D277];[$optimize_tfidf_split1_level2.D277];[$optimize_tfidf_split2_level2.D277];[$optimize_tfidf_split3_level2.D277];[$optimize_tfidf_split4_level2.D277];[$optimize_tfidf_split5_level2.D277];[$optimize_tfidf_split6_level2.D277];[$optimize_tfidf_split7_level2.D277];[$optimize_tfidf_split8_level2.D277];[$optimize_tfidf_split9_level2.D277])" office:value-type="float" office:value="0.4324" calcext:value-type="float">
            <text:p>0.4324</text:p>
          </table:table-cell>
          <table:table-cell table:formula="of:=MIN([$optimize_tfidf_split0_level2.E277];[$optimize_tfidf_split1_level2.E277];[$optimize_tfidf_split2_level2.E277];[$optimize_tfidf_split3_level2.E277];[$optimize_tfidf_split4_level2.E277];[$optimize_tfidf_split5_level2.E277];[$optimize_tfidf_split6_level2.E277];[$optimize_tfidf_split7_level2.E277];[$optimize_tfidf_split8_level2.E277];[$optimize_tfidf_split9_level2.E27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297];[$optimize_tfidf_split1_level2.A297];[$optimize_tfidf_split2_level2.A297];[$optimize_tfidf_split3_level2.A297];[$optimize_tfidf_split4_level2.A297];[$optimize_tfidf_split5_level2.A297];[$optimize_tfidf_split6_level2.A297];[$optimize_tfidf_split7_level2.A297];[$optimize_tfidf_split8_level2.A297];[$optimize_tfidf_split9_level2.A297])" office:value-type="float" office:value="15" calcext:value-type="float">
            <text:p>15</text:p>
          </table:table-cell>
          <table:table-cell table:formula="of:=MIN([$optimize_tfidf_split0_level2.B297];[$optimize_tfidf_split1_level2.B297];[$optimize_tfidf_split2_level2.B297];[$optimize_tfidf_split3_level2.B297];[$optimize_tfidf_split4_level2.B297];[$optimize_tfidf_split5_level2.B297];[$optimize_tfidf_split6_level2.B297];[$optimize_tfidf_split7_level2.B297];[$optimize_tfidf_split8_level2.B297];[$optimize_tfidf_split9_level2.B297])" office:value-type="float" office:value="0.75" calcext:value-type="float">
            <text:p>0.75</text:p>
          </table:table-cell>
          <table:table-cell table:formula="of:=MIN([$optimize_tfidf_split0_level2.C297];[$optimize_tfidf_split1_level2.C297];[$optimize_tfidf_split2_level2.C297];[$optimize_tfidf_split3_level2.C297];[$optimize_tfidf_split4_level2.C297];[$optimize_tfidf_split5_level2.C297];[$optimize_tfidf_split6_level2.C297];[$optimize_tfidf_split7_level2.C297];[$optimize_tfidf_split8_level2.C297];[$optimize_tfidf_split9_level2.C297])" office:value-type="float" office:value="0.1353" calcext:value-type="float">
            <text:p>0.1353</text:p>
          </table:table-cell>
          <table:table-cell table:formula="of:=MIN([$optimize_tfidf_split0_level2.D297];[$optimize_tfidf_split1_level2.D297];[$optimize_tfidf_split2_level2.D297];[$optimize_tfidf_split3_level2.D297];[$optimize_tfidf_split4_level2.D297];[$optimize_tfidf_split5_level2.D297];[$optimize_tfidf_split6_level2.D297];[$optimize_tfidf_split7_level2.D297];[$optimize_tfidf_split8_level2.D297];[$optimize_tfidf_split9_level2.D297])" office:value-type="float" office:value="0.4324" calcext:value-type="float">
            <text:p>0.4324</text:p>
          </table:table-cell>
          <table:table-cell table:formula="of:=MIN([$optimize_tfidf_split0_level2.E297];[$optimize_tfidf_split1_level2.E297];[$optimize_tfidf_split2_level2.E297];[$optimize_tfidf_split3_level2.E297];[$optimize_tfidf_split4_level2.E297];[$optimize_tfidf_split5_level2.E297];[$optimize_tfidf_split6_level2.E297];[$optimize_tfidf_split7_level2.E297];[$optimize_tfidf_split8_level2.E297];[$optimize_tfidf_split9_level2.E297])" office:value-type="float" office:value="0.1945" calcext:value-type="float">
            <text:p>0.1945</text:p>
          </table:table-cell>
        </table:table-row>
        <table:table-row table:style-name="ro1">
          <table:table-cell table:formula="of:=MIN([$optimize_tfidf_split0_level2.A18];[$optimize_tfidf_split1_level2.A18];[$optimize_tfidf_split2_level2.A18];[$optimize_tfidf_split3_level2.A18];[$optimize_tfidf_split4_level2.A18];[$optimize_tfidf_split5_level2.A18];[$optimize_tfidf_split6_level2.A18];[$optimize_tfidf_split7_level2.A18];[$optimize_tfidf_split8_level2.A18];[$optimize_tfidf_split9_level2.A18])" office:value-type="float" office:value="1" calcext:value-type="float">
            <text:p>1</text:p>
          </table:table-cell>
          <table:table-cell table:formula="of:=MIN([$optimize_tfidf_split0_level2.B18];[$optimize_tfidf_split1_level2.B18];[$optimize_tfidf_split2_level2.B18];[$optimize_tfidf_split3_level2.B18];[$optimize_tfidf_split4_level2.B18];[$optimize_tfidf_split5_level2.B18];[$optimize_tfidf_split6_level2.B18];[$optimize_tfidf_split7_level2.B18];[$optimize_tfidf_split8_level2.B18];[$optimize_tfidf_split9_level2.B18])" office:value-type="float" office:value="0.8" calcext:value-type="float">
            <text:p>0.8</text:p>
          </table:table-cell>
          <table:table-cell table:formula="of:=MIN([$optimize_tfidf_split0_level2.C18];[$optimize_tfidf_split1_level2.C18];[$optimize_tfidf_split2_level2.C18];[$optimize_tfidf_split3_level2.C18];[$optimize_tfidf_split4_level2.C18];[$optimize_tfidf_split5_level2.C18];[$optimize_tfidf_split6_level2.C18];[$optimize_tfidf_split7_level2.C18];[$optimize_tfidf_split8_level2.C18];[$optimize_tfidf_split9_level2.C18])" office:value-type="float" office:value="0.1936" calcext:value-type="float">
            <text:p>0.1936</text:p>
          </table:table-cell>
          <table:table-cell table:formula="of:=MIN([$optimize_tfidf_split0_level2.D18];[$optimize_tfidf_split1_level2.D18];[$optimize_tfidf_split2_level2.D18];[$optimize_tfidf_split3_level2.D18];[$optimize_tfidf_split4_level2.D18];[$optimize_tfidf_split5_level2.D18];[$optimize_tfidf_split6_level2.D18];[$optimize_tfidf_split7_level2.D18];[$optimize_tfidf_split8_level2.D18];[$optimize_tfidf_split9_level2.D18])" office:value-type="float" office:value="0.1552" calcext:value-type="float">
            <text:p>0.1552</text:p>
          </table:table-cell>
          <table:table-cell table:formula="of:=MIN([$optimize_tfidf_split0_level2.E18];[$optimize_tfidf_split1_level2.E18];[$optimize_tfidf_split2_level2.E18];[$optimize_tfidf_split3_level2.E18];[$optimize_tfidf_split4_level2.E18];[$optimize_tfidf_split5_level2.E18];[$optimize_tfidf_split6_level2.E18];[$optimize_tfidf_split7_level2.E18];[$optimize_tfidf_split8_level2.E18];[$optimize_tfidf_split9_level2.E18])" office:value-type="float" office:value="0.168" calcext:value-type="float">
            <text:p>0.168</text:p>
          </table:table-cell>
        </table:table-row>
        <table:table-row table:style-name="ro1">
          <table:table-cell table:formula="of:=MIN([$optimize_tfidf_split0_level2.A38];[$optimize_tfidf_split1_level2.A38];[$optimize_tfidf_split2_level2.A38];[$optimize_tfidf_split3_level2.A38];[$optimize_tfidf_split4_level2.A38];[$optimize_tfidf_split5_level2.A38];[$optimize_tfidf_split6_level2.A38];[$optimize_tfidf_split7_level2.A38];[$optimize_tfidf_split8_level2.A38];[$optimize_tfidf_split9_level2.A38])" office:value-type="float" office:value="2" calcext:value-type="float">
            <text:p>2</text:p>
          </table:table-cell>
          <table:table-cell table:formula="of:=MIN([$optimize_tfidf_split0_level2.B38];[$optimize_tfidf_split1_level2.B38];[$optimize_tfidf_split2_level2.B38];[$optimize_tfidf_split3_level2.B38];[$optimize_tfidf_split4_level2.B38];[$optimize_tfidf_split5_level2.B38];[$optimize_tfidf_split6_level2.B38];[$optimize_tfidf_split7_level2.B38];[$optimize_tfidf_split8_level2.B38];[$optimize_tfidf_split9_level2.B38])" office:value-type="float" office:value="0.8" calcext:value-type="float">
            <text:p>0.8</text:p>
          </table:table-cell>
          <table:table-cell table:formula="of:=MIN([$optimize_tfidf_split0_level2.C38];[$optimize_tfidf_split1_level2.C38];[$optimize_tfidf_split2_level2.C38];[$optimize_tfidf_split3_level2.C38];[$optimize_tfidf_split4_level2.C38];[$optimize_tfidf_split5_level2.C38];[$optimize_tfidf_split6_level2.C38];[$optimize_tfidf_split7_level2.C38];[$optimize_tfidf_split8_level2.C38];[$optimize_tfidf_split9_level2.C38])" office:value-type="float" office:value="0.1882" calcext:value-type="float">
            <text:p>0.1882</text:p>
          </table:table-cell>
          <table:table-cell table:formula="of:=MIN([$optimize_tfidf_split0_level2.D38];[$optimize_tfidf_split1_level2.D38];[$optimize_tfidf_split2_level2.D38];[$optimize_tfidf_split3_level2.D38];[$optimize_tfidf_split4_level2.D38];[$optimize_tfidf_split5_level2.D38];[$optimize_tfidf_split6_level2.D38];[$optimize_tfidf_split7_level2.D38];[$optimize_tfidf_split8_level2.D38];[$optimize_tfidf_split9_level2.D38])" office:value-type="float" office:value="0.2702" calcext:value-type="float">
            <text:p>0.2702</text:p>
          </table:table-cell>
          <table:table-cell table:formula="of:=MIN([$optimize_tfidf_split0_level2.E38];[$optimize_tfidf_split1_level2.E38];[$optimize_tfidf_split2_level2.E38];[$optimize_tfidf_split3_level2.E38];[$optimize_tfidf_split4_level2.E38];[$optimize_tfidf_split5_level2.E38];[$optimize_tfidf_split6_level2.E38];[$optimize_tfidf_split7_level2.E38];[$optimize_tfidf_split8_level2.E38];[$optimize_tfidf_split9_level2.E38])" office:value-type="float" office:value="0.2128" calcext:value-type="float">
            <text:p>0.2128</text:p>
          </table:table-cell>
        </table:table-row>
        <table:table-row table:style-name="ro1">
          <table:table-cell table:formula="of:=MIN([$optimize_tfidf_split0_level2.A58];[$optimize_tfidf_split1_level2.A58];[$optimize_tfidf_split2_level2.A58];[$optimize_tfidf_split3_level2.A58];[$optimize_tfidf_split4_level2.A58];[$optimize_tfidf_split5_level2.A58];[$optimize_tfidf_split6_level2.A58];[$optimize_tfidf_split7_level2.A58];[$optimize_tfidf_split8_level2.A58];[$optimize_tfidf_split9_level2.A58])" office:value-type="float" office:value="3" calcext:value-type="float">
            <text:p>3</text:p>
          </table:table-cell>
          <table:table-cell table:formula="of:=MIN([$optimize_tfidf_split0_level2.B58];[$optimize_tfidf_split1_level2.B58];[$optimize_tfidf_split2_level2.B58];[$optimize_tfidf_split3_level2.B58];[$optimize_tfidf_split4_level2.B58];[$optimize_tfidf_split5_level2.B58];[$optimize_tfidf_split6_level2.B58];[$optimize_tfidf_split7_level2.B58];[$optimize_tfidf_split8_level2.B58];[$optimize_tfidf_split9_level2.B58])" office:value-type="float" office:value="0.8" calcext:value-type="float">
            <text:p>0.8</text:p>
          </table:table-cell>
          <table:table-cell table:formula="of:=MIN([$optimize_tfidf_split0_level2.C58];[$optimize_tfidf_split1_level2.C58];[$optimize_tfidf_split2_level2.C58];[$optimize_tfidf_split3_level2.C58];[$optimize_tfidf_split4_level2.C58];[$optimize_tfidf_split5_level2.C58];[$optimize_tfidf_split6_level2.C58];[$optimize_tfidf_split7_level2.C58];[$optimize_tfidf_split8_level2.C58];[$optimize_tfidf_split9_level2.C58])" office:value-type="float" office:value="0.1482" calcext:value-type="float">
            <text:p>0.1482</text:p>
          </table:table-cell>
          <table:table-cell table:formula="of:=MIN([$optimize_tfidf_split0_level2.D58];[$optimize_tfidf_split1_level2.D58];[$optimize_tfidf_split2_level2.D58];[$optimize_tfidf_split3_level2.D58];[$optimize_tfidf_split4_level2.D58];[$optimize_tfidf_split5_level2.D58];[$optimize_tfidf_split6_level2.D58];[$optimize_tfidf_split7_level2.D58];[$optimize_tfidf_split8_level2.D58];[$optimize_tfidf_split9_level2.D58])" office:value-type="float" office:value="0.3151" calcext:value-type="float">
            <text:p>0.3151</text:p>
          </table:table-cell>
          <table:table-cell table:formula="of:=MIN([$optimize_tfidf_split0_level2.E58];[$optimize_tfidf_split1_level2.E58];[$optimize_tfidf_split2_level2.E58];[$optimize_tfidf_split3_level2.E58];[$optimize_tfidf_split4_level2.E58];[$optimize_tfidf_split5_level2.E58];[$optimize_tfidf_split6_level2.E58];[$optimize_tfidf_split7_level2.E58];[$optimize_tfidf_split8_level2.E58];[$optimize_tfidf_split9_level2.E58])" office:value-type="float" office:value="0.1935" calcext:value-type="float">
            <text:p>0.1935</text:p>
          </table:table-cell>
        </table:table-row>
        <table:table-row table:style-name="ro1">
          <table:table-cell table:formula="of:=MIN([$optimize_tfidf_split0_level2.A78];[$optimize_tfidf_split1_level2.A78];[$optimize_tfidf_split2_level2.A78];[$optimize_tfidf_split3_level2.A78];[$optimize_tfidf_split4_level2.A78];[$optimize_tfidf_split5_level2.A78];[$optimize_tfidf_split6_level2.A78];[$optimize_tfidf_split7_level2.A78];[$optimize_tfidf_split8_level2.A78];[$optimize_tfidf_split9_level2.A78])" office:value-type="float" office:value="4" calcext:value-type="float">
            <text:p>4</text:p>
          </table:table-cell>
          <table:table-cell table:formula="of:=MIN([$optimize_tfidf_split0_level2.B78];[$optimize_tfidf_split1_level2.B78];[$optimize_tfidf_split2_level2.B78];[$optimize_tfidf_split3_level2.B78];[$optimize_tfidf_split4_level2.B78];[$optimize_tfidf_split5_level2.B78];[$optimize_tfidf_split6_level2.B78];[$optimize_tfidf_split7_level2.B78];[$optimize_tfidf_split8_level2.B78];[$optimize_tfidf_split9_level2.B78])" office:value-type="float" office:value="0.8" calcext:value-type="float">
            <text:p>0.8</text:p>
          </table:table-cell>
          <table:table-cell table:formula="of:=MIN([$optimize_tfidf_split0_level2.C78];[$optimize_tfidf_split1_level2.C78];[$optimize_tfidf_split2_level2.C78];[$optimize_tfidf_split3_level2.C78];[$optimize_tfidf_split4_level2.C78];[$optimize_tfidf_split5_level2.C78];[$optimize_tfidf_split6_level2.C78];[$optimize_tfidf_split7_level2.C78];[$optimize_tfidf_split8_level2.C78];[$optimize_tfidf_split9_level2.C78])" office:value-type="float" office:value="0.1222" calcext:value-type="float">
            <text:p>0.1222</text:p>
          </table:table-cell>
          <table:table-cell table:formula="of:=MIN([$optimize_tfidf_split0_level2.D78];[$optimize_tfidf_split1_level2.D78];[$optimize_tfidf_split2_level2.D78];[$optimize_tfidf_split3_level2.D78];[$optimize_tfidf_split4_level2.D78];[$optimize_tfidf_split5_level2.D78];[$optimize_tfidf_split6_level2.D78];[$optimize_tfidf_split7_level2.D78];[$optimize_tfidf_split8_level2.D78];[$optimize_tfidf_split9_level2.D78])" office:value-type="float" office:value="0.3202" calcext:value-type="float">
            <text:p>0.3202</text:p>
          </table:table-cell>
          <table:table-cell table:formula="of:=MIN([$optimize_tfidf_split0_level2.E78];[$optimize_tfidf_split1_level2.E78];[$optimize_tfidf_split2_level2.E78];[$optimize_tfidf_split3_level2.E78];[$optimize_tfidf_split4_level2.E78];[$optimize_tfidf_split5_level2.E78];[$optimize_tfidf_split6_level2.E78];[$optimize_tfidf_split7_level2.E78];[$optimize_tfidf_split8_level2.E78];[$optimize_tfidf_split9_level2.E78])" office:value-type="float" office:value="0.1659" calcext:value-type="float">
            <text:p>0.1659</text:p>
          </table:table-cell>
        </table:table-row>
        <table:table-row table:style-name="ro1">
          <table:table-cell table:formula="of:=MIN([$optimize_tfidf_split0_level2.A98];[$optimize_tfidf_split1_level2.A98];[$optimize_tfidf_split2_level2.A98];[$optimize_tfidf_split3_level2.A98];[$optimize_tfidf_split4_level2.A98];[$optimize_tfidf_split5_level2.A98];[$optimize_tfidf_split6_level2.A98];[$optimize_tfidf_split7_level2.A98];[$optimize_tfidf_split8_level2.A98];[$optimize_tfidf_split9_level2.A98])" office:value-type="float" office:value="5" calcext:value-type="float">
            <text:p>5</text:p>
          </table:table-cell>
          <table:table-cell table:formula="of:=MIN([$optimize_tfidf_split0_level2.B98];[$optimize_tfidf_split1_level2.B98];[$optimize_tfidf_split2_level2.B98];[$optimize_tfidf_split3_level2.B98];[$optimize_tfidf_split4_level2.B98];[$optimize_tfidf_split5_level2.B98];[$optimize_tfidf_split6_level2.B98];[$optimize_tfidf_split7_level2.B98];[$optimize_tfidf_split8_level2.B98];[$optimize_tfidf_split9_level2.B98])" office:value-type="float" office:value="0.8" calcext:value-type="float">
            <text:p>0.8</text:p>
          </table:table-cell>
          <table:table-cell table:formula="of:=MIN([$optimize_tfidf_split0_level2.C98];[$optimize_tfidf_split1_level2.C98];[$optimize_tfidf_split2_level2.C98];[$optimize_tfidf_split3_level2.C98];[$optimize_tfidf_split4_level2.C98];[$optimize_tfidf_split5_level2.C98];[$optimize_tfidf_split6_level2.C98];[$optimize_tfidf_split7_level2.C98];[$optimize_tfidf_split8_level2.C98];[$optimize_tfidf_split9_level2.C98])" office:value-type="float" office:value="0.1083" calcext:value-type="float">
            <text:p>0.1083</text:p>
          </table:table-cell>
          <table:table-cell table:formula="of:=MIN([$optimize_tfidf_split0_level2.D98];[$optimize_tfidf_split1_level2.D98];[$optimize_tfidf_split2_level2.D98];[$optimize_tfidf_split3_level2.D98];[$optimize_tfidf_split4_level2.D98];[$optimize_tfidf_split5_level2.D98];[$optimize_tfidf_split6_level2.D98];[$optimize_tfidf_split7_level2.D98];[$optimize_tfidf_split8_level2.D98];[$optimize_tfidf_split9_level2.D98])" office:value-type="float" office:value="0.3202" calcext:value-type="float">
            <text:p>0.3202</text:p>
          </table:table-cell>
          <table:table-cell table:formula="of:=MIN([$optimize_tfidf_split0_level2.E98];[$optimize_tfidf_split1_level2.E98];[$optimize_tfidf_split2_level2.E98];[$optimize_tfidf_split3_level2.E98];[$optimize_tfidf_split4_level2.E98];[$optimize_tfidf_split5_level2.E98];[$optimize_tfidf_split6_level2.E98];[$optimize_tfidf_split7_level2.E98];[$optimize_tfidf_split8_level2.E98];[$optimize_tfidf_split9_level2.E9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118];[$optimize_tfidf_split1_level2.A118];[$optimize_tfidf_split2_level2.A118];[$optimize_tfidf_split3_level2.A118];[$optimize_tfidf_split4_level2.A118];[$optimize_tfidf_split5_level2.A118];[$optimize_tfidf_split6_level2.A118];[$optimize_tfidf_split7_level2.A118];[$optimize_tfidf_split8_level2.A118];[$optimize_tfidf_split9_level2.A118])" office:value-type="float" office:value="6" calcext:value-type="float">
            <text:p>6</text:p>
          </table:table-cell>
          <table:table-cell table:formula="of:=MIN([$optimize_tfidf_split0_level2.B118];[$optimize_tfidf_split1_level2.B118];[$optimize_tfidf_split2_level2.B118];[$optimize_tfidf_split3_level2.B118];[$optimize_tfidf_split4_level2.B118];[$optimize_tfidf_split5_level2.B118];[$optimize_tfidf_split6_level2.B118];[$optimize_tfidf_split7_level2.B118];[$optimize_tfidf_split8_level2.B118];[$optimize_tfidf_split9_level2.B118])" office:value-type="float" office:value="0.8" calcext:value-type="float">
            <text:p>0.8</text:p>
          </table:table-cell>
          <table:table-cell table:formula="of:=MIN([$optimize_tfidf_split0_level2.C118];[$optimize_tfidf_split1_level2.C118];[$optimize_tfidf_split2_level2.C118];[$optimize_tfidf_split3_level2.C118];[$optimize_tfidf_split4_level2.C118];[$optimize_tfidf_split5_level2.C118];[$optimize_tfidf_split6_level2.C118];[$optimize_tfidf_split7_level2.C118];[$optimize_tfidf_split8_level2.C118];[$optimize_tfidf_split9_level2.C118])" office:value-type="float" office:value="0.1083" calcext:value-type="float">
            <text:p>0.1083</text:p>
          </table:table-cell>
          <table:table-cell table:formula="of:=MIN([$optimize_tfidf_split0_level2.D118];[$optimize_tfidf_split1_level2.D118];[$optimize_tfidf_split2_level2.D118];[$optimize_tfidf_split3_level2.D118];[$optimize_tfidf_split4_level2.D118];[$optimize_tfidf_split5_level2.D118];[$optimize_tfidf_split6_level2.D118];[$optimize_tfidf_split7_level2.D118];[$optimize_tfidf_split8_level2.D118];[$optimize_tfidf_split9_level2.D118])" office:value-type="float" office:value="0.3202" calcext:value-type="float">
            <text:p>0.3202</text:p>
          </table:table-cell>
          <table:table-cell table:formula="of:=MIN([$optimize_tfidf_split0_level2.E118];[$optimize_tfidf_split1_level2.E118];[$optimize_tfidf_split2_level2.E118];[$optimize_tfidf_split3_level2.E118];[$optimize_tfidf_split4_level2.E118];[$optimize_tfidf_split5_level2.E118];[$optimize_tfidf_split6_level2.E118];[$optimize_tfidf_split7_level2.E118];[$optimize_tfidf_split8_level2.E118];[$optimize_tfidf_split9_level2.E11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138];[$optimize_tfidf_split1_level2.A138];[$optimize_tfidf_split2_level2.A138];[$optimize_tfidf_split3_level2.A138];[$optimize_tfidf_split4_level2.A138];[$optimize_tfidf_split5_level2.A138];[$optimize_tfidf_split6_level2.A138];[$optimize_tfidf_split7_level2.A138];[$optimize_tfidf_split8_level2.A138];[$optimize_tfidf_split9_level2.A138])" office:value-type="float" office:value="7" calcext:value-type="float">
            <text:p>7</text:p>
          </table:table-cell>
          <table:table-cell table:formula="of:=MIN([$optimize_tfidf_split0_level2.B138];[$optimize_tfidf_split1_level2.B138];[$optimize_tfidf_split2_level2.B138];[$optimize_tfidf_split3_level2.B138];[$optimize_tfidf_split4_level2.B138];[$optimize_tfidf_split5_level2.B138];[$optimize_tfidf_split6_level2.B138];[$optimize_tfidf_split7_level2.B138];[$optimize_tfidf_split8_level2.B138];[$optimize_tfidf_split9_level2.B138])" office:value-type="float" office:value="0.8" calcext:value-type="float">
            <text:p>0.8</text:p>
          </table:table-cell>
          <table:table-cell table:formula="of:=MIN([$optimize_tfidf_split0_level2.C138];[$optimize_tfidf_split1_level2.C138];[$optimize_tfidf_split2_level2.C138];[$optimize_tfidf_split3_level2.C138];[$optimize_tfidf_split4_level2.C138];[$optimize_tfidf_split5_level2.C138];[$optimize_tfidf_split6_level2.C138];[$optimize_tfidf_split7_level2.C138];[$optimize_tfidf_split8_level2.C138];[$optimize_tfidf_split9_level2.C138])" office:value-type="float" office:value="0.1083" calcext:value-type="float">
            <text:p>0.1083</text:p>
          </table:table-cell>
          <table:table-cell table:formula="of:=MIN([$optimize_tfidf_split0_level2.D138];[$optimize_tfidf_split1_level2.D138];[$optimize_tfidf_split2_level2.D138];[$optimize_tfidf_split3_level2.D138];[$optimize_tfidf_split4_level2.D138];[$optimize_tfidf_split5_level2.D138];[$optimize_tfidf_split6_level2.D138];[$optimize_tfidf_split7_level2.D138];[$optimize_tfidf_split8_level2.D138];[$optimize_tfidf_split9_level2.D138])" office:value-type="float" office:value="0.3202" calcext:value-type="float">
            <text:p>0.3202</text:p>
          </table:table-cell>
          <table:table-cell table:formula="of:=MIN([$optimize_tfidf_split0_level2.E138];[$optimize_tfidf_split1_level2.E138];[$optimize_tfidf_split2_level2.E138];[$optimize_tfidf_split3_level2.E138];[$optimize_tfidf_split4_level2.E138];[$optimize_tfidf_split5_level2.E138];[$optimize_tfidf_split6_level2.E138];[$optimize_tfidf_split7_level2.E138];[$optimize_tfidf_split8_level2.E138];[$optimize_tfidf_split9_level2.E13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158];[$optimize_tfidf_split1_level2.A158];[$optimize_tfidf_split2_level2.A158];[$optimize_tfidf_split3_level2.A158];[$optimize_tfidf_split4_level2.A158];[$optimize_tfidf_split5_level2.A158];[$optimize_tfidf_split6_level2.A158];[$optimize_tfidf_split7_level2.A158];[$optimize_tfidf_split8_level2.A158];[$optimize_tfidf_split9_level2.A158])" office:value-type="float" office:value="8" calcext:value-type="float">
            <text:p>8</text:p>
          </table:table-cell>
          <table:table-cell table:formula="of:=MIN([$optimize_tfidf_split0_level2.B158];[$optimize_tfidf_split1_level2.B158];[$optimize_tfidf_split2_level2.B158];[$optimize_tfidf_split3_level2.B158];[$optimize_tfidf_split4_level2.B158];[$optimize_tfidf_split5_level2.B158];[$optimize_tfidf_split6_level2.B158];[$optimize_tfidf_split7_level2.B158];[$optimize_tfidf_split8_level2.B158];[$optimize_tfidf_split9_level2.B158])" office:value-type="float" office:value="0.8" calcext:value-type="float">
            <text:p>0.8</text:p>
          </table:table-cell>
          <table:table-cell table:formula="of:=MIN([$optimize_tfidf_split0_level2.C158];[$optimize_tfidf_split1_level2.C158];[$optimize_tfidf_split2_level2.C158];[$optimize_tfidf_split3_level2.C158];[$optimize_tfidf_split4_level2.C158];[$optimize_tfidf_split5_level2.C158];[$optimize_tfidf_split6_level2.C158];[$optimize_tfidf_split7_level2.C158];[$optimize_tfidf_split8_level2.C158];[$optimize_tfidf_split9_level2.C158])" office:value-type="float" office:value="0.1083" calcext:value-type="float">
            <text:p>0.1083</text:p>
          </table:table-cell>
          <table:table-cell table:formula="of:=MIN([$optimize_tfidf_split0_level2.D158];[$optimize_tfidf_split1_level2.D158];[$optimize_tfidf_split2_level2.D158];[$optimize_tfidf_split3_level2.D158];[$optimize_tfidf_split4_level2.D158];[$optimize_tfidf_split5_level2.D158];[$optimize_tfidf_split6_level2.D158];[$optimize_tfidf_split7_level2.D158];[$optimize_tfidf_split8_level2.D158];[$optimize_tfidf_split9_level2.D158])" office:value-type="float" office:value="0.3202" calcext:value-type="float">
            <text:p>0.3202</text:p>
          </table:table-cell>
          <table:table-cell table:formula="of:=MIN([$optimize_tfidf_split0_level2.E158];[$optimize_tfidf_split1_level2.E158];[$optimize_tfidf_split2_level2.E158];[$optimize_tfidf_split3_level2.E158];[$optimize_tfidf_split4_level2.E158];[$optimize_tfidf_split5_level2.E158];[$optimize_tfidf_split6_level2.E158];[$optimize_tfidf_split7_level2.E158];[$optimize_tfidf_split8_level2.E158];[$optimize_tfidf_split9_level2.E15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178];[$optimize_tfidf_split1_level2.A178];[$optimize_tfidf_split2_level2.A178];[$optimize_tfidf_split3_level2.A178];[$optimize_tfidf_split4_level2.A178];[$optimize_tfidf_split5_level2.A178];[$optimize_tfidf_split6_level2.A178];[$optimize_tfidf_split7_level2.A178];[$optimize_tfidf_split8_level2.A178];[$optimize_tfidf_split9_level2.A178])" office:value-type="float" office:value="9" calcext:value-type="float">
            <text:p>9</text:p>
          </table:table-cell>
          <table:table-cell table:formula="of:=MIN([$optimize_tfidf_split0_level2.B178];[$optimize_tfidf_split1_level2.B178];[$optimize_tfidf_split2_level2.B178];[$optimize_tfidf_split3_level2.B178];[$optimize_tfidf_split4_level2.B178];[$optimize_tfidf_split5_level2.B178];[$optimize_tfidf_split6_level2.B178];[$optimize_tfidf_split7_level2.B178];[$optimize_tfidf_split8_level2.B178];[$optimize_tfidf_split9_level2.B178])" office:value-type="float" office:value="0.8" calcext:value-type="float">
            <text:p>0.8</text:p>
          </table:table-cell>
          <table:table-cell table:formula="of:=MIN([$optimize_tfidf_split0_level2.C178];[$optimize_tfidf_split1_level2.C178];[$optimize_tfidf_split2_level2.C178];[$optimize_tfidf_split3_level2.C178];[$optimize_tfidf_split4_level2.C178];[$optimize_tfidf_split5_level2.C178];[$optimize_tfidf_split6_level2.C178];[$optimize_tfidf_split7_level2.C178];[$optimize_tfidf_split8_level2.C178];[$optimize_tfidf_split9_level2.C178])" office:value-type="float" office:value="0.1083" calcext:value-type="float">
            <text:p>0.1083</text:p>
          </table:table-cell>
          <table:table-cell table:formula="of:=MIN([$optimize_tfidf_split0_level2.D178];[$optimize_tfidf_split1_level2.D178];[$optimize_tfidf_split2_level2.D178];[$optimize_tfidf_split3_level2.D178];[$optimize_tfidf_split4_level2.D178];[$optimize_tfidf_split5_level2.D178];[$optimize_tfidf_split6_level2.D178];[$optimize_tfidf_split7_level2.D178];[$optimize_tfidf_split8_level2.D178];[$optimize_tfidf_split9_level2.D178])" office:value-type="float" office:value="0.3202" calcext:value-type="float">
            <text:p>0.3202</text:p>
          </table:table-cell>
          <table:table-cell table:formula="of:=MIN([$optimize_tfidf_split0_level2.E178];[$optimize_tfidf_split1_level2.E178];[$optimize_tfidf_split2_level2.E178];[$optimize_tfidf_split3_level2.E178];[$optimize_tfidf_split4_level2.E178];[$optimize_tfidf_split5_level2.E178];[$optimize_tfidf_split6_level2.E178];[$optimize_tfidf_split7_level2.E178];[$optimize_tfidf_split8_level2.E178];[$optimize_tfidf_split9_level2.E17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198];[$optimize_tfidf_split1_level2.A198];[$optimize_tfidf_split2_level2.A198];[$optimize_tfidf_split3_level2.A198];[$optimize_tfidf_split4_level2.A198];[$optimize_tfidf_split5_level2.A198];[$optimize_tfidf_split6_level2.A198];[$optimize_tfidf_split7_level2.A198];[$optimize_tfidf_split8_level2.A198];[$optimize_tfidf_split9_level2.A198])" office:value-type="float" office:value="10" calcext:value-type="float">
            <text:p>10</text:p>
          </table:table-cell>
          <table:table-cell table:formula="of:=MIN([$optimize_tfidf_split0_level2.B198];[$optimize_tfidf_split1_level2.B198];[$optimize_tfidf_split2_level2.B198];[$optimize_tfidf_split3_level2.B198];[$optimize_tfidf_split4_level2.B198];[$optimize_tfidf_split5_level2.B198];[$optimize_tfidf_split6_level2.B198];[$optimize_tfidf_split7_level2.B198];[$optimize_tfidf_split8_level2.B198];[$optimize_tfidf_split9_level2.B198])" office:value-type="float" office:value="0.8" calcext:value-type="float">
            <text:p>0.8</text:p>
          </table:table-cell>
          <table:table-cell table:formula="of:=MIN([$optimize_tfidf_split0_level2.C198];[$optimize_tfidf_split1_level2.C198];[$optimize_tfidf_split2_level2.C198];[$optimize_tfidf_split3_level2.C198];[$optimize_tfidf_split4_level2.C198];[$optimize_tfidf_split5_level2.C198];[$optimize_tfidf_split6_level2.C198];[$optimize_tfidf_split7_level2.C198];[$optimize_tfidf_split8_level2.C198];[$optimize_tfidf_split9_level2.C198])" office:value-type="float" office:value="0.1083" calcext:value-type="float">
            <text:p>0.1083</text:p>
          </table:table-cell>
          <table:table-cell table:formula="of:=MIN([$optimize_tfidf_split0_level2.D198];[$optimize_tfidf_split1_level2.D198];[$optimize_tfidf_split2_level2.D198];[$optimize_tfidf_split3_level2.D198];[$optimize_tfidf_split4_level2.D198];[$optimize_tfidf_split5_level2.D198];[$optimize_tfidf_split6_level2.D198];[$optimize_tfidf_split7_level2.D198];[$optimize_tfidf_split8_level2.D198];[$optimize_tfidf_split9_level2.D198])" office:value-type="float" office:value="0.3202" calcext:value-type="float">
            <text:p>0.3202</text:p>
          </table:table-cell>
          <table:table-cell table:formula="of:=MIN([$optimize_tfidf_split0_level2.E198];[$optimize_tfidf_split1_level2.E198];[$optimize_tfidf_split2_level2.E198];[$optimize_tfidf_split3_level2.E198];[$optimize_tfidf_split4_level2.E198];[$optimize_tfidf_split5_level2.E198];[$optimize_tfidf_split6_level2.E198];[$optimize_tfidf_split7_level2.E198];[$optimize_tfidf_split8_level2.E198];[$optimize_tfidf_split9_level2.E19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218];[$optimize_tfidf_split1_level2.A218];[$optimize_tfidf_split2_level2.A218];[$optimize_tfidf_split3_level2.A218];[$optimize_tfidf_split4_level2.A218];[$optimize_tfidf_split5_level2.A218];[$optimize_tfidf_split6_level2.A218];[$optimize_tfidf_split7_level2.A218];[$optimize_tfidf_split8_level2.A218];[$optimize_tfidf_split9_level2.A218])" office:value-type="float" office:value="11" calcext:value-type="float">
            <text:p>11</text:p>
          </table:table-cell>
          <table:table-cell table:formula="of:=MIN([$optimize_tfidf_split0_level2.B218];[$optimize_tfidf_split1_level2.B218];[$optimize_tfidf_split2_level2.B218];[$optimize_tfidf_split3_level2.B218];[$optimize_tfidf_split4_level2.B218];[$optimize_tfidf_split5_level2.B218];[$optimize_tfidf_split6_level2.B218];[$optimize_tfidf_split7_level2.B218];[$optimize_tfidf_split8_level2.B218];[$optimize_tfidf_split9_level2.B218])" office:value-type="float" office:value="0.8" calcext:value-type="float">
            <text:p>0.8</text:p>
          </table:table-cell>
          <table:table-cell table:formula="of:=MIN([$optimize_tfidf_split0_level2.C218];[$optimize_tfidf_split1_level2.C218];[$optimize_tfidf_split2_level2.C218];[$optimize_tfidf_split3_level2.C218];[$optimize_tfidf_split4_level2.C218];[$optimize_tfidf_split5_level2.C218];[$optimize_tfidf_split6_level2.C218];[$optimize_tfidf_split7_level2.C218];[$optimize_tfidf_split8_level2.C218];[$optimize_tfidf_split9_level2.C218])" office:value-type="float" office:value="0.1083" calcext:value-type="float">
            <text:p>0.1083</text:p>
          </table:table-cell>
          <table:table-cell table:formula="of:=MIN([$optimize_tfidf_split0_level2.D218];[$optimize_tfidf_split1_level2.D218];[$optimize_tfidf_split2_level2.D218];[$optimize_tfidf_split3_level2.D218];[$optimize_tfidf_split4_level2.D218];[$optimize_tfidf_split5_level2.D218];[$optimize_tfidf_split6_level2.D218];[$optimize_tfidf_split7_level2.D218];[$optimize_tfidf_split8_level2.D218];[$optimize_tfidf_split9_level2.D218])" office:value-type="float" office:value="0.3202" calcext:value-type="float">
            <text:p>0.3202</text:p>
          </table:table-cell>
          <table:table-cell table:formula="of:=MIN([$optimize_tfidf_split0_level2.E218];[$optimize_tfidf_split1_level2.E218];[$optimize_tfidf_split2_level2.E218];[$optimize_tfidf_split3_level2.E218];[$optimize_tfidf_split4_level2.E218];[$optimize_tfidf_split5_level2.E218];[$optimize_tfidf_split6_level2.E218];[$optimize_tfidf_split7_level2.E218];[$optimize_tfidf_split8_level2.E218];[$optimize_tfidf_split9_level2.E21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238];[$optimize_tfidf_split1_level2.A238];[$optimize_tfidf_split2_level2.A238];[$optimize_tfidf_split3_level2.A238];[$optimize_tfidf_split4_level2.A238];[$optimize_tfidf_split5_level2.A238];[$optimize_tfidf_split6_level2.A238];[$optimize_tfidf_split7_level2.A238];[$optimize_tfidf_split8_level2.A238];[$optimize_tfidf_split9_level2.A238])" office:value-type="float" office:value="12" calcext:value-type="float">
            <text:p>12</text:p>
          </table:table-cell>
          <table:table-cell table:formula="of:=MIN([$optimize_tfidf_split0_level2.B238];[$optimize_tfidf_split1_level2.B238];[$optimize_tfidf_split2_level2.B238];[$optimize_tfidf_split3_level2.B238];[$optimize_tfidf_split4_level2.B238];[$optimize_tfidf_split5_level2.B238];[$optimize_tfidf_split6_level2.B238];[$optimize_tfidf_split7_level2.B238];[$optimize_tfidf_split8_level2.B238];[$optimize_tfidf_split9_level2.B238])" office:value-type="float" office:value="0.8" calcext:value-type="float">
            <text:p>0.8</text:p>
          </table:table-cell>
          <table:table-cell table:formula="of:=MIN([$optimize_tfidf_split0_level2.C238];[$optimize_tfidf_split1_level2.C238];[$optimize_tfidf_split2_level2.C238];[$optimize_tfidf_split3_level2.C238];[$optimize_tfidf_split4_level2.C238];[$optimize_tfidf_split5_level2.C238];[$optimize_tfidf_split6_level2.C238];[$optimize_tfidf_split7_level2.C238];[$optimize_tfidf_split8_level2.C238];[$optimize_tfidf_split9_level2.C238])" office:value-type="float" office:value="0.1083" calcext:value-type="float">
            <text:p>0.1083</text:p>
          </table:table-cell>
          <table:table-cell table:formula="of:=MIN([$optimize_tfidf_split0_level2.D238];[$optimize_tfidf_split1_level2.D238];[$optimize_tfidf_split2_level2.D238];[$optimize_tfidf_split3_level2.D238];[$optimize_tfidf_split4_level2.D238];[$optimize_tfidf_split5_level2.D238];[$optimize_tfidf_split6_level2.D238];[$optimize_tfidf_split7_level2.D238];[$optimize_tfidf_split8_level2.D238];[$optimize_tfidf_split9_level2.D238])" office:value-type="float" office:value="0.3202" calcext:value-type="float">
            <text:p>0.3202</text:p>
          </table:table-cell>
          <table:table-cell table:formula="of:=MIN([$optimize_tfidf_split0_level2.E238];[$optimize_tfidf_split1_level2.E238];[$optimize_tfidf_split2_level2.E238];[$optimize_tfidf_split3_level2.E238];[$optimize_tfidf_split4_level2.E238];[$optimize_tfidf_split5_level2.E238];[$optimize_tfidf_split6_level2.E238];[$optimize_tfidf_split7_level2.E238];[$optimize_tfidf_split8_level2.E238];[$optimize_tfidf_split9_level2.E23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258];[$optimize_tfidf_split1_level2.A258];[$optimize_tfidf_split2_level2.A258];[$optimize_tfidf_split3_level2.A258];[$optimize_tfidf_split4_level2.A258];[$optimize_tfidf_split5_level2.A258];[$optimize_tfidf_split6_level2.A258];[$optimize_tfidf_split7_level2.A258];[$optimize_tfidf_split8_level2.A258];[$optimize_tfidf_split9_level2.A258])" office:value-type="float" office:value="13" calcext:value-type="float">
            <text:p>13</text:p>
          </table:table-cell>
          <table:table-cell table:formula="of:=MIN([$optimize_tfidf_split0_level2.B258];[$optimize_tfidf_split1_level2.B258];[$optimize_tfidf_split2_level2.B258];[$optimize_tfidf_split3_level2.B258];[$optimize_tfidf_split4_level2.B258];[$optimize_tfidf_split5_level2.B258];[$optimize_tfidf_split6_level2.B258];[$optimize_tfidf_split7_level2.B258];[$optimize_tfidf_split8_level2.B258];[$optimize_tfidf_split9_level2.B258])" office:value-type="float" office:value="0.8" calcext:value-type="float">
            <text:p>0.8</text:p>
          </table:table-cell>
          <table:table-cell table:formula="of:=MIN([$optimize_tfidf_split0_level2.C258];[$optimize_tfidf_split1_level2.C258];[$optimize_tfidf_split2_level2.C258];[$optimize_tfidf_split3_level2.C258];[$optimize_tfidf_split4_level2.C258];[$optimize_tfidf_split5_level2.C258];[$optimize_tfidf_split6_level2.C258];[$optimize_tfidf_split7_level2.C258];[$optimize_tfidf_split8_level2.C258];[$optimize_tfidf_split9_level2.C258])" office:value-type="float" office:value="0.1083" calcext:value-type="float">
            <text:p>0.1083</text:p>
          </table:table-cell>
          <table:table-cell table:formula="of:=MIN([$optimize_tfidf_split0_level2.D258];[$optimize_tfidf_split1_level2.D258];[$optimize_tfidf_split2_level2.D258];[$optimize_tfidf_split3_level2.D258];[$optimize_tfidf_split4_level2.D258];[$optimize_tfidf_split5_level2.D258];[$optimize_tfidf_split6_level2.D258];[$optimize_tfidf_split7_level2.D258];[$optimize_tfidf_split8_level2.D258];[$optimize_tfidf_split9_level2.D258])" office:value-type="float" office:value="0.3202" calcext:value-type="float">
            <text:p>0.3202</text:p>
          </table:table-cell>
          <table:table-cell table:formula="of:=MIN([$optimize_tfidf_split0_level2.E258];[$optimize_tfidf_split1_level2.E258];[$optimize_tfidf_split2_level2.E258];[$optimize_tfidf_split3_level2.E258];[$optimize_tfidf_split4_level2.E258];[$optimize_tfidf_split5_level2.E258];[$optimize_tfidf_split6_level2.E258];[$optimize_tfidf_split7_level2.E258];[$optimize_tfidf_split8_level2.E258];[$optimize_tfidf_split9_level2.E25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278];[$optimize_tfidf_split1_level2.A278];[$optimize_tfidf_split2_level2.A278];[$optimize_tfidf_split3_level2.A278];[$optimize_tfidf_split4_level2.A278];[$optimize_tfidf_split5_level2.A278];[$optimize_tfidf_split6_level2.A278];[$optimize_tfidf_split7_level2.A278];[$optimize_tfidf_split8_level2.A278];[$optimize_tfidf_split9_level2.A278])" office:value-type="float" office:value="14" calcext:value-type="float">
            <text:p>14</text:p>
          </table:table-cell>
          <table:table-cell table:formula="of:=MIN([$optimize_tfidf_split0_level2.B278];[$optimize_tfidf_split1_level2.B278];[$optimize_tfidf_split2_level2.B278];[$optimize_tfidf_split3_level2.B278];[$optimize_tfidf_split4_level2.B278];[$optimize_tfidf_split5_level2.B278];[$optimize_tfidf_split6_level2.B278];[$optimize_tfidf_split7_level2.B278];[$optimize_tfidf_split8_level2.B278];[$optimize_tfidf_split9_level2.B278])" office:value-type="float" office:value="0.8" calcext:value-type="float">
            <text:p>0.8</text:p>
          </table:table-cell>
          <table:table-cell table:formula="of:=MIN([$optimize_tfidf_split0_level2.C278];[$optimize_tfidf_split1_level2.C278];[$optimize_tfidf_split2_level2.C278];[$optimize_tfidf_split3_level2.C278];[$optimize_tfidf_split4_level2.C278];[$optimize_tfidf_split5_level2.C278];[$optimize_tfidf_split6_level2.C278];[$optimize_tfidf_split7_level2.C278];[$optimize_tfidf_split8_level2.C278];[$optimize_tfidf_split9_level2.C278])" office:value-type="float" office:value="0.1083" calcext:value-type="float">
            <text:p>0.1083</text:p>
          </table:table-cell>
          <table:table-cell table:formula="of:=MIN([$optimize_tfidf_split0_level2.D278];[$optimize_tfidf_split1_level2.D278];[$optimize_tfidf_split2_level2.D278];[$optimize_tfidf_split3_level2.D278];[$optimize_tfidf_split4_level2.D278];[$optimize_tfidf_split5_level2.D278];[$optimize_tfidf_split6_level2.D278];[$optimize_tfidf_split7_level2.D278];[$optimize_tfidf_split8_level2.D278];[$optimize_tfidf_split9_level2.D278])" office:value-type="float" office:value="0.3202" calcext:value-type="float">
            <text:p>0.3202</text:p>
          </table:table-cell>
          <table:table-cell table:formula="of:=MIN([$optimize_tfidf_split0_level2.E278];[$optimize_tfidf_split1_level2.E278];[$optimize_tfidf_split2_level2.E278];[$optimize_tfidf_split3_level2.E278];[$optimize_tfidf_split4_level2.E278];[$optimize_tfidf_split5_level2.E278];[$optimize_tfidf_split6_level2.E278];[$optimize_tfidf_split7_level2.E278];[$optimize_tfidf_split8_level2.E278];[$optimize_tfidf_split9_level2.E27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298];[$optimize_tfidf_split1_level2.A298];[$optimize_tfidf_split2_level2.A298];[$optimize_tfidf_split3_level2.A298];[$optimize_tfidf_split4_level2.A298];[$optimize_tfidf_split5_level2.A298];[$optimize_tfidf_split6_level2.A298];[$optimize_tfidf_split7_level2.A298];[$optimize_tfidf_split8_level2.A298];[$optimize_tfidf_split9_level2.A298])" office:value-type="float" office:value="15" calcext:value-type="float">
            <text:p>15</text:p>
          </table:table-cell>
          <table:table-cell table:formula="of:=MIN([$optimize_tfidf_split0_level2.B298];[$optimize_tfidf_split1_level2.B298];[$optimize_tfidf_split2_level2.B298];[$optimize_tfidf_split3_level2.B298];[$optimize_tfidf_split4_level2.B298];[$optimize_tfidf_split5_level2.B298];[$optimize_tfidf_split6_level2.B298];[$optimize_tfidf_split7_level2.B298];[$optimize_tfidf_split8_level2.B298];[$optimize_tfidf_split9_level2.B298])" office:value-type="float" office:value="0.8" calcext:value-type="float">
            <text:p>0.8</text:p>
          </table:table-cell>
          <table:table-cell table:formula="of:=MIN([$optimize_tfidf_split0_level2.C298];[$optimize_tfidf_split1_level2.C298];[$optimize_tfidf_split2_level2.C298];[$optimize_tfidf_split3_level2.C298];[$optimize_tfidf_split4_level2.C298];[$optimize_tfidf_split5_level2.C298];[$optimize_tfidf_split6_level2.C298];[$optimize_tfidf_split7_level2.C298];[$optimize_tfidf_split8_level2.C298];[$optimize_tfidf_split9_level2.C298])" office:value-type="float" office:value="0.1083" calcext:value-type="float">
            <text:p>0.1083</text:p>
          </table:table-cell>
          <table:table-cell table:formula="of:=MIN([$optimize_tfidf_split0_level2.D298];[$optimize_tfidf_split1_level2.D298];[$optimize_tfidf_split2_level2.D298];[$optimize_tfidf_split3_level2.D298];[$optimize_tfidf_split4_level2.D298];[$optimize_tfidf_split5_level2.D298];[$optimize_tfidf_split6_level2.D298];[$optimize_tfidf_split7_level2.D298];[$optimize_tfidf_split8_level2.D298];[$optimize_tfidf_split9_level2.D298])" office:value-type="float" office:value="0.3202" calcext:value-type="float">
            <text:p>0.3202</text:p>
          </table:table-cell>
          <table:table-cell table:formula="of:=MIN([$optimize_tfidf_split0_level2.E298];[$optimize_tfidf_split1_level2.E298];[$optimize_tfidf_split2_level2.E298];[$optimize_tfidf_split3_level2.E298];[$optimize_tfidf_split4_level2.E298];[$optimize_tfidf_split5_level2.E298];[$optimize_tfidf_split6_level2.E298];[$optimize_tfidf_split7_level2.E298];[$optimize_tfidf_split8_level2.E298];[$optimize_tfidf_split9_level2.E298])" office:value-type="float" office:value="0.1499" calcext:value-type="float">
            <text:p>0.1499</text:p>
          </table:table-cell>
        </table:table-row>
        <table:table-row table:style-name="ro1">
          <table:table-cell table:formula="of:=MIN([$optimize_tfidf_split0_level2.A39];[$optimize_tfidf_split1_level2.A39];[$optimize_tfidf_split2_level2.A39];[$optimize_tfidf_split3_level2.A39];[$optimize_tfidf_split4_level2.A39];[$optimize_tfidf_split5_level2.A39];[$optimize_tfidf_split6_level2.A39];[$optimize_tfidf_split7_level2.A39];[$optimize_tfidf_split8_level2.A39];[$optimize_tfidf_split9_level2.A39])" office:value-type="float" office:value="2" calcext:value-type="float">
            <text:p>2</text:p>
          </table:table-cell>
          <table:table-cell table:formula="of:=MIN([$optimize_tfidf_split0_level2.B39];[$optimize_tfidf_split1_level2.B39];[$optimize_tfidf_split2_level2.B39];[$optimize_tfidf_split3_level2.B39];[$optimize_tfidf_split4_level2.B39];[$optimize_tfidf_split5_level2.B39];[$optimize_tfidf_split6_level2.B39];[$optimize_tfidf_split7_level2.B39];[$optimize_tfidf_split8_level2.B39];[$optimize_tfidf_split9_level2.B39])" office:value-type="float" office:value="0.85" calcext:value-type="float">
            <text:p>0.85</text:p>
          </table:table-cell>
          <table:table-cell table:formula="of:=MIN([$optimize_tfidf_split0_level2.C39];[$optimize_tfidf_split1_level2.C39];[$optimize_tfidf_split2_level2.C39];[$optimize_tfidf_split3_level2.C39];[$optimize_tfidf_split4_level2.C39];[$optimize_tfidf_split5_level2.C39];[$optimize_tfidf_split6_level2.C39];[$optimize_tfidf_split7_level2.C39];[$optimize_tfidf_split8_level2.C39];[$optimize_tfidf_split9_level2.C39])" office:value-type="float" office:value="0.1233" calcext:value-type="float">
            <text:p>0.1233</text:p>
          </table:table-cell>
          <table:table-cell table:formula="of:=MIN([$optimize_tfidf_split0_level2.D39];[$optimize_tfidf_split1_level2.D39];[$optimize_tfidf_split2_level2.D39];[$optimize_tfidf_split3_level2.D39];[$optimize_tfidf_split4_level2.D39];[$optimize_tfidf_split5_level2.D39];[$optimize_tfidf_split6_level2.D39];[$optimize_tfidf_split7_level2.D39];[$optimize_tfidf_split8_level2.D39];[$optimize_tfidf_split9_level2.D39])" office:value-type="float" office:value="0.1698" calcext:value-type="float">
            <text:p>0.1698</text:p>
          </table:table-cell>
          <table:table-cell table:formula="of:=MIN([$optimize_tfidf_split0_level2.E39];[$optimize_tfidf_split1_level2.E39];[$optimize_tfidf_split2_level2.E39];[$optimize_tfidf_split3_level2.E39];[$optimize_tfidf_split4_level2.E39];[$optimize_tfidf_split5_level2.E39];[$optimize_tfidf_split6_level2.E39];[$optimize_tfidf_split7_level2.E39];[$optimize_tfidf_split8_level2.E39];[$optimize_tfidf_split9_level2.E39])" office:value-type="float" office:value="0.1362" calcext:value-type="float">
            <text:p>0.1362</text:p>
          </table:table-cell>
        </table:table-row>
        <table:table-row table:style-name="ro1">
          <table:table-cell table:formula="of:=MIN([$optimize_tfidf_split0_level2.A19];[$optimize_tfidf_split1_level2.A19];[$optimize_tfidf_split2_level2.A19];[$optimize_tfidf_split3_level2.A19];[$optimize_tfidf_split4_level2.A19];[$optimize_tfidf_split5_level2.A19];[$optimize_tfidf_split6_level2.A19];[$optimize_tfidf_split7_level2.A19];[$optimize_tfidf_split8_level2.A19];[$optimize_tfidf_split9_level2.A19])" office:value-type="float" office:value="1" calcext:value-type="float">
            <text:p>1</text:p>
          </table:table-cell>
          <table:table-cell table:formula="of:=MIN([$optimize_tfidf_split0_level2.B19];[$optimize_tfidf_split1_level2.B19];[$optimize_tfidf_split2_level2.B19];[$optimize_tfidf_split3_level2.B19];[$optimize_tfidf_split4_level2.B19];[$optimize_tfidf_split5_level2.B19];[$optimize_tfidf_split6_level2.B19];[$optimize_tfidf_split7_level2.B19];[$optimize_tfidf_split8_level2.B19];[$optimize_tfidf_split9_level2.B19])" office:value-type="float" office:value="0.85" calcext:value-type="float">
            <text:p>0.85</text:p>
          </table:table-cell>
          <table:table-cell table:formula="of:=MIN([$optimize_tfidf_split0_level2.C19];[$optimize_tfidf_split1_level2.C19];[$optimize_tfidf_split2_level2.C19];[$optimize_tfidf_split3_level2.C19];[$optimize_tfidf_split4_level2.C19];[$optimize_tfidf_split5_level2.C19];[$optimize_tfidf_split6_level2.C19];[$optimize_tfidf_split7_level2.C19];[$optimize_tfidf_split8_level2.C19];[$optimize_tfidf_split9_level2.C19])" office:value-type="float" office:value="0.122" calcext:value-type="float">
            <text:p>0.122</text:p>
          </table:table-cell>
          <table:table-cell table:formula="of:=MIN([$optimize_tfidf_split0_level2.D19];[$optimize_tfidf_split1_level2.D19];[$optimize_tfidf_split2_level2.D19];[$optimize_tfidf_split3_level2.D19];[$optimize_tfidf_split4_level2.D19];[$optimize_tfidf_split5_level2.D19];[$optimize_tfidf_split6_level2.D19];[$optimize_tfidf_split7_level2.D19];[$optimize_tfidf_split8_level2.D19];[$optimize_tfidf_split9_level2.D19])" office:value-type="float" office:value="0.0942" calcext:value-type="float">
            <text:p>0.0942</text:p>
          </table:table-cell>
          <table:table-cell table:formula="of:=MIN([$optimize_tfidf_split0_level2.E19];[$optimize_tfidf_split1_level2.E19];[$optimize_tfidf_split2_level2.E19];[$optimize_tfidf_split3_level2.E19];[$optimize_tfidf_split4_level2.E19];[$optimize_tfidf_split5_level2.E19];[$optimize_tfidf_split6_level2.E19];[$optimize_tfidf_split7_level2.E19];[$optimize_tfidf_split8_level2.E19];[$optimize_tfidf_split9_level2.E19])" office:value-type="float" office:value="0.1034" calcext:value-type="float">
            <text:p>0.1034</text:p>
          </table:table-cell>
        </table:table-row>
        <table:table-row table:style-name="ro1">
          <table:table-cell table:formula="of:=MIN([$optimize_tfidf_split0_level2.A59];[$optimize_tfidf_split1_level2.A59];[$optimize_tfidf_split2_level2.A59];[$optimize_tfidf_split3_level2.A59];[$optimize_tfidf_split4_level2.A59];[$optimize_tfidf_split5_level2.A59];[$optimize_tfidf_split6_level2.A59];[$optimize_tfidf_split7_level2.A59];[$optimize_tfidf_split8_level2.A59];[$optimize_tfidf_split9_level2.A59])" office:value-type="float" office:value="3" calcext:value-type="float">
            <text:p>3</text:p>
          </table:table-cell>
          <table:table-cell table:formula="of:=MIN([$optimize_tfidf_split0_level2.B59];[$optimize_tfidf_split1_level2.B59];[$optimize_tfidf_split2_level2.B59];[$optimize_tfidf_split3_level2.B59];[$optimize_tfidf_split4_level2.B59];[$optimize_tfidf_split5_level2.B59];[$optimize_tfidf_split6_level2.B59];[$optimize_tfidf_split7_level2.B59];[$optimize_tfidf_split8_level2.B59];[$optimize_tfidf_split9_level2.B59])" office:value-type="float" office:value="0.85" calcext:value-type="float">
            <text:p>0.85</text:p>
          </table:table-cell>
          <table:table-cell table:formula="of:=MIN([$optimize_tfidf_split0_level2.C59];[$optimize_tfidf_split1_level2.C59];[$optimize_tfidf_split2_level2.C59];[$optimize_tfidf_split3_level2.C59];[$optimize_tfidf_split4_level2.C59];[$optimize_tfidf_split5_level2.C59];[$optimize_tfidf_split6_level2.C59];[$optimize_tfidf_split7_level2.C59];[$optimize_tfidf_split8_level2.C59];[$optimize_tfidf_split9_level2.C59])" office:value-type="float" office:value="0.1057" calcext:value-type="float">
            <text:p>0.1057</text:p>
          </table:table-cell>
          <table:table-cell table:formula="of:=MIN([$optimize_tfidf_split0_level2.D59];[$optimize_tfidf_split1_level2.D59];[$optimize_tfidf_split2_level2.D59];[$optimize_tfidf_split3_level2.D59];[$optimize_tfidf_split4_level2.D59];[$optimize_tfidf_split5_level2.D59];[$optimize_tfidf_split6_level2.D59];[$optimize_tfidf_split7_level2.D59];[$optimize_tfidf_split8_level2.D59];[$optimize_tfidf_split9_level2.D59])" office:value-type="float" office:value="0.1945" calcext:value-type="float">
            <text:p>0.1945</text:p>
          </table:table-cell>
          <table:table-cell table:formula="of:=MIN([$optimize_tfidf_split0_level2.E59];[$optimize_tfidf_split1_level2.E59];[$optimize_tfidf_split2_level2.E59];[$optimize_tfidf_split3_level2.E59];[$optimize_tfidf_split4_level2.E59];[$optimize_tfidf_split5_level2.E59];[$optimize_tfidf_split6_level2.E59];[$optimize_tfidf_split7_level2.E59];[$optimize_tfidf_split8_level2.E59];[$optimize_tfidf_split9_level2.E59])" office:value-type="float" office:value="0.1271" calcext:value-type="float">
            <text:p>0.1271</text:p>
          </table:table-cell>
        </table:table-row>
        <table:table-row table:style-name="ro1">
          <table:table-cell table:formula="of:=MIN([$optimize_tfidf_split0_level2.A79];[$optimize_tfidf_split1_level2.A79];[$optimize_tfidf_split2_level2.A79];[$optimize_tfidf_split3_level2.A79];[$optimize_tfidf_split4_level2.A79];[$optimize_tfidf_split5_level2.A79];[$optimize_tfidf_split6_level2.A79];[$optimize_tfidf_split7_level2.A79];[$optimize_tfidf_split8_level2.A79];[$optimize_tfidf_split9_level2.A79])" office:value-type="float" office:value="4" calcext:value-type="float">
            <text:p>4</text:p>
          </table:table-cell>
          <table:table-cell table:formula="of:=MIN([$optimize_tfidf_split0_level2.B79];[$optimize_tfidf_split1_level2.B79];[$optimize_tfidf_split2_level2.B79];[$optimize_tfidf_split3_level2.B79];[$optimize_tfidf_split4_level2.B79];[$optimize_tfidf_split5_level2.B79];[$optimize_tfidf_split6_level2.B79];[$optimize_tfidf_split7_level2.B79];[$optimize_tfidf_split8_level2.B79];[$optimize_tfidf_split9_level2.B79])" office:value-type="float" office:value="0.85" calcext:value-type="float">
            <text:p>0.85</text:p>
          </table:table-cell>
          <table:table-cell table:formula="of:=MIN([$optimize_tfidf_split0_level2.C79];[$optimize_tfidf_split1_level2.C79];[$optimize_tfidf_split2_level2.C79];[$optimize_tfidf_split3_level2.C79];[$optimize_tfidf_split4_level2.C79];[$optimize_tfidf_split5_level2.C79];[$optimize_tfidf_split6_level2.C79];[$optimize_tfidf_split7_level2.C79];[$optimize_tfidf_split8_level2.C79];[$optimize_tfidf_split9_level2.C79])" office:value-type="float" office:value="0.0903" calcext:value-type="float">
            <text:p>0.0903</text:p>
          </table:table-cell>
          <table:table-cell table:formula="of:=MIN([$optimize_tfidf_split0_level2.D79];[$optimize_tfidf_split1_level2.D79];[$optimize_tfidf_split2_level2.D79];[$optimize_tfidf_split3_level2.D79];[$optimize_tfidf_split4_level2.D79];[$optimize_tfidf_split5_level2.D79];[$optimize_tfidf_split6_level2.D79];[$optimize_tfidf_split7_level2.D79];[$optimize_tfidf_split8_level2.D79];[$optimize_tfidf_split9_level2.D79])" office:value-type="float" office:value="0.1958" calcext:value-type="float">
            <text:p>0.1958</text:p>
          </table:table-cell>
          <table:table-cell table:formula="of:=MIN([$optimize_tfidf_split0_level2.E79];[$optimize_tfidf_split1_level2.E79];[$optimize_tfidf_split2_level2.E79];[$optimize_tfidf_split3_level2.E79];[$optimize_tfidf_split4_level2.E79];[$optimize_tfidf_split5_level2.E79];[$optimize_tfidf_split6_level2.E79];[$optimize_tfidf_split7_level2.E79];[$optimize_tfidf_split8_level2.E79];[$optimize_tfidf_split9_level2.E79])" office:value-type="float" office:value="0.1123" calcext:value-type="float">
            <text:p>0.1123</text:p>
          </table:table-cell>
        </table:table-row>
        <table:table-row table:style-name="ro1">
          <table:table-cell table:formula="of:=MIN([$optimize_tfidf_split0_level2.A99];[$optimize_tfidf_split1_level2.A99];[$optimize_tfidf_split2_level2.A99];[$optimize_tfidf_split3_level2.A99];[$optimize_tfidf_split4_level2.A99];[$optimize_tfidf_split5_level2.A99];[$optimize_tfidf_split6_level2.A99];[$optimize_tfidf_split7_level2.A99];[$optimize_tfidf_split8_level2.A99];[$optimize_tfidf_split9_level2.A99])" office:value-type="float" office:value="5" calcext:value-type="float">
            <text:p>5</text:p>
          </table:table-cell>
          <table:table-cell table:formula="of:=MIN([$optimize_tfidf_split0_level2.B99];[$optimize_tfidf_split1_level2.B99];[$optimize_tfidf_split2_level2.B99];[$optimize_tfidf_split3_level2.B99];[$optimize_tfidf_split4_level2.B99];[$optimize_tfidf_split5_level2.B99];[$optimize_tfidf_split6_level2.B99];[$optimize_tfidf_split7_level2.B99];[$optimize_tfidf_split8_level2.B99];[$optimize_tfidf_split9_level2.B99])" office:value-type="float" office:value="0.85" calcext:value-type="float">
            <text:p>0.85</text:p>
          </table:table-cell>
          <table:table-cell table:formula="of:=MIN([$optimize_tfidf_split0_level2.C99];[$optimize_tfidf_split1_level2.C99];[$optimize_tfidf_split2_level2.C99];[$optimize_tfidf_split3_level2.C99];[$optimize_tfidf_split4_level2.C99];[$optimize_tfidf_split5_level2.C99];[$optimize_tfidf_split6_level2.C99];[$optimize_tfidf_split7_level2.C99];[$optimize_tfidf_split8_level2.C99];[$optimize_tfidf_split9_level2.C99])" office:value-type="float" office:value="0.0865" calcext:value-type="float">
            <text:p>0.0865</text:p>
          </table:table-cell>
          <table:table-cell table:formula="of:=MIN([$optimize_tfidf_split0_level2.D99];[$optimize_tfidf_split1_level2.D99];[$optimize_tfidf_split2_level2.D99];[$optimize_tfidf_split3_level2.D99];[$optimize_tfidf_split4_level2.D99];[$optimize_tfidf_split5_level2.D99];[$optimize_tfidf_split6_level2.D99];[$optimize_tfidf_split7_level2.D99];[$optimize_tfidf_split8_level2.D99];[$optimize_tfidf_split9_level2.D99])" office:value-type="float" office:value="0.1958" calcext:value-type="float">
            <text:p>0.1958</text:p>
          </table:table-cell>
          <table:table-cell table:formula="of:=MIN([$optimize_tfidf_split0_level2.E99];[$optimize_tfidf_split1_level2.E99];[$optimize_tfidf_split2_level2.E99];[$optimize_tfidf_split3_level2.E99];[$optimize_tfidf_split4_level2.E99];[$optimize_tfidf_split5_level2.E99];[$optimize_tfidf_split6_level2.E99];[$optimize_tfidf_split7_level2.E99];[$optimize_tfidf_split8_level2.E99];[$optimize_tfidf_split9_level2.E9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119];[$optimize_tfidf_split1_level2.A119];[$optimize_tfidf_split2_level2.A119];[$optimize_tfidf_split3_level2.A119];[$optimize_tfidf_split4_level2.A119];[$optimize_tfidf_split5_level2.A119];[$optimize_tfidf_split6_level2.A119];[$optimize_tfidf_split7_level2.A119];[$optimize_tfidf_split8_level2.A119];[$optimize_tfidf_split9_level2.A119])" office:value-type="float" office:value="6" calcext:value-type="float">
            <text:p>6</text:p>
          </table:table-cell>
          <table:table-cell table:formula="of:=MIN([$optimize_tfidf_split0_level2.B119];[$optimize_tfidf_split1_level2.B119];[$optimize_tfidf_split2_level2.B119];[$optimize_tfidf_split3_level2.B119];[$optimize_tfidf_split4_level2.B119];[$optimize_tfidf_split5_level2.B119];[$optimize_tfidf_split6_level2.B119];[$optimize_tfidf_split7_level2.B119];[$optimize_tfidf_split8_level2.B119];[$optimize_tfidf_split9_level2.B119])" office:value-type="float" office:value="0.85" calcext:value-type="float">
            <text:p>0.85</text:p>
          </table:table-cell>
          <table:table-cell table:formula="of:=MIN([$optimize_tfidf_split0_level2.C119];[$optimize_tfidf_split1_level2.C119];[$optimize_tfidf_split2_level2.C119];[$optimize_tfidf_split3_level2.C119];[$optimize_tfidf_split4_level2.C119];[$optimize_tfidf_split5_level2.C119];[$optimize_tfidf_split6_level2.C119];[$optimize_tfidf_split7_level2.C119];[$optimize_tfidf_split8_level2.C119];[$optimize_tfidf_split9_level2.C119])" office:value-type="float" office:value="0.0865" calcext:value-type="float">
            <text:p>0.0865</text:p>
          </table:table-cell>
          <table:table-cell table:formula="of:=MIN([$optimize_tfidf_split0_level2.D119];[$optimize_tfidf_split1_level2.D119];[$optimize_tfidf_split2_level2.D119];[$optimize_tfidf_split3_level2.D119];[$optimize_tfidf_split4_level2.D119];[$optimize_tfidf_split5_level2.D119];[$optimize_tfidf_split6_level2.D119];[$optimize_tfidf_split7_level2.D119];[$optimize_tfidf_split8_level2.D119];[$optimize_tfidf_split9_level2.D119])" office:value-type="float" office:value="0.1958" calcext:value-type="float">
            <text:p>0.1958</text:p>
          </table:table-cell>
          <table:table-cell table:formula="of:=MIN([$optimize_tfidf_split0_level2.E119];[$optimize_tfidf_split1_level2.E119];[$optimize_tfidf_split2_level2.E119];[$optimize_tfidf_split3_level2.E119];[$optimize_tfidf_split4_level2.E119];[$optimize_tfidf_split5_level2.E119];[$optimize_tfidf_split6_level2.E119];[$optimize_tfidf_split7_level2.E119];[$optimize_tfidf_split8_level2.E119];[$optimize_tfidf_split9_level2.E11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139];[$optimize_tfidf_split1_level2.A139];[$optimize_tfidf_split2_level2.A139];[$optimize_tfidf_split3_level2.A139];[$optimize_tfidf_split4_level2.A139];[$optimize_tfidf_split5_level2.A139];[$optimize_tfidf_split6_level2.A139];[$optimize_tfidf_split7_level2.A139];[$optimize_tfidf_split8_level2.A139];[$optimize_tfidf_split9_level2.A139])" office:value-type="float" office:value="7" calcext:value-type="float">
            <text:p>7</text:p>
          </table:table-cell>
          <table:table-cell table:formula="of:=MIN([$optimize_tfidf_split0_level2.B139];[$optimize_tfidf_split1_level2.B139];[$optimize_tfidf_split2_level2.B139];[$optimize_tfidf_split3_level2.B139];[$optimize_tfidf_split4_level2.B139];[$optimize_tfidf_split5_level2.B139];[$optimize_tfidf_split6_level2.B139];[$optimize_tfidf_split7_level2.B139];[$optimize_tfidf_split8_level2.B139];[$optimize_tfidf_split9_level2.B139])" office:value-type="float" office:value="0.85" calcext:value-type="float">
            <text:p>0.85</text:p>
          </table:table-cell>
          <table:table-cell table:formula="of:=MIN([$optimize_tfidf_split0_level2.C139];[$optimize_tfidf_split1_level2.C139];[$optimize_tfidf_split2_level2.C139];[$optimize_tfidf_split3_level2.C139];[$optimize_tfidf_split4_level2.C139];[$optimize_tfidf_split5_level2.C139];[$optimize_tfidf_split6_level2.C139];[$optimize_tfidf_split7_level2.C139];[$optimize_tfidf_split8_level2.C139];[$optimize_tfidf_split9_level2.C139])" office:value-type="float" office:value="0.0865" calcext:value-type="float">
            <text:p>0.0865</text:p>
          </table:table-cell>
          <table:table-cell table:formula="of:=MIN([$optimize_tfidf_split0_level2.D139];[$optimize_tfidf_split1_level2.D139];[$optimize_tfidf_split2_level2.D139];[$optimize_tfidf_split3_level2.D139];[$optimize_tfidf_split4_level2.D139];[$optimize_tfidf_split5_level2.D139];[$optimize_tfidf_split6_level2.D139];[$optimize_tfidf_split7_level2.D139];[$optimize_tfidf_split8_level2.D139];[$optimize_tfidf_split9_level2.D139])" office:value-type="float" office:value="0.1958" calcext:value-type="float">
            <text:p>0.1958</text:p>
          </table:table-cell>
          <table:table-cell table:formula="of:=MIN([$optimize_tfidf_split0_level2.E139];[$optimize_tfidf_split1_level2.E139];[$optimize_tfidf_split2_level2.E139];[$optimize_tfidf_split3_level2.E139];[$optimize_tfidf_split4_level2.E139];[$optimize_tfidf_split5_level2.E139];[$optimize_tfidf_split6_level2.E139];[$optimize_tfidf_split7_level2.E139];[$optimize_tfidf_split8_level2.E139];[$optimize_tfidf_split9_level2.E13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159];[$optimize_tfidf_split1_level2.A159];[$optimize_tfidf_split2_level2.A159];[$optimize_tfidf_split3_level2.A159];[$optimize_tfidf_split4_level2.A159];[$optimize_tfidf_split5_level2.A159];[$optimize_tfidf_split6_level2.A159];[$optimize_tfidf_split7_level2.A159];[$optimize_tfidf_split8_level2.A159];[$optimize_tfidf_split9_level2.A159])" office:value-type="float" office:value="8" calcext:value-type="float">
            <text:p>8</text:p>
          </table:table-cell>
          <table:table-cell table:formula="of:=MIN([$optimize_tfidf_split0_level2.B159];[$optimize_tfidf_split1_level2.B159];[$optimize_tfidf_split2_level2.B159];[$optimize_tfidf_split3_level2.B159];[$optimize_tfidf_split4_level2.B159];[$optimize_tfidf_split5_level2.B159];[$optimize_tfidf_split6_level2.B159];[$optimize_tfidf_split7_level2.B159];[$optimize_tfidf_split8_level2.B159];[$optimize_tfidf_split9_level2.B159])" office:value-type="float" office:value="0.85" calcext:value-type="float">
            <text:p>0.85</text:p>
          </table:table-cell>
          <table:table-cell table:formula="of:=MIN([$optimize_tfidf_split0_level2.C159];[$optimize_tfidf_split1_level2.C159];[$optimize_tfidf_split2_level2.C159];[$optimize_tfidf_split3_level2.C159];[$optimize_tfidf_split4_level2.C159];[$optimize_tfidf_split5_level2.C159];[$optimize_tfidf_split6_level2.C159];[$optimize_tfidf_split7_level2.C159];[$optimize_tfidf_split8_level2.C159];[$optimize_tfidf_split9_level2.C159])" office:value-type="float" office:value="0.0865" calcext:value-type="float">
            <text:p>0.0865</text:p>
          </table:table-cell>
          <table:table-cell table:formula="of:=MIN([$optimize_tfidf_split0_level2.D159];[$optimize_tfidf_split1_level2.D159];[$optimize_tfidf_split2_level2.D159];[$optimize_tfidf_split3_level2.D159];[$optimize_tfidf_split4_level2.D159];[$optimize_tfidf_split5_level2.D159];[$optimize_tfidf_split6_level2.D159];[$optimize_tfidf_split7_level2.D159];[$optimize_tfidf_split8_level2.D159];[$optimize_tfidf_split9_level2.D159])" office:value-type="float" office:value="0.1958" calcext:value-type="float">
            <text:p>0.1958</text:p>
          </table:table-cell>
          <table:table-cell table:formula="of:=MIN([$optimize_tfidf_split0_level2.E159];[$optimize_tfidf_split1_level2.E159];[$optimize_tfidf_split2_level2.E159];[$optimize_tfidf_split3_level2.E159];[$optimize_tfidf_split4_level2.E159];[$optimize_tfidf_split5_level2.E159];[$optimize_tfidf_split6_level2.E159];[$optimize_tfidf_split7_level2.E159];[$optimize_tfidf_split8_level2.E159];[$optimize_tfidf_split9_level2.E15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179];[$optimize_tfidf_split1_level2.A179];[$optimize_tfidf_split2_level2.A179];[$optimize_tfidf_split3_level2.A179];[$optimize_tfidf_split4_level2.A179];[$optimize_tfidf_split5_level2.A179];[$optimize_tfidf_split6_level2.A179];[$optimize_tfidf_split7_level2.A179];[$optimize_tfidf_split8_level2.A179];[$optimize_tfidf_split9_level2.A179])" office:value-type="float" office:value="9" calcext:value-type="float">
            <text:p>9</text:p>
          </table:table-cell>
          <table:table-cell table:formula="of:=MIN([$optimize_tfidf_split0_level2.B179];[$optimize_tfidf_split1_level2.B179];[$optimize_tfidf_split2_level2.B179];[$optimize_tfidf_split3_level2.B179];[$optimize_tfidf_split4_level2.B179];[$optimize_tfidf_split5_level2.B179];[$optimize_tfidf_split6_level2.B179];[$optimize_tfidf_split7_level2.B179];[$optimize_tfidf_split8_level2.B179];[$optimize_tfidf_split9_level2.B179])" office:value-type="float" office:value="0.85" calcext:value-type="float">
            <text:p>0.85</text:p>
          </table:table-cell>
          <table:table-cell table:formula="of:=MIN([$optimize_tfidf_split0_level2.C179];[$optimize_tfidf_split1_level2.C179];[$optimize_tfidf_split2_level2.C179];[$optimize_tfidf_split3_level2.C179];[$optimize_tfidf_split4_level2.C179];[$optimize_tfidf_split5_level2.C179];[$optimize_tfidf_split6_level2.C179];[$optimize_tfidf_split7_level2.C179];[$optimize_tfidf_split8_level2.C179];[$optimize_tfidf_split9_level2.C179])" office:value-type="float" office:value="0.0865" calcext:value-type="float">
            <text:p>0.0865</text:p>
          </table:table-cell>
          <table:table-cell table:formula="of:=MIN([$optimize_tfidf_split0_level2.D179];[$optimize_tfidf_split1_level2.D179];[$optimize_tfidf_split2_level2.D179];[$optimize_tfidf_split3_level2.D179];[$optimize_tfidf_split4_level2.D179];[$optimize_tfidf_split5_level2.D179];[$optimize_tfidf_split6_level2.D179];[$optimize_tfidf_split7_level2.D179];[$optimize_tfidf_split8_level2.D179];[$optimize_tfidf_split9_level2.D179])" office:value-type="float" office:value="0.1958" calcext:value-type="float">
            <text:p>0.1958</text:p>
          </table:table-cell>
          <table:table-cell table:formula="of:=MIN([$optimize_tfidf_split0_level2.E179];[$optimize_tfidf_split1_level2.E179];[$optimize_tfidf_split2_level2.E179];[$optimize_tfidf_split3_level2.E179];[$optimize_tfidf_split4_level2.E179];[$optimize_tfidf_split5_level2.E179];[$optimize_tfidf_split6_level2.E179];[$optimize_tfidf_split7_level2.E179];[$optimize_tfidf_split8_level2.E179];[$optimize_tfidf_split9_level2.E17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199];[$optimize_tfidf_split1_level2.A199];[$optimize_tfidf_split2_level2.A199];[$optimize_tfidf_split3_level2.A199];[$optimize_tfidf_split4_level2.A199];[$optimize_tfidf_split5_level2.A199];[$optimize_tfidf_split6_level2.A199];[$optimize_tfidf_split7_level2.A199];[$optimize_tfidf_split8_level2.A199];[$optimize_tfidf_split9_level2.A199])" office:value-type="float" office:value="10" calcext:value-type="float">
            <text:p>10</text:p>
          </table:table-cell>
          <table:table-cell table:formula="of:=MIN([$optimize_tfidf_split0_level2.B199];[$optimize_tfidf_split1_level2.B199];[$optimize_tfidf_split2_level2.B199];[$optimize_tfidf_split3_level2.B199];[$optimize_tfidf_split4_level2.B199];[$optimize_tfidf_split5_level2.B199];[$optimize_tfidf_split6_level2.B199];[$optimize_tfidf_split7_level2.B199];[$optimize_tfidf_split8_level2.B199];[$optimize_tfidf_split9_level2.B199])" office:value-type="float" office:value="0.85" calcext:value-type="float">
            <text:p>0.85</text:p>
          </table:table-cell>
          <table:table-cell table:formula="of:=MIN([$optimize_tfidf_split0_level2.C199];[$optimize_tfidf_split1_level2.C199];[$optimize_tfidf_split2_level2.C199];[$optimize_tfidf_split3_level2.C199];[$optimize_tfidf_split4_level2.C199];[$optimize_tfidf_split5_level2.C199];[$optimize_tfidf_split6_level2.C199];[$optimize_tfidf_split7_level2.C199];[$optimize_tfidf_split8_level2.C199];[$optimize_tfidf_split9_level2.C199])" office:value-type="float" office:value="0.0865" calcext:value-type="float">
            <text:p>0.0865</text:p>
          </table:table-cell>
          <table:table-cell table:formula="of:=MIN([$optimize_tfidf_split0_level2.D199];[$optimize_tfidf_split1_level2.D199];[$optimize_tfidf_split2_level2.D199];[$optimize_tfidf_split3_level2.D199];[$optimize_tfidf_split4_level2.D199];[$optimize_tfidf_split5_level2.D199];[$optimize_tfidf_split6_level2.D199];[$optimize_tfidf_split7_level2.D199];[$optimize_tfidf_split8_level2.D199];[$optimize_tfidf_split9_level2.D199])" office:value-type="float" office:value="0.1958" calcext:value-type="float">
            <text:p>0.1958</text:p>
          </table:table-cell>
          <table:table-cell table:formula="of:=MIN([$optimize_tfidf_split0_level2.E199];[$optimize_tfidf_split1_level2.E199];[$optimize_tfidf_split2_level2.E199];[$optimize_tfidf_split3_level2.E199];[$optimize_tfidf_split4_level2.E199];[$optimize_tfidf_split5_level2.E199];[$optimize_tfidf_split6_level2.E199];[$optimize_tfidf_split7_level2.E199];[$optimize_tfidf_split8_level2.E199];[$optimize_tfidf_split9_level2.E19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219];[$optimize_tfidf_split1_level2.A219];[$optimize_tfidf_split2_level2.A219];[$optimize_tfidf_split3_level2.A219];[$optimize_tfidf_split4_level2.A219];[$optimize_tfidf_split5_level2.A219];[$optimize_tfidf_split6_level2.A219];[$optimize_tfidf_split7_level2.A219];[$optimize_tfidf_split8_level2.A219];[$optimize_tfidf_split9_level2.A219])" office:value-type="float" office:value="11" calcext:value-type="float">
            <text:p>11</text:p>
          </table:table-cell>
          <table:table-cell table:formula="of:=MIN([$optimize_tfidf_split0_level2.B219];[$optimize_tfidf_split1_level2.B219];[$optimize_tfidf_split2_level2.B219];[$optimize_tfidf_split3_level2.B219];[$optimize_tfidf_split4_level2.B219];[$optimize_tfidf_split5_level2.B219];[$optimize_tfidf_split6_level2.B219];[$optimize_tfidf_split7_level2.B219];[$optimize_tfidf_split8_level2.B219];[$optimize_tfidf_split9_level2.B219])" office:value-type="float" office:value="0.85" calcext:value-type="float">
            <text:p>0.85</text:p>
          </table:table-cell>
          <table:table-cell table:formula="of:=MIN([$optimize_tfidf_split0_level2.C219];[$optimize_tfidf_split1_level2.C219];[$optimize_tfidf_split2_level2.C219];[$optimize_tfidf_split3_level2.C219];[$optimize_tfidf_split4_level2.C219];[$optimize_tfidf_split5_level2.C219];[$optimize_tfidf_split6_level2.C219];[$optimize_tfidf_split7_level2.C219];[$optimize_tfidf_split8_level2.C219];[$optimize_tfidf_split9_level2.C219])" office:value-type="float" office:value="0.0865" calcext:value-type="float">
            <text:p>0.0865</text:p>
          </table:table-cell>
          <table:table-cell table:formula="of:=MIN([$optimize_tfidf_split0_level2.D219];[$optimize_tfidf_split1_level2.D219];[$optimize_tfidf_split2_level2.D219];[$optimize_tfidf_split3_level2.D219];[$optimize_tfidf_split4_level2.D219];[$optimize_tfidf_split5_level2.D219];[$optimize_tfidf_split6_level2.D219];[$optimize_tfidf_split7_level2.D219];[$optimize_tfidf_split8_level2.D219];[$optimize_tfidf_split9_level2.D219])" office:value-type="float" office:value="0.1958" calcext:value-type="float">
            <text:p>0.1958</text:p>
          </table:table-cell>
          <table:table-cell table:formula="of:=MIN([$optimize_tfidf_split0_level2.E219];[$optimize_tfidf_split1_level2.E219];[$optimize_tfidf_split2_level2.E219];[$optimize_tfidf_split3_level2.E219];[$optimize_tfidf_split4_level2.E219];[$optimize_tfidf_split5_level2.E219];[$optimize_tfidf_split6_level2.E219];[$optimize_tfidf_split7_level2.E219];[$optimize_tfidf_split8_level2.E219];[$optimize_tfidf_split9_level2.E21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239];[$optimize_tfidf_split1_level2.A239];[$optimize_tfidf_split2_level2.A239];[$optimize_tfidf_split3_level2.A239];[$optimize_tfidf_split4_level2.A239];[$optimize_tfidf_split5_level2.A239];[$optimize_tfidf_split6_level2.A239];[$optimize_tfidf_split7_level2.A239];[$optimize_tfidf_split8_level2.A239];[$optimize_tfidf_split9_level2.A239])" office:value-type="float" office:value="12" calcext:value-type="float">
            <text:p>12</text:p>
          </table:table-cell>
          <table:table-cell table:formula="of:=MIN([$optimize_tfidf_split0_level2.B239];[$optimize_tfidf_split1_level2.B239];[$optimize_tfidf_split2_level2.B239];[$optimize_tfidf_split3_level2.B239];[$optimize_tfidf_split4_level2.B239];[$optimize_tfidf_split5_level2.B239];[$optimize_tfidf_split6_level2.B239];[$optimize_tfidf_split7_level2.B239];[$optimize_tfidf_split8_level2.B239];[$optimize_tfidf_split9_level2.B239])" office:value-type="float" office:value="0.85" calcext:value-type="float">
            <text:p>0.85</text:p>
          </table:table-cell>
          <table:table-cell table:formula="of:=MIN([$optimize_tfidf_split0_level2.C239];[$optimize_tfidf_split1_level2.C239];[$optimize_tfidf_split2_level2.C239];[$optimize_tfidf_split3_level2.C239];[$optimize_tfidf_split4_level2.C239];[$optimize_tfidf_split5_level2.C239];[$optimize_tfidf_split6_level2.C239];[$optimize_tfidf_split7_level2.C239];[$optimize_tfidf_split8_level2.C239];[$optimize_tfidf_split9_level2.C239])" office:value-type="float" office:value="0.0865" calcext:value-type="float">
            <text:p>0.0865</text:p>
          </table:table-cell>
          <table:table-cell table:formula="of:=MIN([$optimize_tfidf_split0_level2.D239];[$optimize_tfidf_split1_level2.D239];[$optimize_tfidf_split2_level2.D239];[$optimize_tfidf_split3_level2.D239];[$optimize_tfidf_split4_level2.D239];[$optimize_tfidf_split5_level2.D239];[$optimize_tfidf_split6_level2.D239];[$optimize_tfidf_split7_level2.D239];[$optimize_tfidf_split8_level2.D239];[$optimize_tfidf_split9_level2.D239])" office:value-type="float" office:value="0.1958" calcext:value-type="float">
            <text:p>0.1958</text:p>
          </table:table-cell>
          <table:table-cell table:formula="of:=MIN([$optimize_tfidf_split0_level2.E239];[$optimize_tfidf_split1_level2.E239];[$optimize_tfidf_split2_level2.E239];[$optimize_tfidf_split3_level2.E239];[$optimize_tfidf_split4_level2.E239];[$optimize_tfidf_split5_level2.E239];[$optimize_tfidf_split6_level2.E239];[$optimize_tfidf_split7_level2.E239];[$optimize_tfidf_split8_level2.E239];[$optimize_tfidf_split9_level2.E23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259];[$optimize_tfidf_split1_level2.A259];[$optimize_tfidf_split2_level2.A259];[$optimize_tfidf_split3_level2.A259];[$optimize_tfidf_split4_level2.A259];[$optimize_tfidf_split5_level2.A259];[$optimize_tfidf_split6_level2.A259];[$optimize_tfidf_split7_level2.A259];[$optimize_tfidf_split8_level2.A259];[$optimize_tfidf_split9_level2.A259])" office:value-type="float" office:value="13" calcext:value-type="float">
            <text:p>13</text:p>
          </table:table-cell>
          <table:table-cell table:formula="of:=MIN([$optimize_tfidf_split0_level2.B259];[$optimize_tfidf_split1_level2.B259];[$optimize_tfidf_split2_level2.B259];[$optimize_tfidf_split3_level2.B259];[$optimize_tfidf_split4_level2.B259];[$optimize_tfidf_split5_level2.B259];[$optimize_tfidf_split6_level2.B259];[$optimize_tfidf_split7_level2.B259];[$optimize_tfidf_split8_level2.B259];[$optimize_tfidf_split9_level2.B259])" office:value-type="float" office:value="0.85" calcext:value-type="float">
            <text:p>0.85</text:p>
          </table:table-cell>
          <table:table-cell table:formula="of:=MIN([$optimize_tfidf_split0_level2.C259];[$optimize_tfidf_split1_level2.C259];[$optimize_tfidf_split2_level2.C259];[$optimize_tfidf_split3_level2.C259];[$optimize_tfidf_split4_level2.C259];[$optimize_tfidf_split5_level2.C259];[$optimize_tfidf_split6_level2.C259];[$optimize_tfidf_split7_level2.C259];[$optimize_tfidf_split8_level2.C259];[$optimize_tfidf_split9_level2.C259])" office:value-type="float" office:value="0.0865" calcext:value-type="float">
            <text:p>0.0865</text:p>
          </table:table-cell>
          <table:table-cell table:formula="of:=MIN([$optimize_tfidf_split0_level2.D259];[$optimize_tfidf_split1_level2.D259];[$optimize_tfidf_split2_level2.D259];[$optimize_tfidf_split3_level2.D259];[$optimize_tfidf_split4_level2.D259];[$optimize_tfidf_split5_level2.D259];[$optimize_tfidf_split6_level2.D259];[$optimize_tfidf_split7_level2.D259];[$optimize_tfidf_split8_level2.D259];[$optimize_tfidf_split9_level2.D259])" office:value-type="float" office:value="0.1958" calcext:value-type="float">
            <text:p>0.1958</text:p>
          </table:table-cell>
          <table:table-cell table:formula="of:=MIN([$optimize_tfidf_split0_level2.E259];[$optimize_tfidf_split1_level2.E259];[$optimize_tfidf_split2_level2.E259];[$optimize_tfidf_split3_level2.E259];[$optimize_tfidf_split4_level2.E259];[$optimize_tfidf_split5_level2.E259];[$optimize_tfidf_split6_level2.E259];[$optimize_tfidf_split7_level2.E259];[$optimize_tfidf_split8_level2.E259];[$optimize_tfidf_split9_level2.E25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279];[$optimize_tfidf_split1_level2.A279];[$optimize_tfidf_split2_level2.A279];[$optimize_tfidf_split3_level2.A279];[$optimize_tfidf_split4_level2.A279];[$optimize_tfidf_split5_level2.A279];[$optimize_tfidf_split6_level2.A279];[$optimize_tfidf_split7_level2.A279];[$optimize_tfidf_split8_level2.A279];[$optimize_tfidf_split9_level2.A279])" office:value-type="float" office:value="14" calcext:value-type="float">
            <text:p>14</text:p>
          </table:table-cell>
          <table:table-cell table:formula="of:=MIN([$optimize_tfidf_split0_level2.B279];[$optimize_tfidf_split1_level2.B279];[$optimize_tfidf_split2_level2.B279];[$optimize_tfidf_split3_level2.B279];[$optimize_tfidf_split4_level2.B279];[$optimize_tfidf_split5_level2.B279];[$optimize_tfidf_split6_level2.B279];[$optimize_tfidf_split7_level2.B279];[$optimize_tfidf_split8_level2.B279];[$optimize_tfidf_split9_level2.B279])" office:value-type="float" office:value="0.85" calcext:value-type="float">
            <text:p>0.85</text:p>
          </table:table-cell>
          <table:table-cell table:formula="of:=MIN([$optimize_tfidf_split0_level2.C279];[$optimize_tfidf_split1_level2.C279];[$optimize_tfidf_split2_level2.C279];[$optimize_tfidf_split3_level2.C279];[$optimize_tfidf_split4_level2.C279];[$optimize_tfidf_split5_level2.C279];[$optimize_tfidf_split6_level2.C279];[$optimize_tfidf_split7_level2.C279];[$optimize_tfidf_split8_level2.C279];[$optimize_tfidf_split9_level2.C279])" office:value-type="float" office:value="0.0865" calcext:value-type="float">
            <text:p>0.0865</text:p>
          </table:table-cell>
          <table:table-cell table:formula="of:=MIN([$optimize_tfidf_split0_level2.D279];[$optimize_tfidf_split1_level2.D279];[$optimize_tfidf_split2_level2.D279];[$optimize_tfidf_split3_level2.D279];[$optimize_tfidf_split4_level2.D279];[$optimize_tfidf_split5_level2.D279];[$optimize_tfidf_split6_level2.D279];[$optimize_tfidf_split7_level2.D279];[$optimize_tfidf_split8_level2.D279];[$optimize_tfidf_split9_level2.D279])" office:value-type="float" office:value="0.1958" calcext:value-type="float">
            <text:p>0.1958</text:p>
          </table:table-cell>
          <table:table-cell table:formula="of:=MIN([$optimize_tfidf_split0_level2.E279];[$optimize_tfidf_split1_level2.E279];[$optimize_tfidf_split2_level2.E279];[$optimize_tfidf_split3_level2.E279];[$optimize_tfidf_split4_level2.E279];[$optimize_tfidf_split5_level2.E279];[$optimize_tfidf_split6_level2.E279];[$optimize_tfidf_split7_level2.E279];[$optimize_tfidf_split8_level2.E279];[$optimize_tfidf_split9_level2.E27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299];[$optimize_tfidf_split1_level2.A299];[$optimize_tfidf_split2_level2.A299];[$optimize_tfidf_split3_level2.A299];[$optimize_tfidf_split4_level2.A299];[$optimize_tfidf_split5_level2.A299];[$optimize_tfidf_split6_level2.A299];[$optimize_tfidf_split7_level2.A299];[$optimize_tfidf_split8_level2.A299];[$optimize_tfidf_split9_level2.A299])" office:value-type="float" office:value="15" calcext:value-type="float">
            <text:p>15</text:p>
          </table:table-cell>
          <table:table-cell table:formula="of:=MIN([$optimize_tfidf_split0_level2.B299];[$optimize_tfidf_split1_level2.B299];[$optimize_tfidf_split2_level2.B299];[$optimize_tfidf_split3_level2.B299];[$optimize_tfidf_split4_level2.B299];[$optimize_tfidf_split5_level2.B299];[$optimize_tfidf_split6_level2.B299];[$optimize_tfidf_split7_level2.B299];[$optimize_tfidf_split8_level2.B299];[$optimize_tfidf_split9_level2.B299])" office:value-type="float" office:value="0.85" calcext:value-type="float">
            <text:p>0.85</text:p>
          </table:table-cell>
          <table:table-cell table:formula="of:=MIN([$optimize_tfidf_split0_level2.C299];[$optimize_tfidf_split1_level2.C299];[$optimize_tfidf_split2_level2.C299];[$optimize_tfidf_split3_level2.C299];[$optimize_tfidf_split4_level2.C299];[$optimize_tfidf_split5_level2.C299];[$optimize_tfidf_split6_level2.C299];[$optimize_tfidf_split7_level2.C299];[$optimize_tfidf_split8_level2.C299];[$optimize_tfidf_split9_level2.C299])" office:value-type="float" office:value="0.0865" calcext:value-type="float">
            <text:p>0.0865</text:p>
          </table:table-cell>
          <table:table-cell table:formula="of:=MIN([$optimize_tfidf_split0_level2.D299];[$optimize_tfidf_split1_level2.D299];[$optimize_tfidf_split2_level2.D299];[$optimize_tfidf_split3_level2.D299];[$optimize_tfidf_split4_level2.D299];[$optimize_tfidf_split5_level2.D299];[$optimize_tfidf_split6_level2.D299];[$optimize_tfidf_split7_level2.D299];[$optimize_tfidf_split8_level2.D299];[$optimize_tfidf_split9_level2.D299])" office:value-type="float" office:value="0.1958" calcext:value-type="float">
            <text:p>0.1958</text:p>
          </table:table-cell>
          <table:table-cell table:formula="of:=MIN([$optimize_tfidf_split0_level2.E299];[$optimize_tfidf_split1_level2.E299];[$optimize_tfidf_split2_level2.E299];[$optimize_tfidf_split3_level2.E299];[$optimize_tfidf_split4_level2.E299];[$optimize_tfidf_split5_level2.E299];[$optimize_tfidf_split6_level2.E299];[$optimize_tfidf_split7_level2.E299];[$optimize_tfidf_split8_level2.E299];[$optimize_tfidf_split9_level2.E299])" office:value-type="float" office:value="0.1079" calcext:value-type="float">
            <text:p>0.1079</text:p>
          </table:table-cell>
        </table:table-row>
        <table:table-row table:style-name="ro1">
          <table:table-cell table:formula="of:=MIN([$optimize_tfidf_split0_level2.A40];[$optimize_tfidf_split1_level2.A40];[$optimize_tfidf_split2_level2.A40];[$optimize_tfidf_split3_level2.A40];[$optimize_tfidf_split4_level2.A40];[$optimize_tfidf_split5_level2.A40];[$optimize_tfidf_split6_level2.A40];[$optimize_tfidf_split7_level2.A40];[$optimize_tfidf_split8_level2.A40];[$optimize_tfidf_split9_level2.A40])" office:value-type="float" office:value="2" calcext:value-type="float">
            <text:p>2</text:p>
          </table:table-cell>
          <table:table-cell table:formula="of:=MIN([$optimize_tfidf_split0_level2.B40];[$optimize_tfidf_split1_level2.B40];[$optimize_tfidf_split2_level2.B40];[$optimize_tfidf_split3_level2.B40];[$optimize_tfidf_split4_level2.B40];[$optimize_tfidf_split5_level2.B40];[$optimize_tfidf_split6_level2.B40];[$optimize_tfidf_split7_level2.B40];[$optimize_tfidf_split8_level2.B40];[$optimize_tfidf_split9_level2.B40])" office:value-type="float" office:value="0.9" calcext:value-type="float">
            <text:p>0.9</text:p>
          </table:table-cell>
          <table:table-cell table:formula="of:=MIN([$optimize_tfidf_split0_level2.C40];[$optimize_tfidf_split1_level2.C40];[$optimize_tfidf_split2_level2.C40];[$optimize_tfidf_split3_level2.C40];[$optimize_tfidf_split4_level2.C40];[$optimize_tfidf_split5_level2.C40];[$optimize_tfidf_split6_level2.C40];[$optimize_tfidf_split7_level2.C40];[$optimize_tfidf_split8_level2.C40];[$optimize_tfidf_split9_level2.C40])" office:value-type="float" office:value="0.0383" calcext:value-type="float">
            <text:p>0.0383</text:p>
          </table:table-cell>
          <table:table-cell table:formula="of:=MIN([$optimize_tfidf_split0_level2.D40];[$optimize_tfidf_split1_level2.D40];[$optimize_tfidf_split2_level2.D40];[$optimize_tfidf_split3_level2.D40];[$optimize_tfidf_split4_level2.D40];[$optimize_tfidf_split5_level2.D40];[$optimize_tfidf_split6_level2.D40];[$optimize_tfidf_split7_level2.D40];[$optimize_tfidf_split8_level2.D40];[$optimize_tfidf_split9_level2.D40])" office:value-type="float" office:value="0.0424" calcext:value-type="float">
            <text:p>0.0424</text:p>
          </table:table-cell>
          <table:table-cell table:formula="of:=MIN([$optimize_tfidf_split0_level2.E40];[$optimize_tfidf_split1_level2.E40];[$optimize_tfidf_split2_level2.E40];[$optimize_tfidf_split3_level2.E40];[$optimize_tfidf_split4_level2.E40];[$optimize_tfidf_split5_level2.E40];[$optimize_tfidf_split6_level2.E40];[$optimize_tfidf_split7_level2.E40];[$optimize_tfidf_split8_level2.E40];[$optimize_tfidf_split9_level2.E40])" office:value-type="float" office:value="0.0393" calcext:value-type="float">
            <text:p>0.0393</text:p>
          </table:table-cell>
        </table:table-row>
        <table:table-row table:style-name="ro1">
          <table:table-cell table:formula="of:=MIN([$optimize_tfidf_split0_level2.A60];[$optimize_tfidf_split1_level2.A60];[$optimize_tfidf_split2_level2.A60];[$optimize_tfidf_split3_level2.A60];[$optimize_tfidf_split4_level2.A60];[$optimize_tfidf_split5_level2.A60];[$optimize_tfidf_split6_level2.A60];[$optimize_tfidf_split7_level2.A60];[$optimize_tfidf_split8_level2.A60];[$optimize_tfidf_split9_level2.A60])" office:value-type="float" office:value="3" calcext:value-type="float">
            <text:p>3</text:p>
          </table:table-cell>
          <table:table-cell table:formula="of:=MIN([$optimize_tfidf_split0_level2.B60];[$optimize_tfidf_split1_level2.B60];[$optimize_tfidf_split2_level2.B60];[$optimize_tfidf_split3_level2.B60];[$optimize_tfidf_split4_level2.B60];[$optimize_tfidf_split5_level2.B60];[$optimize_tfidf_split6_level2.B60];[$optimize_tfidf_split7_level2.B60];[$optimize_tfidf_split8_level2.B60];[$optimize_tfidf_split9_level2.B60])" office:value-type="float" office:value="0.9" calcext:value-type="float">
            <text:p>0.9</text:p>
          </table:table-cell>
          <table:table-cell table:formula="of:=MIN([$optimize_tfidf_split0_level2.C60];[$optimize_tfidf_split1_level2.C60];[$optimize_tfidf_split2_level2.C60];[$optimize_tfidf_split3_level2.C60];[$optimize_tfidf_split4_level2.C60];[$optimize_tfidf_split5_level2.C60];[$optimize_tfidf_split6_level2.C60];[$optimize_tfidf_split7_level2.C60];[$optimize_tfidf_split8_level2.C60];[$optimize_tfidf_split9_level2.C60])" office:value-type="float" office:value="0.0378" calcext:value-type="float">
            <text:p>0.0378</text:p>
          </table:table-cell>
          <table:table-cell table:formula="of:=MIN([$optimize_tfidf_split0_level2.D60];[$optimize_tfidf_split1_level2.D60];[$optimize_tfidf_split2_level2.D60];[$optimize_tfidf_split3_level2.D60];[$optimize_tfidf_split4_level2.D60];[$optimize_tfidf_split5_level2.D60];[$optimize_tfidf_split6_level2.D60];[$optimize_tfidf_split7_level2.D60];[$optimize_tfidf_split8_level2.D60];[$optimize_tfidf_split9_level2.D60])" office:value-type="float" office:value="0.0531" calcext:value-type="float">
            <text:p>0.0531</text:p>
          </table:table-cell>
          <table:table-cell table:formula="of:=MIN([$optimize_tfidf_split0_level2.E60];[$optimize_tfidf_split1_level2.E60];[$optimize_tfidf_split2_level2.E60];[$optimize_tfidf_split3_level2.E60];[$optimize_tfidf_split4_level2.E60];[$optimize_tfidf_split5_level2.E60];[$optimize_tfidf_split6_level2.E60];[$optimize_tfidf_split7_level2.E60];[$optimize_tfidf_split8_level2.E60];[$optimize_tfidf_split9_level2.E60])" office:value-type="float" office:value="0.0421" calcext:value-type="float">
            <text:p>0.0421</text:p>
          </table:table-cell>
        </table:table-row>
        <table:table-row table:style-name="ro1">
          <table:table-cell table:formula="of:=MIN([$optimize_tfidf_split0_level2.A80];[$optimize_tfidf_split1_level2.A80];[$optimize_tfidf_split2_level2.A80];[$optimize_tfidf_split3_level2.A80];[$optimize_tfidf_split4_level2.A80];[$optimize_tfidf_split5_level2.A80];[$optimize_tfidf_split6_level2.A80];[$optimize_tfidf_split7_level2.A80];[$optimize_tfidf_split8_level2.A80];[$optimize_tfidf_split9_level2.A80])" office:value-type="float" office:value="4" calcext:value-type="float">
            <text:p>4</text:p>
          </table:table-cell>
          <table:table-cell table:formula="of:=MIN([$optimize_tfidf_split0_level2.B80];[$optimize_tfidf_split1_level2.B80];[$optimize_tfidf_split2_level2.B80];[$optimize_tfidf_split3_level2.B80];[$optimize_tfidf_split4_level2.B80];[$optimize_tfidf_split5_level2.B80];[$optimize_tfidf_split6_level2.B80];[$optimize_tfidf_split7_level2.B80];[$optimize_tfidf_split8_level2.B80];[$optimize_tfidf_split9_level2.B80])" office:value-type="float" office:value="0.9" calcext:value-type="float">
            <text:p>0.9</text:p>
          </table:table-cell>
          <table:table-cell table:formula="of:=MIN([$optimize_tfidf_split0_level2.C80];[$optimize_tfidf_split1_level2.C80];[$optimize_tfidf_split2_level2.C80];[$optimize_tfidf_split3_level2.C80];[$optimize_tfidf_split4_level2.C80];[$optimize_tfidf_split5_level2.C80];[$optimize_tfidf_split6_level2.C80];[$optimize_tfidf_split7_level2.C80];[$optimize_tfidf_split8_level2.C80];[$optimize_tfidf_split9_level2.C80])" office:value-type="float" office:value="0.0372" calcext:value-type="float">
            <text:p>0.0372</text:p>
          </table:table-cell>
          <table:table-cell table:formula="of:=MIN([$optimize_tfidf_split0_level2.D80];[$optimize_tfidf_split1_level2.D80];[$optimize_tfidf_split2_level2.D80];[$optimize_tfidf_split3_level2.D80];[$optimize_tfidf_split4_level2.D80];[$optimize_tfidf_split5_level2.D80];[$optimize_tfidf_split6_level2.D80];[$optimize_tfidf_split7_level2.D80];[$optimize_tfidf_split8_level2.D80];[$optimize_tfidf_split9_level2.D80])" office:value-type="float" office:value="0.0531" calcext:value-type="float">
            <text:p>0.0531</text:p>
          </table:table-cell>
          <table:table-cell table:formula="of:=MIN([$optimize_tfidf_split0_level2.E80];[$optimize_tfidf_split1_level2.E80];[$optimize_tfidf_split2_level2.E80];[$optimize_tfidf_split3_level2.E80];[$optimize_tfidf_split4_level2.E80];[$optimize_tfidf_split5_level2.E80];[$optimize_tfidf_split6_level2.E80];[$optimize_tfidf_split7_level2.E80];[$optimize_tfidf_split8_level2.E80];[$optimize_tfidf_split9_level2.E8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100];[$optimize_tfidf_split1_level2.A100];[$optimize_tfidf_split2_level2.A100];[$optimize_tfidf_split3_level2.A100];[$optimize_tfidf_split4_level2.A100];[$optimize_tfidf_split5_level2.A100];[$optimize_tfidf_split6_level2.A100];[$optimize_tfidf_split7_level2.A100];[$optimize_tfidf_split8_level2.A100];[$optimize_tfidf_split9_level2.A100])" office:value-type="float" office:value="5" calcext:value-type="float">
            <text:p>5</text:p>
          </table:table-cell>
          <table:table-cell table:formula="of:=MIN([$optimize_tfidf_split0_level2.B100];[$optimize_tfidf_split1_level2.B100];[$optimize_tfidf_split2_level2.B100];[$optimize_tfidf_split3_level2.B100];[$optimize_tfidf_split4_level2.B100];[$optimize_tfidf_split5_level2.B100];[$optimize_tfidf_split6_level2.B100];[$optimize_tfidf_split7_level2.B100];[$optimize_tfidf_split8_level2.B100];[$optimize_tfidf_split9_level2.B100])" office:value-type="float" office:value="0.9" calcext:value-type="float">
            <text:p>0.9</text:p>
          </table:table-cell>
          <table:table-cell table:formula="of:=MIN([$optimize_tfidf_split0_level2.C100];[$optimize_tfidf_split1_level2.C100];[$optimize_tfidf_split2_level2.C100];[$optimize_tfidf_split3_level2.C100];[$optimize_tfidf_split4_level2.C100];[$optimize_tfidf_split5_level2.C100];[$optimize_tfidf_split6_level2.C100];[$optimize_tfidf_split7_level2.C100];[$optimize_tfidf_split8_level2.C100];[$optimize_tfidf_split9_level2.C100])" office:value-type="float" office:value="0.0372" calcext:value-type="float">
            <text:p>0.0372</text:p>
          </table:table-cell>
          <table:table-cell table:formula="of:=MIN([$optimize_tfidf_split0_level2.D100];[$optimize_tfidf_split1_level2.D100];[$optimize_tfidf_split2_level2.D100];[$optimize_tfidf_split3_level2.D100];[$optimize_tfidf_split4_level2.D100];[$optimize_tfidf_split5_level2.D100];[$optimize_tfidf_split6_level2.D100];[$optimize_tfidf_split7_level2.D100];[$optimize_tfidf_split8_level2.D100];[$optimize_tfidf_split9_level2.D100])" office:value-type="float" office:value="0.0531" calcext:value-type="float">
            <text:p>0.0531</text:p>
          </table:table-cell>
          <table:table-cell table:formula="of:=MIN([$optimize_tfidf_split0_level2.E100];[$optimize_tfidf_split1_level2.E100];[$optimize_tfidf_split2_level2.E100];[$optimize_tfidf_split3_level2.E100];[$optimize_tfidf_split4_level2.E100];[$optimize_tfidf_split5_level2.E100];[$optimize_tfidf_split6_level2.E100];[$optimize_tfidf_split7_level2.E100];[$optimize_tfidf_split8_level2.E100];[$optimize_tfidf_split9_level2.E10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120];[$optimize_tfidf_split1_level2.A120];[$optimize_tfidf_split2_level2.A120];[$optimize_tfidf_split3_level2.A120];[$optimize_tfidf_split4_level2.A120];[$optimize_tfidf_split5_level2.A120];[$optimize_tfidf_split6_level2.A120];[$optimize_tfidf_split7_level2.A120];[$optimize_tfidf_split8_level2.A120];[$optimize_tfidf_split9_level2.A120])" office:value-type="float" office:value="6" calcext:value-type="float">
            <text:p>6</text:p>
          </table:table-cell>
          <table:table-cell table:formula="of:=MIN([$optimize_tfidf_split0_level2.B120];[$optimize_tfidf_split1_level2.B120];[$optimize_tfidf_split2_level2.B120];[$optimize_tfidf_split3_level2.B120];[$optimize_tfidf_split4_level2.B120];[$optimize_tfidf_split5_level2.B120];[$optimize_tfidf_split6_level2.B120];[$optimize_tfidf_split7_level2.B120];[$optimize_tfidf_split8_level2.B120];[$optimize_tfidf_split9_level2.B120])" office:value-type="float" office:value="0.9" calcext:value-type="float">
            <text:p>0.9</text:p>
          </table:table-cell>
          <table:table-cell table:formula="of:=MIN([$optimize_tfidf_split0_level2.C120];[$optimize_tfidf_split1_level2.C120];[$optimize_tfidf_split2_level2.C120];[$optimize_tfidf_split3_level2.C120];[$optimize_tfidf_split4_level2.C120];[$optimize_tfidf_split5_level2.C120];[$optimize_tfidf_split6_level2.C120];[$optimize_tfidf_split7_level2.C120];[$optimize_tfidf_split8_level2.C120];[$optimize_tfidf_split9_level2.C120])" office:value-type="float" office:value="0.0372" calcext:value-type="float">
            <text:p>0.0372</text:p>
          </table:table-cell>
          <table:table-cell table:formula="of:=MIN([$optimize_tfidf_split0_level2.D120];[$optimize_tfidf_split1_level2.D120];[$optimize_tfidf_split2_level2.D120];[$optimize_tfidf_split3_level2.D120];[$optimize_tfidf_split4_level2.D120];[$optimize_tfidf_split5_level2.D120];[$optimize_tfidf_split6_level2.D120];[$optimize_tfidf_split7_level2.D120];[$optimize_tfidf_split8_level2.D120];[$optimize_tfidf_split9_level2.D120])" office:value-type="float" office:value="0.0531" calcext:value-type="float">
            <text:p>0.0531</text:p>
          </table:table-cell>
          <table:table-cell table:formula="of:=MIN([$optimize_tfidf_split0_level2.E120];[$optimize_tfidf_split1_level2.E120];[$optimize_tfidf_split2_level2.E120];[$optimize_tfidf_split3_level2.E120];[$optimize_tfidf_split4_level2.E120];[$optimize_tfidf_split5_level2.E120];[$optimize_tfidf_split6_level2.E120];[$optimize_tfidf_split7_level2.E120];[$optimize_tfidf_split8_level2.E120];[$optimize_tfidf_split9_level2.E12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140];[$optimize_tfidf_split1_level2.A140];[$optimize_tfidf_split2_level2.A140];[$optimize_tfidf_split3_level2.A140];[$optimize_tfidf_split4_level2.A140];[$optimize_tfidf_split5_level2.A140];[$optimize_tfidf_split6_level2.A140];[$optimize_tfidf_split7_level2.A140];[$optimize_tfidf_split8_level2.A140];[$optimize_tfidf_split9_level2.A140])" office:value-type="float" office:value="7" calcext:value-type="float">
            <text:p>7</text:p>
          </table:table-cell>
          <table:table-cell table:formula="of:=MIN([$optimize_tfidf_split0_level2.B140];[$optimize_tfidf_split1_level2.B140];[$optimize_tfidf_split2_level2.B140];[$optimize_tfidf_split3_level2.B140];[$optimize_tfidf_split4_level2.B140];[$optimize_tfidf_split5_level2.B140];[$optimize_tfidf_split6_level2.B140];[$optimize_tfidf_split7_level2.B140];[$optimize_tfidf_split8_level2.B140];[$optimize_tfidf_split9_level2.B140])" office:value-type="float" office:value="0.9" calcext:value-type="float">
            <text:p>0.9</text:p>
          </table:table-cell>
          <table:table-cell table:formula="of:=MIN([$optimize_tfidf_split0_level2.C140];[$optimize_tfidf_split1_level2.C140];[$optimize_tfidf_split2_level2.C140];[$optimize_tfidf_split3_level2.C140];[$optimize_tfidf_split4_level2.C140];[$optimize_tfidf_split5_level2.C140];[$optimize_tfidf_split6_level2.C140];[$optimize_tfidf_split7_level2.C140];[$optimize_tfidf_split8_level2.C140];[$optimize_tfidf_split9_level2.C140])" office:value-type="float" office:value="0.0372" calcext:value-type="float">
            <text:p>0.0372</text:p>
          </table:table-cell>
          <table:table-cell table:formula="of:=MIN([$optimize_tfidf_split0_level2.D140];[$optimize_tfidf_split1_level2.D140];[$optimize_tfidf_split2_level2.D140];[$optimize_tfidf_split3_level2.D140];[$optimize_tfidf_split4_level2.D140];[$optimize_tfidf_split5_level2.D140];[$optimize_tfidf_split6_level2.D140];[$optimize_tfidf_split7_level2.D140];[$optimize_tfidf_split8_level2.D140];[$optimize_tfidf_split9_level2.D140])" office:value-type="float" office:value="0.0531" calcext:value-type="float">
            <text:p>0.0531</text:p>
          </table:table-cell>
          <table:table-cell table:formula="of:=MIN([$optimize_tfidf_split0_level2.E140];[$optimize_tfidf_split1_level2.E140];[$optimize_tfidf_split2_level2.E140];[$optimize_tfidf_split3_level2.E140];[$optimize_tfidf_split4_level2.E140];[$optimize_tfidf_split5_level2.E140];[$optimize_tfidf_split6_level2.E140];[$optimize_tfidf_split7_level2.E140];[$optimize_tfidf_split8_level2.E140];[$optimize_tfidf_split9_level2.E14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160];[$optimize_tfidf_split1_level2.A160];[$optimize_tfidf_split2_level2.A160];[$optimize_tfidf_split3_level2.A160];[$optimize_tfidf_split4_level2.A160];[$optimize_tfidf_split5_level2.A160];[$optimize_tfidf_split6_level2.A160];[$optimize_tfidf_split7_level2.A160];[$optimize_tfidf_split8_level2.A160];[$optimize_tfidf_split9_level2.A160])" office:value-type="float" office:value="8" calcext:value-type="float">
            <text:p>8</text:p>
          </table:table-cell>
          <table:table-cell table:formula="of:=MIN([$optimize_tfidf_split0_level2.B160];[$optimize_tfidf_split1_level2.B160];[$optimize_tfidf_split2_level2.B160];[$optimize_tfidf_split3_level2.B160];[$optimize_tfidf_split4_level2.B160];[$optimize_tfidf_split5_level2.B160];[$optimize_tfidf_split6_level2.B160];[$optimize_tfidf_split7_level2.B160];[$optimize_tfidf_split8_level2.B160];[$optimize_tfidf_split9_level2.B160])" office:value-type="float" office:value="0.9" calcext:value-type="float">
            <text:p>0.9</text:p>
          </table:table-cell>
          <table:table-cell table:formula="of:=MIN([$optimize_tfidf_split0_level2.C160];[$optimize_tfidf_split1_level2.C160];[$optimize_tfidf_split2_level2.C160];[$optimize_tfidf_split3_level2.C160];[$optimize_tfidf_split4_level2.C160];[$optimize_tfidf_split5_level2.C160];[$optimize_tfidf_split6_level2.C160];[$optimize_tfidf_split7_level2.C160];[$optimize_tfidf_split8_level2.C160];[$optimize_tfidf_split9_level2.C160])" office:value-type="float" office:value="0.0372" calcext:value-type="float">
            <text:p>0.0372</text:p>
          </table:table-cell>
          <table:table-cell table:formula="of:=MIN([$optimize_tfidf_split0_level2.D160];[$optimize_tfidf_split1_level2.D160];[$optimize_tfidf_split2_level2.D160];[$optimize_tfidf_split3_level2.D160];[$optimize_tfidf_split4_level2.D160];[$optimize_tfidf_split5_level2.D160];[$optimize_tfidf_split6_level2.D160];[$optimize_tfidf_split7_level2.D160];[$optimize_tfidf_split8_level2.D160];[$optimize_tfidf_split9_level2.D160])" office:value-type="float" office:value="0.0531" calcext:value-type="float">
            <text:p>0.0531</text:p>
          </table:table-cell>
          <table:table-cell table:formula="of:=MIN([$optimize_tfidf_split0_level2.E160];[$optimize_tfidf_split1_level2.E160];[$optimize_tfidf_split2_level2.E160];[$optimize_tfidf_split3_level2.E160];[$optimize_tfidf_split4_level2.E160];[$optimize_tfidf_split5_level2.E160];[$optimize_tfidf_split6_level2.E160];[$optimize_tfidf_split7_level2.E160];[$optimize_tfidf_split8_level2.E160];[$optimize_tfidf_split9_level2.E16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180];[$optimize_tfidf_split1_level2.A180];[$optimize_tfidf_split2_level2.A180];[$optimize_tfidf_split3_level2.A180];[$optimize_tfidf_split4_level2.A180];[$optimize_tfidf_split5_level2.A180];[$optimize_tfidf_split6_level2.A180];[$optimize_tfidf_split7_level2.A180];[$optimize_tfidf_split8_level2.A180];[$optimize_tfidf_split9_level2.A180])" office:value-type="float" office:value="9" calcext:value-type="float">
            <text:p>9</text:p>
          </table:table-cell>
          <table:table-cell table:formula="of:=MIN([$optimize_tfidf_split0_level2.B180];[$optimize_tfidf_split1_level2.B180];[$optimize_tfidf_split2_level2.B180];[$optimize_tfidf_split3_level2.B180];[$optimize_tfidf_split4_level2.B180];[$optimize_tfidf_split5_level2.B180];[$optimize_tfidf_split6_level2.B180];[$optimize_tfidf_split7_level2.B180];[$optimize_tfidf_split8_level2.B180];[$optimize_tfidf_split9_level2.B180])" office:value-type="float" office:value="0.9" calcext:value-type="float">
            <text:p>0.9</text:p>
          </table:table-cell>
          <table:table-cell table:formula="of:=MIN([$optimize_tfidf_split0_level2.C180];[$optimize_tfidf_split1_level2.C180];[$optimize_tfidf_split2_level2.C180];[$optimize_tfidf_split3_level2.C180];[$optimize_tfidf_split4_level2.C180];[$optimize_tfidf_split5_level2.C180];[$optimize_tfidf_split6_level2.C180];[$optimize_tfidf_split7_level2.C180];[$optimize_tfidf_split8_level2.C180];[$optimize_tfidf_split9_level2.C180])" office:value-type="float" office:value="0.0372" calcext:value-type="float">
            <text:p>0.0372</text:p>
          </table:table-cell>
          <table:table-cell table:formula="of:=MIN([$optimize_tfidf_split0_level2.D180];[$optimize_tfidf_split1_level2.D180];[$optimize_tfidf_split2_level2.D180];[$optimize_tfidf_split3_level2.D180];[$optimize_tfidf_split4_level2.D180];[$optimize_tfidf_split5_level2.D180];[$optimize_tfidf_split6_level2.D180];[$optimize_tfidf_split7_level2.D180];[$optimize_tfidf_split8_level2.D180];[$optimize_tfidf_split9_level2.D180])" office:value-type="float" office:value="0.0531" calcext:value-type="float">
            <text:p>0.0531</text:p>
          </table:table-cell>
          <table:table-cell table:formula="of:=MIN([$optimize_tfidf_split0_level2.E180];[$optimize_tfidf_split1_level2.E180];[$optimize_tfidf_split2_level2.E180];[$optimize_tfidf_split3_level2.E180];[$optimize_tfidf_split4_level2.E180];[$optimize_tfidf_split5_level2.E180];[$optimize_tfidf_split6_level2.E180];[$optimize_tfidf_split7_level2.E180];[$optimize_tfidf_split8_level2.E180];[$optimize_tfidf_split9_level2.E18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200];[$optimize_tfidf_split1_level2.A200];[$optimize_tfidf_split2_level2.A200];[$optimize_tfidf_split3_level2.A200];[$optimize_tfidf_split4_level2.A200];[$optimize_tfidf_split5_level2.A200];[$optimize_tfidf_split6_level2.A200];[$optimize_tfidf_split7_level2.A200];[$optimize_tfidf_split8_level2.A200];[$optimize_tfidf_split9_level2.A200])" office:value-type="float" office:value="10" calcext:value-type="float">
            <text:p>10</text:p>
          </table:table-cell>
          <table:table-cell table:formula="of:=MIN([$optimize_tfidf_split0_level2.B200];[$optimize_tfidf_split1_level2.B200];[$optimize_tfidf_split2_level2.B200];[$optimize_tfidf_split3_level2.B200];[$optimize_tfidf_split4_level2.B200];[$optimize_tfidf_split5_level2.B200];[$optimize_tfidf_split6_level2.B200];[$optimize_tfidf_split7_level2.B200];[$optimize_tfidf_split8_level2.B200];[$optimize_tfidf_split9_level2.B200])" office:value-type="float" office:value="0.9" calcext:value-type="float">
            <text:p>0.9</text:p>
          </table:table-cell>
          <table:table-cell table:formula="of:=MIN([$optimize_tfidf_split0_level2.C200];[$optimize_tfidf_split1_level2.C200];[$optimize_tfidf_split2_level2.C200];[$optimize_tfidf_split3_level2.C200];[$optimize_tfidf_split4_level2.C200];[$optimize_tfidf_split5_level2.C200];[$optimize_tfidf_split6_level2.C200];[$optimize_tfidf_split7_level2.C200];[$optimize_tfidf_split8_level2.C200];[$optimize_tfidf_split9_level2.C200])" office:value-type="float" office:value="0.0372" calcext:value-type="float">
            <text:p>0.0372</text:p>
          </table:table-cell>
          <table:table-cell table:formula="of:=MIN([$optimize_tfidf_split0_level2.D200];[$optimize_tfidf_split1_level2.D200];[$optimize_tfidf_split2_level2.D200];[$optimize_tfidf_split3_level2.D200];[$optimize_tfidf_split4_level2.D200];[$optimize_tfidf_split5_level2.D200];[$optimize_tfidf_split6_level2.D200];[$optimize_tfidf_split7_level2.D200];[$optimize_tfidf_split8_level2.D200];[$optimize_tfidf_split9_level2.D200])" office:value-type="float" office:value="0.0531" calcext:value-type="float">
            <text:p>0.0531</text:p>
          </table:table-cell>
          <table:table-cell table:formula="of:=MIN([$optimize_tfidf_split0_level2.E200];[$optimize_tfidf_split1_level2.E200];[$optimize_tfidf_split2_level2.E200];[$optimize_tfidf_split3_level2.E200];[$optimize_tfidf_split4_level2.E200];[$optimize_tfidf_split5_level2.E200];[$optimize_tfidf_split6_level2.E200];[$optimize_tfidf_split7_level2.E200];[$optimize_tfidf_split8_level2.E200];[$optimize_tfidf_split9_level2.E20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220];[$optimize_tfidf_split1_level2.A220];[$optimize_tfidf_split2_level2.A220];[$optimize_tfidf_split3_level2.A220];[$optimize_tfidf_split4_level2.A220];[$optimize_tfidf_split5_level2.A220];[$optimize_tfidf_split6_level2.A220];[$optimize_tfidf_split7_level2.A220];[$optimize_tfidf_split8_level2.A220];[$optimize_tfidf_split9_level2.A220])" office:value-type="float" office:value="11" calcext:value-type="float">
            <text:p>11</text:p>
          </table:table-cell>
          <table:table-cell table:formula="of:=MIN([$optimize_tfidf_split0_level2.B220];[$optimize_tfidf_split1_level2.B220];[$optimize_tfidf_split2_level2.B220];[$optimize_tfidf_split3_level2.B220];[$optimize_tfidf_split4_level2.B220];[$optimize_tfidf_split5_level2.B220];[$optimize_tfidf_split6_level2.B220];[$optimize_tfidf_split7_level2.B220];[$optimize_tfidf_split8_level2.B220];[$optimize_tfidf_split9_level2.B220])" office:value-type="float" office:value="0.9" calcext:value-type="float">
            <text:p>0.9</text:p>
          </table:table-cell>
          <table:table-cell table:formula="of:=MIN([$optimize_tfidf_split0_level2.C220];[$optimize_tfidf_split1_level2.C220];[$optimize_tfidf_split2_level2.C220];[$optimize_tfidf_split3_level2.C220];[$optimize_tfidf_split4_level2.C220];[$optimize_tfidf_split5_level2.C220];[$optimize_tfidf_split6_level2.C220];[$optimize_tfidf_split7_level2.C220];[$optimize_tfidf_split8_level2.C220];[$optimize_tfidf_split9_level2.C220])" office:value-type="float" office:value="0.0372" calcext:value-type="float">
            <text:p>0.0372</text:p>
          </table:table-cell>
          <table:table-cell table:formula="of:=MIN([$optimize_tfidf_split0_level2.D220];[$optimize_tfidf_split1_level2.D220];[$optimize_tfidf_split2_level2.D220];[$optimize_tfidf_split3_level2.D220];[$optimize_tfidf_split4_level2.D220];[$optimize_tfidf_split5_level2.D220];[$optimize_tfidf_split6_level2.D220];[$optimize_tfidf_split7_level2.D220];[$optimize_tfidf_split8_level2.D220];[$optimize_tfidf_split9_level2.D220])" office:value-type="float" office:value="0.0531" calcext:value-type="float">
            <text:p>0.0531</text:p>
          </table:table-cell>
          <table:table-cell table:formula="of:=MIN([$optimize_tfidf_split0_level2.E220];[$optimize_tfidf_split1_level2.E220];[$optimize_tfidf_split2_level2.E220];[$optimize_tfidf_split3_level2.E220];[$optimize_tfidf_split4_level2.E220];[$optimize_tfidf_split5_level2.E220];[$optimize_tfidf_split6_level2.E220];[$optimize_tfidf_split7_level2.E220];[$optimize_tfidf_split8_level2.E220];[$optimize_tfidf_split9_level2.E22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240];[$optimize_tfidf_split1_level2.A240];[$optimize_tfidf_split2_level2.A240];[$optimize_tfidf_split3_level2.A240];[$optimize_tfidf_split4_level2.A240];[$optimize_tfidf_split5_level2.A240];[$optimize_tfidf_split6_level2.A240];[$optimize_tfidf_split7_level2.A240];[$optimize_tfidf_split8_level2.A240];[$optimize_tfidf_split9_level2.A240])" office:value-type="float" office:value="12" calcext:value-type="float">
            <text:p>12</text:p>
          </table:table-cell>
          <table:table-cell table:formula="of:=MIN([$optimize_tfidf_split0_level2.B240];[$optimize_tfidf_split1_level2.B240];[$optimize_tfidf_split2_level2.B240];[$optimize_tfidf_split3_level2.B240];[$optimize_tfidf_split4_level2.B240];[$optimize_tfidf_split5_level2.B240];[$optimize_tfidf_split6_level2.B240];[$optimize_tfidf_split7_level2.B240];[$optimize_tfidf_split8_level2.B240];[$optimize_tfidf_split9_level2.B240])" office:value-type="float" office:value="0.9" calcext:value-type="float">
            <text:p>0.9</text:p>
          </table:table-cell>
          <table:table-cell table:formula="of:=MIN([$optimize_tfidf_split0_level2.C240];[$optimize_tfidf_split1_level2.C240];[$optimize_tfidf_split2_level2.C240];[$optimize_tfidf_split3_level2.C240];[$optimize_tfidf_split4_level2.C240];[$optimize_tfidf_split5_level2.C240];[$optimize_tfidf_split6_level2.C240];[$optimize_tfidf_split7_level2.C240];[$optimize_tfidf_split8_level2.C240];[$optimize_tfidf_split9_level2.C240])" office:value-type="float" office:value="0.0372" calcext:value-type="float">
            <text:p>0.0372</text:p>
          </table:table-cell>
          <table:table-cell table:formula="of:=MIN([$optimize_tfidf_split0_level2.D240];[$optimize_tfidf_split1_level2.D240];[$optimize_tfidf_split2_level2.D240];[$optimize_tfidf_split3_level2.D240];[$optimize_tfidf_split4_level2.D240];[$optimize_tfidf_split5_level2.D240];[$optimize_tfidf_split6_level2.D240];[$optimize_tfidf_split7_level2.D240];[$optimize_tfidf_split8_level2.D240];[$optimize_tfidf_split9_level2.D240])" office:value-type="float" office:value="0.0531" calcext:value-type="float">
            <text:p>0.0531</text:p>
          </table:table-cell>
          <table:table-cell table:formula="of:=MIN([$optimize_tfidf_split0_level2.E240];[$optimize_tfidf_split1_level2.E240];[$optimize_tfidf_split2_level2.E240];[$optimize_tfidf_split3_level2.E240];[$optimize_tfidf_split4_level2.E240];[$optimize_tfidf_split5_level2.E240];[$optimize_tfidf_split6_level2.E240];[$optimize_tfidf_split7_level2.E240];[$optimize_tfidf_split8_level2.E240];[$optimize_tfidf_split9_level2.E24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260];[$optimize_tfidf_split1_level2.A260];[$optimize_tfidf_split2_level2.A260];[$optimize_tfidf_split3_level2.A260];[$optimize_tfidf_split4_level2.A260];[$optimize_tfidf_split5_level2.A260];[$optimize_tfidf_split6_level2.A260];[$optimize_tfidf_split7_level2.A260];[$optimize_tfidf_split8_level2.A260];[$optimize_tfidf_split9_level2.A260])" office:value-type="float" office:value="13" calcext:value-type="float">
            <text:p>13</text:p>
          </table:table-cell>
          <table:table-cell table:formula="of:=MIN([$optimize_tfidf_split0_level2.B260];[$optimize_tfidf_split1_level2.B260];[$optimize_tfidf_split2_level2.B260];[$optimize_tfidf_split3_level2.B260];[$optimize_tfidf_split4_level2.B260];[$optimize_tfidf_split5_level2.B260];[$optimize_tfidf_split6_level2.B260];[$optimize_tfidf_split7_level2.B260];[$optimize_tfidf_split8_level2.B260];[$optimize_tfidf_split9_level2.B260])" office:value-type="float" office:value="0.9" calcext:value-type="float">
            <text:p>0.9</text:p>
          </table:table-cell>
          <table:table-cell table:formula="of:=MIN([$optimize_tfidf_split0_level2.C260];[$optimize_tfidf_split1_level2.C260];[$optimize_tfidf_split2_level2.C260];[$optimize_tfidf_split3_level2.C260];[$optimize_tfidf_split4_level2.C260];[$optimize_tfidf_split5_level2.C260];[$optimize_tfidf_split6_level2.C260];[$optimize_tfidf_split7_level2.C260];[$optimize_tfidf_split8_level2.C260];[$optimize_tfidf_split9_level2.C260])" office:value-type="float" office:value="0.0372" calcext:value-type="float">
            <text:p>0.0372</text:p>
          </table:table-cell>
          <table:table-cell table:formula="of:=MIN([$optimize_tfidf_split0_level2.D260];[$optimize_tfidf_split1_level2.D260];[$optimize_tfidf_split2_level2.D260];[$optimize_tfidf_split3_level2.D260];[$optimize_tfidf_split4_level2.D260];[$optimize_tfidf_split5_level2.D260];[$optimize_tfidf_split6_level2.D260];[$optimize_tfidf_split7_level2.D260];[$optimize_tfidf_split8_level2.D260];[$optimize_tfidf_split9_level2.D260])" office:value-type="float" office:value="0.0531" calcext:value-type="float">
            <text:p>0.0531</text:p>
          </table:table-cell>
          <table:table-cell table:formula="of:=MIN([$optimize_tfidf_split0_level2.E260];[$optimize_tfidf_split1_level2.E260];[$optimize_tfidf_split2_level2.E260];[$optimize_tfidf_split3_level2.E260];[$optimize_tfidf_split4_level2.E260];[$optimize_tfidf_split5_level2.E260];[$optimize_tfidf_split6_level2.E260];[$optimize_tfidf_split7_level2.E260];[$optimize_tfidf_split8_level2.E260];[$optimize_tfidf_split9_level2.E26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280];[$optimize_tfidf_split1_level2.A280];[$optimize_tfidf_split2_level2.A280];[$optimize_tfidf_split3_level2.A280];[$optimize_tfidf_split4_level2.A280];[$optimize_tfidf_split5_level2.A280];[$optimize_tfidf_split6_level2.A280];[$optimize_tfidf_split7_level2.A280];[$optimize_tfidf_split8_level2.A280];[$optimize_tfidf_split9_level2.A280])" office:value-type="float" office:value="14" calcext:value-type="float">
            <text:p>14</text:p>
          </table:table-cell>
          <table:table-cell table:formula="of:=MIN([$optimize_tfidf_split0_level2.B280];[$optimize_tfidf_split1_level2.B280];[$optimize_tfidf_split2_level2.B280];[$optimize_tfidf_split3_level2.B280];[$optimize_tfidf_split4_level2.B280];[$optimize_tfidf_split5_level2.B280];[$optimize_tfidf_split6_level2.B280];[$optimize_tfidf_split7_level2.B280];[$optimize_tfidf_split8_level2.B280];[$optimize_tfidf_split9_level2.B280])" office:value-type="float" office:value="0.9" calcext:value-type="float">
            <text:p>0.9</text:p>
          </table:table-cell>
          <table:table-cell table:formula="of:=MIN([$optimize_tfidf_split0_level2.C280];[$optimize_tfidf_split1_level2.C280];[$optimize_tfidf_split2_level2.C280];[$optimize_tfidf_split3_level2.C280];[$optimize_tfidf_split4_level2.C280];[$optimize_tfidf_split5_level2.C280];[$optimize_tfidf_split6_level2.C280];[$optimize_tfidf_split7_level2.C280];[$optimize_tfidf_split8_level2.C280];[$optimize_tfidf_split9_level2.C280])" office:value-type="float" office:value="0.0372" calcext:value-type="float">
            <text:p>0.0372</text:p>
          </table:table-cell>
          <table:table-cell table:formula="of:=MIN([$optimize_tfidf_split0_level2.D280];[$optimize_tfidf_split1_level2.D280];[$optimize_tfidf_split2_level2.D280];[$optimize_tfidf_split3_level2.D280];[$optimize_tfidf_split4_level2.D280];[$optimize_tfidf_split5_level2.D280];[$optimize_tfidf_split6_level2.D280];[$optimize_tfidf_split7_level2.D280];[$optimize_tfidf_split8_level2.D280];[$optimize_tfidf_split9_level2.D280])" office:value-type="float" office:value="0.0531" calcext:value-type="float">
            <text:p>0.0531</text:p>
          </table:table-cell>
          <table:table-cell table:formula="of:=MIN([$optimize_tfidf_split0_level2.E280];[$optimize_tfidf_split1_level2.E280];[$optimize_tfidf_split2_level2.E280];[$optimize_tfidf_split3_level2.E280];[$optimize_tfidf_split4_level2.E280];[$optimize_tfidf_split5_level2.E280];[$optimize_tfidf_split6_level2.E280];[$optimize_tfidf_split7_level2.E280];[$optimize_tfidf_split8_level2.E280];[$optimize_tfidf_split9_level2.E28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300];[$optimize_tfidf_split1_level2.A300];[$optimize_tfidf_split2_level2.A300];[$optimize_tfidf_split3_level2.A300];[$optimize_tfidf_split4_level2.A300];[$optimize_tfidf_split5_level2.A300];[$optimize_tfidf_split6_level2.A300];[$optimize_tfidf_split7_level2.A300];[$optimize_tfidf_split8_level2.A300];[$optimize_tfidf_split9_level2.A300])" office:value-type="float" office:value="15" calcext:value-type="float">
            <text:p>15</text:p>
          </table:table-cell>
          <table:table-cell table:formula="of:=MIN([$optimize_tfidf_split0_level2.B300];[$optimize_tfidf_split1_level2.B300];[$optimize_tfidf_split2_level2.B300];[$optimize_tfidf_split3_level2.B300];[$optimize_tfidf_split4_level2.B300];[$optimize_tfidf_split5_level2.B300];[$optimize_tfidf_split6_level2.B300];[$optimize_tfidf_split7_level2.B300];[$optimize_tfidf_split8_level2.B300];[$optimize_tfidf_split9_level2.B300])" office:value-type="float" office:value="0.9" calcext:value-type="float">
            <text:p>0.9</text:p>
          </table:table-cell>
          <table:table-cell table:formula="of:=MIN([$optimize_tfidf_split0_level2.C300];[$optimize_tfidf_split1_level2.C300];[$optimize_tfidf_split2_level2.C300];[$optimize_tfidf_split3_level2.C300];[$optimize_tfidf_split4_level2.C300];[$optimize_tfidf_split5_level2.C300];[$optimize_tfidf_split6_level2.C300];[$optimize_tfidf_split7_level2.C300];[$optimize_tfidf_split8_level2.C300];[$optimize_tfidf_split9_level2.C300])" office:value-type="float" office:value="0.0372" calcext:value-type="float">
            <text:p>0.0372</text:p>
          </table:table-cell>
          <table:table-cell table:formula="of:=MIN([$optimize_tfidf_split0_level2.D300];[$optimize_tfidf_split1_level2.D300];[$optimize_tfidf_split2_level2.D300];[$optimize_tfidf_split3_level2.D300];[$optimize_tfidf_split4_level2.D300];[$optimize_tfidf_split5_level2.D300];[$optimize_tfidf_split6_level2.D300];[$optimize_tfidf_split7_level2.D300];[$optimize_tfidf_split8_level2.D300];[$optimize_tfidf_split9_level2.D300])" office:value-type="float" office:value="0.0531" calcext:value-type="float">
            <text:p>0.0531</text:p>
          </table:table-cell>
          <table:table-cell table:formula="of:=MIN([$optimize_tfidf_split0_level2.E300];[$optimize_tfidf_split1_level2.E300];[$optimize_tfidf_split2_level2.E300];[$optimize_tfidf_split3_level2.E300];[$optimize_tfidf_split4_level2.E300];[$optimize_tfidf_split5_level2.E300];[$optimize_tfidf_split6_level2.E300];[$optimize_tfidf_split7_level2.E300];[$optimize_tfidf_split8_level2.E300];[$optimize_tfidf_split9_level2.E300])" office:value-type="float" office:value="0.0415" calcext:value-type="float">
            <text:p>0.0415</text:p>
          </table:table-cell>
        </table:table-row>
        <table:table-row table:style-name="ro1">
          <table:table-cell table:formula="of:=MIN([$optimize_tfidf_split0_level2.A20];[$optimize_tfidf_split1_level2.A20];[$optimize_tfidf_split2_level2.A20];[$optimize_tfidf_split3_level2.A20];[$optimize_tfidf_split4_level2.A20];[$optimize_tfidf_split5_level2.A20];[$optimize_tfidf_split6_level2.A20];[$optimize_tfidf_split7_level2.A20];[$optimize_tfidf_split8_level2.A20];[$optimize_tfidf_split9_level2.A20])" office:value-type="float" office:value="1" calcext:value-type="float">
            <text:p>1</text:p>
          </table:table-cell>
          <table:table-cell table:formula="of:=MIN([$optimize_tfidf_split0_level2.B20];[$optimize_tfidf_split1_level2.B20];[$optimize_tfidf_split2_level2.B20];[$optimize_tfidf_split3_level2.B20];[$optimize_tfidf_split4_level2.B20];[$optimize_tfidf_split5_level2.B20];[$optimize_tfidf_split6_level2.B20];[$optimize_tfidf_split7_level2.B20];[$optimize_tfidf_split8_level2.B20];[$optimize_tfidf_split9_level2.B20])" office:value-type="float" office:value="0.9" calcext:value-type="float">
            <text:p>0.9</text:p>
          </table:table-cell>
          <table:table-cell table:formula="of:=MIN([$optimize_tfidf_split0_level2.C20];[$optimize_tfidf_split1_level2.C20];[$optimize_tfidf_split2_level2.C20];[$optimize_tfidf_split3_level2.C20];[$optimize_tfidf_split4_level2.C20];[$optimize_tfidf_split5_level2.C20];[$optimize_tfidf_split6_level2.C20];[$optimize_tfidf_split7_level2.C20];[$optimize_tfidf_split8_level2.C20];[$optimize_tfidf_split9_level2.C20])" office:value-type="float" office:value="0.0292" calcext:value-type="float">
            <text:p>0.0292</text:p>
          </table:table-cell>
          <table:table-cell table:formula="of:=MIN([$optimize_tfidf_split0_level2.D20];[$optimize_tfidf_split1_level2.D20];[$optimize_tfidf_split2_level2.D20];[$optimize_tfidf_split3_level2.D20];[$optimize_tfidf_split4_level2.D20];[$optimize_tfidf_split5_level2.D20];[$optimize_tfidf_split6_level2.D20];[$optimize_tfidf_split7_level2.D20];[$optimize_tfidf_split8_level2.D20];[$optimize_tfidf_split9_level2.D20])" office:value-type="float" office:value="0.0199" calcext:value-type="float">
            <text:p>0.0199</text:p>
          </table:table-cell>
          <table:table-cell table:formula="of:=MIN([$optimize_tfidf_split0_level2.E20];[$optimize_tfidf_split1_level2.E20];[$optimize_tfidf_split2_level2.E20];[$optimize_tfidf_split3_level2.E20];[$optimize_tfidf_split4_level2.E20];[$optimize_tfidf_split5_level2.E20];[$optimize_tfidf_split6_level2.E20];[$optimize_tfidf_split7_level2.E20];[$optimize_tfidf_split8_level2.E20];[$optimize_tfidf_split9_level2.E20])" office:value-type="float" office:value="0.023" calcext:value-type="float">
            <text:p>0.023</text:p>
          </table:table-cell>
        </table:table-row>
        <table:table-row table:style-name="ro1">
          <table:table-cell table:formula="of:=MIN([$optimize_tfidf_split0_level2.A21];[$optimize_tfidf_split1_level2.A21];[$optimize_tfidf_split2_level2.A21];[$optimize_tfidf_split3_level2.A21];[$optimize_tfidf_split4_level2.A21];[$optimize_tfidf_split5_level2.A21];[$optimize_tfidf_split6_level2.A21];[$optimize_tfidf_split7_level2.A21];[$optimize_tfidf_split8_level2.A21];[$optimize_tfidf_split9_level2.A21])" office:value-type="float" office:value="1" calcext:value-type="float">
            <text:p>1</text:p>
          </table:table-cell>
          <table:table-cell table:formula="of:=MIN([$optimize_tfidf_split0_level2.B21];[$optimize_tfidf_split1_level2.B21];[$optimize_tfidf_split2_level2.B21];[$optimize_tfidf_split3_level2.B21];[$optimize_tfidf_split4_level2.B21];[$optimize_tfidf_split5_level2.B21];[$optimize_tfidf_split6_level2.B21];[$optimize_tfidf_split7_level2.B21];[$optimize_tfidf_split8_level2.B21];[$optimize_tfidf_split9_level2.B21])" office:value-type="float" office:value="0.95" calcext:value-type="float">
            <text:p>0.95</text:p>
          </table:table-cell>
          <table:table-cell table:formula="of:=MIN([$optimize_tfidf_split0_level2.C21];[$optimize_tfidf_split1_level2.C21];[$optimize_tfidf_split2_level2.C21];[$optimize_tfidf_split3_level2.C21];[$optimize_tfidf_split4_level2.C21];[$optimize_tfidf_split5_level2.C21];[$optimize_tfidf_split6_level2.C21];[$optimize_tfidf_split7_level2.C21];[$optimize_tfidf_split8_level2.C21];[$optimize_tfidf_split9_level2.C21])" office:value-type="float" office:value="0" calcext:value-type="float">
            <text:p>0</text:p>
          </table:table-cell>
          <table:table-cell table:formula="of:=MIN([$optimize_tfidf_split0_level2.D21];[$optimize_tfidf_split1_level2.D21];[$optimize_tfidf_split2_level2.D21];[$optimize_tfidf_split3_level2.D21];[$optimize_tfidf_split4_level2.D21];[$optimize_tfidf_split5_level2.D21];[$optimize_tfidf_split6_level2.D21];[$optimize_tfidf_split7_level2.D21];[$optimize_tfidf_split8_level2.D21];[$optimize_tfidf_split9_level2.D21])" office:value-type="float" office:value="0" calcext:value-type="float">
            <text:p>0</text:p>
          </table:table-cell>
          <table:table-cell table:formula="of:=MIN([$optimize_tfidf_split0_level2.E21];[$optimize_tfidf_split1_level2.E21];[$optimize_tfidf_split2_level2.E21];[$optimize_tfidf_split3_level2.E21];[$optimize_tfidf_split4_level2.E21];[$optimize_tfidf_split5_level2.E21];[$optimize_tfidf_split6_level2.E21];[$optimize_tfidf_split7_level2.E21];[$optimize_tfidf_split8_level2.E21];[$optimize_tfidf_split9_level2.E2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41];[$optimize_tfidf_split1_level2.A41];[$optimize_tfidf_split2_level2.A41];[$optimize_tfidf_split3_level2.A41];[$optimize_tfidf_split4_level2.A41];[$optimize_tfidf_split5_level2.A41];[$optimize_tfidf_split6_level2.A41];[$optimize_tfidf_split7_level2.A41];[$optimize_tfidf_split8_level2.A41];[$optimize_tfidf_split9_level2.A41])" office:value-type="float" office:value="2" calcext:value-type="float">
            <text:p>2</text:p>
          </table:table-cell>
          <table:table-cell table:formula="of:=MIN([$optimize_tfidf_split0_level2.B41];[$optimize_tfidf_split1_level2.B41];[$optimize_tfidf_split2_level2.B41];[$optimize_tfidf_split3_level2.B41];[$optimize_tfidf_split4_level2.B41];[$optimize_tfidf_split5_level2.B41];[$optimize_tfidf_split6_level2.B41];[$optimize_tfidf_split7_level2.B41];[$optimize_tfidf_split8_level2.B41];[$optimize_tfidf_split9_level2.B41])" office:value-type="float" office:value="0.95" calcext:value-type="float">
            <text:p>0.95</text:p>
          </table:table-cell>
          <table:table-cell table:formula="of:=MIN([$optimize_tfidf_split0_level2.C41];[$optimize_tfidf_split1_level2.C41];[$optimize_tfidf_split2_level2.C41];[$optimize_tfidf_split3_level2.C41];[$optimize_tfidf_split4_level2.C41];[$optimize_tfidf_split5_level2.C41];[$optimize_tfidf_split6_level2.C41];[$optimize_tfidf_split7_level2.C41];[$optimize_tfidf_split8_level2.C41];[$optimize_tfidf_split9_level2.C41])" office:value-type="float" office:value="0" calcext:value-type="float">
            <text:p>0</text:p>
          </table:table-cell>
          <table:table-cell table:formula="of:=MIN([$optimize_tfidf_split0_level2.D41];[$optimize_tfidf_split1_level2.D41];[$optimize_tfidf_split2_level2.D41];[$optimize_tfidf_split3_level2.D41];[$optimize_tfidf_split4_level2.D41];[$optimize_tfidf_split5_level2.D41];[$optimize_tfidf_split6_level2.D41];[$optimize_tfidf_split7_level2.D41];[$optimize_tfidf_split8_level2.D41];[$optimize_tfidf_split9_level2.D41])" office:value-type="float" office:value="0" calcext:value-type="float">
            <text:p>0</text:p>
          </table:table-cell>
          <table:table-cell table:formula="of:=MIN([$optimize_tfidf_split0_level2.E41];[$optimize_tfidf_split1_level2.E41];[$optimize_tfidf_split2_level2.E41];[$optimize_tfidf_split3_level2.E41];[$optimize_tfidf_split4_level2.E41];[$optimize_tfidf_split5_level2.E41];[$optimize_tfidf_split6_level2.E41];[$optimize_tfidf_split7_level2.E41];[$optimize_tfidf_split8_level2.E41];[$optimize_tfidf_split9_level2.E4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61];[$optimize_tfidf_split1_level2.A61];[$optimize_tfidf_split2_level2.A61];[$optimize_tfidf_split3_level2.A61];[$optimize_tfidf_split4_level2.A61];[$optimize_tfidf_split5_level2.A61];[$optimize_tfidf_split6_level2.A61];[$optimize_tfidf_split7_level2.A61];[$optimize_tfidf_split8_level2.A61];[$optimize_tfidf_split9_level2.A61])" office:value-type="float" office:value="3" calcext:value-type="float">
            <text:p>3</text:p>
          </table:table-cell>
          <table:table-cell table:formula="of:=MIN([$optimize_tfidf_split0_level2.B61];[$optimize_tfidf_split1_level2.B61];[$optimize_tfidf_split2_level2.B61];[$optimize_tfidf_split3_level2.B61];[$optimize_tfidf_split4_level2.B61];[$optimize_tfidf_split5_level2.B61];[$optimize_tfidf_split6_level2.B61];[$optimize_tfidf_split7_level2.B61];[$optimize_tfidf_split8_level2.B61];[$optimize_tfidf_split9_level2.B61])" office:value-type="float" office:value="0.95" calcext:value-type="float">
            <text:p>0.95</text:p>
          </table:table-cell>
          <table:table-cell table:formula="of:=MIN([$optimize_tfidf_split0_level2.C61];[$optimize_tfidf_split1_level2.C61];[$optimize_tfidf_split2_level2.C61];[$optimize_tfidf_split3_level2.C61];[$optimize_tfidf_split4_level2.C61];[$optimize_tfidf_split5_level2.C61];[$optimize_tfidf_split6_level2.C61];[$optimize_tfidf_split7_level2.C61];[$optimize_tfidf_split8_level2.C61];[$optimize_tfidf_split9_level2.C61])" office:value-type="float" office:value="0" calcext:value-type="float">
            <text:p>0</text:p>
          </table:table-cell>
          <table:table-cell table:formula="of:=MIN([$optimize_tfidf_split0_level2.D61];[$optimize_tfidf_split1_level2.D61];[$optimize_tfidf_split2_level2.D61];[$optimize_tfidf_split3_level2.D61];[$optimize_tfidf_split4_level2.D61];[$optimize_tfidf_split5_level2.D61];[$optimize_tfidf_split6_level2.D61];[$optimize_tfidf_split7_level2.D61];[$optimize_tfidf_split8_level2.D61];[$optimize_tfidf_split9_level2.D61])" office:value-type="float" office:value="0" calcext:value-type="float">
            <text:p>0</text:p>
          </table:table-cell>
          <table:table-cell table:formula="of:=MIN([$optimize_tfidf_split0_level2.E61];[$optimize_tfidf_split1_level2.E61];[$optimize_tfidf_split2_level2.E61];[$optimize_tfidf_split3_level2.E61];[$optimize_tfidf_split4_level2.E61];[$optimize_tfidf_split5_level2.E61];[$optimize_tfidf_split6_level2.E61];[$optimize_tfidf_split7_level2.E61];[$optimize_tfidf_split8_level2.E61];[$optimize_tfidf_split9_level2.E6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81];[$optimize_tfidf_split1_level2.A81];[$optimize_tfidf_split2_level2.A81];[$optimize_tfidf_split3_level2.A81];[$optimize_tfidf_split4_level2.A81];[$optimize_tfidf_split5_level2.A81];[$optimize_tfidf_split6_level2.A81];[$optimize_tfidf_split7_level2.A81];[$optimize_tfidf_split8_level2.A81];[$optimize_tfidf_split9_level2.A81])" office:value-type="float" office:value="4" calcext:value-type="float">
            <text:p>4</text:p>
          </table:table-cell>
          <table:table-cell table:formula="of:=MIN([$optimize_tfidf_split0_level2.B81];[$optimize_tfidf_split1_level2.B81];[$optimize_tfidf_split2_level2.B81];[$optimize_tfidf_split3_level2.B81];[$optimize_tfidf_split4_level2.B81];[$optimize_tfidf_split5_level2.B81];[$optimize_tfidf_split6_level2.B81];[$optimize_tfidf_split7_level2.B81];[$optimize_tfidf_split8_level2.B81];[$optimize_tfidf_split9_level2.B81])" office:value-type="float" office:value="0.95" calcext:value-type="float">
            <text:p>0.95</text:p>
          </table:table-cell>
          <table:table-cell table:formula="of:=MIN([$optimize_tfidf_split0_level2.C81];[$optimize_tfidf_split1_level2.C81];[$optimize_tfidf_split2_level2.C81];[$optimize_tfidf_split3_level2.C81];[$optimize_tfidf_split4_level2.C81];[$optimize_tfidf_split5_level2.C81];[$optimize_tfidf_split6_level2.C81];[$optimize_tfidf_split7_level2.C81];[$optimize_tfidf_split8_level2.C81];[$optimize_tfidf_split9_level2.C81])" office:value-type="float" office:value="0" calcext:value-type="float">
            <text:p>0</text:p>
          </table:table-cell>
          <table:table-cell table:formula="of:=MIN([$optimize_tfidf_split0_level2.D81];[$optimize_tfidf_split1_level2.D81];[$optimize_tfidf_split2_level2.D81];[$optimize_tfidf_split3_level2.D81];[$optimize_tfidf_split4_level2.D81];[$optimize_tfidf_split5_level2.D81];[$optimize_tfidf_split6_level2.D81];[$optimize_tfidf_split7_level2.D81];[$optimize_tfidf_split8_level2.D81];[$optimize_tfidf_split9_level2.D81])" office:value-type="float" office:value="0" calcext:value-type="float">
            <text:p>0</text:p>
          </table:table-cell>
          <table:table-cell table:formula="of:=MIN([$optimize_tfidf_split0_level2.E81];[$optimize_tfidf_split1_level2.E81];[$optimize_tfidf_split2_level2.E81];[$optimize_tfidf_split3_level2.E81];[$optimize_tfidf_split4_level2.E81];[$optimize_tfidf_split5_level2.E81];[$optimize_tfidf_split6_level2.E81];[$optimize_tfidf_split7_level2.E81];[$optimize_tfidf_split8_level2.E81];[$optimize_tfidf_split9_level2.E8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101];[$optimize_tfidf_split1_level2.A101];[$optimize_tfidf_split2_level2.A101];[$optimize_tfidf_split3_level2.A101];[$optimize_tfidf_split4_level2.A101];[$optimize_tfidf_split5_level2.A101];[$optimize_tfidf_split6_level2.A101];[$optimize_tfidf_split7_level2.A101];[$optimize_tfidf_split8_level2.A101];[$optimize_tfidf_split9_level2.A101])" office:value-type="float" office:value="5" calcext:value-type="float">
            <text:p>5</text:p>
          </table:table-cell>
          <table:table-cell table:formula="of:=MIN([$optimize_tfidf_split0_level2.B101];[$optimize_tfidf_split1_level2.B101];[$optimize_tfidf_split2_level2.B101];[$optimize_tfidf_split3_level2.B101];[$optimize_tfidf_split4_level2.B101];[$optimize_tfidf_split5_level2.B101];[$optimize_tfidf_split6_level2.B101];[$optimize_tfidf_split7_level2.B101];[$optimize_tfidf_split8_level2.B101];[$optimize_tfidf_split9_level2.B101])" office:value-type="float" office:value="0.95" calcext:value-type="float">
            <text:p>0.95</text:p>
          </table:table-cell>
          <table:table-cell table:formula="of:=MIN([$optimize_tfidf_split0_level2.C101];[$optimize_tfidf_split1_level2.C101];[$optimize_tfidf_split2_level2.C101];[$optimize_tfidf_split3_level2.C101];[$optimize_tfidf_split4_level2.C101];[$optimize_tfidf_split5_level2.C101];[$optimize_tfidf_split6_level2.C101];[$optimize_tfidf_split7_level2.C101];[$optimize_tfidf_split8_level2.C101];[$optimize_tfidf_split9_level2.C101])" office:value-type="float" office:value="0" calcext:value-type="float">
            <text:p>0</text:p>
          </table:table-cell>
          <table:table-cell table:formula="of:=MIN([$optimize_tfidf_split0_level2.D101];[$optimize_tfidf_split1_level2.D101];[$optimize_tfidf_split2_level2.D101];[$optimize_tfidf_split3_level2.D101];[$optimize_tfidf_split4_level2.D101];[$optimize_tfidf_split5_level2.D101];[$optimize_tfidf_split6_level2.D101];[$optimize_tfidf_split7_level2.D101];[$optimize_tfidf_split8_level2.D101];[$optimize_tfidf_split9_level2.D101])" office:value-type="float" office:value="0" calcext:value-type="float">
            <text:p>0</text:p>
          </table:table-cell>
          <table:table-cell table:formula="of:=MIN([$optimize_tfidf_split0_level2.E101];[$optimize_tfidf_split1_level2.E101];[$optimize_tfidf_split2_level2.E101];[$optimize_tfidf_split3_level2.E101];[$optimize_tfidf_split4_level2.E101];[$optimize_tfidf_split5_level2.E101];[$optimize_tfidf_split6_level2.E101];[$optimize_tfidf_split7_level2.E101];[$optimize_tfidf_split8_level2.E101];[$optimize_tfidf_split9_level2.E10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121];[$optimize_tfidf_split1_level2.A121];[$optimize_tfidf_split2_level2.A121];[$optimize_tfidf_split3_level2.A121];[$optimize_tfidf_split4_level2.A121];[$optimize_tfidf_split5_level2.A121];[$optimize_tfidf_split6_level2.A121];[$optimize_tfidf_split7_level2.A121];[$optimize_tfidf_split8_level2.A121];[$optimize_tfidf_split9_level2.A121])" office:value-type="float" office:value="6" calcext:value-type="float">
            <text:p>6</text:p>
          </table:table-cell>
          <table:table-cell table:formula="of:=MIN([$optimize_tfidf_split0_level2.B121];[$optimize_tfidf_split1_level2.B121];[$optimize_tfidf_split2_level2.B121];[$optimize_tfidf_split3_level2.B121];[$optimize_tfidf_split4_level2.B121];[$optimize_tfidf_split5_level2.B121];[$optimize_tfidf_split6_level2.B121];[$optimize_tfidf_split7_level2.B121];[$optimize_tfidf_split8_level2.B121];[$optimize_tfidf_split9_level2.B121])" office:value-type="float" office:value="0.95" calcext:value-type="float">
            <text:p>0.95</text:p>
          </table:table-cell>
          <table:table-cell table:formula="of:=MIN([$optimize_tfidf_split0_level2.C121];[$optimize_tfidf_split1_level2.C121];[$optimize_tfidf_split2_level2.C121];[$optimize_tfidf_split3_level2.C121];[$optimize_tfidf_split4_level2.C121];[$optimize_tfidf_split5_level2.C121];[$optimize_tfidf_split6_level2.C121];[$optimize_tfidf_split7_level2.C121];[$optimize_tfidf_split8_level2.C121];[$optimize_tfidf_split9_level2.C121])" office:value-type="float" office:value="0" calcext:value-type="float">
            <text:p>0</text:p>
          </table:table-cell>
          <table:table-cell table:formula="of:=MIN([$optimize_tfidf_split0_level2.D121];[$optimize_tfidf_split1_level2.D121];[$optimize_tfidf_split2_level2.D121];[$optimize_tfidf_split3_level2.D121];[$optimize_tfidf_split4_level2.D121];[$optimize_tfidf_split5_level2.D121];[$optimize_tfidf_split6_level2.D121];[$optimize_tfidf_split7_level2.D121];[$optimize_tfidf_split8_level2.D121];[$optimize_tfidf_split9_level2.D121])" office:value-type="float" office:value="0" calcext:value-type="float">
            <text:p>0</text:p>
          </table:table-cell>
          <table:table-cell table:formula="of:=MIN([$optimize_tfidf_split0_level2.E121];[$optimize_tfidf_split1_level2.E121];[$optimize_tfidf_split2_level2.E121];[$optimize_tfidf_split3_level2.E121];[$optimize_tfidf_split4_level2.E121];[$optimize_tfidf_split5_level2.E121];[$optimize_tfidf_split6_level2.E121];[$optimize_tfidf_split7_level2.E121];[$optimize_tfidf_split8_level2.E121];[$optimize_tfidf_split9_level2.E12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141];[$optimize_tfidf_split1_level2.A141];[$optimize_tfidf_split2_level2.A141];[$optimize_tfidf_split3_level2.A141];[$optimize_tfidf_split4_level2.A141];[$optimize_tfidf_split5_level2.A141];[$optimize_tfidf_split6_level2.A141];[$optimize_tfidf_split7_level2.A141];[$optimize_tfidf_split8_level2.A141];[$optimize_tfidf_split9_level2.A141])" office:value-type="float" office:value="7" calcext:value-type="float">
            <text:p>7</text:p>
          </table:table-cell>
          <table:table-cell table:formula="of:=MIN([$optimize_tfidf_split0_level2.B141];[$optimize_tfidf_split1_level2.B141];[$optimize_tfidf_split2_level2.B141];[$optimize_tfidf_split3_level2.B141];[$optimize_tfidf_split4_level2.B141];[$optimize_tfidf_split5_level2.B141];[$optimize_tfidf_split6_level2.B141];[$optimize_tfidf_split7_level2.B141];[$optimize_tfidf_split8_level2.B141];[$optimize_tfidf_split9_level2.B141])" office:value-type="float" office:value="0.95" calcext:value-type="float">
            <text:p>0.95</text:p>
          </table:table-cell>
          <table:table-cell table:formula="of:=MIN([$optimize_tfidf_split0_level2.C141];[$optimize_tfidf_split1_level2.C141];[$optimize_tfidf_split2_level2.C141];[$optimize_tfidf_split3_level2.C141];[$optimize_tfidf_split4_level2.C141];[$optimize_tfidf_split5_level2.C141];[$optimize_tfidf_split6_level2.C141];[$optimize_tfidf_split7_level2.C141];[$optimize_tfidf_split8_level2.C141];[$optimize_tfidf_split9_level2.C141])" office:value-type="float" office:value="0" calcext:value-type="float">
            <text:p>0</text:p>
          </table:table-cell>
          <table:table-cell table:formula="of:=MIN([$optimize_tfidf_split0_level2.D141];[$optimize_tfidf_split1_level2.D141];[$optimize_tfidf_split2_level2.D141];[$optimize_tfidf_split3_level2.D141];[$optimize_tfidf_split4_level2.D141];[$optimize_tfidf_split5_level2.D141];[$optimize_tfidf_split6_level2.D141];[$optimize_tfidf_split7_level2.D141];[$optimize_tfidf_split8_level2.D141];[$optimize_tfidf_split9_level2.D141])" office:value-type="float" office:value="0" calcext:value-type="float">
            <text:p>0</text:p>
          </table:table-cell>
          <table:table-cell table:formula="of:=MIN([$optimize_tfidf_split0_level2.E141];[$optimize_tfidf_split1_level2.E141];[$optimize_tfidf_split2_level2.E141];[$optimize_tfidf_split3_level2.E141];[$optimize_tfidf_split4_level2.E141];[$optimize_tfidf_split5_level2.E141];[$optimize_tfidf_split6_level2.E141];[$optimize_tfidf_split7_level2.E141];[$optimize_tfidf_split8_level2.E141];[$optimize_tfidf_split9_level2.E14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161];[$optimize_tfidf_split1_level2.A161];[$optimize_tfidf_split2_level2.A161];[$optimize_tfidf_split3_level2.A161];[$optimize_tfidf_split4_level2.A161];[$optimize_tfidf_split5_level2.A161];[$optimize_tfidf_split6_level2.A161];[$optimize_tfidf_split7_level2.A161];[$optimize_tfidf_split8_level2.A161];[$optimize_tfidf_split9_level2.A161])" office:value-type="float" office:value="8" calcext:value-type="float">
            <text:p>8</text:p>
          </table:table-cell>
          <table:table-cell table:formula="of:=MIN([$optimize_tfidf_split0_level2.B161];[$optimize_tfidf_split1_level2.B161];[$optimize_tfidf_split2_level2.B161];[$optimize_tfidf_split3_level2.B161];[$optimize_tfidf_split4_level2.B161];[$optimize_tfidf_split5_level2.B161];[$optimize_tfidf_split6_level2.B161];[$optimize_tfidf_split7_level2.B161];[$optimize_tfidf_split8_level2.B161];[$optimize_tfidf_split9_level2.B161])" office:value-type="float" office:value="0.95" calcext:value-type="float">
            <text:p>0.95</text:p>
          </table:table-cell>
          <table:table-cell table:formula="of:=MIN([$optimize_tfidf_split0_level2.C161];[$optimize_tfidf_split1_level2.C161];[$optimize_tfidf_split2_level2.C161];[$optimize_tfidf_split3_level2.C161];[$optimize_tfidf_split4_level2.C161];[$optimize_tfidf_split5_level2.C161];[$optimize_tfidf_split6_level2.C161];[$optimize_tfidf_split7_level2.C161];[$optimize_tfidf_split8_level2.C161];[$optimize_tfidf_split9_level2.C161])" office:value-type="float" office:value="0" calcext:value-type="float">
            <text:p>0</text:p>
          </table:table-cell>
          <table:table-cell table:formula="of:=MIN([$optimize_tfidf_split0_level2.D161];[$optimize_tfidf_split1_level2.D161];[$optimize_tfidf_split2_level2.D161];[$optimize_tfidf_split3_level2.D161];[$optimize_tfidf_split4_level2.D161];[$optimize_tfidf_split5_level2.D161];[$optimize_tfidf_split6_level2.D161];[$optimize_tfidf_split7_level2.D161];[$optimize_tfidf_split8_level2.D161];[$optimize_tfidf_split9_level2.D161])" office:value-type="float" office:value="0" calcext:value-type="float">
            <text:p>0</text:p>
          </table:table-cell>
          <table:table-cell table:formula="of:=MIN([$optimize_tfidf_split0_level2.E161];[$optimize_tfidf_split1_level2.E161];[$optimize_tfidf_split2_level2.E161];[$optimize_tfidf_split3_level2.E161];[$optimize_tfidf_split4_level2.E161];[$optimize_tfidf_split5_level2.E161];[$optimize_tfidf_split6_level2.E161];[$optimize_tfidf_split7_level2.E161];[$optimize_tfidf_split8_level2.E161];[$optimize_tfidf_split9_level2.E16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181];[$optimize_tfidf_split1_level2.A181];[$optimize_tfidf_split2_level2.A181];[$optimize_tfidf_split3_level2.A181];[$optimize_tfidf_split4_level2.A181];[$optimize_tfidf_split5_level2.A181];[$optimize_tfidf_split6_level2.A181];[$optimize_tfidf_split7_level2.A181];[$optimize_tfidf_split8_level2.A181];[$optimize_tfidf_split9_level2.A181])" office:value-type="float" office:value="9" calcext:value-type="float">
            <text:p>9</text:p>
          </table:table-cell>
          <table:table-cell table:formula="of:=MIN([$optimize_tfidf_split0_level2.B181];[$optimize_tfidf_split1_level2.B181];[$optimize_tfidf_split2_level2.B181];[$optimize_tfidf_split3_level2.B181];[$optimize_tfidf_split4_level2.B181];[$optimize_tfidf_split5_level2.B181];[$optimize_tfidf_split6_level2.B181];[$optimize_tfidf_split7_level2.B181];[$optimize_tfidf_split8_level2.B181];[$optimize_tfidf_split9_level2.B181])" office:value-type="float" office:value="0.95" calcext:value-type="float">
            <text:p>0.95</text:p>
          </table:table-cell>
          <table:table-cell table:formula="of:=MIN([$optimize_tfidf_split0_level2.C181];[$optimize_tfidf_split1_level2.C181];[$optimize_tfidf_split2_level2.C181];[$optimize_tfidf_split3_level2.C181];[$optimize_tfidf_split4_level2.C181];[$optimize_tfidf_split5_level2.C181];[$optimize_tfidf_split6_level2.C181];[$optimize_tfidf_split7_level2.C181];[$optimize_tfidf_split8_level2.C181];[$optimize_tfidf_split9_level2.C181])" office:value-type="float" office:value="0" calcext:value-type="float">
            <text:p>0</text:p>
          </table:table-cell>
          <table:table-cell table:formula="of:=MIN([$optimize_tfidf_split0_level2.D181];[$optimize_tfidf_split1_level2.D181];[$optimize_tfidf_split2_level2.D181];[$optimize_tfidf_split3_level2.D181];[$optimize_tfidf_split4_level2.D181];[$optimize_tfidf_split5_level2.D181];[$optimize_tfidf_split6_level2.D181];[$optimize_tfidf_split7_level2.D181];[$optimize_tfidf_split8_level2.D181];[$optimize_tfidf_split9_level2.D181])" office:value-type="float" office:value="0" calcext:value-type="float">
            <text:p>0</text:p>
          </table:table-cell>
          <table:table-cell table:formula="of:=MIN([$optimize_tfidf_split0_level2.E181];[$optimize_tfidf_split1_level2.E181];[$optimize_tfidf_split2_level2.E181];[$optimize_tfidf_split3_level2.E181];[$optimize_tfidf_split4_level2.E181];[$optimize_tfidf_split5_level2.E181];[$optimize_tfidf_split6_level2.E181];[$optimize_tfidf_split7_level2.E181];[$optimize_tfidf_split8_level2.E181];[$optimize_tfidf_split9_level2.E18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201];[$optimize_tfidf_split1_level2.A201];[$optimize_tfidf_split2_level2.A201];[$optimize_tfidf_split3_level2.A201];[$optimize_tfidf_split4_level2.A201];[$optimize_tfidf_split5_level2.A201];[$optimize_tfidf_split6_level2.A201];[$optimize_tfidf_split7_level2.A201];[$optimize_tfidf_split8_level2.A201];[$optimize_tfidf_split9_level2.A201])" office:value-type="float" office:value="10" calcext:value-type="float">
            <text:p>10</text:p>
          </table:table-cell>
          <table:table-cell table:formula="of:=MIN([$optimize_tfidf_split0_level2.B201];[$optimize_tfidf_split1_level2.B201];[$optimize_tfidf_split2_level2.B201];[$optimize_tfidf_split3_level2.B201];[$optimize_tfidf_split4_level2.B201];[$optimize_tfidf_split5_level2.B201];[$optimize_tfidf_split6_level2.B201];[$optimize_tfidf_split7_level2.B201];[$optimize_tfidf_split8_level2.B201];[$optimize_tfidf_split9_level2.B201])" office:value-type="float" office:value="0.95" calcext:value-type="float">
            <text:p>0.95</text:p>
          </table:table-cell>
          <table:table-cell table:formula="of:=MIN([$optimize_tfidf_split0_level2.C201];[$optimize_tfidf_split1_level2.C201];[$optimize_tfidf_split2_level2.C201];[$optimize_tfidf_split3_level2.C201];[$optimize_tfidf_split4_level2.C201];[$optimize_tfidf_split5_level2.C201];[$optimize_tfidf_split6_level2.C201];[$optimize_tfidf_split7_level2.C201];[$optimize_tfidf_split8_level2.C201];[$optimize_tfidf_split9_level2.C201])" office:value-type="float" office:value="0" calcext:value-type="float">
            <text:p>0</text:p>
          </table:table-cell>
          <table:table-cell table:formula="of:=MIN([$optimize_tfidf_split0_level2.D201];[$optimize_tfidf_split1_level2.D201];[$optimize_tfidf_split2_level2.D201];[$optimize_tfidf_split3_level2.D201];[$optimize_tfidf_split4_level2.D201];[$optimize_tfidf_split5_level2.D201];[$optimize_tfidf_split6_level2.D201];[$optimize_tfidf_split7_level2.D201];[$optimize_tfidf_split8_level2.D201];[$optimize_tfidf_split9_level2.D201])" office:value-type="float" office:value="0" calcext:value-type="float">
            <text:p>0</text:p>
          </table:table-cell>
          <table:table-cell table:formula="of:=MIN([$optimize_tfidf_split0_level2.E201];[$optimize_tfidf_split1_level2.E201];[$optimize_tfidf_split2_level2.E201];[$optimize_tfidf_split3_level2.E201];[$optimize_tfidf_split4_level2.E201];[$optimize_tfidf_split5_level2.E201];[$optimize_tfidf_split6_level2.E201];[$optimize_tfidf_split7_level2.E201];[$optimize_tfidf_split8_level2.E201];[$optimize_tfidf_split9_level2.E20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221];[$optimize_tfidf_split1_level2.A221];[$optimize_tfidf_split2_level2.A221];[$optimize_tfidf_split3_level2.A221];[$optimize_tfidf_split4_level2.A221];[$optimize_tfidf_split5_level2.A221];[$optimize_tfidf_split6_level2.A221];[$optimize_tfidf_split7_level2.A221];[$optimize_tfidf_split8_level2.A221];[$optimize_tfidf_split9_level2.A221])" office:value-type="float" office:value="11" calcext:value-type="float">
            <text:p>11</text:p>
          </table:table-cell>
          <table:table-cell table:formula="of:=MIN([$optimize_tfidf_split0_level2.B221];[$optimize_tfidf_split1_level2.B221];[$optimize_tfidf_split2_level2.B221];[$optimize_tfidf_split3_level2.B221];[$optimize_tfidf_split4_level2.B221];[$optimize_tfidf_split5_level2.B221];[$optimize_tfidf_split6_level2.B221];[$optimize_tfidf_split7_level2.B221];[$optimize_tfidf_split8_level2.B221];[$optimize_tfidf_split9_level2.B221])" office:value-type="float" office:value="0.95" calcext:value-type="float">
            <text:p>0.95</text:p>
          </table:table-cell>
          <table:table-cell table:formula="of:=MIN([$optimize_tfidf_split0_level2.C221];[$optimize_tfidf_split1_level2.C221];[$optimize_tfidf_split2_level2.C221];[$optimize_tfidf_split3_level2.C221];[$optimize_tfidf_split4_level2.C221];[$optimize_tfidf_split5_level2.C221];[$optimize_tfidf_split6_level2.C221];[$optimize_tfidf_split7_level2.C221];[$optimize_tfidf_split8_level2.C221];[$optimize_tfidf_split9_level2.C221])" office:value-type="float" office:value="0" calcext:value-type="float">
            <text:p>0</text:p>
          </table:table-cell>
          <table:table-cell table:formula="of:=MIN([$optimize_tfidf_split0_level2.D221];[$optimize_tfidf_split1_level2.D221];[$optimize_tfidf_split2_level2.D221];[$optimize_tfidf_split3_level2.D221];[$optimize_tfidf_split4_level2.D221];[$optimize_tfidf_split5_level2.D221];[$optimize_tfidf_split6_level2.D221];[$optimize_tfidf_split7_level2.D221];[$optimize_tfidf_split8_level2.D221];[$optimize_tfidf_split9_level2.D221])" office:value-type="float" office:value="0" calcext:value-type="float">
            <text:p>0</text:p>
          </table:table-cell>
          <table:table-cell table:formula="of:=MIN([$optimize_tfidf_split0_level2.E221];[$optimize_tfidf_split1_level2.E221];[$optimize_tfidf_split2_level2.E221];[$optimize_tfidf_split3_level2.E221];[$optimize_tfidf_split4_level2.E221];[$optimize_tfidf_split5_level2.E221];[$optimize_tfidf_split6_level2.E221];[$optimize_tfidf_split7_level2.E221];[$optimize_tfidf_split8_level2.E221];[$optimize_tfidf_split9_level2.E22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241];[$optimize_tfidf_split1_level2.A241];[$optimize_tfidf_split2_level2.A241];[$optimize_tfidf_split3_level2.A241];[$optimize_tfidf_split4_level2.A241];[$optimize_tfidf_split5_level2.A241];[$optimize_tfidf_split6_level2.A241];[$optimize_tfidf_split7_level2.A241];[$optimize_tfidf_split8_level2.A241];[$optimize_tfidf_split9_level2.A241])" office:value-type="float" office:value="12" calcext:value-type="float">
            <text:p>12</text:p>
          </table:table-cell>
          <table:table-cell table:formula="of:=MIN([$optimize_tfidf_split0_level2.B241];[$optimize_tfidf_split1_level2.B241];[$optimize_tfidf_split2_level2.B241];[$optimize_tfidf_split3_level2.B241];[$optimize_tfidf_split4_level2.B241];[$optimize_tfidf_split5_level2.B241];[$optimize_tfidf_split6_level2.B241];[$optimize_tfidf_split7_level2.B241];[$optimize_tfidf_split8_level2.B241];[$optimize_tfidf_split9_level2.B241])" office:value-type="float" office:value="0.95" calcext:value-type="float">
            <text:p>0.95</text:p>
          </table:table-cell>
          <table:table-cell table:formula="of:=MIN([$optimize_tfidf_split0_level2.C241];[$optimize_tfidf_split1_level2.C241];[$optimize_tfidf_split2_level2.C241];[$optimize_tfidf_split3_level2.C241];[$optimize_tfidf_split4_level2.C241];[$optimize_tfidf_split5_level2.C241];[$optimize_tfidf_split6_level2.C241];[$optimize_tfidf_split7_level2.C241];[$optimize_tfidf_split8_level2.C241];[$optimize_tfidf_split9_level2.C241])" office:value-type="float" office:value="0" calcext:value-type="float">
            <text:p>0</text:p>
          </table:table-cell>
          <table:table-cell table:formula="of:=MIN([$optimize_tfidf_split0_level2.D241];[$optimize_tfidf_split1_level2.D241];[$optimize_tfidf_split2_level2.D241];[$optimize_tfidf_split3_level2.D241];[$optimize_tfidf_split4_level2.D241];[$optimize_tfidf_split5_level2.D241];[$optimize_tfidf_split6_level2.D241];[$optimize_tfidf_split7_level2.D241];[$optimize_tfidf_split8_level2.D241];[$optimize_tfidf_split9_level2.D241])" office:value-type="float" office:value="0" calcext:value-type="float">
            <text:p>0</text:p>
          </table:table-cell>
          <table:table-cell table:formula="of:=MIN([$optimize_tfidf_split0_level2.E241];[$optimize_tfidf_split1_level2.E241];[$optimize_tfidf_split2_level2.E241];[$optimize_tfidf_split3_level2.E241];[$optimize_tfidf_split4_level2.E241];[$optimize_tfidf_split5_level2.E241];[$optimize_tfidf_split6_level2.E241];[$optimize_tfidf_split7_level2.E241];[$optimize_tfidf_split8_level2.E241];[$optimize_tfidf_split9_level2.E24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261];[$optimize_tfidf_split1_level2.A261];[$optimize_tfidf_split2_level2.A261];[$optimize_tfidf_split3_level2.A261];[$optimize_tfidf_split4_level2.A261];[$optimize_tfidf_split5_level2.A261];[$optimize_tfidf_split6_level2.A261];[$optimize_tfidf_split7_level2.A261];[$optimize_tfidf_split8_level2.A261];[$optimize_tfidf_split9_level2.A261])" office:value-type="float" office:value="13" calcext:value-type="float">
            <text:p>13</text:p>
          </table:table-cell>
          <table:table-cell table:formula="of:=MIN([$optimize_tfidf_split0_level2.B261];[$optimize_tfidf_split1_level2.B261];[$optimize_tfidf_split2_level2.B261];[$optimize_tfidf_split3_level2.B261];[$optimize_tfidf_split4_level2.B261];[$optimize_tfidf_split5_level2.B261];[$optimize_tfidf_split6_level2.B261];[$optimize_tfidf_split7_level2.B261];[$optimize_tfidf_split8_level2.B261];[$optimize_tfidf_split9_level2.B261])" office:value-type="float" office:value="0.95" calcext:value-type="float">
            <text:p>0.95</text:p>
          </table:table-cell>
          <table:table-cell table:formula="of:=MIN([$optimize_tfidf_split0_level2.C261];[$optimize_tfidf_split1_level2.C261];[$optimize_tfidf_split2_level2.C261];[$optimize_tfidf_split3_level2.C261];[$optimize_tfidf_split4_level2.C261];[$optimize_tfidf_split5_level2.C261];[$optimize_tfidf_split6_level2.C261];[$optimize_tfidf_split7_level2.C261];[$optimize_tfidf_split8_level2.C261];[$optimize_tfidf_split9_level2.C261])" office:value-type="float" office:value="0" calcext:value-type="float">
            <text:p>0</text:p>
          </table:table-cell>
          <table:table-cell table:formula="of:=MIN([$optimize_tfidf_split0_level2.D261];[$optimize_tfidf_split1_level2.D261];[$optimize_tfidf_split2_level2.D261];[$optimize_tfidf_split3_level2.D261];[$optimize_tfidf_split4_level2.D261];[$optimize_tfidf_split5_level2.D261];[$optimize_tfidf_split6_level2.D261];[$optimize_tfidf_split7_level2.D261];[$optimize_tfidf_split8_level2.D261];[$optimize_tfidf_split9_level2.D261])" office:value-type="float" office:value="0" calcext:value-type="float">
            <text:p>0</text:p>
          </table:table-cell>
          <table:table-cell table:formula="of:=MIN([$optimize_tfidf_split0_level2.E261];[$optimize_tfidf_split1_level2.E261];[$optimize_tfidf_split2_level2.E261];[$optimize_tfidf_split3_level2.E261];[$optimize_tfidf_split4_level2.E261];[$optimize_tfidf_split5_level2.E261];[$optimize_tfidf_split6_level2.E261];[$optimize_tfidf_split7_level2.E261];[$optimize_tfidf_split8_level2.E261];[$optimize_tfidf_split9_level2.E26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281];[$optimize_tfidf_split1_level2.A281];[$optimize_tfidf_split2_level2.A281];[$optimize_tfidf_split3_level2.A281];[$optimize_tfidf_split4_level2.A281];[$optimize_tfidf_split5_level2.A281];[$optimize_tfidf_split6_level2.A281];[$optimize_tfidf_split7_level2.A281];[$optimize_tfidf_split8_level2.A281];[$optimize_tfidf_split9_level2.A281])" office:value-type="float" office:value="14" calcext:value-type="float">
            <text:p>14</text:p>
          </table:table-cell>
          <table:table-cell table:formula="of:=MIN([$optimize_tfidf_split0_level2.B281];[$optimize_tfidf_split1_level2.B281];[$optimize_tfidf_split2_level2.B281];[$optimize_tfidf_split3_level2.B281];[$optimize_tfidf_split4_level2.B281];[$optimize_tfidf_split5_level2.B281];[$optimize_tfidf_split6_level2.B281];[$optimize_tfidf_split7_level2.B281];[$optimize_tfidf_split8_level2.B281];[$optimize_tfidf_split9_level2.B281])" office:value-type="float" office:value="0.95" calcext:value-type="float">
            <text:p>0.95</text:p>
          </table:table-cell>
          <table:table-cell table:formula="of:=MIN([$optimize_tfidf_split0_level2.C281];[$optimize_tfidf_split1_level2.C281];[$optimize_tfidf_split2_level2.C281];[$optimize_tfidf_split3_level2.C281];[$optimize_tfidf_split4_level2.C281];[$optimize_tfidf_split5_level2.C281];[$optimize_tfidf_split6_level2.C281];[$optimize_tfidf_split7_level2.C281];[$optimize_tfidf_split8_level2.C281];[$optimize_tfidf_split9_level2.C281])" office:value-type="float" office:value="0" calcext:value-type="float">
            <text:p>0</text:p>
          </table:table-cell>
          <table:table-cell table:formula="of:=MIN([$optimize_tfidf_split0_level2.D281];[$optimize_tfidf_split1_level2.D281];[$optimize_tfidf_split2_level2.D281];[$optimize_tfidf_split3_level2.D281];[$optimize_tfidf_split4_level2.D281];[$optimize_tfidf_split5_level2.D281];[$optimize_tfidf_split6_level2.D281];[$optimize_tfidf_split7_level2.D281];[$optimize_tfidf_split8_level2.D281];[$optimize_tfidf_split9_level2.D281])" office:value-type="float" office:value="0" calcext:value-type="float">
            <text:p>0</text:p>
          </table:table-cell>
          <table:table-cell table:formula="of:=MIN([$optimize_tfidf_split0_level2.E281];[$optimize_tfidf_split1_level2.E281];[$optimize_tfidf_split2_level2.E281];[$optimize_tfidf_split3_level2.E281];[$optimize_tfidf_split4_level2.E281];[$optimize_tfidf_split5_level2.E281];[$optimize_tfidf_split6_level2.E281];[$optimize_tfidf_split7_level2.E281];[$optimize_tfidf_split8_level2.E281];[$optimize_tfidf_split9_level2.E281])" office:value-type="float" office:value="0" calcext:value-type="float">
            <text:p>0</text:p>
          </table:table-cell>
        </table:table-row>
        <table:table-row table:style-name="ro1">
          <table:table-cell table:formula="of:=MIN([$optimize_tfidf_split0_level2.A301];[$optimize_tfidf_split1_level2.A301];[$optimize_tfidf_split2_level2.A301];[$optimize_tfidf_split3_level2.A301];[$optimize_tfidf_split4_level2.A301];[$optimize_tfidf_split5_level2.A301];[$optimize_tfidf_split6_level2.A301];[$optimize_tfidf_split7_level2.A301];[$optimize_tfidf_split8_level2.A301];[$optimize_tfidf_split9_level2.A301])" office:value-type="float" office:value="15" calcext:value-type="float">
            <text:p>15</text:p>
          </table:table-cell>
          <table:table-cell table:formula="of:=MIN([$optimize_tfidf_split0_level2.B301];[$optimize_tfidf_split1_level2.B301];[$optimize_tfidf_split2_level2.B301];[$optimize_tfidf_split3_level2.B301];[$optimize_tfidf_split4_level2.B301];[$optimize_tfidf_split5_level2.B301];[$optimize_tfidf_split6_level2.B301];[$optimize_tfidf_split7_level2.B301];[$optimize_tfidf_split8_level2.B301];[$optimize_tfidf_split9_level2.B301])" office:value-type="float" office:value="0.95" calcext:value-type="float">
            <text:p>0.95</text:p>
          </table:table-cell>
          <table:table-cell table:formula="of:=MIN([$optimize_tfidf_split0_level2.C301];[$optimize_tfidf_split1_level2.C301];[$optimize_tfidf_split2_level2.C301];[$optimize_tfidf_split3_level2.C301];[$optimize_tfidf_split4_level2.C301];[$optimize_tfidf_split5_level2.C301];[$optimize_tfidf_split6_level2.C301];[$optimize_tfidf_split7_level2.C301];[$optimize_tfidf_split8_level2.C301];[$optimize_tfidf_split9_level2.C301])" office:value-type="float" office:value="0" calcext:value-type="float">
            <text:p>0</text:p>
          </table:table-cell>
          <table:table-cell table:formula="of:=MIN([$optimize_tfidf_split0_level2.D301];[$optimize_tfidf_split1_level2.D301];[$optimize_tfidf_split2_level2.D301];[$optimize_tfidf_split3_level2.D301];[$optimize_tfidf_split4_level2.D301];[$optimize_tfidf_split5_level2.D301];[$optimize_tfidf_split6_level2.D301];[$optimize_tfidf_split7_level2.D301];[$optimize_tfidf_split8_level2.D301];[$optimize_tfidf_split9_level2.D301])" office:value-type="float" office:value="0" calcext:value-type="float">
            <text:p>0</text:p>
          </table:table-cell>
          <table:table-cell table:formula="of:=MIN([$optimize_tfidf_split0_level2.E301];[$optimize_tfidf_split1_level2.E301];[$optimize_tfidf_split2_level2.E301];[$optimize_tfidf_split3_level2.E301];[$optimize_tfidf_split4_level2.E301];[$optimize_tfidf_split5_level2.E301];[$optimize_tfidf_split6_level2.E301];[$optimize_tfidf_split7_level2.E301];[$optimize_tfidf_split8_level2.E301];[$optimize_tfidf_split9_level2.E301])" office:value-type="float" office:value="0" calcext:value-type="float">
            <text:p>0</text:p>
          </table:table-cell>
        </table:table-row>
        <table:table-row table:style-name="ro1" table:number-rows-repeated="1048274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mins.C1:mins.C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D1:mins.D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E1:mins.E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C1:min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D1:mins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mins.E1:mins.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optimize_tfidf_split0_level2" table:style-name="ta1">
        <table:table-source xlink:type="simple" xlink:href="../optimize_tfidf_split0_level2.out" table:table-name="optimize_tfidf_split0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75" calcext:value-type="float">
            <text:p>0.375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668" calcext:value-type="float">
            <text:p>0.4668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4048" calcext:value-type="float">
            <text:p>0.4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031" calcext:value-type="float">
            <text:p>0.4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566" calcext:value-type="float">
            <text:p>0.4566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3954" calcext:value-type="float">
            <text:p>0.39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3861" calcext:value-type="float">
            <text:p>0.3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158" calcext:value-type="float">
            <text:p>0.4158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2806" calcext:value-type="float">
            <text:p>0.28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2423" calcext:value-type="float">
            <text:p>0.24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296" calcext:value-type="float">
            <text:p>0.2296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1981" calcext:value-type="float">
            <text:p>0.1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582" calcext:value-type="float">
            <text:p>0.1582</text:p>
          </table:table-cell>
          <table:table-cell office:value-type="float" office:value="0.1237" calcext:value-type="float">
            <text:p>0.1237</text:p>
          </table:table-cell>
          <table:table-cell office:value-type="float" office:value="0.1352" calcext:value-type="float">
            <text:p>0.1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306" calcext:value-type="float">
            <text:p>0.0306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27" calcext:value-type="float">
            <text:p>0.727</text:p>
          </table:table-cell>
          <table:table-cell office:value-type="float" office:value="0.5425" calcext:value-type="float">
            <text:p>0.5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27" calcext:value-type="float">
            <text:p>0.727</text:p>
          </table:table-cell>
          <table:table-cell office:value-type="float" office:value="0.5425" calcext:value-type="float">
            <text:p>0.5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27" calcext:value-type="float">
            <text:p>0.727</text:p>
          </table:table-cell>
          <table:table-cell office:value-type="float" office:value="0.5425" calcext:value-type="float">
            <text:p>0.5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27" calcext:value-type="float">
            <text:p>0.727</text:p>
          </table:table-cell>
          <table:table-cell office:value-type="float" office:value="0.5425" calcext:value-type="float">
            <text:p>0.5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27" calcext:value-type="float">
            <text:p>0.727</text:p>
          </table:table-cell>
          <table:table-cell office:value-type="float" office:value="0.5425" calcext:value-type="float">
            <text:p>0.5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27" calcext:value-type="float">
            <text:p>0.727</text:p>
          </table:table-cell>
          <table:table-cell office:value-type="float" office:value="0.5425" calcext:value-type="float">
            <text:p>0.5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9" calcext:value-type="float">
            <text:p>0.449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412" calcext:value-type="float">
            <text:p>0.5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174" calcext:value-type="float">
            <text:p>0.5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056" calcext:value-type="float">
            <text:p>0.4056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4838" calcext:value-type="float">
            <text:p>0.48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6046" calcext:value-type="float">
            <text:p>0.6046</text:p>
          </table:table-cell>
          <table:table-cell office:value-type="float" office:value="0.4583" calcext:value-type="float">
            <text:p>0.4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5383" calcext:value-type="float">
            <text:p>0.5383</text:p>
          </table:table-cell>
          <table:table-cell office:value-type="float" office:value="0.4128" calcext:value-type="float">
            <text:p>0.4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426" calcext:value-type="float">
            <text:p>0.426</text:p>
          </table:table-cell>
          <table:table-cell office:value-type="float" office:value="0.3295" calcext:value-type="float">
            <text:p>0.3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185" calcext:value-type="float">
            <text:p>0.2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1403" calcext:value-type="float">
            <text:p>0.14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861" calcext:value-type="float">
            <text:p>0.861</text:p>
          </table:table-cell>
          <table:table-cell office:value-type="float" office:value="0.4959" calcext:value-type="float">
            <text:p>0.4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861" calcext:value-type="float">
            <text:p>0.861</text:p>
          </table:table-cell>
          <table:table-cell office:value-type="float" office:value="0.4959" calcext:value-type="float">
            <text:p>0.4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861" calcext:value-type="float">
            <text:p>0.861</text:p>
          </table:table-cell>
          <table:table-cell office:value-type="float" office:value="0.4959" calcext:value-type="float">
            <text:p>0.4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861" calcext:value-type="float">
            <text:p>0.861</text:p>
          </table:table-cell>
          <table:table-cell office:value-type="float" office:value="0.4959" calcext:value-type="float">
            <text:p>0.4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861" calcext:value-type="float">
            <text:p>0.861</text:p>
          </table:table-cell>
          <table:table-cell office:value-type="float" office:value="0.4959" calcext:value-type="float">
            <text:p>0.4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861" calcext:value-type="float">
            <text:p>0.861</text:p>
          </table:table-cell>
          <table:table-cell office:value-type="float" office:value="0.4959" calcext:value-type="float">
            <text:p>0.4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4935" calcext:value-type="float">
            <text:p>0.4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491" calcext:value-type="float">
            <text:p>0.4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4855" calcext:value-type="float">
            <text:p>0.4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69" calcext:value-type="float">
            <text:p>0.346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4707" calcext:value-type="float">
            <text:p>0.4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223" calcext:value-type="float">
            <text:p>0.3223</text:p>
          </table:table-cell>
          <table:table-cell office:value-type="float" office:value="0.7487" calcext:value-type="float">
            <text:p>0.7487</text:p>
          </table:table-cell>
          <table:table-cell office:value-type="float" office:value="0.4378" calcext:value-type="float">
            <text:p>0.43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041" calcext:value-type="float">
            <text:p>0.7041</text:p>
          </table:table-cell>
          <table:table-cell office:value-type="float" office:value="0.4172" calcext:value-type="float">
            <text:p>0.41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3735" calcext:value-type="float">
            <text:p>0.3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419" calcext:value-type="float">
            <text:p>0.241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3243" calcext:value-type="float">
            <text:p>0.3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194" calcext:value-type="float">
            <text:p>0.2194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2936" calcext:value-type="float">
            <text:p>0.29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96" calcext:value-type="float">
            <text:p>0.196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2548" calcext:value-type="float">
            <text:p>0.2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1939" calcext:value-type="float">
            <text:p>0.1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1312" calcext:value-type="float">
            <text:p>0.1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4437" calcext:value-type="float">
            <text:p>0.4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4437" calcext:value-type="float">
            <text:p>0.4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4437" calcext:value-type="float">
            <text:p>0.4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4437" calcext:value-type="float">
            <text:p>0.4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4437" calcext:value-type="float">
            <text:p>0.4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66" calcext:value-type="float">
            <text:p>0.2966</text:p>
          </table:table-cell>
          <table:table-cell office:value-type="float" office:value="0.9554" calcext:value-type="float">
            <text:p>0.9554</text:p>
          </table:table-cell>
          <table:table-cell office:value-type="float" office:value="0.4437" calcext:value-type="float">
            <text:p>0.4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9503" calcext:value-type="float">
            <text:p>0.9503</text:p>
          </table:table-cell>
          <table:table-cell office:value-type="float" office:value="0.4428" calcext:value-type="float">
            <text:p>0.4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9426" calcext:value-type="float">
            <text:p>0.9426</text:p>
          </table:table-cell>
          <table:table-cell office:value-type="float" office:value="0.4412" calcext:value-type="float">
            <text:p>0.4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4353" calcext:value-type="float">
            <text:p>0.4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889" calcext:value-type="float">
            <text:p>0.889</text:p>
          </table:table-cell>
          <table:table-cell office:value-type="float" office:value="0.4245" calcext:value-type="float">
            <text:p>0.4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94" calcext:value-type="float">
            <text:p>0.3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6735" calcext:value-type="float">
            <text:p>0.6735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2867" calcext:value-type="float">
            <text:p>0.28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565" calcext:value-type="float">
            <text:p>0.25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2213" calcext:value-type="float">
            <text:p>0.2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659" calcext:value-type="float">
            <text:p>0.1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61" calcext:value-type="float">
            <text:p>0.11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3751" calcext:value-type="float">
            <text:p>0.37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9464" calcext:value-type="float">
            <text:p>0.9464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721" calcext:value-type="float">
            <text:p>0.3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213" calcext:value-type="float">
            <text:p>0.2213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3214" calcext:value-type="float">
            <text:p>0.3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747" calcext:value-type="float">
            <text:p>0.6747</text:p>
          </table:table-cell>
          <table:table-cell office:value-type="float" office:value="0.2891" calcext:value-type="float">
            <text:p>0.28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1974" calcext:value-type="float">
            <text:p>0.1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1499" calcext:value-type="float">
            <text:p>0.14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115" calcext:value-type="float">
            <text:p>0.11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561" calcext:value-type="float">
            <text:p>0.0561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694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9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425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86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86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</table:table>
      <table:table table:name="optimize_tfidf_split1_level2" table:style-name="ta1">
        <table:table-source xlink:type="simple" xlink:href="../optimize_tfidf_split1_level2.out" table:table-name="optimize_tfidf_split1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3454" calcext:value-type="float">
            <text:p>0.3454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3647" calcext:value-type="float">
            <text:p>0.36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75" calcext:value-type="float">
            <text:p>0.3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3369" calcext:value-type="float">
            <text:p>0.3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71" calcext:value-type="float">
            <text:p>0.371</text:p>
          </table:table-cell>
          <table:table-cell office:value-type="float" office:value="0.2917" calcext:value-type="float">
            <text:p>0.2917</text:p>
          </table:table-cell>
          <table:table-cell office:value-type="float" office:value="0.3181" calcext:value-type="float">
            <text:p>0.3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306" calcext:value-type="float">
            <text:p>0.3306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2805" calcext:value-type="float">
            <text:p>0.2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3065" calcext:value-type="float">
            <text:p>0.3065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581" calcext:value-type="float">
            <text:p>0.2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2366" calcext:value-type="float">
            <text:p>0.2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27" calcext:value-type="float">
            <text:p>0.2527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151" calcext:value-type="float">
            <text:p>0.2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1756" calcext:value-type="float">
            <text:p>0.17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1192" calcext:value-type="float">
            <text:p>0.11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309" calcext:value-type="float">
            <text:p>0.0309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703" calcext:value-type="float">
            <text:p>0.703</text:p>
          </table:table-cell>
          <table:table-cell office:value-type="float" office:value="0.5255" calcext:value-type="float">
            <text:p>0.5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68" calcext:value-type="float">
            <text:p>0.4368</text:p>
          </table:table-cell>
          <table:table-cell office:value-type="float" office:value="0.703" calcext:value-type="float">
            <text:p>0.703</text:p>
          </table:table-cell>
          <table:table-cell office:value-type="float" office:value="0.5255" calcext:value-type="float">
            <text:p>0.5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5237" calcext:value-type="float">
            <text:p>0.5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5237" calcext:value-type="float">
            <text:p>0.5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5237" calcext:value-type="float">
            <text:p>0.5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5237" calcext:value-type="float">
            <text:p>0.52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41" calcext:value-type="float">
            <text:p>0.4341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5224" calcext:value-type="float">
            <text:p>0.5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6909" calcext:value-type="float">
            <text:p>0.6909</text:p>
          </table:table-cell>
          <table:table-cell office:value-type="float" office:value="0.5188" calcext:value-type="float">
            <text:p>0.5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6828" calcext:value-type="float">
            <text:p>0.6828</text:p>
          </table:table-cell>
          <table:table-cell office:value-type="float" office:value="0.5116" calcext:value-type="float">
            <text:p>0.51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4946" calcext:value-type="float">
            <text:p>0.4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4722" calcext:value-type="float">
            <text:p>0.4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71" calcext:value-type="float">
            <text:p>0.371</text:p>
          </table:table-cell>
          <table:table-cell office:value-type="float" office:value="0.578" calcext:value-type="float">
            <text:p>0.578</text:p>
          </table:table-cell>
          <table:table-cell office:value-type="float" office:value="0.4391" calcext:value-type="float">
            <text:p>0.4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14" calcext:value-type="float">
            <text:p>0.341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4037" calcext:value-type="float">
            <text:p>0.4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078" calcext:value-type="float">
            <text:p>0.3078</text:p>
          </table:table-cell>
          <table:table-cell office:value-type="float" office:value="0.461" calcext:value-type="float">
            <text:p>0.461</text:p>
          </table:table-cell>
          <table:table-cell office:value-type="float" office:value="0.3575" calcext:value-type="float">
            <text:p>0.3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3177" calcext:value-type="float">
            <text:p>0.3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406" calcext:value-type="float">
            <text:p>0.2406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2787" calcext:value-type="float">
            <text:p>0.27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882" calcext:value-type="float">
            <text:p>0.1882</text:p>
          </table:table-cell>
          <table:table-cell office:value-type="float" office:value="0.2702" calcext:value-type="float">
            <text:p>0.2702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29" calcext:value-type="float">
            <text:p>0.129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1411" calcext:value-type="float">
            <text:p>0.1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484" calcext:value-type="float">
            <text:p>0.0484</text:p>
          </table:table-cell>
          <table:table-cell office:value-type="float" office:value="0.0578" calcext:value-type="float">
            <text:p>0.0578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4922" calcext:value-type="float">
            <text:p>0.4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4922" calcext:value-type="float">
            <text:p>0.49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4909" calcext:value-type="float">
            <text:p>0.4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4909" calcext:value-type="float">
            <text:p>0.4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4909" calcext:value-type="float">
            <text:p>0.4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4909" calcext:value-type="float">
            <text:p>0.4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4884" calcext:value-type="float">
            <text:p>0.4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4866" calcext:value-type="float">
            <text:p>0.48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9" calcext:value-type="float">
            <text:p>0.349</text:p>
          </table:table-cell>
          <table:table-cell office:value-type="float" office:value="0.832" calcext:value-type="float">
            <text:p>0.832</text:p>
          </table:table-cell>
          <table:table-cell office:value-type="float" office:value="0.4803" calcext:value-type="float">
            <text:p>0.48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4634" calcext:value-type="float">
            <text:p>0.4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244" calcext:value-type="float">
            <text:p>0.3244</text:p>
          </table:table-cell>
          <table:table-cell office:value-type="float" office:value="0.7487" calcext:value-type="float">
            <text:p>0.7487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6962" calcext:value-type="float">
            <text:p>0.6962</text:p>
          </table:table-cell>
          <table:table-cell office:value-type="float" office:value="0.4109" calcext:value-type="float">
            <text:p>0.41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64" calcext:value-type="float">
            <text:p>0.2764</text:p>
          </table:table-cell>
          <table:table-cell office:value-type="float" office:value="0.629" calcext:value-type="float">
            <text:p>0.629</text:p>
          </table:table-cell>
          <table:table-cell office:value-type="float" office:value="0.3737" calcext:value-type="float">
            <text:p>0.3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177" calcext:value-type="float">
            <text:p>0.2177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2909" calcext:value-type="float">
            <text:p>0.2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2574" calcext:value-type="float">
            <text:p>0.2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77" calcext:value-type="float">
            <text:p>0.1577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2015" calcext:value-type="float">
            <text:p>0.2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5" calcext:value-type="float">
            <text:p>0.295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5" calcext:value-type="float">
            <text:p>0.295</text:p>
          </table:table-cell>
          <table:table-cell office:value-type="float" office:value="0.9543" calcext:value-type="float">
            <text:p>0.9543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37" calcext:value-type="float">
            <text:p>0.2937</text:p>
          </table:table-cell>
          <table:table-cell office:value-type="float" office:value="0.9489" calcext:value-type="float">
            <text:p>0.9489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39" calcext:value-type="float">
            <text:p>0.2939</text:p>
          </table:table-cell>
          <table:table-cell office:value-type="float" office:value="0.9435" calcext:value-type="float">
            <text:p>0.9435</text:p>
          </table:table-cell>
          <table:table-cell office:value-type="float" office:value="0.4388" calcext:value-type="float">
            <text:p>0.4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4309" calcext:value-type="float">
            <text:p>0.4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879" calcext:value-type="float">
            <text:p>0.879</text:p>
          </table:table-cell>
          <table:table-cell office:value-type="float" office:value="0.4173" calcext:value-type="float">
            <text:p>0.41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688" calcext:value-type="float">
            <text:p>0.2688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3918" calcext:value-type="float">
            <text:p>0.39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3355" calcext:value-type="float">
            <text:p>0.33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77" calcext:value-type="float">
            <text:p>0.177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551" calcext:value-type="float">
            <text:p>0.25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2244" calcext:value-type="float">
            <text:p>0.22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753" calcext:value-type="float">
            <text:p>0.1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232" calcext:value-type="float">
            <text:p>0.1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4" calcext:value-type="float">
            <text:p>0.05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57" calcext:value-type="float">
            <text:p>0.957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66" calcext:value-type="float">
            <text:p>0.2366</text:p>
          </table:table-cell>
          <table:table-cell office:value-type="float" office:value="0.9462" calcext:value-type="float">
            <text:p>0.9462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355" calcext:value-type="float">
            <text:p>0.9355</text:p>
          </table:table-cell>
          <table:table-cell office:value-type="float" office:value="0.3705" calcext:value-type="float">
            <text:p>0.37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22" calcext:value-type="float">
            <text:p>0.922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8817" calcext:value-type="float">
            <text:p>0.8817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725" calcext:value-type="float">
            <text:p>0.1725</text:p>
          </table:table-cell>
          <table:table-cell office:value-type="float" office:value="0.5941" calcext:value-type="float">
            <text:p>0.5941</text:p>
          </table:table-cell>
          <table:table-cell office:value-type="float" office:value="0.2546" calcext:value-type="float">
            <text:p>0.25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4462" calcext:value-type="float">
            <text:p>0.4462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512" calcext:value-type="float">
            <text:p>0.0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382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7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255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72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72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2" calcext:value-type="float">
            <text:p>372</text:p>
          </table:table-cell>
          <table:table-cell table:number-columns-repeated="3"/>
        </table:table-row>
      </table:table>
      <table:table table:name="optimize_tfidf_split2_level2" table:style-name="ta1">
        <table:table-source xlink:type="simple" xlink:href="../optimize_tfidf_split2_level2.out" table:table-name="optimize_tfidf_split2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797" calcext:value-type="float">
            <text:p>0.37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33" calcext:value-type="float">
            <text:p>0.433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227" calcext:value-type="float">
            <text:p>0.4227</text:p>
          </table:table-cell>
          <table:table-cell office:value-type="float" office:value="0.3415" calcext:value-type="float">
            <text:p>0.3415</text:p>
          </table:table-cell>
          <table:table-cell office:value-type="float" office:value="0.3686" calcext:value-type="float">
            <text:p>0.3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565" calcext:value-type="float">
            <text:p>0.3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3196" calcext:value-type="float">
            <text:p>0.3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3041" calcext:value-type="float">
            <text:p>0.3041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2603" calcext:value-type="float">
            <text:p>0.2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784" calcext:value-type="float">
            <text:p>0.2784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2397" calcext:value-type="float">
            <text:p>0.2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2156" calcext:value-type="float">
            <text:p>0.21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01" calcext:value-type="float">
            <text:p>0.201</text:p>
          </table:table-cell>
          <table:table-cell office:value-type="float" office:value="0.1662" calcext:value-type="float">
            <text:p>0.1662</text:p>
          </table:table-cell>
          <table:table-cell office:value-type="float" office:value="0.1778" calcext:value-type="float">
            <text:p>0.1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34" calcext:value-type="float">
            <text:p>0.134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292" calcext:value-type="float">
            <text:p>0.02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5331" calcext:value-type="float">
            <text:p>0.53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5331" calcext:value-type="float">
            <text:p>0.53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5314" calcext:value-type="float">
            <text:p>0.5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5314" calcext:value-type="float">
            <text:p>0.5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5314" calcext:value-type="float">
            <text:p>0.5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5314" calcext:value-type="float">
            <text:p>0.5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81" calcext:value-type="float">
            <text:p>0.4381</text:p>
          </table:table-cell>
          <table:table-cell office:value-type="float" office:value="0.7139" calcext:value-type="float">
            <text:p>0.7139</text:p>
          </table:table-cell>
          <table:table-cell office:value-type="float" office:value="0.5301" calcext:value-type="float">
            <text:p>0.5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5275" calcext:value-type="float">
            <text:p>0.5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701" calcext:value-type="float">
            <text:p>0.701</text:p>
          </table:table-cell>
          <table:table-cell office:value-type="float" office:value="0.5215" calcext:value-type="float">
            <text:p>0.5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227" calcext:value-type="float">
            <text:p>0.4227</text:p>
          </table:table-cell>
          <table:table-cell office:value-type="float" office:value="0.6778" calcext:value-type="float">
            <text:p>0.6778</text:p>
          </table:table-cell>
          <table:table-cell office:value-type="float" office:value="0.5069" calcext:value-type="float">
            <text:p>0.50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995" calcext:value-type="float">
            <text:p>0.3995</text:p>
          </table:table-cell>
          <table:table-cell office:value-type="float" office:value="0.6418" calcext:value-type="float">
            <text:p>0.6418</text:p>
          </table:table-cell>
          <table:table-cell office:value-type="float" office:value="0.4798" calcext:value-type="float">
            <text:p>0.4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4519" calcext:value-type="float">
            <text:p>0.45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5425" calcext:value-type="float">
            <text:p>0.5425</text:p>
          </table:table-cell>
          <table:table-cell office:value-type="float" office:value="0.4124" calcext:value-type="float">
            <text:p>0.4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3655" calcext:value-type="float">
            <text:p>0.36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784" calcext:value-type="float">
            <text:p>0.2784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3282" calcext:value-type="float">
            <text:p>0.3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2869" calcext:value-type="float">
            <text:p>0.28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874" calcext:value-type="float">
            <text:p>0.2874</text:p>
          </table:table-cell>
          <table:table-cell office:value-type="float" office:value="0.2199" calcext:value-type="float">
            <text:p>0.21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276" calcext:value-type="float">
            <text:p>0.1276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409" calcext:value-type="float">
            <text:p>0.1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4843" calcext:value-type="float">
            <text:p>0.4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4843" calcext:value-type="float">
            <text:p>0.4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88" calcext:value-type="float">
            <text:p>0.3488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483" calcext:value-type="float">
            <text:p>0.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4802" calcext:value-type="float">
            <text:p>0.48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475" calcext:value-type="float">
            <text:p>0.3475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4737" calcext:value-type="float">
            <text:p>0.4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153" calcext:value-type="float">
            <text:p>0.3153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4316" calcext:value-type="float">
            <text:p>0.43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02" calcext:value-type="float">
            <text:p>0.302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4099" calcext:value-type="float">
            <text:p>0.40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5451" calcext:value-type="float">
            <text:p>0.5451</text:p>
          </table:table-cell>
          <table:table-cell office:value-type="float" office:value="0.3247" calcext:value-type="float">
            <text:p>0.32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916" calcext:value-type="float">
            <text:p>0.1916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2504" calcext:value-type="float">
            <text:p>0.2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482" calcext:value-type="float">
            <text:p>0.1482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1935" calcext:value-type="float">
            <text:p>0.19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1271" calcext:value-type="float">
            <text:p>0.12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19" calcext:value-type="float">
            <text:p>0.2919</text:p>
          </table:table-cell>
          <table:table-cell office:value-type="float" office:value="0.9497" calcext:value-type="float">
            <text:p>0.9497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9446" calcext:value-type="float">
            <text:p>0.9446</text:p>
          </table:table-cell>
          <table:table-cell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4343" calcext:value-type="float">
            <text:p>0.43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9317" calcext:value-type="float">
            <text:p>0.9317</text:p>
          </table:table-cell>
          <table:table-cell office:value-type="float" office:value="0.4334" calcext:value-type="float">
            <text:p>0.4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9188" calcext:value-type="float">
            <text:p>0.9188</text:p>
          </table:table-cell>
          <table:table-cell office:value-type="float" office:value="0.4283" calcext:value-type="float">
            <text:p>0.4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831" calcext:value-type="float">
            <text:p>0.2831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4163" calcext:value-type="float">
            <text:p>0.41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622" calcext:value-type="float">
            <text:p>0.2622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515" calcext:value-type="float">
            <text:p>0.2515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294" calcext:value-type="float">
            <text:p>0.2294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684" calcext:value-type="float">
            <text:p>0.16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" calcext:value-type="float">
            <text:p>0.201</text:p>
          </table:table-cell>
          <table:table-cell office:value-type="float" office:value="0.1125" calcext:value-type="float">
            <text:p>0.1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51" calcext:value-type="float">
            <text:p>0.2351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4" calcext:value-type="float">
            <text:p>0.23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51" calcext:value-type="float">
            <text:p>0.951</text:p>
          </table:table-cell>
          <table:table-cell office:value-type="float" office:value="0.3696" calcext:value-type="float">
            <text:p>0.3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9459" calcext:value-type="float">
            <text:p>0.9459</text:p>
          </table:table-cell>
          <table:table-cell office:value-type="float" office:value="0.3684" calcext:value-type="float">
            <text:p>0.36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381" calcext:value-type="float">
            <text:p>0.9381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253" calcext:value-type="float">
            <text:p>0.9253</text:p>
          </table:table-cell>
          <table:table-cell office:value-type="float" office:value="0.3671" calcext:value-type="float">
            <text:p>0.36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22" calcext:value-type="float">
            <text:p>0.8222</text:p>
          </table:table-cell>
          <table:table-cell office:value-type="float" office:value="0.3361" calcext:value-type="float">
            <text:p>0.33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04" calcext:value-type="float">
            <text:p>0.2104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3187" calcext:value-type="float">
            <text:p>0.31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34" calcext:value-type="float">
            <text:p>0.25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477" calcext:value-type="float">
            <text:p>0.1477</text:p>
          </table:table-cell>
          <table:table-cell office:value-type="float" office:value="0.5284" calcext:value-type="float">
            <text:p>0.5284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1522" calcext:value-type="float">
            <text:p>0.1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1079" calcext:value-type="float">
            <text:p>0.10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407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6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331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74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74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8" calcext:value-type="float">
            <text:p>388</text:p>
          </table:table-cell>
          <table:table-cell table:number-columns-repeated="3"/>
        </table:table-row>
      </table:table>
      <table:table table:name="optimize_tfidf_split3_level2" table:style-name="ta1">
        <table:table-source xlink:type="simple" xlink:href="../optimize_tfidf_split3_level2.out" table:table-name="optimize_tfidf_split3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3903" calcext:value-type="float">
            <text:p>0.3903</text:p>
          </table:table-cell>
          <table:table-cell office:value-type="float" office:value="0.4221" calcext:value-type="float">
            <text:p>0.4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83" calcext:value-type="float">
            <text:p>0.483</text:p>
          </table:table-cell>
          <table:table-cell office:value-type="float" office:value="0.389" calcext:value-type="float">
            <text:p>0.389</text:p>
          </table:table-cell>
          <table:table-cell office:value-type="float" office:value="0.4204" calcext:value-type="float">
            <text:p>0.4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4151" calcext:value-type="float">
            <text:p>0.4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4056" calcext:value-type="float">
            <text:p>0.4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3795" calcext:value-type="float">
            <text:p>0.37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3407" calcext:value-type="float">
            <text:p>0.340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3299" calcext:value-type="float">
            <text:p>0.3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2794" calcext:value-type="float">
            <text:p>0.2794</text:p>
          </table:table-cell>
          <table:table-cell office:value-type="float" office:value="0.3055" calcext:value-type="float">
            <text:p>0.3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2637" calcext:value-type="float">
            <text:p>0.2637</text:p>
          </table:table-cell>
          <table:table-cell office:value-type="float" office:value="0.2881" calcext:value-type="float">
            <text:p>0.2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2637" calcext:value-type="float">
            <text:p>0.2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2202" calcext:value-type="float">
            <text:p>0.2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393" calcext:value-type="float">
            <text:p>0.1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522" calcext:value-type="float">
            <text:p>0.0522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52" calcext:value-type="float">
            <text:p>0.445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26" calcext:value-type="float">
            <text:p>0.4426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5335" calcext:value-type="float">
            <text:p>0.53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7102" calcext:value-type="float">
            <text:p>0.710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36" calcext:value-type="float">
            <text:p>0.436</text:p>
          </table:table-cell>
          <table:table-cell office:value-type="float" office:value="0.705" calcext:value-type="float">
            <text:p>0.705</text:p>
          </table:table-cell>
          <table:table-cell office:value-type="float" office:value="0.5257" calcext:value-type="float">
            <text:p>0.5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5135" calcext:value-type="float">
            <text:p>0.5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641" calcext:value-type="float">
            <text:p>0.641</text:p>
          </table:table-cell>
          <table:table-cell office:value-type="float" office:value="0.4817" calcext:value-type="float">
            <text:p>0.48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134" calcext:value-type="float">
            <text:p>0.4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3708" calcext:value-type="float">
            <text:p>0.3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3346" calcext:value-type="float">
            <text:p>0.3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376" calcext:value-type="float">
            <text:p>0.376</text:p>
          </table:table-cell>
          <table:table-cell office:value-type="float" office:value="0.2924" calcext:value-type="float">
            <text:p>0.29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141" calcext:value-type="float">
            <text:p>0.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4919" calcext:value-type="float">
            <text:p>0.49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55" calcext:value-type="float">
            <text:p>0.3555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4899" calcext:value-type="float">
            <text:p>0.48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8473" calcext:value-type="float">
            <text:p>0.8473</text:p>
          </table:table-cell>
          <table:table-cell office:value-type="float" office:value="0.4877" calcext:value-type="float">
            <text:p>0.4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842" calcext:value-type="float">
            <text:p>0.842</text:p>
          </table:table-cell>
          <table:table-cell office:value-type="float" office:value="0.4842" calcext:value-type="float">
            <text:p>0.48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81" calcext:value-type="float">
            <text:p>0.3481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4736" calcext:value-type="float">
            <text:p>0.4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4454" calcext:value-type="float">
            <text:p>0.44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116" calcext:value-type="float">
            <text:p>0.3116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4212" calcext:value-type="float">
            <text:p>0.4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3395" calcext:value-type="float">
            <text:p>0.33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25" calcext:value-type="float">
            <text:p>0.225</text:p>
          </table:table-cell>
          <table:table-cell office:value-type="float" office:value="0.5052" calcext:value-type="float">
            <text:p>0.5052</text:p>
          </table:table-cell>
          <table:table-cell office:value-type="float" office:value="0.3017" calcext:value-type="float">
            <text:p>0.3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4256" calcext:value-type="float">
            <text:p>0.4256</text:p>
          </table:table-cell>
          <table:table-cell office:value-type="float" office:value="0.2589" calcext:value-type="float">
            <text:p>0.25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1993" calcext:value-type="float">
            <text:p>0.19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1945" calcext:value-type="float">
            <text:p>0.1945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936" calcext:value-type="float">
            <text:p>0.936</text:p>
          </table:table-cell>
          <table:table-cell office:value-type="float" office:value="0.4339" calcext:value-type="float">
            <text:p>0.4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936" calcext:value-type="float">
            <text:p>0.936</text:p>
          </table:table-cell>
          <table:table-cell office:value-type="float" office:value="0.4339" calcext:value-type="float">
            <text:p>0.4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936" calcext:value-type="float">
            <text:p>0.936</text:p>
          </table:table-cell>
          <table:table-cell office:value-type="float" office:value="0.4339" calcext:value-type="float">
            <text:p>0.4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936" calcext:value-type="float">
            <text:p>0.936</text:p>
          </table:table-cell>
          <table:table-cell office:value-type="float" office:value="0.4339" calcext:value-type="float">
            <text:p>0.43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4329" calcext:value-type="float">
            <text:p>0.43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923" calcext:value-type="float">
            <text:p>0.923</text:p>
          </table:table-cell>
          <table:table-cell office:value-type="float" office:value="0.4305" calcext:value-type="float">
            <text:p>0.43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61" calcext:value-type="float">
            <text:p>0.2861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4263" calcext:value-type="float">
            <text:p>0.4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8786" calcext:value-type="float">
            <text:p>0.8786</text:p>
          </table:table-cell>
          <table:table-cell office:value-type="float" office:value="0.4181" calcext:value-type="float">
            <text:p>0.41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646" calcext:value-type="float">
            <text:p>0.264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873" calcext:value-type="float">
            <text:p>0.3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668" calcext:value-type="float">
            <text:p>0.36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6789" calcext:value-type="float">
            <text:p>0.6789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5927" calcext:value-type="float">
            <text:p>0.5927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5287" calcext:value-type="float">
            <text:p>0.5287</text:p>
          </table:table-cell>
          <table:table-cell office:value-type="float" office:value="0.2593" calcext:value-type="float">
            <text:p>0.2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734" calcext:value-type="float">
            <text:p>0.1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123" calcext:value-type="float">
            <text:p>0.1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6" calcext:value-type="float">
            <text:p>0.236</text:p>
          </table:table-cell>
          <table:table-cell office:value-type="float" office:value="0.953" calcext:value-type="float">
            <text:p>0.953</text:p>
          </table:table-cell>
          <table:table-cell office:value-type="float" office:value="0.3718" calcext:value-type="float">
            <text:p>0.37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52" calcext:value-type="float">
            <text:p>0.2352</text:p>
          </table:table-cell>
          <table:table-cell office:value-type="float" office:value="0.9478" calcext:value-type="float">
            <text:p>0.9478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3698" calcext:value-type="float">
            <text:p>0.36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347" calcext:value-type="float">
            <text:p>0.9347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9243" calcext:value-type="float">
            <text:p>0.9243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889" calcext:value-type="float">
            <text:p>0.889</text:p>
          </table:table-cell>
          <table:table-cell office:value-type="float" office:value="0.3614" calcext:value-type="float">
            <text:p>0.36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12" calcext:value-type="float">
            <text:p>0.2112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721" calcext:value-type="float">
            <text:p>0.1721</text:p>
          </table:table-cell>
          <table:table-cell office:value-type="float" office:value="0.5992" calcext:value-type="float">
            <text:p>0.5992</text:p>
          </table:table-cell>
          <table:table-cell office:value-type="float" office:value="0.2547" calcext:value-type="float">
            <text:p>0.25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2249" calcext:value-type="float">
            <text:p>0.22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1565" calcext:value-type="float">
            <text:p>0.15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1958" calcext:value-type="float">
            <text:p>0.1958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883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3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370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93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937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</table:table>
      <table:table table:name="optimize_tfidf_split4_level2" table:style-name="ta1">
        <table:table-source xlink:type="simple" xlink:href="../optimize_tfidf_split4_level2.out" table:table-name="optimize_tfidf_split4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382" calcext:value-type="float">
            <text:p>0.382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4103" calcext:value-type="float">
            <text:p>0.41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3767" calcext:value-type="float">
            <text:p>0.3767</text:p>
          </table:table-cell>
          <table:table-cell office:value-type="float" office:value="0.4058" calcext:value-type="float">
            <text:p>0.4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562" calcext:value-type="float">
            <text:p>0.4562</text:p>
          </table:table-cell>
          <table:table-cell office:value-type="float" office:value="0.3687" calcext:value-type="float">
            <text:p>0.3687</text:p>
          </table:table-cell>
          <table:table-cell office:value-type="float" office:value="0.3979" calcext:value-type="float">
            <text:p>0.3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3828" calcext:value-type="float">
            <text:p>0.3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793" calcext:value-type="float">
            <text:p>0.379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.3271" calcext:value-type="float">
            <text:p>0.3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414" calcext:value-type="float">
            <text:p>0.2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2029" calcext:value-type="float">
            <text:p>0.2029</text:p>
          </table:table-cell>
          <table:table-cell office:value-type="float" office:value="0.2228" calcext:value-type="float">
            <text:p>0.22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2025" calcext:value-type="float">
            <text:p>0.2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936" calcext:value-type="float">
            <text:p>0.1936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22" calcext:value-type="float">
            <text:p>0.122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1034" calcext:value-type="float">
            <text:p>0.1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5261" calcext:value-type="float">
            <text:p>0.5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5" calcext:value-type="float">
            <text:p>0.435</text:p>
          </table:table-cell>
          <table:table-cell office:value-type="float" office:value="0.7082" calcext:value-type="float">
            <text:p>0.7082</text:p>
          </table:table-cell>
          <table:table-cell office:value-type="float" office:value="0.5261" calcext:value-type="float">
            <text:p>0.5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5243" calcext:value-type="float">
            <text:p>0.5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5243" calcext:value-type="float">
            <text:p>0.5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5243" calcext:value-type="float">
            <text:p>0.5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5243" calcext:value-type="float">
            <text:p>0.5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24" calcext:value-type="float">
            <text:p>0.432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284" calcext:value-type="float">
            <text:p>0.4284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5177" calcext:value-type="float">
            <text:p>0.51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6883" calcext:value-type="float">
            <text:p>0.6883</text:p>
          </table:table-cell>
          <table:table-cell office:value-type="float" office:value="0.5124" calcext:value-type="float">
            <text:p>0.5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4598" calcext:value-type="float">
            <text:p>0.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5279" calcext:value-type="float">
            <text:p>0.5279</text:p>
          </table:table-cell>
          <table:table-cell office:value-type="float" office:value="0.4023" calcext:value-type="float">
            <text:p>0.4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3506" calcext:value-type="float">
            <text:p>0.35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3165" calcext:value-type="float">
            <text:p>0.3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2754" calcext:value-type="float">
            <text:p>0.27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883" calcext:value-type="float">
            <text:p>0.1883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2179" calcext:value-type="float">
            <text:p>0.2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1362" calcext:value-type="float">
            <text:p>0.1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398" calcext:value-type="float">
            <text:p>0.0398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0393" calcext:value-type="float">
            <text:p>0.0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4952" calcext:value-type="float">
            <text:p>0.4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72" calcext:value-type="float">
            <text:p>0.3572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4952" calcext:value-type="float">
            <text:p>0.49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866" calcext:value-type="float">
            <text:p>0.866</text:p>
          </table:table-cell>
          <table:table-cell office:value-type="float" office:value="0.4939" calcext:value-type="float">
            <text:p>0.4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866" calcext:value-type="float">
            <text:p>0.866</text:p>
          </table:table-cell>
          <table:table-cell office:value-type="float" office:value="0.4939" calcext:value-type="float">
            <text:p>0.4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866" calcext:value-type="float">
            <text:p>0.866</text:p>
          </table:table-cell>
          <table:table-cell office:value-type="float" office:value="0.4939" calcext:value-type="float">
            <text:p>0.4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866" calcext:value-type="float">
            <text:p>0.866</text:p>
          </table:table-cell>
          <table:table-cell office:value-type="float" office:value="0.4939" calcext:value-type="float">
            <text:p>0.49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8634" calcext:value-type="float">
            <text:p>0.8634</text:p>
          </table:table-cell>
          <table:table-cell office:value-type="float" office:value="0.4923" calcext:value-type="float">
            <text:p>0.4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28" calcext:value-type="float">
            <text:p>0.3528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4879" calcext:value-type="float">
            <text:p>0.48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97" calcext:value-type="float">
            <text:p>0.3497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4827" calcext:value-type="float">
            <text:p>0.4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4722" calcext:value-type="float">
            <text:p>0.47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4326" calcext:value-type="float">
            <text:p>0.43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6989" calcext:value-type="float">
            <text:p>0.6989</text:p>
          </table:table-cell>
          <table:table-cell office:value-type="float" office:value="0.4116" calcext:value-type="float">
            <text:p>0.4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9" calcext:value-type="float">
            <text:p>0.279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3753" calcext:value-type="float">
            <text:p>0.3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427" calcext:value-type="float">
            <text:p>0.2427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3248" calcext:value-type="float">
            <text:p>0.3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2948" calcext:value-type="float">
            <text:p>0.29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2523" calcext:value-type="float">
            <text:p>0.2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195" calcext:value-type="float">
            <text:p>0.195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402" calcext:value-type="float">
            <text:p>0.0402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4363" calcext:value-type="float">
            <text:p>0.4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9483" calcext:value-type="float">
            <text:p>0.9483</text:p>
          </table:table-cell>
          <table:table-cell office:value-type="float" office:value="0.4363" calcext:value-type="float">
            <text:p>0.4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943" calcext:value-type="float">
            <text:p>0.943</text:p>
          </table:table-cell>
          <table:table-cell office:value-type="float" office:value="0.4341" calcext:value-type="float">
            <text:p>0.4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943" calcext:value-type="float">
            <text:p>0.943</text:p>
          </table:table-cell>
          <table:table-cell office:value-type="float" office:value="0.4341" calcext:value-type="float">
            <text:p>0.4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943" calcext:value-type="float">
            <text:p>0.943</text:p>
          </table:table-cell>
          <table:table-cell office:value-type="float" office:value="0.4341" calcext:value-type="float">
            <text:p>0.4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96" calcext:value-type="float">
            <text:p>0.2896</text:p>
          </table:table-cell>
          <table:table-cell office:value-type="float" office:value="0.943" calcext:value-type="float">
            <text:p>0.943</text:p>
          </table:table-cell>
          <table:table-cell office:value-type="float" office:value="0.4345" calcext:value-type="float">
            <text:p>0.43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9403" calcext:value-type="float">
            <text:p>0.9403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74" calcext:value-type="float">
            <text:p>0.2874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4296" calcext:value-type="float">
            <text:p>0.4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6" calcext:value-type="float">
            <text:p>0.286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4259" calcext:value-type="float">
            <text:p>0.42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865" calcext:value-type="float">
            <text:p>0.2865</text:p>
          </table:table-cell>
          <table:table-cell office:value-type="float" office:value="0.882" calcext:value-type="float">
            <text:p>0.882</text:p>
          </table:table-cell>
          <table:table-cell office:value-type="float" office:value="0.4195" calcext:value-type="float">
            <text:p>0.4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7997" calcext:value-type="float">
            <text:p>0.7997</text:p>
          </table:table-cell>
          <table:table-cell office:value-type="float" office:value="0.3796" calcext:value-type="float">
            <text:p>0.37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3621" calcext:value-type="float">
            <text:p>0.36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1" calcext:value-type="float">
            <text:p>0.231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1989" calcext:value-type="float">
            <text:p>0.1989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2861" calcext:value-type="float">
            <text:p>0.2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2584" calcext:value-type="float">
            <text:p>0.2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2195" calcext:value-type="float">
            <text:p>0.21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271" calcext:value-type="float">
            <text:p>0.1271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735" calcext:value-type="float">
            <text:p>0.17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42" calcext:value-type="float">
            <text:p>0.1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396" calcext:value-type="float">
            <text:p>0.0396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719" calcext:value-type="float">
            <text:p>0.37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9523" calcext:value-type="float">
            <text:p>0.9523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5" calcext:value-type="float">
            <text:p>0.235</text:p>
          </table:table-cell>
          <table:table-cell office:value-type="float" office:value="0.939" calcext:value-type="float">
            <text:p>0.93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72" calcext:value-type="float">
            <text:p>0.2372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402" calcext:value-type="float">
            <text:p>0.2402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9" calcext:value-type="float">
            <text:p>0.36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03" calcext:value-type="float">
            <text:p>0.8103</text:p>
          </table:table-cell>
          <table:table-cell office:value-type="float" office:value="0.3328" calcext:value-type="float">
            <text:p>0.33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3184" calcext:value-type="float">
            <text:p>0.3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5345" calcext:value-type="float">
            <text:p>0.5345</text:p>
          </table:table-cell>
          <table:table-cell office:value-type="float" office:value="0.228" calcext:value-type="float">
            <text:p>0.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439" calcext:value-type="float">
            <text:p>0.439</text:p>
          </table:table-cell>
          <table:table-cell office:value-type="float" office:value="0.1972" calcext:value-type="float">
            <text:p>0.19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721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602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261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83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83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</table:table>
      <table:table table:name="optimize_tfidf_split5_level2" table:style-name="ta1">
        <table:table-source xlink:type="simple" xlink:href="../optimize_tfidf_split5_level2.out" table:table-name="optimize_tfidf_split5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501" calcext:value-type="float">
            <text:p>0.4501</text:p>
          </table:table-cell>
          <table:table-cell office:value-type="float" office:value="0.3696" calcext:value-type="float">
            <text:p>0.3696</text:p>
          </table:table-cell>
          <table:table-cell office:value-type="float" office:value="0.3964" calcext:value-type="float">
            <text:p>0.39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3947" calcext:value-type="float">
            <text:p>0.39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3606" calcext:value-type="float">
            <text:p>0.3606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3777" calcext:value-type="float">
            <text:p>0.37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235" calcext:value-type="float">
            <text:p>0.3235</text:p>
          </table:table-cell>
          <table:table-cell office:value-type="float" office:value="0.3478" calcext:value-type="float">
            <text:p>0.3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3325" calcext:value-type="float">
            <text:p>0.3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2813" calcext:value-type="float">
            <text:p>0.2813</text:p>
          </table:table-cell>
          <table:table-cell office:value-type="float" office:value="0.3035" calcext:value-type="float">
            <text:p>0.30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312" calcext:value-type="float">
            <text:p>0.312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2302" calcext:value-type="float">
            <text:p>0.2302</text:p>
          </table:table-cell>
          <table:table-cell office:value-type="float" office:value="0.2481" calcext:value-type="float">
            <text:p>0.24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123" calcext:value-type="float">
            <text:p>0.2123</text:p>
          </table:table-cell>
          <table:table-cell office:value-type="float" office:value="0.2276" calcext:value-type="float">
            <text:p>0.2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179" calcext:value-type="float">
            <text:p>0.179</text:p>
          </table:table-cell>
          <table:table-cell office:value-type="float" office:value="0.191" calcext:value-type="float">
            <text:p>0.1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1262" calcext:value-type="float">
            <text:p>0.1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5239" calcext:value-type="float">
            <text:p>0.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5239" calcext:value-type="float">
            <text:p>0.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5239" calcext:value-type="float">
            <text:p>0.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5239" calcext:value-type="float">
            <text:p>0.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5239" calcext:value-type="float">
            <text:p>0.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5239" calcext:value-type="float">
            <text:p>0.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5226" calcext:value-type="float">
            <text:p>0.5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5175" calcext:value-type="float">
            <text:p>0.51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5124" calcext:value-type="float">
            <text:p>0.5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5004" calcext:value-type="float">
            <text:p>0.5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624" calcext:value-type="float">
            <text:p>0.62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4463" calcext:value-type="float">
            <text:p>0.4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4126" calcext:value-type="float">
            <text:p>0.4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3683" calcext:value-type="float">
            <text:p>0.3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3303" calcext:value-type="float">
            <text:p>0.3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3747" calcext:value-type="float">
            <text:p>0.3747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268" calcext:value-type="float">
            <text:p>0.2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431" calcext:value-type="float">
            <text:p>0.0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4806" calcext:value-type="float">
            <text:p>0.4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61" calcext:value-type="float">
            <text:p>0.3461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4806" calcext:value-type="float">
            <text:p>0.48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53" calcext:value-type="float">
            <text:p>0.3453</text:p>
          </table:table-cell>
          <table:table-cell office:value-type="float" office:value="0.8427" calcext:value-type="float">
            <text:p>0.8427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36" calcext:value-type="float">
            <text:p>0.3436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4765" calcext:value-type="float">
            <text:p>0.47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4735" calcext:value-type="float">
            <text:p>0.47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376" calcext:value-type="float">
            <text:p>0.3376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4675" calcext:value-type="float">
            <text:p>0.4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4586" calcext:value-type="float">
            <text:p>0.4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103" calcext:value-type="float">
            <text:p>0.3103</text:p>
          </table:table-cell>
          <table:table-cell office:value-type="float" office:value="0.734" calcext:value-type="float">
            <text:p>0.734</text:p>
          </table:table-cell>
          <table:table-cell office:value-type="float" office:value="0.4241" calcext:value-type="float">
            <text:p>0.42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4051" calcext:value-type="float">
            <text:p>0.40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5512" calcext:value-type="float">
            <text:p>0.5512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153" calcext:value-type="float">
            <text:p>0.2153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2913" calcext:value-type="float">
            <text:p>0.2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4207" calcext:value-type="float">
            <text:p>0.4207</text:p>
          </table:table-cell>
          <table:table-cell office:value-type="float" office:value="0.2509" calcext:value-type="float">
            <text:p>0.25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1982" calcext:value-type="float">
            <text:p>0.1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1372" calcext:value-type="float">
            <text:p>0.1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401" calcext:value-type="float">
            <text:p>0.0401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3" calcext:value-type="float">
            <text:p>0.04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4387" calcext:value-type="float">
            <text:p>0.43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4387" calcext:value-type="float">
            <text:p>0.43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9476" calcext:value-type="float">
            <text:p>0.9476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07" calcext:value-type="float">
            <text:p>0.2907</text:p>
          </table:table-cell>
          <table:table-cell office:value-type="float" office:value="0.9425" calcext:value-type="float">
            <text:p>0.9425</text:p>
          </table:table-cell>
          <table:table-cell office:value-type="float" office:value="0.4353" calcext:value-type="float">
            <text:p>0.4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4323" calcext:value-type="float">
            <text:p>0.4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64" calcext:value-type="float">
            <text:p>0.2864</text:p>
          </table:table-cell>
          <table:table-cell office:value-type="float" office:value="0.9194" calcext:value-type="float">
            <text:p>0.9194</text:p>
          </table:table-cell>
          <table:table-cell office:value-type="float" office:value="0.4275" calcext:value-type="float">
            <text:p>0.42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879" calcext:value-type="float">
            <text:p>0.2879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602" calcext:value-type="float">
            <text:p>0.2602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3824" calcext:value-type="float">
            <text:p>0.3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3637" calcext:value-type="float">
            <text:p>0.36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3344" calcext:value-type="float">
            <text:p>0.3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029" calcext:value-type="float">
            <text:p>0.2029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2937" calcext:value-type="float">
            <text:p>0.29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2582" calcext:value-type="float">
            <text:p>0.25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2189" calcext:value-type="float">
            <text:p>0.21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732" calcext:value-type="float">
            <text:p>0.17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032" calcext:value-type="float">
            <text:p>0.1032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231" calcext:value-type="float">
            <text:p>0.12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9591" calcext:value-type="float">
            <text:p>0.9591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954" calcext:value-type="float">
            <text:p>0.954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4" calcext:value-type="float">
            <text:p>0.954</text:p>
          </table:table-cell>
          <table:table-cell office:value-type="float" office:value="0.3702" calcext:value-type="float">
            <text:p>0.37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88" calcext:value-type="float">
            <text:p>0.9488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9386" calcext:value-type="float">
            <text:p>0.9386</text:p>
          </table:table-cell>
          <table:table-cell office:value-type="float" office:value="0.3674" calcext:value-type="float">
            <text:p>0.36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66" calcext:value-type="float">
            <text:p>0.2166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3317" calcext:value-type="float">
            <text:p>0.3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073" calcext:value-type="float">
            <text:p>0.2073</text:p>
          </table:table-cell>
          <table:table-cell office:value-type="float" office:value="0.7634" calcext:value-type="float">
            <text:p>0.7634</text:p>
          </table:table-cell>
          <table:table-cell office:value-type="float" office:value="0.3162" calcext:value-type="float">
            <text:p>0.3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2243" calcext:value-type="float">
            <text:p>0.22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4437" calcext:value-type="float">
            <text:p>0.4437</text:p>
          </table:table-cell>
          <table:table-cell office:value-type="float" office:value="0.1945" calcext:value-type="float">
            <text:p>0.1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141" calcext:value-type="float">
            <text:p>0.1141</text:p>
          </table:table-cell>
          <table:table-cell office:value-type="float" office:value="0.3389" calcext:value-type="float">
            <text:p>0.3389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2097" calcext:value-type="float">
            <text:p>0.2097</text:p>
          </table:table-cell>
          <table:table-cell office:value-type="float" office:value="0.1184" calcext:value-type="float">
            <text:p>0.11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41" calcext:value-type="float">
            <text:p>0.04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527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91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239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77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774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1" calcext:value-type="float">
            <text:p>391</text:p>
          </table:table-cell>
          <table:table-cell table:number-columns-repeated="3"/>
        </table:table-row>
      </table:table>
      <table:table table:name="optimize_tfidf_split6_level2" table:style-name="ta1">
        <table:table-source xlink:type="simple" xlink:href="../optimize_tfidf_split6_level2.out" table:table-name="optimize_tfidf_split6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3711" calcext:value-type="float">
            <text:p>0.3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3658" calcext:value-type="float">
            <text:p>0.36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158" calcext:value-type="float">
            <text:p>0.4158</text:p>
          </table:table-cell>
          <table:table-cell office:value-type="float" office:value="0.3303" calcext:value-type="float">
            <text:p>0.3303</text:p>
          </table:table-cell>
          <table:table-cell office:value-type="float" office:value="0.3588" calcext:value-type="float">
            <text:p>0.3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026" calcext:value-type="float">
            <text:p>0.4026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3465" calcext:value-type="float">
            <text:p>0.34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2987" calcext:value-type="float">
            <text:p>0.2987</text:p>
          </table:table-cell>
          <table:table-cell office:value-type="float" office:value="0.3254" calcext:value-type="float">
            <text:p>0.3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09" calcext:value-type="float">
            <text:p>0.3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2833" calcext:value-type="float">
            <text:p>0.2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2421" calcext:value-type="float">
            <text:p>0.2421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2368" calcext:value-type="float">
            <text:p>0.2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342" calcext:value-type="float">
            <text:p>0.2342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2009" calcext:value-type="float">
            <text:p>0.20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158" calcext:value-type="float">
            <text:p>0.1158</text:p>
          </table:table-cell>
          <table:table-cell office:value-type="float" office:value="0.1281" calcext:value-type="float">
            <text:p>0.1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456" calcext:value-type="float">
            <text:p>0.0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5101" calcext:value-type="float">
            <text:p>0.5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5101" calcext:value-type="float">
            <text:p>0.5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5101" calcext:value-type="float">
            <text:p>0.5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5101" calcext:value-type="float">
            <text:p>0.5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5101" calcext:value-type="float">
            <text:p>0.5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5101" calcext:value-type="float">
            <text:p>0.5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5088" calcext:value-type="float">
            <text:p>0.5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158" calcext:value-type="float">
            <text:p>0.4158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5044" calcext:value-type="float">
            <text:p>0.5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6763" calcext:value-type="float">
            <text:p>0.6763</text:p>
          </table:table-cell>
          <table:table-cell office:value-type="float" office:value="0.4991" calcext:value-type="float">
            <text:p>0.4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65" calcext:value-type="float">
            <text:p>0.65</text:p>
          </table:table-cell>
          <table:table-cell office:value-type="float" office:value="0.4825" calcext:value-type="float">
            <text:p>0.48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4601" calcext:value-type="float">
            <text:p>0.4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4272" calcext:value-type="float">
            <text:p>0.4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3952" calcext:value-type="float">
            <text:p>0.3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4763" calcext:value-type="float">
            <text:p>0.4763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4197" calcext:value-type="float">
            <text:p>0.4197</text:p>
          </table:table-cell>
          <table:table-cell office:value-type="float" office:value="0.3193" calcext:value-type="float">
            <text:p>0.3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2794" calcext:value-type="float">
            <text:p>0.2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2829" calcext:value-type="float">
            <text:p>0.2829</text:p>
          </table:table-cell>
          <table:table-cell office:value-type="float" office:value="0.2193" calcext:value-type="float">
            <text:p>0.21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842" calcext:value-type="float">
            <text:p>0.1842</text:p>
          </table:table-cell>
          <table:table-cell office:value-type="float" office:value="0.1474" calcext:value-type="float">
            <text:p>0.1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0592" calcext:value-type="float">
            <text:p>0.0592</text:p>
          </table:table-cell>
          <table:table-cell office:value-type="float" office:value="0.0518" calcext:value-type="float">
            <text:p>0.0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4895" calcext:value-type="float">
            <text:p>0.4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26" calcext:value-type="float">
            <text:p>0.3526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4895" calcext:value-type="float">
            <text:p>0.48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4882" calcext:value-type="float">
            <text:p>0.4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4882" calcext:value-type="float">
            <text:p>0.4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4882" calcext:value-type="float">
            <text:p>0.4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8579" calcext:value-type="float">
            <text:p>0.8579</text:p>
          </table:table-cell>
          <table:table-cell office:value-type="float" office:value="0.4882" calcext:value-type="float">
            <text:p>0.4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4852" calcext:value-type="float">
            <text:p>0.4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4826" calcext:value-type="float">
            <text:p>0.4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4778" calcext:value-type="float">
            <text:p>0.4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8053" calcext:value-type="float">
            <text:p>0.805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4411" calcext:value-type="float">
            <text:p>0.4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991" calcext:value-type="float">
            <text:p>0.2991</text:p>
          </table:table-cell>
          <table:table-cell office:value-type="float" office:value="0.7079" calcext:value-type="float">
            <text:p>0.7079</text:p>
          </table:table-cell>
          <table:table-cell office:value-type="float" office:value="0.4096" calcext:value-type="float">
            <text:p>0.40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68" calcext:value-type="float">
            <text:p>0.2768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3742" calcext:value-type="float">
            <text:p>0.37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5632" calcext:value-type="float">
            <text:p>0.5632</text:p>
          </table:table-cell>
          <table:table-cell office:value-type="float" office:value="0.3351" calcext:value-type="float">
            <text:p>0.33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947" calcext:value-type="float">
            <text:p>0.4947</text:p>
          </table:table-cell>
          <table:table-cell office:value-type="float" office:value="0.2937" calcext:value-type="float">
            <text:p>0.29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4263" calcext:value-type="float">
            <text:p>0.4263</text:p>
          </table:table-cell>
          <table:table-cell office:value-type="float" office:value="0.2551" calcext:value-type="float">
            <text:p>0.2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2008" calcext:value-type="float">
            <text:p>0.2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14" calcext:value-type="float">
            <text:p>0.114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1375" calcext:value-type="float">
            <text:p>0.13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9474" calcext:value-type="float">
            <text:p>0.9474</text:p>
          </table:table-cell>
          <table:table-cell office:value-type="float" office:value="0.4358" calcext:value-type="float">
            <text:p>0.4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9474" calcext:value-type="float">
            <text:p>0.9474</text:p>
          </table:table-cell>
          <table:table-cell office:value-type="float" office:value="0.4358" calcext:value-type="float">
            <text:p>0.4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9421" calcext:value-type="float">
            <text:p>0.9421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82" calcext:value-type="float">
            <text:p>0.2882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4322" calcext:value-type="float">
            <text:p>0.43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4291" calcext:value-type="float">
            <text:p>0.42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4249" calcext:value-type="float">
            <text:p>0.4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4131" calcext:value-type="float">
            <text:p>0.4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3889" calcext:value-type="float">
            <text:p>0.3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3612" calcext:value-type="float">
            <text:p>0.3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292" calcext:value-type="float">
            <text:p>0.2292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2969" calcext:value-type="float">
            <text:p>0.29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2583" calcext:value-type="float">
            <text:p>0.2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2213" calcext:value-type="float">
            <text:p>0.2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1758" calcext:value-type="float">
            <text:p>0.1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73" calcext:value-type="float">
            <text:p>0.1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9553" calcext:value-type="float">
            <text:p>0.9553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37" calcext:value-type="float">
            <text:p>0.2337</text:p>
          </table:table-cell>
          <table:table-cell office:value-type="float" office:value="0.95" calcext:value-type="float">
            <text:p>0.95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5" calcext:value-type="float">
            <text:p>0.95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9447" calcext:value-type="float">
            <text:p>0.9447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32" calcext:value-type="float">
            <text:p>0.2332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656" calcext:value-type="float">
            <text:p>0.3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3584" calcext:value-type="float">
            <text:p>0.3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3164" calcext:value-type="float">
            <text:p>0.31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908" calcext:value-type="float">
            <text:p>0.6908</text:p>
          </table:table-cell>
          <table:table-cell office:value-type="float" office:value="0.2928" calcext:value-type="float">
            <text:p>0.29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2272" calcext:value-type="float">
            <text:p>0.22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208" calcext:value-type="float">
            <text:p>0.120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1631" calcext:value-type="float">
            <text:p>0.16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1246" calcext:value-type="float">
            <text:p>0.12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454" calcext:value-type="float">
            <text:p>0.0454</text:p>
          </table:table-cell>
          <table:table-cell office:value-type="float" office:value="0.0658" calcext:value-type="float">
            <text:p>0.0658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342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5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101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69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69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</table:table>
      <table:table table:name="optimize_tfidf_split7_level2" table:style-name="ta1">
        <table:table-source xlink:type="simple" xlink:href="../optimize_tfidf_split7_level2.out" table:table-name="optimize_tfidf_split7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66" calcext:value-type="float">
            <text:p>0.4566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005" calcext:value-type="float">
            <text:p>0.4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566" calcext:value-type="float">
            <text:p>0.4566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005" calcext:value-type="float">
            <text:p>0.4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398" calcext:value-type="float">
            <text:p>0.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963" calcext:value-type="float">
            <text:p>0.3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3912" calcext:value-type="float">
            <text:p>0.39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337" calcext:value-type="float">
            <text:p>0.4337</text:p>
          </table:table-cell>
          <table:table-cell office:value-type="float" office:value="0.352" calcext:value-type="float">
            <text:p>0.352</text:p>
          </table:table-cell>
          <table:table-cell office:value-type="float" office:value="0.3793" calcext:value-type="float">
            <text:p>0.37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495" calcext:value-type="float">
            <text:p>0.3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2781" calcext:value-type="float">
            <text:p>0.2781</text:p>
          </table:table-cell>
          <table:table-cell office:value-type="float" office:value="0.3019" calcext:value-type="float">
            <text:p>0.3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25" calcext:value-type="float">
            <text:p>0.25</text:p>
          </table:table-cell>
          <table:table-cell office:value-type="float" office:value="0.2721" calcext:value-type="float">
            <text:p>0.27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2296" calcext:value-type="float">
            <text:p>0.2296</text:p>
          </table:table-cell>
          <table:table-cell office:value-type="float" office:value="0.2491" calcext:value-type="float">
            <text:p>0.24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313" calcext:value-type="float">
            <text:p>0.2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88" calcext:value-type="float">
            <text:p>0.1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06" calcext:value-type="float">
            <text:p>0.0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26" calcext:value-type="float">
            <text:p>0.4426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5391" calcext:value-type="float">
            <text:p>0.5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26" calcext:value-type="float">
            <text:p>0.4426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5391" calcext:value-type="float">
            <text:p>0.53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5374" calcext:value-type="float">
            <text:p>0.5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5374" calcext:value-type="float">
            <text:p>0.5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5374" calcext:value-type="float">
            <text:p>0.5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5374" calcext:value-type="float">
            <text:p>0.5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413" calcext:value-type="float">
            <text:p>0.4413</text:p>
          </table:table-cell>
          <table:table-cell office:value-type="float" office:value="0.7296" calcext:value-type="float">
            <text:p>0.7296</text:p>
          </table:table-cell>
          <table:table-cell office:value-type="float" office:value="0.5374" calcext:value-type="float">
            <text:p>0.53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5332" calcext:value-type="float">
            <text:p>0.5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349" calcext:value-type="float">
            <text:p>0.4349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5289" calcext:value-type="float">
            <text:p>0.5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5123" calcext:value-type="float">
            <text:p>0.51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4821" calcext:value-type="float">
            <text:p>0.4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508" calcext:value-type="float">
            <text:p>0.3508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4179" calcext:value-type="float">
            <text:p>0.41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4401" calcext:value-type="float">
            <text:p>0.4401</text:p>
          </table:table-cell>
          <table:table-cell office:value-type="float" office:value="0.3338" calcext:value-type="float">
            <text:p>0.33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2934" calcext:value-type="float">
            <text:p>0.2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926" calcext:value-type="float">
            <text:p>0.192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245" calcext:value-type="float">
            <text:p>0.2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1433" calcext:value-type="float">
            <text:p>0.14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472" calcext:value-type="float">
            <text:p>0.0472</text:p>
          </table:table-cell>
          <table:table-cell office:value-type="float" office:value="0.0404" calcext:value-type="float">
            <text:p>0.0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4934" calcext:value-type="float">
            <text:p>0.4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8712" calcext:value-type="float">
            <text:p>0.8712</text:p>
          </table:table-cell>
          <table:table-cell office:value-type="float" office:value="0.4934" calcext:value-type="float">
            <text:p>0.4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4921" calcext:value-type="float">
            <text:p>0.4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4921" calcext:value-type="float">
            <text:p>0.4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4921" calcext:value-type="float">
            <text:p>0.4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4921" calcext:value-type="float">
            <text:p>0.4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37" calcext:value-type="float">
            <text:p>0.3537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4913" calcext:value-type="float">
            <text:p>0.4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2" calcext:value-type="float">
            <text:p>0.352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4875" calcext:value-type="float">
            <text:p>0.4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4841" calcext:value-type="float">
            <text:p>0.4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4692" calcext:value-type="float">
            <text:p>0.4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4355" calcext:value-type="float">
            <text:p>0.4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07" calcext:value-type="float">
            <text:p>0.307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4173" calcext:value-type="float">
            <text:p>0.41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3278" calcext:value-type="float">
            <text:p>0.3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2914" calcext:value-type="float">
            <text:p>0.2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2545" calcext:value-type="float">
            <text:p>0.2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01" calcext:value-type="float">
            <text:p>0.1501</text:p>
          </table:table-cell>
          <table:table-cell office:value-type="float" office:value="0.3278" calcext:value-type="float">
            <text:p>0.3278</text:p>
          </table:table-cell>
          <table:table-cell office:value-type="float" office:value="0.1959" calcext:value-type="float">
            <text:p>0.19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2003" calcext:value-type="float">
            <text:p>0.2003</text:p>
          </table:table-cell>
          <table:table-cell office:value-type="float" office:value="0.1307" calcext:value-type="float">
            <text:p>0.13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21" calcext:value-type="float">
            <text:p>0.0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9528" calcext:value-type="float">
            <text:p>0.9528</text:p>
          </table:table-cell>
          <table:table-cell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4338" calcext:value-type="float">
            <text:p>0.4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4338" calcext:value-type="float">
            <text:p>0.4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4338" calcext:value-type="float">
            <text:p>0.4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9477" calcext:value-type="float">
            <text:p>0.9477</text:p>
          </table:table-cell>
          <table:table-cell office:value-type="float" office:value="0.4338" calcext:value-type="float">
            <text:p>0.4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9452" calcext:value-type="float">
            <text:p>0.9452</text:p>
          </table:table-cell>
          <table:table-cell office:value-type="float" office:value="0.4342" calcext:value-type="float">
            <text:p>0.4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9349" calcext:value-type="float">
            <text:p>0.9349</text:p>
          </table:table-cell>
          <table:table-cell office:value-type="float" office:value="0.4314" calcext:value-type="float">
            <text:p>0.43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78" calcext:value-type="float">
            <text:p>0.2878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4304" calcext:value-type="float">
            <text:p>0.4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8202" calcext:value-type="float">
            <text:p>0.8202</text:p>
          </table:table-cell>
          <table:table-cell office:value-type="float" office:value="0.3849" calcext:value-type="float">
            <text:p>0.38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7666" calcext:value-type="float">
            <text:p>0.7666</text:p>
          </table:table-cell>
          <table:table-cell office:value-type="float" office:value="0.3675" calcext:value-type="float">
            <text:p>0.36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298" calcext:value-type="float">
            <text:p>0.2298</text:p>
          </table:table-cell>
          <table:table-cell office:value-type="float" office:value="0.6888" calcext:value-type="float">
            <text:p>0.6888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559" calcext:value-type="float">
            <text:p>0.25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233" calcext:value-type="float">
            <text:p>0.1233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68" calcext:value-type="float">
            <text:p>0.1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9566" calcext:value-type="float">
            <text:p>0.9566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4" calcext:value-type="float">
            <text:p>0.36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18" calcext:value-type="float">
            <text:p>0.2318</text:p>
          </table:table-cell>
          <table:table-cell office:value-type="float" office:value="0.9515" calcext:value-type="float">
            <text:p>0.9515</text:p>
          </table:table-cell>
          <table:table-cell office:value-type="float" office:value="0.3665" calcext:value-type="float">
            <text:p>0.36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49" calcext:value-type="float">
            <text:p>0.949</text:p>
          </table:table-cell>
          <table:table-cell office:value-type="float" office:value="0.3678" calcext:value-type="float">
            <text:p>0.36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7" calcext:value-type="float">
            <text:p>0.2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3203" calcext:value-type="float">
            <text:p>0.32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2908" calcext:value-type="float">
            <text:p>0.29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602" calcext:value-type="float">
            <text:p>0.602</text:p>
          </table:table-cell>
          <table:table-cell office:value-type="float" office:value="0.2521" calcext:value-type="float">
            <text:p>0.25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1533" calcext:value-type="float">
            <text:p>0.1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1136" calcext:value-type="float">
            <text:p>0.1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415" calcext:value-type="float">
            <text:p>0.04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566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6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391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83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836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</table:table>
      <table:table table:name="optimize_tfidf_split8_level2" table:style-name="ta1">
        <table:table-source xlink:type="simple" xlink:href="../optimize_tfidf_split8_level2.out" table:table-name="optimize_tfidf_split8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745" calcext:value-type="float">
            <text:p>0.3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745" calcext:value-type="float">
            <text:p>0.3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745" calcext:value-type="float">
            <text:p>0.3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745" calcext:value-type="float">
            <text:p>0.3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745" calcext:value-type="float">
            <text:p>0.3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745" calcext:value-type="float">
            <text:p>0.3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257" calcext:value-type="float">
            <text:p>0.4257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711" calcext:value-type="float">
            <text:p>0.37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3636" calcext:value-type="float">
            <text:p>0.36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3543" calcext:value-type="float">
            <text:p>0.3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3249" calcext:value-type="float">
            <text:p>0.3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577" calcext:value-type="float">
            <text:p>0.3577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3098" calcext:value-type="float">
            <text:p>0.30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224" calcext:value-type="float">
            <text:p>0.3224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2771" calcext:value-type="float">
            <text:p>0.27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2972" calcext:value-type="float">
            <text:p>0.2972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2536" calcext:value-type="float">
            <text:p>0.2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2309" calcext:value-type="float">
            <text:p>0.2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194" calcext:value-type="float">
            <text:p>0.194</text:p>
          </table:table-cell>
          <table:table-cell office:value-type="float" office:value="0.2107" calcext:value-type="float">
            <text:p>0.2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94" calcext:value-type="float">
            <text:p>0.194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696" calcext:value-type="float">
            <text:p>0.1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1117" calcext:value-type="float">
            <text:p>0.11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302" calcext:value-type="float">
            <text:p>0.030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395" calcext:value-type="float">
            <text:p>0.4395</text:p>
          </table:table-cell>
          <table:table-cell office:value-type="float" office:value="0.7166" calcext:value-type="float">
            <text:p>0.7166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7" calcext:value-type="float">
            <text:p>0.437</text:p>
          </table:table-cell>
          <table:table-cell office:value-type="float" office:value="0.7141" calcext:value-type="float">
            <text:p>0.7141</text:p>
          </table:table-cell>
          <table:table-cell office:value-type="float" office:value="0.5294" calcext:value-type="float">
            <text:p>0.5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526" calcext:value-type="float">
            <text:p>0.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5092" calcext:value-type="float">
            <text:p>0.5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929" calcext:value-type="float">
            <text:p>0.3929</text:p>
          </table:table-cell>
          <table:table-cell office:value-type="float" office:value="0.6322" calcext:value-type="float">
            <text:p>0.6322</text:p>
          </table:table-cell>
          <table:table-cell office:value-type="float" office:value="0.4719" calcext:value-type="float">
            <text:p>0.47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741" calcext:value-type="float">
            <text:p>0.3741</text:p>
          </table:table-cell>
          <table:table-cell office:value-type="float" office:value="0.5995" calcext:value-type="float">
            <text:p>0.5995</text:p>
          </table:table-cell>
          <table:table-cell office:value-type="float" office:value="0.4488" calcext:value-type="float">
            <text:p>0.4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5416" calcext:value-type="float">
            <text:p>0.5416</text:p>
          </table:table-cell>
          <table:table-cell office:value-type="float" office:value="0.4106" calcext:value-type="float">
            <text:p>0.41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3703" calcext:value-type="float">
            <text:p>0.3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796" calcext:value-type="float">
            <text:p>0.2796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3304" calcext:value-type="float">
            <text:p>0.3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3766" calcext:value-type="float">
            <text:p>0.3766</text:p>
          </table:table-cell>
          <table:table-cell office:value-type="float" office:value="0.2901" calcext:value-type="float">
            <text:p>0.2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902" calcext:value-type="float">
            <text:p>0.1902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2196" calcext:value-type="float">
            <text:p>0.2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1398" calcext:value-type="float">
            <text:p>0.1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66" calcext:value-type="float">
            <text:p>0.0466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4831" calcext:value-type="float">
            <text:p>0.4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484" calcext:value-type="float">
            <text:p>0.3484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4831" calcext:value-type="float">
            <text:p>0.4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4819" calcext:value-type="float">
            <text:p>0.4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4819" calcext:value-type="float">
            <text:p>0.4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4819" calcext:value-type="float">
            <text:p>0.4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8451" calcext:value-type="float">
            <text:p>0.8451</text:p>
          </table:table-cell>
          <table:table-cell office:value-type="float" office:value="0.4819" calcext:value-type="float">
            <text:p>0.4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459" calcext:value-type="float">
            <text:p>0.3459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4791" calcext:value-type="float">
            <text:p>0.4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835" calcext:value-type="float">
            <text:p>0.835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09" calcext:value-type="float">
            <text:p>0.3409</text:p>
          </table:table-cell>
          <table:table-cell office:value-type="float" office:value="0.8249" calcext:value-type="float">
            <text:p>0.8249</text:p>
          </table:table-cell>
          <table:table-cell office:value-type="float" office:value="0.4715" calcext:value-type="float">
            <text:p>0.47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384" calcext:value-type="float">
            <text:p>0.3384</text:p>
          </table:table-cell>
          <table:table-cell office:value-type="float" office:value="0.796" calcext:value-type="float">
            <text:p>0.796</text:p>
          </table:table-cell>
          <table:table-cell office:value-type="float" office:value="0.4615" calcext:value-type="float">
            <text:p>0.46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7355" calcext:value-type="float">
            <text:p>0.7355</text:p>
          </table:table-cell>
          <table:table-cell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6965" calcext:value-type="float">
            <text:p>0.6965</text:p>
          </table:table-cell>
          <table:table-cell office:value-type="float" office:value="0.4055" calcext:value-type="float">
            <text:p>0.4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708" calcext:value-type="float">
            <text:p>0.2708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3661" calcext:value-type="float">
            <text:p>0.36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443" calcext:value-type="float">
            <text:p>0.2443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4861" calcext:value-type="float">
            <text:p>0.4861</text:p>
          </table:table-cell>
          <table:table-cell office:value-type="float" office:value="0.2893" calcext:value-type="float">
            <text:p>0.2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2563" calcext:value-type="float">
            <text:p>0.25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1947" calcext:value-type="float">
            <text:p>0.1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1298" calcext:value-type="float">
            <text:p>0.12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4418" calcext:value-type="float">
            <text:p>0.4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47" calcext:value-type="float">
            <text:p>0.2947</text:p>
          </table:table-cell>
          <table:table-cell office:value-type="float" office:value="0.9559" calcext:value-type="float">
            <text:p>0.9559</text:p>
          </table:table-cell>
          <table:table-cell office:value-type="float" office:value="0.4418" calcext:value-type="float">
            <text:p>0.4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35" calcext:value-type="float">
            <text:p>0.2935</text:p>
          </table:table-cell>
          <table:table-cell office:value-type="float" office:value="0.9509" calcext:value-type="float">
            <text:p>0.9509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3" calcext:value-type="float">
            <text:p>0.293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4382" calcext:value-type="float">
            <text:p>0.4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22" calcext:value-type="float">
            <text:p>0.2922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4363" calcext:value-type="float">
            <text:p>0.4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4321" calcext:value-type="float">
            <text:p>0.4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905" calcext:value-type="float">
            <text:p>0.290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4249" calcext:value-type="float">
            <text:p>0.4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3839" calcext:value-type="float">
            <text:p>0.3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3672" calcext:value-type="float">
            <text:p>0.3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6033" calcext:value-type="float">
            <text:p>0.6033</text:p>
          </table:table-cell>
          <table:table-cell office:value-type="float" office:value="0.2977" calcext:value-type="float">
            <text:p>0.29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2599" calcext:value-type="float">
            <text:p>0.25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267" calcext:value-type="float">
            <text:p>0.2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709" calcext:value-type="float">
            <text:p>0.17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0963" calcext:value-type="float">
            <text:p>0.096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74" calcext:value-type="float">
            <text:p>0.11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3758" calcext:value-type="float">
            <text:p>0.37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622" calcext:value-type="float">
            <text:p>0.9622</text:p>
          </table:table-cell>
          <table:table-cell office:value-type="float" office:value="0.3744" calcext:value-type="float">
            <text:p>0.3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9572" calcext:value-type="float">
            <text:p>0.9572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77" calcext:value-type="float">
            <text:p>0.2377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937" calcext:value-type="float">
            <text:p>0.937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428" calcext:value-type="float">
            <text:p>0.2428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8224" calcext:value-type="float">
            <text:p>0.8224</text:p>
          </table:table-cell>
          <table:table-cell office:value-type="float" office:value="0.3349" calcext:value-type="float">
            <text:p>0.33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11" calcext:value-type="float">
            <text:p>0.211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3221" calcext:value-type="float">
            <text:p>0.32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5" calcext:value-type="float">
            <text:p>0.195</text:p>
          </table:table-cell>
          <table:table-cell office:value-type="float" office:value="0.6914" calcext:value-type="float">
            <text:p>0.6914</text:p>
          </table:table-cell>
          <table:table-cell office:value-type="float" office:value="0.2938" calcext:value-type="float">
            <text:p>0.29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76" calcext:value-type="float">
            <text:p>0.176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2619" calcext:value-type="float">
            <text:p>0.26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5378" calcext:value-type="float">
            <text:p>0.5378</text:p>
          </table:table-cell>
          <table:table-cell office:value-type="float" office:value="0.2261" calcext:value-type="float">
            <text:p>0.22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32" calcext:value-type="float">
            <text:p>0.1432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115" calcext:value-type="float">
            <text:p>0.1115</text:p>
          </table:table-cell>
          <table:table-cell office:value-type="float" office:value="0.3325" calcext:value-type="float">
            <text:p>0.3325</text:p>
          </table:table-cell>
          <table:table-cell office:value-type="float" office:value="0.1545" calcext:value-type="float">
            <text:p>0.1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2015" calcext:value-type="float">
            <text:p>0.2015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554" calcext:value-type="float">
            <text:p>0.0554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395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67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319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66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66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97" calcext:value-type="float">
            <text:p>397</text:p>
          </table:table-cell>
          <table:table-cell table:number-columns-repeated="3"/>
        </table:table-row>
      </table:table>
      <table:table table:name="optimize_tfidf_split9_level2" table:style-name="ta1">
        <table:table-source xlink:type="simple" xlink:href="../optimize_tfidf_split9_level2.out" table:table-name="optimize_tfidf_split9_level2" table:filter-name="Text - txt - csv (StarCalc)" table:filter-options="9,34,76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Thresh.</text:p>
          </table:table-cell>
          <table:table-cell office:value-type="string" calcext:value-type="string">
            <text:p>Prec.</text:p>
          </table:table-cell>
          <table:table-cell office:value-type="string" calcext:value-type="string">
            <text:p>Rec.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455" calcext:value-type="float">
            <text:p>0.455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55" calcext:value-type="float">
            <text:p>0.455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455" calcext:value-type="float">
            <text:p>0.455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55" calcext:value-type="float">
            <text:p>0.455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455" calcext:value-type="float">
            <text:p>0.455</text:p>
          </table:table-cell>
          <table:table-cell office:value-type="float" office:value="0.3638" calcext:value-type="float">
            <text:p>0.3638</text:p>
          </table:table-cell>
          <table:table-cell office:value-type="float" office:value="0.3942" calcext:value-type="float">
            <text:p>0.3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925" calcext:value-type="float">
            <text:p>0.3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925" calcext:value-type="float">
            <text:p>0.3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3847" calcext:value-type="float">
            <text:p>0.38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3496" calcext:value-type="float">
            <text:p>0.3496</text:p>
          </table:table-cell>
          <table:table-cell office:value-type="float" office:value="0.3796" calcext:value-type="float">
            <text:p>0.37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0.3907" calcext:value-type="float">
            <text:p>0.3907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3059" calcext:value-type="float">
            <text:p>0.3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802" calcext:value-type="float">
            <text:p>0.28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2571" calcext:value-type="float">
            <text:p>0.2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751" calcext:value-type="float">
            <text:p>0.2751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348" calcext:value-type="float">
            <text:p>0.2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262" calcext:value-type="float">
            <text:p>0.2262</text:p>
          </table:table-cell>
          <table:table-cell office:value-type="float" office:value="0.1774" calcext:value-type="float">
            <text:p>0.1774</text:p>
          </table:table-cell>
          <table:table-cell office:value-type="float" office:value="0.1937" calcext:value-type="float">
            <text:p>0.19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08" calcext:value-type="float">
            <text:p>0.10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386" calcext:value-type="float">
            <text:p>0.0386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0.4422" calcext:value-type="float">
            <text:p>0.442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5287" calcext:value-type="float">
            <text:p>0.5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6967" calcext:value-type="float">
            <text:p>0.6967</text:p>
          </table:table-cell>
          <table:table-cell office:value-type="float" office:value="0.5219" calcext:value-type="float">
            <text:p>0.52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5" calcext:value-type="float">
            <text:p>0.45</text:p>
          </table:table-cell>
          <table:table-cell office:value-type="float" office:value="0.4267" calcext:value-type="float">
            <text:p>0.4267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5077" calcext:value-type="float">
            <text:p>0.5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4786" calcext:value-type="float">
            <text:p>0.4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3817" calcext:value-type="float">
            <text:p>0.3817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4542" calcext:value-type="float">
            <text:p>0.45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4207" calcext:value-type="float">
            <text:p>0.4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5" calcext:value-type="float">
            <text:p>0.65</text:p>
          </table:table-cell>
          <table:table-cell office:value-type="float" office:value="0.3213" calcext:value-type="float">
            <text:p>0.3213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3757" calcext:value-type="float">
            <text:p>0.3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2892" calcext:value-type="float">
            <text:p>0.2892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3389" calcext:value-type="float">
            <text:p>0.3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2982" calcext:value-type="float">
            <text:p>0.2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2314" calcext:value-type="float">
            <text:p>0.2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1444" calcext:value-type="float">
            <text:p>0.1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8522" calcext:value-type="float">
            <text:p>0.8522</text:p>
          </table:table-cell>
          <table:table-cell office:value-type="float" office:value="0.4889" calcext:value-type="float">
            <text:p>0.4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53" calcext:value-type="float">
            <text:p>0.353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4877" calcext:value-type="float">
            <text:p>0.4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0.353" calcext:value-type="float">
            <text:p>0.353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4877" calcext:value-type="float">
            <text:p>0.4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353" calcext:value-type="float">
            <text:p>0.353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4877" calcext:value-type="float">
            <text:p>0.4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8496" calcext:value-type="float">
            <text:p>0.8496</text:p>
          </table:table-cell>
          <table:table-cell office:value-type="float" office:value="0.4877" calcext:value-type="float">
            <text:p>0.4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4847" calcext:value-type="float">
            <text:p>0.4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4856" calcext:value-type="float">
            <text:p>0.48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4796" calcext:value-type="float">
            <text:p>0.47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344" calcext:value-type="float">
            <text:p>0.344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4665" calcext:value-type="float">
            <text:p>0.4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3205" calcext:value-type="float">
            <text:p>0.3205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4353" calcext:value-type="float">
            <text:p>0.4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3042" calcext:value-type="float">
            <text:p>0.3042</text:p>
          </table:table-cell>
          <table:table-cell office:value-type="float" office:value="0.7057" calcext:value-type="float">
            <text:p>0.7057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2841" calcext:value-type="float">
            <text:p>0.284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office:value-type="float" office:value="0.2519" calcext:value-type="float">
            <text:p>0.2519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3362" calcext:value-type="float">
            <text:p>0.3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0.2232" calcext:value-type="float">
            <text:p>0.2232</text:p>
          </table:table-cell>
          <table:table-cell office:value-type="float" office:value="0.5013" calcext:value-type="float">
            <text:p>0.501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2001" calcext:value-type="float">
            <text:p>0.2001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2634" calcext:value-type="float">
            <text:p>0.2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9" calcext:value-type="float">
            <text:p>0.159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049" calcext:value-type="float">
            <text:p>0.2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1153" calcext:value-type="float">
            <text:p>0.1153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0.0441" calcext:value-type="float">
            <text:p>0.0441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2943" calcext:value-type="float">
            <text:p>0.2943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4389" calcext:value-type="float">
            <text:p>0.4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4389" calcext:value-type="float">
            <text:p>0.4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4389" calcext:value-type="float">
            <text:p>0.4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4389" calcext:value-type="float">
            <text:p>0.43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292" calcext:value-type="float">
            <text:p>0.292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0.295" calcext:value-type="float">
            <text:p>0.295</text:p>
          </table:table-cell>
          <table:table-cell office:value-type="float" office:value="0.9344" calcext:value-type="float">
            <text:p>0.9344</text:p>
          </table:table-cell>
          <table:table-cell office:value-type="float" office:value="0.4377" calcext:value-type="float">
            <text:p>0.4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2901" calcext:value-type="float">
            <text:p>0.2901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4318" calcext:value-type="float">
            <text:p>0.4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5" calcext:value-type="float">
            <text:p>0.45</text:p>
          </table:table-cell>
          <table:table-cell office:value-type="float" office:value="0.2886" calcext:value-type="float">
            <text:p>0.2886</text:p>
          </table:table-cell>
          <table:table-cell office:value-type="float" office:value="0.8805" calcext:value-type="float">
            <text:p>0.8805</text:p>
          </table:table-cell>
          <table:table-cell office:value-type="float" office:value="0.4211" calcext:value-type="float">
            <text:p>0.42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8111" calcext:value-type="float">
            <text:p>0.8111</text:p>
          </table:table-cell>
          <table:table-cell office:value-type="float" office:value="0.3872" calcext:value-type="float">
            <text:p>0.3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3672" calcext:value-type="float">
            <text:p>0.36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6928" calcext:value-type="float">
            <text:p>0.6928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608" calcext:value-type="float">
            <text:p>0.608</text:p>
          </table:table-cell>
          <table:table-cell office:value-type="float" office:value="0.2994" calcext:value-type="float">
            <text:p>0.2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631" calcext:value-type="float">
            <text:p>0.26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306" calcext:value-type="float">
            <text:p>0.23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1" calcext:value-type="float">
            <text:p>0.1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207" calcext:value-type="float">
            <text:p>0.12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9563" calcext:value-type="float">
            <text:p>0.9563</text:p>
          </table:table-cell>
          <table:table-cell office:value-type="float" office:value="0.3726" calcext:value-type="float">
            <text:p>0.37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" calcext:value-type="float">
            <text:p>0.15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2355" calcext:value-type="float">
            <text:p>0.2355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09" calcext:value-type="float">
            <text:p>0.37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.25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9512" calcext:value-type="float">
            <text:p>0.9512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" calcext:value-type="float">
            <text:p>0.3</text:p>
          </table:table-cell>
          <table:table-cell office:value-type="float" office:value="0.235" calcext:value-type="float">
            <text:p>0.235</text:p>
          </table:table-cell>
          <table:table-cell office:value-type="float" office:value="0.946" calcext:value-type="float">
            <text:p>0.946</text:p>
          </table:table-cell>
          <table:table-cell office:value-type="float" office:value="0.3699" calcext:value-type="float">
            <text:p>0.36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" calcext:value-type="float">
            <text:p>0.3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3717" calcext:value-type="float">
            <text:p>0.37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" calcext:value-type="float">
            <text:p>0.4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9254" calcext:value-type="float">
            <text:p>0.9254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2192" calcext:value-type="float">
            <text:p>0.2192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348" calcext:value-type="float">
            <text:p>0.3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3179" calcext:value-type="float">
            <text:p>0.31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" calcext:value-type="float">
            <text:p>0.6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2972" calcext:value-type="float">
            <text:p>0.29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2286" calcext:value-type="float">
            <text:p>0.2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2067" calcext:value-type="float">
            <text:p>0.20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3445" calcext:value-type="float">
            <text:p>0.3445</text:p>
          </table:table-cell>
          <table:table-cell office:value-type="float" office:value="0.1625" calcext:value-type="float">
            <text:p>0.1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604" calcext:value-type="float">
            <text:p>0.0604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" calcext:value-type="float">
            <text:p>0.9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st Precision (doc avg): 0.4550</text:p>
          </table:table-cell>
          <table:table-cell office:value-type="string" calcext:value-type="string">
            <text:p>Limit: 1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3"/>Recall (doc avg): 0.9563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/>F1 score (doc avg): 0.5321</text:p>
          </table:table-cell>
          <table:table-cell office:value-type="string" calcext:value-type="string">
            <text:p>Limit: 2</text:p>
          </table:table-cell>
          <table:table-cell office:value-type="string" calcext:value-type="string">
            <text:p>Threshold: 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3"/>NDCG@5: 0.780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<text:s text:c="12"/>NDCG@10: 0.7800</text:p>
          </table:table-cell>
          <table:table-cell office:value-type="string" calcext:value-type="string">
            <text:p>Limit: 15</text:p>
          </table:table-cell>
          <table:table-cell office:value-type="string" calcext:value-type="string">
            <text:p>Threshold: 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s evaluated:</text:p>
          </table:table-cell>
          <table:table-cell office:value-type="float" office:value="389" calcext:value-type="float">
            <text:p>38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mins.A1:mins.E30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2:21:48.186964734</meta:creation-date>
    <dc:date>2019-10-29T16:42:29.392473729</dc:date>
    <meta:editing-duration>PT1H40M29S</meta:editing-duration>
    <meta:editing-cycles>3</meta:editing-cycles>
    <meta:generator>LibreOffice/6.0.7.3$Linux_X86_64 LibreOffice_project/00m0$Build-3</meta:generator>
    <meta:document-statistic meta:table-count="11" meta:cell-count="16725" meta:object-count="0"/>
  </office:meta>
</office:document-meta>
</file>